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9.241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mp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ptures/contiguous-letters</text:p>
          </table:table-cell>
          <table:table-cell office:value-type="string" calcext:value-type="string">
            <text:p>9.0 MB/s (1.34x)</text:p>
          </table:table-cell>
          <table:table-cell office:value-type="string" calcext:value-type="string">
            <text:p>12.0 MB/s (1.00x)</text:p>
          </table:table-cell>
          <table:table-cell table:formula="of:=NUMBERVALUE(MID([.B1];SEARCH(&quot;(&quot;;[.B1]) + 1; 4); &quot;.&quot;)" office:value-type="float" office:value="1.34" calcext:value-type="float">
            <text:p>1.34</text:p>
          </table:table-cell>
          <table:table-cell table:formula="of:=NUMBERVALUE(MID([.C1];SEARCH(&quot;(&quot;;[.C1]) + 1; 4); &quot;.&quot;)" office:value-type="float" office:value="1" calcext:value-type="float">
            <text:p>1</text:p>
          </table:table-cell>
          <table:table-cell table:formula="of:=IF(ISERROR([.D1]);1;[.D1])" office:value-type="float" office:value="1.34" calcext:value-type="float">
            <text:p>1.34</text:p>
          </table:table-cell>
          <table:table-cell table:formula="of:=IF(ISERROR([.E1]);1;[.E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1-literal/sherlock-en</text:p>
          </table:table-cell>
          <table:table-cell office:value-type="string" calcext:value-type="string">
            <text:p>43.5 GB/s (1.01x)</text:p>
          </table:table-cell>
          <table:table-cell office:value-type="string" calcext:value-type="string">
            <text:p>43.8 GB/s (1.00x)</text:p>
          </table:table-cell>
          <table:table-cell table:formula="of:=NUMBERVALUE(MID([.B2];SEARCH(&quot;(&quot;;[.B2]) + 1; 4); &quot;.&quot;)" office:value-type="float" office:value="1.01" calcext:value-type="float">
            <text:p>1.01</text:p>
          </table:table-cell>
          <table:table-cell table:formula="of:=NUMBERVALUE(MID([.C2];SEARCH(&quot;(&quot;;[.C2]) + 1; 4); &quot;.&quot;)" office:value-type="float" office:value="1" calcext:value-type="float">
            <text:p>1</text:p>
          </table:table-cell>
          <table:table-cell table:formula="of:=IF(ISERROR([.D2]);1;[.D2])" office:value-type="float" office:value="1.01" calcext:value-type="float">
            <text:p>1.01</text:p>
          </table:table-cell>
          <table:table-cell table:formula="of:=IF(ISERROR([.E2]);1;[.E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1-literal/sherlock-casei-en</text:p>
          </table:table-cell>
          <table:table-cell office:value-type="string" calcext:value-type="string">
            <text:p>12.0 GB/s (1.00x)</text:p>
          </table:table-cell>
          <table:table-cell office:value-type="string" calcext:value-type="string">
            <text:p>11.1 GB/s (1.08x)</text:p>
          </table:table-cell>
          <table:table-cell table:formula="of:=NUMBERVALUE(MID([.B3];SEARCH(&quot;(&quot;;[.B3]) + 1; 4); &quot;.&quot;)" office:value-type="float" office:value="1" calcext:value-type="float">
            <text:p>1</text:p>
          </table:table-cell>
          <table:table-cell table:formula="of:=NUMBERVALUE(MID([.C3];SEARCH(&quot;(&quot;;[.C3]) + 1; 4); &quot;.&quot;)" office:value-type="float" office:value="1.08" calcext:value-type="float">
            <text:p>1.08</text:p>
          </table:table-cell>
          <table:table-cell table:formula="of:=IF(ISERROR([.D3]);1;[.D3])" office:value-type="float" office:value="1" calcext:value-type="float">
            <text:p>1</text:p>
          </table:table-cell>
          <table:table-cell table:formula="of:=IF(ISERROR([.E3]);1;[.E3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curated/01-literal/sherlock-ru</text:p>
          </table:table-cell>
          <table:table-cell office:value-type="string" calcext:value-type="string">
            <text:p>42.3 GB/s (1.00x)</text:p>
          </table:table-cell>
          <table:table-cell office:value-type="string" calcext:value-type="string">
            <text:p>30.6 GB/s (1.38x)</text:p>
          </table:table-cell>
          <table:table-cell table:formula="of:=NUMBERVALUE(MID([.B4];SEARCH(&quot;(&quot;;[.B4]) + 1; 4); &quot;.&quot;)" office:value-type="float" office:value="1" calcext:value-type="float">
            <text:p>1</text:p>
          </table:table-cell>
          <table:table-cell table:formula="of:=NUMBERVALUE(MID([.C4];SEARCH(&quot;(&quot;;[.C4]) + 1; 4); &quot;.&quot;)" office:value-type="float" office:value="1.38" calcext:value-type="float">
            <text:p>1.38</text:p>
          </table:table-cell>
          <table:table-cell table:formula="of:=IF(ISERROR([.D4]);1;[.D4])" office:value-type="float" office:value="1" calcext:value-type="float">
            <text:p>1</text:p>
          </table:table-cell>
          <table:table-cell table:formula="of:=IF(ISERROR([.E4]);1;[.E4])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curated/01-literal/sherlock-casei-ru</text:p>
          </table:table-cell>
          <table:table-cell office:value-type="string" calcext:value-type="string">
            <text:p>9.5 GB/s (1.01x)</text:p>
          </table:table-cell>
          <table:table-cell office:value-type="string" calcext:value-type="string">
            <text:p>9.6 GB/s (1.00x)</text:p>
          </table:table-cell>
          <table:table-cell table:formula="of:=NUMBERVALUE(MID([.B5];SEARCH(&quot;(&quot;;[.B5]) + 1; 4); &quot;.&quot;)" office:value-type="float" office:value="1.01" calcext:value-type="float">
            <text:p>1.01</text:p>
          </table:table-cell>
          <table:table-cell table:formula="of:=NUMBERVALUE(MID([.C5];SEARCH(&quot;(&quot;;[.C5]) + 1; 4); &quot;.&quot;)" office:value-type="float" office:value="1" calcext:value-type="float">
            <text:p>1</text:p>
          </table:table-cell>
          <table:table-cell table:formula="of:=IF(ISERROR([.D5]);1;[.D5])" office:value-type="float" office:value="1.01" calcext:value-type="float">
            <text:p>1.01</text:p>
          </table:table-cell>
          <table:table-cell table:formula="of:=IF(ISERROR([.E5]);1;[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1-literal/sherlock-zh</text:p>
          </table:table-cell>
          <table:table-cell office:value-type="string" calcext:value-type="string">
            <text:p>50.0 GB/s (1.00x)</text:p>
          </table:table-cell>
          <table:table-cell office:value-type="string" calcext:value-type="string">
            <text:p>50.1 GB/s (1.00x)</text:p>
          </table:table-cell>
          <table:table-cell table:formula="of:=NUMBERVALUE(MID([.B6];SEARCH(&quot;(&quot;;[.B6]) + 1; 4); &quot;.&quot;)" office:value-type="float" office:value="1" calcext:value-type="float">
            <text:p>1</text:p>
          </table:table-cell>
          <table:table-cell table:formula="of:=NUMBERVALUE(MID([.C6];SEARCH(&quot;(&quot;;[.C6]) + 1; 4); &quot;.&quot;)" office:value-type="float" office:value="1" calcext:value-type="float">
            <text:p>1</text:p>
          </table:table-cell>
          <table:table-cell table:formula="of:=IF(ISERROR([.D6]);1;[.D6])" office:value-type="float" office:value="1" calcext:value-type="float">
            <text:p>1</text:p>
          </table:table-cell>
          <table:table-cell table:formula="of:=IF(ISERROR([.E6]);1;[.E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2-literal-alternate/sherlock-en</text:p>
          </table:table-cell>
          <table:table-cell office:value-type="string" calcext:value-type="string">
            <text:p>13.4 GB/s (1.00x)</text:p>
          </table:table-cell>
          <table:table-cell office:value-type="string" calcext:value-type="string">
            <text:p>13.3 GB/s (1.01x)</text:p>
          </table:table-cell>
          <table:table-cell table:formula="of:=NUMBERVALUE(MID([.B7];SEARCH(&quot;(&quot;;[.B7]) + 1; 4); &quot;.&quot;)" office:value-type="float" office:value="1" calcext:value-type="float">
            <text:p>1</text:p>
          </table:table-cell>
          <table:table-cell table:formula="of:=NUMBERVALUE(MID([.C7];SEARCH(&quot;(&quot;;[.C7]) + 1; 4); &quot;.&quot;)" office:value-type="float" office:value="1.01" calcext:value-type="float">
            <text:p>1.01</text:p>
          </table:table-cell>
          <table:table-cell table:formula="of:=IF(ISERROR([.D7]);1;[.D7])" office:value-type="float" office:value="1" calcext:value-type="float">
            <text:p>1</text:p>
          </table:table-cell>
          <table:table-cell table:formula="of:=IF(ISERROR([.E7]);1;[.E7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2-literal-alternate/sherlock-casei-en</text:p>
          </table:table-cell>
          <table:table-cell office:value-type="string" calcext:value-type="string">
            <text:p>3.3 GB/s (1.00x)</text:p>
          </table:table-cell>
          <table:table-cell office:value-type="string" calcext:value-type="string">
            <text:p>3.2 GB/s (1.01x)</text:p>
          </table:table-cell>
          <table:table-cell table:formula="of:=NUMBERVALUE(MID([.B8];SEARCH(&quot;(&quot;;[.B8]) + 1; 4); &quot;.&quot;)" office:value-type="float" office:value="1" calcext:value-type="float">
            <text:p>1</text:p>
          </table:table-cell>
          <table:table-cell table:formula="of:=NUMBERVALUE(MID([.C8];SEARCH(&quot;(&quot;;[.C8]) + 1; 4); &quot;.&quot;)" office:value-type="float" office:value="1.01" calcext:value-type="float">
            <text:p>1.01</text:p>
          </table:table-cell>
          <table:table-cell table:formula="of:=IF(ISERROR([.D8]);1;[.D8])" office:value-type="float" office:value="1" calcext:value-type="float">
            <text:p>1</text:p>
          </table:table-cell>
          <table:table-cell table:formula="of:=IF(ISERROR([.E8]);1;[.E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2-literal-alternate/sherlock-ru</text:p>
          </table:table-cell>
          <table:table-cell office:value-type="string" calcext:value-type="string">
            <text:p>7.4 GB/s (1.00x)</text:p>
          </table:table-cell>
          <table:table-cell office:value-type="string" calcext:value-type="string">
            <text:p>7.3 GB/s (1.01x)</text:p>
          </table:table-cell>
          <table:table-cell table:formula="of:=NUMBERVALUE(MID([.B9];SEARCH(&quot;(&quot;;[.B9]) + 1; 4); &quot;.&quot;)" office:value-type="float" office:value="1" calcext:value-type="float">
            <text:p>1</text:p>
          </table:table-cell>
          <table:table-cell table:formula="of:=NUMBERVALUE(MID([.C9];SEARCH(&quot;(&quot;;[.C9]) + 1; 4); &quot;.&quot;)" office:value-type="float" office:value="1.01" calcext:value-type="float">
            <text:p>1.01</text:p>
          </table:table-cell>
          <table:table-cell table:formula="of:=IF(ISERROR([.D9]);1;[.D9])" office:value-type="float" office:value="1" calcext:value-type="float">
            <text:p>1</text:p>
          </table:table-cell>
          <table:table-cell table:formula="of:=IF(ISERROR([.E9]);1;[.E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2-literal-alternate/sherlock-casei-ru</text:p>
          </table:table-cell>
          <table:table-cell office:value-type="string" calcext:value-type="string">
            <text:p>1774.2 MB/s (1.00x)</text:p>
          </table:table-cell>
          <table:table-cell office:value-type="string" calcext:value-type="string">
            <text:p>1772.0 MB/s (1.00x)</text:p>
          </table:table-cell>
          <table:table-cell table:formula="of:=NUMBERVALUE(MID([.B10];SEARCH(&quot;(&quot;;[.B10]) + 1; 4); &quot;.&quot;)" office:value-type="float" office:value="1" calcext:value-type="float">
            <text:p>1</text:p>
          </table:table-cell>
          <table:table-cell table:formula="of:=NUMBERVALUE(MID([.C10];SEARCH(&quot;(&quot;;[.C10]) + 1; 4); &quot;.&quot;)" office:value-type="float" office:value="1" calcext:value-type="float">
            <text:p>1</text:p>
          </table:table-cell>
          <table:table-cell table:formula="of:=IF(ISERROR([.D10]);1;[.D10])" office:value-type="float" office:value="1" calcext:value-type="float">
            <text:p>1</text:p>
          </table:table-cell>
          <table:table-cell table:formula="of:=IF(ISERROR([.E10]);1;[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2-literal-alternate/sherlock-zh</text:p>
          </table:table-cell>
          <table:table-cell table:number-columns-repeated="2" office:value-type="string" calcext:value-type="string">
            <text:p>15.2 GB/s (1.00x)</text:p>
          </table:table-cell>
          <table:table-cell table:formula="of:=NUMBERVALUE(MID([.B11];SEARCH(&quot;(&quot;;[.B11]) + 1; 4); &quot;.&quot;)" office:value-type="float" office:value="1" calcext:value-type="float">
            <text:p>1</text:p>
          </table:table-cell>
          <table:table-cell table:formula="of:=NUMBERVALUE(MID([.C11];SEARCH(&quot;(&quot;;[.C11]) + 1; 4); &quot;.&quot;)" office:value-type="float" office:value="1" calcext:value-type="float">
            <text:p>1</text:p>
          </table:table-cell>
          <table:table-cell table:formula="of:=IF(ISERROR([.D11]);1;[.D11])" office:value-type="float" office:value="1" calcext:value-type="float">
            <text:p>1</text:p>
          </table:table-cell>
          <table:table-cell table:formula="of:=IF(ISERROR([.E11]);1;[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3-date/ascii</text:p>
          </table:table-cell>
          <table:table-cell office:value-type="string" calcext:value-type="string">
            <text:p>159.2 MB/s (1.01x)</text:p>
          </table:table-cell>
          <table:table-cell office:value-type="string" calcext:value-type="string">
            <text:p>160.2 MB/s (1.00x)</text:p>
          </table:table-cell>
          <table:table-cell table:formula="of:=NUMBERVALUE(MID([.B12];SEARCH(&quot;(&quot;;[.B12]) + 1; 4); &quot;.&quot;)" office:value-type="float" office:value="1.01" calcext:value-type="float">
            <text:p>1.01</text:p>
          </table:table-cell>
          <table:table-cell table:formula="of:=NUMBERVALUE(MID([.C12];SEARCH(&quot;(&quot;;[.C12]) + 1; 4); &quot;.&quot;)" office:value-type="float" office:value="1" calcext:value-type="float">
            <text:p>1</text:p>
          </table:table-cell>
          <table:table-cell table:formula="of:=IF(ISERROR([.D12]);1;[.D12])" office:value-type="float" office:value="1.01" calcext:value-type="float">
            <text:p>1.01</text:p>
          </table:table-cell>
          <table:table-cell table:formula="of:=IF(ISERROR([.E12]);1;[.E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3-date/unicode</text:p>
          </table:table-cell>
          <table:table-cell table:number-columns-repeated="2" office:value-type="string" calcext:value-type="string">
            <text:p>159.2 MB/s (1.00x)</text:p>
          </table:table-cell>
          <table:table-cell table:formula="of:=NUMBERVALUE(MID([.B13];SEARCH(&quot;(&quot;;[.B13]) + 1; 4); &quot;.&quot;)" office:value-type="float" office:value="1" calcext:value-type="float">
            <text:p>1</text:p>
          </table:table-cell>
          <table:table-cell table:formula="of:=NUMBERVALUE(MID([.C13];SEARCH(&quot;(&quot;;[.C13]) + 1; 4); &quot;.&quot;)" office:value-type="float" office:value="1" calcext:value-type="float">
            <text:p>1</text:p>
          </table:table-cell>
          <table:table-cell table:formula="of:=IF(ISERROR([.D13]);1;[.D13])" office:value-type="float" office:value="1" calcext:value-type="float">
            <text:p>1</text:p>
          </table:table-cell>
          <table:table-cell table:formula="of:=IF(ISERROR([.E13]);1;[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3-date/compile-ascii</text:p>
          </table:table-cell>
          <table:table-cell office:value-type="string" calcext:value-type="string">
            <text:p>1.25ms (1.00x)</text:p>
          </table:table-cell>
          <table:table-cell office:value-type="string" calcext:value-type="string">
            <text:p>1.26ms (1.01x)</text:p>
          </table:table-cell>
          <table:table-cell table:formula="of:=NUMBERVALUE(MID([.B14];SEARCH(&quot;(&quot;;[.B14]) + 1; 4); &quot;.&quot;)" office:value-type="float" office:value="1" calcext:value-type="float">
            <text:p>1</text:p>
          </table:table-cell>
          <table:table-cell table:formula="of:=NUMBERVALUE(MID([.C14];SEARCH(&quot;(&quot;;[.C14]) + 1; 4); &quot;.&quot;)" office:value-type="float" office:value="1.01" calcext:value-type="float">
            <text:p>1.01</text:p>
          </table:table-cell>
          <table:table-cell table:formula="of:=IF(ISERROR([.D14]);1;[.D14])" office:value-type="float" office:value="1" calcext:value-type="float">
            <text:p>1</text:p>
          </table:table-cell>
          <table:table-cell table:formula="of:=IF(ISERROR([.E14]);1;[.E14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3-date/compile-unicode</text:p>
          </table:table-cell>
          <table:table-cell office:value-type="string" calcext:value-type="string">
            <text:p>4.69ms (1.04x)</text:p>
          </table:table-cell>
          <table:table-cell office:value-type="string" calcext:value-type="string">
            <text:p>4.51ms (1.00x)</text:p>
          </table:table-cell>
          <table:table-cell table:formula="of:=NUMBERVALUE(MID([.B15];SEARCH(&quot;(&quot;;[.B15]) + 1; 4); &quot;.&quot;)" office:value-type="float" office:value="1.04" calcext:value-type="float">
            <text:p>1.04</text:p>
          </table:table-cell>
          <table:table-cell table:formula="of:=NUMBERVALUE(MID([.C15];SEARCH(&quot;(&quot;;[.C15]) + 1; 4); &quot;.&quot;)" office:value-type="float" office:value="1" calcext:value-type="float">
            <text:p>1</text:p>
          </table:table-cell>
          <table:table-cell table:formula="of:=IF(ISERROR([.D15]);1;[.D15])" office:value-type="float" office:value="1.04" calcext:value-type="float">
            <text:p>1.04</text:p>
          </table:table-cell>
          <table:table-cell table:formula="of:=IF(ISERROR([.E15]);1;[.E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4-ruff-noqa/real</text:p>
          </table:table-cell>
          <table:table-cell office:value-type="string" calcext:value-type="string">
            <text:p>1695.4 MB/s (1.02x)</text:p>
          </table:table-cell>
          <table:table-cell office:value-type="string" calcext:value-type="string">
            <text:p>1728.4 MB/s (1.00x)</text:p>
          </table:table-cell>
          <table:table-cell table:formula="of:=NUMBERVALUE(MID([.B16];SEARCH(&quot;(&quot;;[.B16]) + 1; 4); &quot;.&quot;)" office:value-type="float" office:value="1.02" calcext:value-type="float">
            <text:p>1.02</text:p>
          </table:table-cell>
          <table:table-cell table:formula="of:=NUMBERVALUE(MID([.C16];SEARCH(&quot;(&quot;;[.C16]) + 1; 4); &quot;.&quot;)" office:value-type="float" office:value="1" calcext:value-type="float">
            <text:p>1</text:p>
          </table:table-cell>
          <table:table-cell table:formula="of:=IF(ISERROR([.D16]);1;[.D16])" office:value-type="float" office:value="1.02" calcext:value-type="float">
            <text:p>1.02</text:p>
          </table:table-cell>
          <table:table-cell table:formula="of:=IF(ISERROR([.E16]);1;[.E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4-ruff-noqa/tweaked</text:p>
          </table:table-cell>
          <table:table-cell office:value-type="string" calcext:value-type="string">
            <text:p>1519.3 MB/s (1.06x)</text:p>
          </table:table-cell>
          <table:table-cell office:value-type="string" calcext:value-type="string">
            <text:p>1614.2 MB/s (1.00x)</text:p>
          </table:table-cell>
          <table:table-cell table:formula="of:=NUMBERVALUE(MID([.B17];SEARCH(&quot;(&quot;;[.B17]) + 1; 4); &quot;.&quot;)" office:value-type="float" office:value="1.06" calcext:value-type="float">
            <text:p>1.06</text:p>
          </table:table-cell>
          <table:table-cell table:formula="of:=NUMBERVALUE(MID([.C17];SEARCH(&quot;(&quot;;[.C17]) + 1; 4); &quot;.&quot;)" office:value-type="float" office:value="1" calcext:value-type="float">
            <text:p>1</text:p>
          </table:table-cell>
          <table:table-cell table:formula="of:=IF(ISERROR([.D17]);1;[.D17])" office:value-type="float" office:value="1.06" calcext:value-type="float">
            <text:p>1.06</text:p>
          </table:table-cell>
          <table:table-cell table:formula="of:=IF(ISERROR([.E17]);1;[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4-ruff-noqa/compile-real</text:p>
          </table:table-cell>
          <table:table-cell office:value-type="string" calcext:value-type="string">
            <text:p>51.83us (1.00x)</text:p>
          </table:table-cell>
          <table:table-cell office:value-type="string" calcext:value-type="string">
            <text:p>52.13us (1.01x)</text:p>
          </table:table-cell>
          <table:table-cell table:formula="of:=NUMBERVALUE(MID([.B18];SEARCH(&quot;(&quot;;[.B18]) + 1; 4); &quot;.&quot;)" office:value-type="float" office:value="1" calcext:value-type="float">
            <text:p>1</text:p>
          </table:table-cell>
          <table:table-cell table:formula="of:=NUMBERVALUE(MID([.C18];SEARCH(&quot;(&quot;;[.C18]) + 1; 4); &quot;.&quot;)" office:value-type="float" office:value="1.01" calcext:value-type="float">
            <text:p>1.01</text:p>
          </table:table-cell>
          <table:table-cell table:formula="of:=IF(ISERROR([.D18]);1;[.D18])" office:value-type="float" office:value="1" calcext:value-type="float">
            <text:p>1</text:p>
          </table:table-cell>
          <table:table-cell table:formula="of:=IF(ISERROR([.E18]);1;[.E1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5-lexer-veryl/single</text:p>
          </table:table-cell>
          <table:table-cell office:value-type="string" calcext:value-type="string">
            <text:p>10.0 MB/s (1.03x)</text:p>
          </table:table-cell>
          <table:table-cell office:value-type="string" calcext:value-type="string">
            <text:p>10.2 MB/s (1.00x)</text:p>
          </table:table-cell>
          <table:table-cell table:formula="of:=NUMBERVALUE(MID([.B19];SEARCH(&quot;(&quot;;[.B19]) + 1; 4); &quot;.&quot;)" office:value-type="float" office:value="1.03" calcext:value-type="float">
            <text:p>1.03</text:p>
          </table:table-cell>
          <table:table-cell table:formula="of:=NUMBERVALUE(MID([.C19];SEARCH(&quot;(&quot;;[.C19]) + 1; 4); &quot;.&quot;)" office:value-type="float" office:value="1" calcext:value-type="float">
            <text:p>1</text:p>
          </table:table-cell>
          <table:table-cell table:formula="of:=IF(ISERROR([.D19]);1;[.D19])" office:value-type="float" office:value="1.03" calcext:value-type="float">
            <text:p>1.03</text:p>
          </table:table-cell>
          <table:table-cell table:formula="of:=IF(ISERROR([.E19]);1;[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5-lexer-veryl/compile-single</text:p>
          </table:table-cell>
          <table:table-cell office:value-type="string" calcext:value-type="string">
            <text:p>241.25us (1.00x)</text:p>
          </table:table-cell>
          <table:table-cell office:value-type="string" calcext:value-type="string">
            <text:p>244.29us (1.01x)</text:p>
          </table:table-cell>
          <table:table-cell table:formula="of:=NUMBERVALUE(MID([.B20];SEARCH(&quot;(&quot;;[.B20]) + 1; 4); &quot;.&quot;)" office:value-type="float" office:value="1" calcext:value-type="float">
            <text:p>1</text:p>
          </table:table-cell>
          <table:table-cell table:formula="of:=NUMBERVALUE(MID([.C20];SEARCH(&quot;(&quot;;[.C20]) + 1; 4); &quot;.&quot;)" office:value-type="float" office:value="1.01" calcext:value-type="float">
            <text:p>1.01</text:p>
          </table:table-cell>
          <table:table-cell table:formula="of:=IF(ISERROR([.D20]);1;[.D20])" office:value-type="float" office:value="1" calcext:value-type="float">
            <text:p>1</text:p>
          </table:table-cell>
          <table:table-cell table:formula="of:=IF(ISERROR([.E20]);1;[.E2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5-lexer-veryl/multi</text:p>
          </table:table-cell>
          <table:table-cell office:value-type="string" calcext:value-type="string">
            <text:p>74.8 MB/s (1.02x)</text:p>
          </table:table-cell>
          <table:table-cell office:value-type="string" calcext:value-type="string">
            <text:p>76.4 MB/s (1.00x)</text:p>
          </table:table-cell>
          <table:table-cell table:formula="of:=NUMBERVALUE(MID([.B21];SEARCH(&quot;(&quot;;[.B21]) + 1; 4); &quot;.&quot;)" office:value-type="float" office:value="1.02" calcext:value-type="float">
            <text:p>1.02</text:p>
          </table:table-cell>
          <table:table-cell table:formula="of:=NUMBERVALUE(MID([.C21];SEARCH(&quot;(&quot;;[.C21]) + 1; 4); &quot;.&quot;)" office:value-type="float" office:value="1" calcext:value-type="float">
            <text:p>1</text:p>
          </table:table-cell>
          <table:table-cell table:formula="of:=IF(ISERROR([.D21]);1;[.D21])" office:value-type="float" office:value="1.02" calcext:value-type="float">
            <text:p>1.02</text:p>
          </table:table-cell>
          <table:table-cell table:formula="of:=IF(ISERROR([.E21]);1;[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6-cloud-flare-redos/original</text:p>
          </table:table-cell>
          <table:table-cell table:number-columns-repeated="2" office:value-type="string" calcext:value-type="string">
            <text:p>629.9 MB/s (1.00x)</text:p>
          </table:table-cell>
          <table:table-cell table:formula="of:=NUMBERVALUE(MID([.B22];SEARCH(&quot;(&quot;;[.B22]) + 1; 4); &quot;.&quot;)" office:value-type="float" office:value="1" calcext:value-type="float">
            <text:p>1</text:p>
          </table:table-cell>
          <table:table-cell table:formula="of:=NUMBERVALUE(MID([.C22];SEARCH(&quot;(&quot;;[.C22]) + 1; 4); &quot;.&quot;)" office:value-type="float" office:value="1" calcext:value-type="float">
            <text:p>1</text:p>
          </table:table-cell>
          <table:table-cell table:formula="of:=IF(ISERROR([.D22]);1;[.D22])" office:value-type="float" office:value="1" calcext:value-type="float">
            <text:p>1</text:p>
          </table:table-cell>
          <table:table-cell table:formula="of:=IF(ISERROR([.E22]);1;[.E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6-cloud-flare-redos/simplified-short</text:p>
          </table:table-cell>
          <table:table-cell table:number-columns-repeated="2" office:value-type="string" calcext:value-type="string">
            <text:p>1737.0 MB/s (1.00x)</text:p>
          </table:table-cell>
          <table:table-cell table:formula="of:=NUMBERVALUE(MID([.B23];SEARCH(&quot;(&quot;;[.B23]) + 1; 4); &quot;.&quot;)" office:value-type="float" office:value="1" calcext:value-type="float">
            <text:p>1</text:p>
          </table:table-cell>
          <table:table-cell table:formula="of:=NUMBERVALUE(MID([.C23];SEARCH(&quot;(&quot;;[.C23]) + 1; 4); &quot;.&quot;)" office:value-type="float" office:value="1" calcext:value-type="float">
            <text:p>1</text:p>
          </table:table-cell>
          <table:table-cell table:formula="of:=IF(ISERROR([.D23]);1;[.D23])" office:value-type="float" office:value="1" calcext:value-type="float">
            <text:p>1</text:p>
          </table:table-cell>
          <table:table-cell table:formula="of:=IF(ISERROR([.E23]);1;[.E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6-cloud-flare-redos/simplified-long</text:p>
          </table:table-cell>
          <table:table-cell office:value-type="string" calcext:value-type="string">
            <text:p>78.3 GB/s (1.00x)</text:p>
          </table:table-cell>
          <table:table-cell office:value-type="string" calcext:value-type="string">
            <text:p>77.6 GB/s (1.01x)</text:p>
          </table:table-cell>
          <table:table-cell table:formula="of:=NUMBERVALUE(MID([.B24];SEARCH(&quot;(&quot;;[.B24]) + 1; 4); &quot;.&quot;)" office:value-type="float" office:value="1" calcext:value-type="float">
            <text:p>1</text:p>
          </table:table-cell>
          <table:table-cell table:formula="of:=NUMBERVALUE(MID([.C24];SEARCH(&quot;(&quot;;[.C24]) + 1; 4); &quot;.&quot;)" office:value-type="float" office:value="1.01" calcext:value-type="float">
            <text:p>1.01</text:p>
          </table:table-cell>
          <table:table-cell table:formula="of:=IF(ISERROR([.D24]);1;[.D24])" office:value-type="float" office:value="1" calcext:value-type="float">
            <text:p>1</text:p>
          </table:table-cell>
          <table:table-cell table:formula="of:=IF(ISERROR([.E24]);1;[.E24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7-unicode-character-data/parse-line</text:p>
          </table:table-cell>
          <table:table-cell office:value-type="string" calcext:value-type="string">
            <text:p>400.2 MB/s (1.00x)</text:p>
          </table:table-cell>
          <table:table-cell office:value-type="string" calcext:value-type="string">
            <text:p>378.6 MB/s (1.06x)</text:p>
          </table:table-cell>
          <table:table-cell table:formula="of:=NUMBERVALUE(MID([.B25];SEARCH(&quot;(&quot;;[.B25]) + 1; 4); &quot;.&quot;)" office:value-type="float" office:value="1" calcext:value-type="float">
            <text:p>1</text:p>
          </table:table-cell>
          <table:table-cell table:formula="of:=NUMBERVALUE(MID([.C25];SEARCH(&quot;(&quot;;[.C25]) + 1; 4); &quot;.&quot;)" office:value-type="float" office:value="1.06" calcext:value-type="float">
            <text:p>1.06</text:p>
          </table:table-cell>
          <table:table-cell table:formula="of:=IF(ISERROR([.D25]);1;[.D25])" office:value-type="float" office:value="1" calcext:value-type="float">
            <text:p>1</text:p>
          </table:table-cell>
          <table:table-cell table:formula="of:=IF(ISERROR([.E25]);1;[.E25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curated/07-unicode-character-data/compile</text:p>
          </table:table-cell>
          <table:table-cell office:value-type="string" calcext:value-type="string">
            <text:p>24.39us (1.00x)</text:p>
          </table:table-cell>
          <table:table-cell office:value-type="string" calcext:value-type="string">
            <text:p>25.19us (1.03x)</text:p>
          </table:table-cell>
          <table:table-cell table:formula="of:=NUMBERVALUE(MID([.B26];SEARCH(&quot;(&quot;;[.B26]) + 1; 4); &quot;.&quot;)" office:value-type="float" office:value="1" calcext:value-type="float">
            <text:p>1</text:p>
          </table:table-cell>
          <table:table-cell table:formula="of:=NUMBERVALUE(MID([.C26];SEARCH(&quot;(&quot;;[.C26]) + 1; 4); &quot;.&quot;)" office:value-type="float" office:value="1.03" calcext:value-type="float">
            <text:p>1.03</text:p>
          </table:table-cell>
          <table:table-cell table:formula="of:=IF(ISERROR([.D26]);1;[.D26])" office:value-type="float" office:value="1" calcext:value-type="float">
            <text:p>1</text:p>
          </table:table-cell>
          <table:table-cell table:formula="of:=IF(ISERROR([.E26]);1;[.E26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curated/08-words/all-english</text:p>
          </table:table-cell>
          <table:table-cell office:value-type="string" calcext:value-type="string">
            <text:p>123.9 MB/s (1.00x)</text:p>
          </table:table-cell>
          <table:table-cell office:value-type="string" calcext:value-type="string">
            <text:p>123.1 MB/s (1.01x)</text:p>
          </table:table-cell>
          <table:table-cell table:formula="of:=NUMBERVALUE(MID([.B27];SEARCH(&quot;(&quot;;[.B27]) + 1; 4); &quot;.&quot;)" office:value-type="float" office:value="1" calcext:value-type="float">
            <text:p>1</text:p>
          </table:table-cell>
          <table:table-cell table:formula="of:=NUMBERVALUE(MID([.C27];SEARCH(&quot;(&quot;;[.C27]) + 1; 4); &quot;.&quot;)" office:value-type="float" office:value="1.01" calcext:value-type="float">
            <text:p>1.01</text:p>
          </table:table-cell>
          <table:table-cell table:formula="of:=IF(ISERROR([.D27]);1;[.D27])" office:value-type="float" office:value="1" calcext:value-type="float">
            <text:p>1</text:p>
          </table:table-cell>
          <table:table-cell table:formula="of:=IF(ISERROR([.E27]);1;[.E27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8-words/all-russian</text:p>
          </table:table-cell>
          <table:table-cell office:value-type="string" calcext:value-type="string">
            <text:p>23.8 MB/s (1.00x)</text:p>
          </table:table-cell>
          <table:table-cell office:value-type="string" calcext:value-type="string">
            <text:p>16.3 MB/s (1.46x)</text:p>
          </table:table-cell>
          <table:table-cell table:formula="of:=NUMBERVALUE(MID([.B28];SEARCH(&quot;(&quot;;[.B28]) + 1; 4); &quot;.&quot;)" office:value-type="float" office:value="1" calcext:value-type="float">
            <text:p>1</text:p>
          </table:table-cell>
          <table:table-cell table:formula="of:=NUMBERVALUE(MID([.C28];SEARCH(&quot;(&quot;;[.C28]) + 1; 4); &quot;.&quot;)" office:value-type="float" office:value="1.46" calcext:value-type="float">
            <text:p>1.46</text:p>
          </table:table-cell>
          <table:table-cell table:formula="of:=IF(ISERROR([.D28]);1;[.D28])" office:value-type="float" office:value="1" calcext:value-type="float">
            <text:p>1</text:p>
          </table:table-cell>
          <table:table-cell table:formula="of:=IF(ISERROR([.E28]);1;[.E28])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curated/08-words/long-english</text:p>
          </table:table-cell>
          <table:table-cell office:value-type="string" calcext:value-type="string">
            <text:p>891.9 MB/s (1.00x)</text:p>
          </table:table-cell>
          <table:table-cell office:value-type="string" calcext:value-type="string">
            <text:p>889.0 MB/s (1.00x)</text:p>
          </table:table-cell>
          <table:table-cell table:formula="of:=NUMBERVALUE(MID([.B29];SEARCH(&quot;(&quot;;[.B29]) + 1; 4); &quot;.&quot;)" office:value-type="float" office:value="1" calcext:value-type="float">
            <text:p>1</text:p>
          </table:table-cell>
          <table:table-cell table:formula="of:=NUMBERVALUE(MID([.C29];SEARCH(&quot;(&quot;;[.C29]) + 1; 4); &quot;.&quot;)" office:value-type="float" office:value="1" calcext:value-type="float">
            <text:p>1</text:p>
          </table:table-cell>
          <table:table-cell table:formula="of:=IF(ISERROR([.D29]);1;[.D29])" office:value-type="float" office:value="1" calcext:value-type="float">
            <text:p>1</text:p>
          </table:table-cell>
          <table:table-cell table:formula="of:=IF(ISERROR([.E29]);1;[.E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8-words/long-russian</text:p>
          </table:table-cell>
          <table:table-cell office:value-type="string" calcext:value-type="string">
            <text:p>42.8 MB/s (1.00x)</text:p>
          </table:table-cell>
          <table:table-cell office:value-type="string" calcext:value-type="string">
            <text:p>34.1 MB/s (1.26x)</text:p>
          </table:table-cell>
          <table:table-cell table:formula="of:=NUMBERVALUE(MID([.B30];SEARCH(&quot;(&quot;;[.B30]) + 1; 4); &quot;.&quot;)" office:value-type="float" office:value="1" calcext:value-type="float">
            <text:p>1</text:p>
          </table:table-cell>
          <table:table-cell table:formula="of:=NUMBERVALUE(MID([.C30];SEARCH(&quot;(&quot;;[.C30]) + 1; 4); &quot;.&quot;)" office:value-type="float" office:value="1.26" calcext:value-type="float">
            <text:p>1.26</text:p>
          </table:table-cell>
          <table:table-cell table:formula="of:=IF(ISERROR([.D30]);1;[.D30])" office:value-type="float" office:value="1" calcext:value-type="float">
            <text:p>1</text:p>
          </table:table-cell>
          <table:table-cell table:formula="of:=IF(ISERROR([.E30]);1;[.E30])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curated/09-aws-keys/full</text:p>
          </table:table-cell>
          <table:table-cell office:value-type="string" calcext:value-type="string">
            <text:p>1992.8 MB/s (1.01x)</text:p>
          </table:table-cell>
          <table:table-cell office:value-type="string" calcext:value-type="string">
            <text:p>2016.1 MB/s (1.00x)</text:p>
          </table:table-cell>
          <table:table-cell table:formula="of:=NUMBERVALUE(MID([.B31];SEARCH(&quot;(&quot;;[.B31]) + 1; 4); &quot;.&quot;)" office:value-type="float" office:value="1.01" calcext:value-type="float">
            <text:p>1.01</text:p>
          </table:table-cell>
          <table:table-cell table:formula="of:=NUMBERVALUE(MID([.C31];SEARCH(&quot;(&quot;;[.C31]) + 1; 4); &quot;.&quot;)" office:value-type="float" office:value="1" calcext:value-type="float">
            <text:p>1</text:p>
          </table:table-cell>
          <table:table-cell table:formula="of:=IF(ISERROR([.D31]);1;[.D31])" office:value-type="float" office:value="1.01" calcext:value-type="float">
            <text:p>1.01</text:p>
          </table:table-cell>
          <table:table-cell table:formula="of:=IF(ISERROR([.E31]);1;[.E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9-aws-keys/quick</text:p>
          </table:table-cell>
          <table:table-cell office:value-type="string" calcext:value-type="string">
            <text:p>1941.7 MB/s (1.02x)</text:p>
          </table:table-cell>
          <table:table-cell office:value-type="string" calcext:value-type="string">
            <text:p>1975.1 MB/s (1.00x)</text:p>
          </table:table-cell>
          <table:table-cell table:formula="of:=NUMBERVALUE(MID([.B32];SEARCH(&quot;(&quot;;[.B32]) + 1; 4); &quot;.&quot;)" office:value-type="float" office:value="1.02" calcext:value-type="float">
            <text:p>1.02</text:p>
          </table:table-cell>
          <table:table-cell table:formula="of:=NUMBERVALUE(MID([.C32];SEARCH(&quot;(&quot;;[.C32]) + 1; 4); &quot;.&quot;)" office:value-type="float" office:value="1" calcext:value-type="float">
            <text:p>1</text:p>
          </table:table-cell>
          <table:table-cell table:formula="of:=IF(ISERROR([.D32]);1;[.D32])" office:value-type="float" office:value="1.02" calcext:value-type="float">
            <text:p>1.02</text:p>
          </table:table-cell>
          <table:table-cell table:formula="of:=IF(ISERROR([.E32]);1;[.E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9-aws-keys/compile-full</text:p>
          </table:table-cell>
          <table:table-cell office:value-type="string" calcext:value-type="string">
            <text:p>80.69us (1.00x)</text:p>
          </table:table-cell>
          <table:table-cell office:value-type="string" calcext:value-type="string">
            <text:p>83.01us (1.03x)</text:p>
          </table:table-cell>
          <table:table-cell table:formula="of:=NUMBERVALUE(MID([.B33];SEARCH(&quot;(&quot;;[.B33]) + 1; 4); &quot;.&quot;)" office:value-type="float" office:value="1" calcext:value-type="float">
            <text:p>1</text:p>
          </table:table-cell>
          <table:table-cell table:formula="of:=NUMBERVALUE(MID([.C33];SEARCH(&quot;(&quot;;[.C33]) + 1; 4); &quot;.&quot;)" office:value-type="float" office:value="1.03" calcext:value-type="float">
            <text:p>1.03</text:p>
          </table:table-cell>
          <table:table-cell table:formula="of:=IF(ISERROR([.D33]);1;[.D33])" office:value-type="float" office:value="1" calcext:value-type="float">
            <text:p>1</text:p>
          </table:table-cell>
          <table:table-cell table:formula="of:=IF(ISERROR([.E33]);1;[.E33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curated/09-aws-keys/compile-quick</text:p>
          </table:table-cell>
          <table:table-cell office:value-type="string" calcext:value-type="string">
            <text:p>13.69us (1.00x)</text:p>
          </table:table-cell>
          <table:table-cell office:value-type="string" calcext:value-type="string">
            <text:p>13.96us (1.02x)</text:p>
          </table:table-cell>
          <table:table-cell table:formula="of:=NUMBERVALUE(MID([.B34];SEARCH(&quot;(&quot;;[.B34]) + 1; 4); &quot;.&quot;)" office:value-type="float" office:value="1" calcext:value-type="float">
            <text:p>1</text:p>
          </table:table-cell>
          <table:table-cell table:formula="of:=NUMBERVALUE(MID([.C34];SEARCH(&quot;(&quot;;[.C34]) + 1; 4); &quot;.&quot;)" office:value-type="float" office:value="1.02" calcext:value-type="float">
            <text:p>1.02</text:p>
          </table:table-cell>
          <table:table-cell table:formula="of:=IF(ISERROR([.D34]);1;[.D34])" office:value-type="float" office:value="1" calcext:value-type="float">
            <text:p>1</text:p>
          </table:table-cell>
          <table:table-cell table:formula="of:=IF(ISERROR([.E34]);1;[.E34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curated/10-bounded-repeat/letters-en</text:p>
          </table:table-cell>
          <table:table-cell office:value-type="string" calcext:value-type="string">
            <text:p>773.2 MB/s (1.03x)</text:p>
          </table:table-cell>
          <table:table-cell office:value-type="string" calcext:value-type="string">
            <text:p>796.2 MB/s (1.00x)</text:p>
          </table:table-cell>
          <table:table-cell table:formula="of:=NUMBERVALUE(MID([.B35];SEARCH(&quot;(&quot;;[.B35]) + 1; 4); &quot;.&quot;)" office:value-type="float" office:value="1.03" calcext:value-type="float">
            <text:p>1.03</text:p>
          </table:table-cell>
          <table:table-cell table:formula="of:=NUMBERVALUE(MID([.C35];SEARCH(&quot;(&quot;;[.C35]) + 1; 4); &quot;.&quot;)" office:value-type="float" office:value="1" calcext:value-type="float">
            <text:p>1</text:p>
          </table:table-cell>
          <table:table-cell table:formula="of:=IF(ISERROR([.D35]);1;[.D35])" office:value-type="float" office:value="1.03" calcext:value-type="float">
            <text:p>1.03</text:p>
          </table:table-cell>
          <table:table-cell table:formula="of:=IF(ISERROR([.E35]);1;[.E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0-bounded-repeat/letters-ru</text:p>
          </table:table-cell>
          <table:table-cell office:value-type="string" calcext:value-type="string">
            <text:p>710.2 MB/s (1.00x)</text:p>
          </table:table-cell>
          <table:table-cell office:value-type="string" calcext:value-type="string">
            <text:p>709.2 MB/s (1.00x)</text:p>
          </table:table-cell>
          <table:table-cell table:formula="of:=NUMBERVALUE(MID([.B36];SEARCH(&quot;(&quot;;[.B36]) + 1; 4); &quot;.&quot;)" office:value-type="float" office:value="1" calcext:value-type="float">
            <text:p>1</text:p>
          </table:table-cell>
          <table:table-cell table:formula="of:=NUMBERVALUE(MID([.C36];SEARCH(&quot;(&quot;;[.C36]) + 1; 4); &quot;.&quot;)" office:value-type="float" office:value="1" calcext:value-type="float">
            <text:p>1</text:p>
          </table:table-cell>
          <table:table-cell table:formula="of:=IF(ISERROR([.D36]);1;[.D36])" office:value-type="float" office:value="1" calcext:value-type="float">
            <text:p>1</text:p>
          </table:table-cell>
          <table:table-cell table:formula="of:=IF(ISERROR([.E36]);1;[.E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0-bounded-repeat/context</text:p>
          </table:table-cell>
          <table:table-cell office:value-type="string" calcext:value-type="string">
            <text:p>115.6 MB/s (1.00x)</text:p>
          </table:table-cell>
          <table:table-cell office:value-type="string" calcext:value-type="string">
            <text:p>113.1 MB/s (1.02x)</text:p>
          </table:table-cell>
          <table:table-cell table:formula="of:=NUMBERVALUE(MID([.B37];SEARCH(&quot;(&quot;;[.B37]) + 1; 4); &quot;.&quot;)" office:value-type="float" office:value="1" calcext:value-type="float">
            <text:p>1</text:p>
          </table:table-cell>
          <table:table-cell table:formula="of:=NUMBERVALUE(MID([.C37];SEARCH(&quot;(&quot;;[.C37]) + 1; 4); &quot;.&quot;)" office:value-type="float" office:value="1.02" calcext:value-type="float">
            <text:p>1.02</text:p>
          </table:table-cell>
          <table:table-cell table:formula="of:=IF(ISERROR([.D37]);1;[.D37])" office:value-type="float" office:value="1" calcext:value-type="float">
            <text:p>1</text:p>
          </table:table-cell>
          <table:table-cell table:formula="of:=IF(ISERROR([.E37]);1;[.E37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curated/10-bounded-repeat/capitals</text:p>
          </table:table-cell>
          <table:table-cell table:number-columns-repeated="2" office:value-type="string" calcext:value-type="string">
            <text:p>917.0 MB/s (1.00x)</text:p>
          </table:table-cell>
          <table:table-cell table:formula="of:=NUMBERVALUE(MID([.B38];SEARCH(&quot;(&quot;;[.B38]) + 1; 4); &quot;.&quot;)" office:value-type="float" office:value="1" calcext:value-type="float">
            <text:p>1</text:p>
          </table:table-cell>
          <table:table-cell table:formula="of:=NUMBERVALUE(MID([.C38];SEARCH(&quot;(&quot;;[.C38]) + 1; 4); &quot;.&quot;)" office:value-type="float" office:value="1" calcext:value-type="float">
            <text:p>1</text:p>
          </table:table-cell>
          <table:table-cell table:formula="of:=IF(ISERROR([.D38]);1;[.D38])" office:value-type="float" office:value="1" calcext:value-type="float">
            <text:p>1</text:p>
          </table:table-cell>
          <table:table-cell table:formula="of:=IF(ISERROR([.E38]);1;[.E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0-bounded-repeat/compile-context</text:p>
          </table:table-cell>
          <table:table-cell office:value-type="string" calcext:value-type="string">
            <text:p>51.87us (1.00x)</text:p>
          </table:table-cell>
          <table:table-cell office:value-type="string" calcext:value-type="string">
            <text:p>53.62us (1.03x)</text:p>
          </table:table-cell>
          <table:table-cell table:formula="of:=NUMBERVALUE(MID([.B39];SEARCH(&quot;(&quot;;[.B39]) + 1; 4); &quot;.&quot;)" office:value-type="float" office:value="1" calcext:value-type="float">
            <text:p>1</text:p>
          </table:table-cell>
          <table:table-cell table:formula="of:=NUMBERVALUE(MID([.C39];SEARCH(&quot;(&quot;;[.C39]) + 1; 4); &quot;.&quot;)" office:value-type="float" office:value="1.03" calcext:value-type="float">
            <text:p>1.03</text:p>
          </table:table-cell>
          <table:table-cell table:formula="of:=IF(ISERROR([.D39]);1;[.D39])" office:value-type="float" office:value="1" calcext:value-type="float">
            <text:p>1</text:p>
          </table:table-cell>
          <table:table-cell table:formula="of:=IF(ISERROR([.E39]);1;[.E39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curated/10-bounded-repeat/compile-capitals</text:p>
          </table:table-cell>
          <table:table-cell office:value-type="string" calcext:value-type="string">
            <text:p>52.49us (1.00x)</text:p>
          </table:table-cell>
          <table:table-cell office:value-type="string" calcext:value-type="string">
            <text:p>54.09us (1.03x)</text:p>
          </table:table-cell>
          <table:table-cell table:formula="of:=NUMBERVALUE(MID([.B40];SEARCH(&quot;(&quot;;[.B40]) + 1; 4); &quot;.&quot;)" office:value-type="float" office:value="1" calcext:value-type="float">
            <text:p>1</text:p>
          </table:table-cell>
          <table:table-cell table:formula="of:=NUMBERVALUE(MID([.C40];SEARCH(&quot;(&quot;;[.C40]) + 1; 4); &quot;.&quot;)" office:value-type="float" office:value="1.03" calcext:value-type="float">
            <text:p>1.03</text:p>
          </table:table-cell>
          <table:table-cell table:formula="of:=IF(ISERROR([.D40]);1;[.D40])" office:value-type="float" office:value="1" calcext:value-type="float">
            <text:p>1</text:p>
          </table:table-cell>
          <table:table-cell table:formula="of:=IF(ISERROR([.E40]);1;[.E40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curated/11-unstructured-to-json/extract</text:p>
          </table:table-cell>
          <table:table-cell office:value-type="string" calcext:value-type="string">
            <text:p>123.0 MB/s (1.00x)</text:p>
          </table:table-cell>
          <table:table-cell office:value-type="string" calcext:value-type="string">
            <text:p>123.4 MB/s (1.00x)</text:p>
          </table:table-cell>
          <table:table-cell table:formula="of:=NUMBERVALUE(MID([.B41];SEARCH(&quot;(&quot;;[.B41]) + 1; 4); &quot;.&quot;)" office:value-type="float" office:value="1" calcext:value-type="float">
            <text:p>1</text:p>
          </table:table-cell>
          <table:table-cell table:formula="of:=NUMBERVALUE(MID([.C41];SEARCH(&quot;(&quot;;[.C41]) + 1; 4); &quot;.&quot;)" office:value-type="float" office:value="1" calcext:value-type="float">
            <text:p>1</text:p>
          </table:table-cell>
          <table:table-cell table:formula="of:=IF(ISERROR([.D41]);1;[.D41])" office:value-type="float" office:value="1" calcext:value-type="float">
            <text:p>1</text:p>
          </table:table-cell>
          <table:table-cell table:formula="of:=IF(ISERROR([.E41]);1;[.E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1-unstructured-to-json/compile</text:p>
          </table:table-cell>
          <table:table-cell office:value-type="string" calcext:value-type="string">
            <text:p>17.32us (1.00x)</text:p>
          </table:table-cell>
          <table:table-cell office:value-type="string" calcext:value-type="string">
            <text:p>17.57us (1.01x)</text:p>
          </table:table-cell>
          <table:table-cell table:formula="of:=NUMBERVALUE(MID([.B42];SEARCH(&quot;(&quot;;[.B42]) + 1; 4); &quot;.&quot;)" office:value-type="float" office:value="1" calcext:value-type="float">
            <text:p>1</text:p>
          </table:table-cell>
          <table:table-cell table:formula="of:=NUMBERVALUE(MID([.C42];SEARCH(&quot;(&quot;;[.C42]) + 1; 4); &quot;.&quot;)" office:value-type="float" office:value="1.01" calcext:value-type="float">
            <text:p>1.01</text:p>
          </table:table-cell>
          <table:table-cell table:formula="of:=IF(ISERROR([.D42]);1;[.D42])" office:value-type="float" office:value="1" calcext:value-type="float">
            <text:p>1</text:p>
          </table:table-cell>
          <table:table-cell table:formula="of:=IF(ISERROR([.E42]);1;[.E4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2-dictionary/single</text:p>
          </table:table-cell>
          <table:table-cell office:value-type="string" calcext:value-type="string">
            <text:p>784.7 MB/s (1.01x)</text:p>
          </table:table-cell>
          <table:table-cell office:value-type="string" calcext:value-type="string">
            <text:p>789.6 MB/s (1.00x)</text:p>
          </table:table-cell>
          <table:table-cell table:formula="of:=NUMBERVALUE(MID([.B43];SEARCH(&quot;(&quot;;[.B43]) + 1; 4); &quot;.&quot;)" office:value-type="float" office:value="1.01" calcext:value-type="float">
            <text:p>1.01</text:p>
          </table:table-cell>
          <table:table-cell table:formula="of:=NUMBERVALUE(MID([.C43];SEARCH(&quot;(&quot;;[.C43]) + 1; 4); &quot;.&quot;)" office:value-type="float" office:value="1" calcext:value-type="float">
            <text:p>1</text:p>
          </table:table-cell>
          <table:table-cell table:formula="of:=IF(ISERROR([.D43]);1;[.D43])" office:value-type="float" office:value="1.01" calcext:value-type="float">
            <text:p>1.01</text:p>
          </table:table-cell>
          <table:table-cell table:formula="of:=IF(ISERROR([.E43]);1;[.E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2-dictionary/multi</text:p>
          </table:table-cell>
          <table:table-cell office:value-type="string" calcext:value-type="string">
            <text:p>206.6 MB/s (1.00x)</text:p>
          </table:table-cell>
          <table:table-cell office:value-type="string" calcext:value-type="string">
            <text:p>199.3 MB/s (1.04x)</text:p>
          </table:table-cell>
          <table:table-cell table:formula="of:=NUMBERVALUE(MID([.B44];SEARCH(&quot;(&quot;;[.B44]) + 1; 4); &quot;.&quot;)" office:value-type="float" office:value="1" calcext:value-type="float">
            <text:p>1</text:p>
          </table:table-cell>
          <table:table-cell table:formula="of:=NUMBERVALUE(MID([.C44];SEARCH(&quot;(&quot;;[.C44]) + 1; 4); &quot;.&quot;)" office:value-type="float" office:value="1.04" calcext:value-type="float">
            <text:p>1.04</text:p>
          </table:table-cell>
          <table:table-cell table:formula="of:=IF(ISERROR([.D44]);1;[.D44])" office:value-type="float" office:value="1" calcext:value-type="float">
            <text:p>1</text:p>
          </table:table-cell>
          <table:table-cell table:formula="of:=IF(ISERROR([.E44]);1;[.E44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curated/12-dictionary/compile-single</text:p>
          </table:table-cell>
          <table:table-cell office:value-type="string" calcext:value-type="string">
            <text:p>6.79ms (1.00x)</text:p>
          </table:table-cell>
          <table:table-cell office:value-type="string" calcext:value-type="string">
            <text:p>6.80ms (1.00x)</text:p>
          </table:table-cell>
          <table:table-cell table:formula="of:=NUMBERVALUE(MID([.B45];SEARCH(&quot;(&quot;;[.B45]) + 1; 4); &quot;.&quot;)" office:value-type="float" office:value="1" calcext:value-type="float">
            <text:p>1</text:p>
          </table:table-cell>
          <table:table-cell table:formula="of:=NUMBERVALUE(MID([.C45];SEARCH(&quot;(&quot;;[.C45]) + 1; 4); &quot;.&quot;)" office:value-type="float" office:value="1" calcext:value-type="float">
            <text:p>1</text:p>
          </table:table-cell>
          <table:table-cell table:formula="of:=IF(ISERROR([.D45]);1;[.D45])" office:value-type="float" office:value="1" calcext:value-type="float">
            <text:p>1</text:p>
          </table:table-cell>
          <table:table-cell table:formula="of:=IF(ISERROR([.E45]);1;[.E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2-dictionary/compile-multi</text:p>
          </table:table-cell>
          <table:table-cell office:value-type="string" calcext:value-type="string">
            <text:p>13.34ms (1.09x)</text:p>
          </table:table-cell>
          <table:table-cell office:value-type="string" calcext:value-type="string">
            <text:p>12.29ms (1.00x)</text:p>
          </table:table-cell>
          <table:table-cell table:formula="of:=NUMBERVALUE(MID([.B46];SEARCH(&quot;(&quot;;[.B46]) + 1; 4); &quot;.&quot;)" office:value-type="float" office:value="1.09" calcext:value-type="float">
            <text:p>1.09</text:p>
          </table:table-cell>
          <table:table-cell table:formula="of:=NUMBERVALUE(MID([.C46];SEARCH(&quot;(&quot;;[.C46]) + 1; 4); &quot;.&quot;)" office:value-type="float" office:value="1" calcext:value-type="float">
            <text:p>1</text:p>
          </table:table-cell>
          <table:table-cell table:formula="of:=IF(ISERROR([.D46]);1;[.D46])" office:value-type="float" office:value="1.09" calcext:value-type="float">
            <text:p>1.09</text:p>
          </table:table-cell>
          <table:table-cell table:formula="of:=IF(ISERROR([.E46]);1;[.E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3-noseyparker/single</text:p>
          </table:table-cell>
          <table:table-cell office:value-type="string" calcext:value-type="string">
            <text:p>138.8 MB/s (1.00x)</text:p>
          </table:table-cell>
          <table:table-cell office:value-type="string" calcext:value-type="string">
            <text:p>136.5 MB/s (1.02x)</text:p>
          </table:table-cell>
          <table:table-cell table:formula="of:=NUMBERVALUE(MID([.B47];SEARCH(&quot;(&quot;;[.B47]) + 1; 4); &quot;.&quot;)" office:value-type="float" office:value="1" calcext:value-type="float">
            <text:p>1</text:p>
          </table:table-cell>
          <table:table-cell table:formula="of:=NUMBERVALUE(MID([.C47];SEARCH(&quot;(&quot;;[.C47]) + 1; 4); &quot;.&quot;)" office:value-type="float" office:value="1.02" calcext:value-type="float">
            <text:p>1.02</text:p>
          </table:table-cell>
          <table:table-cell table:formula="of:=IF(ISERROR([.D47]);1;[.D47])" office:value-type="float" office:value="1" calcext:value-type="float">
            <text:p>1</text:p>
          </table:table-cell>
          <table:table-cell table:formula="of:=IF(ISERROR([.E47]);1;[.E47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curated/13-noseyparker/multi</text:p>
          </table:table-cell>
          <table:table-cell office:value-type="string" calcext:value-type="string">
            <text:p>111.9 MB/s (1.00x)</text:p>
          </table:table-cell>
          <table:table-cell office:value-type="string" calcext:value-type="string">
            <text:p>111.3 MB/s (1.00x)</text:p>
          </table:table-cell>
          <table:table-cell table:formula="of:=NUMBERVALUE(MID([.B48];SEARCH(&quot;(&quot;;[.B48]) + 1; 4); &quot;.&quot;)" office:value-type="float" office:value="1" calcext:value-type="float">
            <text:p>1</text:p>
          </table:table-cell>
          <table:table-cell table:formula="of:=NUMBERVALUE(MID([.C48];SEARCH(&quot;(&quot;;[.C48]) + 1; 4); &quot;.&quot;)" office:value-type="float" office:value="1" calcext:value-type="float">
            <text:p>1</text:p>
          </table:table-cell>
          <table:table-cell table:formula="of:=IF(ISERROR([.D48]);1;[.D48])" office:value-type="float" office:value="1" calcext:value-type="float">
            <text:p>1</text:p>
          </table:table-cell>
          <table:table-cell table:formula="of:=IF(ISERROR([.E48]);1;[.E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3-noseyparker/compile-single</text:p>
          </table:table-cell>
          <table:table-cell office:value-type="string" calcext:value-type="string">
            <text:p>2.02ms (1.00x)</text:p>
          </table:table-cell>
          <table:table-cell office:value-type="string" calcext:value-type="string">
            <text:p>2.04ms (1.01x)</text:p>
          </table:table-cell>
          <table:table-cell table:formula="of:=NUMBERVALUE(MID([.B49];SEARCH(&quot;(&quot;;[.B49]) + 1; 4); &quot;.&quot;)" office:value-type="float" office:value="1" calcext:value-type="float">
            <text:p>1</text:p>
          </table:table-cell>
          <table:table-cell table:formula="of:=NUMBERVALUE(MID([.C49];SEARCH(&quot;(&quot;;[.C49]) + 1; 4); &quot;.&quot;)" office:value-type="float" office:value="1.01" calcext:value-type="float">
            <text:p>1.01</text:p>
          </table:table-cell>
          <table:table-cell table:formula="of:=IF(ISERROR([.D49]);1;[.D49])" office:value-type="float" office:value="1" calcext:value-type="float">
            <text:p>1</text:p>
          </table:table-cell>
          <table:table-cell table:formula="of:=IF(ISERROR([.E49]);1;[.E4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3-noseyparker/compile-multi</text:p>
          </table:table-cell>
          <table:table-cell office:value-type="string" calcext:value-type="string">
            <text:p>2.36ms (1.00x)</text:p>
          </table:table-cell>
          <table:table-cell office:value-type="string" calcext:value-type="string">
            <text:p>2.39ms (1.01x)</text:p>
          </table:table-cell>
          <table:table-cell table:formula="of:=NUMBERVALUE(MID([.B50];SEARCH(&quot;(&quot;;[.B50]) + 1; 4); &quot;.&quot;)" office:value-type="float" office:value="1" calcext:value-type="float">
            <text:p>1</text:p>
          </table:table-cell>
          <table:table-cell table:formula="of:=NUMBERVALUE(MID([.C50];SEARCH(&quot;(&quot;;[.C50]) + 1; 4); &quot;.&quot;)" office:value-type="float" office:value="1.01" calcext:value-type="float">
            <text:p>1.01</text:p>
          </table:table-cell>
          <table:table-cell table:formula="of:=IF(ISERROR([.D50]);1;[.D50])" office:value-type="float" office:value="1" calcext:value-type="float">
            <text:p>1</text:p>
          </table:table-cell>
          <table:table-cell table:formula="of:=IF(ISERROR([.E50]);1;[.E5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4-quadratic/1x</text:p>
          </table:table-cell>
          <table:table-cell office:value-type="string" calcext:value-type="string">
            <text:p>20.0 MB/s (1.00x)</text:p>
          </table:table-cell>
          <table:table-cell office:value-type="string" calcext:value-type="string">
            <text:p>19.8 MB/s (1.01x)</text:p>
          </table:table-cell>
          <table:table-cell table:formula="of:=NUMBERVALUE(MID([.B51];SEARCH(&quot;(&quot;;[.B51]) + 1; 4); &quot;.&quot;)" office:value-type="float" office:value="1" calcext:value-type="float">
            <text:p>1</text:p>
          </table:table-cell>
          <table:table-cell table:formula="of:=NUMBERVALUE(MID([.C51];SEARCH(&quot;(&quot;;[.C51]) + 1; 4); &quot;.&quot;)" office:value-type="float" office:value="1.01" calcext:value-type="float">
            <text:p>1.01</text:p>
          </table:table-cell>
          <table:table-cell table:formula="of:=IF(ISERROR([.D51]);1;[.D51])" office:value-type="float" office:value="1" calcext:value-type="float">
            <text:p>1</text:p>
          </table:table-cell>
          <table:table-cell table:formula="of:=IF(ISERROR([.E51]);1;[.E5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4-quadratic/2x</text:p>
          </table:table-cell>
          <table:table-cell office:value-type="string" calcext:value-type="string">
            <text:p>9.6 MB/s (1.00x)</text:p>
          </table:table-cell>
          <table:table-cell office:value-type="string" calcext:value-type="string">
            <text:p>9.5 MB/s (1.01x)</text:p>
          </table:table-cell>
          <table:table-cell table:formula="of:=NUMBERVALUE(MID([.B52];SEARCH(&quot;(&quot;;[.B52]) + 1; 4); &quot;.&quot;)" office:value-type="float" office:value="1" calcext:value-type="float">
            <text:p>1</text:p>
          </table:table-cell>
          <table:table-cell table:formula="of:=NUMBERVALUE(MID([.C52];SEARCH(&quot;(&quot;;[.C52]) + 1; 4); &quot;.&quot;)" office:value-type="float" office:value="1.01" calcext:value-type="float">
            <text:p>1.01</text:p>
          </table:table-cell>
          <table:table-cell table:formula="of:=IF(ISERROR([.D52]);1;[.D52])" office:value-type="float" office:value="1" calcext:value-type="float">
            <text:p>1</text:p>
          </table:table-cell>
          <table:table-cell table:formula="of:=IF(ISERROR([.E52]);1;[.E5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4-quadratic/10x</text:p>
          </table:table-cell>
          <table:table-cell office:value-type="string" calcext:value-type="string">
            <text:p>1902.8 KB/s (1.00x)</text:p>
          </table:table-cell>
          <table:table-cell office:value-type="string" calcext:value-type="string">
            <text:p>1892.6 KB/s (1.01x)</text:p>
          </table:table-cell>
          <table:table-cell table:formula="of:=NUMBERVALUE(MID([.B53];SEARCH(&quot;(&quot;;[.B53]) + 1; 4); &quot;.&quot;)" office:value-type="float" office:value="1" calcext:value-type="float">
            <text:p>1</text:p>
          </table:table-cell>
          <table:table-cell table:formula="of:=NUMBERVALUE(MID([.C53];SEARCH(&quot;(&quot;;[.C53]) + 1; 4); &quot;.&quot;)" office:value-type="float" office:value="1.01" calcext:value-type="float">
            <text:p>1.01</text:p>
          </table:table-cell>
          <table:table-cell table:formula="of:=IF(ISERROR([.D53]);1;[.D53])" office:value-type="float" office:value="1" calcext:value-type="float">
            <text:p>1</text:p>
          </table:table-cell>
          <table:table-cell table:formula="of:=IF(ISERROR([.E53]);1;[.E53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ctionary/compile/english</text:p>
          </table:table-cell>
          <table:table-cell office:value-type="string" calcext:value-type="string">
            <text:p>192.78ms (1.01x)</text:p>
          </table:table-cell>
          <table:table-cell office:value-type="string" calcext:value-type="string">
            <text:p>190.18ms (1.00x)</text:p>
          </table:table-cell>
          <table:table-cell table:formula="of:=NUMBERVALUE(MID([.B54];SEARCH(&quot;(&quot;;[.B54]) + 1; 4); &quot;.&quot;)" office:value-type="float" office:value="1.01" calcext:value-type="float">
            <text:p>1.01</text:p>
          </table:table-cell>
          <table:table-cell table:formula="of:=NUMBERVALUE(MID([.C54];SEARCH(&quot;(&quot;;[.C54]) + 1; 4); &quot;.&quot;)" office:value-type="float" office:value="1" calcext:value-type="float">
            <text:p>1</text:p>
          </table:table-cell>
          <table:table-cell table:formula="of:=IF(ISERROR([.D54]);1;[.D54])" office:value-type="float" office:value="1.01" calcext:value-type="float">
            <text:p>1.01</text:p>
          </table:table-cell>
          <table:table-cell table:formula="of:=IF(ISERROR([.E54]);1;[.E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tionary/compile/english-10</text:p>
          </table:table-cell>
          <table:table-cell office:value-type="string" calcext:value-type="string">
            <text:p>66.95ms (1.00x)</text:p>
          </table:table-cell>
          <table:table-cell office:value-type="string" calcext:value-type="string">
            <text:p>72.86ms (1.09x)</text:p>
          </table:table-cell>
          <table:table-cell table:formula="of:=NUMBERVALUE(MID([.B55];SEARCH(&quot;(&quot;;[.B55]) + 1; 4); &quot;.&quot;)" office:value-type="float" office:value="1" calcext:value-type="float">
            <text:p>1</text:p>
          </table:table-cell>
          <table:table-cell table:formula="of:=NUMBERVALUE(MID([.C55];SEARCH(&quot;(&quot;;[.C55]) + 1; 4); &quot;.&quot;)" office:value-type="float" office:value="1.09" calcext:value-type="float">
            <text:p>1.09</text:p>
          </table:table-cell>
          <table:table-cell table:formula="of:=IF(ISERROR([.D55]);1;[.D55])" office:value-type="float" office:value="1" calcext:value-type="float">
            <text:p>1</text:p>
          </table:table-cell>
          <table:table-cell table:formula="of:=IF(ISERROR([.E55]);1;[.E55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ictionary/compile/english-15</text:p>
          </table:table-cell>
          <table:table-cell office:value-type="string" calcext:value-type="string">
            <text:p>6.77ms (1.00x)</text:p>
          </table:table-cell>
          <table:table-cell office:value-type="string" calcext:value-type="string">
            <text:p>6.78ms (1.00x)</text:p>
          </table:table-cell>
          <table:table-cell table:formula="of:=NUMBERVALUE(MID([.B56];SEARCH(&quot;(&quot;;[.B56]) + 1; 4); &quot;.&quot;)" office:value-type="float" office:value="1" calcext:value-type="float">
            <text:p>1</text:p>
          </table:table-cell>
          <table:table-cell table:formula="of:=NUMBERVALUE(MID([.C56];SEARCH(&quot;(&quot;;[.C56]) + 1; 4); &quot;.&quot;)" office:value-type="float" office:value="1" calcext:value-type="float">
            <text:p>1</text:p>
          </table:table-cell>
          <table:table-cell table:formula="of:=IF(ISERROR([.D56]);1;[.D56])" office:value-type="float" office:value="1" calcext:value-type="float">
            <text:p>1</text:p>
          </table:table-cell>
          <table:table-cell table:formula="of:=IF(ISERROR([.E56]);1;[.E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tionary/search/english</text:p>
          </table:table-cell>
          <table:table-cell office:value-type="string" calcext:value-type="string">
            <text:p>113.0 MB/s (1.00x)</text:p>
          </table:table-cell>
          <table:table-cell office:value-type="string" calcext:value-type="string">
            <text:p>108.7 MB/s (1.04x)</text:p>
          </table:table-cell>
          <table:table-cell table:formula="of:=NUMBERVALUE(MID([.B57];SEARCH(&quot;(&quot;;[.B57]) + 1; 4); &quot;.&quot;)" office:value-type="float" office:value="1" calcext:value-type="float">
            <text:p>1</text:p>
          </table:table-cell>
          <table:table-cell table:formula="of:=NUMBERVALUE(MID([.C57];SEARCH(&quot;(&quot;;[.C57]) + 1; 4); &quot;.&quot;)" office:value-type="float" office:value="1.04" calcext:value-type="float">
            <text:p>1.04</text:p>
          </table:table-cell>
          <table:table-cell table:formula="of:=IF(ISERROR([.D57]);1;[.D57])" office:value-type="float" office:value="1" calcext:value-type="float">
            <text:p>1</text:p>
          </table:table-cell>
          <table:table-cell table:formula="of:=IF(ISERROR([.E57]);1;[.E57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ctionary/search/english-tiny</text:p>
          </table:table-cell>
          <table:table-cell office:value-type="string" calcext:value-type="string">
            <text:p>196.6 MB/s (1.00x)</text:p>
          </table:table-cell>
          <table:table-cell office:value-type="string" calcext:value-type="string">
            <text:p>195.4 MB/s (1.01x)</text:p>
          </table:table-cell>
          <table:table-cell table:formula="of:=NUMBERVALUE(MID([.B58];SEARCH(&quot;(&quot;;[.B58]) + 1; 4); &quot;.&quot;)" office:value-type="float" office:value="1" calcext:value-type="float">
            <text:p>1</text:p>
          </table:table-cell>
          <table:table-cell table:formula="of:=NUMBERVALUE(MID([.C58];SEARCH(&quot;(&quot;;[.C58]) + 1; 4); &quot;.&quot;)" office:value-type="float" office:value="1.01" calcext:value-type="float">
            <text:p>1.01</text:p>
          </table:table-cell>
          <table:table-cell table:formula="of:=IF(ISERROR([.D58]);1;[.D58])" office:value-type="float" office:value="1" calcext:value-type="float">
            <text:p>1</text:p>
          </table:table-cell>
          <table:table-cell table:formula="of:=IF(ISERROR([.E58]);1;[.E5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ctionary/search/english-10</text:p>
          </table:table-cell>
          <table:table-cell office:value-type="string" calcext:value-type="string">
            <text:p>180.5 MB/s (1.00x)</text:p>
          </table:table-cell>
          <table:table-cell office:value-type="string" calcext:value-type="string">
            <text:p>175.9 MB/s (1.03x)</text:p>
          </table:table-cell>
          <table:table-cell table:formula="of:=NUMBERVALUE(MID([.B59];SEARCH(&quot;(&quot;;[.B59]) + 1; 4); &quot;.&quot;)" office:value-type="float" office:value="1" calcext:value-type="float">
            <text:p>1</text:p>
          </table:table-cell>
          <table:table-cell table:formula="of:=NUMBERVALUE(MID([.C59];SEARCH(&quot;(&quot;;[.C59]) + 1; 4); &quot;.&quot;)" office:value-type="float" office:value="1.03" calcext:value-type="float">
            <text:p>1.03</text:p>
          </table:table-cell>
          <table:table-cell table:formula="of:=IF(ISERROR([.D59]);1;[.D59])" office:value-type="float" office:value="1" calcext:value-type="float">
            <text:p>1</text:p>
          </table:table-cell>
          <table:table-cell table:formula="of:=IF(ISERROR([.E59]);1;[.E59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dictionary/search/english-15</text:p>
          </table:table-cell>
          <table:table-cell office:value-type="string" calcext:value-type="string">
            <text:p>783.1 MB/s (1.00x)</text:p>
          </table:table-cell>
          <table:table-cell office:value-type="string" calcext:value-type="string">
            <text:p>785.4 MB/s (1.00x)</text:p>
          </table:table-cell>
          <table:table-cell table:formula="of:=NUMBERVALUE(MID([.B60];SEARCH(&quot;(&quot;;[.B60]) + 1; 4); &quot;.&quot;)" office:value-type="float" office:value="1" calcext:value-type="float">
            <text:p>1</text:p>
          </table:table-cell>
          <table:table-cell table:formula="of:=NUMBERVALUE(MID([.C60];SEARCH(&quot;(&quot;;[.C60]) + 1; 4); &quot;.&quot;)" office:value-type="float" office:value="1" calcext:value-type="float">
            <text:p>1</text:p>
          </table:table-cell>
          <table:table-cell table:formula="of:=IF(ISERROR([.D60]);1;[.D60])" office:value-type="float" office:value="1" calcext:value-type="float">
            <text:p>1</text:p>
          </table:table-cell>
          <table:table-cell table:formula="of:=IF(ISERROR([.E60]);1;[.E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ly/awyer-inn-busted</text:p>
          </table:table-cell>
          <table:table-cell office:value-type="string" calcext:value-type="string">
            <text:p>179.0 MB/s (1.00x)</text:p>
          </table:table-cell>
          <table:table-cell office:value-type="string" calcext:value-type="string">
            <text:p>177.6 MB/s (1.01x)</text:p>
          </table:table-cell>
          <table:table-cell table:formula="of:=NUMBERVALUE(MID([.B61];SEARCH(&quot;(&quot;;[.B61]) + 1; 4); &quot;.&quot;)" office:value-type="float" office:value="1" calcext:value-type="float">
            <text:p>1</text:p>
          </table:table-cell>
          <table:table-cell table:formula="of:=NUMBERVALUE(MID([.C61];SEARCH(&quot;(&quot;;[.C61]) + 1; 4); &quot;.&quot;)" office:value-type="float" office:value="1.01" calcext:value-type="float">
            <text:p>1.01</text:p>
          </table:table-cell>
          <table:table-cell table:formula="of:=IF(ISERROR([.D61]);1;[.D61])" office:value-type="float" office:value="1" calcext:value-type="float">
            <text:p>1</text:p>
          </table:table-cell>
          <table:table-cell table:formula="of:=IF(ISERROR([.E61]);1;[.E6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folly/literal-never-match-rare</text:p>
          </table:table-cell>
          <table:table-cell office:value-type="string" calcext:value-type="string">
            <text:p>54.2 GB/s (1.01x)</text:p>
          </table:table-cell>
          <table:table-cell office:value-type="string" calcext:value-type="string">
            <text:p>54.7 GB/s (1.00x)</text:p>
          </table:table-cell>
          <table:table-cell table:formula="of:=NUMBERVALUE(MID([.B62];SEARCH(&quot;(&quot;;[.B62]) + 1; 4); &quot;.&quot;)" office:value-type="float" office:value="1.01" calcext:value-type="float">
            <text:p>1.01</text:p>
          </table:table-cell>
          <table:table-cell table:formula="of:=NUMBERVALUE(MID([.C62];SEARCH(&quot;(&quot;;[.C62]) + 1; 4); &quot;.&quot;)" office:value-type="float" office:value="1" calcext:value-type="float">
            <text:p>1</text:p>
          </table:table-cell>
          <table:table-cell table:formula="of:=IF(ISERROR([.D62]);1;[.D62])" office:value-type="float" office:value="1.01" calcext:value-type="float">
            <text:p>1.01</text:p>
          </table:table-cell>
          <table:table-cell table:formula="of:=IF(ISERROR([.E62]);1;[.E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ly/literal-never-match-frequent</text:p>
          </table:table-cell>
          <table:table-cell office:value-type="string" calcext:value-type="string">
            <text:p>54.4 GB/s (1.00x)</text:p>
          </table:table-cell>
          <table:table-cell office:value-type="string" calcext:value-type="string">
            <text:p>52.3 GB/s (1.04x)</text:p>
          </table:table-cell>
          <table:table-cell table:formula="of:=NUMBERVALUE(MID([.B63];SEARCH(&quot;(&quot;;[.B63]) + 1; 4); &quot;.&quot;)" office:value-type="float" office:value="1" calcext:value-type="float">
            <text:p>1</text:p>
          </table:table-cell>
          <table:table-cell table:formula="of:=NUMBERVALUE(MID([.C63];SEARCH(&quot;(&quot;;[.C63]) + 1; 4); &quot;.&quot;)" office:value-type="float" office:value="1.04" calcext:value-type="float">
            <text:p>1.04</text:p>
          </table:table-cell>
          <table:table-cell table:formula="of:=IF(ISERROR([.D63]);1;[.D63])" office:value-type="float" office:value="1" calcext:value-type="float">
            <text:p>1</text:p>
          </table:table-cell>
          <table:table-cell table:formula="of:=IF(ISERROR([.E63]);1;[.E63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folly/literal-never-match-tricksy</text:p>
          </table:table-cell>
          <table:table-cell office:value-type="string" calcext:value-type="string">
            <text:p>7.6 GB/s (1.00x)</text:p>
          </table:table-cell>
          <table:table-cell office:value-type="string" calcext:value-type="string">
            <text:p>7.5 GB/s (1.02x)</text:p>
          </table:table-cell>
          <table:table-cell table:formula="of:=NUMBERVALUE(MID([.B64];SEARCH(&quot;(&quot;;[.B64]) + 1; 4); &quot;.&quot;)" office:value-type="float" office:value="1" calcext:value-type="float">
            <text:p>1</text:p>
          </table:table-cell>
          <table:table-cell table:formula="of:=NUMBERVALUE(MID([.C64];SEARCH(&quot;(&quot;;[.C64]) + 1; 4); &quot;.&quot;)" office:value-type="float" office:value="1.02" calcext:value-type="float">
            <text:p>1.02</text:p>
          </table:table-cell>
          <table:table-cell table:formula="of:=IF(ISERROR([.D64]);1;[.D64])" office:value-type="float" office:value="1" calcext:value-type="float">
            <text:p>1</text:p>
          </table:table-cell>
          <table:table-cell table:formula="of:=IF(ISERROR([.E64]);1;[.E64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grep/every-line</text:p>
          </table:table-cell>
          <table:table-cell office:value-type="string" calcext:value-type="string">
            <text:p>2.2 GB/s (1.00x)</text:p>
          </table:table-cell>
          <table:table-cell office:value-type="string" calcext:value-type="string">
            <text:p>2.2 GB/s (1.02x)</text:p>
          </table:table-cell>
          <table:table-cell table:formula="of:=NUMBERVALUE(MID([.B65];SEARCH(&quot;(&quot;;[.B65]) + 1; 4); &quot;.&quot;)" office:value-type="float" office:value="1" calcext:value-type="float">
            <text:p>1</text:p>
          </table:table-cell>
          <table:table-cell table:formula="of:=NUMBERVALUE(MID([.C65];SEARCH(&quot;(&quot;;[.C65]) + 1; 4); &quot;.&quot;)" office:value-type="float" office:value="1.02" calcext:value-type="float">
            <text:p>1.02</text:p>
          </table:table-cell>
          <table:table-cell table:formula="of:=IF(ISERROR([.D65]);1;[.D65])" office:value-type="float" office:value="1" calcext:value-type="float">
            <text:p>1</text:p>
          </table:table-cell>
          <table:table-cell table:formula="of:=IF(ISERROR([.E65]);1;[.E65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grep/long-words-ascii</text:p>
          </table:table-cell>
          <table:table-cell office:value-type="string" calcext:value-type="string">
            <text:p>930.3 MB/s (1.00x)</text:p>
          </table:table-cell>
          <table:table-cell office:value-type="string" calcext:value-type="string">
            <text:p>931.5 MB/s (1.00x)</text:p>
          </table:table-cell>
          <table:table-cell table:formula="of:=NUMBERVALUE(MID([.B66];SEARCH(&quot;(&quot;;[.B66]) + 1; 4); &quot;.&quot;)" office:value-type="float" office:value="1" calcext:value-type="float">
            <text:p>1</text:p>
          </table:table-cell>
          <table:table-cell table:formula="of:=NUMBERVALUE(MID([.C66];SEARCH(&quot;(&quot;;[.C66]) + 1; 4); &quot;.&quot;)" office:value-type="float" office:value="1" calcext:value-type="float">
            <text:p>1</text:p>
          </table:table-cell>
          <table:table-cell table:formula="of:=IF(ISERROR([.D66]);1;[.D66])" office:value-type="float" office:value="1" calcext:value-type="float">
            <text:p>1</text:p>
          </table:table-cell>
          <table:table-cell table:formula="of:=IF(ISERROR([.E66]);1;[.E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p/long-words-unicode</text:p>
          </table:table-cell>
          <table:table-cell office:value-type="string" calcext:value-type="string">
            <text:p>899.4 MB/s (1.00x)</text:p>
          </table:table-cell>
          <table:table-cell office:value-type="string" calcext:value-type="string">
            <text:p>898.3 MB/s (1.00x)</text:p>
          </table:table-cell>
          <table:table-cell table:formula="of:=NUMBERVALUE(MID([.B67];SEARCH(&quot;(&quot;;[.B67]) + 1; 4); &quot;.&quot;)" office:value-type="float" office:value="1" calcext:value-type="float">
            <text:p>1</text:p>
          </table:table-cell>
          <table:table-cell table:formula="of:=NUMBERVALUE(MID([.C67];SEARCH(&quot;(&quot;;[.C67]) + 1; 4); &quot;.&quot;)" office:value-type="float" office:value="1" calcext:value-type="float">
            <text:p>1</text:p>
          </table:table-cell>
          <table:table-cell table:formula="of:=IF(ISERROR([.D67]);1;[.D67])" office:value-type="float" office:value="1" calcext:value-type="float">
            <text:p>1</text:p>
          </table:table-cell>
          <table:table-cell table:formula="of:=IF(ISERROR([.E67]);1;[.E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english-nosom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68];SEARCH(&quot;(&quot;;[.B68]) + 1; 4); &quot;.&quot;)" office:value-type="float" office:value="1" calcext:value-type="float">
            <text:p>1</text:p>
          </table:table-cell>
          <table:table-cell table:formula="of:=NUMBERVALUE(MID([.C68];SEARCH(&quot;(&quot;;[.C68]) + 1; 4); &quot;.&quot;)" office:value-type="float" office:value="1" calcext:value-type="float">
            <text:p>1</text:p>
          </table:table-cell>
          <table:table-cell table:formula="of:=IF(ISERROR([.D68]);1;[.D68])" office:value-type="float" office:value="1" calcext:value-type="float">
            <text:p>1</text:p>
          </table:table-cell>
          <table:table-cell table:formula="of:=IF(ISERROR([.E68]);1;[.E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english-som</text:p>
          </table:table-cell>
          <table:table-cell office:value-type="string" calcext:value-type="string">
            <text:p>55.0 GB/s (1.00x)</text:p>
          </table:table-cell>
          <table:table-cell office:value-type="string" calcext:value-type="string">
            <text:p>54.8 GB/s (1.00x)</text:p>
          </table:table-cell>
          <table:table-cell table:formula="of:=NUMBERVALUE(MID([.B69];SEARCH(&quot;(&quot;;[.B69]) + 1; 4); &quot;.&quot;)" office:value-type="float" office:value="1" calcext:value-type="float">
            <text:p>1</text:p>
          </table:table-cell>
          <table:table-cell table:formula="of:=NUMBERVALUE(MID([.C69];SEARCH(&quot;(&quot;;[.C69]) + 1; 4); &quot;.&quot;)" office:value-type="float" office:value="1" calcext:value-type="float">
            <text:p>1</text:p>
          </table:table-cell>
          <table:table-cell table:formula="of:=IF(ISERROR([.D69]);1;[.D69])" office:value-type="float" office:value="1" calcext:value-type="float">
            <text:p>1</text:p>
          </table:table-cell>
          <table:table-cell table:formula="of:=IF(ISERROR([.E69]);1;[.E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casei-english-nosom</text:p>
          </table:table-cell>
          <table:table-cell table:number-columns-repeated="2" office:value-type="string" calcext:value-type="string">
            <text:p>16.4 GB/s (1.00x)</text:p>
          </table:table-cell>
          <table:table-cell table:formula="of:=NUMBERVALUE(MID([.B70];SEARCH(&quot;(&quot;;[.B70]) + 1; 4); &quot;.&quot;)" office:value-type="float" office:value="1" calcext:value-type="float">
            <text:p>1</text:p>
          </table:table-cell>
          <table:table-cell table:formula="of:=NUMBERVALUE(MID([.C70];SEARCH(&quot;(&quot;;[.C70]) + 1; 4); &quot;.&quot;)" office:value-type="float" office:value="1" calcext:value-type="float">
            <text:p>1</text:p>
          </table:table-cell>
          <table:table-cell table:formula="of:=IF(ISERROR([.D70]);1;[.D70])" office:value-type="float" office:value="1" calcext:value-type="float">
            <text:p>1</text:p>
          </table:table-cell>
          <table:table-cell table:formula="of:=IF(ISERROR([.E70]);1;[.E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casei-english-som</text:p>
          </table:table-cell>
          <table:table-cell office:value-type="string" calcext:value-type="string">
            <text:p>16.8 GB/s (1.00x)</text:p>
          </table:table-cell>
          <table:table-cell office:value-type="string" calcext:value-type="string">
            <text:p>16.4 GB/s (1.02x)</text:p>
          </table:table-cell>
          <table:table-cell table:formula="of:=NUMBERVALUE(MID([.B71];SEARCH(&quot;(&quot;;[.B71]) + 1; 4); &quot;.&quot;)" office:value-type="float" office:value="1" calcext:value-type="float">
            <text:p>1</text:p>
          </table:table-cell>
          <table:table-cell table:formula="of:=NUMBERVALUE(MID([.C71];SEARCH(&quot;(&quot;;[.C71]) + 1; 4); &quot;.&quot;)" office:value-type="float" office:value="1.02" calcext:value-type="float">
            <text:p>1.02</text:p>
          </table:table-cell>
          <table:table-cell table:formula="of:=IF(ISERROR([.D71]);1;[.D71])" office:value-type="float" office:value="1" calcext:value-type="float">
            <text:p>1</text:p>
          </table:table-cell>
          <table:table-cell table:formula="of:=IF(ISERROR([.E71]);1;[.E71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hyperscan/literal-russian-nosom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72];SEARCH(&quot;(&quot;;[.B72]) + 1; 4); &quot;.&quot;)" office:value-type="float" office:value="1" calcext:value-type="float">
            <text:p>1</text:p>
          </table:table-cell>
          <table:table-cell table:formula="of:=NUMBERVALUE(MID([.C72];SEARCH(&quot;(&quot;;[.C72]) + 1; 4); &quot;.&quot;)" office:value-type="float" office:value="1" calcext:value-type="float">
            <text:p>1</text:p>
          </table:table-cell>
          <table:table-cell table:formula="of:=IF(ISERROR([.D72]);1;[.D72])" office:value-type="float" office:value="1" calcext:value-type="float">
            <text:p>1</text:p>
          </table:table-cell>
          <table:table-cell table:formula="of:=IF(ISERROR([.E72]);1;[.E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russian-som</text:p>
          </table:table-cell>
          <table:table-cell office:value-type="string" calcext:value-type="string">
            <text:p>36.3 GB/s (1.51x)</text:p>
          </table:table-cell>
          <table:table-cell office:value-type="string" calcext:value-type="string">
            <text:p>54.8 GB/s (1.00x)</text:p>
          </table:table-cell>
          <table:table-cell table:formula="of:=NUMBERVALUE(MID([.B73];SEARCH(&quot;(&quot;;[.B73]) + 1; 4); &quot;.&quot;)" office:value-type="float" office:value="1.51" calcext:value-type="float">
            <text:p>1.51</text:p>
          </table:table-cell>
          <table:table-cell table:formula="of:=NUMBERVALUE(MID([.C73];SEARCH(&quot;(&quot;;[.C73]) + 1; 4); &quot;.&quot;)" office:value-type="float" office:value="1" calcext:value-type="float">
            <text:p>1</text:p>
          </table:table-cell>
          <table:table-cell table:formula="of:=IF(ISERROR([.D73]);1;[.D73])" office:value-type="float" office:value="1.51" calcext:value-type="float">
            <text:p>1.51</text:p>
          </table:table-cell>
          <table:table-cell table:formula="of:=IF(ISERROR([.E73]);1;[.E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casei-russian-nosom</text:p>
          </table:table-cell>
          <table:table-cell office:value-type="string" calcext:value-type="string">
            <text:p>13.1 GB/s (1.01x)</text:p>
          </table:table-cell>
          <table:table-cell office:value-type="string" calcext:value-type="string">
            <text:p>13.3 GB/s (1.00x)</text:p>
          </table:table-cell>
          <table:table-cell table:formula="of:=NUMBERVALUE(MID([.B74];SEARCH(&quot;(&quot;;[.B74]) + 1; 4); &quot;.&quot;)" office:value-type="float" office:value="1.01" calcext:value-type="float">
            <text:p>1.01</text:p>
          </table:table-cell>
          <table:table-cell table:formula="of:=NUMBERVALUE(MID([.C74];SEARCH(&quot;(&quot;;[.C74]) + 1; 4); &quot;.&quot;)" office:value-type="float" office:value="1" calcext:value-type="float">
            <text:p>1</text:p>
          </table:table-cell>
          <table:table-cell table:formula="of:=IF(ISERROR([.D74]);1;[.D74])" office:value-type="float" office:value="1.01" calcext:value-type="float">
            <text:p>1.01</text:p>
          </table:table-cell>
          <table:table-cell table:formula="of:=IF(ISERROR([.E74]);1;[.E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casei-russian-som</text:p>
          </table:table-cell>
          <table:table-cell office:value-type="string" calcext:value-type="string">
            <text:p>13.1 GB/s (1.01x)</text:p>
          </table:table-cell>
          <table:table-cell office:value-type="string" calcext:value-type="string">
            <text:p>13.3 GB/s (1.00x)</text:p>
          </table:table-cell>
          <table:table-cell table:formula="of:=NUMBERVALUE(MID([.B75];SEARCH(&quot;(&quot;;[.B75]) + 1; 4); &quot;.&quot;)" office:value-type="float" office:value="1.01" calcext:value-type="float">
            <text:p>1.01</text:p>
          </table:table-cell>
          <table:table-cell table:formula="of:=NUMBERVALUE(MID([.C75];SEARCH(&quot;(&quot;;[.C75]) + 1; 4); &quot;.&quot;)" office:value-type="float" office:value="1" calcext:value-type="float">
            <text:p>1</text:p>
          </table:table-cell>
          <table:table-cell table:formula="of:=IF(ISERROR([.D75]);1;[.D75])" office:value-type="float" office:value="1.01" calcext:value-type="float">
            <text:p>1.01</text:p>
          </table:table-cell>
          <table:table-cell table:formula="of:=IF(ISERROR([.E75]);1;[.E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suffix-nosom</text:p>
          </table:table-cell>
          <table:table-cell office:value-type="string" calcext:value-type="string">
            <text:p>20.5 GB/s (1.00x)</text:p>
          </table:table-cell>
          <table:table-cell office:value-type="string" calcext:value-type="string">
            <text:p>17.4 GB/s (1.18x)</text:p>
          </table:table-cell>
          <table:table-cell table:formula="of:=NUMBERVALUE(MID([.B76];SEARCH(&quot;(&quot;;[.B76]) + 1; 4); &quot;.&quot;)" office:value-type="float" office:value="1" calcext:value-type="float">
            <text:p>1</text:p>
          </table:table-cell>
          <table:table-cell table:formula="of:=NUMBERVALUE(MID([.C76];SEARCH(&quot;(&quot;;[.C76]) + 1; 4); &quot;.&quot;)" office:value-type="float" office:value="1.18" calcext:value-type="float">
            <text:p>1.18</text:p>
          </table:table-cell>
          <table:table-cell table:formula="of:=IF(ISERROR([.D76]);1;[.D76])" office:value-type="float" office:value="1" calcext:value-type="float">
            <text:p>1</text:p>
          </table:table-cell>
          <table:table-cell table:formula="of:=IF(ISERROR([.E76]);1;[.E76])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hyperscan/literal-suffix-som</text:p>
          </table:table-cell>
          <table:table-cell office:value-type="string" calcext:value-type="string">
            <text:p>17.8 GB/s (1.00x)</text:p>
          </table:table-cell>
          <table:table-cell office:value-type="string" calcext:value-type="string">
            <text:p>17.7 GB/s (1.00x)</text:p>
          </table:table-cell>
          <table:table-cell table:formula="of:=NUMBERVALUE(MID([.B77];SEARCH(&quot;(&quot;;[.B77]) + 1; 4); &quot;.&quot;)" office:value-type="float" office:value="1" calcext:value-type="float">
            <text:p>1</text:p>
          </table:table-cell>
          <table:table-cell table:formula="of:=NUMBERVALUE(MID([.C77];SEARCH(&quot;(&quot;;[.C77]) + 1; 4); &quot;.&quot;)" office:value-type="float" office:value="1" calcext:value-type="float">
            <text:p>1</text:p>
          </table:table-cell>
          <table:table-cell table:formula="of:=IF(ISERROR([.D77]);1;[.D77])" office:value-type="float" office:value="1" calcext:value-type="float">
            <text:p>1</text:p>
          </table:table-cell>
          <table:table-cell table:formula="of:=IF(ISERROR([.E77]);1;[.E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inner-nosom</text:p>
          </table:table-cell>
          <table:table-cell office:value-type="string" calcext:value-type="string">
            <text:p>21.9 GB/s (1.01x)</text:p>
          </table:table-cell>
          <table:table-cell office:value-type="string" calcext:value-type="string">
            <text:p>22.0 GB/s (1.00x)</text:p>
          </table:table-cell>
          <table:table-cell table:formula="of:=NUMBERVALUE(MID([.B78];SEARCH(&quot;(&quot;;[.B78]) + 1; 4); &quot;.&quot;)" office:value-type="float" office:value="1.01" calcext:value-type="float">
            <text:p>1.01</text:p>
          </table:table-cell>
          <table:table-cell table:formula="of:=NUMBERVALUE(MID([.C78];SEARCH(&quot;(&quot;;[.C78]) + 1; 4); &quot;.&quot;)" office:value-type="float" office:value="1" calcext:value-type="float">
            <text:p>1</text:p>
          </table:table-cell>
          <table:table-cell table:formula="of:=IF(ISERROR([.D78]);1;[.D78])" office:value-type="float" office:value="1.01" calcext:value-type="float">
            <text:p>1.01</text:p>
          </table:table-cell>
          <table:table-cell table:formula="of:=IF(ISERROR([.E78]);1;[.E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inner-som</text:p>
          </table:table-cell>
          <table:table-cell office:value-type="string" calcext:value-type="string">
            <text:p>17.6 GB/s (1.18x)</text:p>
          </table:table-cell>
          <table:table-cell office:value-type="string" calcext:value-type="string">
            <text:p>20.8 GB/s (1.00x)</text:p>
          </table:table-cell>
          <table:table-cell table:formula="of:=NUMBERVALUE(MID([.B79];SEARCH(&quot;(&quot;;[.B79]) + 1; 4); &quot;.&quot;)" office:value-type="float" office:value="1.18" calcext:value-type="float">
            <text:p>1.18</text:p>
          </table:table-cell>
          <table:table-cell table:formula="of:=NUMBERVALUE(MID([.C79];SEARCH(&quot;(&quot;;[.C79]) + 1; 4); &quot;.&quot;)" office:value-type="float" office:value="1" calcext:value-type="float">
            <text:p>1</text:p>
          </table:table-cell>
          <table:table-cell table:formula="of:=IF(ISERROR([.D79]);1;[.D79])" office:value-type="float" office:value="1.18" calcext:value-type="float">
            <text:p>1.18</text:p>
          </table:table-cell>
          <table:table-cell table:formula="of:=IF(ISERROR([.E79]);1;[.E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fixed-length-words-nosom</text:p>
          </table:table-cell>
          <table:table-cell office:value-type="string" calcext:value-type="string">
            <text:p>917.8 MB/s (1.00x)</text:p>
          </table:table-cell>
          <table:table-cell office:value-type="string" calcext:value-type="string">
            <text:p>914.6 MB/s (1.00x)</text:p>
          </table:table-cell>
          <table:table-cell table:formula="of:=NUMBERVALUE(MID([.B80];SEARCH(&quot;(&quot;;[.B80]) + 1; 4); &quot;.&quot;)" office:value-type="float" office:value="1" calcext:value-type="float">
            <text:p>1</text:p>
          </table:table-cell>
          <table:table-cell table:formula="of:=NUMBERVALUE(MID([.C80];SEARCH(&quot;(&quot;;[.C80]) + 1; 4); &quot;.&quot;)" office:value-type="float" office:value="1" calcext:value-type="float">
            <text:p>1</text:p>
          </table:table-cell>
          <table:table-cell table:formula="of:=IF(ISERROR([.D80]);1;[.D80])" office:value-type="float" office:value="1" calcext:value-type="float">
            <text:p>1</text:p>
          </table:table-cell>
          <table:table-cell table:formula="of:=IF(ISERROR([.E80]);1;[.E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fixed-length-words-som</text:p>
          </table:table-cell>
          <table:table-cell office:value-type="string" calcext:value-type="string">
            <text:p>912.0 MB/s (1.00x)</text:p>
          </table:table-cell>
          <table:table-cell office:value-type="string" calcext:value-type="string">
            <text:p>908.9 MB/s (1.00x)</text:p>
          </table:table-cell>
          <table:table-cell table:formula="of:=NUMBERVALUE(MID([.B81];SEARCH(&quot;(&quot;;[.B81]) + 1; 4); &quot;.&quot;)" office:value-type="float" office:value="1" calcext:value-type="float">
            <text:p>1</text:p>
          </table:table-cell>
          <table:table-cell table:formula="of:=NUMBERVALUE(MID([.C81];SEARCH(&quot;(&quot;;[.C81]) + 1; 4); &quot;.&quot;)" office:value-type="float" office:value="1" calcext:value-type="float">
            <text:p>1</text:p>
          </table:table-cell>
          <table:table-cell table:formula="of:=IF(ISERROR([.D81]);1;[.D81])" office:value-type="float" office:value="1" calcext:value-type="float">
            <text:p>1</text:p>
          </table:table-cell>
          <table:table-cell table:formula="of:=IF(ISERROR([.E81]);1;[.E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fixed-length-words-unicode-nosom</text:p>
          </table:table-cell>
          <table:table-cell office:value-type="string" calcext:value-type="string">
            <text:p>917.7 MB/s (1.00x)</text:p>
          </table:table-cell>
          <table:table-cell office:value-type="string" calcext:value-type="string">
            <text:p>917.5 MB/s (1.00x)</text:p>
          </table:table-cell>
          <table:table-cell table:formula="of:=NUMBERVALUE(MID([.B82];SEARCH(&quot;(&quot;;[.B82]) + 1; 4); &quot;.&quot;)" office:value-type="float" office:value="1" calcext:value-type="float">
            <text:p>1</text:p>
          </table:table-cell>
          <table:table-cell table:formula="of:=NUMBERVALUE(MID([.C82];SEARCH(&quot;(&quot;;[.C82]) + 1; 4); &quot;.&quot;)" office:value-type="float" office:value="1" calcext:value-type="float">
            <text:p>1</text:p>
          </table:table-cell>
          <table:table-cell table:formula="of:=IF(ISERROR([.D82]);1;[.D82])" office:value-type="float" office:value="1" calcext:value-type="float">
            <text:p>1</text:p>
          </table:table-cell>
          <table:table-cell table:formula="of:=IF(ISERROR([.E82]);1;[.E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wain</text:p>
          </table:table-cell>
          <table:table-cell office:value-type="string" calcext:value-type="string">
            <text:p>45.4 GB/s (1.02x)</text:p>
          </table:table-cell>
          <table:table-cell office:value-type="string" calcext:value-type="string">
            <text:p>46.3 GB/s (1.00x)</text:p>
          </table:table-cell>
          <table:table-cell table:formula="of:=NUMBERVALUE(MID([.B83];SEARCH(&quot;(&quot;;[.B83]) + 1; 4); &quot;.&quot;)" office:value-type="float" office:value="1.02" calcext:value-type="float">
            <text:p>1.02</text:p>
          </table:table-cell>
          <table:table-cell table:formula="of:=NUMBERVALUE(MID([.C83];SEARCH(&quot;(&quot;;[.C83]) + 1; 4); &quot;.&quot;)" office:value-type="float" office:value="1" calcext:value-type="float">
            <text:p>1</text:p>
          </table:table-cell>
          <table:table-cell table:formula="of:=IF(ISERROR([.D83]);1;[.D83])" office:value-type="float" office:value="1.02" calcext:value-type="float">
            <text:p>1.02</text:p>
          </table:table-cell>
          <table:table-cell table:formula="of:=IF(ISERROR([.E83]);1;[.E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wain-insensitive</text:p>
          </table:table-cell>
          <table:table-cell office:value-type="string" calcext:value-type="string">
            <text:p>16.1 GB/s (1.00x)</text:p>
          </table:table-cell>
          <table:table-cell office:value-type="string" calcext:value-type="string">
            <text:p>16.0 GB/s (1.01x)</text:p>
          </table:table-cell>
          <table:table-cell table:formula="of:=NUMBERVALUE(MID([.B84];SEARCH(&quot;(&quot;;[.B84]) + 1; 4); &quot;.&quot;)" office:value-type="float" office:value="1" calcext:value-type="float">
            <text:p>1</text:p>
          </table:table-cell>
          <table:table-cell table:formula="of:=NUMBERVALUE(MID([.C84];SEARCH(&quot;(&quot;;[.C84]) + 1; 4); &quot;.&quot;)" office:value-type="float" office:value="1.01" calcext:value-type="float">
            <text:p>1.01</text:p>
          </table:table-cell>
          <table:table-cell table:formula="of:=IF(ISERROR([.D84]);1;[.D84])" office:value-type="float" office:value="1" calcext:value-type="float">
            <text:p>1</text:p>
          </table:table-cell>
          <table:table-cell table:formula="of:=IF(ISERROR([.E84]);1;[.E84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leipzig/shing</text:p>
          </table:table-cell>
          <table:table-cell office:value-type="string" calcext:value-type="string">
            <text:p>27.8 GB/s (1.00x)</text:p>
          </table:table-cell>
          <table:table-cell office:value-type="string" calcext:value-type="string">
            <text:p>22.1 GB/s (1.26x)</text:p>
          </table:table-cell>
          <table:table-cell table:formula="of:=NUMBERVALUE(MID([.B85];SEARCH(&quot;(&quot;;[.B85]) + 1; 4); &quot;.&quot;)" office:value-type="float" office:value="1" calcext:value-type="float">
            <text:p>1</text:p>
          </table:table-cell>
          <table:table-cell table:formula="of:=NUMBERVALUE(MID([.C85];SEARCH(&quot;(&quot;;[.C85]) + 1; 4); &quot;.&quot;)" office:value-type="float" office:value="1.26" calcext:value-type="float">
            <text:p>1.26</text:p>
          </table:table-cell>
          <table:table-cell table:formula="of:=IF(ISERROR([.D85]);1;[.D85])" office:value-type="float" office:value="1" calcext:value-type="float">
            <text:p>1</text:p>
          </table:table-cell>
          <table:table-cell table:formula="of:=IF(ISERROR([.E85]);1;[.E85])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imported/leipzig/huck-saw</text:p>
          </table:table-cell>
          <table:table-cell table:number-columns-repeated="2" office:value-type="string" calcext:value-type="string">
            <text:p>24.8 GB/s (1.00x)</text:p>
          </table:table-cell>
          <table:table-cell table:formula="of:=NUMBERVALUE(MID([.B86];SEARCH(&quot;(&quot;;[.B86]) + 1; 4); &quot;.&quot;)" office:value-type="float" office:value="1" calcext:value-type="float">
            <text:p>1</text:p>
          </table:table-cell>
          <table:table-cell table:formula="of:=NUMBERVALUE(MID([.C86];SEARCH(&quot;(&quot;;[.C86]) + 1; 4); &quot;.&quot;)" office:value-type="float" office:value="1" calcext:value-type="float">
            <text:p>1</text:p>
          </table:table-cell>
          <table:table-cell table:formula="of:=IF(ISERROR([.D86]);1;[.D86])" office:value-type="float" office:value="1" calcext:value-type="float">
            <text:p>1</text:p>
          </table:table-cell>
          <table:table-cell table:formula="of:=IF(ISERROR([.E86]);1;[.E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word-ending-nn</text:p>
          </table:table-cell>
          <table:table-cell office:value-type="string" calcext:value-type="string">
            <text:p>30.3 GB/s (1.01x)</text:p>
          </table:table-cell>
          <table:table-cell office:value-type="string" calcext:value-type="string">
            <text:p>30.5 GB/s (1.00x)</text:p>
          </table:table-cell>
          <table:table-cell table:formula="of:=NUMBERVALUE(MID([.B87];SEARCH(&quot;(&quot;;[.B87]) + 1; 4); &quot;.&quot;)" office:value-type="float" office:value="1.01" calcext:value-type="float">
            <text:p>1.01</text:p>
          </table:table-cell>
          <table:table-cell table:formula="of:=NUMBERVALUE(MID([.C87];SEARCH(&quot;(&quot;;[.C87]) + 1; 4); &quot;.&quot;)" office:value-type="float" office:value="1" calcext:value-type="float">
            <text:p>1</text:p>
          </table:table-cell>
          <table:table-cell table:formula="of:=IF(ISERROR([.D87]);1;[.D87])" office:value-type="float" office:value="1.01" calcext:value-type="float">
            <text:p>1.01</text:p>
          </table:table-cell>
          <table:table-cell table:formula="of:=IF(ISERROR([.E87]);1;[.E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certain-long-strings-ending-x</text:p>
          </table:table-cell>
          <table:table-cell office:value-type="string" calcext:value-type="string">
            <text:p>6.3 GB/s (1.02x)</text:p>
          </table:table-cell>
          <table:table-cell office:value-type="string" calcext:value-type="string">
            <text:p>6.4 GB/s (1.00x)</text:p>
          </table:table-cell>
          <table:table-cell table:formula="of:=NUMBERVALUE(MID([.B88];SEARCH(&quot;(&quot;;[.B88]) + 1; 4); &quot;.&quot;)" office:value-type="float" office:value="1.02" calcext:value-type="float">
            <text:p>1.02</text:p>
          </table:table-cell>
          <table:table-cell table:formula="of:=NUMBERVALUE(MID([.C88];SEARCH(&quot;(&quot;;[.C88]) + 1; 4); &quot;.&quot;)" office:value-type="float" office:value="1" calcext:value-type="float">
            <text:p>1</text:p>
          </table:table-cell>
          <table:table-cell table:formula="of:=IF(ISERROR([.D88]);1;[.D88])" office:value-type="float" office:value="1.02" calcext:value-type="float">
            <text:p>1.02</text:p>
          </table:table-cell>
          <table:table-cell table:formula="of:=IF(ISERROR([.E88]);1;[.E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om-sawyer-huckle-finn</text:p>
          </table:table-cell>
          <table:table-cell office:value-type="string" calcext:value-type="string">
            <text:p>22.9 GB/s (1.00x)</text:p>
          </table:table-cell>
          <table:table-cell office:value-type="string" calcext:value-type="string">
            <text:p>22.8 GB/s (1.00x)</text:p>
          </table:table-cell>
          <table:table-cell table:formula="of:=NUMBERVALUE(MID([.B89];SEARCH(&quot;(&quot;;[.B89]) + 1; 4); &quot;.&quot;)" office:value-type="float" office:value="1" calcext:value-type="float">
            <text:p>1</text:p>
          </table:table-cell>
          <table:table-cell table:formula="of:=NUMBERVALUE(MID([.C89];SEARCH(&quot;(&quot;;[.C89]) + 1; 4); &quot;.&quot;)" office:value-type="float" office:value="1" calcext:value-type="float">
            <text:p>1</text:p>
          </table:table-cell>
          <table:table-cell table:formula="of:=IF(ISERROR([.D89]);1;[.D89])" office:value-type="float" office:value="1" calcext:value-type="float">
            <text:p>1</text:p>
          </table:table-cell>
          <table:table-cell table:formula="of:=IF(ISERROR([.E89]);1;[.E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om-sawyer-huckle-fin-insensitive</text:p>
          </table:table-cell>
          <table:table-cell office:value-type="string" calcext:value-type="string">
            <text:p>1399.8 MB/s (1.01x)</text:p>
          </table:table-cell>
          <table:table-cell office:value-type="string" calcext:value-type="string">
            <text:p>1414.1 MB/s (1.00x)</text:p>
          </table:table-cell>
          <table:table-cell table:formula="of:=NUMBERVALUE(MID([.B90];SEARCH(&quot;(&quot;;[.B90]) + 1; 4); &quot;.&quot;)" office:value-type="float" office:value="1.01" calcext:value-type="float">
            <text:p>1.01</text:p>
          </table:table-cell>
          <table:table-cell table:formula="of:=NUMBERVALUE(MID([.C90];SEARCH(&quot;(&quot;;[.C90]) + 1; 4); &quot;.&quot;)" office:value-type="float" office:value="1" calcext:value-type="float">
            <text:p>1</text:p>
          </table:table-cell>
          <table:table-cell table:formula="of:=IF(ISERROR([.D90]);1;[.D90])" office:value-type="float" office:value="1.01" calcext:value-type="float">
            <text:p>1.01</text:p>
          </table:table-cell>
          <table:table-cell table:formula="of:=IF(ISERROR([.E90]);1;[.E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om-sawyer-huckle-fin-prefix-short</text:p>
          </table:table-cell>
          <table:table-cell office:value-type="string" calcext:value-type="string">
            <text:p>21.3 GB/s (1.00x)</text:p>
          </table:table-cell>
          <table:table-cell office:value-type="string" calcext:value-type="string">
            <text:p>18.0 GB/s (1.18x)</text:p>
          </table:table-cell>
          <table:table-cell table:formula="of:=NUMBERVALUE(MID([.B91];SEARCH(&quot;(&quot;;[.B91]) + 1; 4); &quot;.&quot;)" office:value-type="float" office:value="1" calcext:value-type="float">
            <text:p>1</text:p>
          </table:table-cell>
          <table:table-cell table:formula="of:=NUMBERVALUE(MID([.C91];SEARCH(&quot;(&quot;;[.C91]) + 1; 4); &quot;.&quot;)" office:value-type="float" office:value="1.18" calcext:value-type="float">
            <text:p>1.18</text:p>
          </table:table-cell>
          <table:table-cell table:formula="of:=IF(ISERROR([.D91]);1;[.D91])" office:value-type="float" office:value="1" calcext:value-type="float">
            <text:p>1</text:p>
          </table:table-cell>
          <table:table-cell table:formula="of:=IF(ISERROR([.E91]);1;[.E91])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imported/leipzig/tom-sawyer-huckle-fin-prefix-long</text:p>
          </table:table-cell>
          <table:table-cell office:value-type="string" calcext:value-type="string">
            <text:p>20.5 GB/s (1.00x)</text:p>
          </table:table-cell>
          <table:table-cell office:value-type="string" calcext:value-type="string">
            <text:p>20.4 GB/s (1.00x)</text:p>
          </table:table-cell>
          <table:table-cell table:formula="of:=NUMBERVALUE(MID([.B92];SEARCH(&quot;(&quot;;[.B92]) + 1; 4); &quot;.&quot;)" office:value-type="float" office:value="1" calcext:value-type="float">
            <text:p>1</text:p>
          </table:table-cell>
          <table:table-cell table:formula="of:=NUMBERVALUE(MID([.C92];SEARCH(&quot;(&quot;;[.C92]) + 1; 4); &quot;.&quot;)" office:value-type="float" office:value="1" calcext:value-type="float">
            <text:p>1</text:p>
          </table:table-cell>
          <table:table-cell table:formula="of:=IF(ISERROR([.D92]);1;[.D92])" office:value-type="float" office:value="1" calcext:value-type="float">
            <text:p>1</text:p>
          </table:table-cell>
          <table:table-cell table:formula="of:=IF(ISERROR([.E92]);1;[.E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om-river</text:p>
          </table:table-cell>
          <table:table-cell table:number-columns-repeated="2" office:value-type="string" calcext:value-type="string">
            <text:p>18.7 GB/s (1.00x)</text:p>
          </table:table-cell>
          <table:table-cell table:formula="of:=NUMBERVALUE(MID([.B93];SEARCH(&quot;(&quot;;[.B93]) + 1; 4); &quot;.&quot;)" office:value-type="float" office:value="1" calcext:value-type="float">
            <text:p>1</text:p>
          </table:table-cell>
          <table:table-cell table:formula="of:=NUMBERVALUE(MID([.C93];SEARCH(&quot;(&quot;;[.C93]) + 1; 4); &quot;.&quot;)" office:value-type="float" office:value="1" calcext:value-type="float">
            <text:p>1</text:p>
          </table:table-cell>
          <table:table-cell table:formula="of:=IF(ISERROR([.D93]);1;[.D93])" office:value-type="float" office:value="1" calcext:value-type="float">
            <text:p>1</text:p>
          </table:table-cell>
          <table:table-cell table:formula="of:=IF(ISERROR([.E93]);1;[.E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ing</text:p>
          </table:table-cell>
          <table:table-cell table:number-columns-repeated="2" office:value-type="string" calcext:value-type="string">
            <text:p>3.3 GB/s (1.00x)</text:p>
          </table:table-cell>
          <table:table-cell table:formula="of:=NUMBERVALUE(MID([.B94];SEARCH(&quot;(&quot;;[.B94]) + 1; 4); &quot;.&quot;)" office:value-type="float" office:value="1" calcext:value-type="float">
            <text:p>1</text:p>
          </table:table-cell>
          <table:table-cell table:formula="of:=NUMBERVALUE(MID([.C94];SEARCH(&quot;(&quot;;[.C94]) + 1; 4); &quot;.&quot;)" office:value-type="float" office:value="1" calcext:value-type="float">
            <text:p>1</text:p>
          </table:table-cell>
          <table:table-cell table:formula="of:=IF(ISERROR([.D94]);1;[.D94])" office:value-type="float" office:value="1" calcext:value-type="float">
            <text:p>1</text:p>
          </table:table-cell>
          <table:table-cell table:formula="of:=IF(ISERROR([.E94]);1;[.E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ing-whitespace</text:p>
          </table:table-cell>
          <table:table-cell office:value-type="string" calcext:value-type="string">
            <text:p>3.3 GB/s (1.00x)</text:p>
          </table:table-cell>
          <table:table-cell office:value-type="string" calcext:value-type="string">
            <text:p>3.2 GB/s (1.00x)</text:p>
          </table:table-cell>
          <table:table-cell table:formula="of:=NUMBERVALUE(MID([.B95];SEARCH(&quot;(&quot;;[.B95]) + 1; 4); &quot;.&quot;)" office:value-type="float" office:value="1" calcext:value-type="float">
            <text:p>1</text:p>
          </table:table-cell>
          <table:table-cell table:formula="of:=NUMBERVALUE(MID([.C95];SEARCH(&quot;(&quot;;[.C95]) + 1; 4); &quot;.&quot;)" office:value-type="float" office:value="1" calcext:value-type="float">
            <text:p>1</text:p>
          </table:table-cell>
          <table:table-cell table:formula="of:=IF(ISERROR([.D95]);1;[.D95])" office:value-type="float" office:value="1" calcext:value-type="float">
            <text:p>1</text:p>
          </table:table-cell>
          <table:table-cell table:formula="of:=IF(ISERROR([.E95]);1;[.E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awyer-inn</text:p>
          </table:table-cell>
          <table:table-cell table:number-columns-repeated="2" office:value-type="string" calcext:value-type="string">
            <text:p>16.3 GB/s (1.00x)</text:p>
          </table:table-cell>
          <table:table-cell table:formula="of:=NUMBERVALUE(MID([.B96];SEARCH(&quot;(&quot;;[.B96]) + 1; 4); &quot;.&quot;)" office:value-type="float" office:value="1" calcext:value-type="float">
            <text:p>1</text:p>
          </table:table-cell>
          <table:table-cell table:formula="of:=NUMBERVALUE(MID([.C96];SEARCH(&quot;(&quot;;[.C96]) + 1; 4); &quot;.&quot;)" office:value-type="float" office:value="1" calcext:value-type="float">
            <text:p>1</text:p>
          </table:table-cell>
          <table:table-cell table:formula="of:=IF(ISERROR([.D96]);1;[.D96])" office:value-type="float" office:value="1" calcext:value-type="float">
            <text:p>1</text:p>
          </table:table-cell>
          <table:table-cell table:formula="of:=IF(ISERROR([.E96]);1;[.E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quotes-bounded</text:p>
          </table:table-cell>
          <table:table-cell table:number-columns-repeated="2" office:value-type="string" calcext:value-type="string">
            <text:p>4.8 GB/s (1.00x)</text:p>
          </table:table-cell>
          <table:table-cell table:formula="of:=NUMBERVALUE(MID([.B97];SEARCH(&quot;(&quot;;[.B97]) + 1; 4); &quot;.&quot;)" office:value-type="float" office:value="1" calcext:value-type="float">
            <text:p>1</text:p>
          </table:table-cell>
          <table:table-cell table:formula="of:=NUMBERVALUE(MID([.C97];SEARCH(&quot;(&quot;;[.C97]) + 1; 4); &quot;.&quot;)" office:value-type="float" office:value="1" calcext:value-type="float">
            <text:p>1</text:p>
          </table:table-cell>
          <table:table-cell table:formula="of:=IF(ISERROR([.D97]);1;[.D97])" office:value-type="float" office:value="1" calcext:value-type="float">
            <text:p>1</text:p>
          </table:table-cell>
          <table:table-cell table:formula="of:=IF(ISERROR([.E97]);1;[.E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non-ascii-alternate</text:p>
          </table:table-cell>
          <table:table-cell office:value-type="string" calcext:value-type="string">
            <text:p>25.8 GB/s (1.00x)</text:p>
          </table:table-cell>
          <table:table-cell office:value-type="string" calcext:value-type="string">
            <text:p>25.9 GB/s (1.00x)</text:p>
          </table:table-cell>
          <table:table-cell table:formula="of:=NUMBERVALUE(MID([.B98];SEARCH(&quot;(&quot;;[.B98]) + 1; 4); &quot;.&quot;)" office:value-type="float" office:value="1" calcext:value-type="float">
            <text:p>1</text:p>
          </table:table-cell>
          <table:table-cell table:formula="of:=NUMBERVALUE(MID([.C98];SEARCH(&quot;(&quot;;[.C98]) + 1; 4); &quot;.&quot;)" office:value-type="float" office:value="1" calcext:value-type="float">
            <text:p>1</text:p>
          </table:table-cell>
          <table:table-cell table:formula="of:=IF(ISERROR([.D98]);1;[.D98])" office:value-type="float" office:value="1" calcext:value-type="float">
            <text:p>1</text:p>
          </table:table-cell>
          <table:table-cell table:formula="of:=IF(ISERROR([.E98]);1;[.E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math-symbols</text:p>
          </table:table-cell>
          <table:table-cell office:value-type="string" calcext:value-type="string">
            <text:p>914.5 MB/s (1.00x)</text:p>
          </table:table-cell>
          <table:table-cell office:value-type="string" calcext:value-type="string">
            <text:p>915.0 MB/s (1.00x)</text:p>
          </table:table-cell>
          <table:table-cell table:formula="of:=NUMBERVALUE(MID([.B99];SEARCH(&quot;(&quot;;[.B99]) + 1; 4); &quot;.&quot;)" office:value-type="float" office:value="1" calcext:value-type="float">
            <text:p>1</text:p>
          </table:table-cell>
          <table:table-cell table:formula="of:=NUMBERVALUE(MID([.C99];SEARCH(&quot;(&quot;;[.C99]) + 1; 4); &quot;.&quot;)" office:value-type="float" office:value="1" calcext:value-type="float">
            <text:p>1</text:p>
          </table:table-cell>
          <table:table-cell table:formula="of:=IF(ISERROR([.D99]);1;[.D99])" office:value-type="float" office:value="1" calcext:value-type="float">
            <text:p>1</text:p>
          </table:table-cell>
          <table:table-cell table:formula="of:=IF(ISERROR([.E99]);1;[.E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bounded-strings-ending-z</text:p>
          </table:table-cell>
          <table:table-cell office:value-type="string" calcext:value-type="string">
            <text:p>44.8 GB/s (1.00x)</text:p>
          </table:table-cell>
          <table:table-cell office:value-type="string" calcext:value-type="string">
            <text:p>44.9 GB/s (1.00x)</text:p>
          </table:table-cell>
          <table:table-cell table:formula="of:=NUMBERVALUE(MID([.B100];SEARCH(&quot;(&quot;;[.B100]) + 1; 4); &quot;.&quot;)" office:value-type="float" office:value="1" calcext:value-type="float">
            <text:p>1</text:p>
          </table:table-cell>
          <table:table-cell table:formula="of:=NUMBERVALUE(MID([.C100];SEARCH(&quot;(&quot;;[.C100]) + 1; 4); &quot;.&quot;)" office:value-type="float" office:value="1" calcext:value-type="float">
            <text:p>1</text:p>
          </table:table-cell>
          <table:table-cell table:formula="of:=IF(ISERROR([.D100]);1;[.D100])" office:value-type="float" office:value="1" calcext:value-type="float">
            <text:p>1</text:p>
          </table:table-cell>
          <table:table-cell table:formula="of:=IF(ISERROR([.E100]);1;[.E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h3lh3-reb/uri</text:p>
          </table:table-cell>
          <table:table-cell table:number-columns-repeated="2" office:value-type="string" calcext:value-type="string">
            <text:p>2.5 GB/s (1.00x)</text:p>
          </table:table-cell>
          <table:table-cell table:formula="of:=NUMBERVALUE(MID([.B101];SEARCH(&quot;(&quot;;[.B101]) + 1; 4); &quot;.&quot;)" office:value-type="float" office:value="1" calcext:value-type="float">
            <text:p>1</text:p>
          </table:table-cell>
          <table:table-cell table:formula="of:=NUMBERVALUE(MID([.C101];SEARCH(&quot;(&quot;;[.C101]) + 1; 4); &quot;.&quot;)" office:value-type="float" office:value="1" calcext:value-type="float">
            <text:p>1</text:p>
          </table:table-cell>
          <table:table-cell table:formula="of:=IF(ISERROR([.D101]);1;[.D101])" office:value-type="float" office:value="1" calcext:value-type="float">
            <text:p>1</text:p>
          </table:table-cell>
          <table:table-cell table:formula="of:=IF(ISERROR([.E101]);1;[.E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h3lh3-reb/email</text:p>
          </table:table-cell>
          <table:table-cell office:value-type="string" calcext:value-type="string">
            <text:p>2.6 GB/s (1.01x)</text:p>
          </table:table-cell>
          <table:table-cell office:value-type="string" calcext:value-type="string">
            <text:p>2.6 GB/s (1.00x)</text:p>
          </table:table-cell>
          <table:table-cell table:formula="of:=NUMBERVALUE(MID([.B102];SEARCH(&quot;(&quot;;[.B102]) + 1; 4); &quot;.&quot;)" office:value-type="float" office:value="1.01" calcext:value-type="float">
            <text:p>1.01</text:p>
          </table:table-cell>
          <table:table-cell table:formula="of:=NUMBERVALUE(MID([.C102];SEARCH(&quot;(&quot;;[.C102]) + 1; 4); &quot;.&quot;)" office:value-type="float" office:value="1" calcext:value-type="float">
            <text:p>1</text:p>
          </table:table-cell>
          <table:table-cell table:formula="of:=IF(ISERROR([.D102]);1;[.D102])" office:value-type="float" office:value="1.01" calcext:value-type="float">
            <text:p>1.01</text:p>
          </table:table-cell>
          <table:table-cell table:formula="of:=IF(ISERROR([.E102]);1;[.E1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h3lh3-reb/date</text:p>
          </table:table-cell>
          <table:table-cell office:value-type="string" calcext:value-type="string">
            <text:p>2.0 GB/s (1.01x)</text:p>
          </table:table-cell>
          <table:table-cell office:value-type="string" calcext:value-type="string">
            <text:p>2.1 GB/s (1.00x)</text:p>
          </table:table-cell>
          <table:table-cell table:formula="of:=NUMBERVALUE(MID([.B103];SEARCH(&quot;(&quot;;[.B103]) + 1; 4); &quot;.&quot;)" office:value-type="float" office:value="1.01" calcext:value-type="float">
            <text:p>1.01</text:p>
          </table:table-cell>
          <table:table-cell table:formula="of:=NUMBERVALUE(MID([.C103];SEARCH(&quot;(&quot;;[.C103]) + 1; 4); &quot;.&quot;)" office:value-type="float" office:value="1" calcext:value-type="float">
            <text:p>1</text:p>
          </table:table-cell>
          <table:table-cell table:formula="of:=IF(ISERROR([.D103]);1;[.D103])" office:value-type="float" office:value="1.01" calcext:value-type="float">
            <text:p>1.01</text:p>
          </table:table-cell>
          <table:table-cell table:formula="of:=IF(ISERROR([.E103]);1;[.E1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h3lh3-reb/uri-or-email</text:p>
          </table:table-cell>
          <table:table-cell office:value-type="string" calcext:value-type="string">
            <text:p>867.7 MB/s (1.00x)</text:p>
          </table:table-cell>
          <table:table-cell office:value-type="string" calcext:value-type="string">
            <text:p>865.9 MB/s (1.00x)</text:p>
          </table:table-cell>
          <table:table-cell table:formula="of:=NUMBERVALUE(MID([.B104];SEARCH(&quot;(&quot;;[.B104]) + 1; 4); &quot;.&quot;)" office:value-type="float" office:value="1" calcext:value-type="float">
            <text:p>1</text:p>
          </table:table-cell>
          <table:table-cell table:formula="of:=NUMBERVALUE(MID([.C104];SEARCH(&quot;(&quot;;[.C104]) + 1; 4); &quot;.&quot;)" office:value-type="float" office:value="1" calcext:value-type="float">
            <text:p>1</text:p>
          </table:table-cell>
          <table:table-cell table:formula="of:=IF(ISERROR([.D104]);1;[.D104])" office:value-type="float" office:value="1" calcext:value-type="float">
            <text:p>1</text:p>
          </table:table-cell>
          <table:table-cell table:formula="of:=IF(ISERROR([.E104]);1;[.E1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mariomka/email</text:p>
          </table:table-cell>
          <table:table-cell office:value-type="string" calcext:value-type="string">
            <text:p>49.6 GB/s (1.00x)</text:p>
          </table:table-cell>
          <table:table-cell office:value-type="string" calcext:value-type="string">
            <text:p>49.7 GB/s (1.00x)</text:p>
          </table:table-cell>
          <table:table-cell table:formula="of:=NUMBERVALUE(MID([.B105];SEARCH(&quot;(&quot;;[.B105]) + 1; 4); &quot;.&quot;)" office:value-type="float" office:value="1" calcext:value-type="float">
            <text:p>1</text:p>
          </table:table-cell>
          <table:table-cell table:formula="of:=NUMBERVALUE(MID([.C105];SEARCH(&quot;(&quot;;[.C105]) + 1; 4); &quot;.&quot;)" office:value-type="float" office:value="1" calcext:value-type="float">
            <text:p>1</text:p>
          </table:table-cell>
          <table:table-cell table:formula="of:=IF(ISERROR([.D105]);1;[.D105])" office:value-type="float" office:value="1" calcext:value-type="float">
            <text:p>1</text:p>
          </table:table-cell>
          <table:table-cell table:formula="of:=IF(ISERROR([.E105]);1;[.E1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mariomka/uri</text:p>
          </table:table-cell>
          <table:table-cell office:value-type="string" calcext:value-type="string">
            <text:p>9.6 GB/s (1.00x)</text:p>
          </table:table-cell>
          <table:table-cell office:value-type="string" calcext:value-type="string">
            <text:p>9.4 GB/s (1.02x)</text:p>
          </table:table-cell>
          <table:table-cell table:formula="of:=NUMBERVALUE(MID([.B106];SEARCH(&quot;(&quot;;[.B106]) + 1; 4); &quot;.&quot;)" office:value-type="float" office:value="1" calcext:value-type="float">
            <text:p>1</text:p>
          </table:table-cell>
          <table:table-cell table:formula="of:=NUMBERVALUE(MID([.C106];SEARCH(&quot;(&quot;;[.C106]) + 1; 4); &quot;.&quot;)" office:value-type="float" office:value="1.02" calcext:value-type="float">
            <text:p>1.02</text:p>
          </table:table-cell>
          <table:table-cell table:formula="of:=IF(ISERROR([.D106]);1;[.D106])" office:value-type="float" office:value="1" calcext:value-type="float">
            <text:p>1</text:p>
          </table:table-cell>
          <table:table-cell table:formula="of:=IF(ISERROR([.E106]);1;[.E106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mariomka/ip</text:p>
          </table:table-cell>
          <table:table-cell table:number-columns-repeated="2" office:value-type="string" calcext:value-type="string">
            <text:p>3.5 GB/s (1.00x)</text:p>
          </table:table-cell>
          <table:table-cell table:formula="of:=NUMBERVALUE(MID([.B107];SEARCH(&quot;(&quot;;[.B107]) + 1; 4); &quot;.&quot;)" office:value-type="float" office:value="1" calcext:value-type="float">
            <text:p>1</text:p>
          </table:table-cell>
          <table:table-cell table:formula="of:=NUMBERVALUE(MID([.C107];SEARCH(&quot;(&quot;;[.C107]) + 1; 4); &quot;.&quot;)" office:value-type="float" office:value="1" calcext:value-type="float">
            <text:p>1</text:p>
          </table:table-cell>
          <table:table-cell table:formula="of:=IF(ISERROR([.D107]);1;[.D107])" office:value-type="float" office:value="1" calcext:value-type="float">
            <text:p>1</text:p>
          </table:table-cell>
          <table:table-cell table:formula="of:=IF(ISERROR([.E107]);1;[.E1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egex-redux/regex-redux</text:p>
          </table:table-cell>
          <table:table-cell office:value-type="string" calcext:value-type="string">
            <text:p>11.14ms (1.01x)</text:p>
          </table:table-cell>
          <table:table-cell office:value-type="string" calcext:value-type="string">
            <text:p>11.02ms (1.00x)</text:p>
          </table:table-cell>
          <table:table-cell table:formula="of:=NUMBERVALUE(MID([.B108];SEARCH(&quot;(&quot;;[.B108]) + 1; 4); &quot;.&quot;)" office:value-type="float" office:value="1.01" calcext:value-type="float">
            <text:p>1.01</text:p>
          </table:table-cell>
          <table:table-cell table:formula="of:=NUMBERVALUE(MID([.C108];SEARCH(&quot;(&quot;;[.C108]) + 1; 4); &quot;.&quot;)" office:value-type="float" office:value="1" calcext:value-type="float">
            <text:p>1</text:p>
          </table:table-cell>
          <table:table-cell table:formula="of:=IF(ISERROR([.D108]);1;[.D108])" office:value-type="float" office:value="1.01" calcext:value-type="float">
            <text:p>1.01</text:p>
          </table:table-cell>
          <table:table-cell table:formula="of:=IF(ISERROR([.E108]);1;[.E1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no-exponential</text:p>
          </table:table-cell>
          <table:table-cell office:value-type="string" calcext:value-type="string">
            <text:p>567.7 MB/s (1.00x)</text:p>
          </table:table-cell>
          <table:table-cell office:value-type="string" calcext:value-type="string">
            <text:p>554.5 MB/s (1.02x)</text:p>
          </table:table-cell>
          <table:table-cell table:formula="of:=NUMBERVALUE(MID([.B109];SEARCH(&quot;(&quot;;[.B109]) + 1; 4); &quot;.&quot;)" office:value-type="float" office:value="1" calcext:value-type="float">
            <text:p>1</text:p>
          </table:table-cell>
          <table:table-cell table:formula="of:=NUMBERVALUE(MID([.C109];SEARCH(&quot;(&quot;;[.C109]) + 1; 4); &quot;.&quot;)" office:value-type="float" office:value="1.02" calcext:value-type="float">
            <text:p>1.02</text:p>
          </table:table-cell>
          <table:table-cell table:formula="of:=IF(ISERROR([.D109]);1;[.D109])" office:value-type="float" office:value="1" calcext:value-type="float">
            <text:p>1</text:p>
          </table:table-cell>
          <table:table-cell table:formula="of:=IF(ISERROR([.E109]);1;[.E109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literal</text:p>
          </table:table-cell>
          <table:table-cell office:value-type="string" calcext:value-type="string">
            <text:p>2.3 GB/s (1.00x)</text:p>
          </table:table-cell>
          <table:table-cell office:value-type="string" calcext:value-type="string">
            <text:p>2.1 GB/s (1.10x)</text:p>
          </table:table-cell>
          <table:table-cell table:formula="of:=NUMBERVALUE(MID([.B110];SEARCH(&quot;(&quot;;[.B110]) + 1; 4); &quot;.&quot;)" office:value-type="float" office:value="1" calcext:value-type="float">
            <text:p>1</text:p>
          </table:table-cell>
          <table:table-cell table:formula="of:=NUMBERVALUE(MID([.C110];SEARCH(&quot;(&quot;;[.C110]) + 1; 4); &quot;.&quot;)" office:value-type="float" office:value="1.1" calcext:value-type="float">
            <text:p>1.1</text:p>
          </table:table-cell>
          <table:table-cell table:formula="of:=IF(ISERROR([.D110]);1;[.D110])" office:value-type="float" office:value="1" calcext:value-type="float">
            <text:p>1</text:p>
          </table:table-cell>
          <table:table-cell table:formula="of:=IF(ISERROR([.E110]);1;[.E110]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imported/rsc/not-literal</text:p>
          </table:table-cell>
          <table:table-cell table:number-columns-repeated="2" office:value-type="string" calcext:value-type="string">
            <text:p>1158.0 MB/s (1.00x)</text:p>
          </table:table-cell>
          <table:table-cell table:formula="of:=NUMBERVALUE(MID([.B111];SEARCH(&quot;(&quot;;[.B111]) + 1; 4); &quot;.&quot;)" office:value-type="float" office:value="1" calcext:value-type="float">
            <text:p>1</text:p>
          </table:table-cell>
          <table:table-cell table:formula="of:=NUMBERVALUE(MID([.C111];SEARCH(&quot;(&quot;;[.C111]) + 1; 4); &quot;.&quot;)" office:value-type="float" office:value="1" calcext:value-type="float">
            <text:p>1</text:p>
          </table:table-cell>
          <table:table-cell table:formula="of:=IF(ISERROR([.D111]);1;[.D111])" office:value-type="float" office:value="1" calcext:value-type="float">
            <text:p>1</text:p>
          </table:table-cell>
          <table:table-cell table:formula="of:=IF(ISERROR([.E111]);1;[.E1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match-class</text:p>
          </table:table-cell>
          <table:table-cell table:number-columns-repeated="2" office:value-type="string" calcext:value-type="string">
            <text:p>2.4 GB/s (1.00x)</text:p>
          </table:table-cell>
          <table:table-cell table:formula="of:=NUMBERVALUE(MID([.B112];SEARCH(&quot;(&quot;;[.B112]) + 1; 4); &quot;.&quot;)" office:value-type="float" office:value="1" calcext:value-type="float">
            <text:p>1</text:p>
          </table:table-cell>
          <table:table-cell table:formula="of:=NUMBERVALUE(MID([.C112];SEARCH(&quot;(&quot;;[.C112]) + 1; 4); &quot;.&quot;)" office:value-type="float" office:value="1" calcext:value-type="float">
            <text:p>1</text:p>
          </table:table-cell>
          <table:table-cell table:formula="of:=IF(ISERROR([.D112]);1;[.D112])" office:value-type="float" office:value="1" calcext:value-type="float">
            <text:p>1</text:p>
          </table:table-cell>
          <table:table-cell table:formula="of:=IF(ISERROR([.E112]);1;[.E1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match-class-in-range</text:p>
          </table:table-cell>
          <table:table-cell office:value-type="string" calcext:value-type="string">
            <text:p>3.4 GB/s (1.00x)</text:p>
          </table:table-cell>
          <table:table-cell office:value-type="string" calcext:value-type="string">
            <text:p>3.3 GB/s (1.05x)</text:p>
          </table:table-cell>
          <table:table-cell table:formula="of:=NUMBERVALUE(MID([.B113];SEARCH(&quot;(&quot;;[.B113]) + 1; 4); &quot;.&quot;)" office:value-type="float" office:value="1" calcext:value-type="float">
            <text:p>1</text:p>
          </table:table-cell>
          <table:table-cell table:formula="of:=NUMBERVALUE(MID([.C113];SEARCH(&quot;(&quot;;[.C113]) + 1; 4); &quot;.&quot;)" office:value-type="float" office:value="1.05" calcext:value-type="float">
            <text:p>1.05</text:p>
          </table:table-cell>
          <table:table-cell table:formula="of:=IF(ISERROR([.D113]);1;[.D113])" office:value-type="float" office:value="1" calcext:value-type="float">
            <text:p>1</text:p>
          </table:table-cell>
          <table:table-cell table:formula="of:=IF(ISERROR([.E113]);1;[.E113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imported/rsc/match-class-unicode</text:p>
          </table:table-cell>
          <table:table-cell office:value-type="string" calcext:value-type="string">
            <text:p>791.5 MB/s (1.00x)</text:p>
          </table:table-cell>
          <table:table-cell office:value-type="string" calcext:value-type="string">
            <text:p>779.4 MB/s (1.02x)</text:p>
          </table:table-cell>
          <table:table-cell table:formula="of:=NUMBERVALUE(MID([.B114];SEARCH(&quot;(&quot;;[.B114]) + 1; 4); &quot;.&quot;)" office:value-type="float" office:value="1" calcext:value-type="float">
            <text:p>1</text:p>
          </table:table-cell>
          <table:table-cell table:formula="of:=NUMBERVALUE(MID([.C114];SEARCH(&quot;(&quot;;[.C114]) + 1; 4); &quot;.&quot;)" office:value-type="float" office:value="1.02" calcext:value-type="float">
            <text:p>1.02</text:p>
          </table:table-cell>
          <table:table-cell table:formula="of:=IF(ISERROR([.D114]);1;[.D114])" office:value-type="float" office:value="1" calcext:value-type="float">
            <text:p>1</text:p>
          </table:table-cell>
          <table:table-cell table:formula="of:=IF(ISERROR([.E114]);1;[.E114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anchored-literal-short-non-match</text:p>
          </table:table-cell>
          <table:table-cell table:number-columns-repeated="2" office:value-type="string" calcext:value-type="string">
            <text:p>1239.8 MB/s (1.00x)</text:p>
          </table:table-cell>
          <table:table-cell table:formula="of:=NUMBERVALUE(MID([.B115];SEARCH(&quot;(&quot;;[.B115]) + 1; 4); &quot;.&quot;)" office:value-type="float" office:value="1" calcext:value-type="float">
            <text:p>1</text:p>
          </table:table-cell>
          <table:table-cell table:formula="of:=NUMBERVALUE(MID([.C115];SEARCH(&quot;(&quot;;[.C115]) + 1; 4); &quot;.&quot;)" office:value-type="float" office:value="1" calcext:value-type="float">
            <text:p>1</text:p>
          </table:table-cell>
          <table:table-cell table:formula="of:=IF(ISERROR([.D115]);1;[.D115])" office:value-type="float" office:value="1" calcext:value-type="float">
            <text:p>1</text:p>
          </table:table-cell>
          <table:table-cell table:formula="of:=IF(ISERROR([.E115]);1;[.E1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anchored-literal-long-non-match</text:p>
          </table:table-cell>
          <table:table-cell office:value-type="string" calcext:value-type="string">
            <text:p>20.2 GB/s (1.00x)</text:p>
          </table:table-cell>
          <table:table-cell office:value-type="string" calcext:value-type="string">
            <text:p>18.2 GB/s (1.11x)</text:p>
          </table:table-cell>
          <table:table-cell table:formula="of:=NUMBERVALUE(MID([.B116];SEARCH(&quot;(&quot;;[.B116]) + 1; 4); &quot;.&quot;)" office:value-type="float" office:value="1" calcext:value-type="float">
            <text:p>1</text:p>
          </table:table-cell>
          <table:table-cell table:formula="of:=NUMBERVALUE(MID([.C116];SEARCH(&quot;(&quot;;[.C116]) + 1; 4); &quot;.&quot;)" office:value-type="float" office:value="1.11" calcext:value-type="float">
            <text:p>1.11</text:p>
          </table:table-cell>
          <table:table-cell table:formula="of:=IF(ISERROR([.D116]);1;[.D116])" office:value-type="float" office:value="1" calcext:value-type="float">
            <text:p>1</text:p>
          </table:table-cell>
          <table:table-cell table:formula="of:=IF(ISERROR([.E116]);1;[.E116]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imported/rsc/anchored-literal-short-match</text:p>
          </table:table-cell>
          <table:table-cell office:value-type="string" calcext:value-type="string">
            <text:p>885.6 MB/s (1.00x)</text:p>
          </table:table-cell>
          <table:table-cell office:value-type="string" calcext:value-type="string">
            <text:p>855.0 MB/s (1.04x)</text:p>
          </table:table-cell>
          <table:table-cell table:formula="of:=NUMBERVALUE(MID([.B117];SEARCH(&quot;(&quot;;[.B117]) + 1; 4); &quot;.&quot;)" office:value-type="float" office:value="1" calcext:value-type="float">
            <text:p>1</text:p>
          </table:table-cell>
          <table:table-cell table:formula="of:=NUMBERVALUE(MID([.C117];SEARCH(&quot;(&quot;;[.C117]) + 1; 4); &quot;.&quot;)" office:value-type="float" office:value="1.04" calcext:value-type="float">
            <text:p>1.04</text:p>
          </table:table-cell>
          <table:table-cell table:formula="of:=IF(ISERROR([.D117]);1;[.D117])" office:value-type="float" office:value="1" calcext:value-type="float">
            <text:p>1</text:p>
          </table:table-cell>
          <table:table-cell table:formula="of:=IF(ISERROR([.E117]);1;[.E117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anchored-literal-long-match</text:p>
          </table:table-cell>
          <table:table-cell table:number-columns-repeated="2" office:value-type="string" calcext:value-type="string">
            <text:p>13.0 GB/s (1.00x)</text:p>
          </table:table-cell>
          <table:table-cell table:formula="of:=NUMBERVALUE(MID([.B118];SEARCH(&quot;(&quot;;[.B118]) + 1; 4); &quot;.&quot;)" office:value-type="float" office:value="1" calcext:value-type="float">
            <text:p>1</text:p>
          </table:table-cell>
          <table:table-cell table:formula="of:=NUMBERVALUE(MID([.C118];SEARCH(&quot;(&quot;;[.C118]) + 1; 4); &quot;.&quot;)" office:value-type="float" office:value="1" calcext:value-type="float">
            <text:p>1</text:p>
          </table:table-cell>
          <table:table-cell table:formula="of:=IF(ISERROR([.D118]);1;[.D118])" office:value-type="float" office:value="1" calcext:value-type="float">
            <text:p>1</text:p>
          </table:table-cell>
          <table:table-cell table:formula="of:=IF(ISERROR([.E118]);1;[.E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one-pass-short</text:p>
          </table:table-cell>
          <table:table-cell office:value-type="string" calcext:value-type="string">
            <text:p>405.3 MB/s (1.03x)</text:p>
          </table:table-cell>
          <table:table-cell office:value-type="string" calcext:value-type="string">
            <text:p>415.7 MB/s (1.00x)</text:p>
          </table:table-cell>
          <table:table-cell table:formula="of:=NUMBERVALUE(MID([.B119];SEARCH(&quot;(&quot;;[.B119]) + 1; 4); &quot;.&quot;)" office:value-type="float" office:value="1.03" calcext:value-type="float">
            <text:p>1.03</text:p>
          </table:table-cell>
          <table:table-cell table:formula="of:=NUMBERVALUE(MID([.C119];SEARCH(&quot;(&quot;;[.C119]) + 1; 4); &quot;.&quot;)" office:value-type="float" office:value="1" calcext:value-type="float">
            <text:p>1</text:p>
          </table:table-cell>
          <table:table-cell table:formula="of:=IF(ISERROR([.D119]);1;[.D119])" office:value-type="float" office:value="1.03" calcext:value-type="float">
            <text:p>1.03</text:p>
          </table:table-cell>
          <table:table-cell table:formula="of:=IF(ISERROR([.E119]);1;[.E1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one-pass-short-not</text:p>
          </table:table-cell>
          <table:table-cell office:value-type="string" calcext:value-type="string">
            <text:p>344.9 MB/s (1.00x)</text:p>
          </table:table-cell>
          <table:table-cell office:value-type="string" calcext:value-type="string">
            <text:p>330.9 MB/s (1.04x)</text:p>
          </table:table-cell>
          <table:table-cell table:formula="of:=NUMBERVALUE(MID([.B120];SEARCH(&quot;(&quot;;[.B120]) + 1; 4); &quot;.&quot;)" office:value-type="float" office:value="1" calcext:value-type="float">
            <text:p>1</text:p>
          </table:table-cell>
          <table:table-cell table:formula="of:=NUMBERVALUE(MID([.C120];SEARCH(&quot;(&quot;;[.C120]) + 1; 4); &quot;.&quot;)" office:value-type="float" office:value="1.04" calcext:value-type="float">
            <text:p>1.04</text:p>
          </table:table-cell>
          <table:table-cell table:formula="of:=IF(ISERROR([.D120]);1;[.D120])" office:value-type="float" office:value="1" calcext:value-type="float">
            <text:p>1</text:p>
          </table:table-cell>
          <table:table-cell table:formula="of:=IF(ISERROR([.E120]);1;[.E120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one-pass-long-prefix</text:p>
          </table:table-cell>
          <table:table-cell office:value-type="string" calcext:value-type="string">
            <text:p>506.0 MB/s (1.00x)</text:p>
          </table:table-cell>
          <table:table-cell office:value-type="string" calcext:value-type="string">
            <text:p>467.8 MB/s (1.08x)</text:p>
          </table:table-cell>
          <table:table-cell table:formula="of:=NUMBERVALUE(MID([.B121];SEARCH(&quot;(&quot;;[.B121]) + 1; 4); &quot;.&quot;)" office:value-type="float" office:value="1" calcext:value-type="float">
            <text:p>1</text:p>
          </table:table-cell>
          <table:table-cell table:formula="of:=NUMBERVALUE(MID([.C121];SEARCH(&quot;(&quot;;[.C121]) + 1; 4); &quot;.&quot;)" office:value-type="float" office:value="1.08" calcext:value-type="float">
            <text:p>1.08</text:p>
          </table:table-cell>
          <table:table-cell table:formula="of:=IF(ISERROR([.D121]);1;[.D121])" office:value-type="float" office:value="1" calcext:value-type="float">
            <text:p>1</text:p>
          </table:table-cell>
          <table:table-cell table:formula="of:=IF(ISERROR([.E121]);1;[.E121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imported/rsc/one-pass-long-prefix-not</text:p>
          </table:table-cell>
          <table:table-cell office:value-type="string" calcext:value-type="string">
            <text:p>506.0 MB/s (1.00x)</text:p>
          </table:table-cell>
          <table:table-cell office:value-type="string" calcext:value-type="string">
            <text:p>467.8 MB/s (1.08x)</text:p>
          </table:table-cell>
          <table:table-cell table:formula="of:=NUMBERVALUE(MID([.B122];SEARCH(&quot;(&quot;;[.B122]) + 1; 4); &quot;.&quot;)" office:value-type="float" office:value="1" calcext:value-type="float">
            <text:p>1</text:p>
          </table:table-cell>
          <table:table-cell table:formula="of:=NUMBERVALUE(MID([.C122];SEARCH(&quot;(&quot;;[.C122]) + 1; 4); &quot;.&quot;)" office:value-type="float" office:value="1.08" calcext:value-type="float">
            <text:p>1.08</text:p>
          </table:table-cell>
          <table:table-cell table:formula="of:=IF(ISERROR([.D122]);1;[.D122])" office:value-type="float" office:value="1" calcext:value-type="float">
            <text:p>1</text:p>
          </table:table-cell>
          <table:table-cell table:formula="of:=IF(ISERROR([.E122]);1;[.E122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imported/rsc/long-needle1</text:p>
          </table:table-cell>
          <table:table-cell office:value-type="string" calcext:value-type="string">
            <text:p>56.1 GB/s (1.00x)</text:p>
          </table:table-cell>
          <table:table-cell office:value-type="string" calcext:value-type="string">
            <text:p>53.8 GB/s (1.04x)</text:p>
          </table:table-cell>
          <table:table-cell table:formula="of:=NUMBERVALUE(MID([.B123];SEARCH(&quot;(&quot;;[.B123]) + 1; 4); &quot;.&quot;)" office:value-type="float" office:value="1" calcext:value-type="float">
            <text:p>1</text:p>
          </table:table-cell>
          <table:table-cell table:formula="of:=NUMBERVALUE(MID([.C123];SEARCH(&quot;(&quot;;[.C123]) + 1; 4); &quot;.&quot;)" office:value-type="float" office:value="1.04" calcext:value-type="float">
            <text:p>1.04</text:p>
          </table:table-cell>
          <table:table-cell table:formula="of:=IF(ISERROR([.D123]);1;[.D123])" office:value-type="float" office:value="1" calcext:value-type="float">
            <text:p>1</text:p>
          </table:table-cell>
          <table:table-cell table:formula="of:=IF(ISERROR([.E123]);1;[.E123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long-needle2</text:p>
          </table:table-cell>
          <table:table-cell office:value-type="string" calcext:value-type="string">
            <text:p>372.9 MB/s (1.01x)</text:p>
          </table:table-cell>
          <table:table-cell office:value-type="string" calcext:value-type="string">
            <text:p>377.5 MB/s (1.00x)</text:p>
          </table:table-cell>
          <table:table-cell table:formula="of:=NUMBERVALUE(MID([.B124];SEARCH(&quot;(&quot;;[.B124]) + 1; 4); &quot;.&quot;)" office:value-type="float" office:value="1.01" calcext:value-type="float">
            <text:p>1.01</text:p>
          </table:table-cell>
          <table:table-cell table:formula="of:=NUMBERVALUE(MID([.C124];SEARCH(&quot;(&quot;;[.C124]) + 1; 4); &quot;.&quot;)" office:value-type="float" office:value="1" calcext:value-type="float">
            <text:p>1</text:p>
          </table:table-cell>
          <table:table-cell table:formula="of:=IF(ISERROR([.D124]);1;[.D124])" office:value-type="float" office:value="1.01" calcext:value-type="float">
            <text:p>1.01</text:p>
          </table:table-cell>
          <table:table-cell table:formula="of:=IF(ISERROR([.E124]);1;[.E1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easy0-32</text:p>
          </table:table-cell>
          <table:table-cell office:value-type="string" calcext:value-type="string">
            <text:p>2.3 GB/s (1.00x)</text:p>
          </table:table-cell>
          <table:table-cell office:value-type="string" calcext:value-type="string">
            <text:p>2.2 GB/s (1.09x)</text:p>
          </table:table-cell>
          <table:table-cell table:formula="of:=NUMBERVALUE(MID([.B125];SEARCH(&quot;(&quot;;[.B125]) + 1; 4); &quot;.&quot;)" office:value-type="float" office:value="1" calcext:value-type="float">
            <text:p>1</text:p>
          </table:table-cell>
          <table:table-cell table:formula="of:=NUMBERVALUE(MID([.C125];SEARCH(&quot;(&quot;;[.C125]) + 1; 4); &quot;.&quot;)" office:value-type="float" office:value="1.09" calcext:value-type="float">
            <text:p>1.09</text:p>
          </table:table-cell>
          <table:table-cell table:formula="of:=IF(ISERROR([.D125]);1;[.D125])" office:value-type="float" office:value="1" calcext:value-type="float">
            <text:p>1</text:p>
          </table:table-cell>
          <table:table-cell table:formula="of:=IF(ISERROR([.E125]);1;[.E125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imported/rsc/easy0-1k</text:p>
          </table:table-cell>
          <table:table-cell office:value-type="string" calcext:value-type="string">
            <text:p>23.9 GB/s (1.00x)</text:p>
          </table:table-cell>
          <table:table-cell office:value-type="string" calcext:value-type="string">
            <text:p>23.3 GB/s (1.02x)</text:p>
          </table:table-cell>
          <table:table-cell table:formula="of:=NUMBERVALUE(MID([.B126];SEARCH(&quot;(&quot;;[.B126]) + 1; 4); &quot;.&quot;)" office:value-type="float" office:value="1" calcext:value-type="float">
            <text:p>1</text:p>
          </table:table-cell>
          <table:table-cell table:formula="of:=NUMBERVALUE(MID([.C126];SEARCH(&quot;(&quot;;[.C126]) + 1; 4); &quot;.&quot;)" office:value-type="float" office:value="1.02" calcext:value-type="float">
            <text:p>1.02</text:p>
          </table:table-cell>
          <table:table-cell table:formula="of:=IF(ISERROR([.D126]);1;[.D126])" office:value-type="float" office:value="1" calcext:value-type="float">
            <text:p>1</text:p>
          </table:table-cell>
          <table:table-cell table:formula="of:=IF(ISERROR([.E126]);1;[.E126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easy0-32k</text:p>
          </table:table-cell>
          <table:table-cell office:value-type="string" calcext:value-type="string">
            <text:p>54.5 GB/s (1.00x)</text:p>
          </table:table-cell>
          <table:table-cell office:value-type="string" calcext:value-type="string">
            <text:p>53.7 GB/s (1.02x)</text:p>
          </table:table-cell>
          <table:table-cell table:formula="of:=NUMBERVALUE(MID([.B127];SEARCH(&quot;(&quot;;[.B127]) + 1; 4); &quot;.&quot;)" office:value-type="float" office:value="1" calcext:value-type="float">
            <text:p>1</text:p>
          </table:table-cell>
          <table:table-cell table:formula="of:=NUMBERVALUE(MID([.C127];SEARCH(&quot;(&quot;;[.C127]) + 1; 4); &quot;.&quot;)" office:value-type="float" office:value="1.02" calcext:value-type="float">
            <text:p>1.02</text:p>
          </table:table-cell>
          <table:table-cell table:formula="of:=IF(ISERROR([.D127]);1;[.D127])" office:value-type="float" office:value="1" calcext:value-type="float">
            <text:p>1</text:p>
          </table:table-cell>
          <table:table-cell table:formula="of:=IF(ISERROR([.E127]);1;[.E127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easy0-1mb</text:p>
          </table:table-cell>
          <table:table-cell table:number-columns-repeated="2" office:value-type="string" calcext:value-type="string">
            <text:p>55.0 GB/s (1.00x)</text:p>
          </table:table-cell>
          <table:table-cell table:formula="of:=NUMBERVALUE(MID([.B128];SEARCH(&quot;(&quot;;[.B128]) + 1; 4); &quot;.&quot;)" office:value-type="float" office:value="1" calcext:value-type="float">
            <text:p>1</text:p>
          </table:table-cell>
          <table:table-cell table:formula="of:=NUMBERVALUE(MID([.C128];SEARCH(&quot;(&quot;;[.C128]) + 1; 4); &quot;.&quot;)" office:value-type="float" office:value="1" calcext:value-type="float">
            <text:p>1</text:p>
          </table:table-cell>
          <table:table-cell table:formula="of:=IF(ISERROR([.D128]);1;[.D128])" office:value-type="float" office:value="1" calcext:value-type="float">
            <text:p>1</text:p>
          </table:table-cell>
          <table:table-cell table:formula="of:=IF(ISERROR([.E128]);1;[.E1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easy1-32</text:p>
          </table:table-cell>
          <table:table-cell office:value-type="string" calcext:value-type="string">
            <text:p>1034.8 MB/s (1.00x)</text:p>
          </table:table-cell>
          <table:table-cell office:value-type="string" calcext:value-type="string">
            <text:p>992.6 MB/s (1.04x)</text:p>
          </table:table-cell>
          <table:table-cell table:formula="of:=NUMBERVALUE(MID([.B129];SEARCH(&quot;(&quot;;[.B129]) + 1; 4); &quot;.&quot;)" office:value-type="float" office:value="1" calcext:value-type="float">
            <text:p>1</text:p>
          </table:table-cell>
          <table:table-cell table:formula="of:=NUMBERVALUE(MID([.C129];SEARCH(&quot;(&quot;;[.C129]) + 1; 4); &quot;.&quot;)" office:value-type="float" office:value="1.04" calcext:value-type="float">
            <text:p>1.04</text:p>
          </table:table-cell>
          <table:table-cell table:formula="of:=IF(ISERROR([.D129]);1;[.D129])" office:value-type="float" office:value="1" calcext:value-type="float">
            <text:p>1</text:p>
          </table:table-cell>
          <table:table-cell table:formula="of:=IF(ISERROR([.E129]);1;[.E129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easy1-1k</text:p>
          </table:table-cell>
          <table:table-cell office:value-type="string" calcext:value-type="string">
            <text:p>20.7 GB/s (1.00x)</text:p>
          </table:table-cell>
          <table:table-cell office:value-type="string" calcext:value-type="string">
            <text:p>19.4 GB/s (1.06x)</text:p>
          </table:table-cell>
          <table:table-cell table:formula="of:=NUMBERVALUE(MID([.B130];SEARCH(&quot;(&quot;;[.B130]) + 1; 4); &quot;.&quot;)" office:value-type="float" office:value="1" calcext:value-type="float">
            <text:p>1</text:p>
          </table:table-cell>
          <table:table-cell table:formula="of:=NUMBERVALUE(MID([.C130];SEARCH(&quot;(&quot;;[.C130]) + 1; 4); &quot;.&quot;)" office:value-type="float" office:value="1.06" calcext:value-type="float">
            <text:p>1.06</text:p>
          </table:table-cell>
          <table:table-cell table:formula="of:=IF(ISERROR([.D130]);1;[.D130])" office:value-type="float" office:value="1" calcext:value-type="float">
            <text:p>1</text:p>
          </table:table-cell>
          <table:table-cell table:formula="of:=IF(ISERROR([.E130]);1;[.E130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easy1-32k</text:p>
          </table:table-cell>
          <table:table-cell office:value-type="string" calcext:value-type="string">
            <text:p>649.7 GB/s (1.00x)</text:p>
          </table:table-cell>
          <table:table-cell office:value-type="string" calcext:value-type="string">
            <text:p>623.2 GB/s (1.04x)</text:p>
          </table:table-cell>
          <table:table-cell table:formula="of:=NUMBERVALUE(MID([.B131];SEARCH(&quot;(&quot;;[.B131]) + 1; 4); &quot;.&quot;)" office:value-type="float" office:value="1" calcext:value-type="float">
            <text:p>1</text:p>
          </table:table-cell>
          <table:table-cell table:formula="of:=NUMBERVALUE(MID([.C131];SEARCH(&quot;(&quot;;[.C131]) + 1; 4); &quot;.&quot;)" office:value-type="float" office:value="1.04" calcext:value-type="float">
            <text:p>1.04</text:p>
          </table:table-cell>
          <table:table-cell table:formula="of:=IF(ISERROR([.D131]);1;[.D131])" office:value-type="float" office:value="1" calcext:value-type="float">
            <text:p>1</text:p>
          </table:table-cell>
          <table:table-cell table:formula="of:=IF(ISERROR([.E131]);1;[.E131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easy1-1mb</text:p>
          </table:table-cell>
          <table:table-cell office:value-type="string" calcext:value-type="string">
            <text:p>21230.0 GB/s (1.00x)</text:p>
          </table:table-cell>
          <table:table-cell office:value-type="string" calcext:value-type="string">
            <text:p>19930.2 GB/s (1.07x)</text:p>
          </table:table-cell>
          <table:table-cell table:formula="of:=NUMBERVALUE(MID([.B132];SEARCH(&quot;(&quot;;[.B132]) + 1; 4); &quot;.&quot;)" office:value-type="float" office:value="1" calcext:value-type="float">
            <text:p>1</text:p>
          </table:table-cell>
          <table:table-cell table:formula="of:=NUMBERVALUE(MID([.C132];SEARCH(&quot;(&quot;;[.C132]) + 1; 4); &quot;.&quot;)" office:value-type="float" office:value="1.07" calcext:value-type="float">
            <text:p>1.07</text:p>
          </table:table-cell>
          <table:table-cell table:formula="of:=IF(ISERROR([.D132]);1;[.D132])" office:value-type="float" office:value="1" calcext:value-type="float">
            <text:p>1</text:p>
          </table:table-cell>
          <table:table-cell table:formula="of:=IF(ISERROR([.E132]);1;[.E132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imported/rsc/medium-32</text:p>
          </table:table-cell>
          <table:table-cell office:value-type="string" calcext:value-type="string">
            <text:p>1042.0 MB/s (1.00x)</text:p>
          </table:table-cell>
          <table:table-cell office:value-type="string" calcext:value-type="string">
            <text:p>987.1 MB/s (1.06x)</text:p>
          </table:table-cell>
          <table:table-cell table:formula="of:=NUMBERVALUE(MID([.B133];SEARCH(&quot;(&quot;;[.B133]) + 1; 4); &quot;.&quot;)" office:value-type="float" office:value="1" calcext:value-type="float">
            <text:p>1</text:p>
          </table:table-cell>
          <table:table-cell table:formula="of:=NUMBERVALUE(MID([.C133];SEARCH(&quot;(&quot;;[.C133]) + 1; 4); &quot;.&quot;)" office:value-type="float" office:value="1.06" calcext:value-type="float">
            <text:p>1.06</text:p>
          </table:table-cell>
          <table:table-cell table:formula="of:=IF(ISERROR([.D133]);1;[.D133])" office:value-type="float" office:value="1" calcext:value-type="float">
            <text:p>1</text:p>
          </table:table-cell>
          <table:table-cell table:formula="of:=IF(ISERROR([.E133]);1;[.E133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medium-1k</text:p>
          </table:table-cell>
          <table:table-cell office:value-type="string" calcext:value-type="string">
            <text:p>17.8 GB/s (1.00x)</text:p>
          </table:table-cell>
          <table:table-cell office:value-type="string" calcext:value-type="string">
            <text:p>17.2 GB/s (1.04x)</text:p>
          </table:table-cell>
          <table:table-cell table:formula="of:=NUMBERVALUE(MID([.B134];SEARCH(&quot;(&quot;;[.B134]) + 1; 4); &quot;.&quot;)" office:value-type="float" office:value="1" calcext:value-type="float">
            <text:p>1</text:p>
          </table:table-cell>
          <table:table-cell table:formula="of:=NUMBERVALUE(MID([.C134];SEARCH(&quot;(&quot;;[.C134]) + 1; 4); &quot;.&quot;)" office:value-type="float" office:value="1.04" calcext:value-type="float">
            <text:p>1.04</text:p>
          </table:table-cell>
          <table:table-cell table:formula="of:=IF(ISERROR([.D134]);1;[.D134])" office:value-type="float" office:value="1" calcext:value-type="float">
            <text:p>1</text:p>
          </table:table-cell>
          <table:table-cell table:formula="of:=IF(ISERROR([.E134]);1;[.E134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medium-32k</text:p>
          </table:table-cell>
          <table:table-cell office:value-type="string" calcext:value-type="string">
            <text:p>565.6 GB/s (1.00x)</text:p>
          </table:table-cell>
          <table:table-cell office:value-type="string" calcext:value-type="string">
            <text:p>535.8 GB/s (1.06x)</text:p>
          </table:table-cell>
          <table:table-cell table:formula="of:=NUMBERVALUE(MID([.B135];SEARCH(&quot;(&quot;;[.B135]) + 1; 4); &quot;.&quot;)" office:value-type="float" office:value="1" calcext:value-type="float">
            <text:p>1</text:p>
          </table:table-cell>
          <table:table-cell table:formula="of:=NUMBERVALUE(MID([.C135];SEARCH(&quot;(&quot;;[.C135]) + 1; 4); &quot;.&quot;)" office:value-type="float" office:value="1.06" calcext:value-type="float">
            <text:p>1.06</text:p>
          </table:table-cell>
          <table:table-cell table:formula="of:=IF(ISERROR([.D135]);1;[.D135])" office:value-type="float" office:value="1" calcext:value-type="float">
            <text:p>1</text:p>
          </table:table-cell>
          <table:table-cell table:formula="of:=IF(ISERROR([.E135]);1;[.E135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medium-1mb</text:p>
          </table:table-cell>
          <table:table-cell office:value-type="string" calcext:value-type="string">
            <text:p>18085.0 GB/s (1.00x)</text:p>
          </table:table-cell>
          <table:table-cell office:value-type="string" calcext:value-type="string">
            <text:p>17133.1 GB/s (1.06x)</text:p>
          </table:table-cell>
          <table:table-cell table:formula="of:=NUMBERVALUE(MID([.B136];SEARCH(&quot;(&quot;;[.B136]) + 1; 4); &quot;.&quot;)" office:value-type="float" office:value="1" calcext:value-type="float">
            <text:p>1</text:p>
          </table:table-cell>
          <table:table-cell table:formula="of:=NUMBERVALUE(MID([.C136];SEARCH(&quot;(&quot;;[.C136]) + 1; 4); &quot;.&quot;)" office:value-type="float" office:value="1.06" calcext:value-type="float">
            <text:p>1.06</text:p>
          </table:table-cell>
          <table:table-cell table:formula="of:=IF(ISERROR([.D136]);1;[.D136])" office:value-type="float" office:value="1" calcext:value-type="float">
            <text:p>1</text:p>
          </table:table-cell>
          <table:table-cell table:formula="of:=IF(ISERROR([.E136]);1;[.E136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hard-32</text:p>
          </table:table-cell>
          <table:table-cell office:value-type="string" calcext:value-type="string">
            <text:p>582.2 MB/s (1.00x)</text:p>
          </table:table-cell>
          <table:table-cell office:value-type="string" calcext:value-type="string">
            <text:p>564.4 MB/s (1.03x)</text:p>
          </table:table-cell>
          <table:table-cell table:formula="of:=NUMBERVALUE(MID([.B137];SEARCH(&quot;(&quot;;[.B137]) + 1; 4); &quot;.&quot;)" office:value-type="float" office:value="1" calcext:value-type="float">
            <text:p>1</text:p>
          </table:table-cell>
          <table:table-cell table:formula="of:=NUMBERVALUE(MID([.C137];SEARCH(&quot;(&quot;;[.C137]) + 1; 4); &quot;.&quot;)" office:value-type="float" office:value="1.03" calcext:value-type="float">
            <text:p>1.03</text:p>
          </table:table-cell>
          <table:table-cell table:formula="of:=IF(ISERROR([.D137]);1;[.D137])" office:value-type="float" office:value="1" calcext:value-type="float">
            <text:p>1</text:p>
          </table:table-cell>
          <table:table-cell table:formula="of:=IF(ISERROR([.E137]);1;[.E137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imported/rsc/hard-1k</text:p>
          </table:table-cell>
          <table:table-cell office:value-type="string" calcext:value-type="string">
            <text:p>17.8 GB/s (1.00x)</text:p>
          </table:table-cell>
          <table:table-cell office:value-type="string" calcext:value-type="string">
            <text:p>16.9 GB/s (1.05x)</text:p>
          </table:table-cell>
          <table:table-cell table:formula="of:=NUMBERVALUE(MID([.B138];SEARCH(&quot;(&quot;;[.B138]) + 1; 4); &quot;.&quot;)" office:value-type="float" office:value="1" calcext:value-type="float">
            <text:p>1</text:p>
          </table:table-cell>
          <table:table-cell table:formula="of:=NUMBERVALUE(MID([.C138];SEARCH(&quot;(&quot;;[.C138]) + 1; 4); &quot;.&quot;)" office:value-type="float" office:value="1.05" calcext:value-type="float">
            <text:p>1.05</text:p>
          </table:table-cell>
          <table:table-cell table:formula="of:=IF(ISERROR([.D138]);1;[.D138])" office:value-type="float" office:value="1" calcext:value-type="float">
            <text:p>1</text:p>
          </table:table-cell>
          <table:table-cell table:formula="of:=IF(ISERROR([.E138]);1;[.E138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imported/rsc/hard-32k</text:p>
          </table:table-cell>
          <table:table-cell office:value-type="string" calcext:value-type="string">
            <text:p>555.3 GB/s (1.00x)</text:p>
          </table:table-cell>
          <table:table-cell office:value-type="string" calcext:value-type="string">
            <text:p>526.6 GB/s (1.05x)</text:p>
          </table:table-cell>
          <table:table-cell table:formula="of:=NUMBERVALUE(MID([.B139];SEARCH(&quot;(&quot;;[.B139]) + 1; 4); &quot;.&quot;)" office:value-type="float" office:value="1" calcext:value-type="float">
            <text:p>1</text:p>
          </table:table-cell>
          <table:table-cell table:formula="of:=NUMBERVALUE(MID([.C139];SEARCH(&quot;(&quot;;[.C139]) + 1; 4); &quot;.&quot;)" office:value-type="float" office:value="1.05" calcext:value-type="float">
            <text:p>1.05</text:p>
          </table:table-cell>
          <table:table-cell table:formula="of:=IF(ISERROR([.D139]);1;[.D139])" office:value-type="float" office:value="1" calcext:value-type="float">
            <text:p>1</text:p>
          </table:table-cell>
          <table:table-cell table:formula="of:=IF(ISERROR([.E139]);1;[.E139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imported/rsc/hard-1mb</text:p>
          </table:table-cell>
          <table:table-cell office:value-type="string" calcext:value-type="string">
            <text:p>10279.9 GB/s (1.00x)</text:p>
          </table:table-cell>
          <table:table-cell office:value-type="string" calcext:value-type="string">
            <text:p>10067.9 GB/s (1.02x)</text:p>
          </table:table-cell>
          <table:table-cell table:formula="of:=NUMBERVALUE(MID([.B140];SEARCH(&quot;(&quot;;[.B140]) + 1; 4); &quot;.&quot;)" office:value-type="float" office:value="1" calcext:value-type="float">
            <text:p>1</text:p>
          </table:table-cell>
          <table:table-cell table:formula="of:=NUMBERVALUE(MID([.C140];SEARCH(&quot;(&quot;;[.C140]) + 1; 4); &quot;.&quot;)" office:value-type="float" office:value="1.02" calcext:value-type="float">
            <text:p>1.02</text:p>
          </table:table-cell>
          <table:table-cell table:formula="of:=IF(ISERROR([.D140]);1;[.D140])" office:value-type="float" office:value="1" calcext:value-type="float">
            <text:p>1</text:p>
          </table:table-cell>
          <table:table-cell table:formula="of:=IF(ISERROR([.E140]);1;[.E140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reallyhard0-32</text:p>
          </table:table-cell>
          <table:table-cell office:value-type="string" calcext:value-type="string">
            <text:p>397.9 MB/s (1.00x)</text:p>
          </table:table-cell>
          <table:table-cell office:value-type="string" calcext:value-type="string">
            <text:p>386.8 MB/s (1.03x)</text:p>
          </table:table-cell>
          <table:table-cell table:formula="of:=NUMBERVALUE(MID([.B141];SEARCH(&quot;(&quot;;[.B141]) + 1; 4); &quot;.&quot;)" office:value-type="float" office:value="1" calcext:value-type="float">
            <text:p>1</text:p>
          </table:table-cell>
          <table:table-cell table:formula="of:=NUMBERVALUE(MID([.C141];SEARCH(&quot;(&quot;;[.C141]) + 1; 4); &quot;.&quot;)" office:value-type="float" office:value="1.03" calcext:value-type="float">
            <text:p>1.03</text:p>
          </table:table-cell>
          <table:table-cell table:formula="of:=IF(ISERROR([.D141]);1;[.D141])" office:value-type="float" office:value="1" calcext:value-type="float">
            <text:p>1</text:p>
          </table:table-cell>
          <table:table-cell table:formula="of:=IF(ISERROR([.E141]);1;[.E141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imported/rsc/reallyhard0-1k</text:p>
          </table:table-cell>
          <table:table-cell office:value-type="string" calcext:value-type="string">
            <text:p>11.5 GB/s (1.00x)</text:p>
          </table:table-cell>
          <table:table-cell office:value-type="string" calcext:value-type="string">
            <text:p>11.2 GB/s (1.02x)</text:p>
          </table:table-cell>
          <table:table-cell table:formula="of:=NUMBERVALUE(MID([.B142];SEARCH(&quot;(&quot;;[.B142]) + 1; 4); &quot;.&quot;)" office:value-type="float" office:value="1" calcext:value-type="float">
            <text:p>1</text:p>
          </table:table-cell>
          <table:table-cell table:formula="of:=NUMBERVALUE(MID([.C142];SEARCH(&quot;(&quot;;[.C142]) + 1; 4); &quot;.&quot;)" office:value-type="float" office:value="1.02" calcext:value-type="float">
            <text:p>1.02</text:p>
          </table:table-cell>
          <table:table-cell table:formula="of:=IF(ISERROR([.D142]);1;[.D142])" office:value-type="float" office:value="1" calcext:value-type="float">
            <text:p>1</text:p>
          </table:table-cell>
          <table:table-cell table:formula="of:=IF(ISERROR([.E142]);1;[.E142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reallyhard0-32k</text:p>
          </table:table-cell>
          <table:table-cell office:value-type="string" calcext:value-type="string">
            <text:p>49.9 GB/s (1.00x)</text:p>
          </table:table-cell>
          <table:table-cell office:value-type="string" calcext:value-type="string">
            <text:p>47.2 GB/s (1.06x)</text:p>
          </table:table-cell>
          <table:table-cell table:formula="of:=NUMBERVALUE(MID([.B143];SEARCH(&quot;(&quot;;[.B143]) + 1; 4); &quot;.&quot;)" office:value-type="float" office:value="1" calcext:value-type="float">
            <text:p>1</text:p>
          </table:table-cell>
          <table:table-cell table:formula="of:=NUMBERVALUE(MID([.C143];SEARCH(&quot;(&quot;;[.C143]) + 1; 4); &quot;.&quot;)" office:value-type="float" office:value="1.06" calcext:value-type="float">
            <text:p>1.06</text:p>
          </table:table-cell>
          <table:table-cell table:formula="of:=IF(ISERROR([.D143]);1;[.D143])" office:value-type="float" office:value="1" calcext:value-type="float">
            <text:p>1</text:p>
          </table:table-cell>
          <table:table-cell table:formula="of:=IF(ISERROR([.E143]);1;[.E143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reallyhard0-1mb</text:p>
          </table:table-cell>
          <table:table-cell office:value-type="string" calcext:value-type="string">
            <text:p>52.5 GB/s (1.00x)</text:p>
          </table:table-cell>
          <table:table-cell office:value-type="string" calcext:value-type="string">
            <text:p>36.0 GB/s (1.46x)</text:p>
          </table:table-cell>
          <table:table-cell table:formula="of:=NUMBERVALUE(MID([.B144];SEARCH(&quot;(&quot;;[.B144]) + 1; 4); &quot;.&quot;)" office:value-type="float" office:value="1" calcext:value-type="float">
            <text:p>1</text:p>
          </table:table-cell>
          <table:table-cell table:formula="of:=NUMBERVALUE(MID([.C144];SEARCH(&quot;(&quot;;[.C144]) + 1; 4); &quot;.&quot;)" office:value-type="float" office:value="1.46" calcext:value-type="float">
            <text:p>1.46</text:p>
          </table:table-cell>
          <table:table-cell table:formula="of:=IF(ISERROR([.D144]);1;[.D144])" office:value-type="float" office:value="1" calcext:value-type="float">
            <text:p>1</text:p>
          </table:table-cell>
          <table:table-cell table:formula="of:=IF(ISERROR([.E144]);1;[.E144])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imported/rsc/reallyreallyhard0-32</text:p>
          </table:table-cell>
          <table:table-cell office:value-type="string" calcext:value-type="string">
            <text:p>317.9 MB/s (1.00x)</text:p>
          </table:table-cell>
          <table:table-cell office:value-type="string" calcext:value-type="string">
            <text:p>313.4 MB/s (1.01x)</text:p>
          </table:table-cell>
          <table:table-cell table:formula="of:=NUMBERVALUE(MID([.B145];SEARCH(&quot;(&quot;;[.B145]) + 1; 4); &quot;.&quot;)" office:value-type="float" office:value="1" calcext:value-type="float">
            <text:p>1</text:p>
          </table:table-cell>
          <table:table-cell table:formula="of:=NUMBERVALUE(MID([.C145];SEARCH(&quot;(&quot;;[.C145]) + 1; 4); &quot;.&quot;)" office:value-type="float" office:value="1.01" calcext:value-type="float">
            <text:p>1.01</text:p>
          </table:table-cell>
          <table:table-cell table:formula="of:=IF(ISERROR([.D145]);1;[.D145])" office:value-type="float" office:value="1" calcext:value-type="float">
            <text:p>1</text:p>
          </table:table-cell>
          <table:table-cell table:formula="of:=IF(ISERROR([.E145]);1;[.E145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rsc/reallyreallyhard0-1k</text:p>
          </table:table-cell>
          <table:table-cell office:value-type="string" calcext:value-type="string">
            <text:p>10.6 GB/s (1.01x)</text:p>
          </table:table-cell>
          <table:table-cell office:value-type="string" calcext:value-type="string">
            <text:p>10.8 GB/s (1.00x)</text:p>
          </table:table-cell>
          <table:table-cell table:formula="of:=NUMBERVALUE(MID([.B146];SEARCH(&quot;(&quot;;[.B146]) + 1; 4); &quot;.&quot;)" office:value-type="float" office:value="1.01" calcext:value-type="float">
            <text:p>1.01</text:p>
          </table:table-cell>
          <table:table-cell table:formula="of:=NUMBERVALUE(MID([.C146];SEARCH(&quot;(&quot;;[.C146]) + 1; 4); &quot;.&quot;)" office:value-type="float" office:value="1" calcext:value-type="float">
            <text:p>1</text:p>
          </table:table-cell>
          <table:table-cell table:formula="of:=IF(ISERROR([.D146]);1;[.D146])" office:value-type="float" office:value="1.01" calcext:value-type="float">
            <text:p>1.01</text:p>
          </table:table-cell>
          <table:table-cell table:formula="of:=IF(ISERROR([.E146]);1;[.E1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hard0-32k</text:p>
          </table:table-cell>
          <table:table-cell table:number-columns-repeated="2" office:value-type="string" calcext:value-type="string">
            <text:p>48.7 GB/s (1.00x)</text:p>
          </table:table-cell>
          <table:table-cell table:formula="of:=NUMBERVALUE(MID([.B147];SEARCH(&quot;(&quot;;[.B147]) + 1; 4); &quot;.&quot;)" office:value-type="float" office:value="1" calcext:value-type="float">
            <text:p>1</text:p>
          </table:table-cell>
          <table:table-cell table:formula="of:=NUMBERVALUE(MID([.C147];SEARCH(&quot;(&quot;;[.C147]) + 1; 4); &quot;.&quot;)" office:value-type="float" office:value="1" calcext:value-type="float">
            <text:p>1</text:p>
          </table:table-cell>
          <table:table-cell table:formula="of:=IF(ISERROR([.D147]);1;[.D147])" office:value-type="float" office:value="1" calcext:value-type="float">
            <text:p>1</text:p>
          </table:table-cell>
          <table:table-cell table:formula="of:=IF(ISERROR([.E147]);1;[.E1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hard0-1mb</text:p>
          </table:table-cell>
          <table:table-cell table:number-columns-repeated="2" office:value-type="string" calcext:value-type="string">
            <text:p>56.8 GB/s (1.00x)</text:p>
          </table:table-cell>
          <table:table-cell table:formula="of:=NUMBERVALUE(MID([.B148];SEARCH(&quot;(&quot;;[.B148]) + 1; 4); &quot;.&quot;)" office:value-type="float" office:value="1" calcext:value-type="float">
            <text:p>1</text:p>
          </table:table-cell>
          <table:table-cell table:formula="of:=NUMBERVALUE(MID([.C148];SEARCH(&quot;(&quot;;[.C148]) + 1; 4); &quot;.&quot;)" office:value-type="float" office:value="1" calcext:value-type="float">
            <text:p>1</text:p>
          </table:table-cell>
          <table:table-cell table:formula="of:=IF(ISERROR([.D148]);1;[.D148])" office:value-type="float" office:value="1" calcext:value-type="float">
            <text:p>1</text:p>
          </table:table-cell>
          <table:table-cell table:formula="of:=IF(ISERROR([.E148]);1;[.E1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reallyhard0-32</text:p>
          </table:table-cell>
          <table:table-cell table:number-columns-repeated="2" office:value-type="string" calcext:value-type="string">
            <text:p>330.9 MB/s (1.00x)</text:p>
          </table:table-cell>
          <table:table-cell table:formula="of:=NUMBERVALUE(MID([.B149];SEARCH(&quot;(&quot;;[.B149]) + 1; 4); &quot;.&quot;)" office:value-type="float" office:value="1" calcext:value-type="float">
            <text:p>1</text:p>
          </table:table-cell>
          <table:table-cell table:formula="of:=NUMBERVALUE(MID([.C149];SEARCH(&quot;(&quot;;[.C149]) + 1; 4); &quot;.&quot;)" office:value-type="float" office:value="1" calcext:value-type="float">
            <text:p>1</text:p>
          </table:table-cell>
          <table:table-cell table:formula="of:=IF(ISERROR([.D149]);1;[.D149])" office:value-type="float" office:value="1" calcext:value-type="float">
            <text:p>1</text:p>
          </table:table-cell>
          <table:table-cell table:formula="of:=IF(ISERROR([.E149]);1;[.E1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reallyhard0-1k</text:p>
          </table:table-cell>
          <table:table-cell office:value-type="string" calcext:value-type="string">
            <text:p>10.2 GB/s (1.08x)</text:p>
          </table:table-cell>
          <table:table-cell office:value-type="string" calcext:value-type="string">
            <text:p>11.0 GB/s (1.00x)</text:p>
          </table:table-cell>
          <table:table-cell table:formula="of:=NUMBERVALUE(MID([.B150];SEARCH(&quot;(&quot;;[.B150]) + 1; 4); &quot;.&quot;)" office:value-type="float" office:value="1.08" calcext:value-type="float">
            <text:p>1.08</text:p>
          </table:table-cell>
          <table:table-cell table:formula="of:=NUMBERVALUE(MID([.C150];SEARCH(&quot;(&quot;;[.C150]) + 1; 4); &quot;.&quot;)" office:value-type="float" office:value="1" calcext:value-type="float">
            <text:p>1</text:p>
          </table:table-cell>
          <table:table-cell table:formula="of:=IF(ISERROR([.D150]);1;[.D150])" office:value-type="float" office:value="1.08" calcext:value-type="float">
            <text:p>1.08</text:p>
          </table:table-cell>
          <table:table-cell table:formula="of:=IF(ISERROR([.E150]);1;[.E1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reallyhard0-32k</text:p>
          </table:table-cell>
          <table:table-cell office:value-type="string" calcext:value-type="string">
            <text:p>47.1 GB/s (1.07x)</text:p>
          </table:table-cell>
          <table:table-cell office:value-type="string" calcext:value-type="string">
            <text:p>50.3 GB/s (1.00x)</text:p>
          </table:table-cell>
          <table:table-cell table:formula="of:=NUMBERVALUE(MID([.B151];SEARCH(&quot;(&quot;;[.B151]) + 1; 4); &quot;.&quot;)" office:value-type="float" office:value="1.07" calcext:value-type="float">
            <text:p>1.07</text:p>
          </table:table-cell>
          <table:table-cell table:formula="of:=NUMBERVALUE(MID([.C151];SEARCH(&quot;(&quot;;[.C151]) + 1; 4); &quot;.&quot;)" office:value-type="float" office:value="1" calcext:value-type="float">
            <text:p>1</text:p>
          </table:table-cell>
          <table:table-cell table:formula="of:=IF(ISERROR([.D151]);1;[.D151])" office:value-type="float" office:value="1.07" calcext:value-type="float">
            <text:p>1.07</text:p>
          </table:table-cell>
          <table:table-cell table:formula="of:=IF(ISERROR([.E151]);1;[.E1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reallyhard0-1mb</text:p>
          </table:table-cell>
          <table:table-cell table:number-columns-repeated="2" office:value-type="string" calcext:value-type="string">
            <text:p>56.8 GB/s (1.00x)</text:p>
          </table:table-cell>
          <table:table-cell table:formula="of:=NUMBERVALUE(MID([.B152];SEARCH(&quot;(&quot;;[.B152]) + 1; 4); &quot;.&quot;)" office:value-type="float" office:value="1" calcext:value-type="float">
            <text:p>1</text:p>
          </table:table-cell>
          <table:table-cell table:formula="of:=NUMBERVALUE(MID([.C152];SEARCH(&quot;(&quot;;[.C152]) + 1; 4); &quot;.&quot;)" office:value-type="float" office:value="1" calcext:value-type="float">
            <text:p>1</text:p>
          </table:table-cell>
          <table:table-cell table:formula="of:=IF(ISERROR([.D152]);1;[.D152])" office:value-type="float" office:value="1" calcext:value-type="float">
            <text:p>1</text:p>
          </table:table-cell>
          <table:table-cell table:formula="of:=IF(ISERROR([.E152]);1;[.E1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sherlock</text:p>
          </table:table-cell>
          <table:table-cell table:number-columns-repeated="2" office:value-type="string" calcext:value-type="string">
            <text:p>48.3 GB/s (1.00x)</text:p>
          </table:table-cell>
          <table:table-cell table:formula="of:=NUMBERVALUE(MID([.B153];SEARCH(&quot;(&quot;;[.B153]) + 1; 4); &quot;.&quot;)" office:value-type="float" office:value="1" calcext:value-type="float">
            <text:p>1</text:p>
          </table:table-cell>
          <table:table-cell table:formula="of:=NUMBERVALUE(MID([.C153];SEARCH(&quot;(&quot;;[.C153]) + 1; 4); &quot;.&quot;)" office:value-type="float" office:value="1" calcext:value-type="float">
            <text:p>1</text:p>
          </table:table-cell>
          <table:table-cell table:formula="of:=IF(ISERROR([.D153]);1;[.D153])" office:value-type="float" office:value="1" calcext:value-type="float">
            <text:p>1</text:p>
          </table:table-cell>
          <table:table-cell table:formula="of:=IF(ISERROR([.E153]);1;[.E1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holmes</text:p>
          </table:table-cell>
          <table:table-cell office:value-type="string" calcext:value-type="string">
            <text:p>36.7 GB/s (1.00x)</text:p>
          </table:table-cell>
          <table:table-cell office:value-type="string" calcext:value-type="string">
            <text:p>27.5 GB/s (1.34x)</text:p>
          </table:table-cell>
          <table:table-cell table:formula="of:=NUMBERVALUE(MID([.B154];SEARCH(&quot;(&quot;;[.B154]) + 1; 4); &quot;.&quot;)" office:value-type="float" office:value="1" calcext:value-type="float">
            <text:p>1</text:p>
          </table:table-cell>
          <table:table-cell table:formula="of:=NUMBERVALUE(MID([.C154];SEARCH(&quot;(&quot;;[.C154]) + 1; 4); &quot;.&quot;)" office:value-type="float" office:value="1.34" calcext:value-type="float">
            <text:p>1.34</text:p>
          </table:table-cell>
          <table:table-cell table:formula="of:=IF(ISERROR([.D154]);1;[.D154])" office:value-type="float" office:value="1" calcext:value-type="float">
            <text:p>1</text:p>
          </table:table-cell>
          <table:table-cell table:formula="of:=IF(ISERROR([.E154]);1;[.E154])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imported/sherlock/name-sherlock-holmes</text:p>
          </table:table-cell>
          <table:table-cell table:number-columns-repeated="2" office:value-type="string" calcext:value-type="string">
            <text:p>48.5 GB/s (1.00x)</text:p>
          </table:table-cell>
          <table:table-cell table:formula="of:=NUMBERVALUE(MID([.B155];SEARCH(&quot;(&quot;;[.B155]) + 1; 4); &quot;.&quot;)" office:value-type="float" office:value="1" calcext:value-type="float">
            <text:p>1</text:p>
          </table:table-cell>
          <table:table-cell table:formula="of:=NUMBERVALUE(MID([.C155];SEARCH(&quot;(&quot;;[.C155]) + 1; 4); &quot;.&quot;)" office:value-type="float" office:value="1" calcext:value-type="float">
            <text:p>1</text:p>
          </table:table-cell>
          <table:table-cell table:formula="of:=IF(ISERROR([.D155]);1;[.D155])" office:value-type="float" office:value="1" calcext:value-type="float">
            <text:p>1</text:p>
          </table:table-cell>
          <table:table-cell table:formula="of:=IF(ISERROR([.E155]);1;[.E1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sherlock-casei</text:p>
          </table:table-cell>
          <table:table-cell office:value-type="string" calcext:value-type="string">
            <text:p>14.2 GB/s (1.00x)</text:p>
          </table:table-cell>
          <table:table-cell office:value-type="string" calcext:value-type="string">
            <text:p>14.1 GB/s (1.01x)</text:p>
          </table:table-cell>
          <table:table-cell table:formula="of:=NUMBERVALUE(MID([.B156];SEARCH(&quot;(&quot;;[.B156]) + 1; 4); &quot;.&quot;)" office:value-type="float" office:value="1" calcext:value-type="float">
            <text:p>1</text:p>
          </table:table-cell>
          <table:table-cell table:formula="of:=NUMBERVALUE(MID([.C156];SEARCH(&quot;(&quot;;[.C156]) + 1; 4); &quot;.&quot;)" office:value-type="float" office:value="1.01" calcext:value-type="float">
            <text:p>1.01</text:p>
          </table:table-cell>
          <table:table-cell table:formula="of:=IF(ISERROR([.D156]);1;[.D156])" office:value-type="float" office:value="1" calcext:value-type="float">
            <text:p>1</text:p>
          </table:table-cell>
          <table:table-cell table:formula="of:=IF(ISERROR([.E156]);1;[.E15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sherlock/name-holmes-casei</text:p>
          </table:table-cell>
          <table:table-cell table:number-columns-repeated="2" office:value-type="string" calcext:value-type="string">
            <text:p>9.7 GB/s (1.00x)</text:p>
          </table:table-cell>
          <table:table-cell table:formula="of:=NUMBERVALUE(MID([.B157];SEARCH(&quot;(&quot;;[.B157]) + 1; 4); &quot;.&quot;)" office:value-type="float" office:value="1" calcext:value-type="float">
            <text:p>1</text:p>
          </table:table-cell>
          <table:table-cell table:formula="of:=NUMBERVALUE(MID([.C157];SEARCH(&quot;(&quot;;[.C157]) + 1; 4); &quot;.&quot;)" office:value-type="float" office:value="1" calcext:value-type="float">
            <text:p>1</text:p>
          </table:table-cell>
          <table:table-cell table:formula="of:=IF(ISERROR([.D157]);1;[.D157])" office:value-type="float" office:value="1" calcext:value-type="float">
            <text:p>1</text:p>
          </table:table-cell>
          <table:table-cell table:formula="of:=IF(ISERROR([.E157]);1;[.E1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sherlock-holmes-casei</text:p>
          </table:table-cell>
          <table:table-cell office:value-type="string" calcext:value-type="string">
            <text:p>13.9 GB/s (1.01x)</text:p>
          </table:table-cell>
          <table:table-cell office:value-type="string" calcext:value-type="string">
            <text:p>14.0 GB/s (1.00x)</text:p>
          </table:table-cell>
          <table:table-cell table:formula="of:=NUMBERVALUE(MID([.B158];SEARCH(&quot;(&quot;;[.B158]) + 1; 4); &quot;.&quot;)" office:value-type="float" office:value="1.01" calcext:value-type="float">
            <text:p>1.01</text:p>
          </table:table-cell>
          <table:table-cell table:formula="of:=NUMBERVALUE(MID([.C158];SEARCH(&quot;(&quot;;[.C158]) + 1; 4); &quot;.&quot;)" office:value-type="float" office:value="1" calcext:value-type="float">
            <text:p>1</text:p>
          </table:table-cell>
          <table:table-cell table:formula="of:=IF(ISERROR([.D158]);1;[.D158])" office:value-type="float" office:value="1.01" calcext:value-type="float">
            <text:p>1.01</text:p>
          </table:table-cell>
          <table:table-cell table:formula="of:=IF(ISERROR([.E158]);1;[.E1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whitespace</text:p>
          </table:table-cell>
          <table:table-cell office:value-type="string" calcext:value-type="string">
            <text:p>28.0 GB/s (1.33x)</text:p>
          </table:table-cell>
          <table:table-cell office:value-type="string" calcext:value-type="string">
            <text:p>37.1 GB/s (1.00x)</text:p>
          </table:table-cell>
          <table:table-cell table:formula="of:=NUMBERVALUE(MID([.B159];SEARCH(&quot;(&quot;;[.B159]) + 1; 4); &quot;.&quot;)" office:value-type="float" office:value="1.33" calcext:value-type="float">
            <text:p>1.33</text:p>
          </table:table-cell>
          <table:table-cell table:formula="of:=NUMBERVALUE(MID([.C159];SEARCH(&quot;(&quot;;[.C159]) + 1; 4); &quot;.&quot;)" office:value-type="float" office:value="1" calcext:value-type="float">
            <text:p>1</text:p>
          </table:table-cell>
          <table:table-cell table:formula="of:=IF(ISERROR([.D159]);1;[.D159])" office:value-type="float" office:value="1.33" calcext:value-type="float">
            <text:p>1.33</text:p>
          </table:table-cell>
          <table:table-cell table:formula="of:=IF(ISERROR([.E159]);1;[.E1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1</text:p>
          </table:table-cell>
          <table:table-cell office:value-type="string" calcext:value-type="string">
            <text:p>43.4 GB/s (1.00x)</text:p>
          </table:table-cell>
          <table:table-cell office:value-type="string" calcext:value-type="string">
            <text:p>43.3 GB/s (1.00x)</text:p>
          </table:table-cell>
          <table:table-cell table:formula="of:=NUMBERVALUE(MID([.B160];SEARCH(&quot;(&quot;;[.B160]) + 1; 4); &quot;.&quot;)" office:value-type="float" office:value="1" calcext:value-type="float">
            <text:p>1</text:p>
          </table:table-cell>
          <table:table-cell table:formula="of:=NUMBERVALUE(MID([.C160];SEARCH(&quot;(&quot;;[.C160]) + 1; 4); &quot;.&quot;)" office:value-type="float" office:value="1" calcext:value-type="float">
            <text:p>1</text:p>
          </table:table-cell>
          <table:table-cell table:formula="of:=IF(ISERROR([.D160]);1;[.D160])" office:value-type="float" office:value="1" calcext:value-type="float">
            <text:p>1</text:p>
          </table:table-cell>
          <table:table-cell table:formula="of:=IF(ISERROR([.E160]);1;[.E1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2</text:p>
          </table:table-cell>
          <table:table-cell table:number-columns-repeated="2" office:value-type="string" calcext:value-type="string">
            <text:p>12.0 GB/s (1.00x)</text:p>
          </table:table-cell>
          <table:table-cell table:formula="of:=NUMBERVALUE(MID([.B161];SEARCH(&quot;(&quot;;[.B161]) + 1; 4); &quot;.&quot;)" office:value-type="float" office:value="1" calcext:value-type="float">
            <text:p>1</text:p>
          </table:table-cell>
          <table:table-cell table:formula="of:=NUMBERVALUE(MID([.C161];SEARCH(&quot;(&quot;;[.C161]) + 1; 4); &quot;.&quot;)" office:value-type="float" office:value="1" calcext:value-type="float">
            <text:p>1</text:p>
          </table:table-cell>
          <table:table-cell table:formula="of:=IF(ISERROR([.D161]);1;[.D161])" office:value-type="float" office:value="1" calcext:value-type="float">
            <text:p>1</text:p>
          </table:table-cell>
          <table:table-cell table:formula="of:=IF(ISERROR([.E161]);1;[.E1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3</text:p>
          </table:table-cell>
          <table:table-cell office:value-type="string" calcext:value-type="string">
            <text:p>10.9 GB/s (1.01x)</text:p>
          </table:table-cell>
          <table:table-cell office:value-type="string" calcext:value-type="string">
            <text:p>10.9 GB/s (1.00x)</text:p>
          </table:table-cell>
          <table:table-cell table:formula="of:=NUMBERVALUE(MID([.B162];SEARCH(&quot;(&quot;;[.B162]) + 1; 4); &quot;.&quot;)" office:value-type="float" office:value="1.01" calcext:value-type="float">
            <text:p>1.01</text:p>
          </table:table-cell>
          <table:table-cell table:formula="of:=NUMBERVALUE(MID([.C162];SEARCH(&quot;(&quot;;[.C162]) + 1; 4); &quot;.&quot;)" office:value-type="float" office:value="1" calcext:value-type="float">
            <text:p>1</text:p>
          </table:table-cell>
          <table:table-cell table:formula="of:=IF(ISERROR([.D162]);1;[.D162])" office:value-type="float" office:value="1.01" calcext:value-type="float">
            <text:p>1.01</text:p>
          </table:table-cell>
          <table:table-cell table:formula="of:=IF(ISERROR([.E162]);1;[.E1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3-casei</text:p>
          </table:table-cell>
          <table:table-cell office:value-type="string" calcext:value-type="string">
            <text:p>1986.0 MB/s (1.00x)</text:p>
          </table:table-cell>
          <table:table-cell office:value-type="string" calcext:value-type="string">
            <text:p>1977.5 MB/s (1.00x)</text:p>
          </table:table-cell>
          <table:table-cell table:formula="of:=NUMBERVALUE(MID([.B163];SEARCH(&quot;(&quot;;[.B163]) + 1; 4); &quot;.&quot;)" office:value-type="float" office:value="1" calcext:value-type="float">
            <text:p>1</text:p>
          </table:table-cell>
          <table:table-cell table:formula="of:=NUMBERVALUE(MID([.C163];SEARCH(&quot;(&quot;;[.C163]) + 1; 4); &quot;.&quot;)" office:value-type="float" office:value="1" calcext:value-type="float">
            <text:p>1</text:p>
          </table:table-cell>
          <table:table-cell table:formula="of:=IF(ISERROR([.D163]);1;[.D163])" office:value-type="float" office:value="1" calcext:value-type="float">
            <text:p>1</text:p>
          </table:table-cell>
          <table:table-cell table:formula="of:=IF(ISERROR([.E163]);1;[.E1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4</text:p>
          </table:table-cell>
          <table:table-cell office:value-type="string" calcext:value-type="string">
            <text:p>10.9 GB/s (1.01x)</text:p>
          </table:table-cell>
          <table:table-cell office:value-type="string" calcext:value-type="string">
            <text:p>11.0 GB/s (1.00x)</text:p>
          </table:table-cell>
          <table:table-cell table:formula="of:=NUMBERVALUE(MID([.B164];SEARCH(&quot;(&quot;;[.B164]) + 1; 4); &quot;.&quot;)" office:value-type="float" office:value="1.01" calcext:value-type="float">
            <text:p>1.01</text:p>
          </table:table-cell>
          <table:table-cell table:formula="of:=NUMBERVALUE(MID([.C164];SEARCH(&quot;(&quot;;[.C164]) + 1; 4); &quot;.&quot;)" office:value-type="float" office:value="1" calcext:value-type="float">
            <text:p>1</text:p>
          </table:table-cell>
          <table:table-cell table:formula="of:=IF(ISERROR([.D164]);1;[.D164])" office:value-type="float" office:value="1.01" calcext:value-type="float">
            <text:p>1.01</text:p>
          </table:table-cell>
          <table:table-cell table:formula="of:=IF(ISERROR([.E164]);1;[.E1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4-casei</text:p>
          </table:table-cell>
          <table:table-cell office:value-type="string" calcext:value-type="string">
            <text:p>5.9 GB/s (1.00x)</text:p>
          </table:table-cell>
          <table:table-cell office:value-type="string" calcext:value-type="string">
            <text:p>5.8 GB/s (1.02x)</text:p>
          </table:table-cell>
          <table:table-cell table:formula="of:=NUMBERVALUE(MID([.B165];SEARCH(&quot;(&quot;;[.B165]) + 1; 4); &quot;.&quot;)" office:value-type="float" office:value="1" calcext:value-type="float">
            <text:p>1</text:p>
          </table:table-cell>
          <table:table-cell table:formula="of:=NUMBERVALUE(MID([.C165];SEARCH(&quot;(&quot;;[.C165]) + 1; 4); &quot;.&quot;)" office:value-type="float" office:value="1.02" calcext:value-type="float">
            <text:p>1.02</text:p>
          </table:table-cell>
          <table:table-cell table:formula="of:=IF(ISERROR([.D165]);1;[.D165])" office:value-type="float" office:value="1" calcext:value-type="float">
            <text:p>1</text:p>
          </table:table-cell>
          <table:table-cell table:formula="of:=IF(ISERROR([.E165]);1;[.E165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sherlock/name-alt5</text:p>
          </table:table-cell>
          <table:table-cell office:value-type="string" calcext:value-type="string">
            <text:p>11.5 GB/s (1.02x)</text:p>
          </table:table-cell>
          <table:table-cell office:value-type="string" calcext:value-type="string">
            <text:p>11.7 GB/s (1.00x)</text:p>
          </table:table-cell>
          <table:table-cell table:formula="of:=NUMBERVALUE(MID([.B166];SEARCH(&quot;(&quot;;[.B166]) + 1; 4); &quot;.&quot;)" office:value-type="float" office:value="1.02" calcext:value-type="float">
            <text:p>1.02</text:p>
          </table:table-cell>
          <table:table-cell table:formula="of:=NUMBERVALUE(MID([.C166];SEARCH(&quot;(&quot;;[.C166]) + 1; 4); &quot;.&quot;)" office:value-type="float" office:value="1" calcext:value-type="float">
            <text:p>1</text:p>
          </table:table-cell>
          <table:table-cell table:formula="of:=IF(ISERROR([.D166]);1;[.D166])" office:value-type="float" office:value="1.02" calcext:value-type="float">
            <text:p>1.02</text:p>
          </table:table-cell>
          <table:table-cell table:formula="of:=IF(ISERROR([.E166]);1;[.E1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5-casei</text:p>
          </table:table-cell>
          <table:table-cell office:value-type="string" calcext:value-type="string">
            <text:p>4.1 GB/s (1.02x)</text:p>
          </table:table-cell>
          <table:table-cell office:value-type="string" calcext:value-type="string">
            <text:p>4.2 GB/s (1.00x)</text:p>
          </table:table-cell>
          <table:table-cell table:formula="of:=NUMBERVALUE(MID([.B167];SEARCH(&quot;(&quot;;[.B167]) + 1; 4); &quot;.&quot;)" office:value-type="float" office:value="1.02" calcext:value-type="float">
            <text:p>1.02</text:p>
          </table:table-cell>
          <table:table-cell table:formula="of:=NUMBERVALUE(MID([.C167];SEARCH(&quot;(&quot;;[.C167]) + 1; 4); &quot;.&quot;)" office:value-type="float" office:value="1" calcext:value-type="float">
            <text:p>1</text:p>
          </table:table-cell>
          <table:table-cell table:formula="of:=IF(ISERROR([.D167]);1;[.D167])" office:value-type="float" office:value="1.02" calcext:value-type="float">
            <text:p>1.02</text:p>
          </table:table-cell>
          <table:table-cell table:formula="of:=IF(ISERROR([.E167]);1;[.E1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o-match-uncommon</text:p>
          </table:table-cell>
          <table:table-cell table:number-columns-repeated="2" office:value-type="string" calcext:value-type="string">
            <text:p>38.0 GB/s (1.00x)</text:p>
          </table:table-cell>
          <table:table-cell table:formula="of:=NUMBERVALUE(MID([.B168];SEARCH(&quot;(&quot;;[.B168]) + 1; 4); &quot;.&quot;)" office:value-type="float" office:value="1" calcext:value-type="float">
            <text:p>1</text:p>
          </table:table-cell>
          <table:table-cell table:formula="of:=NUMBERVALUE(MID([.C168];SEARCH(&quot;(&quot;;[.C168]) + 1; 4); &quot;.&quot;)" office:value-type="float" office:value="1" calcext:value-type="float">
            <text:p>1</text:p>
          </table:table-cell>
          <table:table-cell table:formula="of:=IF(ISERROR([.D168]);1;[.D168])" office:value-type="float" office:value="1" calcext:value-type="float">
            <text:p>1</text:p>
          </table:table-cell>
          <table:table-cell table:formula="of:=IF(ISERROR([.E168]);1;[.E1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o-match-common</text:p>
          </table:table-cell>
          <table:table-cell office:value-type="string" calcext:value-type="string">
            <text:p>37.9 GB/s (1.00x)</text:p>
          </table:table-cell>
          <table:table-cell office:value-type="string" calcext:value-type="string">
            <text:p>38.0 GB/s (1.00x)</text:p>
          </table:table-cell>
          <table:table-cell table:formula="of:=NUMBERVALUE(MID([.B169];SEARCH(&quot;(&quot;;[.B169]) + 1; 4); &quot;.&quot;)" office:value-type="float" office:value="1" calcext:value-type="float">
            <text:p>1</text:p>
          </table:table-cell>
          <table:table-cell table:formula="of:=NUMBERVALUE(MID([.C169];SEARCH(&quot;(&quot;;[.C169]) + 1; 4); &quot;.&quot;)" office:value-type="float" office:value="1" calcext:value-type="float">
            <text:p>1</text:p>
          </table:table-cell>
          <table:table-cell table:formula="of:=IF(ISERROR([.D169]);1;[.D169])" office:value-type="float" office:value="1" calcext:value-type="float">
            <text:p>1</text:p>
          </table:table-cell>
          <table:table-cell table:formula="of:=IF(ISERROR([.E169]);1;[.E1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o-match-really-common</text:p>
          </table:table-cell>
          <table:table-cell office:value-type="string" calcext:value-type="string">
            <text:p>44.8 GB/s (1.00x)</text:p>
          </table:table-cell>
          <table:table-cell office:value-type="string" calcext:value-type="string">
            <text:p>44.7 GB/s (1.00x)</text:p>
          </table:table-cell>
          <table:table-cell table:formula="of:=NUMBERVALUE(MID([.B170];SEARCH(&quot;(&quot;;[.B170]) + 1; 4); &quot;.&quot;)" office:value-type="float" office:value="1" calcext:value-type="float">
            <text:p>1</text:p>
          </table:table-cell>
          <table:table-cell table:formula="of:=NUMBERVALUE(MID([.C170];SEARCH(&quot;(&quot;;[.C170]) + 1; 4); &quot;.&quot;)" office:value-type="float" office:value="1" calcext:value-type="float">
            <text:p>1</text:p>
          </table:table-cell>
          <table:table-cell table:formula="of:=IF(ISERROR([.D170]);1;[.D170])" office:value-type="float" office:value="1" calcext:value-type="float">
            <text:p>1</text:p>
          </table:table-cell>
          <table:table-cell table:formula="of:=IF(ISERROR([.E170]);1;[.E1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the-lower</text:p>
          </table:table-cell>
          <table:table-cell office:value-type="string" calcext:value-type="string">
            <text:p>3.7 GB/s (1.01x)</text:p>
          </table:table-cell>
          <table:table-cell office:value-type="string" calcext:value-type="string">
            <text:p>3.7 GB/s (1.00x)</text:p>
          </table:table-cell>
          <table:table-cell table:formula="of:=NUMBERVALUE(MID([.B171];SEARCH(&quot;(&quot;;[.B171]) + 1; 4); &quot;.&quot;)" office:value-type="float" office:value="1.01" calcext:value-type="float">
            <text:p>1.01</text:p>
          </table:table-cell>
          <table:table-cell table:formula="of:=NUMBERVALUE(MID([.C171];SEARCH(&quot;(&quot;;[.C171]) + 1; 4); &quot;.&quot;)" office:value-type="float" office:value="1" calcext:value-type="float">
            <text:p>1</text:p>
          </table:table-cell>
          <table:table-cell table:formula="of:=IF(ISERROR([.D171]);1;[.D171])" office:value-type="float" office:value="1.01" calcext:value-type="float">
            <text:p>1.01</text:p>
          </table:table-cell>
          <table:table-cell table:formula="of:=IF(ISERROR([.E171]);1;[.E1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the-upper</text:p>
          </table:table-cell>
          <table:table-cell office:value-type="string" calcext:value-type="string">
            <text:p>25.7 GB/s (1.02x)</text:p>
          </table:table-cell>
          <table:table-cell office:value-type="string" calcext:value-type="string">
            <text:p>26.2 GB/s (1.00x)</text:p>
          </table:table-cell>
          <table:table-cell table:formula="of:=NUMBERVALUE(MID([.B172];SEARCH(&quot;(&quot;;[.B172]) + 1; 4); &quot;.&quot;)" office:value-type="float" office:value="1.02" calcext:value-type="float">
            <text:p>1.02</text:p>
          </table:table-cell>
          <table:table-cell table:formula="of:=NUMBERVALUE(MID([.C172];SEARCH(&quot;(&quot;;[.C172]) + 1; 4); &quot;.&quot;)" office:value-type="float" office:value="1" calcext:value-type="float">
            <text:p>1</text:p>
          </table:table-cell>
          <table:table-cell table:formula="of:=IF(ISERROR([.D172]);1;[.D172])" office:value-type="float" office:value="1.02" calcext:value-type="float">
            <text:p>1.02</text:p>
          </table:table-cell>
          <table:table-cell table:formula="of:=IF(ISERROR([.E172]);1;[.E1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the-casei</text:p>
          </table:table-cell>
          <table:table-cell office:value-type="string" calcext:value-type="string">
            <text:p>1941.9 MB/s (1.00x)</text:p>
          </table:table-cell>
          <table:table-cell office:value-type="string" calcext:value-type="string">
            <text:p>1937.0 MB/s (1.00x)</text:p>
          </table:table-cell>
          <table:table-cell table:formula="of:=NUMBERVALUE(MID([.B173];SEARCH(&quot;(&quot;;[.B173]) + 1; 4); &quot;.&quot;)" office:value-type="float" office:value="1" calcext:value-type="float">
            <text:p>1</text:p>
          </table:table-cell>
          <table:table-cell table:formula="of:=NUMBERVALUE(MID([.C173];SEARCH(&quot;(&quot;;[.C173]) + 1; 4); &quot;.&quot;)" office:value-type="float" office:value="1" calcext:value-type="float">
            <text:p>1</text:p>
          </table:table-cell>
          <table:table-cell table:formula="of:=IF(ISERROR([.D173]);1;[.D173])" office:value-type="float" office:value="1" calcext:value-type="float">
            <text:p>1</text:p>
          </table:table-cell>
          <table:table-cell table:formula="of:=IF(ISERROR([.E173]);1;[.E1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everything-greedy</text:p>
          </table:table-cell>
          <table:table-cell office:value-type="string" calcext:value-type="string">
            <text:p>294.0 MB/s (1.00x)</text:p>
          </table:table-cell>
          <table:table-cell office:value-type="string" calcext:value-type="string">
            <text:p>279.5 MB/s (1.05x)</text:p>
          </table:table-cell>
          <table:table-cell table:formula="of:=NUMBERVALUE(MID([.B174];SEARCH(&quot;(&quot;;[.B174]) + 1; 4); &quot;.&quot;)" office:value-type="float" office:value="1" calcext:value-type="float">
            <text:p>1</text:p>
          </table:table-cell>
          <table:table-cell table:formula="of:=NUMBERVALUE(MID([.C174];SEARCH(&quot;(&quot;;[.C174]) + 1; 4); &quot;.&quot;)" office:value-type="float" office:value="1.05" calcext:value-type="float">
            <text:p>1.05</text:p>
          </table:table-cell>
          <table:table-cell table:formula="of:=IF(ISERROR([.D174]);1;[.D174])" office:value-type="float" office:value="1" calcext:value-type="float">
            <text:p>1</text:p>
          </table:table-cell>
          <table:table-cell table:formula="of:=IF(ISERROR([.E174]);1;[.E174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imported/sherlock/everything-greedy-nl</text:p>
          </table:table-cell>
          <table:table-cell office:value-type="string" calcext:value-type="string">
            <text:p>394.0 MB/s (1.00x)</text:p>
          </table:table-cell>
          <table:table-cell office:value-type="string" calcext:value-type="string">
            <text:p>380.8 MB/s (1.03x)</text:p>
          </table:table-cell>
          <table:table-cell table:formula="of:=NUMBERVALUE(MID([.B175];SEARCH(&quot;(&quot;;[.B175]) + 1; 4); &quot;.&quot;)" office:value-type="float" office:value="1" calcext:value-type="float">
            <text:p>1</text:p>
          </table:table-cell>
          <table:table-cell table:formula="of:=NUMBERVALUE(MID([.C175];SEARCH(&quot;(&quot;;[.C175]) + 1; 4); &quot;.&quot;)" office:value-type="float" office:value="1.03" calcext:value-type="float">
            <text:p>1.03</text:p>
          </table:table-cell>
          <table:table-cell table:formula="of:=IF(ISERROR([.D175]);1;[.D175])" office:value-type="float" office:value="1" calcext:value-type="float">
            <text:p>1</text:p>
          </table:table-cell>
          <table:table-cell table:formula="of:=IF(ISERROR([.E175]);1;[.E175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imported/sherlock/letters</text:p>
          </table:table-cell>
          <table:table-cell office:value-type="string" calcext:value-type="string">
            <text:p>59.8 MB/s (1.00x)</text:p>
          </table:table-cell>
          <table:table-cell office:value-type="string" calcext:value-type="string">
            <text:p>59.7 MB/s (1.00x)</text:p>
          </table:table-cell>
          <table:table-cell table:formula="of:=NUMBERVALUE(MID([.B176];SEARCH(&quot;(&quot;;[.B176]) + 1; 4); &quot;.&quot;)" office:value-type="float" office:value="1" calcext:value-type="float">
            <text:p>1</text:p>
          </table:table-cell>
          <table:table-cell table:formula="of:=NUMBERVALUE(MID([.C176];SEARCH(&quot;(&quot;;[.C176]) + 1; 4); &quot;.&quot;)" office:value-type="float" office:value="1" calcext:value-type="float">
            <text:p>1</text:p>
          </table:table-cell>
          <table:table-cell table:formula="of:=IF(ISERROR([.D176]);1;[.D176])" office:value-type="float" office:value="1" calcext:value-type="float">
            <text:p>1</text:p>
          </table:table-cell>
          <table:table-cell table:formula="of:=IF(ISERROR([.E176]);1;[.E1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letters-upper</text:p>
          </table:table-cell>
          <table:table-cell table:number-columns-repeated="2" office:value-type="string" calcext:value-type="string">
            <text:p>579.0 MB/s (1.00x)</text:p>
          </table:table-cell>
          <table:table-cell table:formula="of:=NUMBERVALUE(MID([.B177];SEARCH(&quot;(&quot;;[.B177]) + 1; 4); &quot;.&quot;)" office:value-type="float" office:value="1" calcext:value-type="float">
            <text:p>1</text:p>
          </table:table-cell>
          <table:table-cell table:formula="of:=NUMBERVALUE(MID([.C177];SEARCH(&quot;(&quot;;[.C177]) + 1; 4); &quot;.&quot;)" office:value-type="float" office:value="1" calcext:value-type="float">
            <text:p>1</text:p>
          </table:table-cell>
          <table:table-cell table:formula="of:=IF(ISERROR([.D177]);1;[.D177])" office:value-type="float" office:value="1" calcext:value-type="float">
            <text:p>1</text:p>
          </table:table-cell>
          <table:table-cell table:formula="of:=IF(ISERROR([.E177]);1;[.E1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letters-lower</text:p>
          </table:table-cell>
          <table:table-cell office:value-type="string" calcext:value-type="string">
            <text:p>61.2 MB/s (1.00x)</text:p>
          </table:table-cell>
          <table:table-cell office:value-type="string" calcext:value-type="string">
            <text:p>60.9 MB/s (1.00x)</text:p>
          </table:table-cell>
          <table:table-cell table:formula="of:=NUMBERVALUE(MID([.B178];SEARCH(&quot;(&quot;;[.B178]) + 1; 4); &quot;.&quot;)" office:value-type="float" office:value="1" calcext:value-type="float">
            <text:p>1</text:p>
          </table:table-cell>
          <table:table-cell table:formula="of:=NUMBERVALUE(MID([.C178];SEARCH(&quot;(&quot;;[.C178]) + 1; 4); &quot;.&quot;)" office:value-type="float" office:value="1" calcext:value-type="float">
            <text:p>1</text:p>
          </table:table-cell>
          <table:table-cell table:formula="of:=IF(ISERROR([.D178]);1;[.D178])" office:value-type="float" office:value="1" calcext:value-type="float">
            <text:p>1</text:p>
          </table:table-cell>
          <table:table-cell table:formula="of:=IF(ISERROR([.E178]);1;[.E1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words</text:p>
          </table:table-cell>
          <table:table-cell office:value-type="string" calcext:value-type="string">
            <text:p>115.6 MB/s (1.04x)</text:p>
          </table:table-cell>
          <table:table-cell office:value-type="string" calcext:value-type="string">
            <text:p>120.5 MB/s (1.00x)</text:p>
          </table:table-cell>
          <table:table-cell table:formula="of:=NUMBERVALUE(MID([.B179];SEARCH(&quot;(&quot;;[.B179]) + 1; 4); &quot;.&quot;)" office:value-type="float" office:value="1.04" calcext:value-type="float">
            <text:p>1.04</text:p>
          </table:table-cell>
          <table:table-cell table:formula="of:=NUMBERVALUE(MID([.C179];SEARCH(&quot;(&quot;;[.C179]) + 1; 4); &quot;.&quot;)" office:value-type="float" office:value="1" calcext:value-type="float">
            <text:p>1</text:p>
          </table:table-cell>
          <table:table-cell table:formula="of:=IF(ISERROR([.D179]);1;[.D179])" office:value-type="float" office:value="1.04" calcext:value-type="float">
            <text:p>1.04</text:p>
          </table:table-cell>
          <table:table-cell table:formula="of:=IF(ISERROR([.E179]);1;[.E1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before-holmes</text:p>
          </table:table-cell>
          <table:table-cell table:number-columns-repeated="2" office:value-type="string" calcext:value-type="string">
            <text:p>17.9 GB/s (1.00x)</text:p>
          </table:table-cell>
          <table:table-cell table:formula="of:=NUMBERVALUE(MID([.B180];SEARCH(&quot;(&quot;;[.B180]) + 1; 4); &quot;.&quot;)" office:value-type="float" office:value="1" calcext:value-type="float">
            <text:p>1</text:p>
          </table:table-cell>
          <table:table-cell table:formula="of:=NUMBERVALUE(MID([.C180];SEARCH(&quot;(&quot;;[.C180]) + 1; 4); &quot;.&quot;)" office:value-type="float" office:value="1" calcext:value-type="float">
            <text:p>1</text:p>
          </table:table-cell>
          <table:table-cell table:formula="of:=IF(ISERROR([.D180]);1;[.D180])" office:value-type="float" office:value="1" calcext:value-type="float">
            <text:p>1</text:p>
          </table:table-cell>
          <table:table-cell table:formula="of:=IF(ISERROR([.E180]);1;[.E1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before-after-holmes</text:p>
          </table:table-cell>
          <table:table-cell office:value-type="string" calcext:value-type="string">
            <text:p>21.0 GB/s (1.00x)</text:p>
          </table:table-cell>
          <table:table-cell office:value-type="string" calcext:value-type="string">
            <text:p>20.8 GB/s (1.01x)</text:p>
          </table:table-cell>
          <table:table-cell table:formula="of:=NUMBERVALUE(MID([.B181];SEARCH(&quot;(&quot;;[.B181]) + 1; 4); &quot;.&quot;)" office:value-type="float" office:value="1" calcext:value-type="float">
            <text:p>1</text:p>
          </table:table-cell>
          <table:table-cell table:formula="of:=NUMBERVALUE(MID([.C181];SEARCH(&quot;(&quot;;[.C181]) + 1; 4); &quot;.&quot;)" office:value-type="float" office:value="1.01" calcext:value-type="float">
            <text:p>1.01</text:p>
          </table:table-cell>
          <table:table-cell table:formula="of:=IF(ISERROR([.D181]);1;[.D181])" office:value-type="float" office:value="1" calcext:value-type="float">
            <text:p>1</text:p>
          </table:table-cell>
          <table:table-cell table:formula="of:=IF(ISERROR([.E181]);1;[.E18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sherlock/holmes-cochar-watson</text:p>
          </table:table-cell>
          <table:table-cell office:value-type="string" calcext:value-type="string">
            <text:p>10.5 GB/s (1.01x)</text:p>
          </table:table-cell>
          <table:table-cell office:value-type="string" calcext:value-type="string">
            <text:p>10.5 GB/s (1.00x)</text:p>
          </table:table-cell>
          <table:table-cell table:formula="of:=NUMBERVALUE(MID([.B182];SEARCH(&quot;(&quot;;[.B182]) + 1; 4); &quot;.&quot;)" office:value-type="float" office:value="1.01" calcext:value-type="float">
            <text:p>1.01</text:p>
          </table:table-cell>
          <table:table-cell table:formula="of:=NUMBERVALUE(MID([.C182];SEARCH(&quot;(&quot;;[.C182]) + 1; 4); &quot;.&quot;)" office:value-type="float" office:value="1" calcext:value-type="float">
            <text:p>1</text:p>
          </table:table-cell>
          <table:table-cell table:formula="of:=IF(ISERROR([.D182]);1;[.D182])" office:value-type="float" office:value="1.01" calcext:value-type="float">
            <text:p>1.01</text:p>
          </table:table-cell>
          <table:table-cell table:formula="of:=IF(ISERROR([.E182]);1;[.E1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holmes-coword-watson</text:p>
          </table:table-cell>
          <table:table-cell office:value-type="string" calcext:value-type="string">
            <text:p>1866.2 MB/s (1.00x)</text:p>
          </table:table-cell>
          <table:table-cell office:value-type="string" calcext:value-type="string">
            <text:p>1870.7 MB/s (1.00x)</text:p>
          </table:table-cell>
          <table:table-cell table:formula="of:=NUMBERVALUE(MID([.B183];SEARCH(&quot;(&quot;;[.B183]) + 1; 4); &quot;.&quot;)" office:value-type="float" office:value="1" calcext:value-type="float">
            <text:p>1</text:p>
          </table:table-cell>
          <table:table-cell table:formula="of:=NUMBERVALUE(MID([.C183];SEARCH(&quot;(&quot;;[.C183]) + 1; 4); &quot;.&quot;)" office:value-type="float" office:value="1" calcext:value-type="float">
            <text:p>1</text:p>
          </table:table-cell>
          <table:table-cell table:formula="of:=IF(ISERROR([.D183]);1;[.D183])" office:value-type="float" office:value="1" calcext:value-type="float">
            <text:p>1</text:p>
          </table:table-cell>
          <table:table-cell table:formula="of:=IF(ISERROR([.E183]);1;[.E1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quotes</text:p>
          </table:table-cell>
          <table:table-cell table:number-columns-repeated="2" office:value-type="string" calcext:value-type="string">
            <text:p>2.9 GB/s (1.00x)</text:p>
          </table:table-cell>
          <table:table-cell table:formula="of:=NUMBERVALUE(MID([.B184];SEARCH(&quot;(&quot;;[.B184]) + 1; 4); &quot;.&quot;)" office:value-type="float" office:value="1" calcext:value-type="float">
            <text:p>1</text:p>
          </table:table-cell>
          <table:table-cell table:formula="of:=NUMBERVALUE(MID([.C184];SEARCH(&quot;(&quot;;[.C184]) + 1; 4); &quot;.&quot;)" office:value-type="float" office:value="1" calcext:value-type="float">
            <text:p>1</text:p>
          </table:table-cell>
          <table:table-cell table:formula="of:=IF(ISERROR([.D184]);1;[.D184])" office:value-type="float" office:value="1" calcext:value-type="float">
            <text:p>1</text:p>
          </table:table-cell>
          <table:table-cell table:formula="of:=IF(ISERROR([.E184]);1;[.E1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line-boundary-sherlock-holmes</text:p>
          </table:table-cell>
          <table:table-cell office:value-type="string" calcext:value-type="string">
            <text:p>41.7 GB/s (1.00x)</text:p>
          </table:table-cell>
          <table:table-cell office:value-type="string" calcext:value-type="string">
            <text:p>41.6 GB/s (1.00x)</text:p>
          </table:table-cell>
          <table:table-cell table:formula="of:=NUMBERVALUE(MID([.B185];SEARCH(&quot;(&quot;;[.B185]) + 1; 4); &quot;.&quot;)" office:value-type="float" office:value="1" calcext:value-type="float">
            <text:p>1</text:p>
          </table:table-cell>
          <table:table-cell table:formula="of:=NUMBERVALUE(MID([.C185];SEARCH(&quot;(&quot;;[.C185]) + 1; 4); &quot;.&quot;)" office:value-type="float" office:value="1" calcext:value-type="float">
            <text:p>1</text:p>
          </table:table-cell>
          <table:table-cell table:formula="of:=IF(ISERROR([.D185]);1;[.D185])" office:value-type="float" office:value="1" calcext:value-type="float">
            <text:p>1</text:p>
          </table:table-cell>
          <table:table-cell table:formula="of:=IF(ISERROR([.E185]);1;[.E1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word-ending-n</text:p>
          </table:table-cell>
          <table:table-cell office:value-type="string" calcext:value-type="string">
            <text:p>899.8 MB/s (1.00x)</text:p>
          </table:table-cell>
          <table:table-cell office:value-type="string" calcext:value-type="string">
            <text:p>886.7 MB/s (1.01x)</text:p>
          </table:table-cell>
          <table:table-cell table:formula="of:=NUMBERVALUE(MID([.B186];SEARCH(&quot;(&quot;;[.B186]) + 1; 4); &quot;.&quot;)" office:value-type="float" office:value="1" calcext:value-type="float">
            <text:p>1</text:p>
          </table:table-cell>
          <table:table-cell table:formula="of:=NUMBERVALUE(MID([.C186];SEARCH(&quot;(&quot;;[.C186]) + 1; 4); &quot;.&quot;)" office:value-type="float" office:value="1.01" calcext:value-type="float">
            <text:p>1.01</text:p>
          </table:table-cell>
          <table:table-cell table:formula="of:=IF(ISERROR([.D186]);1;[.D186])" office:value-type="float" office:value="1" calcext:value-type="float">
            <text:p>1</text:p>
          </table:table-cell>
          <table:table-cell table:formula="of:=IF(ISERROR([.E186]);1;[.E18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sherlock/repeated-class-negation</text:p>
          </table:table-cell>
          <table:table-cell office:value-type="string" calcext:value-type="string">
            <text:p>23.0 GB/s (1.02x)</text:p>
          </table:table-cell>
          <table:table-cell office:value-type="string" calcext:value-type="string">
            <text:p>23.5 GB/s (1.00x)</text:p>
          </table:table-cell>
          <table:table-cell table:formula="of:=NUMBERVALUE(MID([.B187];SEARCH(&quot;(&quot;;[.B187]) + 1; 4); &quot;.&quot;)" office:value-type="float" office:value="1.02" calcext:value-type="float">
            <text:p>1.02</text:p>
          </table:table-cell>
          <table:table-cell table:formula="of:=NUMBERVALUE(MID([.C187];SEARCH(&quot;(&quot;;[.C187]) + 1; 4); &quot;.&quot;)" office:value-type="float" office:value="1" calcext:value-type="float">
            <text:p>1</text:p>
          </table:table-cell>
          <table:table-cell table:formula="of:=IF(ISERROR([.D187]);1;[.D187])" office:value-type="float" office:value="1.02" calcext:value-type="float">
            <text:p>1.02</text:p>
          </table:table-cell>
          <table:table-cell table:formula="of:=IF(ISERROR([.E187]);1;[.E1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ing-suffix</text:p>
          </table:table-cell>
          <table:table-cell office:value-type="string" calcext:value-type="string">
            <text:p>3.3 GB/s (1.00x)</text:p>
          </table:table-cell>
          <table:table-cell office:value-type="string" calcext:value-type="string">
            <text:p>3.2 GB/s (1.01x)</text:p>
          </table:table-cell>
          <table:table-cell table:formula="of:=NUMBERVALUE(MID([.B188];SEARCH(&quot;(&quot;;[.B188]) + 1; 4); &quot;.&quot;)" office:value-type="float" office:value="1" calcext:value-type="float">
            <text:p>1</text:p>
          </table:table-cell>
          <table:table-cell table:formula="of:=NUMBERVALUE(MID([.C188];SEARCH(&quot;(&quot;;[.C188]) + 1; 4); &quot;.&quot;)" office:value-type="float" office:value="1.01" calcext:value-type="float">
            <text:p>1.01</text:p>
          </table:table-cell>
          <table:table-cell table:formula="of:=IF(ISERROR([.D188]);1;[.D188])" office:value-type="float" office:value="1" calcext:value-type="float">
            <text:p>1</text:p>
          </table:table-cell>
          <table:table-cell table:formula="of:=IF(ISERROR([.E188]);1;[.E18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sherlock/ing-suffix-limited-space</text:p>
          </table:table-cell>
          <table:table-cell office:value-type="string" calcext:value-type="string">
            <text:p>3.5 GB/s (1.01x)</text:p>
          </table:table-cell>
          <table:table-cell office:value-type="string" calcext:value-type="string">
            <text:p>3.6 GB/s (1.00x)</text:p>
          </table:table-cell>
          <table:table-cell table:formula="of:=NUMBERVALUE(MID([.B189];SEARCH(&quot;(&quot;;[.B189]) + 1; 4); &quot;.&quot;)" office:value-type="float" office:value="1.01" calcext:value-type="float">
            <text:p>1.01</text:p>
          </table:table-cell>
          <table:table-cell table:formula="of:=NUMBERVALUE(MID([.C189];SEARCH(&quot;(&quot;;[.C189]) + 1; 4); &quot;.&quot;)" office:value-type="float" office:value="1" calcext:value-type="float">
            <text:p>1</text:p>
          </table:table-cell>
          <table:table-cell table:formula="of:=IF(ISERROR([.D189]);1;[.D189])" office:value-type="float" office:value="1.01" calcext:value-type="float">
            <text:p>1.01</text:p>
          </table:table-cell>
          <table:table-cell table:formula="of:=IF(ISERROR([.E189]);1;[.E1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2.2 MB/s (1.00x)</text:p>
          </table:table-cell>
          <table:table-cell table:formula="of:=NUMBERVALUE(MID([.B190];SEARCH(&quot;(&quot;;[.B190]) + 1; 4); &quot;.&quot;)" office:value-type="string" office:string-value="" calcext:value-type="error">
            <text:p>#VALUE!</text:p>
          </table:table-cell>
          <table:table-cell table:formula="of:=NUMBERVALUE(MID([.C190];SEARCH(&quot;(&quot;;[.C190]) + 1; 4); &quot;.&quot;)" office:value-type="float" office:value="1" calcext:value-type="float">
            <text:p>1</text:p>
          </table:table-cell>
          <table:table-cell table:formula="of:=IF(ISERROR([.D190]);1;[.D190])" office:value-type="float" office:value="1" calcext:value-type="float">
            <text:p>1</text:p>
          </table:table-cell>
          <table:table-cell table:formula="of:=IF(ISERROR([.E190]);1;[.E1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3.8 MB/s (1.00x)</text:p>
          </table:table-cell>
          <table:table-cell table:formula="of:=NUMBERVALUE(MID([.B191];SEARCH(&quot;(&quot;;[.B191]) + 1; 4); &quot;.&quot;)" office:value-type="string" office:string-value="" calcext:value-type="error">
            <text:p>#VALUE!</text:p>
          </table:table-cell>
          <table:table-cell table:formula="of:=NUMBERVALUE(MID([.C191];SEARCH(&quot;(&quot;;[.C191]) + 1; 4); &quot;.&quot;)" office:value-type="float" office:value="1" calcext:value-type="float">
            <text:p>1</text:p>
          </table:table-cell>
          <table:table-cell table:formula="of:=IF(ISERROR([.D191]);1;[.D191])" office:value-type="float" office:value="1" calcext:value-type="float">
            <text:p>1</text:p>
          </table:table-cell>
          <table:table-cell table:formula="of:=IF(ISERROR([.E191]);1;[.E1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4.3 MB/s (1.00x)</text:p>
          </table:table-cell>
          <table:table-cell table:formula="of:=NUMBERVALUE(MID([.B192];SEARCH(&quot;(&quot;;[.B192]) + 1; 4); &quot;.&quot;)" office:value-type="string" office:string-value="" calcext:value-type="error">
            <text:p>#VALUE!</text:p>
          </table:table-cell>
          <table:table-cell table:formula="of:=NUMBERVALUE(MID([.C192];SEARCH(&quot;(&quot;;[.C192]) + 1; 4); &quot;.&quot;)" office:value-type="float" office:value="1" calcext:value-type="float">
            <text:p>1</text:p>
          </table:table-cell>
          <table:table-cell table:formula="of:=IF(ISERROR([.D192]);1;[.D192])" office:value-type="float" office:value="1" calcext:value-type="float">
            <text:p>1</text:p>
          </table:table-cell>
          <table:table-cell table:formula="of:=IF(ISERROR([.E192]);1;[.E1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2.6 MB/s (1.00x)</text:p>
          </table:table-cell>
          <table:table-cell table:formula="of:=NUMBERVALUE(MID([.B193];SEARCH(&quot;(&quot;;[.B193]) + 1; 4); &quot;.&quot;)" office:value-type="string" office:string-value="" calcext:value-type="error">
            <text:p>#VALUE!</text:p>
          </table:table-cell>
          <table:table-cell table:formula="of:=NUMBERVALUE(MID([.C193];SEARCH(&quot;(&quot;;[.C193]) + 1; 4); &quot;.&quot;)" office:value-type="float" office:value="1" calcext:value-type="float">
            <text:p>1</text:p>
          </table:table-cell>
          <table:table-cell table:formula="of:=IF(ISERROR([.D193]);1;[.D193])" office:value-type="float" office:value="1" calcext:value-type="float">
            <text:p>1</text:p>
          </table:table-cell>
          <table:table-cell table:formula="of:=IF(ISERROR([.E193]);1;[.E1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.4 MB/s (1.00x)</text:p>
          </table:table-cell>
          <table:table-cell table:formula="of:=NUMBERVALUE(MID([.B194];SEARCH(&quot;(&quot;;[.B194]) + 1; 4); &quot;.&quot;)" office:value-type="string" office:string-value="" calcext:value-type="error">
            <text:p>#VALUE!</text:p>
          </table:table-cell>
          <table:table-cell table:formula="of:=NUMBERVALUE(MID([.C194];SEARCH(&quot;(&quot;;[.C194]) + 1; 4); &quot;.&quot;)" office:value-type="float" office:value="1" calcext:value-type="float">
            <text:p>1</text:p>
          </table:table-cell>
          <table:table-cell table:formula="of:=IF(ISERROR([.D194]);1;[.D194])" office:value-type="float" office:value="1" calcext:value-type="float">
            <text:p>1</text:p>
          </table:table-cell>
          <table:table-cell table:formula="of:=IF(ISERROR([.E194]);1;[.E1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0.4 MB/s (1.00x)</text:p>
          </table:table-cell>
          <table:table-cell table:formula="of:=NUMBERVALUE(MID([.B195];SEARCH(&quot;(&quot;;[.B195]) + 1; 4); &quot;.&quot;)" office:value-type="string" office:string-value="" calcext:value-type="error">
            <text:p>#VALUE!</text:p>
          </table:table-cell>
          <table:table-cell table:formula="of:=NUMBERVALUE(MID([.C195];SEARCH(&quot;(&quot;;[.C195]) + 1; 4); &quot;.&quot;)" office:value-type="float" office:value="1" calcext:value-type="float">
            <text:p>1</text:p>
          </table:table-cell>
          <table:table-cell table:formula="of:=IF(ISERROR([.D195]);1;[.D195])" office:value-type="float" office:value="1" calcext:value-type="float">
            <text:p>1</text:p>
          </table:table-cell>
          <table:table-cell table:formula="of:=IF(ISERROR([.E195]);1;[.E1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1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0.4 MB/s (1.00x)</text:p>
          </table:table-cell>
          <table:table-cell table:formula="of:=NUMBERVALUE(MID([.B196];SEARCH(&quot;(&quot;;[.B196]) + 1; 4); &quot;.&quot;)" office:value-type="string" office:string-value="" calcext:value-type="error">
            <text:p>#VALUE!</text:p>
          </table:table-cell>
          <table:table-cell table:formula="of:=NUMBERVALUE(MID([.C196];SEARCH(&quot;(&quot;;[.C196]) + 1; 4); &quot;.&quot;)" office:value-type="float" office:value="1" calcext:value-type="float">
            <text:p>1</text:p>
          </table:table-cell>
          <table:table-cell table:formula="of:=IF(ISERROR([.D196]);1;[.D196])" office:value-type="float" office:value="1" calcext:value-type="float">
            <text:p>1</text:p>
          </table:table-cell>
          <table:table-cell table:formula="of:=IF(ISERROR([.E196]);1;[.E1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10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0.8 MB/s (1.00x)</text:p>
          </table:table-cell>
          <table:table-cell table:formula="of:=NUMBERVALUE(MID([.B197];SEARCH(&quot;(&quot;;[.B197]) + 1; 4); &quot;.&quot;)" office:value-type="string" office:string-value="" calcext:value-type="error">
            <text:p>#VALUE!</text:p>
          </table:table-cell>
          <table:table-cell table:formula="of:=NUMBERVALUE(MID([.C197];SEARCH(&quot;(&quot;;[.C197]) + 1; 4); &quot;.&quot;)" office:value-type="float" office:value="1" calcext:value-type="float">
            <text:p>1</text:p>
          </table:table-cell>
          <table:table-cell table:formula="of:=IF(ISERROR([.D197]);1;[.D197])" office:value-type="float" office:value="1" calcext:value-type="float">
            <text:p>1</text:p>
          </table:table-cell>
          <table:table-cell table:formula="of:=IF(ISERROR([.E197]);1;[.E1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many-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 MB/s (1.00x)</text:p>
          </table:table-cell>
          <table:table-cell table:formula="of:=NUMBERVALUE(MID([.B198];SEARCH(&quot;(&quot;;[.B198]) + 1; 4); &quot;.&quot;)" office:value-type="string" office:string-value="" calcext:value-type="error">
            <text:p>#VALUE!</text:p>
          </table:table-cell>
          <table:table-cell table:formula="of:=NUMBERVALUE(MID([.C198];SEARCH(&quot;(&quot;;[.C198]) + 1; 4); &quot;.&quot;)" office:value-type="float" office:value="1" calcext:value-type="float">
            <text:p>1</text:p>
          </table:table-cell>
          <table:table-cell table:formula="of:=IF(ISERROR([.D198]);1;[.D198])" office:value-type="float" office:value="1" calcext:value-type="float">
            <text:p>1</text:p>
          </table:table-cell>
          <table:table-cell table:formula="of:=IF(ISERROR([.E198]);1;[.E1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many-1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 MB/s (1.00x)</text:p>
          </table:table-cell>
          <table:table-cell table:formula="of:=NUMBERVALUE(MID([.B199];SEARCH(&quot;(&quot;;[.B199]) + 1; 4); &quot;.&quot;)" office:value-type="string" office:string-value="" calcext:value-type="error">
            <text:p>#VALUE!</text:p>
          </table:table-cell>
          <table:table-cell table:formula="of:=NUMBERVALUE(MID([.C199];SEARCH(&quot;(&quot;;[.C199]) + 1; 4); &quot;.&quot;)" office:value-type="float" office:value="1" calcext:value-type="float">
            <text:p>1</text:p>
          </table:table-cell>
          <table:table-cell table:formula="of:=IF(ISERROR([.D199]);1;[.D199])" office:value-type="float" office:value="1" calcext:value-type="float">
            <text:p>1</text:p>
          </table:table-cell>
          <table:table-cell table:formula="of:=IF(ISERROR([.E199]);1;[.E1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many-10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 MB/s (1.00x)</text:p>
          </table:table-cell>
          <table:table-cell table:formula="of:=NUMBERVALUE(MID([.B200];SEARCH(&quot;(&quot;;[.B200]) + 1; 4); &quot;.&quot;)" office:value-type="string" office:string-value="" calcext:value-type="error">
            <text:p>#VALUE!</text:p>
          </table:table-cell>
          <table:table-cell table:formula="of:=NUMBERVALUE(MID([.C200];SEARCH(&quot;(&quot;;[.C200]) + 1; 4); &quot;.&quot;)" office:value-type="float" office:value="1" calcext:value-type="float">
            <text:p>1</text:p>
          </table:table-cell>
          <table:table-cell table:formula="of:=IF(ISERROR([.D200]);1;[.D200])" office:value-type="float" office:value="1" calcext:value-type="float">
            <text:p>1</text:p>
          </table:table-cell>
          <table:table-cell table:formula="of:=IF(ISERROR([.E200]);1;[.E2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accelerate/whole-line</text:p>
          </table:table-cell>
          <table:table-cell office:value-type="string" calcext:value-type="string">
            <text:p>1422.7 MB/s (1.00x)</text:p>
          </table:table-cell>
          <table:table-cell office:value-type="string" calcext:value-type="string">
            <text:p>1414.1 MB/s (1.01x)</text:p>
          </table:table-cell>
          <table:table-cell table:formula="of:=NUMBERVALUE(MID([.B201];SEARCH(&quot;(&quot;;[.B201]) + 1; 4); &quot;.&quot;)" office:value-type="float" office:value="1" calcext:value-type="float">
            <text:p>1</text:p>
          </table:table-cell>
          <table:table-cell table:formula="of:=NUMBERVALUE(MID([.C201];SEARCH(&quot;(&quot;;[.C201]) + 1; 4); &quot;.&quot;)" office:value-type="float" office:value="1.01" calcext:value-type="float">
            <text:p>1.01</text:p>
          </table:table-cell>
          <table:table-cell table:formula="of:=IF(ISERROR([.D201]);1;[.D201])" office:value-type="float" office:value="1" calcext:value-type="float">
            <text:p>1</text:p>
          </table:table-cell>
          <table:table-cell table:formula="of:=IF(ISERROR([.E201]);1;[.E20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opt/accelerate/non-dna</text:p>
          </table:table-cell>
          <table:table-cell office:value-type="string" calcext:value-type="string">
            <text:p>1990.3 MB/s (1.01x)</text:p>
          </table:table-cell>
          <table:table-cell office:value-type="string" calcext:value-type="string">
            <text:p>2004.2 MB/s (1.00x)</text:p>
          </table:table-cell>
          <table:table-cell table:formula="of:=NUMBERVALUE(MID([.B202];SEARCH(&quot;(&quot;;[.B202]) + 1; 4); &quot;.&quot;)" office:value-type="float" office:value="1.01" calcext:value-type="float">
            <text:p>1.01</text:p>
          </table:table-cell>
          <table:table-cell table:formula="of:=NUMBERVALUE(MID([.C202];SEARCH(&quot;(&quot;;[.C202]) + 1; 4); &quot;.&quot;)" office:value-type="float" office:value="1" calcext:value-type="float">
            <text:p>1</text:p>
          </table:table-cell>
          <table:table-cell table:formula="of:=IF(ISERROR([.D202]);1;[.D202])" office:value-type="float" office:value="1.01" calcext:value-type="float">
            <text:p>1.01</text:p>
          </table:table-cell>
          <table:table-cell table:formula="of:=IF(ISERROR([.E202]);1;[.E2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backtrack/words-english</text:p>
          </table:table-cell>
          <table:table-cell office:value-type="string" calcext:value-type="string">
            <text:p>232.1 MB/s (1.00x)</text:p>
          </table:table-cell>
          <table:table-cell office:value-type="string" calcext:value-type="string">
            <text:p>225.0 MB/s (1.03x)</text:p>
          </table:table-cell>
          <table:table-cell table:formula="of:=NUMBERVALUE(MID([.B203];SEARCH(&quot;(&quot;;[.B203]) + 1; 4); &quot;.&quot;)" office:value-type="float" office:value="1" calcext:value-type="float">
            <text:p>1</text:p>
          </table:table-cell>
          <table:table-cell table:formula="of:=NUMBERVALUE(MID([.C203];SEARCH(&quot;(&quot;;[.C203]) + 1; 4); &quot;.&quot;)" office:value-type="float" office:value="1.03" calcext:value-type="float">
            <text:p>1.03</text:p>
          </table:table-cell>
          <table:table-cell table:formula="of:=IF(ISERROR([.D203]);1;[.D203])" office:value-type="float" office:value="1" calcext:value-type="float">
            <text:p>1</text:p>
          </table:table-cell>
          <table:table-cell table:formula="of:=IF(ISERROR([.E203]);1;[.E203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opt/backtrack/words-russian</text:p>
          </table:table-cell>
          <table:table-cell office:value-type="string" calcext:value-type="string">
            <text:p>55.6 MB/s (1.02x)</text:p>
          </table:table-cell>
          <table:table-cell office:value-type="string" calcext:value-type="string">
            <text:p>56.5 MB/s (1.00x)</text:p>
          </table:table-cell>
          <table:table-cell table:formula="of:=NUMBERVALUE(MID([.B204];SEARCH(&quot;(&quot;;[.B204]) + 1; 4); &quot;.&quot;)" office:value-type="float" office:value="1.02" calcext:value-type="float">
            <text:p>1.02</text:p>
          </table:table-cell>
          <table:table-cell table:formula="of:=NUMBERVALUE(MID([.C204];SEARCH(&quot;(&quot;;[.C204]) + 1; 4); &quot;.&quot;)" office:value-type="float" office:value="1" calcext:value-type="float">
            <text:p>1</text:p>
          </table:table-cell>
          <table:table-cell table:formula="of:=IF(ISERROR([.D204]);1;[.D204])" office:value-type="float" office:value="1.02" calcext:value-type="float">
            <text:p>1.02</text:p>
          </table:table-cell>
          <table:table-cell table:formula="of:=IF(ISERROR([.E204]);1;[.E2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fixed-length/too-small-ascii</text:p>
          </table:table-cell>
          <table:table-cell office:value-type="string" calcext:value-type="string">
            <text:p>357.6 MB/s (1.00x)</text:p>
          </table:table-cell>
          <table:table-cell office:value-type="string" calcext:value-type="string">
            <text:p>301.2 MB/s (1.19x)</text:p>
          </table:table-cell>
          <table:table-cell table:formula="of:=NUMBERVALUE(MID([.B205];SEARCH(&quot;(&quot;;[.B205]) + 1; 4); &quot;.&quot;)" office:value-type="float" office:value="1" calcext:value-type="float">
            <text:p>1</text:p>
          </table:table-cell>
          <table:table-cell table:formula="of:=NUMBERVALUE(MID([.C205];SEARCH(&quot;(&quot;;[.C205]) + 1; 4); &quot;.&quot;)" office:value-type="float" office:value="1.19" calcext:value-type="float">
            <text:p>1.19</text:p>
          </table:table-cell>
          <table:table-cell table:formula="of:=IF(ISERROR([.D205]);1;[.D205])" office:value-type="float" office:value="1" calcext:value-type="float">
            <text:p>1</text:p>
          </table:table-cell>
          <table:table-cell table:formula="of:=IF(ISERROR([.E205]);1;[.E205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pt/fixed-length/too-small-unicode</text:p>
          </table:table-cell>
          <table:table-cell office:value-type="string" calcext:value-type="string">
            <text:p>2.1 GB/s (1.00x)</text:p>
          </table:table-cell>
          <table:table-cell office:value-type="string" calcext:value-type="string">
            <text:p>1807.0 MB/s (1.19x)</text:p>
          </table:table-cell>
          <table:table-cell table:formula="of:=NUMBERVALUE(MID([.B206];SEARCH(&quot;(&quot;;[.B206]) + 1; 4); &quot;.&quot;)" office:value-type="float" office:value="1" calcext:value-type="float">
            <text:p>1</text:p>
          </table:table-cell>
          <table:table-cell table:formula="of:=NUMBERVALUE(MID([.C206];SEARCH(&quot;(&quot;;[.C206]) + 1; 4); &quot;.&quot;)" office:value-type="float" office:value="1.19" calcext:value-type="float">
            <text:p>1.19</text:p>
          </table:table-cell>
          <table:table-cell table:formula="of:=IF(ISERROR([.D206]);1;[.D206])" office:value-type="float" office:value="1" calcext:value-type="float">
            <text:p>1</text:p>
          </table:table-cell>
          <table:table-cell table:formula="of:=IF(ISERROR([.E206]);1;[.E206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pt/fixed-length/too-big-ascii</text:p>
          </table:table-cell>
          <table:table-cell office:value-type="string" calcext:value-type="string">
            <text:p>3.0 GB/s (1.00x)</text:p>
          </table:table-cell>
          <table:table-cell office:value-type="string" calcext:value-type="string">
            <text:p>2.5 GB/s (1.19x)</text:p>
          </table:table-cell>
          <table:table-cell table:formula="of:=NUMBERVALUE(MID([.B207];SEARCH(&quot;(&quot;;[.B207]) + 1; 4); &quot;.&quot;)" office:value-type="float" office:value="1" calcext:value-type="float">
            <text:p>1</text:p>
          </table:table-cell>
          <table:table-cell table:formula="of:=NUMBERVALUE(MID([.C207];SEARCH(&quot;(&quot;;[.C207]) + 1; 4); &quot;.&quot;)" office:value-type="float" office:value="1.19" calcext:value-type="float">
            <text:p>1.19</text:p>
          </table:table-cell>
          <table:table-cell table:formula="of:=IF(ISERROR([.D207]);1;[.D207])" office:value-type="float" office:value="1" calcext:value-type="float">
            <text:p>1</text:p>
          </table:table-cell>
          <table:table-cell table:formula="of:=IF(ISERROR([.E207]);1;[.E207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pt/fixed-length/too-big-unicode</text:p>
          </table:table-cell>
          <table:table-cell office:value-type="string" calcext:value-type="string">
            <text:p>2.6 GB/s (1.00x)</text:p>
          </table:table-cell>
          <table:table-cell office:value-type="string" calcext:value-type="string">
            <text:p>2.2 GB/s (1.19x)</text:p>
          </table:table-cell>
          <table:table-cell table:formula="of:=NUMBERVALUE(MID([.B208];SEARCH(&quot;(&quot;;[.B208]) + 1; 4); &quot;.&quot;)" office:value-type="float" office:value="1" calcext:value-type="float">
            <text:p>1</text:p>
          </table:table-cell>
          <table:table-cell table:formula="of:=NUMBERVALUE(MID([.C208];SEARCH(&quot;(&quot;;[.C208]) + 1; 4); &quot;.&quot;)" office:value-type="float" office:value="1.19" calcext:value-type="float">
            <text:p>1.19</text:p>
          </table:table-cell>
          <table:table-cell table:formula="of:=IF(ISERROR([.D208]);1;[.D208])" office:value-type="float" office:value="1" calcext:value-type="float">
            <text:p>1</text:p>
          </table:table-cell>
          <table:table-cell table:formula="of:=IF(ISERROR([.E208]);1;[.E208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pt/fixed-length/go33484-1</text:p>
          </table:table-cell>
          <table:table-cell office:value-type="string" calcext:value-type="string">
            <text:p>582.1 GB/s (1.00x)</text:p>
          </table:table-cell>
          <table:table-cell office:value-type="string" calcext:value-type="string">
            <text:p>490.2 GB/s (1.19x)</text:p>
          </table:table-cell>
          <table:table-cell table:formula="of:=NUMBERVALUE(MID([.B209];SEARCH(&quot;(&quot;;[.B209]) + 1; 4); &quot;.&quot;)" office:value-type="float" office:value="1" calcext:value-type="float">
            <text:p>1</text:p>
          </table:table-cell>
          <table:table-cell table:formula="of:=NUMBERVALUE(MID([.C209];SEARCH(&quot;(&quot;;[.C209]) + 1; 4); &quot;.&quot;)" office:value-type="float" office:value="1.19" calcext:value-type="float">
            <text:p>1.19</text:p>
          </table:table-cell>
          <table:table-cell table:formula="of:=IF(ISERROR([.D209]);1;[.D209])" office:value-type="float" office:value="1" calcext:value-type="float">
            <text:p>1</text:p>
          </table:table-cell>
          <table:table-cell table:formula="of:=IF(ISERROR([.E209]);1;[.E209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pt/fixed-length/go33484-2</text:p>
          </table:table-cell>
          <table:table-cell office:value-type="string" calcext:value-type="string">
            <text:p>582.1 GB/s (1.00x)</text:p>
          </table:table-cell>
          <table:table-cell office:value-type="string" calcext:value-type="string">
            <text:p>490.2 GB/s (1.19x)</text:p>
          </table:table-cell>
          <table:table-cell table:formula="of:=NUMBERVALUE(MID([.B210];SEARCH(&quot;(&quot;;[.B210]) + 1; 4); &quot;.&quot;)" office:value-type="float" office:value="1" calcext:value-type="float">
            <text:p>1</text:p>
          </table:table-cell>
          <table:table-cell table:formula="of:=NUMBERVALUE(MID([.C210];SEARCH(&quot;(&quot;;[.C210]) + 1; 4); &quot;.&quot;)" office:value-type="float" office:value="1.19" calcext:value-type="float">
            <text:p>1.19</text:p>
          </table:table-cell>
          <table:table-cell table:formula="of:=IF(ISERROR([.D210]);1;[.D210])" office:value-type="float" office:value="1" calcext:value-type="float">
            <text:p>1</text:p>
          </table:table-cell>
          <table:table-cell table:formula="of:=IF(ISERROR([.E210]);1;[.E210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pt/fixed-length/go33484-3</text:p>
          </table:table-cell>
          <table:table-cell office:value-type="string" calcext:value-type="string">
            <text:p>58.2 GB/s (1.00x)</text:p>
          </table:table-cell>
          <table:table-cell office:value-type="string" calcext:value-type="string">
            <text:p>49.0 GB/s (1.19x)</text:p>
          </table:table-cell>
          <table:table-cell table:formula="of:=NUMBERVALUE(MID([.B211];SEARCH(&quot;(&quot;;[.B211]) + 1; 4); &quot;.&quot;)" office:value-type="float" office:value="1" calcext:value-type="float">
            <text:p>1</text:p>
          </table:table-cell>
          <table:table-cell table:formula="of:=NUMBERVALUE(MID([.C211];SEARCH(&quot;(&quot;;[.C211]) + 1; 4); &quot;.&quot;)" office:value-type="float" office:value="1.19" calcext:value-type="float">
            <text:p>1.19</text:p>
          </table:table-cell>
          <table:table-cell table:formula="of:=IF(ISERROR([.D211]);1;[.D211])" office:value-type="float" office:value="1" calcext:value-type="float">
            <text:p>1</text:p>
          </table:table-cell>
          <table:table-cell table:formula="of:=IF(ISERROR([.E211]);1;[.E211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pt/literal-alt/one-pattern</text:p>
          </table:table-cell>
          <table:table-cell office:value-type="string" calcext:value-type="string">
            <text:p>787.3 MB/s (1.00x)</text:p>
          </table:table-cell>
          <table:table-cell office:value-type="string" calcext:value-type="string">
            <text:p>776.8 MB/s (1.01x)</text:p>
          </table:table-cell>
          <table:table-cell table:formula="of:=NUMBERVALUE(MID([.B212];SEARCH(&quot;(&quot;;[.B212]) + 1; 4); &quot;.&quot;)" office:value-type="float" office:value="1" calcext:value-type="float">
            <text:p>1</text:p>
          </table:table-cell>
          <table:table-cell table:formula="of:=NUMBERVALUE(MID([.C212];SEARCH(&quot;(&quot;;[.C212]) + 1; 4); &quot;.&quot;)" office:value-type="float" office:value="1.01" calcext:value-type="float">
            <text:p>1.01</text:p>
          </table:table-cell>
          <table:table-cell table:formula="of:=IF(ISERROR([.D212]);1;[.D212])" office:value-type="float" office:value="1" calcext:value-type="float">
            <text:p>1</text:p>
          </table:table-cell>
          <table:table-cell table:formula="of:=IF(ISERROR([.E212]);1;[.E21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opt/literal-alt/pattern-per-word</text:p>
          </table:table-cell>
          <table:table-cell office:value-type="string" calcext:value-type="string">
            <text:p>454.7 MB/s (1.00x)</text:p>
          </table:table-cell>
          <table:table-cell office:value-type="string" calcext:value-type="string">
            <text:p>451.2 MB/s (1.01x)</text:p>
          </table:table-cell>
          <table:table-cell table:formula="of:=NUMBERVALUE(MID([.B213];SEARCH(&quot;(&quot;;[.B213]) + 1; 4); &quot;.&quot;)" office:value-type="float" office:value="1" calcext:value-type="float">
            <text:p>1</text:p>
          </table:table-cell>
          <table:table-cell table:formula="of:=NUMBERVALUE(MID([.C213];SEARCH(&quot;(&quot;;[.C213]) + 1; 4); &quot;.&quot;)" office:value-type="float" office:value="1.01" calcext:value-type="float">
            <text:p>1.01</text:p>
          </table:table-cell>
          <table:table-cell table:formula="of:=IF(ISERROR([.D213]);1;[.D213])" office:value-type="float" office:value="1" calcext:value-type="float">
            <text:p>1</text:p>
          </table:table-cell>
          <table:table-cell table:formula="of:=IF(ISERROR([.E213]);1;[.E213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opt/nfa-sparse/small-repeated-class-bytes</text:p>
          </table:table-cell>
          <table:table-cell office:value-type="string" calcext:value-type="string">
            <text:p>1496.2 KB/s (1.00x)</text:p>
          </table:table-cell>
          <table:table-cell office:value-type="string" calcext:value-type="string">
            <text:p>1402.5 KB/s (1.07x)</text:p>
          </table:table-cell>
          <table:table-cell table:formula="of:=NUMBERVALUE(MID([.B214];SEARCH(&quot;(&quot;;[.B214]) + 1; 4); &quot;.&quot;)" office:value-type="float" office:value="1" calcext:value-type="float">
            <text:p>1</text:p>
          </table:table-cell>
          <table:table-cell table:formula="of:=NUMBERVALUE(MID([.C214];SEARCH(&quot;(&quot;;[.C214]) + 1; 4); &quot;.&quot;)" office:value-type="float" office:value="1.07" calcext:value-type="float">
            <text:p>1.07</text:p>
          </table:table-cell>
          <table:table-cell table:formula="of:=IF(ISERROR([.D214]);1;[.D214])" office:value-type="float" office:value="1" calcext:value-type="float">
            <text:p>1</text:p>
          </table:table-cell>
          <table:table-cell table:formula="of:=IF(ISERROR([.E214]);1;[.E214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opt/nfa-sparse/small-repeated-class-unicode</text:p>
          </table:table-cell>
          <table:table-cell office:value-type="string" calcext:value-type="string">
            <text:p>1491.5 KB/s (1.00x)</text:p>
          </table:table-cell>
          <table:table-cell office:value-type="string" calcext:value-type="string">
            <text:p>1399.9 KB/s (1.07x)</text:p>
          </table:table-cell>
          <table:table-cell table:formula="of:=NUMBERVALUE(MID([.B215];SEARCH(&quot;(&quot;;[.B215]) + 1; 4); &quot;.&quot;)" office:value-type="float" office:value="1" calcext:value-type="float">
            <text:p>1</text:p>
          </table:table-cell>
          <table:table-cell table:formula="of:=NUMBERVALUE(MID([.C215];SEARCH(&quot;(&quot;;[.C215]) + 1; 4); &quot;.&quot;)" office:value-type="float" office:value="1.07" calcext:value-type="float">
            <text:p>1.07</text:p>
          </table:table-cell>
          <table:table-cell table:formula="of:=IF(ISERROR([.D215]);1;[.D215])" office:value-type="float" office:value="1" calcext:value-type="float">
            <text:p>1</text:p>
          </table:table-cell>
          <table:table-cell table:formula="of:=IF(ISERROR([.E215]);1;[.E215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opt/onepass/fn-predicate</text:p>
          </table:table-cell>
          <table:table-cell office:value-type="string" calcext:value-type="string">
            <text:p>1078.5 MB/s (1.05x)</text:p>
          </table:table-cell>
          <table:table-cell office:value-type="string" calcext:value-type="string">
            <text:p>1135.9 MB/s (1.00x)</text:p>
          </table:table-cell>
          <table:table-cell table:formula="of:=NUMBERVALUE(MID([.B216];SEARCH(&quot;(&quot;;[.B216]) + 1; 4); &quot;.&quot;)" office:value-type="float" office:value="1.05" calcext:value-type="float">
            <text:p>1.05</text:p>
          </table:table-cell>
          <table:table-cell table:formula="of:=NUMBERVALUE(MID([.C216];SEARCH(&quot;(&quot;;[.C216]) + 1; 4); &quot;.&quot;)" office:value-type="float" office:value="1" calcext:value-type="float">
            <text:p>1</text:p>
          </table:table-cell>
          <table:table-cell table:formula="of:=IF(ISERROR([.D216]);1;[.D216])" office:value-type="float" office:value="1.05" calcext:value-type="float">
            <text:p>1.05</text:p>
          </table:table-cell>
          <table:table-cell table:formula="of:=IF(ISERROR([.E216]);1;[.E2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onepass/first-three-words-english</text:p>
          </table:table-cell>
          <table:table-cell office:value-type="string" calcext:value-type="string">
            <text:p>557.1 MB/s (1.02x)</text:p>
          </table:table-cell>
          <table:table-cell office:value-type="string" calcext:value-type="string">
            <text:p>567.9 MB/s (1.00x)</text:p>
          </table:table-cell>
          <table:table-cell table:formula="of:=NUMBERVALUE(MID([.B217];SEARCH(&quot;(&quot;;[.B217]) + 1; 4); &quot;.&quot;)" office:value-type="float" office:value="1.02" calcext:value-type="float">
            <text:p>1.02</text:p>
          </table:table-cell>
          <table:table-cell table:formula="of:=NUMBERVALUE(MID([.C217];SEARCH(&quot;(&quot;;[.C217]) + 1; 4); &quot;.&quot;)" office:value-type="float" office:value="1" calcext:value-type="float">
            <text:p>1</text:p>
          </table:table-cell>
          <table:table-cell table:formula="of:=IF(ISERROR([.D217]);1;[.D217])" office:value-type="float" office:value="1.02" calcext:value-type="float">
            <text:p>1.02</text:p>
          </table:table-cell>
          <table:table-cell table:formula="of:=IF(ISERROR([.E217]);1;[.E2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onepass/first-three-words-russian</text:p>
          </table:table-cell>
          <table:table-cell office:value-type="string" calcext:value-type="string">
            <text:p>726.0 MB/s (1.01x)</text:p>
          </table:table-cell>
          <table:table-cell office:value-type="string" calcext:value-type="string">
            <text:p>736.8 MB/s (1.00x)</text:p>
          </table:table-cell>
          <table:table-cell table:formula="of:=NUMBERVALUE(MID([.B218];SEARCH(&quot;(&quot;;[.B218]) + 1; 4); &quot;.&quot;)" office:value-type="float" office:value="1.01" calcext:value-type="float">
            <text:p>1.01</text:p>
          </table:table-cell>
          <table:table-cell table:formula="of:=NUMBERVALUE(MID([.C218];SEARCH(&quot;(&quot;;[.C218]) + 1; 4); &quot;.&quot;)" office:value-type="float" office:value="1" calcext:value-type="float">
            <text:p>1</text:p>
          </table:table-cell>
          <table:table-cell table:formula="of:=IF(ISERROR([.D218]);1;[.D218])" office:value-type="float" office:value="1.01" calcext:value-type="float">
            <text:p>1.01</text:p>
          </table:table-cell>
          <table:table-cell table:formula="of:=IF(ISERROR([.E218]);1;[.E2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onepass/word-boundary-english</text:p>
          </table:table-cell>
          <table:table-cell office:value-type="string" calcext:value-type="string">
            <text:p>901.1 MB/s (1.04x)</text:p>
          </table:table-cell>
          <table:table-cell office:value-type="string" calcext:value-type="string">
            <text:p>934.4 MB/s (1.00x)</text:p>
          </table:table-cell>
          <table:table-cell table:formula="of:=NUMBERVALUE(MID([.B219];SEARCH(&quot;(&quot;;[.B219]) + 1; 4); &quot;.&quot;)" office:value-type="float" office:value="1.04" calcext:value-type="float">
            <text:p>1.04</text:p>
          </table:table-cell>
          <table:table-cell table:formula="of:=NUMBERVALUE(MID([.C219];SEARCH(&quot;(&quot;;[.C219]) + 1; 4); &quot;.&quot;)" office:value-type="float" office:value="1" calcext:value-type="float">
            <text:p>1</text:p>
          </table:table-cell>
          <table:table-cell table:formula="of:=IF(ISERROR([.D219]);1;[.D219])" office:value-type="float" office:value="1.04" calcext:value-type="float">
            <text:p>1.04</text:p>
          </table:table-cell>
          <table:table-cell table:formula="of:=IF(ISERROR([.E219]);1;[.E2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onepass/word-boundary-russian</text:p>
          </table:table-cell>
          <table:table-cell office:value-type="string" calcext:value-type="string">
            <text:p>1160.4 MB/s (1.04x)</text:p>
          </table:table-cell>
          <table:table-cell office:value-type="string" calcext:value-type="string">
            <text:p>1207.8 MB/s (1.00x)</text:p>
          </table:table-cell>
          <table:table-cell table:formula="of:=NUMBERVALUE(MID([.B220];SEARCH(&quot;(&quot;;[.B220]) + 1; 4); &quot;.&quot;)" office:value-type="float" office:value="1.04" calcext:value-type="float">
            <text:p>1.04</text:p>
          </table:table-cell>
          <table:table-cell table:formula="of:=NUMBERVALUE(MID([.C220];SEARCH(&quot;(&quot;;[.C220]) + 1; 4); &quot;.&quot;)" office:value-type="float" office:value="1" calcext:value-type="float">
            <text:p>1</text:p>
          </table:table-cell>
          <table:table-cell table:formula="of:=IF(ISERROR([.D220]);1;[.D220])" office:value-type="float" office:value="1.04" calcext:value-type="float">
            <text:p>1.04</text:p>
          </table:table-cell>
          <table:table-cell table:formula="of:=IF(ISERROR([.E220]);1;[.E2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prefilter/literal-english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221];SEARCH(&quot;(&quot;;[.B221]) + 1; 4); &quot;.&quot;)" office:value-type="float" office:value="1" calcext:value-type="float">
            <text:p>1</text:p>
          </table:table-cell>
          <table:table-cell table:formula="of:=NUMBERVALUE(MID([.C221];SEARCH(&quot;(&quot;;[.C221]) + 1; 4); &quot;.&quot;)" office:value-type="float" office:value="1" calcext:value-type="float">
            <text:p>1</text:p>
          </table:table-cell>
          <table:table-cell table:formula="of:=IF(ISERROR([.D221]);1;[.D221])" office:value-type="float" office:value="1" calcext:value-type="float">
            <text:p>1</text:p>
          </table:table-cell>
          <table:table-cell table:formula="of:=IF(ISERROR([.E221]);1;[.E2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prefilter/literal-casei-english</text:p>
          </table:table-cell>
          <table:table-cell office:value-type="string" calcext:value-type="string">
            <text:p>16.8 GB/s (1.00x)</text:p>
          </table:table-cell>
          <table:table-cell office:value-type="string" calcext:value-type="string">
            <text:p>16.4 GB/s (1.02x)</text:p>
          </table:table-cell>
          <table:table-cell table:formula="of:=NUMBERVALUE(MID([.B222];SEARCH(&quot;(&quot;;[.B222]) + 1; 4); &quot;.&quot;)" office:value-type="float" office:value="1" calcext:value-type="float">
            <text:p>1</text:p>
          </table:table-cell>
          <table:table-cell table:formula="of:=NUMBERVALUE(MID([.C222];SEARCH(&quot;(&quot;;[.C222]) + 1; 4); &quot;.&quot;)" office:value-type="float" office:value="1.02" calcext:value-type="float">
            <text:p>1.02</text:p>
          </table:table-cell>
          <table:table-cell table:formula="of:=IF(ISERROR([.D222]);1;[.D222])" office:value-type="float" office:value="1" calcext:value-type="float">
            <text:p>1</text:p>
          </table:table-cell>
          <table:table-cell table:formula="of:=IF(ISERROR([.E222]);1;[.E222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opt/prefilter/literal-russian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223];SEARCH(&quot;(&quot;;[.B223]) + 1; 4); &quot;.&quot;)" office:value-type="float" office:value="1" calcext:value-type="float">
            <text:p>1</text:p>
          </table:table-cell>
          <table:table-cell table:formula="of:=NUMBERVALUE(MID([.C223];SEARCH(&quot;(&quot;;[.C223]) + 1; 4); &quot;.&quot;)" office:value-type="float" office:value="1" calcext:value-type="float">
            <text:p>1</text:p>
          </table:table-cell>
          <table:table-cell table:formula="of:=IF(ISERROR([.D223]);1;[.D223])" office:value-type="float" office:value="1" calcext:value-type="float">
            <text:p>1</text:p>
          </table:table-cell>
          <table:table-cell table:formula="of:=IF(ISERROR([.E223]);1;[.E2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prefilter/literal-casei-russian</text:p>
          </table:table-cell>
          <table:table-cell office:value-type="string" calcext:value-type="string">
            <text:p>13.2 GB/s (1.00x)</text:p>
          </table:table-cell>
          <table:table-cell office:value-type="string" calcext:value-type="string">
            <text:p>13.3 GB/s (1.00x)</text:p>
          </table:table-cell>
          <table:table-cell table:formula="of:=NUMBERVALUE(MID([.B224];SEARCH(&quot;(&quot;;[.B224]) + 1; 4); &quot;.&quot;)" office:value-type="float" office:value="1" calcext:value-type="float">
            <text:p>1</text:p>
          </table:table-cell>
          <table:table-cell table:formula="of:=NUMBERVALUE(MID([.C224];SEARCH(&quot;(&quot;;[.C224]) + 1; 4); &quot;.&quot;)" office:value-type="float" office:value="1" calcext:value-type="float">
            <text:p>1</text:p>
          </table:table-cell>
          <table:table-cell table:formula="of:=IF(ISERROR([.D224]);1;[.D224])" office:value-type="float" office:value="1" calcext:value-type="float">
            <text:p>1</text:p>
          </table:table-cell>
          <table:table-cell table:formula="of:=IF(ISERROR([.E224]);1;[.E2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prefilter/rust-functions</text:p>
          </table:table-cell>
          <table:table-cell table:number-columns-repeated="2" office:value-type="string" calcext:value-type="string">
            <text:p>15.7 GB/s (1.00x)</text:p>
          </table:table-cell>
          <table:table-cell table:formula="of:=NUMBERVALUE(MID([.B225];SEARCH(&quot;(&quot;;[.B225]) + 1; 4); &quot;.&quot;)" office:value-type="float" office:value="1" calcext:value-type="float">
            <text:p>1</text:p>
          </table:table-cell>
          <table:table-cell table:formula="of:=NUMBERVALUE(MID([.C225];SEARCH(&quot;(&quot;;[.C225]) + 1; 4); &quot;.&quot;)" office:value-type="float" office:value="1" calcext:value-type="float">
            <text:p>1</text:p>
          </table:table-cell>
          <table:table-cell table:formula="of:=IF(ISERROR([.D225]);1;[.D225])" office:value-type="float" office:value="1" calcext:value-type="float">
            <text:p>1</text:p>
          </table:table-cell>
          <table:table-cell table:formula="of:=IF(ISERROR([.E225]);1;[.E2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anchored/word-end</text:p>
          </table:table-cell>
          <table:table-cell office:value-type="string" calcext:value-type="string">
            <text:p>33261.6 GB/s (1.00x)</text:p>
          </table:table-cell>
          <table:table-cell office:value-type="string" calcext:value-type="string">
            <text:p>31044.1 GB/s (1.07x)</text:p>
          </table:table-cell>
          <table:table-cell table:formula="of:=NUMBERVALUE(MID([.B226];SEARCH(&quot;(&quot;;[.B226]) + 1; 4); &quot;.&quot;)" office:value-type="float" office:value="1" calcext:value-type="float">
            <text:p>1</text:p>
          </table:table-cell>
          <table:table-cell table:formula="of:=NUMBERVALUE(MID([.C226];SEARCH(&quot;(&quot;;[.C226]) + 1; 4); &quot;.&quot;)" office:value-type="float" office:value="1.07" calcext:value-type="float">
            <text:p>1.07</text:p>
          </table:table-cell>
          <table:table-cell table:formula="of:=IF(ISERROR([.D226]);1;[.D226])" office:value-type="float" office:value="1" calcext:value-type="float">
            <text:p>1</text:p>
          </table:table-cell>
          <table:table-cell table:formula="of:=IF(ISERROR([.E226]);1;[.E226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opt/reverse-inner/holmes</text:p>
          </table:table-cell>
          <table:table-cell office:value-type="string" calcext:value-type="string">
            <text:p>20.9 GB/s (1.01x)</text:p>
          </table:table-cell>
          <table:table-cell office:value-type="string" calcext:value-type="string">
            <text:p>21.0 GB/s (1.00x)</text:p>
          </table:table-cell>
          <table:table-cell table:formula="of:=NUMBERVALUE(MID([.B227];SEARCH(&quot;(&quot;;[.B227]) + 1; 4); &quot;.&quot;)" office:value-type="float" office:value="1.01" calcext:value-type="float">
            <text:p>1.01</text:p>
          </table:table-cell>
          <table:table-cell table:formula="of:=NUMBERVALUE(MID([.C227];SEARCH(&quot;(&quot;;[.C227]) + 1; 4); &quot;.&quot;)" office:value-type="float" office:value="1" calcext:value-type="float">
            <text:p>1</text:p>
          </table:table-cell>
          <table:table-cell table:formula="of:=IF(ISERROR([.D227]);1;[.D227])" office:value-type="float" office:value="1.01" calcext:value-type="float">
            <text:p>1.01</text:p>
          </table:table-cell>
          <table:table-cell table:formula="of:=IF(ISERROR([.E227]);1;[.E2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inner/email</text:p>
          </table:table-cell>
          <table:table-cell office:value-type="string" calcext:value-type="string">
            <text:p>81.9 GB/s (1.01x)</text:p>
          </table:table-cell>
          <table:table-cell office:value-type="string" calcext:value-type="string">
            <text:p>82.8 GB/s (1.00x)</text:p>
          </table:table-cell>
          <table:table-cell table:formula="of:=NUMBERVALUE(MID([.B228];SEARCH(&quot;(&quot;;[.B228]) + 1; 4); &quot;.&quot;)" office:value-type="float" office:value="1.01" calcext:value-type="float">
            <text:p>1.01</text:p>
          </table:table-cell>
          <table:table-cell table:formula="of:=NUMBERVALUE(MID([.C228];SEARCH(&quot;(&quot;;[.C228]) + 1; 4); &quot;.&quot;)" office:value-type="float" office:value="1" calcext:value-type="float">
            <text:p>1</text:p>
          </table:table-cell>
          <table:table-cell table:formula="of:=IF(ISERROR([.D228]);1;[.D228])" office:value-type="float" office:value="1.01" calcext:value-type="float">
            <text:p>1.01</text:p>
          </table:table-cell>
          <table:table-cell table:formula="of:=IF(ISERROR([.E228]);1;[.E2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inner/factored-prefix</text:p>
          </table:table-cell>
          <table:table-cell table:number-columns-repeated="2" office:value-type="string" calcext:value-type="string">
            <text:p>9.7 GB/s (1.00x)</text:p>
          </table:table-cell>
          <table:table-cell table:formula="of:=NUMBERVALUE(MID([.B229];SEARCH(&quot;(&quot;;[.B229]) + 1; 4); &quot;.&quot;)" office:value-type="float" office:value="1" calcext:value-type="float">
            <text:p>1</text:p>
          </table:table-cell>
          <table:table-cell table:formula="of:=NUMBERVALUE(MID([.C229];SEARCH(&quot;(&quot;;[.C229]) + 1; 4); &quot;.&quot;)" office:value-type="float" office:value="1" calcext:value-type="float">
            <text:p>1</text:p>
          </table:table-cell>
          <table:table-cell table:formula="of:=IF(ISERROR([.D229]);1;[.D229])" office:value-type="float" office:value="1" calcext:value-type="float">
            <text:p>1</text:p>
          </table:table-cell>
          <table:table-cell table:formula="of:=IF(ISERROR([.E229]);1;[.E2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inner/no-quadratic-backward</text:p>
          </table:table-cell>
          <table:table-cell office:value-type="string" calcext:value-type="string">
            <text:p>918.1 MB/s (1.00x)</text:p>
          </table:table-cell>
          <table:table-cell office:value-type="string" calcext:value-type="string">
            <text:p>913.7 MB/s (1.00x)</text:p>
          </table:table-cell>
          <table:table-cell table:formula="of:=NUMBERVALUE(MID([.B230];SEARCH(&quot;(&quot;;[.B230]) + 1; 4); &quot;.&quot;)" office:value-type="float" office:value="1" calcext:value-type="float">
            <text:p>1</text:p>
          </table:table-cell>
          <table:table-cell table:formula="of:=NUMBERVALUE(MID([.C230];SEARCH(&quot;(&quot;;[.C230]) + 1; 4); &quot;.&quot;)" office:value-type="float" office:value="1" calcext:value-type="float">
            <text:p>1</text:p>
          </table:table-cell>
          <table:table-cell table:formula="of:=IF(ISERROR([.D230]);1;[.D230])" office:value-type="float" office:value="1" calcext:value-type="float">
            <text:p>1</text:p>
          </table:table-cell>
          <table:table-cell table:formula="of:=IF(ISERROR([.E230]);1;[.E2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inner/no-quadratic-forward</text:p>
          </table:table-cell>
          <table:table-cell office:value-type="string" calcext:value-type="string">
            <text:p>459.9 MB/s (1.00x)</text:p>
          </table:table-cell>
          <table:table-cell office:value-type="string" calcext:value-type="string">
            <text:p>459.0 MB/s (1.00x)</text:p>
          </table:table-cell>
          <table:table-cell table:formula="of:=NUMBERVALUE(MID([.B231];SEARCH(&quot;(&quot;;[.B231]) + 1; 4); &quot;.&quot;)" office:value-type="float" office:value="1" calcext:value-type="float">
            <text:p>1</text:p>
          </table:table-cell>
          <table:table-cell table:formula="of:=NUMBERVALUE(MID([.C231];SEARCH(&quot;(&quot;;[.C231]) + 1; 4); &quot;.&quot;)" office:value-type="float" office:value="1" calcext:value-type="float">
            <text:p>1</text:p>
          </table:table-cell>
          <table:table-cell table:formula="of:=IF(ISERROR([.D231]);1;[.D231])" office:value-type="float" office:value="1" calcext:value-type="float">
            <text:p>1</text:p>
          </table:table-cell>
          <table:table-cell table:formula="of:=IF(ISERROR([.E231]);1;[.E2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suffix/holmes</text:p>
          </table:table-cell>
          <table:table-cell office:value-type="string" calcext:value-type="string">
            <text:p>17.8 GB/s (1.01x)</text:p>
          </table:table-cell>
          <table:table-cell office:value-type="string" calcext:value-type="string">
            <text:p>17.9 GB/s (1.00x)</text:p>
          </table:table-cell>
          <table:table-cell table:formula="of:=NUMBERVALUE(MID([.B232];SEARCH(&quot;(&quot;;[.B232]) + 1; 4); &quot;.&quot;)" office:value-type="float" office:value="1.01" calcext:value-type="float">
            <text:p>1.01</text:p>
          </table:table-cell>
          <table:table-cell table:formula="of:=NUMBERVALUE(MID([.C232];SEARCH(&quot;(&quot;;[.C232]) + 1; 4); &quot;.&quot;)" office:value-type="float" office:value="1" calcext:value-type="float">
            <text:p>1</text:p>
          </table:table-cell>
          <table:table-cell table:formula="of:=IF(ISERROR([.D232]);1;[.D232])" office:value-type="float" office:value="1.01" calcext:value-type="float">
            <text:p>1.01</text:p>
          </table:table-cell>
          <table:table-cell table:formula="of:=IF(ISERROR([.E232]);1;[.E2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suffix/no-quadratic</text:p>
          </table:table-cell>
          <table:table-cell office:value-type="string" calcext:value-type="string">
            <text:p>915.9 MB/s (1.00x)</text:p>
          </table:table-cell>
          <table:table-cell office:value-type="string" calcext:value-type="string">
            <text:p>912.6 MB/s (1.00x)</text:p>
          </table:table-cell>
          <table:table-cell table:formula="of:=NUMBERVALUE(MID([.B233];SEARCH(&quot;(&quot;;[.B233]) + 1; 4); &quot;.&quot;)" office:value-type="float" office:value="1" calcext:value-type="float">
            <text:p>1</text:p>
          </table:table-cell>
          <table:table-cell table:formula="of:=NUMBERVALUE(MID([.C233];SEARCH(&quot;(&quot;;[.C233]) + 1; 4); &quot;.&quot;)" office:value-type="float" office:value="1" calcext:value-type="float">
            <text:p>1</text:p>
          </table:table-cell>
          <table:table-cell table:formula="of:=IF(ISERROR([.D233]);1;[.D233])" office:value-type="float" office:value="1" calcext:value-type="float">
            <text:p>1</text:p>
          </table:table-cell>
          <table:table-cell table:formula="of:=IF(ISERROR([.E233]);1;[.E2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1095-word-repetition/unicode-compile</text:p>
          </table:table-cell>
          <table:table-cell office:value-type="string" calcext:value-type="string">
            <text:p>28.57ms (1.06x)</text:p>
          </table:table-cell>
          <table:table-cell office:value-type="string" calcext:value-type="string">
            <text:p>27.00ms (1.00x)</text:p>
          </table:table-cell>
          <table:table-cell table:formula="of:=NUMBERVALUE(MID([.B234];SEARCH(&quot;(&quot;;[.B234]) + 1; 4); &quot;.&quot;)" office:value-type="float" office:value="1.06" calcext:value-type="float">
            <text:p>1.06</text:p>
          </table:table-cell>
          <table:table-cell table:formula="of:=NUMBERVALUE(MID([.C234];SEARCH(&quot;(&quot;;[.C234]) + 1; 4); &quot;.&quot;)" office:value-type="float" office:value="1" calcext:value-type="float">
            <text:p>1</text:p>
          </table:table-cell>
          <table:table-cell table:formula="of:=IF(ISERROR([.D234]);1;[.D234])" office:value-type="float" office:value="1.06" calcext:value-type="float">
            <text:p>1.06</text:p>
          </table:table-cell>
          <table:table-cell table:formula="of:=IF(ISERROR([.E234]);1;[.E2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1095-word-repetition/unicode-search</text:p>
          </table:table-cell>
          <table:table-cell office:value-type="string" calcext:value-type="string">
            <text:p>868.3 KB/s (1.00x)</text:p>
          </table:table-cell>
          <table:table-cell office:value-type="string" calcext:value-type="string">
            <text:p>779.1 KB/s (1.11x)</text:p>
          </table:table-cell>
          <table:table-cell table:formula="of:=NUMBERVALUE(MID([.B235];SEARCH(&quot;(&quot;;[.B235]) + 1; 4); &quot;.&quot;)" office:value-type="float" office:value="1" calcext:value-type="float">
            <text:p>1</text:p>
          </table:table-cell>
          <table:table-cell table:formula="of:=NUMBERVALUE(MID([.C235];SEARCH(&quot;(&quot;;[.C235]) + 1; 4); &quot;.&quot;)" office:value-type="float" office:value="1.11" calcext:value-type="float">
            <text:p>1.11</text:p>
          </table:table-cell>
          <table:table-cell table:formula="of:=IF(ISERROR([.D235]);1;[.D235])" office:value-type="float" office:value="1" calcext:value-type="float">
            <text:p>1</text:p>
          </table:table-cell>
          <table:table-cell table:formula="of:=IF(ISERROR([.E235]);1;[.E235]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reported/i1095-word-repetition/ascii-compile</text:p>
          </table:table-cell>
          <table:table-cell office:value-type="string" calcext:value-type="string">
            <text:p>34.88us (1.00x)</text:p>
          </table:table-cell>
          <table:table-cell office:value-type="string" calcext:value-type="string">
            <text:p>35.19us (1.01x)</text:p>
          </table:table-cell>
          <table:table-cell table:formula="of:=NUMBERVALUE(MID([.B236];SEARCH(&quot;(&quot;;[.B236]) + 1; 4); &quot;.&quot;)" office:value-type="float" office:value="1" calcext:value-type="float">
            <text:p>1</text:p>
          </table:table-cell>
          <table:table-cell table:formula="of:=NUMBERVALUE(MID([.C236];SEARCH(&quot;(&quot;;[.C236]) + 1; 4); &quot;.&quot;)" office:value-type="float" office:value="1.01" calcext:value-type="float">
            <text:p>1.01</text:p>
          </table:table-cell>
          <table:table-cell table:formula="of:=IF(ISERROR([.D236]);1;[.D236])" office:value-type="float" office:value="1" calcext:value-type="float">
            <text:p>1</text:p>
          </table:table-cell>
          <table:table-cell table:formula="of:=IF(ISERROR([.E236]);1;[.E23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1095-word-repetition/ascii-search</text:p>
          </table:table-cell>
          <table:table-cell office:value-type="string" calcext:value-type="string">
            <text:p>448.0 MB/s (1.00x)</text:p>
          </table:table-cell>
          <table:table-cell office:value-type="string" calcext:value-type="string">
            <text:p>446.3 MB/s (1.00x)</text:p>
          </table:table-cell>
          <table:table-cell table:formula="of:=NUMBERVALUE(MID([.B237];SEARCH(&quot;(&quot;;[.B237]) + 1; 4); &quot;.&quot;)" office:value-type="float" office:value="1" calcext:value-type="float">
            <text:p>1</text:p>
          </table:table-cell>
          <table:table-cell table:formula="of:=NUMBERVALUE(MID([.C237];SEARCH(&quot;(&quot;;[.C237]) + 1; 4); &quot;.&quot;)" office:value-type="float" office:value="1" calcext:value-type="float">
            <text:p>1</text:p>
          </table:table-cell>
          <table:table-cell table:formula="of:=IF(ISERROR([.D237]);1;[.D237])" office:value-type="float" office:value="1" calcext:value-type="float">
            <text:p>1</text:p>
          </table:table-cell>
          <table:table-cell table:formula="of:=IF(ISERROR([.E237]);1;[.E2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13-subset-regex/original-ascii</text:p>
          </table:table-cell>
          <table:table-cell office:value-type="string" calcext:value-type="string">
            <text:p>6.3 GB/s (1.02x)</text:p>
          </table:table-cell>
          <table:table-cell office:value-type="string" calcext:value-type="string">
            <text:p>6.4 GB/s (1.00x)</text:p>
          </table:table-cell>
          <table:table-cell table:formula="of:=NUMBERVALUE(MID([.B238];SEARCH(&quot;(&quot;;[.B238]) + 1; 4); &quot;.&quot;)" office:value-type="float" office:value="1.02" calcext:value-type="float">
            <text:p>1.02</text:p>
          </table:table-cell>
          <table:table-cell table:formula="of:=NUMBERVALUE(MID([.C238];SEARCH(&quot;(&quot;;[.C238]) + 1; 4); &quot;.&quot;)" office:value-type="float" office:value="1" calcext:value-type="float">
            <text:p>1</text:p>
          </table:table-cell>
          <table:table-cell table:formula="of:=IF(ISERROR([.D238]);1;[.D238])" office:value-type="float" office:value="1.02" calcext:value-type="float">
            <text:p>1.02</text:p>
          </table:table-cell>
          <table:table-cell table:formula="of:=IF(ISERROR([.E238]);1;[.E2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13-subset-regex/original-unicode</text:p>
          </table:table-cell>
          <table:table-cell office:value-type="string" calcext:value-type="string">
            <text:p>377.4 MB/s (1.00x)</text:p>
          </table:table-cell>
          <table:table-cell office:value-type="string" calcext:value-type="string">
            <text:p>365.0 MB/s (1.03x)</text:p>
          </table:table-cell>
          <table:table-cell table:formula="of:=NUMBERVALUE(MID([.B239];SEARCH(&quot;(&quot;;[.B239]) + 1; 4); &quot;.&quot;)" office:value-type="float" office:value="1" calcext:value-type="float">
            <text:p>1</text:p>
          </table:table-cell>
          <table:table-cell table:formula="of:=NUMBERVALUE(MID([.C239];SEARCH(&quot;(&quot;;[.C239]) + 1; 4); &quot;.&quot;)" office:value-type="float" office:value="1.03" calcext:value-type="float">
            <text:p>1.03</text:p>
          </table:table-cell>
          <table:table-cell table:formula="of:=IF(ISERROR([.D239]);1;[.D239])" office:value-type="float" office:value="1" calcext:value-type="float">
            <text:p>1</text:p>
          </table:table-cell>
          <table:table-cell table:formula="of:=IF(ISERROR([.E239]);1;[.E239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reported/i13-subset-regex/big-ascii</text:p>
          </table:table-cell>
          <table:table-cell office:value-type="string" calcext:value-type="string">
            <text:p>99.3 MB/s (1.00x)</text:p>
          </table:table-cell>
          <table:table-cell office:value-type="string" calcext:value-type="string">
            <text:p>94.5 MB/s (1.05x)</text:p>
          </table:table-cell>
          <table:table-cell table:formula="of:=NUMBERVALUE(MID([.B240];SEARCH(&quot;(&quot;;[.B240]) + 1; 4); &quot;.&quot;)" office:value-type="float" office:value="1" calcext:value-type="float">
            <text:p>1</text:p>
          </table:table-cell>
          <table:table-cell table:formula="of:=NUMBERVALUE(MID([.C240];SEARCH(&quot;(&quot;;[.C240]) + 1; 4); &quot;.&quot;)" office:value-type="float" office:value="1.05" calcext:value-type="float">
            <text:p>1.05</text:p>
          </table:table-cell>
          <table:table-cell table:formula="of:=IF(ISERROR([.D240]);1;[.D240])" office:value-type="float" office:value="1" calcext:value-type="float">
            <text:p>1</text:p>
          </table:table-cell>
          <table:table-cell table:formula="of:=IF(ISERROR([.E240]);1;[.E240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reported/i13-subset-regex/big-unicode</text:p>
          </table:table-cell>
          <table:table-cell office:value-type="string" calcext:value-type="string">
            <text:p>35.3 MB/s (1.00x)</text:p>
          </table:table-cell>
          <table:table-cell office:value-type="string" calcext:value-type="string">
            <text:p>33.3 MB/s (1.06x)</text:p>
          </table:table-cell>
          <table:table-cell table:formula="of:=NUMBERVALUE(MID([.B241];SEARCH(&quot;(&quot;;[.B241]) + 1; 4); &quot;.&quot;)" office:value-type="float" office:value="1" calcext:value-type="float">
            <text:p>1</text:p>
          </table:table-cell>
          <table:table-cell table:formula="of:=NUMBERVALUE(MID([.C241];SEARCH(&quot;(&quot;;[.C241]) + 1; 4); &quot;.&quot;)" office:value-type="float" office:value="1.06" calcext:value-type="float">
            <text:p>1.06</text:p>
          </table:table-cell>
          <table:table-cell table:formula="of:=IF(ISERROR([.D241]);1;[.D241])" office:value-type="float" office:value="1" calcext:value-type="float">
            <text:p>1</text:p>
          </table:table-cell>
          <table:table-cell table:formula="of:=IF(ISERROR([.E241]);1;[.E241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eported/i13-subset-regex/huge-ascii</text:p>
          </table:table-cell>
          <table:table-cell office:value-type="string" calcext:value-type="string">
            <text:p>15.1 MB/s (1.05x)</text:p>
          </table:table-cell>
          <table:table-cell office:value-type="string" calcext:value-type="string">
            <text:p>15.9 MB/s (1.00x)</text:p>
          </table:table-cell>
          <table:table-cell table:formula="of:=NUMBERVALUE(MID([.B242];SEARCH(&quot;(&quot;;[.B242]) + 1; 4); &quot;.&quot;)" office:value-type="float" office:value="1.05" calcext:value-type="float">
            <text:p>1.05</text:p>
          </table:table-cell>
          <table:table-cell table:formula="of:=NUMBERVALUE(MID([.C242];SEARCH(&quot;(&quot;;[.C242]) + 1; 4); &quot;.&quot;)" office:value-type="float" office:value="1" calcext:value-type="float">
            <text:p>1</text:p>
          </table:table-cell>
          <table:table-cell table:formula="of:=IF(ISERROR([.D242]);1;[.D242])" office:value-type="float" office:value="1.05" calcext:value-type="float">
            <text:p>1.05</text:p>
          </table:table-cell>
          <table:table-cell table:formula="of:=IF(ISERROR([.E242]);1;[.E2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13-subset-regex/huge-unicode</text:p>
          </table:table-cell>
          <table:table-cell office:value-type="string" calcext:value-type="string">
            <text:p>16.8 MB/s (1.00x)</text:p>
          </table:table-cell>
          <table:table-cell office:value-type="string" calcext:value-type="string">
            <text:p>15.7 MB/s (1.07x)</text:p>
          </table:table-cell>
          <table:table-cell table:formula="of:=NUMBERVALUE(MID([.B243];SEARCH(&quot;(&quot;;[.B243]) + 1; 4); &quot;.&quot;)" office:value-type="float" office:value="1" calcext:value-type="float">
            <text:p>1</text:p>
          </table:table-cell>
          <table:table-cell table:formula="of:=NUMBERVALUE(MID([.C243];SEARCH(&quot;(&quot;;[.C243]) + 1; 4); &quot;.&quot;)" office:value-type="float" office:value="1.07" calcext:value-type="float">
            <text:p>1.07</text:p>
          </table:table-cell>
          <table:table-cell table:formula="of:=IF(ISERROR([.D243]);1;[.D243])" office:value-type="float" office:value="1" calcext:value-type="float">
            <text:p>1</text:p>
          </table:table-cell>
          <table:table-cell table:formula="of:=IF(ISERROR([.E243]);1;[.E243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reported/i13-subset-regex/huge-ascii-nosuffixlit</text:p>
          </table:table-cell>
          <table:table-cell office:value-type="string" calcext:value-type="string">
            <text:p>16.8 MB/s (1.00x)</text:p>
          </table:table-cell>
          <table:table-cell office:value-type="string" calcext:value-type="string">
            <text:p>15.9 MB/s (1.06x)</text:p>
          </table:table-cell>
          <table:table-cell table:formula="of:=NUMBERVALUE(MID([.B244];SEARCH(&quot;(&quot;;[.B244]) + 1; 4); &quot;.&quot;)" office:value-type="float" office:value="1" calcext:value-type="float">
            <text:p>1</text:p>
          </table:table-cell>
          <table:table-cell table:formula="of:=NUMBERVALUE(MID([.C244];SEARCH(&quot;(&quot;;[.C244]) + 1; 4); &quot;.&quot;)" office:value-type="float" office:value="1.06" calcext:value-type="float">
            <text:p>1.06</text:p>
          </table:table-cell>
          <table:table-cell table:formula="of:=IF(ISERROR([.D244]);1;[.D244])" office:value-type="float" office:value="1" calcext:value-type="float">
            <text:p>1</text:p>
          </table:table-cell>
          <table:table-cell table:formula="of:=IF(ISERROR([.E244]);1;[.E244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eported/i13-subset-regex/huge-unicode-nosuffixlit</text:p>
          </table:table-cell>
          <table:table-cell office:value-type="string" calcext:value-type="string">
            <text:p>16.9 MB/s (1.00x)</text:p>
          </table:table-cell>
          <table:table-cell office:value-type="string" calcext:value-type="string">
            <text:p>15.9 MB/s (1.06x)</text:p>
          </table:table-cell>
          <table:table-cell table:formula="of:=NUMBERVALUE(MID([.B245];SEARCH(&quot;(&quot;;[.B245]) + 1; 4); &quot;.&quot;)" office:value-type="float" office:value="1" calcext:value-type="float">
            <text:p>1</text:p>
          </table:table-cell>
          <table:table-cell table:formula="of:=NUMBERVALUE(MID([.C245];SEARCH(&quot;(&quot;;[.C245]) + 1; 4); &quot;.&quot;)" office:value-type="float" office:value="1.06" calcext:value-type="float">
            <text:p>1.06</text:p>
          </table:table-cell>
          <table:table-cell table:formula="of:=IF(ISERROR([.D245]);1;[.D245])" office:value-type="float" office:value="1" calcext:value-type="float">
            <text:p>1</text:p>
          </table:table-cell>
          <table:table-cell table:formula="of:=IF(ISERROR([.E245]);1;[.E245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eported/i787-keywords/compile</text:p>
          </table:table-cell>
          <table:table-cell office:value-type="string" calcext:value-type="string">
            <text:p>348.12us (1.00x)</text:p>
          </table:table-cell>
          <table:table-cell office:value-type="string" calcext:value-type="string">
            <text:p>350.08us (1.01x)</text:p>
          </table:table-cell>
          <table:table-cell table:formula="of:=NUMBERVALUE(MID([.B246];SEARCH(&quot;(&quot;;[.B246]) + 1; 4); &quot;.&quot;)" office:value-type="float" office:value="1" calcext:value-type="float">
            <text:p>1</text:p>
          </table:table-cell>
          <table:table-cell table:formula="of:=NUMBERVALUE(MID([.C246];SEARCH(&quot;(&quot;;[.C246]) + 1; 4); &quot;.&quot;)" office:value-type="float" office:value="1.01" calcext:value-type="float">
            <text:p>1.01</text:p>
          </table:table-cell>
          <table:table-cell table:formula="of:=IF(ISERROR([.D246]);1;[.D246])" office:value-type="float" office:value="1" calcext:value-type="float">
            <text:p>1</text:p>
          </table:table-cell>
          <table:table-cell table:formula="of:=IF(ISERROR([.E246]);1;[.E24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787-keywords/ascii</text:p>
          </table:table-cell>
          <table:table-cell office:value-type="string" calcext:value-type="string">
            <text:p>209.5 MB/s (1.00x)</text:p>
          </table:table-cell>
          <table:table-cell office:value-type="string" calcext:value-type="string">
            <text:p>208.0 MB/s (1.01x)</text:p>
          </table:table-cell>
          <table:table-cell table:formula="of:=NUMBERVALUE(MID([.B247];SEARCH(&quot;(&quot;;[.B247]) + 1; 4); &quot;.&quot;)" office:value-type="float" office:value="1" calcext:value-type="float">
            <text:p>1</text:p>
          </table:table-cell>
          <table:table-cell table:formula="of:=NUMBERVALUE(MID([.C247];SEARCH(&quot;(&quot;;[.C247]) + 1; 4); &quot;.&quot;)" office:value-type="float" office:value="1.01" calcext:value-type="float">
            <text:p>1.01</text:p>
          </table:table-cell>
          <table:table-cell table:formula="of:=IF(ISERROR([.D247]);1;[.D247])" office:value-type="float" office:value="1" calcext:value-type="float">
            <text:p>1</text:p>
          </table:table-cell>
          <table:table-cell table:formula="of:=IF(ISERROR([.E247]);1;[.E247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787-keywords/unicode</text:p>
          </table:table-cell>
          <table:table-cell office:value-type="string" calcext:value-type="string">
            <text:p>209.4 MB/s (1.00x)</text:p>
          </table:table-cell>
          <table:table-cell office:value-type="string" calcext:value-type="string">
            <text:p>207.4 MB/s (1.01x)</text:p>
          </table:table-cell>
          <table:table-cell table:formula="of:=NUMBERVALUE(MID([.B248];SEARCH(&quot;(&quot;;[.B248]) + 1; 4); &quot;.&quot;)" office:value-type="float" office:value="1" calcext:value-type="float">
            <text:p>1</text:p>
          </table:table-cell>
          <table:table-cell table:formula="of:=NUMBERVALUE(MID([.C248];SEARCH(&quot;(&quot;;[.C248]) + 1; 4); &quot;.&quot;)" office:value-type="float" office:value="1.01" calcext:value-type="float">
            <text:p>1.01</text:p>
          </table:table-cell>
          <table:table-cell table:formula="of:=IF(ISERROR([.D248]);1;[.D248])" office:value-type="float" office:value="1" calcext:value-type="float">
            <text:p>1</text:p>
          </table:table-cell>
          <table:table-cell table:formula="of:=IF(ISERROR([.E248]);1;[.E24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787-keywords/opt-ascii</text:p>
          </table:table-cell>
          <table:table-cell office:value-type="string" calcext:value-type="string">
            <text:p>417.4 MB/s (1.00x)</text:p>
          </table:table-cell>
          <table:table-cell office:value-type="string" calcext:value-type="string">
            <text:p>415.6 MB/s (1.00x)</text:p>
          </table:table-cell>
          <table:table-cell table:formula="of:=NUMBERVALUE(MID([.B249];SEARCH(&quot;(&quot;;[.B249]) + 1; 4); &quot;.&quot;)" office:value-type="float" office:value="1" calcext:value-type="float">
            <text:p>1</text:p>
          </table:table-cell>
          <table:table-cell table:formula="of:=NUMBERVALUE(MID([.C249];SEARCH(&quot;(&quot;;[.C249]) + 1; 4); &quot;.&quot;)" office:value-type="float" office:value="1" calcext:value-type="float">
            <text:p>1</text:p>
          </table:table-cell>
          <table:table-cell table:formula="of:=IF(ISERROR([.D249]);1;[.D249])" office:value-type="float" office:value="1" calcext:value-type="float">
            <text:p>1</text:p>
          </table:table-cell>
          <table:table-cell table:formula="of:=IF(ISERROR([.E249]);1;[.E2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787-keywords/opt-unicode</text:p>
          </table:table-cell>
          <table:table-cell office:value-type="string" calcext:value-type="string">
            <text:p>415.5 MB/s (1.00x)</text:p>
          </table:table-cell>
          <table:table-cell office:value-type="string" calcext:value-type="string">
            <text:p>413.9 MB/s (1.00x)</text:p>
          </table:table-cell>
          <table:table-cell table:formula="of:=NUMBERVALUE(MID([.B250];SEARCH(&quot;(&quot;;[.B250]) + 1; 4); &quot;.&quot;)" office:value-type="float" office:value="1" calcext:value-type="float">
            <text:p>1</text:p>
          </table:table-cell>
          <table:table-cell table:formula="of:=NUMBERVALUE(MID([.C250];SEARCH(&quot;(&quot;;[.C250]) + 1; 4); &quot;.&quot;)" office:value-type="float" office:value="1" calcext:value-type="float">
            <text:p>1</text:p>
          </table:table-cell>
          <table:table-cell table:formula="of:=IF(ISERROR([.D250]);1;[.D250])" office:value-type="float" office:value="1" calcext:value-type="float">
            <text:p>1</text:p>
          </table:table-cell>
          <table:table-cell table:formula="of:=IF(ISERROR([.E250]);1;[.E2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988-cloudflare-compile/javascript-obfuscation</text:p>
          </table:table-cell>
          <table:table-cell office:value-type="string" calcext:value-type="string">
            <text:p>14.38us (1.00x)</text:p>
          </table:table-cell>
          <table:table-cell office:value-type="string" calcext:value-type="string">
            <text:p>14.92us (1.04x)</text:p>
          </table:table-cell>
          <table:table-cell table:formula="of:=NUMBERVALUE(MID([.B251];SEARCH(&quot;(&quot;;[.B251]) + 1; 4); &quot;.&quot;)" office:value-type="float" office:value="1" calcext:value-type="float">
            <text:p>1</text:p>
          </table:table-cell>
          <table:table-cell table:formula="of:=NUMBERVALUE(MID([.C251];SEARCH(&quot;(&quot;;[.C251]) + 1; 4); &quot;.&quot;)" office:value-type="float" office:value="1.04" calcext:value-type="float">
            <text:p>1.04</text:p>
          </table:table-cell>
          <table:table-cell table:formula="of:=IF(ISERROR([.D251]);1;[.D251])" office:value-type="float" office:value="1" calcext:value-type="float">
            <text:p>1</text:p>
          </table:table-cell>
          <table:table-cell table:formula="of:=IF(ISERROR([.E251]);1;[.E251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reported/i988-cloudflare-compile/sql-injection</text:p>
          </table:table-cell>
          <table:table-cell office:value-type="string" calcext:value-type="string">
            <text:p>142.19us (1.00x)</text:p>
          </table:table-cell>
          <table:table-cell office:value-type="string" calcext:value-type="string">
            <text:p>144.06us (1.01x)</text:p>
          </table:table-cell>
          <table:table-cell table:formula="of:=NUMBERVALUE(MID([.B252];SEARCH(&quot;(&quot;;[.B252]) + 1; 4); &quot;.&quot;)" office:value-type="float" office:value="1" calcext:value-type="float">
            <text:p>1</text:p>
          </table:table-cell>
          <table:table-cell table:formula="of:=NUMBERVALUE(MID([.C252];SEARCH(&quot;(&quot;;[.C252]) + 1; 4); &quot;.&quot;)" office:value-type="float" office:value="1.01" calcext:value-type="float">
            <text:p>1.01</text:p>
          </table:table-cell>
          <table:table-cell table:formula="of:=IF(ISERROR([.D252]);1;[.D252])" office:value-type="float" office:value="1" calcext:value-type="float">
            <text:p>1</text:p>
          </table:table-cell>
          <table:table-cell table:formula="of:=IF(ISERROR([.E252]);1;[.E25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slow/quadratic-regex-1x</text:p>
          </table:table-cell>
          <table:table-cell table:number-columns-repeated="2" office:value-type="string" calcext:value-type="string">
            <text:p>9.9 MB/s (1.00x)</text:p>
          </table:table-cell>
          <table:table-cell table:formula="of:=NUMBERVALUE(MID([.B253];SEARCH(&quot;(&quot;;[.B253]) + 1; 4); &quot;.&quot;)" office:value-type="float" office:value="1" calcext:value-type="float">
            <text:p>1</text:p>
          </table:table-cell>
          <table:table-cell table:formula="of:=NUMBERVALUE(MID([.C253];SEARCH(&quot;(&quot;;[.C253]) + 1; 4); &quot;.&quot;)" office:value-type="float" office:value="1" calcext:value-type="float">
            <text:p>1</text:p>
          </table:table-cell>
          <table:table-cell table:formula="of:=IF(ISERROR([.D253]);1;[.D253])" office:value-type="float" office:value="1" calcext:value-type="float">
            <text:p>1</text:p>
          </table:table-cell>
          <table:table-cell table:formula="of:=IF(ISERROR([.E253]);1;[.E2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w/quadratic-regex-2x</text:p>
          </table:table-cell>
          <table:table-cell table:number-columns-repeated="2" office:value-type="string" calcext:value-type="string">
            <text:p>4.8 MB/s (1.00x)</text:p>
          </table:table-cell>
          <table:table-cell table:formula="of:=NUMBERVALUE(MID([.B254];SEARCH(&quot;(&quot;;[.B254]) + 1; 4); &quot;.&quot;)" office:value-type="float" office:value="1" calcext:value-type="float">
            <text:p>1</text:p>
          </table:table-cell>
          <table:table-cell table:formula="of:=NUMBERVALUE(MID([.C254];SEARCH(&quot;(&quot;;[.C254]) + 1; 4); &quot;.&quot;)" office:value-type="float" office:value="1" calcext:value-type="float">
            <text:p>1</text:p>
          </table:table-cell>
          <table:table-cell table:formula="of:=IF(ISERROR([.D254]);1;[.D254])" office:value-type="float" office:value="1" calcext:value-type="float">
            <text:p>1</text:p>
          </table:table-cell>
          <table:table-cell table:formula="of:=IF(ISERROR([.E254]);1;[.E2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w/quadratic-haystack-1x</text:p>
          </table:table-cell>
          <table:table-cell office:value-type="string" calcext:value-type="string">
            <text:p>20.0 MB/s (1.00x)</text:p>
          </table:table-cell>
          <table:table-cell office:value-type="string" calcext:value-type="string">
            <text:p>19.8 MB/s (1.01x)</text:p>
          </table:table-cell>
          <table:table-cell table:formula="of:=NUMBERVALUE(MID([.B255];SEARCH(&quot;(&quot;;[.B255]) + 1; 4); &quot;.&quot;)" office:value-type="float" office:value="1" calcext:value-type="float">
            <text:p>1</text:p>
          </table:table-cell>
          <table:table-cell table:formula="of:=NUMBERVALUE(MID([.C255];SEARCH(&quot;(&quot;;[.C255]) + 1; 4); &quot;.&quot;)" office:value-type="float" office:value="1.01" calcext:value-type="float">
            <text:p>1.01</text:p>
          </table:table-cell>
          <table:table-cell table:formula="of:=IF(ISERROR([.D255]);1;[.D255])" office:value-type="float" office:value="1" calcext:value-type="float">
            <text:p>1</text:p>
          </table:table-cell>
          <table:table-cell table:formula="of:=IF(ISERROR([.E255]);1;[.E255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slow/quadratic-haystack-2x</text:p>
          </table:table-cell>
          <table:table-cell office:value-type="string" calcext:value-type="string">
            <text:p>9.6 MB/s (1.00x)</text:p>
          </table:table-cell>
          <table:table-cell office:value-type="string" calcext:value-type="string">
            <text:p>9.5 MB/s (1.01x)</text:p>
          </table:table-cell>
          <table:table-cell table:formula="of:=NUMBERVALUE(MID([.B256];SEARCH(&quot;(&quot;;[.B256]) + 1; 4); &quot;.&quot;)" office:value-type="float" office:value="1" calcext:value-type="float">
            <text:p>1</text:p>
          </table:table-cell>
          <table:table-cell table:formula="of:=NUMBERVALUE(MID([.C256];SEARCH(&quot;(&quot;;[.C256]) + 1; 4); &quot;.&quot;)" office:value-type="float" office:value="1.01" calcext:value-type="float">
            <text:p>1.01</text:p>
          </table:table-cell>
          <table:table-cell table:formula="of:=IF(ISERROR([.D256]);1;[.D256])" office:value-type="float" office:value="1" calcext:value-type="float">
            <text:p>1</text:p>
          </table:table-cell>
          <table:table-cell table:formula="of:=IF(ISERROR([.E256]);1;[.E25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dot/default-new-line</text:p>
          </table:table-cell>
          <table:table-cell office:value-type="string" calcext:value-type="string">
            <text:p>45.4 MB/s (1.00x)</text:p>
          </table:table-cell>
          <table:table-cell office:value-type="string" calcext:value-type="string">
            <text:p>41.5 MB/s (1.10x)</text:p>
          </table:table-cell>
          <table:table-cell table:formula="of:=NUMBERVALUE(MID([.B257];SEARCH(&quot;(&quot;;[.B257]) + 1; 4); &quot;.&quot;)" office:value-type="float" office:value="1" calcext:value-type="float">
            <text:p>1</text:p>
          </table:table-cell>
          <table:table-cell table:formula="of:=NUMBERVALUE(MID([.C257];SEARCH(&quot;(&quot;;[.C257]) + 1; 4); &quot;.&quot;)" office:value-type="float" office:value="1.1" calcext:value-type="float">
            <text:p>1.1</text:p>
          </table:table-cell>
          <table:table-cell table:formula="of:=IF(ISERROR([.D257]);1;[.D257])" office:value-type="float" office:value="1" calcext:value-type="float">
            <text:p>1</text:p>
          </table:table-cell>
          <table:table-cell table:formula="of:=IF(ISERROR([.E257]);1;[.E257]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est/dot/default-carriage-return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9.7 MB/s (1.04x)</text:p>
          </table:table-cell>
          <table:table-cell table:formula="of:=NUMBERVALUE(MID([.B258];SEARCH(&quot;(&quot;;[.B258]) + 1; 4); &quot;.&quot;)" office:value-type="float" office:value="1" calcext:value-type="float">
            <text:p>1</text:p>
          </table:table-cell>
          <table:table-cell table:formula="of:=NUMBERVALUE(MID([.C258];SEARCH(&quot;(&quot;;[.C258]) + 1; 4); &quot;.&quot;)" office:value-type="float" office:value="1.04" calcext:value-type="float">
            <text:p>1.04</text:p>
          </table:table-cell>
          <table:table-cell table:formula="of:=IF(ISERROR([.D258]);1;[.D258])" office:value-type="float" office:value="1" calcext:value-type="float">
            <text:p>1</text:p>
          </table:table-cell>
          <table:table-cell table:formula="of:=IF(ISERROR([.E258]);1;[.E258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est/dot/dotall-new-line</text:p>
          </table:table-cell>
          <table:table-cell office:value-type="string" calcext:value-type="string">
            <text:p>43.3 MB/s (1.00x)</text:p>
          </table:table-cell>
          <table:table-cell office:value-type="string" calcext:value-type="string">
            <text:p>38.1 MB/s (1.14x)</text:p>
          </table:table-cell>
          <table:table-cell table:formula="of:=NUMBERVALUE(MID([.B259];SEARCH(&quot;(&quot;;[.B259]) + 1; 4); &quot;.&quot;)" office:value-type="float" office:value="1" calcext:value-type="float">
            <text:p>1</text:p>
          </table:table-cell>
          <table:table-cell table:formula="of:=NUMBERVALUE(MID([.C259];SEARCH(&quot;(&quot;;[.C259]) + 1; 4); &quot;.&quot;)" office:value-type="float" office:value="1.14" calcext:value-type="float">
            <text:p>1.14</text:p>
          </table:table-cell>
          <table:table-cell table:formula="of:=IF(ISERROR([.D259]);1;[.D259])" office:value-type="float" office:value="1" calcext:value-type="float">
            <text:p>1</text:p>
          </table:table-cell>
          <table:table-cell table:formula="of:=IF(ISERROR([.E259]);1;[.E259]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test/dot/dotall-carriage-return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9.7 MB/s (1.04x)</text:p>
          </table:table-cell>
          <table:table-cell table:formula="of:=NUMBERVALUE(MID([.B260];SEARCH(&quot;(&quot;;[.B260]) + 1; 4); &quot;.&quot;)" office:value-type="float" office:value="1" calcext:value-type="float">
            <text:p>1</text:p>
          </table:table-cell>
          <table:table-cell table:formula="of:=NUMBERVALUE(MID([.C260];SEARCH(&quot;(&quot;;[.C260]) + 1; 4); &quot;.&quot;)" office:value-type="float" office:value="1.04" calcext:value-type="float">
            <text:p>1.04</text:p>
          </table:table-cell>
          <table:table-cell table:formula="of:=IF(ISERROR([.D260]);1;[.D260])" office:value-type="float" office:value="1" calcext:value-type="float">
            <text:p>1</text:p>
          </table:table-cell>
          <table:table-cell table:formula="of:=IF(ISERROR([.E260]);1;[.E260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est/dot/multiline-new-line</text:p>
          </table:table-cell>
          <table:table-cell office:value-type="string" calcext:value-type="string">
            <text:p>45.4 MB/s (1.00x)</text:p>
          </table:table-cell>
          <table:table-cell office:value-type="string" calcext:value-type="string">
            <text:p>39.7 MB/s (1.14x)</text:p>
          </table:table-cell>
          <table:table-cell table:formula="of:=NUMBERVALUE(MID([.B261];SEARCH(&quot;(&quot;;[.B261]) + 1; 4); &quot;.&quot;)" office:value-type="float" office:value="1" calcext:value-type="float">
            <text:p>1</text:p>
          </table:table-cell>
          <table:table-cell table:formula="of:=NUMBERVALUE(MID([.C261];SEARCH(&quot;(&quot;;[.C261]) + 1; 4); &quot;.&quot;)" office:value-type="float" office:value="1.14" calcext:value-type="float">
            <text:p>1.14</text:p>
          </table:table-cell>
          <table:table-cell table:formula="of:=IF(ISERROR([.D261]);1;[.D261])" office:value-type="float" office:value="1" calcext:value-type="float">
            <text:p>1</text:p>
          </table:table-cell>
          <table:table-cell table:formula="of:=IF(ISERROR([.E261]);1;[.E261]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test/dot/multiline-carriage-return</text:p>
          </table:table-cell>
          <table:table-cell office:value-type="string" calcext:value-type="string">
            <text:p>43.3 MB/s (1.00x)</text:p>
          </table:table-cell>
          <table:table-cell office:value-type="string" calcext:value-type="string">
            <text:p>39.7 MB/s (1.09x)</text:p>
          </table:table-cell>
          <table:table-cell table:formula="of:=NUMBERVALUE(MID([.B262];SEARCH(&quot;(&quot;;[.B262]) + 1; 4); &quot;.&quot;)" office:value-type="float" office:value="1" calcext:value-type="float">
            <text:p>1</text:p>
          </table:table-cell>
          <table:table-cell table:formula="of:=NUMBERVALUE(MID([.C262];SEARCH(&quot;(&quot;;[.C262]) + 1; 4); &quot;.&quot;)" office:value-type="float" office:value="1.09" calcext:value-type="float">
            <text:p>1.09</text:p>
          </table:table-cell>
          <table:table-cell table:formula="of:=IF(ISERROR([.D262]);1;[.D262])" office:value-type="float" office:value="1" calcext:value-type="float">
            <text:p>1</text:p>
          </table:table-cell>
          <table:table-cell table:formula="of:=IF(ISERROR([.E262]);1;[.E262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dot/dotall-multiline-new-line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8.1 MB/s (1.09x)</text:p>
          </table:table-cell>
          <table:table-cell table:formula="of:=NUMBERVALUE(MID([.B263];SEARCH(&quot;(&quot;;[.B263]) + 1; 4); &quot;.&quot;)" office:value-type="float" office:value="1" calcext:value-type="float">
            <text:p>1</text:p>
          </table:table-cell>
          <table:table-cell table:formula="of:=NUMBERVALUE(MID([.C263];SEARCH(&quot;(&quot;;[.C263]) + 1; 4); &quot;.&quot;)" office:value-type="float" office:value="1.09" calcext:value-type="float">
            <text:p>1.09</text:p>
          </table:table-cell>
          <table:table-cell table:formula="of:=IF(ISERROR([.D263]);1;[.D263])" office:value-type="float" office:value="1" calcext:value-type="float">
            <text:p>1</text:p>
          </table:table-cell>
          <table:table-cell table:formula="of:=IF(ISERROR([.E263]);1;[.E263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dot/dotall-multiline-carriage-return</text:p>
          </table:table-cell>
          <table:table-cell office:value-type="string" calcext:value-type="string">
            <text:p>39.7 MB/s (1.00x)</text:p>
          </table:table-cell>
          <table:table-cell office:value-type="string" calcext:value-type="string">
            <text:p>38.1 MB/s (1.04x)</text:p>
          </table:table-cell>
          <table:table-cell table:formula="of:=NUMBERVALUE(MID([.B264];SEARCH(&quot;(&quot;;[.B264]) + 1; 4); &quot;.&quot;)" office:value-type="float" office:value="1" calcext:value-type="float">
            <text:p>1</text:p>
          </table:table-cell>
          <table:table-cell table:formula="of:=NUMBERVALUE(MID([.C264];SEARCH(&quot;(&quot;;[.C264]) + 1; 4); &quot;.&quot;)" office:value-type="float" office:value="1.04" calcext:value-type="float">
            <text:p>1.04</text:p>
          </table:table-cell>
          <table:table-cell table:formula="of:=IF(ISERROR([.D264]);1;[.D264])" office:value-type="float" office:value="1" calcext:value-type="float">
            <text:p>1</text:p>
          </table:table-cell>
          <table:table-cell table:formula="of:=IF(ISERROR([.E264]);1;[.E264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est/func/leftmost-first</text:p>
          </table:table-cell>
          <table:table-cell office:value-type="string" calcext:value-type="string">
            <text:p>303.4 MB/s (1.00x)</text:p>
          </table:table-cell>
          <table:table-cell office:value-type="string" calcext:value-type="string">
            <text:p>256.8 MB/s (1.18x)</text:p>
          </table:table-cell>
          <table:table-cell table:formula="of:=NUMBERVALUE(MID([.B265];SEARCH(&quot;(&quot;;[.B265]) + 1; 4); &quot;.&quot;)" office:value-type="float" office:value="1" calcext:value-type="float">
            <text:p>1</text:p>
          </table:table-cell>
          <table:table-cell table:formula="of:=NUMBERVALUE(MID([.C265];SEARCH(&quot;(&quot;;[.C265]) + 1; 4); &quot;.&quot;)" office:value-type="float" office:value="1.18" calcext:value-type="float">
            <text:p>1.18</text:p>
          </table:table-cell>
          <table:table-cell table:formula="of:=IF(ISERROR([.D265]);1;[.D265])" office:value-type="float" office:value="1" calcext:value-type="float">
            <text:p>1</text:p>
          </table:table-cell>
          <table:table-cell table:formula="of:=IF(ISERROR([.E265]);1;[.E265])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test/func/dollar-only-matches-end</text:p>
          </table:table-cell>
          <table:table-cell office:value-type="string" calcext:value-type="string">
            <text:p>56.1 MB/s (1.00x)</text:p>
          </table:table-cell>
          <table:table-cell office:value-type="string" calcext:value-type="string">
            <text:p>53.0 MB/s (1.06x)</text:p>
          </table:table-cell>
          <table:table-cell table:formula="of:=NUMBERVALUE(MID([.B266];SEARCH(&quot;(&quot;;[.B266]) + 1; 4); &quot;.&quot;)" office:value-type="float" office:value="1" calcext:value-type="float">
            <text:p>1</text:p>
          </table:table-cell>
          <table:table-cell table:formula="of:=NUMBERVALUE(MID([.C266];SEARCH(&quot;(&quot;;[.C266]) + 1; 4); &quot;.&quot;)" office:value-type="float" office:value="1.06" calcext:value-type="float">
            <text:p>1.06</text:p>
          </table:table-cell>
          <table:table-cell table:formula="of:=IF(ISERROR([.D266]);1;[.D266])" office:value-type="float" office:value="1" calcext:value-type="float">
            <text:p>1</text:p>
          </table:table-cell>
          <table:table-cell table:formula="of:=IF(ISERROR([.E266]);1;[.E266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test/func/non-greedy</text:p>
          </table:table-cell>
          <table:table-cell office:value-type="string" calcext:value-type="string">
            <text:p>77.3 MB/s (1.00x)</text:p>
          </table:table-cell>
          <table:table-cell office:value-type="string" calcext:value-type="string">
            <text:p>75.3 MB/s (1.03x)</text:p>
          </table:table-cell>
          <table:table-cell table:formula="of:=NUMBERVALUE(MID([.B267];SEARCH(&quot;(&quot;;[.B267]) + 1; 4); &quot;.&quot;)" office:value-type="float" office:value="1" calcext:value-type="float">
            <text:p>1</text:p>
          </table:table-cell>
          <table:table-cell table:formula="of:=NUMBERVALUE(MID([.C267];SEARCH(&quot;(&quot;;[.C267]) + 1; 4); &quot;.&quot;)" office:value-type="float" office:value="1.03" calcext:value-type="float">
            <text:p>1.03</text:p>
          </table:table-cell>
          <table:table-cell table:formula="of:=IF(ISERROR([.D267]);1;[.D267])" office:value-type="float" office:value="1" calcext:value-type="float">
            <text:p>1</text:p>
          </table:table-cell>
          <table:table-cell table:formula="of:=IF(ISERROR([.E267]);1;[.E267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test/model/count</text:p>
          </table:table-cell>
          <table:table-cell office:value-type="string" calcext:value-type="string">
            <text:p>630.1 MB/s (1.00x)</text:p>
          </table:table-cell>
          <table:table-cell office:value-type="string" calcext:value-type="string">
            <text:p>598.1 MB/s (1.05x)</text:p>
          </table:table-cell>
          <table:table-cell table:formula="of:=NUMBERVALUE(MID([.B268];SEARCH(&quot;(&quot;;[.B268]) + 1; 4); &quot;.&quot;)" office:value-type="float" office:value="1" calcext:value-type="float">
            <text:p>1</text:p>
          </table:table-cell>
          <table:table-cell table:formula="of:=NUMBERVALUE(MID([.C268];SEARCH(&quot;(&quot;;[.C268]) + 1; 4); &quot;.&quot;)" office:value-type="float" office:value="1.05" calcext:value-type="float">
            <text:p>1.05</text:p>
          </table:table-cell>
          <table:table-cell table:formula="of:=IF(ISERROR([.D268]);1;[.D268])" office:value-type="float" office:value="1" calcext:value-type="float">
            <text:p>1</text:p>
          </table:table-cell>
          <table:table-cell table:formula="of:=IF(ISERROR([.E268]);1;[.E268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test/model/count-spans</text:p>
          </table:table-cell>
          <table:table-cell office:value-type="string" calcext:value-type="string">
            <text:p>476.8 MB/s (1.00x)</text:p>
          </table:table-cell>
          <table:table-cell office:value-type="string" calcext:value-type="string">
            <text:p>470.5 MB/s (1.01x)</text:p>
          </table:table-cell>
          <table:table-cell table:formula="of:=NUMBERVALUE(MID([.B269];SEARCH(&quot;(&quot;;[.B269]) + 1; 4); &quot;.&quot;)" office:value-type="float" office:value="1" calcext:value-type="float">
            <text:p>1</text:p>
          </table:table-cell>
          <table:table-cell table:formula="of:=NUMBERVALUE(MID([.C269];SEARCH(&quot;(&quot;;[.C269]) + 1; 4); &quot;.&quot;)" office:value-type="float" office:value="1.01" calcext:value-type="float">
            <text:p>1.01</text:p>
          </table:table-cell>
          <table:table-cell table:formula="of:=IF(ISERROR([.D269]);1;[.D269])" office:value-type="float" office:value="1" calcext:value-type="float">
            <text:p>1</text:p>
          </table:table-cell>
          <table:table-cell table:formula="of:=IF(ISERROR([.E269]);1;[.E26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model/count-captures</text:p>
          </table:table-cell>
          <table:table-cell office:value-type="string" calcext:value-type="string">
            <text:p>420.1 MB/s (1.00x)</text:p>
          </table:table-cell>
          <table:table-cell office:value-type="string" calcext:value-type="string">
            <text:p>415.1 MB/s (1.01x)</text:p>
          </table:table-cell>
          <table:table-cell table:formula="of:=NUMBERVALUE(MID([.B270];SEARCH(&quot;(&quot;;[.B270]) + 1; 4); &quot;.&quot;)" office:value-type="float" office:value="1" calcext:value-type="float">
            <text:p>1</text:p>
          </table:table-cell>
          <table:table-cell table:formula="of:=NUMBERVALUE(MID([.C270];SEARCH(&quot;(&quot;;[.C270]) + 1; 4); &quot;.&quot;)" office:value-type="float" office:value="1.01" calcext:value-type="float">
            <text:p>1.01</text:p>
          </table:table-cell>
          <table:table-cell table:formula="of:=IF(ISERROR([.D270]);1;[.D270])" office:value-type="float" office:value="1" calcext:value-type="float">
            <text:p>1</text:p>
          </table:table-cell>
          <table:table-cell table:formula="of:=IF(ISERROR([.E270]);1;[.E27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model/grep</text:p>
          </table:table-cell>
          <table:table-cell table:number-columns-repeated="2" office:value-type="string" calcext:value-type="string">
            <text:p>375.7 MB/s (1.00x)</text:p>
          </table:table-cell>
          <table:table-cell table:formula="of:=NUMBERVALUE(MID([.B271];SEARCH(&quot;(&quot;;[.B271]) + 1; 4); &quot;.&quot;)" office:value-type="float" office:value="1" calcext:value-type="float">
            <text:p>1</text:p>
          </table:table-cell>
          <table:table-cell table:formula="of:=NUMBERVALUE(MID([.C271];SEARCH(&quot;(&quot;;[.C271]) + 1; 4); &quot;.&quot;)" office:value-type="float" office:value="1" calcext:value-type="float">
            <text:p>1</text:p>
          </table:table-cell>
          <table:table-cell table:formula="of:=IF(ISERROR([.D271]);1;[.D271])" office:value-type="float" office:value="1" calcext:value-type="float">
            <text:p>1</text:p>
          </table:table-cell>
          <table:table-cell table:formula="of:=IF(ISERROR([.E271]);1;[.E2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model/grep-captures</text:p>
          </table:table-cell>
          <table:table-cell office:value-type="string" calcext:value-type="string">
            <text:p>106.0 MB/s (1.00x)</text:p>
          </table:table-cell>
          <table:table-cell office:value-type="string" calcext:value-type="string">
            <text:p>105.4 MB/s (1.01x)</text:p>
          </table:table-cell>
          <table:table-cell table:formula="of:=NUMBERVALUE(MID([.B272];SEARCH(&quot;(&quot;;[.B272]) + 1; 4); &quot;.&quot;)" office:value-type="float" office:value="1" calcext:value-type="float">
            <text:p>1</text:p>
          </table:table-cell>
          <table:table-cell table:formula="of:=NUMBERVALUE(MID([.C272];SEARCH(&quot;(&quot;;[.C272]) + 1; 4); &quot;.&quot;)" office:value-type="float" office:value="1.01" calcext:value-type="float">
            <text:p>1.01</text:p>
          </table:table-cell>
          <table:table-cell table:formula="of:=IF(ISERROR([.D272]);1;[.D272])" office:value-type="float" office:value="1" calcext:value-type="float">
            <text:p>1</text:p>
          </table:table-cell>
          <table:table-cell table:formula="of:=IF(ISERROR([.E272]);1;[.E27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model/compile</text:p>
          </table:table-cell>
          <table:table-cell office:value-type="string" calcext:value-type="string">
            <text:p>11.06us (1.01x)</text:p>
          </table:table-cell>
          <table:table-cell office:value-type="string" calcext:value-type="string">
            <text:p>10.97us (1.00x)</text:p>
          </table:table-cell>
          <table:table-cell table:formula="of:=NUMBERVALUE(MID([.B273];SEARCH(&quot;(&quot;;[.B273]) + 1; 4); &quot;.&quot;)" office:value-type="float" office:value="1.01" calcext:value-type="float">
            <text:p>1.01</text:p>
          </table:table-cell>
          <table:table-cell table:formula="of:=NUMBERVALUE(MID([.C273];SEARCH(&quot;(&quot;;[.C273]) + 1; 4); &quot;.&quot;)" office:value-type="float" office:value="1" calcext:value-type="float">
            <text:p>1</text:p>
          </table:table-cell>
          <table:table-cell table:formula="of:=IF(ISERROR([.D273]);1;[.D273])" office:value-type="float" office:value="1.01" calcext:value-type="float">
            <text:p>1.01</text:p>
          </table:table-cell>
          <table:table-cell table:formula="of:=IF(ISERROR([.E273]);1;[.E2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case/ascii-only</text:p>
          </table:table-cell>
          <table:table-cell office:value-type="string" calcext:value-type="string">
            <text:p>100.4 MB/s (1.00x)</text:p>
          </table:table-cell>
          <table:table-cell office:value-type="string" calcext:value-type="string">
            <text:p>90.8 MB/s (1.11x)</text:p>
          </table:table-cell>
          <table:table-cell table:formula="of:=NUMBERVALUE(MID([.B274];SEARCH(&quot;(&quot;;[.B274]) + 1; 4); &quot;.&quot;)" office:value-type="float" office:value="1" calcext:value-type="float">
            <text:p>1</text:p>
          </table:table-cell>
          <table:table-cell table:formula="of:=NUMBERVALUE(MID([.C274];SEARCH(&quot;(&quot;;[.C274]) + 1; 4); &quot;.&quot;)" office:value-type="float" office:value="1.11" calcext:value-type="float">
            <text:p>1.11</text:p>
          </table:table-cell>
          <table:table-cell table:formula="of:=IF(ISERROR([.D274]);1;[.D274])" office:value-type="float" office:value="1" calcext:value-type="float">
            <text:p>1</text:p>
          </table:table-cell>
          <table:table-cell table:formula="of:=IF(ISERROR([.E274]);1;[.E274]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test/unicode/case/ascii-with-unicode</text:p>
          </table:table-cell>
          <table:table-cell office:value-type="string" calcext:value-type="string">
            <text:p>65.8 MB/s (1.00x)</text:p>
          </table:table-cell>
          <table:table-cell office:value-type="string" calcext:value-type="string">
            <text:p>61.5 MB/s (1.07x)</text:p>
          </table:table-cell>
          <table:table-cell table:formula="of:=NUMBERVALUE(MID([.B275];SEARCH(&quot;(&quot;;[.B275]) + 1; 4); &quot;.&quot;)" office:value-type="float" office:value="1" calcext:value-type="float">
            <text:p>1</text:p>
          </table:table-cell>
          <table:table-cell table:formula="of:=NUMBERVALUE(MID([.C275];SEARCH(&quot;(&quot;;[.C275]) + 1; 4); &quot;.&quot;)" office:value-type="float" office:value="1.07" calcext:value-type="float">
            <text:p>1.07</text:p>
          </table:table-cell>
          <table:table-cell table:formula="of:=IF(ISERROR([.D275]);1;[.D275])" office:value-type="float" office:value="1" calcext:value-type="float">
            <text:p>1</text:p>
          </table:table-cell>
          <table:table-cell table:formula="of:=IF(ISERROR([.E275]);1;[.E275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test/unicode/case/unicode</text:p>
          </table:table-cell>
          <table:table-cell office:value-type="string" calcext:value-type="string">
            <text:p>65.8 MB/s (1.00x)</text:p>
          </table:table-cell>
          <table:table-cell office:value-type="string" calcext:value-type="string">
            <text:p>61.5 MB/s (1.07x)</text:p>
          </table:table-cell>
          <table:table-cell table:formula="of:=NUMBERVALUE(MID([.B276];SEARCH(&quot;(&quot;;[.B276]) + 1; 4); &quot;.&quot;)" office:value-type="float" office:value="1" calcext:value-type="float">
            <text:p>1</text:p>
          </table:table-cell>
          <table:table-cell table:formula="of:=NUMBERVALUE(MID([.C276];SEARCH(&quot;(&quot;;[.C276]) + 1; 4); &quot;.&quot;)" office:value-type="float" office:value="1.07" calcext:value-type="float">
            <text:p>1.07</text:p>
          </table:table-cell>
          <table:table-cell table:formula="of:=IF(ISERROR([.D276]);1;[.D276])" office:value-type="float" office:value="1" calcext:value-type="float">
            <text:p>1</text:p>
          </table:table-cell>
          <table:table-cell table:formula="of:=IF(ISERROR([.E276]);1;[.E276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test/unicode/decimal/ascii-only</text:p>
          </table:table-cell>
          <table:table-cell office:value-type="string" calcext:value-type="string">
            <text:p>136.2 MB/s (1.00x)</text:p>
          </table:table-cell>
          <table:table-cell office:value-type="string" calcext:value-type="string">
            <text:p>124.4 MB/s (1.10x)</text:p>
          </table:table-cell>
          <table:table-cell table:formula="of:=NUMBERVALUE(MID([.B277];SEARCH(&quot;(&quot;;[.B277]) + 1; 4); &quot;.&quot;)" office:value-type="float" office:value="1" calcext:value-type="float">
            <text:p>1</text:p>
          </table:table-cell>
          <table:table-cell table:formula="of:=NUMBERVALUE(MID([.C277];SEARCH(&quot;(&quot;;[.C277]) + 1; 4); &quot;.&quot;)" office:value-type="float" office:value="1.1" calcext:value-type="float">
            <text:p>1.1</text:p>
          </table:table-cell>
          <table:table-cell table:formula="of:=IF(ISERROR([.D277]);1;[.D277])" office:value-type="float" office:value="1" calcext:value-type="float">
            <text:p>1</text:p>
          </table:table-cell>
          <table:table-cell table:formula="of:=IF(ISERROR([.E277]);1;[.E277]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est/unicode/decimal/unicode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2.2 MB/s (1.12x)</text:p>
          </table:table-cell>
          <table:table-cell table:formula="of:=NUMBERVALUE(MID([.B278];SEARCH(&quot;(&quot;;[.B278]) + 1; 4); &quot;.&quot;)" office:value-type="float" office:value="1" calcext:value-type="float">
            <text:p>1</text:p>
          </table:table-cell>
          <table:table-cell table:formula="of:=NUMBERVALUE(MID([.C278];SEARCH(&quot;(&quot;;[.C278]) + 1; 4); &quot;.&quot;)" office:value-type="float" office:value="1.12" calcext:value-type="float">
            <text:p>1.12</text:p>
          </table:table-cell>
          <table:table-cell table:formula="of:=IF(ISERROR([.D278]);1;[.D278])" office:value-type="float" office:value="1" calcext:value-type="float">
            <text:p>1</text:p>
          </table:table-cell>
          <table:table-cell table:formula="of:=IF(ISERROR([.E278]);1;[.E278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invalid-utf8/dot-matches-xFF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9.7 MB/s (1.04x)</text:p>
          </table:table-cell>
          <table:table-cell table:formula="of:=NUMBERVALUE(MID([.B279];SEARCH(&quot;(&quot;;[.B279]) + 1; 4); &quot;.&quot;)" office:value-type="float" office:value="1" calcext:value-type="float">
            <text:p>1</text:p>
          </table:table-cell>
          <table:table-cell table:formula="of:=NUMBERVALUE(MID([.C279];SEARCH(&quot;(&quot;;[.C279]) + 1; 4); &quot;.&quot;)" office:value-type="float" office:value="1.04" calcext:value-type="float">
            <text:p>1.04</text:p>
          </table:table-cell>
          <table:table-cell table:formula="of:=IF(ISERROR([.D279]);1;[.D279])" office:value-type="float" office:value="1" calcext:value-type="float">
            <text:p>1</text:p>
          </table:table-cell>
          <table:table-cell table:formula="of:=IF(ISERROR([.E279]);1;[.E279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est/unicode/invalid-utf8/dot-no-matches-xFF</text:p>
          </table:table-cell>
          <table:table-cell office:value-type="string" calcext:value-type="string">
            <text:p>45.4 MB/s (1.00x)</text:p>
          </table:table-cell>
          <table:table-cell office:value-type="string" calcext:value-type="string">
            <text:p>39.7 MB/s (1.14x)</text:p>
          </table:table-cell>
          <table:table-cell table:formula="of:=NUMBERVALUE(MID([.B280];SEARCH(&quot;(&quot;;[.B280]) + 1; 4); &quot;.&quot;)" office:value-type="float" office:value="1" calcext:value-type="float">
            <text:p>1</text:p>
          </table:table-cell>
          <table:table-cell table:formula="of:=NUMBERVALUE(MID([.C280];SEARCH(&quot;(&quot;;[.C280]) + 1; 4); &quot;.&quot;)" office:value-type="float" office:value="1.14" calcext:value-type="float">
            <text:p>1.14</text:p>
          </table:table-cell>
          <table:table-cell table:formula="of:=IF(ISERROR([.D280]);1;[.D280])" office:value-type="float" office:value="1" calcext:value-type="float">
            <text:p>1</text:p>
          </table:table-cell>
          <table:table-cell table:formula="of:=IF(ISERROR([.E280]);1;[.E280]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test/unicode/invalid-utf8/dot-matches-codepoint-prefix</text:p>
          </table:table-cell>
          <table:table-cell office:value-type="string" calcext:value-type="string">
            <text:p>77.3 MB/s (1.00x)</text:p>
          </table:table-cell>
          <table:table-cell office:value-type="string" calcext:value-type="string">
            <text:p>73.4 MB/s (1.05x)</text:p>
          </table:table-cell>
          <table:table-cell table:formula="of:=NUMBERVALUE(MID([.B281];SEARCH(&quot;(&quot;;[.B281]) + 1; 4); &quot;.&quot;)" office:value-type="float" office:value="1" calcext:value-type="float">
            <text:p>1</text:p>
          </table:table-cell>
          <table:table-cell table:formula="of:=NUMBERVALUE(MID([.C281];SEARCH(&quot;(&quot;;[.C281]) + 1; 4); &quot;.&quot;)" office:value-type="float" office:value="1.05" calcext:value-type="float">
            <text:p>1.05</text:p>
          </table:table-cell>
          <table:table-cell table:formula="of:=IF(ISERROR([.D281]);1;[.D281])" office:value-type="float" office:value="1" calcext:value-type="float">
            <text:p>1</text:p>
          </table:table-cell>
          <table:table-cell table:formula="of:=IF(ISERROR([.E281]);1;[.E281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test/unicode/invalid-utf8/dot-no-matches-codepoint-prefix</text:p>
          </table:table-cell>
          <table:table-cell office:value-type="string" calcext:value-type="string">
            <text:p>124.4 MB/s (1.00x)</text:p>
          </table:table-cell>
          <table:table-cell office:value-type="string" calcext:value-type="string">
            <text:p>110.0 MB/s (1.13x)</text:p>
          </table:table-cell>
          <table:table-cell table:formula="of:=NUMBERVALUE(MID([.B282];SEARCH(&quot;(&quot;;[.B282]) + 1; 4); &quot;.&quot;)" office:value-type="float" office:value="1" calcext:value-type="float">
            <text:p>1</text:p>
          </table:table-cell>
          <table:table-cell table:formula="of:=NUMBERVALUE(MID([.C282];SEARCH(&quot;(&quot;;[.C282]) + 1; 4); &quot;.&quot;)" office:value-type="float" office:value="1.13" calcext:value-type="float">
            <text:p>1.13</text:p>
          </table:table-cell>
          <table:table-cell table:formula="of:=IF(ISERROR([.D282]);1;[.D282])" office:value-type="float" office:value="1" calcext:value-type="float">
            <text:p>1</text:p>
          </table:table-cell>
          <table:table-cell table:formula="of:=IF(ISERROR([.E282]);1;[.E282])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test/unicode/invalid-utf8/xFF-matches-xFF</text:p>
          </table:table-cell>
          <table:table-cell office:value-type="string" calcext:value-type="string">
            <text:p>50.2 MB/s (1.00x)</text:p>
          </table:table-cell>
          <table:table-cell office:value-type="string" calcext:value-type="string">
            <text:p>43.3 MB/s (1.16x)</text:p>
          </table:table-cell>
          <table:table-cell table:formula="of:=NUMBERVALUE(MID([.B283];SEARCH(&quot;(&quot;;[.B283]) + 1; 4); &quot;.&quot;)" office:value-type="float" office:value="1" calcext:value-type="float">
            <text:p>1</text:p>
          </table:table-cell>
          <table:table-cell table:formula="of:=NUMBERVALUE(MID([.C283];SEARCH(&quot;(&quot;;[.C283]) + 1; 4); &quot;.&quot;)" office:value-type="float" office:value="1.16" calcext:value-type="float">
            <text:p>1.16</text:p>
          </table:table-cell>
          <table:table-cell table:formula="of:=IF(ISERROR([.D283]);1;[.D283])" office:value-type="float" office:value="1" calcext:value-type="float">
            <text:p>1</text:p>
          </table:table-cell>
          <table:table-cell table:formula="of:=IF(ISERROR([.E283]);1;[.E283])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test/unicode/letter/pL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284];SEARCH(&quot;(&quot;;[.B284]) + 1; 4); &quot;.&quot;)" office:value-type="float" office:value="1" calcext:value-type="float">
            <text:p>1</text:p>
          </table:table-cell>
          <table:table-cell table:formula="of:=NUMBERVALUE(MID([.C284];SEARCH(&quot;(&quot;;[.C284]) + 1; 4); &quot;.&quot;)" office:value-type="float" office:value="1.08" calcext:value-type="float">
            <text:p>1.08</text:p>
          </table:table-cell>
          <table:table-cell table:formula="of:=IF(ISERROR([.D284]);1;[.D284])" office:value-type="float" office:value="1" calcext:value-type="float">
            <text:p>1</text:p>
          </table:table-cell>
          <table:table-cell table:formula="of:=IF(ISERROR([.E284]);1;[.E284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letter/pLbraced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285];SEARCH(&quot;(&quot;;[.B285]) + 1; 4); &quot;.&quot;)" office:value-type="float" office:value="1" calcext:value-type="float">
            <text:p>1</text:p>
          </table:table-cell>
          <table:table-cell table:formula="of:=NUMBERVALUE(MID([.C285];SEARCH(&quot;(&quot;;[.C285]) + 1; 4); &quot;.&quot;)" office:value-type="float" office:value="1.08" calcext:value-type="float">
            <text:p>1.08</text:p>
          </table:table-cell>
          <table:table-cell table:formula="of:=IF(ISERROR([.D285]);1;[.D285])" office:value-type="float" office:value="1" calcext:value-type="float">
            <text:p>1</text:p>
          </table:table-cell>
          <table:table-cell table:formula="of:=IF(ISERROR([.E285]);1;[.E285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letter/pLbraced-matches-nonbmp-delta</text:p>
          </table:table-cell>
          <table:table-cell office:value-type="string" calcext:value-type="string">
            <text:p>146.7 MB/s (1.00x)</text:p>
          </table:table-cell>
          <table:table-cell office:value-type="string" calcext:value-type="string">
            <text:p>136.2 MB/s (1.08x)</text:p>
          </table:table-cell>
          <table:table-cell table:formula="of:=NUMBERVALUE(MID([.B286];SEARCH(&quot;(&quot;;[.B286]) + 1; 4); &quot;.&quot;)" office:value-type="float" office:value="1" calcext:value-type="float">
            <text:p>1</text:p>
          </table:table-cell>
          <table:table-cell table:formula="of:=NUMBERVALUE(MID([.C286];SEARCH(&quot;(&quot;;[.C286]) + 1; 4); &quot;.&quot;)" office:value-type="float" office:value="1.08" calcext:value-type="float">
            <text:p>1.08</text:p>
          </table:table-cell>
          <table:table-cell table:formula="of:=IF(ISERROR([.D286]);1;[.D286])" office:value-type="float" office:value="1" calcext:value-type="float">
            <text:p>1</text:p>
          </table:table-cell>
          <table:table-cell table:formula="of:=IF(ISERROR([.E286]);1;[.E286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letter/pLetter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287];SEARCH(&quot;(&quot;;[.B287]) + 1; 4); &quot;.&quot;)" office:value-type="float" office:value="1" calcext:value-type="float">
            <text:p>1</text:p>
          </table:table-cell>
          <table:table-cell table:formula="of:=NUMBERVALUE(MID([.C287];SEARCH(&quot;(&quot;;[.C287]) + 1; 4); &quot;.&quot;)" office:value-type="float" office:value="1.08" calcext:value-type="float">
            <text:p>1.08</text:p>
          </table:table-cell>
          <table:table-cell table:formula="of:=IF(ISERROR([.D287]);1;[.D287])" office:value-type="float" office:value="1" calcext:value-type="float">
            <text:p>1</text:p>
          </table:table-cell>
          <table:table-cell table:formula="of:=IF(ISERROR([.E287]);1;[.E287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letter/pLetter-casei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288];SEARCH(&quot;(&quot;;[.B288]) + 1; 4); &quot;.&quot;)" office:value-type="float" office:value="1" calcext:value-type="float">
            <text:p>1</text:p>
          </table:table-cell>
          <table:table-cell table:formula="of:=NUMBERVALUE(MID([.C288];SEARCH(&quot;(&quot;;[.C288]) + 1; 4); &quot;.&quot;)" office:value-type="float" office:value="1.08" calcext:value-type="float">
            <text:p>1.08</text:p>
          </table:table-cell>
          <table:table-cell table:formula="of:=IF(ISERROR([.D288]);1;[.D288])" office:value-type="float" office:value="1" calcext:value-type="float">
            <text:p>1</text:p>
          </table:table-cell>
          <table:table-cell table:formula="of:=IF(ISERROR([.E288]);1;[.E288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letter/pLetter-gc-equals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289];SEARCH(&quot;(&quot;;[.B289]) + 1; 4); &quot;.&quot;)" office:value-type="float" office:value="1" calcext:value-type="float">
            <text:p>1</text:p>
          </table:table-cell>
          <table:table-cell table:formula="of:=NUMBERVALUE(MID([.C289];SEARCH(&quot;(&quot;;[.C289]) + 1; 4); &quot;.&quot;)" office:value-type="float" office:value="1.08" calcext:value-type="float">
            <text:p>1.08</text:p>
          </table:table-cell>
          <table:table-cell table:formula="of:=IF(ISERROR([.D289]);1;[.D289])" office:value-type="float" office:value="1" calcext:value-type="float">
            <text:p>1</text:p>
          </table:table-cell>
          <table:table-cell table:formula="of:=IF(ISERROR([.E289]);1;[.E289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letter/pLetter-gc-colon-matches-bmp-delta</text:p>
          </table:table-cell>
          <table:table-cell office:value-type="string" calcext:value-type="string">
            <text:p>79.5 MB/s (1.00x)</text:p>
          </table:table-cell>
          <table:table-cell office:value-type="string" calcext:value-type="string">
            <text:p>70.6 MB/s (1.12x)</text:p>
          </table:table-cell>
          <table:table-cell table:formula="of:=NUMBERVALUE(MID([.B290];SEARCH(&quot;(&quot;;[.B290]) + 1; 4); &quot;.&quot;)" office:value-type="float" office:value="1" calcext:value-type="float">
            <text:p>1</text:p>
          </table:table-cell>
          <table:table-cell table:formula="of:=NUMBERVALUE(MID([.C290];SEARCH(&quot;(&quot;;[.C290]) + 1; 4); &quot;.&quot;)" office:value-type="float" office:value="1.12" calcext:value-type="float">
            <text:p>1.12</text:p>
          </table:table-cell>
          <table:table-cell table:formula="of:=IF(ISERROR([.D290]);1;[.D290])" office:value-type="float" office:value="1" calcext:value-type="float">
            <text:p>1</text:p>
          </table:table-cell>
          <table:table-cell table:formula="of:=IF(ISERROR([.E290]);1;[.E290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utf8/dot-matches-byte</text:p>
          </table:table-cell>
          <table:table-cell office:value-type="string" calcext:value-type="string">
            <text:p>84.8 MB/s (1.00x)</text:p>
          </table:table-cell>
          <table:table-cell office:value-type="string" calcext:value-type="string">
            <text:p>81.2 MB/s (1.04x)</text:p>
          </table:table-cell>
          <table:table-cell table:formula="of:=NUMBERVALUE(MID([.B291];SEARCH(&quot;(&quot;;[.B291]) + 1; 4); &quot;.&quot;)" office:value-type="float" office:value="1" calcext:value-type="float">
            <text:p>1</text:p>
          </table:table-cell>
          <table:table-cell table:formula="of:=NUMBERVALUE(MID([.C291];SEARCH(&quot;(&quot;;[.C291]) + 1; 4); &quot;.&quot;)" office:value-type="float" office:value="1.04" calcext:value-type="float">
            <text:p>1.04</text:p>
          </table:table-cell>
          <table:table-cell table:formula="of:=IF(ISERROR([.D291]);1;[.D291])" office:value-type="float" office:value="1" calcext:value-type="float">
            <text:p>1</text:p>
          </table:table-cell>
          <table:table-cell table:formula="of:=IF(ISERROR([.E291]);1;[.E291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est/unicode/utf8/dot-matches-codepoint</text:p>
          </table:table-cell>
          <table:table-cell office:value-type="string" calcext:value-type="string">
            <text:p>146.7 MB/s (1.00x)</text:p>
          </table:table-cell>
          <table:table-cell office:value-type="string" calcext:value-type="string">
            <text:p>136.2 MB/s (1.08x)</text:p>
          </table:table-cell>
          <table:table-cell table:formula="of:=NUMBERVALUE(MID([.B292];SEARCH(&quot;(&quot;;[.B292]) + 1; 4); &quot;.&quot;)" office:value-type="float" office:value="1" calcext:value-type="float">
            <text:p>1</text:p>
          </table:table-cell>
          <table:table-cell table:formula="of:=NUMBERVALUE(MID([.C292];SEARCH(&quot;(&quot;;[.C292]) + 1; 4); &quot;.&quot;)" office:value-type="float" office:value="1.08" calcext:value-type="float">
            <text:p>1.08</text:p>
          </table:table-cell>
          <table:table-cell table:formula="of:=IF(ISERROR([.D292]);1;[.D292])" office:value-type="float" office:value="1" calcext:value-type="float">
            <text:p>1</text:p>
          </table:table-cell>
          <table:table-cell table:formula="of:=IF(ISERROR([.E292]);1;[.E292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whitespace/ascii-only</text:p>
          </table:table-cell>
          <table:table-cell office:value-type="string" calcext:value-type="string">
            <text:p>136.2 MB/s (1.00x)</text:p>
          </table:table-cell>
          <table:table-cell office:value-type="string" calcext:value-type="string">
            <text:p>124.4 MB/s (1.10x)</text:p>
          </table:table-cell>
          <table:table-cell table:formula="of:=NUMBERVALUE(MID([.B293];SEARCH(&quot;(&quot;;[.B293]) + 1; 4); &quot;.&quot;)" office:value-type="float" office:value="1" calcext:value-type="float">
            <text:p>1</text:p>
          </table:table-cell>
          <table:table-cell table:formula="of:=NUMBERVALUE(MID([.C293];SEARCH(&quot;(&quot;;[.C293]) + 1; 4); &quot;.&quot;)" office:value-type="float" office:value="1.1" calcext:value-type="float">
            <text:p>1.1</text:p>
          </table:table-cell>
          <table:table-cell table:formula="of:=IF(ISERROR([.D293]);1;[.D293])" office:value-type="float" office:value="1" calcext:value-type="float">
            <text:p>1</text:p>
          </table:table-cell>
          <table:table-cell table:formula="of:=IF(ISERROR([.E293]);1;[.E293]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est/unicode/whitespace/unicode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6.0 MB/s (1.08x)</text:p>
          </table:table-cell>
          <table:table-cell table:formula="of:=NUMBERVALUE(MID([.B294];SEARCH(&quot;(&quot;;[.B294]) + 1; 4); &quot;.&quot;)" office:value-type="float" office:value="1" calcext:value-type="float">
            <text:p>1</text:p>
          </table:table-cell>
          <table:table-cell table:formula="of:=NUMBERVALUE(MID([.C294];SEARCH(&quot;(&quot;;[.C294]) + 1; 4); &quot;.&quot;)" office:value-type="float" office:value="1.08" calcext:value-type="float">
            <text:p>1.08</text:p>
          </table:table-cell>
          <table:table-cell table:formula="of:=IF(ISERROR([.D294]);1;[.D294])" office:value-type="float" office:value="1" calcext:value-type="float">
            <text:p>1</text:p>
          </table:table-cell>
          <table:table-cell table:formula="of:=IF(ISERROR([.E294]);1;[.E294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word-boundary/ascii-only</text:p>
          </table:table-cell>
          <table:table-cell office:value-type="string" calcext:value-type="string">
            <text:p>86.7 MB/s (1.00x)</text:p>
          </table:table-cell>
          <table:table-cell office:value-type="string" calcext:value-type="string">
            <text:p>79.5 MB/s (1.09x)</text:p>
          </table:table-cell>
          <table:table-cell table:formula="of:=NUMBERVALUE(MID([.B295];SEARCH(&quot;(&quot;;[.B295]) + 1; 4); &quot;.&quot;)" office:value-type="float" office:value="1" calcext:value-type="float">
            <text:p>1</text:p>
          </table:table-cell>
          <table:table-cell table:formula="of:=NUMBERVALUE(MID([.C295];SEARCH(&quot;(&quot;;[.C295]) + 1; 4); &quot;.&quot;)" office:value-type="float" office:value="1.09" calcext:value-type="float">
            <text:p>1.09</text:p>
          </table:table-cell>
          <table:table-cell table:formula="of:=IF(ISERROR([.D295]);1;[.D295])" office:value-type="float" office:value="1" calcext:value-type="float">
            <text:p>1</text:p>
          </table:table-cell>
          <table:table-cell table:formula="of:=IF(ISERROR([.E295]);1;[.E295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unicode/word-boundary/unicode-alphabetic</text:p>
          </table:table-cell>
          <table:table-cell office:value-type="string" calcext:value-type="string">
            <text:p>11.2 MB/s (1.00x)</text:p>
          </table:table-cell>
          <table:table-cell office:value-type="string" calcext:value-type="string">
            <text:p>11.2 MB/s (1.01x)</text:p>
          </table:table-cell>
          <table:table-cell table:formula="of:=NUMBERVALUE(MID([.B296];SEARCH(&quot;(&quot;;[.B296]) + 1; 4); &quot;.&quot;)" office:value-type="float" office:value="1" calcext:value-type="float">
            <text:p>1</text:p>
          </table:table-cell>
          <table:table-cell table:formula="of:=NUMBERVALUE(MID([.C296];SEARCH(&quot;(&quot;;[.C296]) + 1; 4); &quot;.&quot;)" office:value-type="float" office:value="1.01" calcext:value-type="float">
            <text:p>1.01</text:p>
          </table:table-cell>
          <table:table-cell table:formula="of:=IF(ISERROR([.D296]);1;[.D296])" office:value-type="float" office:value="1" calcext:value-type="float">
            <text:p>1</text:p>
          </table:table-cell>
          <table:table-cell table:formula="of:=IF(ISERROR([.E296]);1;[.E29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unicode/word-boundary/unicode-join-control</text:p>
          </table:table-cell>
          <table:table-cell table:number-columns-repeated="2" office:value-type="string" calcext:value-type="string">
            <text:p>15.9 MB/s (1.00x)</text:p>
          </table:table-cell>
          <table:table-cell table:formula="of:=NUMBERVALUE(MID([.B297];SEARCH(&quot;(&quot;;[.B297]) + 1; 4); &quot;.&quot;)" office:value-type="float" office:value="1" calcext:value-type="float">
            <text:p>1</text:p>
          </table:table-cell>
          <table:table-cell table:formula="of:=NUMBERVALUE(MID([.C297];SEARCH(&quot;(&quot;;[.C297]) + 1; 4); &quot;.&quot;)" office:value-type="float" office:value="1" calcext:value-type="float">
            <text:p>1</text:p>
          </table:table-cell>
          <table:table-cell table:formula="of:=IF(ISERROR([.D297]);1;[.D297])" office:value-type="float" office:value="1" calcext:value-type="float">
            <text:p>1</text:p>
          </table:table-cell>
          <table:table-cell table:formula="of:=IF(ISERROR([.E297]);1;[.E2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word-boundary/unicode-mark</text:p>
          </table:table-cell>
          <table:table-cell office:value-type="string" calcext:value-type="string">
            <text:p>11.2 MB/s (1.00x)</text:p>
          </table:table-cell>
          <table:table-cell office:value-type="string" calcext:value-type="string">
            <text:p>11.2 MB/s (1.01x)</text:p>
          </table:table-cell>
          <table:table-cell table:formula="of:=NUMBERVALUE(MID([.B298];SEARCH(&quot;(&quot;;[.B298]) + 1; 4); &quot;.&quot;)" office:value-type="float" office:value="1" calcext:value-type="float">
            <text:p>1</text:p>
          </table:table-cell>
          <table:table-cell table:formula="of:=NUMBERVALUE(MID([.C298];SEARCH(&quot;(&quot;;[.C298]) + 1; 4); &quot;.&quot;)" office:value-type="float" office:value="1.01" calcext:value-type="float">
            <text:p>1.01</text:p>
          </table:table-cell>
          <table:table-cell table:formula="of:=IF(ISERROR([.D298]);1;[.D298])" office:value-type="float" office:value="1" calcext:value-type="float">
            <text:p>1</text:p>
          </table:table-cell>
          <table:table-cell table:formula="of:=IF(ISERROR([.E298]);1;[.E29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unicode/word-boundary/unicode-decimal-number</text:p>
          </table:table-cell>
          <table:table-cell office:value-type="string" calcext:value-type="string">
            <text:p>15.9 MB/s (1.01x)</text:p>
          </table:table-cell>
          <table:table-cell office:value-type="string" calcext:value-type="string">
            <text:p>16.0 MB/s (1.00x)</text:p>
          </table:table-cell>
          <table:table-cell table:formula="of:=NUMBERVALUE(MID([.B299];SEARCH(&quot;(&quot;;[.B299]) + 1; 4); &quot;.&quot;)" office:value-type="float" office:value="1.01" calcext:value-type="float">
            <text:p>1.01</text:p>
          </table:table-cell>
          <table:table-cell table:formula="of:=NUMBERVALUE(MID([.C299];SEARCH(&quot;(&quot;;[.C299]) + 1; 4); &quot;.&quot;)" office:value-type="float" office:value="1" calcext:value-type="float">
            <text:p>1</text:p>
          </table:table-cell>
          <table:table-cell table:formula="of:=IF(ISERROR([.D299]);1;[.D299])" office:value-type="float" office:value="1.01" calcext:value-type="float">
            <text:p>1.01</text:p>
          </table:table-cell>
          <table:table-cell table:formula="of:=IF(ISERROR([.E299]);1;[.E2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word-boundary/unicode-connector-punctuation</text:p>
          </table:table-cell>
          <table:table-cell office:value-type="string" calcext:value-type="string">
            <text:p>15.9 MB/s (1.01x)</text:p>
          </table:table-cell>
          <table:table-cell office:value-type="string" calcext:value-type="string">
            <text:p>16.0 MB/s (1.00x)</text:p>
          </table:table-cell>
          <table:table-cell table:formula="of:=NUMBERVALUE(MID([.B300];SEARCH(&quot;(&quot;;[.B300]) + 1; 4); &quot;.&quot;)" office:value-type="float" office:value="1.01" calcext:value-type="float">
            <text:p>1.01</text:p>
          </table:table-cell>
          <table:table-cell table:formula="of:=NUMBERVALUE(MID([.C300];SEARCH(&quot;(&quot;;[.C300]) + 1; 4); &quot;.&quot;)" office:value-type="float" office:value="1" calcext:value-type="float">
            <text:p>1</text:p>
          </table:table-cell>
          <table:table-cell table:formula="of:=IF(ISERROR([.D300]);1;[.D300])" office:value-type="float" office:value="1.01" calcext:value-type="float">
            <text:p>1.01</text:p>
          </table:table-cell>
          <table:table-cell table:formula="of:=IF(ISERROR([.E300]);1;[.E3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word/ascii-only</text:p>
          </table:table-cell>
          <table:table-cell office:value-type="string" calcext:value-type="string">
            <text:p>86.7 MB/s (1.00x)</text:p>
          </table:table-cell>
          <table:table-cell office:value-type="string" calcext:value-type="string">
            <text:p>79.5 MB/s (1.09x)</text:p>
          </table:table-cell>
          <table:table-cell table:formula="of:=NUMBERVALUE(MID([.B301];SEARCH(&quot;(&quot;;[.B301]) + 1; 4); &quot;.&quot;)" office:value-type="float" office:value="1" calcext:value-type="float">
            <text:p>1</text:p>
          </table:table-cell>
          <table:table-cell table:formula="of:=NUMBERVALUE(MID([.C301];SEARCH(&quot;(&quot;;[.C301]) + 1; 4); &quot;.&quot;)" office:value-type="float" office:value="1.09" calcext:value-type="float">
            <text:p>1.09</text:p>
          </table:table-cell>
          <table:table-cell table:formula="of:=IF(ISERROR([.D301]);1;[.D301])" office:value-type="float" office:value="1" calcext:value-type="float">
            <text:p>1</text:p>
          </table:table-cell>
          <table:table-cell table:formula="of:=IF(ISERROR([.E301]);1;[.E301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unicode/word/unicode-alphabetic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302];SEARCH(&quot;(&quot;;[.B302]) + 1; 4); &quot;.&quot;)" office:value-type="float" office:value="1" calcext:value-type="float">
            <text:p>1</text:p>
          </table:table-cell>
          <table:table-cell table:formula="of:=NUMBERVALUE(MID([.C302];SEARCH(&quot;(&quot;;[.C302]) + 1; 4); &quot;.&quot;)" office:value-type="float" office:value="1.08" calcext:value-type="float">
            <text:p>1.08</text:p>
          </table:table-cell>
          <table:table-cell table:formula="of:=IF(ISERROR([.D302]);1;[.D302])" office:value-type="float" office:value="1" calcext:value-type="float">
            <text:p>1</text:p>
          </table:table-cell>
          <table:table-cell table:formula="of:=IF(ISERROR([.E302]);1;[.E302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word/unicode-join-control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2.2 MB/s (1.12x)</text:p>
          </table:table-cell>
          <table:table-cell table:formula="of:=NUMBERVALUE(MID([.B303];SEARCH(&quot;(&quot;;[.B303]) + 1; 4); &quot;.&quot;)" office:value-type="float" office:value="1" calcext:value-type="float">
            <text:p>1</text:p>
          </table:table-cell>
          <table:table-cell table:formula="of:=NUMBERVALUE(MID([.C303];SEARCH(&quot;(&quot;;[.C303]) + 1; 4); &quot;.&quot;)" office:value-type="float" office:value="1.12" calcext:value-type="float">
            <text:p>1.12</text:p>
          </table:table-cell>
          <table:table-cell table:formula="of:=IF(ISERROR([.D303]);1;[.D303])" office:value-type="float" office:value="1" calcext:value-type="float">
            <text:p>1</text:p>
          </table:table-cell>
          <table:table-cell table:formula="of:=IF(ISERROR([.E303]);1;[.E303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word/unicode-mark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304];SEARCH(&quot;(&quot;;[.B304]) + 1; 4); &quot;.&quot;)" office:value-type="float" office:value="1" calcext:value-type="float">
            <text:p>1</text:p>
          </table:table-cell>
          <table:table-cell table:formula="of:=NUMBERVALUE(MID([.C304];SEARCH(&quot;(&quot;;[.C304]) + 1; 4); &quot;.&quot;)" office:value-type="float" office:value="1.08" calcext:value-type="float">
            <text:p>1.08</text:p>
          </table:table-cell>
          <table:table-cell table:formula="of:=IF(ISERROR([.D304]);1;[.D304])" office:value-type="float" office:value="1" calcext:value-type="float">
            <text:p>1</text:p>
          </table:table-cell>
          <table:table-cell table:formula="of:=IF(ISERROR([.E304]);1;[.E304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word/unicode-decimal-number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2.2 MB/s (1.12x)</text:p>
          </table:table-cell>
          <table:table-cell table:formula="of:=NUMBERVALUE(MID([.B305];SEARCH(&quot;(&quot;;[.B305]) + 1; 4); &quot;.&quot;)" office:value-type="float" office:value="1" calcext:value-type="float">
            <text:p>1</text:p>
          </table:table-cell>
          <table:table-cell table:formula="of:=NUMBERVALUE(MID([.C305];SEARCH(&quot;(&quot;;[.C305]) + 1; 4); &quot;.&quot;)" office:value-type="float" office:value="1.12" calcext:value-type="float">
            <text:p>1.12</text:p>
          </table:table-cell>
          <table:table-cell table:formula="of:=IF(ISERROR([.D305]);1;[.D305])" office:value-type="float" office:value="1" calcext:value-type="float">
            <text:p>1</text:p>
          </table:table-cell>
          <table:table-cell table:formula="of:=IF(ISERROR([.E305]);1;[.E305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word/unicode-connector-punctuation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2.2 MB/s (1.12x)</text:p>
          </table:table-cell>
          <table:table-cell table:formula="of:=NUMBERVALUE(MID([.B306];SEARCH(&quot;(&quot;;[.B306]) + 1; 4); &quot;.&quot;)" office:value-type="float" office:value="1" calcext:value-type="float">
            <text:p>1</text:p>
          </table:table-cell>
          <table:table-cell table:formula="of:=NUMBERVALUE(MID([.C306];SEARCH(&quot;(&quot;;[.C306]) + 1; 4); &quot;.&quot;)" office:value-type="float" office:value="1.12" calcext:value-type="float">
            <text:p>1.12</text:p>
          </table:table-cell>
          <table:table-cell table:formula="of:=IF(ISERROR([.D306]);1;[.D306])" office:value-type="float" office:value="1" calcext:value-type="float">
            <text:p>1</text:p>
          </table:table-cell>
          <table:table-cell table:formula="of:=IF(ISERROR([.E306]);1;[.E306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nicode/codepoints/any-one</text:p>
          </table:table-cell>
          <table:table-cell office:value-type="string" calcext:value-type="string">
            <text:p>458.3 MB/s (1.00x)</text:p>
          </table:table-cell>
          <table:table-cell office:value-type="string" calcext:value-type="string">
            <text:p>401.1 MB/s (1.14x)</text:p>
          </table:table-cell>
          <table:table-cell table:formula="of:=NUMBERVALUE(MID([.B307];SEARCH(&quot;(&quot;;[.B307]) + 1; 4); &quot;.&quot;)" office:value-type="float" office:value="1" calcext:value-type="float">
            <text:p>1</text:p>
          </table:table-cell>
          <table:table-cell table:formula="of:=NUMBERVALUE(MID([.C307];SEARCH(&quot;(&quot;;[.C307]) + 1; 4); &quot;.&quot;)" office:value-type="float" office:value="1.14" calcext:value-type="float">
            <text:p>1.14</text:p>
          </table:table-cell>
          <table:table-cell table:formula="of:=IF(ISERROR([.D307]);1;[.D307])" office:value-type="float" office:value="1" calcext:value-type="float">
            <text:p>1</text:p>
          </table:table-cell>
          <table:table-cell table:formula="of:=IF(ISERROR([.E307]);1;[.E307]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unicode/codepoints/any-all</text:p>
          </table:table-cell>
          <table:table-cell office:value-type="string" calcext:value-type="string">
            <text:p>445.1 MB/s (1.00x)</text:p>
          </table:table-cell>
          <table:table-cell office:value-type="string" calcext:value-type="string">
            <text:p>436.7 MB/s (1.02x)</text:p>
          </table:table-cell>
          <table:table-cell table:formula="of:=NUMBERVALUE(MID([.B308];SEARCH(&quot;(&quot;;[.B308]) + 1; 4); &quot;.&quot;)" office:value-type="float" office:value="1" calcext:value-type="float">
            <text:p>1</text:p>
          </table:table-cell>
          <table:table-cell table:formula="of:=NUMBERVALUE(MID([.C308];SEARCH(&quot;(&quot;;[.C308]) + 1; 4); &quot;.&quot;)" office:value-type="float" office:value="1.02" calcext:value-type="float">
            <text:p>1.02</text:p>
          </table:table-cell>
          <table:table-cell table:formula="of:=IF(ISERROR([.D308]);1;[.D308])" office:value-type="float" office:value="1" calcext:value-type="float">
            <text:p>1</text:p>
          </table:table-cell>
          <table:table-cell table:formula="of:=IF(ISERROR([.E308]);1;[.E308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unicode/codepoints/letters-one</text:p>
          </table:table-cell>
          <table:table-cell office:value-type="string" calcext:value-type="string">
            <text:p>14.4 MB/s (1.00x)</text:p>
          </table:table-cell>
          <table:table-cell office:value-type="string" calcext:value-type="string">
            <text:p>12.3 MB/s (1.17x)</text:p>
          </table:table-cell>
          <table:table-cell table:formula="of:=NUMBERVALUE(MID([.B309];SEARCH(&quot;(&quot;;[.B309]) + 1; 4); &quot;.&quot;)" office:value-type="float" office:value="1" calcext:value-type="float">
            <text:p>1</text:p>
          </table:table-cell>
          <table:table-cell table:formula="of:=NUMBERVALUE(MID([.C309];SEARCH(&quot;(&quot;;[.C309]) + 1; 4); &quot;.&quot;)" office:value-type="float" office:value="1.17" calcext:value-type="float">
            <text:p>1.17</text:p>
          </table:table-cell>
          <table:table-cell table:formula="of:=IF(ISERROR([.D309]);1;[.D309])" office:value-type="float" office:value="1" calcext:value-type="float">
            <text:p>1</text:p>
          </table:table-cell>
          <table:table-cell table:formula="of:=IF(ISERROR([.E309]);1;[.E309])"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unicode/codepoints/letters-alt</text:p>
          </table:table-cell>
          <table:table-cell office:value-type="string" calcext:value-type="string">
            <text:p>14.7 MB/s (1.00x)</text:p>
          </table:table-cell>
          <table:table-cell office:value-type="string" calcext:value-type="string">
            <text:p>12.3 MB/s (1.19x)</text:p>
          </table:table-cell>
          <table:table-cell table:formula="of:=NUMBERVALUE(MID([.B310];SEARCH(&quot;(&quot;;[.B310]) + 1; 4); &quot;.&quot;)" office:value-type="float" office:value="1" calcext:value-type="float">
            <text:p>1</text:p>
          </table:table-cell>
          <table:table-cell table:formula="of:=NUMBERVALUE(MID([.C310];SEARCH(&quot;(&quot;;[.C310]) + 1; 4); &quot;.&quot;)" office:value-type="float" office:value="1.19" calcext:value-type="float">
            <text:p>1.19</text:p>
          </table:table-cell>
          <table:table-cell table:formula="of:=IF(ISERROR([.D310]);1;[.D310])" office:value-type="float" office:value="1" calcext:value-type="float">
            <text:p>1</text:p>
          </table:table-cell>
          <table:table-cell table:formula="of:=IF(ISERROR([.E310]);1;[.E310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unicode/codepoints/letters-lower-or-upper</text:p>
          </table:table-cell>
          <table:table-cell table:number-columns-repeated="2" office:value-type="string" calcext:value-type="string">
            <text:p>910.6 MB/s (1.00x)</text:p>
          </table:table-cell>
          <table:table-cell table:formula="of:=NUMBERVALUE(MID([.B311];SEARCH(&quot;(&quot;;[.B311]) + 1; 4); &quot;.&quot;)" office:value-type="float" office:value="1" calcext:value-type="float">
            <text:p>1</text:p>
          </table:table-cell>
          <table:table-cell table:formula="of:=NUMBERVALUE(MID([.C311];SEARCH(&quot;(&quot;;[.C311]) + 1; 4); &quot;.&quot;)" office:value-type="float" office:value="1" calcext:value-type="float">
            <text:p>1</text:p>
          </table:table-cell>
          <table:table-cell table:formula="of:=IF(ISERROR([.D311]);1;[.D311])" office:value-type="float" office:value="1" calcext:value-type="float">
            <text:p>1</text:p>
          </table:table-cell>
          <table:table-cell table:formula="of:=IF(ISERROR([.E311]);1;[.E3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depoints/contiguous-greek</text:p>
          </table:table-cell>
          <table:table-cell table:number-columns-repeated="2" office:value-type="string" calcext:value-type="string">
            <text:p>914.6 MB/s (1.00x)</text:p>
          </table:table-cell>
          <table:table-cell table:formula="of:=NUMBERVALUE(MID([.B312];SEARCH(&quot;(&quot;;[.B312]) + 1; 4); &quot;.&quot;)" office:value-type="float" office:value="1" calcext:value-type="float">
            <text:p>1</text:p>
          </table:table-cell>
          <table:table-cell table:formula="of:=NUMBERVALUE(MID([.C312];SEARCH(&quot;(&quot;;[.C312]) + 1; 4); &quot;.&quot;)" office:value-type="float" office:value="1" calcext:value-type="float">
            <text:p>1</text:p>
          </table:table-cell>
          <table:table-cell table:formula="of:=IF(ISERROR([.D312]);1;[.D312])" office:value-type="float" office:value="1" calcext:value-type="float">
            <text:p>1</text:p>
          </table:table-cell>
          <table:table-cell table:formula="of:=IF(ISERROR([.E312]);1;[.E3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one-letter</text:p>
          </table:table-cell>
          <table:table-cell office:value-type="string" calcext:value-type="string">
            <text:p>118.19us (1.07x)</text:p>
          </table:table-cell>
          <table:table-cell office:value-type="string" calcext:value-type="string">
            <text:p>110.24us (1.00x)</text:p>
          </table:table-cell>
          <table:table-cell table:formula="of:=NUMBERVALUE(MID([.B313];SEARCH(&quot;(&quot;;[.B313]) + 1; 4); &quot;.&quot;)" office:value-type="float" office:value="1.07" calcext:value-type="float">
            <text:p>1.07</text:p>
          </table:table-cell>
          <table:table-cell table:formula="of:=NUMBERVALUE(MID([.C313];SEARCH(&quot;(&quot;;[.C313]) + 1; 4); &quot;.&quot;)" office:value-type="float" office:value="1" calcext:value-type="float">
            <text:p>1</text:p>
          </table:table-cell>
          <table:table-cell table:formula="of:=IF(ISERROR([.D313]);1;[.D313])" office:value-type="float" office:value="1.07" calcext:value-type="float">
            <text:p>1.07</text:p>
          </table:table-cell>
          <table:table-cell table:formula="of:=IF(ISERROR([.E313]);1;[.E3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fifty-letters</text:p>
          </table:table-cell>
          <table:table-cell office:value-type="string" calcext:value-type="string">
            <text:p>5.57ms (1.08x)</text:p>
          </table:table-cell>
          <table:table-cell office:value-type="string" calcext:value-type="string">
            <text:p>5.16ms (1.00x)</text:p>
          </table:table-cell>
          <table:table-cell table:formula="of:=NUMBERVALUE(MID([.B314];SEARCH(&quot;(&quot;;[.B314]) + 1; 4); &quot;.&quot;)" office:value-type="float" office:value="1.08" calcext:value-type="float">
            <text:p>1.08</text:p>
          </table:table-cell>
          <table:table-cell table:formula="of:=NUMBERVALUE(MID([.C314];SEARCH(&quot;(&quot;;[.C314]) + 1; 4); &quot;.&quot;)" office:value-type="float" office:value="1" calcext:value-type="float">
            <text:p>1</text:p>
          </table:table-cell>
          <table:table-cell table:formula="of:=IF(ISERROR([.D314]);1;[.D314])" office:value-type="float" office:value="1.08" calcext:value-type="float">
            <text:p>1.08</text:p>
          </table:table-cell>
          <table:table-cell table:formula="of:=IF(ISERROR([.E314]);1;[.E3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fifty-letters-ascii</text:p>
          </table:table-cell>
          <table:table-cell office:value-type="string" calcext:value-type="string">
            <text:p>9.32us (1.00x)</text:p>
          </table:table-cell>
          <table:table-cell office:value-type="string" calcext:value-type="string">
            <text:p>9.36us (1.00x)</text:p>
          </table:table-cell>
          <table:table-cell table:formula="of:=NUMBERVALUE(MID([.B315];SEARCH(&quot;(&quot;;[.B315]) + 1; 4); &quot;.&quot;)" office:value-type="float" office:value="1" calcext:value-type="float">
            <text:p>1</text:p>
          </table:table-cell>
          <table:table-cell table:formula="of:=NUMBERVALUE(MID([.C315];SEARCH(&quot;(&quot;;[.C315]) + 1; 4); &quot;.&quot;)" office:value-type="float" office:value="1" calcext:value-type="float">
            <text:p>1</text:p>
          </table:table-cell>
          <table:table-cell table:formula="of:=IF(ISERROR([.D315]);1;[.D315])" office:value-type="float" office:value="1" calcext:value-type="float">
            <text:p>1</text:p>
          </table:table-cell>
          <table:table-cell table:formula="of:=IF(ISERROR([.E315]);1;[.E3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match-every-line</text:p>
          </table:table-cell>
          <table:table-cell office:value-type="string" calcext:value-type="string">
            <text:p>42.54us (1.00x)</text:p>
          </table:table-cell>
          <table:table-cell office:value-type="string" calcext:value-type="string">
            <text:p>43.15us (1.01x)</text:p>
          </table:table-cell>
          <table:table-cell table:formula="of:=NUMBERVALUE(MID([.B316];SEARCH(&quot;(&quot;;[.B316]) + 1; 4); &quot;.&quot;)" office:value-type="float" office:value="1" calcext:value-type="float">
            <text:p>1</text:p>
          </table:table-cell>
          <table:table-cell table:formula="of:=NUMBERVALUE(MID([.C316];SEARCH(&quot;(&quot;;[.C316]) + 1; 4); &quot;.&quot;)" office:value-type="float" office:value="1.01" calcext:value-type="float">
            <text:p>1.01</text:p>
          </table:table-cell>
          <table:table-cell table:formula="of:=IF(ISERROR([.D316]);1;[.D316])" office:value-type="float" office:value="1" calcext:value-type="float">
            <text:p>1</text:p>
          </table:table-cell>
          <table:table-cell table:formula="of:=IF(ISERROR([.E316]);1;[.E31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nicode/compile/match-every-line-ascii</text:p>
          </table:table-cell>
          <table:table-cell office:value-type="string" calcext:value-type="string">
            <text:p>10.23us (1.00x)</text:p>
          </table:table-cell>
          <table:table-cell office:value-type="string" calcext:value-type="string">
            <text:p>10.20us (1.00x)</text:p>
          </table:table-cell>
          <table:table-cell table:formula="of:=NUMBERVALUE(MID([.B317];SEARCH(&quot;(&quot;;[.B317]) + 1; 4); &quot;.&quot;)" office:value-type="float" office:value="1" calcext:value-type="float">
            <text:p>1</text:p>
          </table:table-cell>
          <table:table-cell table:formula="of:=NUMBERVALUE(MID([.C317];SEARCH(&quot;(&quot;;[.C317]) + 1; 4); &quot;.&quot;)" office:value-type="float" office:value="1" calcext:value-type="float">
            <text:p>1</text:p>
          </table:table-cell>
          <table:table-cell table:formula="of:=IF(ISERROR([.D317]);1;[.D317])" office:value-type="float" office:value="1" calcext:value-type="float">
            <text:p>1</text:p>
          </table:table-cell>
          <table:table-cell table:formula="of:=IF(ISERROR([.E317]);1;[.E3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negated-class-matches-codepoint</text:p>
          </table:table-cell>
          <table:table-cell office:value-type="string" calcext:value-type="string">
            <text:p>32.76us (1.00x)</text:p>
          </table:table-cell>
          <table:table-cell office:value-type="string" calcext:value-type="string">
            <text:p>33.20us (1.01x)</text:p>
          </table:table-cell>
          <table:table-cell table:formula="of:=NUMBERVALUE(MID([.B318];SEARCH(&quot;(&quot;;[.B318]) + 1; 4); &quot;.&quot;)" office:value-type="float" office:value="1" calcext:value-type="float">
            <text:p>1</text:p>
          </table:table-cell>
          <table:table-cell table:formula="of:=NUMBERVALUE(MID([.C318];SEARCH(&quot;(&quot;;[.C318]) + 1; 4); &quot;.&quot;)" office:value-type="float" office:value="1.01" calcext:value-type="float">
            <text:p>1.01</text:p>
          </table:table-cell>
          <table:table-cell table:formula="of:=IF(ISERROR([.D318]);1;[.D318])" office:value-type="float" office:value="1" calcext:value-type="float">
            <text:p>1</text:p>
          </table:table-cell>
          <table:table-cell table:formula="of:=IF(ISERROR([.E318]);1;[.E31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nicode/overlapping-words/ascii</text:p>
          </table:table-cell>
          <table:table-cell office:value-type="string" calcext:value-type="string">
            <text:p>79.7 MB/s (1.00x)</text:p>
          </table:table-cell>
          <table:table-cell office:value-type="string" calcext:value-type="string">
            <text:p>73.3 MB/s (1.09x)</text:p>
          </table:table-cell>
          <table:table-cell table:formula="of:=NUMBERVALUE(MID([.B319];SEARCH(&quot;(&quot;;[.B319]) + 1; 4); &quot;.&quot;)" office:value-type="float" office:value="1" calcext:value-type="float">
            <text:p>1</text:p>
          </table:table-cell>
          <table:table-cell table:formula="of:=NUMBERVALUE(MID([.C319];SEARCH(&quot;(&quot;;[.C319]) + 1; 4); &quot;.&quot;)" office:value-type="float" office:value="1.09" calcext:value-type="float">
            <text:p>1.09</text:p>
          </table:table-cell>
          <table:table-cell table:formula="of:=IF(ISERROR([.D319]);1;[.D319])" office:value-type="float" office:value="1" calcext:value-type="float">
            <text:p>1</text:p>
          </table:table-cell>
          <table:table-cell table:formula="of:=IF(ISERROR([.E319]);1;[.E319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unicode/overlapping-words/english</text:p>
          </table:table-cell>
          <table:table-cell table:number-columns-repeated="2" office:value-type="string" calcext:value-type="string">
            <text:p>7.1 MB/s (1.00x)</text:p>
          </table:table-cell>
          <table:table-cell table:formula="of:=NUMBERVALUE(MID([.B320];SEARCH(&quot;(&quot;;[.B320]) + 1; 4); &quot;.&quot;)" office:value-type="float" office:value="1" calcext:value-type="float">
            <text:p>1</text:p>
          </table:table-cell>
          <table:table-cell table:formula="of:=NUMBERVALUE(MID([.C320];SEARCH(&quot;(&quot;;[.C320]) + 1; 4); &quot;.&quot;)" office:value-type="float" office:value="1" calcext:value-type="float">
            <text:p>1</text:p>
          </table:table-cell>
          <table:table-cell table:formula="of:=IF(ISERROR([.D320]);1;[.D320])" office:value-type="float" office:value="1" calcext:value-type="float">
            <text:p>1</text:p>
          </table:table-cell>
          <table:table-cell table:formula="of:=IF(ISERROR([.E320]);1;[.E3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overlapping-words/russian</text:p>
          </table:table-cell>
          <table:table-cell office:value-type="string" calcext:value-type="string">
            <text:p>6.4 MB/s (1.01x)</text:p>
          </table:table-cell>
          <table:table-cell office:value-type="string" calcext:value-type="string">
            <text:p>6.5 MB/s (1.00x)</text:p>
          </table:table-cell>
          <table:table-cell table:formula="of:=NUMBERVALUE(MID([.B321];SEARCH(&quot;(&quot;;[.B321]) + 1; 4); &quot;.&quot;)" office:value-type="float" office:value="1.01" calcext:value-type="float">
            <text:p>1.01</text:p>
          </table:table-cell>
          <table:table-cell table:formula="of:=NUMBERVALUE(MID([.C321];SEARCH(&quot;(&quot;;[.C321]) + 1; 4); &quot;.&quot;)" office:value-type="float" office:value="1" calcext:value-type="float">
            <text:p>1</text:p>
          </table:table-cell>
          <table:table-cell table:formula="of:=IF(ISERROR([.D321]);1;[.D321])" office:value-type="float" office:value="1.01" calcext:value-type="float">
            <text:p>1.01</text:p>
          </table:table-cell>
          <table:table-cell table:formula="of:=IF(ISERROR([.E321]);1;[.E3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word/boundary-any-english</text:p>
          </table:table-cell>
          <table:table-cell office:value-type="string" calcext:value-type="string">
            <text:p>123.4 MB/s (1.00x)</text:p>
          </table:table-cell>
          <table:table-cell office:value-type="string" calcext:value-type="string">
            <text:p>122.9 MB/s (1.00x)</text:p>
          </table:table-cell>
          <table:table-cell table:formula="of:=NUMBERVALUE(MID([.B322];SEARCH(&quot;(&quot;;[.B322]) + 1; 4); &quot;.&quot;)" office:value-type="float" office:value="1" calcext:value-type="float">
            <text:p>1</text:p>
          </table:table-cell>
          <table:table-cell table:formula="of:=NUMBERVALUE(MID([.C322];SEARCH(&quot;(&quot;;[.C322]) + 1; 4); &quot;.&quot;)" office:value-type="float" office:value="1" calcext:value-type="float">
            <text:p>1</text:p>
          </table:table-cell>
          <table:table-cell table:formula="of:=IF(ISERROR([.D322]);1;[.D322])" office:value-type="float" office:value="1" calcext:value-type="float">
            <text:p>1</text:p>
          </table:table-cell>
          <table:table-cell table:formula="of:=IF(ISERROR([.E322]);1;[.E3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word/boundary-any-russian</text:p>
          </table:table-cell>
          <table:table-cell office:value-type="string" calcext:value-type="string">
            <text:p>26.6 MB/s (1.00x)</text:p>
          </table:table-cell>
          <table:table-cell office:value-type="string" calcext:value-type="string">
            <text:p>17.0 MB/s (1.56x)</text:p>
          </table:table-cell>
          <table:table-cell table:formula="of:=NUMBERVALUE(MID([.B323];SEARCH(&quot;(&quot;;[.B323]) + 1; 4); &quot;.&quot;)" office:value-type="float" office:value="1" calcext:value-type="float">
            <text:p>1</text:p>
          </table:table-cell>
          <table:table-cell table:formula="of:=NUMBERVALUE(MID([.C323];SEARCH(&quot;(&quot;;[.C323]) + 1; 4); &quot;.&quot;)" office:value-type="float" office:value="1.56" calcext:value-type="float">
            <text:p>1.56</text:p>
          </table:table-cell>
          <table:table-cell table:formula="of:=IF(ISERROR([.D323]);1;[.D323])" office:value-type="float" office:value="1" calcext:value-type="float">
            <text:p>1</text:p>
          </table:table-cell>
          <table:table-cell table:formula="of:=IF(ISERROR([.E323]);1;[.E323])"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unicode/word/boundary-long-english</text:p>
          </table:table-cell>
          <table:table-cell office:value-type="string" calcext:value-type="string">
            <text:p>905.3 MB/s (1.00x)</text:p>
          </table:table-cell>
          <table:table-cell office:value-type="string" calcext:value-type="string">
            <text:p>901.5 MB/s (1.00x)</text:p>
          </table:table-cell>
          <table:table-cell table:formula="of:=NUMBERVALUE(MID([.B324];SEARCH(&quot;(&quot;;[.B324]) + 1; 4); &quot;.&quot;)" office:value-type="float" office:value="1" calcext:value-type="float">
            <text:p>1</text:p>
          </table:table-cell>
          <table:table-cell table:formula="of:=NUMBERVALUE(MID([.C324];SEARCH(&quot;(&quot;;[.C324]) + 1; 4); &quot;.&quot;)" office:value-type="float" office:value="1" calcext:value-type="float">
            <text:p>1</text:p>
          </table:table-cell>
          <table:table-cell table:formula="of:=IF(ISERROR([.D324]);1;[.D324])" office:value-type="float" office:value="1" calcext:value-type="float">
            <text:p>1</text:p>
          </table:table-cell>
          <table:table-cell table:formula="of:=IF(ISERROR([.E324]);1;[.E3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word/boundary-long-russian</text:p>
          </table:table-cell>
          <table:table-cell office:value-type="string" calcext:value-type="string">
            <text:p>43.3 MB/s (1.00x)</text:p>
          </table:table-cell>
          <table:table-cell office:value-type="string" calcext:value-type="string">
            <text:p>35.1 MB/s (1.23x)</text:p>
          </table:table-cell>
          <table:table-cell table:formula="of:=NUMBERVALUE(MID([.B325];SEARCH(&quot;(&quot;;[.B325]) + 1; 4); &quot;.&quot;)" office:value-type="float" office:value="1" calcext:value-type="float">
            <text:p>1</text:p>
          </table:table-cell>
          <table:table-cell table:formula="of:=NUMBERVALUE(MID([.C325];SEARCH(&quot;(&quot;;[.C325]) + 1; 4); &quot;.&quot;)" office:value-type="float" office:value="1.23" calcext:value-type="float">
            <text:p>1.23</text:p>
          </table:table-cell>
          <table:table-cell table:formula="of:=IF(ISERROR([.D325]);1;[.D325])" office:value-type="float" office:value="1" calcext:value-type="float">
            <text:p>1</text:p>
          </table:table-cell>
          <table:table-cell table:formula="of:=IF(ISERROR([.E325]);1;[.E325])"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unicode/word/around-holmes-english</text:p>
          </table:table-cell>
          <table:table-cell office:value-type="string" calcext:value-type="string">
            <text:p>55.8 GB/s (1.00x)</text:p>
          </table:table-cell>
          <table:table-cell office:value-type="string" calcext:value-type="string">
            <text:p>55.7 GB/s (1.00x)</text:p>
          </table:table-cell>
          <table:table-cell table:formula="of:=NUMBERVALUE(MID([.B326];SEARCH(&quot;(&quot;;[.B326]) + 1; 4); &quot;.&quot;)" office:value-type="float" office:value="1" calcext:value-type="float">
            <text:p>1</text:p>
          </table:table-cell>
          <table:table-cell table:formula="of:=NUMBERVALUE(MID([.C326];SEARCH(&quot;(&quot;;[.C326]) + 1; 4); &quot;.&quot;)" office:value-type="float" office:value="1" calcext:value-type="float">
            <text:p>1</text:p>
          </table:table-cell>
          <table:table-cell table:formula="of:=IF(ISERROR([.D326]);1;[.D326])" office:value-type="float" office:value="1" calcext:value-type="float">
            <text:p>1</text:p>
          </table:table-cell>
          <table:table-cell table:formula="of:=IF(ISERROR([.E326]);1;[.E3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word/around-holmes-russian</text:p>
          </table:table-cell>
          <table:table-cell office:value-type="string" calcext:value-type="string">
            <text:p>36.4 MB/s (1.00x)</text:p>
          </table:table-cell>
          <table:table-cell office:value-type="string" calcext:value-type="string">
            <text:p>34.8 MB/s (1.05x)</text:p>
          </table:table-cell>
          <table:table-cell table:formula="of:=NUMBERVALUE(MID([.B327];SEARCH(&quot;(&quot;;[.B327]) + 1; 4); &quot;.&quot;)" office:value-type="float" office:value="1" calcext:value-type="float">
            <text:p>1</text:p>
          </table:table-cell>
          <table:table-cell table:formula="of:=NUMBERVALUE(MID([.C327];SEARCH(&quot;(&quot;;[.C327]) + 1; 4); &quot;.&quot;)" office:value-type="float" office:value="1.05" calcext:value-type="float">
            <text:p>1.05</text:p>
          </table:table-cell>
          <table:table-cell table:formula="of:=IF(ISERROR([.D327]);1;[.D327])" office:value-type="float" office:value="1" calcext:value-type="float">
            <text:p>1</text:p>
          </table:table-cell>
          <table:table-cell table:formula="of:=IF(ISERROR([.E327]);1;[.E327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wild/bibleref/compile</text:p>
          </table:table-cell>
          <table:table-cell office:value-type="string" calcext:value-type="string">
            <text:p>289.02us (1.03x)</text:p>
          </table:table-cell>
          <table:table-cell office:value-type="string" calcext:value-type="string">
            <text:p>279.52us (1.00x)</text:p>
          </table:table-cell>
          <table:table-cell table:formula="of:=NUMBERVALUE(MID([.B328];SEARCH(&quot;(&quot;;[.B328]) + 1; 4); &quot;.&quot;)" office:value-type="float" office:value="1.03" calcext:value-type="float">
            <text:p>1.03</text:p>
          </table:table-cell>
          <table:table-cell table:formula="of:=NUMBERVALUE(MID([.C328];SEARCH(&quot;(&quot;;[.C328]) + 1; 4); &quot;.&quot;)" office:value-type="float" office:value="1" calcext:value-type="float">
            <text:p>1</text:p>
          </table:table-cell>
          <table:table-cell table:formula="of:=IF(ISERROR([.D328]);1;[.D328])" office:value-type="float" office:value="1.03" calcext:value-type="float">
            <text:p>1.03</text:p>
          </table:table-cell>
          <table:table-cell table:formula="of:=IF(ISERROR([.E328]);1;[.E3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bibleref/long</text:p>
          </table:table-cell>
          <table:table-cell office:value-type="string" calcext:value-type="string">
            <text:p>883.4 MB/s (1.00x)</text:p>
          </table:table-cell>
          <table:table-cell office:value-type="string" calcext:value-type="string">
            <text:p>883.2 MB/s (1.00x)</text:p>
          </table:table-cell>
          <table:table-cell table:formula="of:=NUMBERVALUE(MID([.B329];SEARCH(&quot;(&quot;;[.B329]) + 1; 4); &quot;.&quot;)" office:value-type="float" office:value="1" calcext:value-type="float">
            <text:p>1</text:p>
          </table:table-cell>
          <table:table-cell table:formula="of:=NUMBERVALUE(MID([.C329];SEARCH(&quot;(&quot;;[.C329]) + 1; 4); &quot;.&quot;)" office:value-type="float" office:value="1" calcext:value-type="float">
            <text:p>1</text:p>
          </table:table-cell>
          <table:table-cell table:formula="of:=IF(ISERROR([.D329]);1;[.D329])" office:value-type="float" office:value="1" calcext:value-type="float">
            <text:p>1</text:p>
          </table:table-cell>
          <table:table-cell table:formula="of:=IF(ISERROR([.E329]);1;[.E3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bibleref/short</text:p>
          </table:table-cell>
          <table:table-cell office:value-type="string" calcext:value-type="string">
            <text:p>62.5 MB/s (1.00x)</text:p>
          </table:table-cell>
          <table:table-cell office:value-type="string" calcext:value-type="string">
            <text:p>62.8 MB/s (1.00x)</text:p>
          </table:table-cell>
          <table:table-cell table:formula="of:=NUMBERVALUE(MID([.B330];SEARCH(&quot;(&quot;;[.B330]) + 1; 4); &quot;.&quot;)" office:value-type="float" office:value="1" calcext:value-type="float">
            <text:p>1</text:p>
          </table:table-cell>
          <table:table-cell table:formula="of:=NUMBERVALUE(MID([.C330];SEARCH(&quot;(&quot;;[.C330]) + 1; 4); &quot;.&quot;)" office:value-type="float" office:value="1" calcext:value-type="float">
            <text:p>1</text:p>
          </table:table-cell>
          <table:table-cell table:formula="of:=IF(ISERROR([.D330]);1;[.D330])" office:value-type="float" office:value="1" calcext:value-type="float">
            <text:p>1</text:p>
          </table:table-cell>
          <table:table-cell table:formula="of:=IF(ISERROR([.E330]);1;[.E3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bibleref/line</text:p>
          </table:table-cell>
          <table:table-cell office:value-type="string" calcext:value-type="string">
            <text:p>732.4 MB/s (1.01x)</text:p>
          </table:table-cell>
          <table:table-cell office:value-type="string" calcext:value-type="string">
            <text:p>739.2 MB/s (1.00x)</text:p>
          </table:table-cell>
          <table:table-cell table:formula="of:=NUMBERVALUE(MID([.B331];SEARCH(&quot;(&quot;;[.B331]) + 1; 4); &quot;.&quot;)" office:value-type="float" office:value="1.01" calcext:value-type="float">
            <text:p>1.01</text:p>
          </table:table-cell>
          <table:table-cell table:formula="of:=NUMBERVALUE(MID([.C331];SEARCH(&quot;(&quot;;[.C331]) + 1; 4); &quot;.&quot;)" office:value-type="float" office:value="1" calcext:value-type="float">
            <text:p>1</text:p>
          </table:table-cell>
          <table:table-cell table:formula="of:=IF(ISERROR([.D331]);1;[.D331])" office:value-type="float" office:value="1.01" calcext:value-type="float">
            <text:p>1.01</text:p>
          </table:table-cell>
          <table:table-cell table:formula="of:=IF(ISERROR([.E331]);1;[.E3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caddy/caddy</text:p>
          </table:table-cell>
          <table:table-cell office:value-type="string" calcext:value-type="string">
            <text:p>449.5 MB/s (1.00x)</text:p>
          </table:table-cell>
          <table:table-cell office:value-type="string" calcext:value-type="string">
            <text:p>441.7 MB/s (1.02x)</text:p>
          </table:table-cell>
          <table:table-cell table:formula="of:=NUMBERVALUE(MID([.B332];SEARCH(&quot;(&quot;;[.B332]) + 1; 4); &quot;.&quot;)" office:value-type="float" office:value="1" calcext:value-type="float">
            <text:p>1</text:p>
          </table:table-cell>
          <table:table-cell table:formula="of:=NUMBERVALUE(MID([.C332];SEARCH(&quot;(&quot;;[.C332]) + 1; 4); &quot;.&quot;)" office:value-type="float" office:value="1.02" calcext:value-type="float">
            <text:p>1.02</text:p>
          </table:table-cell>
          <table:table-cell table:formula="of:=IF(ISERROR([.D332]);1;[.D332])" office:value-type="float" office:value="1" calcext:value-type="float">
            <text:p>1</text:p>
          </table:table-cell>
          <table:table-cell table:formula="of:=IF(ISERROR([.E332]);1;[.E332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wild/dot-star-capture/rust-src-tools</text:p>
          </table:table-cell>
          <table:table-cell office:value-type="string" calcext:value-type="string">
            <text:p>536.8 MB/s (1.00x)</text:p>
          </table:table-cell>
          <table:table-cell office:value-type="string" calcext:value-type="string">
            <text:p>524.0 MB/s (1.02x)</text:p>
          </table:table-cell>
          <table:table-cell table:formula="of:=NUMBERVALUE(MID([.B333];SEARCH(&quot;(&quot;;[.B333]) + 1; 4); &quot;.&quot;)" office:value-type="float" office:value="1" calcext:value-type="float">
            <text:p>1</text:p>
          </table:table-cell>
          <table:table-cell table:formula="of:=NUMBERVALUE(MID([.C333];SEARCH(&quot;(&quot;;[.C333]) + 1; 4); &quot;.&quot;)" office:value-type="float" office:value="1.02" calcext:value-type="float">
            <text:p>1.02</text:p>
          </table:table-cell>
          <table:table-cell table:formula="of:=IF(ISERROR([.D333]);1;[.D333])" office:value-type="float" office:value="1" calcext:value-type="float">
            <text:p>1</text:p>
          </table:table-cell>
          <table:table-cell table:formula="of:=IF(ISERROR([.E333]);1;[.E333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wild/grapheme/compile</text:p>
          </table:table-cell>
          <table:table-cell office:value-type="string" calcext:value-type="string">
            <text:p>304.73us (1.07x)</text:p>
          </table:table-cell>
          <table:table-cell office:value-type="string" calcext:value-type="string">
            <text:p>285.59us (1.00x)</text:p>
          </table:table-cell>
          <table:table-cell table:formula="of:=NUMBERVALUE(MID([.B334];SEARCH(&quot;(&quot;;[.B334]) + 1; 4); &quot;.&quot;)" office:value-type="float" office:value="1.07" calcext:value-type="float">
            <text:p>1.07</text:p>
          </table:table-cell>
          <table:table-cell table:formula="of:=NUMBERVALUE(MID([.C334];SEARCH(&quot;(&quot;;[.C334]) + 1; 4); &quot;.&quot;)" office:value-type="float" office:value="1" calcext:value-type="float">
            <text:p>1</text:p>
          </table:table-cell>
          <table:table-cell table:formula="of:=IF(ISERROR([.D334]);1;[.D334])" office:value-type="float" office:value="1.07" calcext:value-type="float">
            <text:p>1.07</text:p>
          </table:table-cell>
          <table:table-cell table:formula="of:=IF(ISERROR([.E334]);1;[.E3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grapheme/source-code</text:p>
          </table:table-cell>
          <table:table-cell office:value-type="string" calcext:value-type="string">
            <text:p>122.9 MB/s (1.00x)</text:p>
          </table:table-cell>
          <table:table-cell office:value-type="string" calcext:value-type="string">
            <text:p>120.4 MB/s (1.02x)</text:p>
          </table:table-cell>
          <table:table-cell table:formula="of:=NUMBERVALUE(MID([.B335];SEARCH(&quot;(&quot;;[.B335]) + 1; 4); &quot;.&quot;)" office:value-type="float" office:value="1" calcext:value-type="float">
            <text:p>1</text:p>
          </table:table-cell>
          <table:table-cell table:formula="of:=NUMBERVALUE(MID([.C335];SEARCH(&quot;(&quot;;[.C335]) + 1; 4); &quot;.&quot;)" office:value-type="float" office:value="1.02" calcext:value-type="float">
            <text:p>1.02</text:p>
          </table:table-cell>
          <table:table-cell table:formula="of:=IF(ISERROR([.D335]);1;[.D335])" office:value-type="float" office:value="1" calcext:value-type="float">
            <text:p>1</text:p>
          </table:table-cell>
          <table:table-cell table:formula="of:=IF(ISERROR([.E335]);1;[.E335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wild/grapheme/codepoints</text:p>
          </table:table-cell>
          <table:table-cell office:value-type="string" calcext:value-type="string">
            <text:p>451.4 MB/s (1.00x)</text:p>
          </table:table-cell>
          <table:table-cell office:value-type="string" calcext:value-type="string">
            <text:p>437.2 MB/s (1.03x)</text:p>
          </table:table-cell>
          <table:table-cell table:formula="of:=NUMBERVALUE(MID([.B336];SEARCH(&quot;(&quot;;[.B336]) + 1; 4); &quot;.&quot;)" office:value-type="float" office:value="1" calcext:value-type="float">
            <text:p>1</text:p>
          </table:table-cell>
          <table:table-cell table:formula="of:=NUMBERVALUE(MID([.C336];SEARCH(&quot;(&quot;;[.C336]) + 1; 4); &quot;.&quot;)" office:value-type="float" office:value="1.03" calcext:value-type="float">
            <text:p>1.03</text:p>
          </table:table-cell>
          <table:table-cell table:formula="of:=IF(ISERROR([.D336]);1;[.D336])" office:value-type="float" office:value="1" calcext:value-type="float">
            <text:p>1</text:p>
          </table:table-cell>
          <table:table-cell table:formula="of:=IF(ISERROR([.E336]);1;[.E336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wild/parol-veryl/ascii</text:p>
          </table:table-cell>
          <table:table-cell office:value-type="string" calcext:value-type="string">
            <text:p>10.0 MB/s (1.02x)</text:p>
          </table:table-cell>
          <table:table-cell office:value-type="string" calcext:value-type="string">
            <text:p>10.2 MB/s (1.00x)</text:p>
          </table:table-cell>
          <table:table-cell table:formula="of:=NUMBERVALUE(MID([.B337];SEARCH(&quot;(&quot;;[.B337]) + 1; 4); &quot;.&quot;)" office:value-type="float" office:value="1.02" calcext:value-type="float">
            <text:p>1.02</text:p>
          </table:table-cell>
          <table:table-cell table:formula="of:=NUMBERVALUE(MID([.C337];SEARCH(&quot;(&quot;;[.C337]) + 1; 4); &quot;.&quot;)" office:value-type="float" office:value="1" calcext:value-type="float">
            <text:p>1</text:p>
          </table:table-cell>
          <table:table-cell table:formula="of:=IF(ISERROR([.D337]);1;[.D337])" office:value-type="float" office:value="1.02" calcext:value-type="float">
            <text:p>1.02</text:p>
          </table:table-cell>
          <table:table-cell table:formula="of:=IF(ISERROR([.E337]);1;[.E3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parol-veryl/unicode</text:p>
          </table:table-cell>
          <table:table-cell office:value-type="string" calcext:value-type="string">
            <text:p>8.5 MB/s (1.04x)</text:p>
          </table:table-cell>
          <table:table-cell office:value-type="string" calcext:value-type="string">
            <text:p>8.9 MB/s (1.00x)</text:p>
          </table:table-cell>
          <table:table-cell table:formula="of:=NUMBERVALUE(MID([.B338];SEARCH(&quot;(&quot;;[.B338]) + 1; 4); &quot;.&quot;)" office:value-type="float" office:value="1.04" calcext:value-type="float">
            <text:p>1.04</text:p>
          </table:table-cell>
          <table:table-cell table:formula="of:=NUMBERVALUE(MID([.C338];SEARCH(&quot;(&quot;;[.C338]) + 1; 4); &quot;.&quot;)" office:value-type="float" office:value="1" calcext:value-type="float">
            <text:p>1</text:p>
          </table:table-cell>
          <table:table-cell table:formula="of:=IF(ISERROR([.D338]);1;[.D338])" office:value-type="float" office:value="1.04" calcext:value-type="float">
            <text:p>1.04</text:p>
          </table:table-cell>
          <table:table-cell table:formula="of:=IF(ISERROR([.E338]);1;[.E3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parol-veryl/multi-patternid-ascii</text:p>
          </table:table-cell>
          <table:table-cell office:value-type="string" calcext:value-type="string">
            <text:p>74.4 MB/s (1.03x)</text:p>
          </table:table-cell>
          <table:table-cell office:value-type="string" calcext:value-type="string">
            <text:p>76.4 MB/s (1.00x)</text:p>
          </table:table-cell>
          <table:table-cell table:formula="of:=NUMBERVALUE(MID([.B339];SEARCH(&quot;(&quot;;[.B339]) + 1; 4); &quot;.&quot;)" office:value-type="float" office:value="1.03" calcext:value-type="float">
            <text:p>1.03</text:p>
          </table:table-cell>
          <table:table-cell table:formula="of:=NUMBERVALUE(MID([.C339];SEARCH(&quot;(&quot;;[.C339]) + 1; 4); &quot;.&quot;)" office:value-type="float" office:value="1" calcext:value-type="float">
            <text:p>1</text:p>
          </table:table-cell>
          <table:table-cell table:formula="of:=IF(ISERROR([.D339]);1;[.D339])" office:value-type="float" office:value="1.03" calcext:value-type="float">
            <text:p>1.03</text:p>
          </table:table-cell>
          <table:table-cell table:formula="of:=IF(ISERROR([.E339]);1;[.E3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parol-veryl/multi-captures-ascii</text:p>
          </table:table-cell>
          <table:table-cell office:value-type="string" calcext:value-type="string">
            <text:p>33.9 MB/s (1.05x)</text:p>
          </table:table-cell>
          <table:table-cell office:value-type="string" calcext:value-type="string">
            <text:p>35.6 MB/s (1.00x)</text:p>
          </table:table-cell>
          <table:table-cell table:formula="of:=NUMBERVALUE(MID([.B340];SEARCH(&quot;(&quot;;[.B340]) + 1; 4); &quot;.&quot;)" office:value-type="float" office:value="1.05" calcext:value-type="float">
            <text:p>1.05</text:p>
          </table:table-cell>
          <table:table-cell table:formula="of:=NUMBERVALUE(MID([.C340];SEARCH(&quot;(&quot;;[.C340]) + 1; 4); &quot;.&quot;)" office:value-type="float" office:value="1" calcext:value-type="float">
            <text:p>1</text:p>
          </table:table-cell>
          <table:table-cell table:formula="of:=IF(ISERROR([.D340]);1;[.D340])" office:value-type="float" office:value="1.05" calcext:value-type="float">
            <text:p>1.05</text:p>
          </table:table-cell>
          <table:table-cell table:formula="of:=IF(ISERROR([.E340]);1;[.E3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whitespace-around-keywords</text:p>
          </table:table-cell>
          <table:table-cell office:value-type="string" calcext:value-type="string">
            <text:p>376.6 MB/s (1.01x)</text:p>
          </table:table-cell>
          <table:table-cell office:value-type="string" calcext:value-type="string">
            <text:p>381.9 MB/s (1.00x)</text:p>
          </table:table-cell>
          <table:table-cell table:formula="of:=NUMBERVALUE(MID([.B341];SEARCH(&quot;(&quot;;[.B341]) + 1; 4); &quot;.&quot;)" office:value-type="float" office:value="1.01" calcext:value-type="float">
            <text:p>1.01</text:p>
          </table:table-cell>
          <table:table-cell table:formula="of:=NUMBERVALUE(MID([.C341];SEARCH(&quot;(&quot;;[.C341]) + 1; 4); &quot;.&quot;)" office:value-type="float" office:value="1" calcext:value-type="float">
            <text:p>1</text:p>
          </table:table-cell>
          <table:table-cell table:formula="of:=IF(ISERROR([.D341]);1;[.D341])" office:value-type="float" office:value="1.01" calcext:value-type="float">
            <text:p>1.01</text:p>
          </table:table-cell>
          <table:table-cell table:formula="of:=IF(ISERROR([.E341]);1;[.E3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noqa</text:p>
          </table:table-cell>
          <table:table-cell office:value-type="string" calcext:value-type="string">
            <text:p>1699.1 MB/s (1.02x)</text:p>
          </table:table-cell>
          <table:table-cell office:value-type="string" calcext:value-type="string">
            <text:p>1728.4 MB/s (1.00x)</text:p>
          </table:table-cell>
          <table:table-cell table:formula="of:=NUMBERVALUE(MID([.B342];SEARCH(&quot;(&quot;;[.B342]) + 1; 4); &quot;.&quot;)" office:value-type="float" office:value="1.02" calcext:value-type="float">
            <text:p>1.02</text:p>
          </table:table-cell>
          <table:table-cell table:formula="of:=NUMBERVALUE(MID([.C342];SEARCH(&quot;(&quot;;[.C342]) + 1; 4); &quot;.&quot;)" office:value-type="float" office:value="1" calcext:value-type="float">
            <text:p>1</text:p>
          </table:table-cell>
          <table:table-cell table:formula="of:=IF(ISERROR([.D342]);1;[.D342])" office:value-type="float" office:value="1.02" calcext:value-type="float">
            <text:p>1.02</text:p>
          </table:table-cell>
          <table:table-cell table:formula="of:=IF(ISERROR([.E342]);1;[.E3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unnecessary-coding-comment</text:p>
          </table:table-cell>
          <table:table-cell office:value-type="string" calcext:value-type="string">
            <text:p>1520.8 MB/s (1.00x)</text:p>
          </table:table-cell>
          <table:table-cell office:value-type="string" calcext:value-type="string">
            <text:p>1508.9 MB/s (1.01x)</text:p>
          </table:table-cell>
          <table:table-cell table:formula="of:=NUMBERVALUE(MID([.B343];SEARCH(&quot;(&quot;;[.B343]) + 1; 4); &quot;.&quot;)" office:value-type="float" office:value="1" calcext:value-type="float">
            <text:p>1</text:p>
          </table:table-cell>
          <table:table-cell table:formula="of:=NUMBERVALUE(MID([.C343];SEARCH(&quot;(&quot;;[.C343]) + 1; 4); &quot;.&quot;)" office:value-type="float" office:value="1.01" calcext:value-type="float">
            <text:p>1.01</text:p>
          </table:table-cell>
          <table:table-cell table:formula="of:=IF(ISERROR([.D343]);1;[.D343])" office:value-type="float" office:value="1" calcext:value-type="float">
            <text:p>1</text:p>
          </table:table-cell>
          <table:table-cell table:formula="of:=IF(ISERROR([.E343]);1;[.E343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wild/ruff/string-quote-prefix</text:p>
          </table:table-cell>
          <table:table-cell office:value-type="string" calcext:value-type="string">
            <text:p>2.1 GB/s (1.03x)</text:p>
          </table:table-cell>
          <table:table-cell office:value-type="string" calcext:value-type="string">
            <text:p>2.2 GB/s (1.00x)</text:p>
          </table:table-cell>
          <table:table-cell table:formula="of:=NUMBERVALUE(MID([.B344];SEARCH(&quot;(&quot;;[.B344]) + 1; 4); &quot;.&quot;)" office:value-type="float" office:value="1.03" calcext:value-type="float">
            <text:p>1.03</text:p>
          </table:table-cell>
          <table:table-cell table:formula="of:=NUMBERVALUE(MID([.C344];SEARCH(&quot;(&quot;;[.C344]) + 1; 4); &quot;.&quot;)" office:value-type="float" office:value="1" calcext:value-type="float">
            <text:p>1</text:p>
          </table:table-cell>
          <table:table-cell table:formula="of:=IF(ISERROR([.D344]);1;[.D344])" office:value-type="float" office:value="1.03" calcext:value-type="float">
            <text:p>1.03</text:p>
          </table:table-cell>
          <table:table-cell table:formula="of:=IF(ISERROR([.E344]);1;[.E3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space-around-operator</text:p>
          </table:table-cell>
          <table:table-cell office:value-type="string" calcext:value-type="string">
            <text:p>497.7 MB/s (1.01x)</text:p>
          </table:table-cell>
          <table:table-cell office:value-type="string" calcext:value-type="string">
            <text:p>503.6 MB/s (1.00x)</text:p>
          </table:table-cell>
          <table:table-cell table:formula="of:=NUMBERVALUE(MID([.B345];SEARCH(&quot;(&quot;;[.B345]) + 1; 4); &quot;.&quot;)" office:value-type="float" office:value="1.01" calcext:value-type="float">
            <text:p>1.01</text:p>
          </table:table-cell>
          <table:table-cell table:formula="of:=NUMBERVALUE(MID([.C345];SEARCH(&quot;(&quot;;[.C345]) + 1; 4); &quot;.&quot;)" office:value-type="float" office:value="1" calcext:value-type="float">
            <text:p>1</text:p>
          </table:table-cell>
          <table:table-cell table:formula="of:=IF(ISERROR([.D345]);1;[.D345])" office:value-type="float" office:value="1.01" calcext:value-type="float">
            <text:p>1.01</text:p>
          </table:table-cell>
          <table:table-cell table:formula="of:=IF(ISERROR([.E345]);1;[.E3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shebang</text:p>
          </table:table-cell>
          <table:table-cell office:value-type="string" calcext:value-type="string">
            <text:p>956.2 MB/s (1.12x)</text:p>
          </table:table-cell>
          <table:table-cell office:value-type="string" calcext:value-type="string">
            <text:p>1070.7 MB/s (1.00x)</text:p>
          </table:table-cell>
          <table:table-cell table:formula="of:=NUMBERVALUE(MID([.B346];SEARCH(&quot;(&quot;;[.B346]) + 1; 4); &quot;.&quot;)" office:value-type="float" office:value="1.12" calcext:value-type="float">
            <text:p>1.12</text:p>
          </table:table-cell>
          <table:table-cell table:formula="of:=NUMBERVALUE(MID([.C346];SEARCH(&quot;(&quot;;[.C346]) + 1; 4); &quot;.&quot;)" office:value-type="float" office:value="1" calcext:value-type="float">
            <text:p>1</text:p>
          </table:table-cell>
          <table:table-cell table:formula="of:=IF(ISERROR([.D346]);1;[.D346])" office:value-type="float" office:value="1.12" calcext:value-type="float">
            <text:p>1.12</text:p>
          </table:table-cell>
          <table:table-cell table:formula="of:=IF(ISERROR([.E346]);1;[.E3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stsec-cargo-audit/original-unix</text:p>
          </table:table-cell>
          <table:table-cell office:value-type="string" calcext:value-type="string">
            <text:p>29.5 GB/s (1.02x)</text:p>
          </table:table-cell>
          <table:table-cell office:value-type="string" calcext:value-type="string">
            <text:p>30.1 GB/s (1.00x)</text:p>
          </table:table-cell>
          <table:table-cell table:formula="of:=NUMBERVALUE(MID([.B347];SEARCH(&quot;(&quot;;[.B347]) + 1; 4); &quot;.&quot;)" office:value-type="float" office:value="1.02" calcext:value-type="float">
            <text:p>1.02</text:p>
          </table:table-cell>
          <table:table-cell table:formula="of:=NUMBERVALUE(MID([.C347];SEARCH(&quot;(&quot;;[.C347]) + 1; 4); &quot;.&quot;)" office:value-type="float" office:value="1" calcext:value-type="float">
            <text:p>1</text:p>
          </table:table-cell>
          <table:table-cell table:formula="of:=IF(ISERROR([.D347]);1;[.D347])" office:value-type="float" office:value="1.02" calcext:value-type="float">
            <text:p>1.02</text:p>
          </table:table-cell>
          <table:table-cell table:formula="of:=IF(ISERROR([.E347]);1;[.E3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stsec-cargo-audit/original-windows</text:p>
          </table:table-cell>
          <table:table-cell office:value-type="string" calcext:value-type="string">
            <text:p>28.5 GB/s (1.01x)</text:p>
          </table:table-cell>
          <table:table-cell office:value-type="string" calcext:value-type="string">
            <text:p>28.9 GB/s (1.00x)</text:p>
          </table:table-cell>
          <table:table-cell table:formula="of:=NUMBERVALUE(MID([.B348];SEARCH(&quot;(&quot;;[.B348]) + 1; 4); &quot;.&quot;)" office:value-type="float" office:value="1.01" calcext:value-type="float">
            <text:p>1.01</text:p>
          </table:table-cell>
          <table:table-cell table:formula="of:=NUMBERVALUE(MID([.C348];SEARCH(&quot;(&quot;;[.C348]) + 1; 4); &quot;.&quot;)" office:value-type="float" office:value="1" calcext:value-type="float">
            <text:p>1</text:p>
          </table:table-cell>
          <table:table-cell table:formula="of:=IF(ISERROR([.D348]);1;[.D348])" office:value-type="float" office:value="1.01" calcext:value-type="float">
            <text:p>1.01</text:p>
          </table:table-cell>
          <table:table-cell table:formula="of:=IF(ISERROR([.E348]);1;[.E3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stsec-cargo-audit/both-slashes</text:p>
          </table:table-cell>
          <table:table-cell office:value-type="string" calcext:value-type="string">
            <text:p>26.3 GB/s (1.18x)</text:p>
          </table:table-cell>
          <table:table-cell office:value-type="string" calcext:value-type="string">
            <text:p>30.9 GB/s (1.00x)</text:p>
          </table:table-cell>
          <table:table-cell table:formula="of:=NUMBERVALUE(MID([.B349];SEARCH(&quot;(&quot;;[.B349]) + 1; 4); &quot;.&quot;)" office:value-type="float" office:value="1.18" calcext:value-type="float">
            <text:p>1.18</text:p>
          </table:table-cell>
          <table:table-cell table:formula="of:=NUMBERVALUE(MID([.C349];SEARCH(&quot;(&quot;;[.C349]) + 1; 4); &quot;.&quot;)" office:value-type="float" office:value="1" calcext:value-type="float">
            <text:p>1</text:p>
          </table:table-cell>
          <table:table-cell table:formula="of:=IF(ISERROR([.D349]);1;[.D349])" office:value-type="float" office:value="1.18" calcext:value-type="float">
            <text:p>1.18</text:p>
          </table:table-cell>
          <table:table-cell table:formula="of:=IF(ISERROR([.E349]);1;[.E3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stsec-cargo-audit/both-alternate</text:p>
          </table:table-cell>
          <table:table-cell table:number-columns-repeated="2" office:value-type="string" calcext:value-type="string">
            <text:p>30.6 GB/s (1.00x)</text:p>
          </table:table-cell>
          <table:table-cell table:formula="of:=NUMBERVALUE(MID([.B350];SEARCH(&quot;(&quot;;[.B350]) + 1; 4); &quot;.&quot;)" office:value-type="float" office:value="1" calcext:value-type="float">
            <text:p>1</text:p>
          </table:table-cell>
          <table:table-cell table:formula="of:=NUMBERVALUE(MID([.C350];SEARCH(&quot;(&quot;;[.C350]) + 1; 4); &quot;.&quot;)" office:value-type="float" office:value="1" calcext:value-type="float">
            <text:p>1</text:p>
          </table:table-cell>
          <table:table-cell table:formula="of:=IF(ISERROR([.D350]);1;[.D350])" office:value-type="float" office:value="1" calcext:value-type="float">
            <text:p>1</text:p>
          </table:table-cell>
          <table:table-cell table:formula="of:=IF(ISERROR([.E350]);1;[.E3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url/compile</text:p>
          </table:table-cell>
          <table:table-cell office:value-type="string" calcext:value-type="string">
            <text:p>2.80ms (1.00x)</text:p>
          </table:table-cell>
          <table:table-cell office:value-type="string" calcext:value-type="string">
            <text:p>2.83ms (1.01x)</text:p>
          </table:table-cell>
          <table:table-cell table:formula="of:=NUMBERVALUE(MID([.B351];SEARCH(&quot;(&quot;;[.B351]) + 1; 4); &quot;.&quot;)" office:value-type="float" office:value="1" calcext:value-type="float">
            <text:p>1</text:p>
          </table:table-cell>
          <table:table-cell table:formula="of:=NUMBERVALUE(MID([.C351];SEARCH(&quot;(&quot;;[.C351]) + 1; 4); &quot;.&quot;)" office:value-type="float" office:value="1.01" calcext:value-type="float">
            <text:p>1.01</text:p>
          </table:table-cell>
          <table:table-cell table:formula="of:=IF(ISERROR([.D351]);1;[.D351])" office:value-type="float" office:value="1" calcext:value-type="float">
            <text:p>1</text:p>
          </table:table-cell>
          <table:table-cell table:formula="of:=IF(ISERROR([.E351]);1;[.E35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wild/url/search</text:p>
          </table:table-cell>
          <table:table-cell office:value-type="string" calcext:value-type="string">
            <text:p>110.8 MB/s (1.00x)</text:p>
          </table:table-cell>
          <table:table-cell office:value-type="string" calcext:value-type="string">
            <text:p>109.3 MB/s (1.01x)</text:p>
          </table:table-cell>
          <table:table-cell table:formula="of:=NUMBERVALUE(MID([.B352];SEARCH(&quot;(&quot;;[.B352]) + 1; 4); &quot;.&quot;)" office:value-type="float" office:value="1" calcext:value-type="float">
            <text:p>1</text:p>
          </table:table-cell>
          <table:table-cell table:formula="of:=NUMBERVALUE(MID([.C352];SEARCH(&quot;(&quot;;[.C352]) + 1; 4); &quot;.&quot;)" office:value-type="float" office:value="1.01" calcext:value-type="float">
            <text:p>1.01</text:p>
          </table:table-cell>
          <table:table-cell table:formula="of:=IF(ISERROR([.D352]);1;[.D352])" office:value-type="float" office:value="1" calcext:value-type="float">
            <text:p>1</text:p>
          </table:table-cell>
          <table:table-cell table:formula="of:=IF(ISERROR([.E352]);1;[.E352])" office:value-type="float" office:value="1.01" calcext:value-type="float">
            <text:p>1.01</text:p>
          </table:table-cell>
        </table:table-row>
      </table:table>
      <table:table table:name="cmp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ptures/contiguous-letters</text:p>
          </table:table-cell>
          <table:table-cell table:number-columns-repeated="2" office:value-type="string" calcext:value-type="string">
            <text:p>12.0 MB/s (1.00x)</text:p>
          </table:table-cell>
          <table:table-cell table:formula="of:=NUMBERVALUE(MID([.B1];SEARCH(&quot;(&quot;;[.B1]) + 1; 4); &quot;.&quot;)" office:value-type="float" office:value="1" calcext:value-type="float">
            <text:p>1</text:p>
          </table:table-cell>
          <table:table-cell table:formula="of:=NUMBERVALUE(MID([.C1];SEARCH(&quot;(&quot;;[.C1]) + 1; 4); &quot;.&quot;)" office:value-type="float" office:value="1" calcext:value-type="float">
            <text:p>1</text:p>
          </table:table-cell>
          <table:table-cell table:formula="of:=IF(ISERROR([.D1]);1;[.D1])" office:value-type="float" office:value="1" calcext:value-type="float">
            <text:p>1</text:p>
          </table:table-cell>
          <table:table-cell table:formula="of:=IF(ISERROR([.E1]);1;[.E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1-literal/sherlock-en</text:p>
          </table:table-cell>
          <table:table-cell office:value-type="string" calcext:value-type="string">
            <text:p>43.8 GB/s (1.00x)</text:p>
          </table:table-cell>
          <table:table-cell office:value-type="string" calcext:value-type="string">
            <text:p>43.6 GB/s (1.01x)</text:p>
          </table:table-cell>
          <table:table-cell table:formula="of:=NUMBERVALUE(MID([.B2];SEARCH(&quot;(&quot;;[.B2]) + 1; 4); &quot;.&quot;)" office:value-type="float" office:value="1" calcext:value-type="float">
            <text:p>1</text:p>
          </table:table-cell>
          <table:table-cell table:formula="of:=NUMBERVALUE(MID([.C2];SEARCH(&quot;(&quot;;[.C2]) + 1; 4); &quot;.&quot;)" office:value-type="float" office:value="1.01" calcext:value-type="float">
            <text:p>1.01</text:p>
          </table:table-cell>
          <table:table-cell table:formula="of:=IF(ISERROR([.D2]);1;[.D2])" office:value-type="float" office:value="1" calcext:value-type="float">
            <text:p>1</text:p>
          </table:table-cell>
          <table:table-cell table:formula="of:=IF(ISERROR([.E2]);1;[.E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1-literal/sherlock-casei-en</text:p>
          </table:table-cell>
          <table:table-cell office:value-type="string" calcext:value-type="string">
            <text:p>12.0 GB/s (1.00x)</text:p>
          </table:table-cell>
          <table:table-cell office:value-type="string" calcext:value-type="string">
            <text:p>11.9 GB/s (1.01x)</text:p>
          </table:table-cell>
          <table:table-cell table:formula="of:=NUMBERVALUE(MID([.B3];SEARCH(&quot;(&quot;;[.B3]) + 1; 4); &quot;.&quot;)" office:value-type="float" office:value="1" calcext:value-type="float">
            <text:p>1</text:p>
          </table:table-cell>
          <table:table-cell table:formula="of:=NUMBERVALUE(MID([.C3];SEARCH(&quot;(&quot;;[.C3]) + 1; 4); &quot;.&quot;)" office:value-type="float" office:value="1.01" calcext:value-type="float">
            <text:p>1.01</text:p>
          </table:table-cell>
          <table:table-cell table:formula="of:=IF(ISERROR([.D3]);1;[.D3])" office:value-type="float" office:value="1" calcext:value-type="float">
            <text:p>1</text:p>
          </table:table-cell>
          <table:table-cell table:formula="of:=IF(ISERROR([.E3]);1;[.E3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1-literal/sherlock-ru</text:p>
          </table:table-cell>
          <table:table-cell office:value-type="string" calcext:value-type="string">
            <text:p>42.8 GB/s (1.00x)</text:p>
          </table:table-cell>
          <table:table-cell office:value-type="string" calcext:value-type="string">
            <text:p>42.1 GB/s (1.02x)</text:p>
          </table:table-cell>
          <table:table-cell table:formula="of:=NUMBERVALUE(MID([.B4];SEARCH(&quot;(&quot;;[.B4]) + 1; 4); &quot;.&quot;)" office:value-type="float" office:value="1" calcext:value-type="float">
            <text:p>1</text:p>
          </table:table-cell>
          <table:table-cell table:formula="of:=NUMBERVALUE(MID([.C4];SEARCH(&quot;(&quot;;[.C4]) + 1; 4); &quot;.&quot;)" office:value-type="float" office:value="1.02" calcext:value-type="float">
            <text:p>1.02</text:p>
          </table:table-cell>
          <table:table-cell table:formula="of:=IF(ISERROR([.D4]);1;[.D4])" office:value-type="float" office:value="1" calcext:value-type="float">
            <text:p>1</text:p>
          </table:table-cell>
          <table:table-cell table:formula="of:=IF(ISERROR([.E4]);1;[.E4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curated/01-literal/sherlock-casei-ru</text:p>
          </table:table-cell>
          <table:table-cell office:value-type="string" calcext:value-type="string">
            <text:p>9.5 GB/s (1.01x)</text:p>
          </table:table-cell>
          <table:table-cell office:value-type="string" calcext:value-type="string">
            <text:p>9.6 GB/s (1.00x)</text:p>
          </table:table-cell>
          <table:table-cell table:formula="of:=NUMBERVALUE(MID([.B5];SEARCH(&quot;(&quot;;[.B5]) + 1; 4); &quot;.&quot;)" office:value-type="float" office:value="1.01" calcext:value-type="float">
            <text:p>1.01</text:p>
          </table:table-cell>
          <table:table-cell table:formula="of:=NUMBERVALUE(MID([.C5];SEARCH(&quot;(&quot;;[.C5]) + 1; 4); &quot;.&quot;)" office:value-type="float" office:value="1" calcext:value-type="float">
            <text:p>1</text:p>
          </table:table-cell>
          <table:table-cell table:formula="of:=IF(ISERROR([.D5]);1;[.D5])" office:value-type="float" office:value="1.01" calcext:value-type="float">
            <text:p>1.01</text:p>
          </table:table-cell>
          <table:table-cell table:formula="of:=IF(ISERROR([.E5]);1;[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1-literal/sherlock-zh</text:p>
          </table:table-cell>
          <table:table-cell office:value-type="string" calcext:value-type="string">
            <text:p>49.9 GB/s (1.00x)</text:p>
          </table:table-cell>
          <table:table-cell office:value-type="string" calcext:value-type="string">
            <text:p>50.0 GB/s (1.00x)</text:p>
          </table:table-cell>
          <table:table-cell table:formula="of:=NUMBERVALUE(MID([.B6];SEARCH(&quot;(&quot;;[.B6]) + 1; 4); &quot;.&quot;)" office:value-type="float" office:value="1" calcext:value-type="float">
            <text:p>1</text:p>
          </table:table-cell>
          <table:table-cell table:formula="of:=NUMBERVALUE(MID([.C6];SEARCH(&quot;(&quot;;[.C6]) + 1; 4); &quot;.&quot;)" office:value-type="float" office:value="1" calcext:value-type="float">
            <text:p>1</text:p>
          </table:table-cell>
          <table:table-cell table:formula="of:=IF(ISERROR([.D6]);1;[.D6])" office:value-type="float" office:value="1" calcext:value-type="float">
            <text:p>1</text:p>
          </table:table-cell>
          <table:table-cell table:formula="of:=IF(ISERROR([.E6]);1;[.E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2-literal-alternate/sherlock-en</text:p>
          </table:table-cell>
          <table:table-cell office:value-type="string" calcext:value-type="string">
            <text:p>13.4 GB/s (1.00x)</text:p>
          </table:table-cell>
          <table:table-cell office:value-type="string" calcext:value-type="string">
            <text:p>13.3 GB/s (1.01x)</text:p>
          </table:table-cell>
          <table:table-cell table:formula="of:=NUMBERVALUE(MID([.B7];SEARCH(&quot;(&quot;;[.B7]) + 1; 4); &quot;.&quot;)" office:value-type="float" office:value="1" calcext:value-type="float">
            <text:p>1</text:p>
          </table:table-cell>
          <table:table-cell table:formula="of:=NUMBERVALUE(MID([.C7];SEARCH(&quot;(&quot;;[.C7]) + 1; 4); &quot;.&quot;)" office:value-type="float" office:value="1.01" calcext:value-type="float">
            <text:p>1.01</text:p>
          </table:table-cell>
          <table:table-cell table:formula="of:=IF(ISERROR([.D7]);1;[.D7])" office:value-type="float" office:value="1" calcext:value-type="float">
            <text:p>1</text:p>
          </table:table-cell>
          <table:table-cell table:formula="of:=IF(ISERROR([.E7]);1;[.E7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2-literal-alternate/sherlock-casei-en</text:p>
          </table:table-cell>
          <table:table-cell office:value-type="string" calcext:value-type="string">
            <text:p>3.3 GB/s (1.00x)</text:p>
          </table:table-cell>
          <table:table-cell office:value-type="string" calcext:value-type="string">
            <text:p>3.2 GB/s (1.01x)</text:p>
          </table:table-cell>
          <table:table-cell table:formula="of:=NUMBERVALUE(MID([.B8];SEARCH(&quot;(&quot;;[.B8]) + 1; 4); &quot;.&quot;)" office:value-type="float" office:value="1" calcext:value-type="float">
            <text:p>1</text:p>
          </table:table-cell>
          <table:table-cell table:formula="of:=NUMBERVALUE(MID([.C8];SEARCH(&quot;(&quot;;[.C8]) + 1; 4); &quot;.&quot;)" office:value-type="float" office:value="1.01" calcext:value-type="float">
            <text:p>1.01</text:p>
          </table:table-cell>
          <table:table-cell table:formula="of:=IF(ISERROR([.D8]);1;[.D8])" office:value-type="float" office:value="1" calcext:value-type="float">
            <text:p>1</text:p>
          </table:table-cell>
          <table:table-cell table:formula="of:=IF(ISERROR([.E8]);1;[.E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2-literal-alternate/sherlock-ru</text:p>
          </table:table-cell>
          <table:table-cell office:value-type="string" calcext:value-type="string">
            <text:p>7.3 GB/s (1.00x)</text:p>
          </table:table-cell>
          <table:table-cell office:value-type="string" calcext:value-type="string">
            <text:p>7.2 GB/s (1.02x)</text:p>
          </table:table-cell>
          <table:table-cell table:formula="of:=NUMBERVALUE(MID([.B9];SEARCH(&quot;(&quot;;[.B9]) + 1; 4); &quot;.&quot;)" office:value-type="float" office:value="1" calcext:value-type="float">
            <text:p>1</text:p>
          </table:table-cell>
          <table:table-cell table:formula="of:=NUMBERVALUE(MID([.C9];SEARCH(&quot;(&quot;;[.C9]) + 1; 4); &quot;.&quot;)" office:value-type="float" office:value="1.02" calcext:value-type="float">
            <text:p>1.02</text:p>
          </table:table-cell>
          <table:table-cell table:formula="of:=IF(ISERROR([.D9]);1;[.D9])" office:value-type="float" office:value="1" calcext:value-type="float">
            <text:p>1</text:p>
          </table:table-cell>
          <table:table-cell table:formula="of:=IF(ISERROR([.E9]);1;[.E9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curated/02-literal-alternate/sherlock-casei-ru</text:p>
          </table:table-cell>
          <table:table-cell office:value-type="string" calcext:value-type="string">
            <text:p>1769.2 MB/s (1.01x)</text:p>
          </table:table-cell>
          <table:table-cell office:value-type="string" calcext:value-type="string">
            <text:p>1780.0 MB/s (1.00x)</text:p>
          </table:table-cell>
          <table:table-cell table:formula="of:=NUMBERVALUE(MID([.B10];SEARCH(&quot;(&quot;;[.B10]) + 1; 4); &quot;.&quot;)" office:value-type="float" office:value="1.01" calcext:value-type="float">
            <text:p>1.01</text:p>
          </table:table-cell>
          <table:table-cell table:formula="of:=NUMBERVALUE(MID([.C10];SEARCH(&quot;(&quot;;[.C10]) + 1; 4); &quot;.&quot;)" office:value-type="float" office:value="1" calcext:value-type="float">
            <text:p>1</text:p>
          </table:table-cell>
          <table:table-cell table:formula="of:=IF(ISERROR([.D10]);1;[.D10])" office:value-type="float" office:value="1.01" calcext:value-type="float">
            <text:p>1.01</text:p>
          </table:table-cell>
          <table:table-cell table:formula="of:=IF(ISERROR([.E10]);1;[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2-literal-alternate/sherlock-zh</text:p>
          </table:table-cell>
          <table:table-cell office:value-type="string" calcext:value-type="string">
            <text:p>15.1 GB/s (1.01x)</text:p>
          </table:table-cell>
          <table:table-cell office:value-type="string" calcext:value-type="string">
            <text:p>15.2 GB/s (1.00x)</text:p>
          </table:table-cell>
          <table:table-cell table:formula="of:=NUMBERVALUE(MID([.B11];SEARCH(&quot;(&quot;;[.B11]) + 1; 4); &quot;.&quot;)" office:value-type="float" office:value="1.01" calcext:value-type="float">
            <text:p>1.01</text:p>
          </table:table-cell>
          <table:table-cell table:formula="of:=NUMBERVALUE(MID([.C11];SEARCH(&quot;(&quot;;[.C11]) + 1; 4); &quot;.&quot;)" office:value-type="float" office:value="1" calcext:value-type="float">
            <text:p>1</text:p>
          </table:table-cell>
          <table:table-cell table:formula="of:=IF(ISERROR([.D11]);1;[.D11])" office:value-type="float" office:value="1.01" calcext:value-type="float">
            <text:p>1.01</text:p>
          </table:table-cell>
          <table:table-cell table:formula="of:=IF(ISERROR([.E11]);1;[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3-date/ascii</text:p>
          </table:table-cell>
          <table:table-cell office:value-type="string" calcext:value-type="string">
            <text:p>159.2 MB/s (1.01x)</text:p>
          </table:table-cell>
          <table:table-cell office:value-type="string" calcext:value-type="string">
            <text:p>160.2 MB/s (1.00x)</text:p>
          </table:table-cell>
          <table:table-cell table:formula="of:=NUMBERVALUE(MID([.B12];SEARCH(&quot;(&quot;;[.B12]) + 1; 4); &quot;.&quot;)" office:value-type="float" office:value="1.01" calcext:value-type="float">
            <text:p>1.01</text:p>
          </table:table-cell>
          <table:table-cell table:formula="of:=NUMBERVALUE(MID([.C12];SEARCH(&quot;(&quot;;[.C12]) + 1; 4); &quot;.&quot;)" office:value-type="float" office:value="1" calcext:value-type="float">
            <text:p>1</text:p>
          </table:table-cell>
          <table:table-cell table:formula="of:=IF(ISERROR([.D12]);1;[.D12])" office:value-type="float" office:value="1.01" calcext:value-type="float">
            <text:p>1.01</text:p>
          </table:table-cell>
          <table:table-cell table:formula="of:=IF(ISERROR([.E12]);1;[.E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3-date/unicode</text:p>
          </table:table-cell>
          <table:table-cell table:number-columns-repeated="2" office:value-type="string" calcext:value-type="string">
            <text:p>159.2 MB/s (1.00x)</text:p>
          </table:table-cell>
          <table:table-cell table:formula="of:=NUMBERVALUE(MID([.B13];SEARCH(&quot;(&quot;;[.B13]) + 1; 4); &quot;.&quot;)" office:value-type="float" office:value="1" calcext:value-type="float">
            <text:p>1</text:p>
          </table:table-cell>
          <table:table-cell table:formula="of:=NUMBERVALUE(MID([.C13];SEARCH(&quot;(&quot;;[.C13]) + 1; 4); &quot;.&quot;)" office:value-type="float" office:value="1" calcext:value-type="float">
            <text:p>1</text:p>
          </table:table-cell>
          <table:table-cell table:formula="of:=IF(ISERROR([.D13]);1;[.D13])" office:value-type="float" office:value="1" calcext:value-type="float">
            <text:p>1</text:p>
          </table:table-cell>
          <table:table-cell table:formula="of:=IF(ISERROR([.E13]);1;[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3-date/compile-ascii</text:p>
          </table:table-cell>
          <table:table-cell office:value-type="string" calcext:value-type="string">
            <text:p>1.26ms (1.00x)</text:p>
          </table:table-cell>
          <table:table-cell office:value-type="string" calcext:value-type="string">
            <text:p>1.29ms (1.02x)</text:p>
          </table:table-cell>
          <table:table-cell table:formula="of:=NUMBERVALUE(MID([.B14];SEARCH(&quot;(&quot;;[.B14]) + 1; 4); &quot;.&quot;)" office:value-type="float" office:value="1" calcext:value-type="float">
            <text:p>1</text:p>
          </table:table-cell>
          <table:table-cell table:formula="of:=NUMBERVALUE(MID([.C14];SEARCH(&quot;(&quot;;[.C14]) + 1; 4); &quot;.&quot;)" office:value-type="float" office:value="1.02" calcext:value-type="float">
            <text:p>1.02</text:p>
          </table:table-cell>
          <table:table-cell table:formula="of:=IF(ISERROR([.D14]);1;[.D14])" office:value-type="float" office:value="1" calcext:value-type="float">
            <text:p>1</text:p>
          </table:table-cell>
          <table:table-cell table:formula="of:=IF(ISERROR([.E14]);1;[.E14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curated/03-date/compile-unicode</text:p>
          </table:table-cell>
          <table:table-cell office:value-type="string" calcext:value-type="string">
            <text:p>4.80ms (1.03x)</text:p>
          </table:table-cell>
          <table:table-cell office:value-type="string" calcext:value-type="string">
            <text:p>4.65ms (1.00x)</text:p>
          </table:table-cell>
          <table:table-cell table:formula="of:=NUMBERVALUE(MID([.B15];SEARCH(&quot;(&quot;;[.B15]) + 1; 4); &quot;.&quot;)" office:value-type="float" office:value="1.03" calcext:value-type="float">
            <text:p>1.03</text:p>
          </table:table-cell>
          <table:table-cell table:formula="of:=NUMBERVALUE(MID([.C15];SEARCH(&quot;(&quot;;[.C15]) + 1; 4); &quot;.&quot;)" office:value-type="float" office:value="1" calcext:value-type="float">
            <text:p>1</text:p>
          </table:table-cell>
          <table:table-cell table:formula="of:=IF(ISERROR([.D15]);1;[.D15])" office:value-type="float" office:value="1.03" calcext:value-type="float">
            <text:p>1.03</text:p>
          </table:table-cell>
          <table:table-cell table:formula="of:=IF(ISERROR([.E15]);1;[.E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4-ruff-noqa/real</text:p>
          </table:table-cell>
          <table:table-cell office:value-type="string" calcext:value-type="string">
            <text:p>1677.0 MB/s (1.02x)</text:p>
          </table:table-cell>
          <table:table-cell office:value-type="string" calcext:value-type="string">
            <text:p>1711.3 MB/s (1.00x)</text:p>
          </table:table-cell>
          <table:table-cell table:formula="of:=NUMBERVALUE(MID([.B16];SEARCH(&quot;(&quot;;[.B16]) + 1; 4); &quot;.&quot;)" office:value-type="float" office:value="1.02" calcext:value-type="float">
            <text:p>1.02</text:p>
          </table:table-cell>
          <table:table-cell table:formula="of:=NUMBERVALUE(MID([.C16];SEARCH(&quot;(&quot;;[.C16]) + 1; 4); &quot;.&quot;)" office:value-type="float" office:value="1" calcext:value-type="float">
            <text:p>1</text:p>
          </table:table-cell>
          <table:table-cell table:formula="of:=IF(ISERROR([.D16]);1;[.D16])" office:value-type="float" office:value="1.02" calcext:value-type="float">
            <text:p>1.02</text:p>
          </table:table-cell>
          <table:table-cell table:formula="of:=IF(ISERROR([.E16]);1;[.E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4-ruff-noqa/tweaked</text:p>
          </table:table-cell>
          <table:table-cell office:value-type="string" calcext:value-type="string">
            <text:p>1498.0 MB/s (1.07x)</text:p>
          </table:table-cell>
          <table:table-cell office:value-type="string" calcext:value-type="string">
            <text:p>1598.4 MB/s (1.00x)</text:p>
          </table:table-cell>
          <table:table-cell table:formula="of:=NUMBERVALUE(MID([.B17];SEARCH(&quot;(&quot;;[.B17]) + 1; 4); &quot;.&quot;)" office:value-type="float" office:value="1.07" calcext:value-type="float">
            <text:p>1.07</text:p>
          </table:table-cell>
          <table:table-cell table:formula="of:=NUMBERVALUE(MID([.C17];SEARCH(&quot;(&quot;;[.C17]) + 1; 4); &quot;.&quot;)" office:value-type="float" office:value="1" calcext:value-type="float">
            <text:p>1</text:p>
          </table:table-cell>
          <table:table-cell table:formula="of:=IF(ISERROR([.D17]);1;[.D17])" office:value-type="float" office:value="1.07" calcext:value-type="float">
            <text:p>1.07</text:p>
          </table:table-cell>
          <table:table-cell table:formula="of:=IF(ISERROR([.E17]);1;[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4-ruff-noqa/compile-real</text:p>
          </table:table-cell>
          <table:table-cell office:value-type="string" calcext:value-type="string">
            <text:p>52.03us (1.00x)</text:p>
          </table:table-cell>
          <table:table-cell office:value-type="string" calcext:value-type="string">
            <text:p>53.41us (1.03x)</text:p>
          </table:table-cell>
          <table:table-cell table:formula="of:=NUMBERVALUE(MID([.B18];SEARCH(&quot;(&quot;;[.B18]) + 1; 4); &quot;.&quot;)" office:value-type="float" office:value="1" calcext:value-type="float">
            <text:p>1</text:p>
          </table:table-cell>
          <table:table-cell table:formula="of:=NUMBERVALUE(MID([.C18];SEARCH(&quot;(&quot;;[.C18]) + 1; 4); &quot;.&quot;)" office:value-type="float" office:value="1.03" calcext:value-type="float">
            <text:p>1.03</text:p>
          </table:table-cell>
          <table:table-cell table:formula="of:=IF(ISERROR([.D18]);1;[.D18])" office:value-type="float" office:value="1" calcext:value-type="float">
            <text:p>1</text:p>
          </table:table-cell>
          <table:table-cell table:formula="of:=IF(ISERROR([.E18]);1;[.E18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curated/05-lexer-veryl/single</text:p>
          </table:table-cell>
          <table:table-cell office:value-type="string" calcext:value-type="string">
            <text:p>10.0 MB/s (1.02x)</text:p>
          </table:table-cell>
          <table:table-cell office:value-type="string" calcext:value-type="string">
            <text:p>10.2 MB/s (1.00x)</text:p>
          </table:table-cell>
          <table:table-cell table:formula="of:=NUMBERVALUE(MID([.B19];SEARCH(&quot;(&quot;;[.B19]) + 1; 4); &quot;.&quot;)" office:value-type="float" office:value="1.02" calcext:value-type="float">
            <text:p>1.02</text:p>
          </table:table-cell>
          <table:table-cell table:formula="of:=NUMBERVALUE(MID([.C19];SEARCH(&quot;(&quot;;[.C19]) + 1; 4); &quot;.&quot;)" office:value-type="float" office:value="1" calcext:value-type="float">
            <text:p>1</text:p>
          </table:table-cell>
          <table:table-cell table:formula="of:=IF(ISERROR([.D19]);1;[.D19])" office:value-type="float" office:value="1.02" calcext:value-type="float">
            <text:p>1.02</text:p>
          </table:table-cell>
          <table:table-cell table:formula="of:=IF(ISERROR([.E19]);1;[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5-lexer-veryl/compile-single</text:p>
          </table:table-cell>
          <table:table-cell office:value-type="string" calcext:value-type="string">
            <text:p>242.08us (1.00x)</text:p>
          </table:table-cell>
          <table:table-cell office:value-type="string" calcext:value-type="string">
            <text:p>244.16us (1.01x)</text:p>
          </table:table-cell>
          <table:table-cell table:formula="of:=NUMBERVALUE(MID([.B20];SEARCH(&quot;(&quot;;[.B20]) + 1; 4); &quot;.&quot;)" office:value-type="float" office:value="1" calcext:value-type="float">
            <text:p>1</text:p>
          </table:table-cell>
          <table:table-cell table:formula="of:=NUMBERVALUE(MID([.C20];SEARCH(&quot;(&quot;;[.C20]) + 1; 4); &quot;.&quot;)" office:value-type="float" office:value="1.01" calcext:value-type="float">
            <text:p>1.01</text:p>
          </table:table-cell>
          <table:table-cell table:formula="of:=IF(ISERROR([.D20]);1;[.D20])" office:value-type="float" office:value="1" calcext:value-type="float">
            <text:p>1</text:p>
          </table:table-cell>
          <table:table-cell table:formula="of:=IF(ISERROR([.E20]);1;[.E2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5-lexer-veryl/multi</text:p>
          </table:table-cell>
          <table:table-cell office:value-type="string" calcext:value-type="string">
            <text:p>74.4 MB/s (1.02x)</text:p>
          </table:table-cell>
          <table:table-cell office:value-type="string" calcext:value-type="string">
            <text:p>76.0 MB/s (1.00x)</text:p>
          </table:table-cell>
          <table:table-cell table:formula="of:=NUMBERVALUE(MID([.B21];SEARCH(&quot;(&quot;;[.B21]) + 1; 4); &quot;.&quot;)" office:value-type="float" office:value="1.02" calcext:value-type="float">
            <text:p>1.02</text:p>
          </table:table-cell>
          <table:table-cell table:formula="of:=NUMBERVALUE(MID([.C21];SEARCH(&quot;(&quot;;[.C21]) + 1; 4); &quot;.&quot;)" office:value-type="float" office:value="1" calcext:value-type="float">
            <text:p>1</text:p>
          </table:table-cell>
          <table:table-cell table:formula="of:=IF(ISERROR([.D21]);1;[.D21])" office:value-type="float" office:value="1.02" calcext:value-type="float">
            <text:p>1.02</text:p>
          </table:table-cell>
          <table:table-cell table:formula="of:=IF(ISERROR([.E21]);1;[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6-cloud-flare-redos/original</text:p>
          </table:table-cell>
          <table:table-cell table:number-columns-repeated="2" office:value-type="string" calcext:value-type="string">
            <text:p>629.9 MB/s (1.00x)</text:p>
          </table:table-cell>
          <table:table-cell table:formula="of:=NUMBERVALUE(MID([.B22];SEARCH(&quot;(&quot;;[.B22]) + 1; 4); &quot;.&quot;)" office:value-type="float" office:value="1" calcext:value-type="float">
            <text:p>1</text:p>
          </table:table-cell>
          <table:table-cell table:formula="of:=NUMBERVALUE(MID([.C22];SEARCH(&quot;(&quot;;[.C22]) + 1; 4); &quot;.&quot;)" office:value-type="float" office:value="1" calcext:value-type="float">
            <text:p>1</text:p>
          </table:table-cell>
          <table:table-cell table:formula="of:=IF(ISERROR([.D22]);1;[.D22])" office:value-type="float" office:value="1" calcext:value-type="float">
            <text:p>1</text:p>
          </table:table-cell>
          <table:table-cell table:formula="of:=IF(ISERROR([.E22]);1;[.E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6-cloud-flare-redos/simplified-short</text:p>
          </table:table-cell>
          <table:table-cell table:number-columns-repeated="2" office:value-type="string" calcext:value-type="string">
            <text:p>1706.6 MB/s (1.00x)</text:p>
          </table:table-cell>
          <table:table-cell table:formula="of:=NUMBERVALUE(MID([.B23];SEARCH(&quot;(&quot;;[.B23]) + 1; 4); &quot;.&quot;)" office:value-type="float" office:value="1" calcext:value-type="float">
            <text:p>1</text:p>
          </table:table-cell>
          <table:table-cell table:formula="of:=NUMBERVALUE(MID([.C23];SEARCH(&quot;(&quot;;[.C23]) + 1; 4); &quot;.&quot;)" office:value-type="float" office:value="1" calcext:value-type="float">
            <text:p>1</text:p>
          </table:table-cell>
          <table:table-cell table:formula="of:=IF(ISERROR([.D23]);1;[.D23])" office:value-type="float" office:value="1" calcext:value-type="float">
            <text:p>1</text:p>
          </table:table-cell>
          <table:table-cell table:formula="of:=IF(ISERROR([.E23]);1;[.E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6-cloud-flare-redos/simplified-long</text:p>
          </table:table-cell>
          <table:table-cell office:value-type="string" calcext:value-type="string">
            <text:p>77.6 GB/s (1.00x)</text:p>
          </table:table-cell>
          <table:table-cell office:value-type="string" calcext:value-type="string">
            <text:p>77.0 GB/s (1.01x)</text:p>
          </table:table-cell>
          <table:table-cell table:formula="of:=NUMBERVALUE(MID([.B24];SEARCH(&quot;(&quot;;[.B24]) + 1; 4); &quot;.&quot;)" office:value-type="float" office:value="1" calcext:value-type="float">
            <text:p>1</text:p>
          </table:table-cell>
          <table:table-cell table:formula="of:=NUMBERVALUE(MID([.C24];SEARCH(&quot;(&quot;;[.C24]) + 1; 4); &quot;.&quot;)" office:value-type="float" office:value="1.01" calcext:value-type="float">
            <text:p>1.01</text:p>
          </table:table-cell>
          <table:table-cell table:formula="of:=IF(ISERROR([.D24]);1;[.D24])" office:value-type="float" office:value="1" calcext:value-type="float">
            <text:p>1</text:p>
          </table:table-cell>
          <table:table-cell table:formula="of:=IF(ISERROR([.E24]);1;[.E24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7-unicode-character-data/parse-line</text:p>
          </table:table-cell>
          <table:table-cell office:value-type="string" calcext:value-type="string">
            <text:p>398.5 MB/s (1.00x)</text:p>
          </table:table-cell>
          <table:table-cell office:value-type="string" calcext:value-type="string">
            <text:p>374.0 MB/s (1.07x)</text:p>
          </table:table-cell>
          <table:table-cell table:formula="of:=NUMBERVALUE(MID([.B25];SEARCH(&quot;(&quot;;[.B25]) + 1; 4); &quot;.&quot;)" office:value-type="float" office:value="1" calcext:value-type="float">
            <text:p>1</text:p>
          </table:table-cell>
          <table:table-cell table:formula="of:=NUMBERVALUE(MID([.C25];SEARCH(&quot;(&quot;;[.C25]) + 1; 4); &quot;.&quot;)" office:value-type="float" office:value="1.07" calcext:value-type="float">
            <text:p>1.07</text:p>
          </table:table-cell>
          <table:table-cell table:formula="of:=IF(ISERROR([.D25]);1;[.D25])" office:value-type="float" office:value="1" calcext:value-type="float">
            <text:p>1</text:p>
          </table:table-cell>
          <table:table-cell table:formula="of:=IF(ISERROR([.E25]);1;[.E25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curated/07-unicode-character-data/compile</text:p>
          </table:table-cell>
          <table:table-cell office:value-type="string" calcext:value-type="string">
            <text:p>24.49us (1.00x)</text:p>
          </table:table-cell>
          <table:table-cell office:value-type="string" calcext:value-type="string">
            <text:p>24.90us (1.02x)</text:p>
          </table:table-cell>
          <table:table-cell table:formula="of:=NUMBERVALUE(MID([.B26];SEARCH(&quot;(&quot;;[.B26]) + 1; 4); &quot;.&quot;)" office:value-type="float" office:value="1" calcext:value-type="float">
            <text:p>1</text:p>
          </table:table-cell>
          <table:table-cell table:formula="of:=NUMBERVALUE(MID([.C26];SEARCH(&quot;(&quot;;[.C26]) + 1; 4); &quot;.&quot;)" office:value-type="float" office:value="1.02" calcext:value-type="float">
            <text:p>1.02</text:p>
          </table:table-cell>
          <table:table-cell table:formula="of:=IF(ISERROR([.D26]);1;[.D26])" office:value-type="float" office:value="1" calcext:value-type="float">
            <text:p>1</text:p>
          </table:table-cell>
          <table:table-cell table:formula="of:=IF(ISERROR([.E26]);1;[.E26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curated/08-words/all-english</text:p>
          </table:table-cell>
          <table:table-cell office:value-type="string" calcext:value-type="string">
            <text:p>123.9 MB/s (1.00x)</text:p>
          </table:table-cell>
          <table:table-cell office:value-type="string" calcext:value-type="string">
            <text:p>122.3 MB/s (1.01x)</text:p>
          </table:table-cell>
          <table:table-cell table:formula="of:=NUMBERVALUE(MID([.B27];SEARCH(&quot;(&quot;;[.B27]) + 1; 4); &quot;.&quot;)" office:value-type="float" office:value="1" calcext:value-type="float">
            <text:p>1</text:p>
          </table:table-cell>
          <table:table-cell table:formula="of:=NUMBERVALUE(MID([.C27];SEARCH(&quot;(&quot;;[.C27]) + 1; 4); &quot;.&quot;)" office:value-type="float" office:value="1.01" calcext:value-type="float">
            <text:p>1.01</text:p>
          </table:table-cell>
          <table:table-cell table:formula="of:=IF(ISERROR([.D27]);1;[.D27])" office:value-type="float" office:value="1" calcext:value-type="float">
            <text:p>1</text:p>
          </table:table-cell>
          <table:table-cell table:formula="of:=IF(ISERROR([.E27]);1;[.E27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08-words/all-russian</text:p>
          </table:table-cell>
          <table:table-cell office:value-type="string" calcext:value-type="string">
            <text:p>23.8 MB/s (1.00x)</text:p>
          </table:table-cell>
          <table:table-cell office:value-type="string" calcext:value-type="string">
            <text:p>16.3 MB/s (1.45x)</text:p>
          </table:table-cell>
          <table:table-cell table:formula="of:=NUMBERVALUE(MID([.B28];SEARCH(&quot;(&quot;;[.B28]) + 1; 4); &quot;.&quot;)" office:value-type="float" office:value="1" calcext:value-type="float">
            <text:p>1</text:p>
          </table:table-cell>
          <table:table-cell table:formula="of:=NUMBERVALUE(MID([.C28];SEARCH(&quot;(&quot;;[.C28]) + 1; 4); &quot;.&quot;)" office:value-type="float" office:value="1.45" calcext:value-type="float">
            <text:p>1.45</text:p>
          </table:table-cell>
          <table:table-cell table:formula="of:=IF(ISERROR([.D28]);1;[.D28])" office:value-type="float" office:value="1" calcext:value-type="float">
            <text:p>1</text:p>
          </table:table-cell>
          <table:table-cell table:formula="of:=IF(ISERROR([.E28]);1;[.E28])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curated/08-words/long-english</text:p>
          </table:table-cell>
          <table:table-cell office:value-type="string" calcext:value-type="string">
            <text:p>892.4 MB/s (1.00x)</text:p>
          </table:table-cell>
          <table:table-cell office:value-type="string" calcext:value-type="string">
            <text:p>888.6 MB/s (1.00x)</text:p>
          </table:table-cell>
          <table:table-cell table:formula="of:=NUMBERVALUE(MID([.B29];SEARCH(&quot;(&quot;;[.B29]) + 1; 4); &quot;.&quot;)" office:value-type="float" office:value="1" calcext:value-type="float">
            <text:p>1</text:p>
          </table:table-cell>
          <table:table-cell table:formula="of:=NUMBERVALUE(MID([.C29];SEARCH(&quot;(&quot;;[.C29]) + 1; 4); &quot;.&quot;)" office:value-type="float" office:value="1" calcext:value-type="float">
            <text:p>1</text:p>
          </table:table-cell>
          <table:table-cell table:formula="of:=IF(ISERROR([.D29]);1;[.D29])" office:value-type="float" office:value="1" calcext:value-type="float">
            <text:p>1</text:p>
          </table:table-cell>
          <table:table-cell table:formula="of:=IF(ISERROR([.E29]);1;[.E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8-words/long-russian</text:p>
          </table:table-cell>
          <table:table-cell office:value-type="string" calcext:value-type="string">
            <text:p>43.0 MB/s (1.00x)</text:p>
          </table:table-cell>
          <table:table-cell office:value-type="string" calcext:value-type="string">
            <text:p>33.9 MB/s (1.27x)</text:p>
          </table:table-cell>
          <table:table-cell table:formula="of:=NUMBERVALUE(MID([.B30];SEARCH(&quot;(&quot;;[.B30]) + 1; 4); &quot;.&quot;)" office:value-type="float" office:value="1" calcext:value-type="float">
            <text:p>1</text:p>
          </table:table-cell>
          <table:table-cell table:formula="of:=NUMBERVALUE(MID([.C30];SEARCH(&quot;(&quot;;[.C30]) + 1; 4); &quot;.&quot;)" office:value-type="float" office:value="1.27" calcext:value-type="float">
            <text:p>1.27</text:p>
          </table:table-cell>
          <table:table-cell table:formula="of:=IF(ISERROR([.D30]);1;[.D30])" office:value-type="float" office:value="1" calcext:value-type="float">
            <text:p>1</text:p>
          </table:table-cell>
          <table:table-cell table:formula="of:=IF(ISERROR([.E30]);1;[.E30])"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curated/09-aws-keys/full</text:p>
          </table:table-cell>
          <table:table-cell office:value-type="string" calcext:value-type="string">
            <text:p>1970.0 MB/s (1.01x)</text:p>
          </table:table-cell>
          <table:table-cell office:value-type="string" calcext:value-type="string">
            <text:p>1991.5 MB/s (1.00x)</text:p>
          </table:table-cell>
          <table:table-cell table:formula="of:=NUMBERVALUE(MID([.B31];SEARCH(&quot;(&quot;;[.B31]) + 1; 4); &quot;.&quot;)" office:value-type="float" office:value="1.01" calcext:value-type="float">
            <text:p>1.01</text:p>
          </table:table-cell>
          <table:table-cell table:formula="of:=NUMBERVALUE(MID([.C31];SEARCH(&quot;(&quot;;[.C31]) + 1; 4); &quot;.&quot;)" office:value-type="float" office:value="1" calcext:value-type="float">
            <text:p>1</text:p>
          </table:table-cell>
          <table:table-cell table:formula="of:=IF(ISERROR([.D31]);1;[.D31])" office:value-type="float" office:value="1.01" calcext:value-type="float">
            <text:p>1.01</text:p>
          </table:table-cell>
          <table:table-cell table:formula="of:=IF(ISERROR([.E31]);1;[.E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9-aws-keys/quick</text:p>
          </table:table-cell>
          <table:table-cell office:value-type="string" calcext:value-type="string">
            <text:p>1921.2 MB/s (1.01x)</text:p>
          </table:table-cell>
          <table:table-cell office:value-type="string" calcext:value-type="string">
            <text:p>1947.8 MB/s (1.00x)</text:p>
          </table:table-cell>
          <table:table-cell table:formula="of:=NUMBERVALUE(MID([.B32];SEARCH(&quot;(&quot;;[.B32]) + 1; 4); &quot;.&quot;)" office:value-type="float" office:value="1.01" calcext:value-type="float">
            <text:p>1.01</text:p>
          </table:table-cell>
          <table:table-cell table:formula="of:=NUMBERVALUE(MID([.C32];SEARCH(&quot;(&quot;;[.C32]) + 1; 4); &quot;.&quot;)" office:value-type="float" office:value="1" calcext:value-type="float">
            <text:p>1</text:p>
          </table:table-cell>
          <table:table-cell table:formula="of:=IF(ISERROR([.D32]);1;[.D32])" office:value-type="float" office:value="1.01" calcext:value-type="float">
            <text:p>1.01</text:p>
          </table:table-cell>
          <table:table-cell table:formula="of:=IF(ISERROR([.E32]);1;[.E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9-aws-keys/compile-full</text:p>
          </table:table-cell>
          <table:table-cell office:value-type="string" calcext:value-type="string">
            <text:p>83.60us (1.01x)</text:p>
          </table:table-cell>
          <table:table-cell office:value-type="string" calcext:value-type="string">
            <text:p>82.92us (1.00x)</text:p>
          </table:table-cell>
          <table:table-cell table:formula="of:=NUMBERVALUE(MID([.B33];SEARCH(&quot;(&quot;;[.B33]) + 1; 4); &quot;.&quot;)" office:value-type="float" office:value="1.01" calcext:value-type="float">
            <text:p>1.01</text:p>
          </table:table-cell>
          <table:table-cell table:formula="of:=NUMBERVALUE(MID([.C33];SEARCH(&quot;(&quot;;[.C33]) + 1; 4); &quot;.&quot;)" office:value-type="float" office:value="1" calcext:value-type="float">
            <text:p>1</text:p>
          </table:table-cell>
          <table:table-cell table:formula="of:=IF(ISERROR([.D33]);1;[.D33])" office:value-type="float" office:value="1.01" calcext:value-type="float">
            <text:p>1.01</text:p>
          </table:table-cell>
          <table:table-cell table:formula="of:=IF(ISERROR([.E33]);1;[.E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09-aws-keys/compile-quick</text:p>
          </table:table-cell>
          <table:table-cell office:value-type="string" calcext:value-type="string">
            <text:p>13.58us (1.01x)</text:p>
          </table:table-cell>
          <table:table-cell office:value-type="string" calcext:value-type="string">
            <text:p>13.44us (1.00x)</text:p>
          </table:table-cell>
          <table:table-cell table:formula="of:=NUMBERVALUE(MID([.B34];SEARCH(&quot;(&quot;;[.B34]) + 1; 4); &quot;.&quot;)" office:value-type="float" office:value="1.01" calcext:value-type="float">
            <text:p>1.01</text:p>
          </table:table-cell>
          <table:table-cell table:formula="of:=NUMBERVALUE(MID([.C34];SEARCH(&quot;(&quot;;[.C34]) + 1; 4); &quot;.&quot;)" office:value-type="float" office:value="1" calcext:value-type="float">
            <text:p>1</text:p>
          </table:table-cell>
          <table:table-cell table:formula="of:=IF(ISERROR([.D34]);1;[.D34])" office:value-type="float" office:value="1.01" calcext:value-type="float">
            <text:p>1.01</text:p>
          </table:table-cell>
          <table:table-cell table:formula="of:=IF(ISERROR([.E34]);1;[.E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0-bounded-repeat/letters-en</text:p>
          </table:table-cell>
          <table:table-cell office:value-type="string" calcext:value-type="string">
            <text:p>768.7 MB/s (1.06x)</text:p>
          </table:table-cell>
          <table:table-cell office:value-type="string" calcext:value-type="string">
            <text:p>811.4 MB/s (1.00x)</text:p>
          </table:table-cell>
          <table:table-cell table:formula="of:=NUMBERVALUE(MID([.B35];SEARCH(&quot;(&quot;;[.B35]) + 1; 4); &quot;.&quot;)" office:value-type="float" office:value="1.06" calcext:value-type="float">
            <text:p>1.06</text:p>
          </table:table-cell>
          <table:table-cell table:formula="of:=NUMBERVALUE(MID([.C35];SEARCH(&quot;(&quot;;[.C35]) + 1; 4); &quot;.&quot;)" office:value-type="float" office:value="1" calcext:value-type="float">
            <text:p>1</text:p>
          </table:table-cell>
          <table:table-cell table:formula="of:=IF(ISERROR([.D35]);1;[.D35])" office:value-type="float" office:value="1.06" calcext:value-type="float">
            <text:p>1.06</text:p>
          </table:table-cell>
          <table:table-cell table:formula="of:=IF(ISERROR([.E35]);1;[.E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0-bounded-repeat/letters-ru</text:p>
          </table:table-cell>
          <table:table-cell office:value-type="string" calcext:value-type="string">
            <text:p>709.8 MB/s (1.00x)</text:p>
          </table:table-cell>
          <table:table-cell office:value-type="string" calcext:value-type="string">
            <text:p>706.0 MB/s (1.01x)</text:p>
          </table:table-cell>
          <table:table-cell table:formula="of:=NUMBERVALUE(MID([.B36];SEARCH(&quot;(&quot;;[.B36]) + 1; 4); &quot;.&quot;)" office:value-type="float" office:value="1" calcext:value-type="float">
            <text:p>1</text:p>
          </table:table-cell>
          <table:table-cell table:formula="of:=NUMBERVALUE(MID([.C36];SEARCH(&quot;(&quot;;[.C36]) + 1; 4); &quot;.&quot;)" office:value-type="float" office:value="1.01" calcext:value-type="float">
            <text:p>1.01</text:p>
          </table:table-cell>
          <table:table-cell table:formula="of:=IF(ISERROR([.D36]);1;[.D36])" office:value-type="float" office:value="1" calcext:value-type="float">
            <text:p>1</text:p>
          </table:table-cell>
          <table:table-cell table:formula="of:=IF(ISERROR([.E36]);1;[.E3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0-bounded-repeat/context</text:p>
          </table:table-cell>
          <table:table-cell office:value-type="string" calcext:value-type="string">
            <text:p>115.3 MB/s (1.00x)</text:p>
          </table:table-cell>
          <table:table-cell office:value-type="string" calcext:value-type="string">
            <text:p>112.6 MB/s (1.02x)</text:p>
          </table:table-cell>
          <table:table-cell table:formula="of:=NUMBERVALUE(MID([.B37];SEARCH(&quot;(&quot;;[.B37]) + 1; 4); &quot;.&quot;)" office:value-type="float" office:value="1" calcext:value-type="float">
            <text:p>1</text:p>
          </table:table-cell>
          <table:table-cell table:formula="of:=NUMBERVALUE(MID([.C37];SEARCH(&quot;(&quot;;[.C37]) + 1; 4); &quot;.&quot;)" office:value-type="float" office:value="1.02" calcext:value-type="float">
            <text:p>1.02</text:p>
          </table:table-cell>
          <table:table-cell table:formula="of:=IF(ISERROR([.D37]);1;[.D37])" office:value-type="float" office:value="1" calcext:value-type="float">
            <text:p>1</text:p>
          </table:table-cell>
          <table:table-cell table:formula="of:=IF(ISERROR([.E37]);1;[.E37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curated/10-bounded-repeat/capitals</text:p>
          </table:table-cell>
          <table:table-cell table:number-columns-repeated="2" office:value-type="string" calcext:value-type="string">
            <text:p>913.4 MB/s (1.00x)</text:p>
          </table:table-cell>
          <table:table-cell table:formula="of:=NUMBERVALUE(MID([.B38];SEARCH(&quot;(&quot;;[.B38]) + 1; 4); &quot;.&quot;)" office:value-type="float" office:value="1" calcext:value-type="float">
            <text:p>1</text:p>
          </table:table-cell>
          <table:table-cell table:formula="of:=NUMBERVALUE(MID([.C38];SEARCH(&quot;(&quot;;[.C38]) + 1; 4); &quot;.&quot;)" office:value-type="float" office:value="1" calcext:value-type="float">
            <text:p>1</text:p>
          </table:table-cell>
          <table:table-cell table:formula="of:=IF(ISERROR([.D38]);1;[.D38])" office:value-type="float" office:value="1" calcext:value-type="float">
            <text:p>1</text:p>
          </table:table-cell>
          <table:table-cell table:formula="of:=IF(ISERROR([.E38]);1;[.E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0-bounded-repeat/compile-context</text:p>
          </table:table-cell>
          <table:table-cell office:value-type="string" calcext:value-type="string">
            <text:p>52.62us (1.00x)</text:p>
          </table:table-cell>
          <table:table-cell office:value-type="string" calcext:value-type="string">
            <text:p>53.10us (1.01x)</text:p>
          </table:table-cell>
          <table:table-cell table:formula="of:=NUMBERVALUE(MID([.B39];SEARCH(&quot;(&quot;;[.B39]) + 1; 4); &quot;.&quot;)" office:value-type="float" office:value="1" calcext:value-type="float">
            <text:p>1</text:p>
          </table:table-cell>
          <table:table-cell table:formula="of:=NUMBERVALUE(MID([.C39];SEARCH(&quot;(&quot;;[.C39]) + 1; 4); &quot;.&quot;)" office:value-type="float" office:value="1.01" calcext:value-type="float">
            <text:p>1.01</text:p>
          </table:table-cell>
          <table:table-cell table:formula="of:=IF(ISERROR([.D39]);1;[.D39])" office:value-type="float" office:value="1" calcext:value-type="float">
            <text:p>1</text:p>
          </table:table-cell>
          <table:table-cell table:formula="of:=IF(ISERROR([.E39]);1;[.E3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0-bounded-repeat/compile-capitals</text:p>
          </table:table-cell>
          <table:table-cell office:value-type="string" calcext:value-type="string">
            <text:p>53.31us (1.00x)</text:p>
          </table:table-cell>
          <table:table-cell office:value-type="string" calcext:value-type="string">
            <text:p>53.82us (1.01x)</text:p>
          </table:table-cell>
          <table:table-cell table:formula="of:=NUMBERVALUE(MID([.B40];SEARCH(&quot;(&quot;;[.B40]) + 1; 4); &quot;.&quot;)" office:value-type="float" office:value="1" calcext:value-type="float">
            <text:p>1</text:p>
          </table:table-cell>
          <table:table-cell table:formula="of:=NUMBERVALUE(MID([.C40];SEARCH(&quot;(&quot;;[.C40]) + 1; 4); &quot;.&quot;)" office:value-type="float" office:value="1.01" calcext:value-type="float">
            <text:p>1.01</text:p>
          </table:table-cell>
          <table:table-cell table:formula="of:=IF(ISERROR([.D40]);1;[.D40])" office:value-type="float" office:value="1" calcext:value-type="float">
            <text:p>1</text:p>
          </table:table-cell>
          <table:table-cell table:formula="of:=IF(ISERROR([.E40]);1;[.E4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1-unstructured-to-json/extract</text:p>
          </table:table-cell>
          <table:table-cell office:value-type="string" calcext:value-type="string">
            <text:p>123.2 MB/s (1.00x)</text:p>
          </table:table-cell>
          <table:table-cell office:value-type="string" calcext:value-type="string">
            <text:p>123.3 MB/s (1.00x)</text:p>
          </table:table-cell>
          <table:table-cell table:formula="of:=NUMBERVALUE(MID([.B41];SEARCH(&quot;(&quot;;[.B41]) + 1; 4); &quot;.&quot;)" office:value-type="float" office:value="1" calcext:value-type="float">
            <text:p>1</text:p>
          </table:table-cell>
          <table:table-cell table:formula="of:=NUMBERVALUE(MID([.C41];SEARCH(&quot;(&quot;;[.C41]) + 1; 4); &quot;.&quot;)" office:value-type="float" office:value="1" calcext:value-type="float">
            <text:p>1</text:p>
          </table:table-cell>
          <table:table-cell table:formula="of:=IF(ISERROR([.D41]);1;[.D41])" office:value-type="float" office:value="1" calcext:value-type="float">
            <text:p>1</text:p>
          </table:table-cell>
          <table:table-cell table:formula="of:=IF(ISERROR([.E41]);1;[.E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1-unstructured-to-json/compile</text:p>
          </table:table-cell>
          <table:table-cell office:value-type="string" calcext:value-type="string">
            <text:p>16.96us (1.00x)</text:p>
          </table:table-cell>
          <table:table-cell office:value-type="string" calcext:value-type="string">
            <text:p>17.70us (1.04x)</text:p>
          </table:table-cell>
          <table:table-cell table:formula="of:=NUMBERVALUE(MID([.B42];SEARCH(&quot;(&quot;;[.B42]) + 1; 4); &quot;.&quot;)" office:value-type="float" office:value="1" calcext:value-type="float">
            <text:p>1</text:p>
          </table:table-cell>
          <table:table-cell table:formula="of:=NUMBERVALUE(MID([.C42];SEARCH(&quot;(&quot;;[.C42]) + 1; 4); &quot;.&quot;)" office:value-type="float" office:value="1.04" calcext:value-type="float">
            <text:p>1.04</text:p>
          </table:table-cell>
          <table:table-cell table:formula="of:=IF(ISERROR([.D42]);1;[.D42])" office:value-type="float" office:value="1" calcext:value-type="float">
            <text:p>1</text:p>
          </table:table-cell>
          <table:table-cell table:formula="of:=IF(ISERROR([.E42]);1;[.E42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curated/12-dictionary/single</text:p>
          </table:table-cell>
          <table:table-cell office:value-type="string" calcext:value-type="string">
            <text:p>783.7 MB/s (1.00x)</text:p>
          </table:table-cell>
          <table:table-cell office:value-type="string" calcext:value-type="string">
            <text:p>786.7 MB/s (1.00x)</text:p>
          </table:table-cell>
          <table:table-cell table:formula="of:=NUMBERVALUE(MID([.B43];SEARCH(&quot;(&quot;;[.B43]) + 1; 4); &quot;.&quot;)" office:value-type="float" office:value="1" calcext:value-type="float">
            <text:p>1</text:p>
          </table:table-cell>
          <table:table-cell table:formula="of:=NUMBERVALUE(MID([.C43];SEARCH(&quot;(&quot;;[.C43]) + 1; 4); &quot;.&quot;)" office:value-type="float" office:value="1" calcext:value-type="float">
            <text:p>1</text:p>
          </table:table-cell>
          <table:table-cell table:formula="of:=IF(ISERROR([.D43]);1;[.D43])" office:value-type="float" office:value="1" calcext:value-type="float">
            <text:p>1</text:p>
          </table:table-cell>
          <table:table-cell table:formula="of:=IF(ISERROR([.E43]);1;[.E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2-dictionary/multi</text:p>
          </table:table-cell>
          <table:table-cell office:value-type="string" calcext:value-type="string">
            <text:p>206.4 MB/s (1.00x)</text:p>
          </table:table-cell>
          <table:table-cell office:value-type="string" calcext:value-type="string">
            <text:p>200.0 MB/s (1.03x)</text:p>
          </table:table-cell>
          <table:table-cell table:formula="of:=NUMBERVALUE(MID([.B44];SEARCH(&quot;(&quot;;[.B44]) + 1; 4); &quot;.&quot;)" office:value-type="float" office:value="1" calcext:value-type="float">
            <text:p>1</text:p>
          </table:table-cell>
          <table:table-cell table:formula="of:=NUMBERVALUE(MID([.C44];SEARCH(&quot;(&quot;;[.C44]) + 1; 4); &quot;.&quot;)" office:value-type="float" office:value="1.03" calcext:value-type="float">
            <text:p>1.03</text:p>
          </table:table-cell>
          <table:table-cell table:formula="of:=IF(ISERROR([.D44]);1;[.D44])" office:value-type="float" office:value="1" calcext:value-type="float">
            <text:p>1</text:p>
          </table:table-cell>
          <table:table-cell table:formula="of:=IF(ISERROR([.E44]);1;[.E44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curated/12-dictionary/compile-single</text:p>
          </table:table-cell>
          <table:table-cell table:number-columns-repeated="2" office:value-type="string" calcext:value-type="string">
            <text:p>6.79ms (1.00x)</text:p>
          </table:table-cell>
          <table:table-cell table:formula="of:=NUMBERVALUE(MID([.B45];SEARCH(&quot;(&quot;;[.B45]) + 1; 4); &quot;.&quot;)" office:value-type="float" office:value="1" calcext:value-type="float">
            <text:p>1</text:p>
          </table:table-cell>
          <table:table-cell table:formula="of:=NUMBERVALUE(MID([.C45];SEARCH(&quot;(&quot;;[.C45]) + 1; 4); &quot;.&quot;)" office:value-type="float" office:value="1" calcext:value-type="float">
            <text:p>1</text:p>
          </table:table-cell>
          <table:table-cell table:formula="of:=IF(ISERROR([.D45]);1;[.D45])" office:value-type="float" office:value="1" calcext:value-type="float">
            <text:p>1</text:p>
          </table:table-cell>
          <table:table-cell table:formula="of:=IF(ISERROR([.E45]);1;[.E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2-dictionary/compile-multi</text:p>
          </table:table-cell>
          <table:table-cell office:value-type="string" calcext:value-type="string">
            <text:p>13.46ms (1.10x)</text:p>
          </table:table-cell>
          <table:table-cell office:value-type="string" calcext:value-type="string">
            <text:p>12.22ms (1.00x)</text:p>
          </table:table-cell>
          <table:table-cell table:formula="of:=NUMBERVALUE(MID([.B46];SEARCH(&quot;(&quot;;[.B46]) + 1; 4); &quot;.&quot;)" office:value-type="float" office:value="1.1" calcext:value-type="float">
            <text:p>1.1</text:p>
          </table:table-cell>
          <table:table-cell table:formula="of:=NUMBERVALUE(MID([.C46];SEARCH(&quot;(&quot;;[.C46]) + 1; 4); &quot;.&quot;)" office:value-type="float" office:value="1" calcext:value-type="float">
            <text:p>1</text:p>
          </table:table-cell>
          <table:table-cell table:formula="of:=IF(ISERROR([.D46]);1;[.D46])" office:value-type="float" office:value="1.1" calcext:value-type="float">
            <text:p>1.1</text:p>
          </table:table-cell>
          <table:table-cell table:formula="of:=IF(ISERROR([.E46]);1;[.E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3-noseyparker/single</text:p>
          </table:table-cell>
          <table:table-cell office:value-type="string" calcext:value-type="string">
            <text:p>137.0 MB/s (1.00x)</text:p>
          </table:table-cell>
          <table:table-cell office:value-type="string" calcext:value-type="string">
            <text:p>135.7 MB/s (1.01x)</text:p>
          </table:table-cell>
          <table:table-cell table:formula="of:=NUMBERVALUE(MID([.B47];SEARCH(&quot;(&quot;;[.B47]) + 1; 4); &quot;.&quot;)" office:value-type="float" office:value="1" calcext:value-type="float">
            <text:p>1</text:p>
          </table:table-cell>
          <table:table-cell table:formula="of:=NUMBERVALUE(MID([.C47];SEARCH(&quot;(&quot;;[.C47]) + 1; 4); &quot;.&quot;)" office:value-type="float" office:value="1.01" calcext:value-type="float">
            <text:p>1.01</text:p>
          </table:table-cell>
          <table:table-cell table:formula="of:=IF(ISERROR([.D47]);1;[.D47])" office:value-type="float" office:value="1" calcext:value-type="float">
            <text:p>1</text:p>
          </table:table-cell>
          <table:table-cell table:formula="of:=IF(ISERROR([.E47]);1;[.E47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3-noseyparker/multi</text:p>
          </table:table-cell>
          <table:table-cell office:value-type="string" calcext:value-type="string">
            <text:p>111.4 MB/s (1.01x)</text:p>
          </table:table-cell>
          <table:table-cell office:value-type="string" calcext:value-type="string">
            <text:p>112.1 MB/s (1.00x)</text:p>
          </table:table-cell>
          <table:table-cell table:formula="of:=NUMBERVALUE(MID([.B48];SEARCH(&quot;(&quot;;[.B48]) + 1; 4); &quot;.&quot;)" office:value-type="float" office:value="1.01" calcext:value-type="float">
            <text:p>1.01</text:p>
          </table:table-cell>
          <table:table-cell table:formula="of:=NUMBERVALUE(MID([.C48];SEARCH(&quot;(&quot;;[.C48]) + 1; 4); &quot;.&quot;)" office:value-type="float" office:value="1" calcext:value-type="float">
            <text:p>1</text:p>
          </table:table-cell>
          <table:table-cell table:formula="of:=IF(ISERROR([.D48]);1;[.D48])" office:value-type="float" office:value="1.01" calcext:value-type="float">
            <text:p>1.01</text:p>
          </table:table-cell>
          <table:table-cell table:formula="of:=IF(ISERROR([.E48]);1;[.E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3-noseyparker/compile-single</text:p>
          </table:table-cell>
          <table:table-cell office:value-type="string" calcext:value-type="string">
            <text:p>2.03ms (1.00x)</text:p>
          </table:table-cell>
          <table:table-cell office:value-type="string" calcext:value-type="string">
            <text:p>2.09ms (1.03x)</text:p>
          </table:table-cell>
          <table:table-cell table:formula="of:=NUMBERVALUE(MID([.B49];SEARCH(&quot;(&quot;;[.B49]) + 1; 4); &quot;.&quot;)" office:value-type="float" office:value="1" calcext:value-type="float">
            <text:p>1</text:p>
          </table:table-cell>
          <table:table-cell table:formula="of:=NUMBERVALUE(MID([.C49];SEARCH(&quot;(&quot;;[.C49]) + 1; 4); &quot;.&quot;)" office:value-type="float" office:value="1.03" calcext:value-type="float">
            <text:p>1.03</text:p>
          </table:table-cell>
          <table:table-cell table:formula="of:=IF(ISERROR([.D49]);1;[.D49])" office:value-type="float" office:value="1" calcext:value-type="float">
            <text:p>1</text:p>
          </table:table-cell>
          <table:table-cell table:formula="of:=IF(ISERROR([.E49]);1;[.E49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curated/13-noseyparker/compile-multi</text:p>
          </table:table-cell>
          <table:table-cell table:number-columns-repeated="2" office:value-type="string" calcext:value-type="string">
            <text:p>2.45ms (1.00x)</text:p>
          </table:table-cell>
          <table:table-cell table:formula="of:=NUMBERVALUE(MID([.B50];SEARCH(&quot;(&quot;;[.B50]) + 1; 4); &quot;.&quot;)" office:value-type="float" office:value="1" calcext:value-type="float">
            <text:p>1</text:p>
          </table:table-cell>
          <table:table-cell table:formula="of:=NUMBERVALUE(MID([.C50];SEARCH(&quot;(&quot;;[.C50]) + 1; 4); &quot;.&quot;)" office:value-type="float" office:value="1" calcext:value-type="float">
            <text:p>1</text:p>
          </table:table-cell>
          <table:table-cell table:formula="of:=IF(ISERROR([.D50]);1;[.D50])" office:value-type="float" office:value="1" calcext:value-type="float">
            <text:p>1</text:p>
          </table:table-cell>
          <table:table-cell table:formula="of:=IF(ISERROR([.E50]);1;[.E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ted/14-quadratic/1x</text:p>
          </table:table-cell>
          <table:table-cell office:value-type="string" calcext:value-type="string">
            <text:p>20.0 MB/s (1.00x)</text:p>
          </table:table-cell>
          <table:table-cell office:value-type="string" calcext:value-type="string">
            <text:p>19.8 MB/s (1.01x)</text:p>
          </table:table-cell>
          <table:table-cell table:formula="of:=NUMBERVALUE(MID([.B51];SEARCH(&quot;(&quot;;[.B51]) + 1; 4); &quot;.&quot;)" office:value-type="float" office:value="1" calcext:value-type="float">
            <text:p>1</text:p>
          </table:table-cell>
          <table:table-cell table:formula="of:=NUMBERVALUE(MID([.C51];SEARCH(&quot;(&quot;;[.C51]) + 1; 4); &quot;.&quot;)" office:value-type="float" office:value="1.01" calcext:value-type="float">
            <text:p>1.01</text:p>
          </table:table-cell>
          <table:table-cell table:formula="of:=IF(ISERROR([.D51]);1;[.D51])" office:value-type="float" office:value="1" calcext:value-type="float">
            <text:p>1</text:p>
          </table:table-cell>
          <table:table-cell table:formula="of:=IF(ISERROR([.E51]);1;[.E5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4-quadratic/2x</text:p>
          </table:table-cell>
          <table:table-cell office:value-type="string" calcext:value-type="string">
            <text:p>9.6 MB/s (1.00x)</text:p>
          </table:table-cell>
          <table:table-cell office:value-type="string" calcext:value-type="string">
            <text:p>9.5 MB/s (1.01x)</text:p>
          </table:table-cell>
          <table:table-cell table:formula="of:=NUMBERVALUE(MID([.B52];SEARCH(&quot;(&quot;;[.B52]) + 1; 4); &quot;.&quot;)" office:value-type="float" office:value="1" calcext:value-type="float">
            <text:p>1</text:p>
          </table:table-cell>
          <table:table-cell table:formula="of:=NUMBERVALUE(MID([.C52];SEARCH(&quot;(&quot;;[.C52]) + 1; 4); &quot;.&quot;)" office:value-type="float" office:value="1.01" calcext:value-type="float">
            <text:p>1.01</text:p>
          </table:table-cell>
          <table:table-cell table:formula="of:=IF(ISERROR([.D52]);1;[.D52])" office:value-type="float" office:value="1" calcext:value-type="float">
            <text:p>1</text:p>
          </table:table-cell>
          <table:table-cell table:formula="of:=IF(ISERROR([.E52]);1;[.E5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urated/14-quadratic/10x</text:p>
          </table:table-cell>
          <table:table-cell office:value-type="string" calcext:value-type="string">
            <text:p>1902.2 KB/s (1.00x)</text:p>
          </table:table-cell>
          <table:table-cell office:value-type="string" calcext:value-type="string">
            <text:p>1884.7 KB/s (1.01x)</text:p>
          </table:table-cell>
          <table:table-cell table:formula="of:=NUMBERVALUE(MID([.B53];SEARCH(&quot;(&quot;;[.B53]) + 1; 4); &quot;.&quot;)" office:value-type="float" office:value="1" calcext:value-type="float">
            <text:p>1</text:p>
          </table:table-cell>
          <table:table-cell table:formula="of:=NUMBERVALUE(MID([.C53];SEARCH(&quot;(&quot;;[.C53]) + 1; 4); &quot;.&quot;)" office:value-type="float" office:value="1.01" calcext:value-type="float">
            <text:p>1.01</text:p>
          </table:table-cell>
          <table:table-cell table:formula="of:=IF(ISERROR([.D53]);1;[.D53])" office:value-type="float" office:value="1" calcext:value-type="float">
            <text:p>1</text:p>
          </table:table-cell>
          <table:table-cell table:formula="of:=IF(ISERROR([.E53]);1;[.E53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ctionary/compile/english</text:p>
          </table:table-cell>
          <table:table-cell office:value-type="string" calcext:value-type="string">
            <text:p>199.17ms (1.02x)</text:p>
          </table:table-cell>
          <table:table-cell office:value-type="string" calcext:value-type="string">
            <text:p>195.72ms (1.00x)</text:p>
          </table:table-cell>
          <table:table-cell table:formula="of:=NUMBERVALUE(MID([.B54];SEARCH(&quot;(&quot;;[.B54]) + 1; 4); &quot;.&quot;)" office:value-type="float" office:value="1.02" calcext:value-type="float">
            <text:p>1.02</text:p>
          </table:table-cell>
          <table:table-cell table:formula="of:=NUMBERVALUE(MID([.C54];SEARCH(&quot;(&quot;;[.C54]) + 1; 4); &quot;.&quot;)" office:value-type="float" office:value="1" calcext:value-type="float">
            <text:p>1</text:p>
          </table:table-cell>
          <table:table-cell table:formula="of:=IF(ISERROR([.D54]);1;[.D54])" office:value-type="float" office:value="1.02" calcext:value-type="float">
            <text:p>1.02</text:p>
          </table:table-cell>
          <table:table-cell table:formula="of:=IF(ISERROR([.E54]);1;[.E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tionary/compile/english-10</text:p>
          </table:table-cell>
          <table:table-cell office:value-type="string" calcext:value-type="string">
            <text:p>69.49ms (1.04x)</text:p>
          </table:table-cell>
          <table:table-cell office:value-type="string" calcext:value-type="string">
            <text:p>66.67ms (1.00x)</text:p>
          </table:table-cell>
          <table:table-cell table:formula="of:=NUMBERVALUE(MID([.B55];SEARCH(&quot;(&quot;;[.B55]) + 1; 4); &quot;.&quot;)" office:value-type="float" office:value="1.04" calcext:value-type="float">
            <text:p>1.04</text:p>
          </table:table-cell>
          <table:table-cell table:formula="of:=NUMBERVALUE(MID([.C55];SEARCH(&quot;(&quot;;[.C55]) + 1; 4); &quot;.&quot;)" office:value-type="float" office:value="1" calcext:value-type="float">
            <text:p>1</text:p>
          </table:table-cell>
          <table:table-cell table:formula="of:=IF(ISERROR([.D55]);1;[.D55])" office:value-type="float" office:value="1.04" calcext:value-type="float">
            <text:p>1.04</text:p>
          </table:table-cell>
          <table:table-cell table:formula="of:=IF(ISERROR([.E55]);1;[.E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tionary/compile/english-15</text:p>
          </table:table-cell>
          <table:table-cell office:value-type="string" calcext:value-type="string">
            <text:p>6.78ms (1.00x)</text:p>
          </table:table-cell>
          <table:table-cell office:value-type="string" calcext:value-type="string">
            <text:p>6.80ms (1.00x)</text:p>
          </table:table-cell>
          <table:table-cell table:formula="of:=NUMBERVALUE(MID([.B56];SEARCH(&quot;(&quot;;[.B56]) + 1; 4); &quot;.&quot;)" office:value-type="float" office:value="1" calcext:value-type="float">
            <text:p>1</text:p>
          </table:table-cell>
          <table:table-cell table:formula="of:=NUMBERVALUE(MID([.C56];SEARCH(&quot;(&quot;;[.C56]) + 1; 4); &quot;.&quot;)" office:value-type="float" office:value="1" calcext:value-type="float">
            <text:p>1</text:p>
          </table:table-cell>
          <table:table-cell table:formula="of:=IF(ISERROR([.D56]);1;[.D56])" office:value-type="float" office:value="1" calcext:value-type="float">
            <text:p>1</text:p>
          </table:table-cell>
          <table:table-cell table:formula="of:=IF(ISERROR([.E56]);1;[.E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tionary/search/english</text:p>
          </table:table-cell>
          <table:table-cell office:value-type="string" calcext:value-type="string">
            <text:p>111.7 MB/s (1.00x)</text:p>
          </table:table-cell>
          <table:table-cell office:value-type="string" calcext:value-type="string">
            <text:p>109.2 MB/s (1.02x)</text:p>
          </table:table-cell>
          <table:table-cell table:formula="of:=NUMBERVALUE(MID([.B57];SEARCH(&quot;(&quot;;[.B57]) + 1; 4); &quot;.&quot;)" office:value-type="float" office:value="1" calcext:value-type="float">
            <text:p>1</text:p>
          </table:table-cell>
          <table:table-cell table:formula="of:=NUMBERVALUE(MID([.C57];SEARCH(&quot;(&quot;;[.C57]) + 1; 4); &quot;.&quot;)" office:value-type="float" office:value="1.02" calcext:value-type="float">
            <text:p>1.02</text:p>
          </table:table-cell>
          <table:table-cell table:formula="of:=IF(ISERROR([.D57]);1;[.D57])" office:value-type="float" office:value="1" calcext:value-type="float">
            <text:p>1</text:p>
          </table:table-cell>
          <table:table-cell table:formula="of:=IF(ISERROR([.E57]);1;[.E57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dictionary/search/english-tiny</text:p>
          </table:table-cell>
          <table:table-cell office:value-type="string" calcext:value-type="string">
            <text:p>198.8 MB/s (1.01x)</text:p>
          </table:table-cell>
          <table:table-cell office:value-type="string" calcext:value-type="string">
            <text:p>200.0 MB/s (1.00x)</text:p>
          </table:table-cell>
          <table:table-cell table:formula="of:=NUMBERVALUE(MID([.B58];SEARCH(&quot;(&quot;;[.B58]) + 1; 4); &quot;.&quot;)" office:value-type="float" office:value="1.01" calcext:value-type="float">
            <text:p>1.01</text:p>
          </table:table-cell>
          <table:table-cell table:formula="of:=NUMBERVALUE(MID([.C58];SEARCH(&quot;(&quot;;[.C58]) + 1; 4); &quot;.&quot;)" office:value-type="float" office:value="1" calcext:value-type="float">
            <text:p>1</text:p>
          </table:table-cell>
          <table:table-cell table:formula="of:=IF(ISERROR([.D58]);1;[.D58])" office:value-type="float" office:value="1.01" calcext:value-type="float">
            <text:p>1.01</text:p>
          </table:table-cell>
          <table:table-cell table:formula="of:=IF(ISERROR([.E58]);1;[.E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tionary/search/english-10</text:p>
          </table:table-cell>
          <table:table-cell office:value-type="string" calcext:value-type="string">
            <text:p>180.0 MB/s (1.00x)</text:p>
          </table:table-cell>
          <table:table-cell office:value-type="string" calcext:value-type="string">
            <text:p>175.0 MB/s (1.03x)</text:p>
          </table:table-cell>
          <table:table-cell table:formula="of:=NUMBERVALUE(MID([.B59];SEARCH(&quot;(&quot;;[.B59]) + 1; 4); &quot;.&quot;)" office:value-type="float" office:value="1" calcext:value-type="float">
            <text:p>1</text:p>
          </table:table-cell>
          <table:table-cell table:formula="of:=NUMBERVALUE(MID([.C59];SEARCH(&quot;(&quot;;[.C59]) + 1; 4); &quot;.&quot;)" office:value-type="float" office:value="1.03" calcext:value-type="float">
            <text:p>1.03</text:p>
          </table:table-cell>
          <table:table-cell table:formula="of:=IF(ISERROR([.D59]);1;[.D59])" office:value-type="float" office:value="1" calcext:value-type="float">
            <text:p>1</text:p>
          </table:table-cell>
          <table:table-cell table:formula="of:=IF(ISERROR([.E59]);1;[.E59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dictionary/search/english-15</text:p>
          </table:table-cell>
          <table:table-cell office:value-type="string" calcext:value-type="string">
            <text:p>783.2 MB/s (1.00x)</text:p>
          </table:table-cell>
          <table:table-cell office:value-type="string" calcext:value-type="string">
            <text:p>785.3 MB/s (1.00x)</text:p>
          </table:table-cell>
          <table:table-cell table:formula="of:=NUMBERVALUE(MID([.B60];SEARCH(&quot;(&quot;;[.B60]) + 1; 4); &quot;.&quot;)" office:value-type="float" office:value="1" calcext:value-type="float">
            <text:p>1</text:p>
          </table:table-cell>
          <table:table-cell table:formula="of:=NUMBERVALUE(MID([.C60];SEARCH(&quot;(&quot;;[.C60]) + 1; 4); &quot;.&quot;)" office:value-type="float" office:value="1" calcext:value-type="float">
            <text:p>1</text:p>
          </table:table-cell>
          <table:table-cell table:formula="of:=IF(ISERROR([.D60]);1;[.D60])" office:value-type="float" office:value="1" calcext:value-type="float">
            <text:p>1</text:p>
          </table:table-cell>
          <table:table-cell table:formula="of:=IF(ISERROR([.E60]);1;[.E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ly/awyer-inn-busted</text:p>
          </table:table-cell>
          <table:table-cell office:value-type="string" calcext:value-type="string">
            <text:p>178.6 MB/s (1.00x)</text:p>
          </table:table-cell>
          <table:table-cell office:value-type="string" calcext:value-type="string">
            <text:p>177.3 MB/s (1.01x)</text:p>
          </table:table-cell>
          <table:table-cell table:formula="of:=NUMBERVALUE(MID([.B61];SEARCH(&quot;(&quot;;[.B61]) + 1; 4); &quot;.&quot;)" office:value-type="float" office:value="1" calcext:value-type="float">
            <text:p>1</text:p>
          </table:table-cell>
          <table:table-cell table:formula="of:=NUMBERVALUE(MID([.C61];SEARCH(&quot;(&quot;;[.C61]) + 1; 4); &quot;.&quot;)" office:value-type="float" office:value="1.01" calcext:value-type="float">
            <text:p>1.01</text:p>
          </table:table-cell>
          <table:table-cell table:formula="of:=IF(ISERROR([.D61]);1;[.D61])" office:value-type="float" office:value="1" calcext:value-type="float">
            <text:p>1</text:p>
          </table:table-cell>
          <table:table-cell table:formula="of:=IF(ISERROR([.E61]);1;[.E6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folly/literal-never-match-rare</text:p>
          </table:table-cell>
          <table:table-cell office:value-type="string" calcext:value-type="string">
            <text:p>52.4 GB/s (1.01x)</text:p>
          </table:table-cell>
          <table:table-cell office:value-type="string" calcext:value-type="string">
            <text:p>52.9 GB/s (1.00x)</text:p>
          </table:table-cell>
          <table:table-cell table:formula="of:=NUMBERVALUE(MID([.B62];SEARCH(&quot;(&quot;;[.B62]) + 1; 4); &quot;.&quot;)" office:value-type="float" office:value="1.01" calcext:value-type="float">
            <text:p>1.01</text:p>
          </table:table-cell>
          <table:table-cell table:formula="of:=NUMBERVALUE(MID([.C62];SEARCH(&quot;(&quot;;[.C62]) + 1; 4); &quot;.&quot;)" office:value-type="float" office:value="1" calcext:value-type="float">
            <text:p>1</text:p>
          </table:table-cell>
          <table:table-cell table:formula="of:=IF(ISERROR([.D62]);1;[.D62])" office:value-type="float" office:value="1.01" calcext:value-type="float">
            <text:p>1.01</text:p>
          </table:table-cell>
          <table:table-cell table:formula="of:=IF(ISERROR([.E62]);1;[.E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ly/literal-never-match-frequent</text:p>
          </table:table-cell>
          <table:table-cell office:value-type="string" calcext:value-type="string">
            <text:p>51.8 GB/s (1.04x)</text:p>
          </table:table-cell>
          <table:table-cell office:value-type="string" calcext:value-type="string">
            <text:p>53.9 GB/s (1.00x)</text:p>
          </table:table-cell>
          <table:table-cell table:formula="of:=NUMBERVALUE(MID([.B63];SEARCH(&quot;(&quot;;[.B63]) + 1; 4); &quot;.&quot;)" office:value-type="float" office:value="1.04" calcext:value-type="float">
            <text:p>1.04</text:p>
          </table:table-cell>
          <table:table-cell table:formula="of:=NUMBERVALUE(MID([.C63];SEARCH(&quot;(&quot;;[.C63]) + 1; 4); &quot;.&quot;)" office:value-type="float" office:value="1" calcext:value-type="float">
            <text:p>1</text:p>
          </table:table-cell>
          <table:table-cell table:formula="of:=IF(ISERROR([.D63]);1;[.D63])" office:value-type="float" office:value="1.04" calcext:value-type="float">
            <text:p>1.04</text:p>
          </table:table-cell>
          <table:table-cell table:formula="of:=IF(ISERROR([.E63]);1;[.E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ly/literal-never-match-tricksy</text:p>
          </table:table-cell>
          <table:table-cell table:number-columns-repeated="2" office:value-type="string" calcext:value-type="string">
            <text:p>7.7 GB/s (1.00x)</text:p>
          </table:table-cell>
          <table:table-cell table:formula="of:=NUMBERVALUE(MID([.B64];SEARCH(&quot;(&quot;;[.B64]) + 1; 4); &quot;.&quot;)" office:value-type="float" office:value="1" calcext:value-type="float">
            <text:p>1</text:p>
          </table:table-cell>
          <table:table-cell table:formula="of:=NUMBERVALUE(MID([.C64];SEARCH(&quot;(&quot;;[.C64]) + 1; 4); &quot;.&quot;)" office:value-type="float" office:value="1" calcext:value-type="float">
            <text:p>1</text:p>
          </table:table-cell>
          <table:table-cell table:formula="of:=IF(ISERROR([.D64]);1;[.D64])" office:value-type="float" office:value="1" calcext:value-type="float">
            <text:p>1</text:p>
          </table:table-cell>
          <table:table-cell table:formula="of:=IF(ISERROR([.E64]);1;[.E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p/every-line</text:p>
          </table:table-cell>
          <table:table-cell office:value-type="string" calcext:value-type="string">
            <text:p>2.2 GB/s (1.00x)</text:p>
          </table:table-cell>
          <table:table-cell office:value-type="string" calcext:value-type="string">
            <text:p>2.2 GB/s (1.02x)</text:p>
          </table:table-cell>
          <table:table-cell table:formula="of:=NUMBERVALUE(MID([.B65];SEARCH(&quot;(&quot;;[.B65]) + 1; 4); &quot;.&quot;)" office:value-type="float" office:value="1" calcext:value-type="float">
            <text:p>1</text:p>
          </table:table-cell>
          <table:table-cell table:formula="of:=NUMBERVALUE(MID([.C65];SEARCH(&quot;(&quot;;[.C65]) + 1; 4); &quot;.&quot;)" office:value-type="float" office:value="1.02" calcext:value-type="float">
            <text:p>1.02</text:p>
          </table:table-cell>
          <table:table-cell table:formula="of:=IF(ISERROR([.D65]);1;[.D65])" office:value-type="float" office:value="1" calcext:value-type="float">
            <text:p>1</text:p>
          </table:table-cell>
          <table:table-cell table:formula="of:=IF(ISERROR([.E65]);1;[.E65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grep/long-words-ascii</text:p>
          </table:table-cell>
          <table:table-cell office:value-type="string" calcext:value-type="string">
            <text:p>926.6 MB/s (1.01x)</text:p>
          </table:table-cell>
          <table:table-cell office:value-type="string" calcext:value-type="string">
            <text:p>931.5 MB/s (1.00x)</text:p>
          </table:table-cell>
          <table:table-cell table:formula="of:=NUMBERVALUE(MID([.B66];SEARCH(&quot;(&quot;;[.B66]) + 1; 4); &quot;.&quot;)" office:value-type="float" office:value="1.01" calcext:value-type="float">
            <text:p>1.01</text:p>
          </table:table-cell>
          <table:table-cell table:formula="of:=NUMBERVALUE(MID([.C66];SEARCH(&quot;(&quot;;[.C66]) + 1; 4); &quot;.&quot;)" office:value-type="float" office:value="1" calcext:value-type="float">
            <text:p>1</text:p>
          </table:table-cell>
          <table:table-cell table:formula="of:=IF(ISERROR([.D66]);1;[.D66])" office:value-type="float" office:value="1.01" calcext:value-type="float">
            <text:p>1.01</text:p>
          </table:table-cell>
          <table:table-cell table:formula="of:=IF(ISERROR([.E66]);1;[.E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p/long-words-unicode</text:p>
          </table:table-cell>
          <table:table-cell office:value-type="string" calcext:value-type="string">
            <text:p>897.1 MB/s (1.00x)</text:p>
          </table:table-cell>
          <table:table-cell office:value-type="string" calcext:value-type="string">
            <text:p>896.0 MB/s (1.00x)</text:p>
          </table:table-cell>
          <table:table-cell table:formula="of:=NUMBERVALUE(MID([.B67];SEARCH(&quot;(&quot;;[.B67]) + 1; 4); &quot;.&quot;)" office:value-type="float" office:value="1" calcext:value-type="float">
            <text:p>1</text:p>
          </table:table-cell>
          <table:table-cell table:formula="of:=NUMBERVALUE(MID([.C67];SEARCH(&quot;(&quot;;[.C67]) + 1; 4); &quot;.&quot;)" office:value-type="float" office:value="1" calcext:value-type="float">
            <text:p>1</text:p>
          </table:table-cell>
          <table:table-cell table:formula="of:=IF(ISERROR([.D67]);1;[.D67])" office:value-type="float" office:value="1" calcext:value-type="float">
            <text:p>1</text:p>
          </table:table-cell>
          <table:table-cell table:formula="of:=IF(ISERROR([.E67]);1;[.E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english-nosom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68];SEARCH(&quot;(&quot;;[.B68]) + 1; 4); &quot;.&quot;)" office:value-type="float" office:value="1" calcext:value-type="float">
            <text:p>1</text:p>
          </table:table-cell>
          <table:table-cell table:formula="of:=NUMBERVALUE(MID([.C68];SEARCH(&quot;(&quot;;[.C68]) + 1; 4); &quot;.&quot;)" office:value-type="float" office:value="1" calcext:value-type="float">
            <text:p>1</text:p>
          </table:table-cell>
          <table:table-cell table:formula="of:=IF(ISERROR([.D68]);1;[.D68])" office:value-type="float" office:value="1" calcext:value-type="float">
            <text:p>1</text:p>
          </table:table-cell>
          <table:table-cell table:formula="of:=IF(ISERROR([.E68]);1;[.E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english-som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69];SEARCH(&quot;(&quot;;[.B69]) + 1; 4); &quot;.&quot;)" office:value-type="float" office:value="1" calcext:value-type="float">
            <text:p>1</text:p>
          </table:table-cell>
          <table:table-cell table:formula="of:=NUMBERVALUE(MID([.C69];SEARCH(&quot;(&quot;;[.C69]) + 1; 4); &quot;.&quot;)" office:value-type="float" office:value="1" calcext:value-type="float">
            <text:p>1</text:p>
          </table:table-cell>
          <table:table-cell table:formula="of:=IF(ISERROR([.D69]);1;[.D69])" office:value-type="float" office:value="1" calcext:value-type="float">
            <text:p>1</text:p>
          </table:table-cell>
          <table:table-cell table:formula="of:=IF(ISERROR([.E69]);1;[.E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casei-english-nosom</text:p>
          </table:table-cell>
          <table:table-cell office:value-type="string" calcext:value-type="string">
            <text:p>16.8 GB/s (1.00x)</text:p>
          </table:table-cell>
          <table:table-cell office:value-type="string" calcext:value-type="string">
            <text:p>16.4 GB/s (1.02x)</text:p>
          </table:table-cell>
          <table:table-cell table:formula="of:=NUMBERVALUE(MID([.B70];SEARCH(&quot;(&quot;;[.B70]) + 1; 4); &quot;.&quot;)" office:value-type="float" office:value="1" calcext:value-type="float">
            <text:p>1</text:p>
          </table:table-cell>
          <table:table-cell table:formula="of:=NUMBERVALUE(MID([.C70];SEARCH(&quot;(&quot;;[.C70]) + 1; 4); &quot;.&quot;)" office:value-type="float" office:value="1.02" calcext:value-type="float">
            <text:p>1.02</text:p>
          </table:table-cell>
          <table:table-cell table:formula="of:=IF(ISERROR([.D70]);1;[.D70])" office:value-type="float" office:value="1" calcext:value-type="float">
            <text:p>1</text:p>
          </table:table-cell>
          <table:table-cell table:formula="of:=IF(ISERROR([.E70]);1;[.E70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hyperscan/literal-casei-english-som</text:p>
          </table:table-cell>
          <table:table-cell office:value-type="string" calcext:value-type="string">
            <text:p>16.7 GB/s (1.00x)</text:p>
          </table:table-cell>
          <table:table-cell office:value-type="string" calcext:value-type="string">
            <text:p>16.4 GB/s (1.02x)</text:p>
          </table:table-cell>
          <table:table-cell table:formula="of:=NUMBERVALUE(MID([.B71];SEARCH(&quot;(&quot;;[.B71]) + 1; 4); &quot;.&quot;)" office:value-type="float" office:value="1" calcext:value-type="float">
            <text:p>1</text:p>
          </table:table-cell>
          <table:table-cell table:formula="of:=NUMBERVALUE(MID([.C71];SEARCH(&quot;(&quot;;[.C71]) + 1; 4); &quot;.&quot;)" office:value-type="float" office:value="1.02" calcext:value-type="float">
            <text:p>1.02</text:p>
          </table:table-cell>
          <table:table-cell table:formula="of:=IF(ISERROR([.D71]);1;[.D71])" office:value-type="float" office:value="1" calcext:value-type="float">
            <text:p>1</text:p>
          </table:table-cell>
          <table:table-cell table:formula="of:=IF(ISERROR([.E71]);1;[.E71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hyperscan/literal-russian-nosom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72];SEARCH(&quot;(&quot;;[.B72]) + 1; 4); &quot;.&quot;)" office:value-type="float" office:value="1" calcext:value-type="float">
            <text:p>1</text:p>
          </table:table-cell>
          <table:table-cell table:formula="of:=NUMBERVALUE(MID([.C72];SEARCH(&quot;(&quot;;[.C72]) + 1; 4); &quot;.&quot;)" office:value-type="float" office:value="1" calcext:value-type="float">
            <text:p>1</text:p>
          </table:table-cell>
          <table:table-cell table:formula="of:=IF(ISERROR([.D72]);1;[.D72])" office:value-type="float" office:value="1" calcext:value-type="float">
            <text:p>1</text:p>
          </table:table-cell>
          <table:table-cell table:formula="of:=IF(ISERROR([.E72]);1;[.E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russian-som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73];SEARCH(&quot;(&quot;;[.B73]) + 1; 4); &quot;.&quot;)" office:value-type="float" office:value="1" calcext:value-type="float">
            <text:p>1</text:p>
          </table:table-cell>
          <table:table-cell table:formula="of:=NUMBERVALUE(MID([.C73];SEARCH(&quot;(&quot;;[.C73]) + 1; 4); &quot;.&quot;)" office:value-type="float" office:value="1" calcext:value-type="float">
            <text:p>1</text:p>
          </table:table-cell>
          <table:table-cell table:formula="of:=IF(ISERROR([.D73]);1;[.D73])" office:value-type="float" office:value="1" calcext:value-type="float">
            <text:p>1</text:p>
          </table:table-cell>
          <table:table-cell table:formula="of:=IF(ISERROR([.E73]);1;[.E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casei-russian-nosom</text:p>
          </table:table-cell>
          <table:table-cell table:number-columns-repeated="2" office:value-type="string" calcext:value-type="string">
            <text:p>13.2 GB/s (1.00x)</text:p>
          </table:table-cell>
          <table:table-cell table:formula="of:=NUMBERVALUE(MID([.B74];SEARCH(&quot;(&quot;;[.B74]) + 1; 4); &quot;.&quot;)" office:value-type="float" office:value="1" calcext:value-type="float">
            <text:p>1</text:p>
          </table:table-cell>
          <table:table-cell table:formula="of:=NUMBERVALUE(MID([.C74];SEARCH(&quot;(&quot;;[.C74]) + 1; 4); &quot;.&quot;)" office:value-type="float" office:value="1" calcext:value-type="float">
            <text:p>1</text:p>
          </table:table-cell>
          <table:table-cell table:formula="of:=IF(ISERROR([.D74]);1;[.D74])" office:value-type="float" office:value="1" calcext:value-type="float">
            <text:p>1</text:p>
          </table:table-cell>
          <table:table-cell table:formula="of:=IF(ISERROR([.E74]);1;[.E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casei-russian-som</text:p>
          </table:table-cell>
          <table:table-cell office:value-type="string" calcext:value-type="string">
            <text:p>13.2 GB/s (1.01x)</text:p>
          </table:table-cell>
          <table:table-cell office:value-type="string" calcext:value-type="string">
            <text:p>13.3 GB/s (1.00x)</text:p>
          </table:table-cell>
          <table:table-cell table:formula="of:=NUMBERVALUE(MID([.B75];SEARCH(&quot;(&quot;;[.B75]) + 1; 4); &quot;.&quot;)" office:value-type="float" office:value="1.01" calcext:value-type="float">
            <text:p>1.01</text:p>
          </table:table-cell>
          <table:table-cell table:formula="of:=NUMBERVALUE(MID([.C75];SEARCH(&quot;(&quot;;[.C75]) + 1; 4); &quot;.&quot;)" office:value-type="float" office:value="1" calcext:value-type="float">
            <text:p>1</text:p>
          </table:table-cell>
          <table:table-cell table:formula="of:=IF(ISERROR([.D75]);1;[.D75])" office:value-type="float" office:value="1.01" calcext:value-type="float">
            <text:p>1.01</text:p>
          </table:table-cell>
          <table:table-cell table:formula="of:=IF(ISERROR([.E75]);1;[.E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suffix-nosom</text:p>
          </table:table-cell>
          <table:table-cell office:value-type="string" calcext:value-type="string">
            <text:p>20.5 GB/s (1.00x)</text:p>
          </table:table-cell>
          <table:table-cell office:value-type="string" calcext:value-type="string">
            <text:p>20.4 GB/s (1.00x)</text:p>
          </table:table-cell>
          <table:table-cell table:formula="of:=NUMBERVALUE(MID([.B76];SEARCH(&quot;(&quot;;[.B76]) + 1; 4); &quot;.&quot;)" office:value-type="float" office:value="1" calcext:value-type="float">
            <text:p>1</text:p>
          </table:table-cell>
          <table:table-cell table:formula="of:=NUMBERVALUE(MID([.C76];SEARCH(&quot;(&quot;;[.C76]) + 1; 4); &quot;.&quot;)" office:value-type="float" office:value="1" calcext:value-type="float">
            <text:p>1</text:p>
          </table:table-cell>
          <table:table-cell table:formula="of:=IF(ISERROR([.D76]);1;[.D76])" office:value-type="float" office:value="1" calcext:value-type="float">
            <text:p>1</text:p>
          </table:table-cell>
          <table:table-cell table:formula="of:=IF(ISERROR([.E76]);1;[.E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suffix-som</text:p>
          </table:table-cell>
          <table:table-cell table:number-columns-repeated="2" office:value-type="string" calcext:value-type="string">
            <text:p>17.9 GB/s (1.00x)</text:p>
          </table:table-cell>
          <table:table-cell table:formula="of:=NUMBERVALUE(MID([.B77];SEARCH(&quot;(&quot;;[.B77]) + 1; 4); &quot;.&quot;)" office:value-type="float" office:value="1" calcext:value-type="float">
            <text:p>1</text:p>
          </table:table-cell>
          <table:table-cell table:formula="of:=NUMBERVALUE(MID([.C77];SEARCH(&quot;(&quot;;[.C77]) + 1; 4); &quot;.&quot;)" office:value-type="float" office:value="1" calcext:value-type="float">
            <text:p>1</text:p>
          </table:table-cell>
          <table:table-cell table:formula="of:=IF(ISERROR([.D77]);1;[.D77])" office:value-type="float" office:value="1" calcext:value-type="float">
            <text:p>1</text:p>
          </table:table-cell>
          <table:table-cell table:formula="of:=IF(ISERROR([.E77]);1;[.E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inner-nosom</text:p>
          </table:table-cell>
          <table:table-cell table:number-columns-repeated="2" office:value-type="string" calcext:value-type="string">
            <text:p>22.0 GB/s (1.00x)</text:p>
          </table:table-cell>
          <table:table-cell table:formula="of:=NUMBERVALUE(MID([.B78];SEARCH(&quot;(&quot;;[.B78]) + 1; 4); &quot;.&quot;)" office:value-type="float" office:value="1" calcext:value-type="float">
            <text:p>1</text:p>
          </table:table-cell>
          <table:table-cell table:formula="of:=NUMBERVALUE(MID([.C78];SEARCH(&quot;(&quot;;[.C78]) + 1; 4); &quot;.&quot;)" office:value-type="float" office:value="1" calcext:value-type="float">
            <text:p>1</text:p>
          </table:table-cell>
          <table:table-cell table:formula="of:=IF(ISERROR([.D78]);1;[.D78])" office:value-type="float" office:value="1" calcext:value-type="float">
            <text:p>1</text:p>
          </table:table-cell>
          <table:table-cell table:formula="of:=IF(ISERROR([.E78]);1;[.E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literal-inner-som</text:p>
          </table:table-cell>
          <table:table-cell office:value-type="string" calcext:value-type="string">
            <text:p>20.5 GB/s (1.01x)</text:p>
          </table:table-cell>
          <table:table-cell office:value-type="string" calcext:value-type="string">
            <text:p>20.7 GB/s (1.00x)</text:p>
          </table:table-cell>
          <table:table-cell table:formula="of:=NUMBERVALUE(MID([.B79];SEARCH(&quot;(&quot;;[.B79]) + 1; 4); &quot;.&quot;)" office:value-type="float" office:value="1.01" calcext:value-type="float">
            <text:p>1.01</text:p>
          </table:table-cell>
          <table:table-cell table:formula="of:=NUMBERVALUE(MID([.C79];SEARCH(&quot;(&quot;;[.C79]) + 1; 4); &quot;.&quot;)" office:value-type="float" office:value="1" calcext:value-type="float">
            <text:p>1</text:p>
          </table:table-cell>
          <table:table-cell table:formula="of:=IF(ISERROR([.D79]);1;[.D79])" office:value-type="float" office:value="1.01" calcext:value-type="float">
            <text:p>1.01</text:p>
          </table:table-cell>
          <table:table-cell table:formula="of:=IF(ISERROR([.E79]);1;[.E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fixed-length-words-nosom</text:p>
          </table:table-cell>
          <table:table-cell office:value-type="string" calcext:value-type="string">
            <text:p>917.6 MB/s (1.00x)</text:p>
          </table:table-cell>
          <table:table-cell office:value-type="string" calcext:value-type="string">
            <text:p>914.1 MB/s (1.00x)</text:p>
          </table:table-cell>
          <table:table-cell table:formula="of:=NUMBERVALUE(MID([.B80];SEARCH(&quot;(&quot;;[.B80]) + 1; 4); &quot;.&quot;)" office:value-type="float" office:value="1" calcext:value-type="float">
            <text:p>1</text:p>
          </table:table-cell>
          <table:table-cell table:formula="of:=NUMBERVALUE(MID([.C80];SEARCH(&quot;(&quot;;[.C80]) + 1; 4); &quot;.&quot;)" office:value-type="float" office:value="1" calcext:value-type="float">
            <text:p>1</text:p>
          </table:table-cell>
          <table:table-cell table:formula="of:=IF(ISERROR([.D80]);1;[.D80])" office:value-type="float" office:value="1" calcext:value-type="float">
            <text:p>1</text:p>
          </table:table-cell>
          <table:table-cell table:formula="of:=IF(ISERROR([.E80]);1;[.E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fixed-length-words-som</text:p>
          </table:table-cell>
          <table:table-cell office:value-type="string" calcext:value-type="string">
            <text:p>912.0 MB/s (1.00x)</text:p>
          </table:table-cell>
          <table:table-cell office:value-type="string" calcext:value-type="string">
            <text:p>908.6 MB/s (1.00x)</text:p>
          </table:table-cell>
          <table:table-cell table:formula="of:=NUMBERVALUE(MID([.B81];SEARCH(&quot;(&quot;;[.B81]) + 1; 4); &quot;.&quot;)" office:value-type="float" office:value="1" calcext:value-type="float">
            <text:p>1</text:p>
          </table:table-cell>
          <table:table-cell table:formula="of:=NUMBERVALUE(MID([.C81];SEARCH(&quot;(&quot;;[.C81]) + 1; 4); &quot;.&quot;)" office:value-type="float" office:value="1" calcext:value-type="float">
            <text:p>1</text:p>
          </table:table-cell>
          <table:table-cell table:formula="of:=IF(ISERROR([.D81]);1;[.D81])" office:value-type="float" office:value="1" calcext:value-type="float">
            <text:p>1</text:p>
          </table:table-cell>
          <table:table-cell table:formula="of:=IF(ISERROR([.E81]);1;[.E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scan/fixed-length-words-unicode-nosom</text:p>
          </table:table-cell>
          <table:table-cell office:value-type="string" calcext:value-type="string">
            <text:p>917.5 MB/s (1.00x)</text:p>
          </table:table-cell>
          <table:table-cell office:value-type="string" calcext:value-type="string">
            <text:p>917.4 MB/s (1.00x)</text:p>
          </table:table-cell>
          <table:table-cell table:formula="of:=NUMBERVALUE(MID([.B82];SEARCH(&quot;(&quot;;[.B82]) + 1; 4); &quot;.&quot;)" office:value-type="float" office:value="1" calcext:value-type="float">
            <text:p>1</text:p>
          </table:table-cell>
          <table:table-cell table:formula="of:=NUMBERVALUE(MID([.C82];SEARCH(&quot;(&quot;;[.C82]) + 1; 4); &quot;.&quot;)" office:value-type="float" office:value="1" calcext:value-type="float">
            <text:p>1</text:p>
          </table:table-cell>
          <table:table-cell table:formula="of:=IF(ISERROR([.D82]);1;[.D82])" office:value-type="float" office:value="1" calcext:value-type="float">
            <text:p>1</text:p>
          </table:table-cell>
          <table:table-cell table:formula="of:=IF(ISERROR([.E82]);1;[.E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wain</text:p>
          </table:table-cell>
          <table:table-cell office:value-type="string" calcext:value-type="string">
            <text:p>46.4 GB/s (1.01x)</text:p>
          </table:table-cell>
          <table:table-cell office:value-type="string" calcext:value-type="string">
            <text:p>46.9 GB/s (1.00x)</text:p>
          </table:table-cell>
          <table:table-cell table:formula="of:=NUMBERVALUE(MID([.B83];SEARCH(&quot;(&quot;;[.B83]) + 1; 4); &quot;.&quot;)" office:value-type="float" office:value="1.01" calcext:value-type="float">
            <text:p>1.01</text:p>
          </table:table-cell>
          <table:table-cell table:formula="of:=NUMBERVALUE(MID([.C83];SEARCH(&quot;(&quot;;[.C83]) + 1; 4); &quot;.&quot;)" office:value-type="float" office:value="1" calcext:value-type="float">
            <text:p>1</text:p>
          </table:table-cell>
          <table:table-cell table:formula="of:=IF(ISERROR([.D83]);1;[.D83])" office:value-type="float" office:value="1.01" calcext:value-type="float">
            <text:p>1.01</text:p>
          </table:table-cell>
          <table:table-cell table:formula="of:=IF(ISERROR([.E83]);1;[.E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wain-insensitive</text:p>
          </table:table-cell>
          <table:table-cell table:number-columns-repeated="2" office:value-type="string" calcext:value-type="string">
            <text:p>15.8 GB/s (1.00x)</text:p>
          </table:table-cell>
          <table:table-cell table:formula="of:=NUMBERVALUE(MID([.B84];SEARCH(&quot;(&quot;;[.B84]) + 1; 4); &quot;.&quot;)" office:value-type="float" office:value="1" calcext:value-type="float">
            <text:p>1</text:p>
          </table:table-cell>
          <table:table-cell table:formula="of:=NUMBERVALUE(MID([.C84];SEARCH(&quot;(&quot;;[.C84]) + 1; 4); &quot;.&quot;)" office:value-type="float" office:value="1" calcext:value-type="float">
            <text:p>1</text:p>
          </table:table-cell>
          <table:table-cell table:formula="of:=IF(ISERROR([.D84]);1;[.D84])" office:value-type="float" office:value="1" calcext:value-type="float">
            <text:p>1</text:p>
          </table:table-cell>
          <table:table-cell table:formula="of:=IF(ISERROR([.E84]);1;[.E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shing</text:p>
          </table:table-cell>
          <table:table-cell office:value-type="string" calcext:value-type="string">
            <text:p>27.8 GB/s (1.00x)</text:p>
          </table:table-cell>
          <table:table-cell office:value-type="string" calcext:value-type="string">
            <text:p>27.5 GB/s (1.01x)</text:p>
          </table:table-cell>
          <table:table-cell table:formula="of:=NUMBERVALUE(MID([.B85];SEARCH(&quot;(&quot;;[.B85]) + 1; 4); &quot;.&quot;)" office:value-type="float" office:value="1" calcext:value-type="float">
            <text:p>1</text:p>
          </table:table-cell>
          <table:table-cell table:formula="of:=NUMBERVALUE(MID([.C85];SEARCH(&quot;(&quot;;[.C85]) + 1; 4); &quot;.&quot;)" office:value-type="float" office:value="1.01" calcext:value-type="float">
            <text:p>1.01</text:p>
          </table:table-cell>
          <table:table-cell table:formula="of:=IF(ISERROR([.D85]);1;[.D85])" office:value-type="float" office:value="1" calcext:value-type="float">
            <text:p>1</text:p>
          </table:table-cell>
          <table:table-cell table:formula="of:=IF(ISERROR([.E85]);1;[.E85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leipzig/huck-saw</text:p>
          </table:table-cell>
          <table:table-cell office:value-type="string" calcext:value-type="string">
            <text:p>24.5 GB/s (1.00x)</text:p>
          </table:table-cell>
          <table:table-cell office:value-type="string" calcext:value-type="string">
            <text:p>24.4 GB/s (1.00x)</text:p>
          </table:table-cell>
          <table:table-cell table:formula="of:=NUMBERVALUE(MID([.B86];SEARCH(&quot;(&quot;;[.B86]) + 1; 4); &quot;.&quot;)" office:value-type="float" office:value="1" calcext:value-type="float">
            <text:p>1</text:p>
          </table:table-cell>
          <table:table-cell table:formula="of:=NUMBERVALUE(MID([.C86];SEARCH(&quot;(&quot;;[.C86]) + 1; 4); &quot;.&quot;)" office:value-type="float" office:value="1" calcext:value-type="float">
            <text:p>1</text:p>
          </table:table-cell>
          <table:table-cell table:formula="of:=IF(ISERROR([.D86]);1;[.D86])" office:value-type="float" office:value="1" calcext:value-type="float">
            <text:p>1</text:p>
          </table:table-cell>
          <table:table-cell table:formula="of:=IF(ISERROR([.E86]);1;[.E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word-ending-nn</text:p>
          </table:table-cell>
          <table:table-cell table:number-columns-repeated="2" office:value-type="string" calcext:value-type="string">
            <text:p>30.5 GB/s (1.00x)</text:p>
          </table:table-cell>
          <table:table-cell table:formula="of:=NUMBERVALUE(MID([.B87];SEARCH(&quot;(&quot;;[.B87]) + 1; 4); &quot;.&quot;)" office:value-type="float" office:value="1" calcext:value-type="float">
            <text:p>1</text:p>
          </table:table-cell>
          <table:table-cell table:formula="of:=NUMBERVALUE(MID([.C87];SEARCH(&quot;(&quot;;[.C87]) + 1; 4); &quot;.&quot;)" office:value-type="float" office:value="1" calcext:value-type="float">
            <text:p>1</text:p>
          </table:table-cell>
          <table:table-cell table:formula="of:=IF(ISERROR([.D87]);1;[.D87])" office:value-type="float" office:value="1" calcext:value-type="float">
            <text:p>1</text:p>
          </table:table-cell>
          <table:table-cell table:formula="of:=IF(ISERROR([.E87]);1;[.E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certain-long-strings-ending-x</text:p>
          </table:table-cell>
          <table:table-cell table:number-columns-repeated="2" office:value-type="string" calcext:value-type="string">
            <text:p>6.3 GB/s (1.00x)</text:p>
          </table:table-cell>
          <table:table-cell table:formula="of:=NUMBERVALUE(MID([.B88];SEARCH(&quot;(&quot;;[.B88]) + 1; 4); &quot;.&quot;)" office:value-type="float" office:value="1" calcext:value-type="float">
            <text:p>1</text:p>
          </table:table-cell>
          <table:table-cell table:formula="of:=NUMBERVALUE(MID([.C88];SEARCH(&quot;(&quot;;[.C88]) + 1; 4); &quot;.&quot;)" office:value-type="float" office:value="1" calcext:value-type="float">
            <text:p>1</text:p>
          </table:table-cell>
          <table:table-cell table:formula="of:=IF(ISERROR([.D88]);1;[.D88])" office:value-type="float" office:value="1" calcext:value-type="float">
            <text:p>1</text:p>
          </table:table-cell>
          <table:table-cell table:formula="of:=IF(ISERROR([.E88]);1;[.E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om-sawyer-huckle-finn</text:p>
          </table:table-cell>
          <table:table-cell office:value-type="string" calcext:value-type="string">
            <text:p>22.7 GB/s (1.00x)</text:p>
          </table:table-cell>
          <table:table-cell office:value-type="string" calcext:value-type="string">
            <text:p>22.5 GB/s (1.01x)</text:p>
          </table:table-cell>
          <table:table-cell table:formula="of:=NUMBERVALUE(MID([.B89];SEARCH(&quot;(&quot;;[.B89]) + 1; 4); &quot;.&quot;)" office:value-type="float" office:value="1" calcext:value-type="float">
            <text:p>1</text:p>
          </table:table-cell>
          <table:table-cell table:formula="of:=NUMBERVALUE(MID([.C89];SEARCH(&quot;(&quot;;[.C89]) + 1; 4); &quot;.&quot;)" office:value-type="float" office:value="1.01" calcext:value-type="float">
            <text:p>1.01</text:p>
          </table:table-cell>
          <table:table-cell table:formula="of:=IF(ISERROR([.D89]);1;[.D89])" office:value-type="float" office:value="1" calcext:value-type="float">
            <text:p>1</text:p>
          </table:table-cell>
          <table:table-cell table:formula="of:=IF(ISERROR([.E89]);1;[.E8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leipzig/tom-sawyer-huckle-fin-insensitive</text:p>
          </table:table-cell>
          <table:table-cell office:value-type="string" calcext:value-type="string">
            <text:p>1394.7 MB/s (1.01x)</text:p>
          </table:table-cell>
          <table:table-cell office:value-type="string" calcext:value-type="string">
            <text:p>1407.6 MB/s (1.00x)</text:p>
          </table:table-cell>
          <table:table-cell table:formula="of:=NUMBERVALUE(MID([.B90];SEARCH(&quot;(&quot;;[.B90]) + 1; 4); &quot;.&quot;)" office:value-type="float" office:value="1.01" calcext:value-type="float">
            <text:p>1.01</text:p>
          </table:table-cell>
          <table:table-cell table:formula="of:=NUMBERVALUE(MID([.C90];SEARCH(&quot;(&quot;;[.C90]) + 1; 4); &quot;.&quot;)" office:value-type="float" office:value="1" calcext:value-type="float">
            <text:p>1</text:p>
          </table:table-cell>
          <table:table-cell table:formula="of:=IF(ISERROR([.D90]);1;[.D90])" office:value-type="float" office:value="1.01" calcext:value-type="float">
            <text:p>1.01</text:p>
          </table:table-cell>
          <table:table-cell table:formula="of:=IF(ISERROR([.E90]);1;[.E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om-sawyer-huckle-fin-prefix-short</text:p>
          </table:table-cell>
          <table:table-cell office:value-type="string" calcext:value-type="string">
            <text:p>21.0 GB/s (1.00x)</text:p>
          </table:table-cell>
          <table:table-cell office:value-type="string" calcext:value-type="string">
            <text:p>21.1 GB/s (1.00x)</text:p>
          </table:table-cell>
          <table:table-cell table:formula="of:=NUMBERVALUE(MID([.B91];SEARCH(&quot;(&quot;;[.B91]) + 1; 4); &quot;.&quot;)" office:value-type="float" office:value="1" calcext:value-type="float">
            <text:p>1</text:p>
          </table:table-cell>
          <table:table-cell table:formula="of:=NUMBERVALUE(MID([.C91];SEARCH(&quot;(&quot;;[.C91]) + 1; 4); &quot;.&quot;)" office:value-type="float" office:value="1" calcext:value-type="float">
            <text:p>1</text:p>
          </table:table-cell>
          <table:table-cell table:formula="of:=IF(ISERROR([.D91]);1;[.D91])" office:value-type="float" office:value="1" calcext:value-type="float">
            <text:p>1</text:p>
          </table:table-cell>
          <table:table-cell table:formula="of:=IF(ISERROR([.E91]);1;[.E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om-sawyer-huckle-fin-prefix-long</text:p>
          </table:table-cell>
          <table:table-cell table:number-columns-repeated="2" office:value-type="string" calcext:value-type="string">
            <text:p>20.3 GB/s (1.00x)</text:p>
          </table:table-cell>
          <table:table-cell table:formula="of:=NUMBERVALUE(MID([.B92];SEARCH(&quot;(&quot;;[.B92]) + 1; 4); &quot;.&quot;)" office:value-type="float" office:value="1" calcext:value-type="float">
            <text:p>1</text:p>
          </table:table-cell>
          <table:table-cell table:formula="of:=NUMBERVALUE(MID([.C92];SEARCH(&quot;(&quot;;[.C92]) + 1; 4); &quot;.&quot;)" office:value-type="float" office:value="1" calcext:value-type="float">
            <text:p>1</text:p>
          </table:table-cell>
          <table:table-cell table:formula="of:=IF(ISERROR([.D92]);1;[.D92])" office:value-type="float" office:value="1" calcext:value-type="float">
            <text:p>1</text:p>
          </table:table-cell>
          <table:table-cell table:formula="of:=IF(ISERROR([.E92]);1;[.E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tom-river</text:p>
          </table:table-cell>
          <table:table-cell table:number-columns-repeated="2" office:value-type="string" calcext:value-type="string">
            <text:p>18.6 GB/s (1.00x)</text:p>
          </table:table-cell>
          <table:table-cell table:formula="of:=NUMBERVALUE(MID([.B93];SEARCH(&quot;(&quot;;[.B93]) + 1; 4); &quot;.&quot;)" office:value-type="float" office:value="1" calcext:value-type="float">
            <text:p>1</text:p>
          </table:table-cell>
          <table:table-cell table:formula="of:=NUMBERVALUE(MID([.C93];SEARCH(&quot;(&quot;;[.C93]) + 1; 4); &quot;.&quot;)" office:value-type="float" office:value="1" calcext:value-type="float">
            <text:p>1</text:p>
          </table:table-cell>
          <table:table-cell table:formula="of:=IF(ISERROR([.D93]);1;[.D93])" office:value-type="float" office:value="1" calcext:value-type="float">
            <text:p>1</text:p>
          </table:table-cell>
          <table:table-cell table:formula="of:=IF(ISERROR([.E93]);1;[.E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ing</text:p>
          </table:table-cell>
          <table:table-cell table:number-columns-repeated="2" office:value-type="string" calcext:value-type="string">
            <text:p>3.3 GB/s (1.00x)</text:p>
          </table:table-cell>
          <table:table-cell table:formula="of:=NUMBERVALUE(MID([.B94];SEARCH(&quot;(&quot;;[.B94]) + 1; 4); &quot;.&quot;)" office:value-type="float" office:value="1" calcext:value-type="float">
            <text:p>1</text:p>
          </table:table-cell>
          <table:table-cell table:formula="of:=NUMBERVALUE(MID([.C94];SEARCH(&quot;(&quot;;[.C94]) + 1; 4); &quot;.&quot;)" office:value-type="float" office:value="1" calcext:value-type="float">
            <text:p>1</text:p>
          </table:table-cell>
          <table:table-cell table:formula="of:=IF(ISERROR([.D94]);1;[.D94])" office:value-type="float" office:value="1" calcext:value-type="float">
            <text:p>1</text:p>
          </table:table-cell>
          <table:table-cell table:formula="of:=IF(ISERROR([.E94]);1;[.E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ing-whitespace</text:p>
          </table:table-cell>
          <table:table-cell table:number-columns-repeated="2" office:value-type="string" calcext:value-type="string">
            <text:p>3.2 GB/s (1.00x)</text:p>
          </table:table-cell>
          <table:table-cell table:formula="of:=NUMBERVALUE(MID([.B95];SEARCH(&quot;(&quot;;[.B95]) + 1; 4); &quot;.&quot;)" office:value-type="float" office:value="1" calcext:value-type="float">
            <text:p>1</text:p>
          </table:table-cell>
          <table:table-cell table:formula="of:=NUMBERVALUE(MID([.C95];SEARCH(&quot;(&quot;;[.C95]) + 1; 4); &quot;.&quot;)" office:value-type="float" office:value="1" calcext:value-type="float">
            <text:p>1</text:p>
          </table:table-cell>
          <table:table-cell table:formula="of:=IF(ISERROR([.D95]);1;[.D95])" office:value-type="float" office:value="1" calcext:value-type="float">
            <text:p>1</text:p>
          </table:table-cell>
          <table:table-cell table:formula="of:=IF(ISERROR([.E95]);1;[.E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awyer-inn</text:p>
          </table:table-cell>
          <table:table-cell table:number-columns-repeated="2" office:value-type="string" calcext:value-type="string">
            <text:p>16.2 GB/s (1.00x)</text:p>
          </table:table-cell>
          <table:table-cell table:formula="of:=NUMBERVALUE(MID([.B96];SEARCH(&quot;(&quot;;[.B96]) + 1; 4); &quot;.&quot;)" office:value-type="float" office:value="1" calcext:value-type="float">
            <text:p>1</text:p>
          </table:table-cell>
          <table:table-cell table:formula="of:=NUMBERVALUE(MID([.C96];SEARCH(&quot;(&quot;;[.C96]) + 1; 4); &quot;.&quot;)" office:value-type="float" office:value="1" calcext:value-type="float">
            <text:p>1</text:p>
          </table:table-cell>
          <table:table-cell table:formula="of:=IF(ISERROR([.D96]);1;[.D96])" office:value-type="float" office:value="1" calcext:value-type="float">
            <text:p>1</text:p>
          </table:table-cell>
          <table:table-cell table:formula="of:=IF(ISERROR([.E96]);1;[.E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quotes-bounded</text:p>
          </table:table-cell>
          <table:table-cell table:number-columns-repeated="2" office:value-type="string" calcext:value-type="string">
            <text:p>4.8 GB/s (1.00x)</text:p>
          </table:table-cell>
          <table:table-cell table:formula="of:=NUMBERVALUE(MID([.B97];SEARCH(&quot;(&quot;;[.B97]) + 1; 4); &quot;.&quot;)" office:value-type="float" office:value="1" calcext:value-type="float">
            <text:p>1</text:p>
          </table:table-cell>
          <table:table-cell table:formula="of:=NUMBERVALUE(MID([.C97];SEARCH(&quot;(&quot;;[.C97]) + 1; 4); &quot;.&quot;)" office:value-type="float" office:value="1" calcext:value-type="float">
            <text:p>1</text:p>
          </table:table-cell>
          <table:table-cell table:formula="of:=IF(ISERROR([.D97]);1;[.D97])" office:value-type="float" office:value="1" calcext:value-type="float">
            <text:p>1</text:p>
          </table:table-cell>
          <table:table-cell table:formula="of:=IF(ISERROR([.E97]);1;[.E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non-ascii-alternate</text:p>
          </table:table-cell>
          <table:table-cell office:value-type="string" calcext:value-type="string">
            <text:p>25.5 GB/s (1.01x)</text:p>
          </table:table-cell>
          <table:table-cell office:value-type="string" calcext:value-type="string">
            <text:p>25.8 GB/s (1.00x)</text:p>
          </table:table-cell>
          <table:table-cell table:formula="of:=NUMBERVALUE(MID([.B98];SEARCH(&quot;(&quot;;[.B98]) + 1; 4); &quot;.&quot;)" office:value-type="float" office:value="1.01" calcext:value-type="float">
            <text:p>1.01</text:p>
          </table:table-cell>
          <table:table-cell table:formula="of:=NUMBERVALUE(MID([.C98];SEARCH(&quot;(&quot;;[.C98]) + 1; 4); &quot;.&quot;)" office:value-type="float" office:value="1" calcext:value-type="float">
            <text:p>1</text:p>
          </table:table-cell>
          <table:table-cell table:formula="of:=IF(ISERROR([.D98]);1;[.D98])" office:value-type="float" office:value="1.01" calcext:value-type="float">
            <text:p>1.01</text:p>
          </table:table-cell>
          <table:table-cell table:formula="of:=IF(ISERROR([.E98]);1;[.E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math-symbols</text:p>
          </table:table-cell>
          <table:table-cell office:value-type="string" calcext:value-type="string">
            <text:p>908.5 MB/s (1.00x)</text:p>
          </table:table-cell>
          <table:table-cell office:value-type="string" calcext:value-type="string">
            <text:p>909.1 MB/s (1.00x)</text:p>
          </table:table-cell>
          <table:table-cell table:formula="of:=NUMBERVALUE(MID([.B99];SEARCH(&quot;(&quot;;[.B99]) + 1; 4); &quot;.&quot;)" office:value-type="float" office:value="1" calcext:value-type="float">
            <text:p>1</text:p>
          </table:table-cell>
          <table:table-cell table:formula="of:=NUMBERVALUE(MID([.C99];SEARCH(&quot;(&quot;;[.C99]) + 1; 4); &quot;.&quot;)" office:value-type="float" office:value="1" calcext:value-type="float">
            <text:p>1</text:p>
          </table:table-cell>
          <table:table-cell table:formula="of:=IF(ISERROR([.D99]);1;[.D99])" office:value-type="float" office:value="1" calcext:value-type="float">
            <text:p>1</text:p>
          </table:table-cell>
          <table:table-cell table:formula="of:=IF(ISERROR([.E99]);1;[.E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eipzig/bounded-strings-ending-z</text:p>
          </table:table-cell>
          <table:table-cell office:value-type="string" calcext:value-type="string">
            <text:p>44.3 GB/s (1.00x)</text:p>
          </table:table-cell>
          <table:table-cell office:value-type="string" calcext:value-type="string">
            <text:p>44.4 GB/s (1.00x)</text:p>
          </table:table-cell>
          <table:table-cell table:formula="of:=NUMBERVALUE(MID([.B100];SEARCH(&quot;(&quot;;[.B100]) + 1; 4); &quot;.&quot;)" office:value-type="float" office:value="1" calcext:value-type="float">
            <text:p>1</text:p>
          </table:table-cell>
          <table:table-cell table:formula="of:=NUMBERVALUE(MID([.C100];SEARCH(&quot;(&quot;;[.C100]) + 1; 4); &quot;.&quot;)" office:value-type="float" office:value="1" calcext:value-type="float">
            <text:p>1</text:p>
          </table:table-cell>
          <table:table-cell table:formula="of:=IF(ISERROR([.D100]);1;[.D100])" office:value-type="float" office:value="1" calcext:value-type="float">
            <text:p>1</text:p>
          </table:table-cell>
          <table:table-cell table:formula="of:=IF(ISERROR([.E100]);1;[.E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h3lh3-reb/uri</text:p>
          </table:table-cell>
          <table:table-cell table:number-columns-repeated="2" office:value-type="string" calcext:value-type="string">
            <text:p>2.5 GB/s (1.00x)</text:p>
          </table:table-cell>
          <table:table-cell table:formula="of:=NUMBERVALUE(MID([.B101];SEARCH(&quot;(&quot;;[.B101]) + 1; 4); &quot;.&quot;)" office:value-type="float" office:value="1" calcext:value-type="float">
            <text:p>1</text:p>
          </table:table-cell>
          <table:table-cell table:formula="of:=NUMBERVALUE(MID([.C101];SEARCH(&quot;(&quot;;[.C101]) + 1; 4); &quot;.&quot;)" office:value-type="float" office:value="1" calcext:value-type="float">
            <text:p>1</text:p>
          </table:table-cell>
          <table:table-cell table:formula="of:=IF(ISERROR([.D101]);1;[.D101])" office:value-type="float" office:value="1" calcext:value-type="float">
            <text:p>1</text:p>
          </table:table-cell>
          <table:table-cell table:formula="of:=IF(ISERROR([.E101]);1;[.E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h3lh3-reb/email</text:p>
          </table:table-cell>
          <table:table-cell office:value-type="string" calcext:value-type="string">
            <text:p>2.5 GB/s (1.01x)</text:p>
          </table:table-cell>
          <table:table-cell office:value-type="string" calcext:value-type="string">
            <text:p>2.6 GB/s (1.00x)</text:p>
          </table:table-cell>
          <table:table-cell table:formula="of:=NUMBERVALUE(MID([.B102];SEARCH(&quot;(&quot;;[.B102]) + 1; 4); &quot;.&quot;)" office:value-type="float" office:value="1.01" calcext:value-type="float">
            <text:p>1.01</text:p>
          </table:table-cell>
          <table:table-cell table:formula="of:=NUMBERVALUE(MID([.C102];SEARCH(&quot;(&quot;;[.C102]) + 1; 4); &quot;.&quot;)" office:value-type="float" office:value="1" calcext:value-type="float">
            <text:p>1</text:p>
          </table:table-cell>
          <table:table-cell table:formula="of:=IF(ISERROR([.D102]);1;[.D102])" office:value-type="float" office:value="1.01" calcext:value-type="float">
            <text:p>1.01</text:p>
          </table:table-cell>
          <table:table-cell table:formula="of:=IF(ISERROR([.E102]);1;[.E1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h3lh3-reb/date</text:p>
          </table:table-cell>
          <table:table-cell office:value-type="string" calcext:value-type="string">
            <text:p>2.0 GB/s (1.01x)</text:p>
          </table:table-cell>
          <table:table-cell office:value-type="string" calcext:value-type="string">
            <text:p>2.0 GB/s (1.00x)</text:p>
          </table:table-cell>
          <table:table-cell table:formula="of:=NUMBERVALUE(MID([.B103];SEARCH(&quot;(&quot;;[.B103]) + 1; 4); &quot;.&quot;)" office:value-type="float" office:value="1.01" calcext:value-type="float">
            <text:p>1.01</text:p>
          </table:table-cell>
          <table:table-cell table:formula="of:=NUMBERVALUE(MID([.C103];SEARCH(&quot;(&quot;;[.C103]) + 1; 4); &quot;.&quot;)" office:value-type="float" office:value="1" calcext:value-type="float">
            <text:p>1</text:p>
          </table:table-cell>
          <table:table-cell table:formula="of:=IF(ISERROR([.D103]);1;[.D103])" office:value-type="float" office:value="1.01" calcext:value-type="float">
            <text:p>1.01</text:p>
          </table:table-cell>
          <table:table-cell table:formula="of:=IF(ISERROR([.E103]);1;[.E1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lh3lh3-reb/uri-or-email</text:p>
          </table:table-cell>
          <table:table-cell office:value-type="string" calcext:value-type="string">
            <text:p>856.4 MB/s (1.00x)</text:p>
          </table:table-cell>
          <table:table-cell office:value-type="string" calcext:value-type="string">
            <text:p>858.1 MB/s (1.00x)</text:p>
          </table:table-cell>
          <table:table-cell table:formula="of:=NUMBERVALUE(MID([.B104];SEARCH(&quot;(&quot;;[.B104]) + 1; 4); &quot;.&quot;)" office:value-type="float" office:value="1" calcext:value-type="float">
            <text:p>1</text:p>
          </table:table-cell>
          <table:table-cell table:formula="of:=NUMBERVALUE(MID([.C104];SEARCH(&quot;(&quot;;[.C104]) + 1; 4); &quot;.&quot;)" office:value-type="float" office:value="1" calcext:value-type="float">
            <text:p>1</text:p>
          </table:table-cell>
          <table:table-cell table:formula="of:=IF(ISERROR([.D104]);1;[.D104])" office:value-type="float" office:value="1" calcext:value-type="float">
            <text:p>1</text:p>
          </table:table-cell>
          <table:table-cell table:formula="of:=IF(ISERROR([.E104]);1;[.E1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mariomka/email</text:p>
          </table:table-cell>
          <table:table-cell office:value-type="string" calcext:value-type="string">
            <text:p>49.4 GB/s (1.00x)</text:p>
          </table:table-cell>
          <table:table-cell office:value-type="string" calcext:value-type="string">
            <text:p>49.2 GB/s (1.00x)</text:p>
          </table:table-cell>
          <table:table-cell table:formula="of:=NUMBERVALUE(MID([.B105];SEARCH(&quot;(&quot;;[.B105]) + 1; 4); &quot;.&quot;)" office:value-type="float" office:value="1" calcext:value-type="float">
            <text:p>1</text:p>
          </table:table-cell>
          <table:table-cell table:formula="of:=NUMBERVALUE(MID([.C105];SEARCH(&quot;(&quot;;[.C105]) + 1; 4); &quot;.&quot;)" office:value-type="float" office:value="1" calcext:value-type="float">
            <text:p>1</text:p>
          </table:table-cell>
          <table:table-cell table:formula="of:=IF(ISERROR([.D105]);1;[.D105])" office:value-type="float" office:value="1" calcext:value-type="float">
            <text:p>1</text:p>
          </table:table-cell>
          <table:table-cell table:formula="of:=IF(ISERROR([.E105]);1;[.E1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mariomka/uri</text:p>
          </table:table-cell>
          <table:table-cell office:value-type="string" calcext:value-type="string">
            <text:p>9.5 GB/s (1.00x)</text:p>
          </table:table-cell>
          <table:table-cell office:value-type="string" calcext:value-type="string">
            <text:p>9.6 GB/s (1.00x)</text:p>
          </table:table-cell>
          <table:table-cell table:formula="of:=NUMBERVALUE(MID([.B106];SEARCH(&quot;(&quot;;[.B106]) + 1; 4); &quot;.&quot;)" office:value-type="float" office:value="1" calcext:value-type="float">
            <text:p>1</text:p>
          </table:table-cell>
          <table:table-cell table:formula="of:=NUMBERVALUE(MID([.C106];SEARCH(&quot;(&quot;;[.C106]) + 1; 4); &quot;.&quot;)" office:value-type="float" office:value="1" calcext:value-type="float">
            <text:p>1</text:p>
          </table:table-cell>
          <table:table-cell table:formula="of:=IF(ISERROR([.D106]);1;[.D106])" office:value-type="float" office:value="1" calcext:value-type="float">
            <text:p>1</text:p>
          </table:table-cell>
          <table:table-cell table:formula="of:=IF(ISERROR([.E106]);1;[.E1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mariomka/ip</text:p>
          </table:table-cell>
          <table:table-cell table:number-columns-repeated="2" office:value-type="string" calcext:value-type="string">
            <text:p>3.5 GB/s (1.00x)</text:p>
          </table:table-cell>
          <table:table-cell table:formula="of:=NUMBERVALUE(MID([.B107];SEARCH(&quot;(&quot;;[.B107]) + 1; 4); &quot;.&quot;)" office:value-type="float" office:value="1" calcext:value-type="float">
            <text:p>1</text:p>
          </table:table-cell>
          <table:table-cell table:formula="of:=NUMBERVALUE(MID([.C107];SEARCH(&quot;(&quot;;[.C107]) + 1; 4); &quot;.&quot;)" office:value-type="float" office:value="1" calcext:value-type="float">
            <text:p>1</text:p>
          </table:table-cell>
          <table:table-cell table:formula="of:=IF(ISERROR([.D107]);1;[.D107])" office:value-type="float" office:value="1" calcext:value-type="float">
            <text:p>1</text:p>
          </table:table-cell>
          <table:table-cell table:formula="of:=IF(ISERROR([.E107]);1;[.E1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egex-redux/regex-redux</text:p>
          </table:table-cell>
          <table:table-cell office:value-type="string" calcext:value-type="string">
            <text:p>11.21ms (1.01x)</text:p>
          </table:table-cell>
          <table:table-cell office:value-type="string" calcext:value-type="string">
            <text:p>11.07ms (1.00x)</text:p>
          </table:table-cell>
          <table:table-cell table:formula="of:=NUMBERVALUE(MID([.B108];SEARCH(&quot;(&quot;;[.B108]) + 1; 4); &quot;.&quot;)" office:value-type="float" office:value="1.01" calcext:value-type="float">
            <text:p>1.01</text:p>
          </table:table-cell>
          <table:table-cell table:formula="of:=NUMBERVALUE(MID([.C108];SEARCH(&quot;(&quot;;[.C108]) + 1; 4); &quot;.&quot;)" office:value-type="float" office:value="1" calcext:value-type="float">
            <text:p>1</text:p>
          </table:table-cell>
          <table:table-cell table:formula="of:=IF(ISERROR([.D108]);1;[.D108])" office:value-type="float" office:value="1.01" calcext:value-type="float">
            <text:p>1.01</text:p>
          </table:table-cell>
          <table:table-cell table:formula="of:=IF(ISERROR([.E108]);1;[.E1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no-exponential</text:p>
          </table:table-cell>
          <table:table-cell office:value-type="string" calcext:value-type="string">
            <text:p>567.7 MB/s (1.00x)</text:p>
          </table:table-cell>
          <table:table-cell office:value-type="string" calcext:value-type="string">
            <text:p>554.5 MB/s (1.02x)</text:p>
          </table:table-cell>
          <table:table-cell table:formula="of:=NUMBERVALUE(MID([.B109];SEARCH(&quot;(&quot;;[.B109]) + 1; 4); &quot;.&quot;)" office:value-type="float" office:value="1" calcext:value-type="float">
            <text:p>1</text:p>
          </table:table-cell>
          <table:table-cell table:formula="of:=NUMBERVALUE(MID([.C109];SEARCH(&quot;(&quot;;[.C109]) + 1; 4); &quot;.&quot;)" office:value-type="float" office:value="1.02" calcext:value-type="float">
            <text:p>1.02</text:p>
          </table:table-cell>
          <table:table-cell table:formula="of:=IF(ISERROR([.D109]);1;[.D109])" office:value-type="float" office:value="1" calcext:value-type="float">
            <text:p>1</text:p>
          </table:table-cell>
          <table:table-cell table:formula="of:=IF(ISERROR([.E109]);1;[.E109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literal</text:p>
          </table:table-cell>
          <table:table-cell office:value-type="string" calcext:value-type="string">
            <text:p>2.3 GB/s (1.00x)</text:p>
          </table:table-cell>
          <table:table-cell office:value-type="string" calcext:value-type="string">
            <text:p>2.1 GB/s (1.10x)</text:p>
          </table:table-cell>
          <table:table-cell table:formula="of:=NUMBERVALUE(MID([.B110];SEARCH(&quot;(&quot;;[.B110]) + 1; 4); &quot;.&quot;)" office:value-type="float" office:value="1" calcext:value-type="float">
            <text:p>1</text:p>
          </table:table-cell>
          <table:table-cell table:formula="of:=NUMBERVALUE(MID([.C110];SEARCH(&quot;(&quot;;[.C110]) + 1; 4); &quot;.&quot;)" office:value-type="float" office:value="1.1" calcext:value-type="float">
            <text:p>1.1</text:p>
          </table:table-cell>
          <table:table-cell table:formula="of:=IF(ISERROR([.D110]);1;[.D110])" office:value-type="float" office:value="1" calcext:value-type="float">
            <text:p>1</text:p>
          </table:table-cell>
          <table:table-cell table:formula="of:=IF(ISERROR([.E110]);1;[.E110]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imported/rsc/not-literal</text:p>
          </table:table-cell>
          <table:table-cell office:value-type="string" calcext:value-type="string">
            <text:p>1186.3 MB/s (1.00x)</text:p>
          </table:table-cell>
          <table:table-cell office:value-type="string" calcext:value-type="string">
            <text:p>1158.0 MB/s (1.02x)</text:p>
          </table:table-cell>
          <table:table-cell table:formula="of:=NUMBERVALUE(MID([.B111];SEARCH(&quot;(&quot;;[.B111]) + 1; 4); &quot;.&quot;)" office:value-type="float" office:value="1" calcext:value-type="float">
            <text:p>1</text:p>
          </table:table-cell>
          <table:table-cell table:formula="of:=NUMBERVALUE(MID([.C111];SEARCH(&quot;(&quot;;[.C111]) + 1; 4); &quot;.&quot;)" office:value-type="float" office:value="1.02" calcext:value-type="float">
            <text:p>1.02</text:p>
          </table:table-cell>
          <table:table-cell table:formula="of:=IF(ISERROR([.D111]);1;[.D111])" office:value-type="float" office:value="1" calcext:value-type="float">
            <text:p>1</text:p>
          </table:table-cell>
          <table:table-cell table:formula="of:=IF(ISERROR([.E111]);1;[.E111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match-class</text:p>
          </table:table-cell>
          <table:table-cell table:number-columns-repeated="2" office:value-type="string" calcext:value-type="string">
            <text:p>2.4 GB/s (1.00x)</text:p>
          </table:table-cell>
          <table:table-cell table:formula="of:=NUMBERVALUE(MID([.B112];SEARCH(&quot;(&quot;;[.B112]) + 1; 4); &quot;.&quot;)" office:value-type="float" office:value="1" calcext:value-type="float">
            <text:p>1</text:p>
          </table:table-cell>
          <table:table-cell table:formula="of:=NUMBERVALUE(MID([.C112];SEARCH(&quot;(&quot;;[.C112]) + 1; 4); &quot;.&quot;)" office:value-type="float" office:value="1" calcext:value-type="float">
            <text:p>1</text:p>
          </table:table-cell>
          <table:table-cell table:formula="of:=IF(ISERROR([.D112]);1;[.D112])" office:value-type="float" office:value="1" calcext:value-type="float">
            <text:p>1</text:p>
          </table:table-cell>
          <table:table-cell table:formula="of:=IF(ISERROR([.E112]);1;[.E1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match-class-in-range</text:p>
          </table:table-cell>
          <table:table-cell office:value-type="string" calcext:value-type="string">
            <text:p>3.4 GB/s (1.00x)</text:p>
          </table:table-cell>
          <table:table-cell office:value-type="string" calcext:value-type="string">
            <text:p>3.3 GB/s (1.05x)</text:p>
          </table:table-cell>
          <table:table-cell table:formula="of:=NUMBERVALUE(MID([.B113];SEARCH(&quot;(&quot;;[.B113]) + 1; 4); &quot;.&quot;)" office:value-type="float" office:value="1" calcext:value-type="float">
            <text:p>1</text:p>
          </table:table-cell>
          <table:table-cell table:formula="of:=NUMBERVALUE(MID([.C113];SEARCH(&quot;(&quot;;[.C113]) + 1; 4); &quot;.&quot;)" office:value-type="float" office:value="1.05" calcext:value-type="float">
            <text:p>1.05</text:p>
          </table:table-cell>
          <table:table-cell table:formula="of:=IF(ISERROR([.D113]);1;[.D113])" office:value-type="float" office:value="1" calcext:value-type="float">
            <text:p>1</text:p>
          </table:table-cell>
          <table:table-cell table:formula="of:=IF(ISERROR([.E113]);1;[.E113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imported/rsc/match-class-unicode</text:p>
          </table:table-cell>
          <table:table-cell office:value-type="string" calcext:value-type="string">
            <text:p>795.6 MB/s (1.00x)</text:p>
          </table:table-cell>
          <table:table-cell office:value-type="string" calcext:value-type="string">
            <text:p>779.4 MB/s (1.02x)</text:p>
          </table:table-cell>
          <table:table-cell table:formula="of:=NUMBERVALUE(MID([.B114];SEARCH(&quot;(&quot;;[.B114]) + 1; 4); &quot;.&quot;)" office:value-type="float" office:value="1" calcext:value-type="float">
            <text:p>1</text:p>
          </table:table-cell>
          <table:table-cell table:formula="of:=NUMBERVALUE(MID([.C114];SEARCH(&quot;(&quot;;[.C114]) + 1; 4); &quot;.&quot;)" office:value-type="float" office:value="1.02" calcext:value-type="float">
            <text:p>1.02</text:p>
          </table:table-cell>
          <table:table-cell table:formula="of:=IF(ISERROR([.D114]);1;[.D114])" office:value-type="float" office:value="1" calcext:value-type="float">
            <text:p>1</text:p>
          </table:table-cell>
          <table:table-cell table:formula="of:=IF(ISERROR([.E114]);1;[.E114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anchored-literal-short-non-match</text:p>
          </table:table-cell>
          <table:table-cell office:value-type="string" calcext:value-type="string">
            <text:p>1305.0 MB/s (1.00x)</text:p>
          </table:table-cell>
          <table:table-cell office:value-type="string" calcext:value-type="string">
            <text:p>1180.7 MB/s (1.11x)</text:p>
          </table:table-cell>
          <table:table-cell table:formula="of:=NUMBERVALUE(MID([.B115];SEARCH(&quot;(&quot;;[.B115]) + 1; 4); &quot;.&quot;)" office:value-type="float" office:value="1" calcext:value-type="float">
            <text:p>1</text:p>
          </table:table-cell>
          <table:table-cell table:formula="of:=NUMBERVALUE(MID([.C115];SEARCH(&quot;(&quot;;[.C115]) + 1; 4); &quot;.&quot;)" office:value-type="float" office:value="1.11" calcext:value-type="float">
            <text:p>1.11</text:p>
          </table:table-cell>
          <table:table-cell table:formula="of:=IF(ISERROR([.D115]);1;[.D115])" office:value-type="float" office:value="1" calcext:value-type="float">
            <text:p>1</text:p>
          </table:table-cell>
          <table:table-cell table:formula="of:=IF(ISERROR([.E115]);1;[.E115]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imported/rsc/anchored-literal-long-non-match</text:p>
          </table:table-cell>
          <table:table-cell office:value-type="string" calcext:value-type="string">
            <text:p>19.1 GB/s (1.00x)</text:p>
          </table:table-cell>
          <table:table-cell office:value-type="string" calcext:value-type="string">
            <text:p>17.3 GB/s (1.11x)</text:p>
          </table:table-cell>
          <table:table-cell table:formula="of:=NUMBERVALUE(MID([.B116];SEARCH(&quot;(&quot;;[.B116]) + 1; 4); &quot;.&quot;)" office:value-type="float" office:value="1" calcext:value-type="float">
            <text:p>1</text:p>
          </table:table-cell>
          <table:table-cell table:formula="of:=NUMBERVALUE(MID([.C116];SEARCH(&quot;(&quot;;[.C116]) + 1; 4); &quot;.&quot;)" office:value-type="float" office:value="1.11" calcext:value-type="float">
            <text:p>1.11</text:p>
          </table:table-cell>
          <table:table-cell table:formula="of:=IF(ISERROR([.D116]);1;[.D116])" office:value-type="float" office:value="1" calcext:value-type="float">
            <text:p>1</text:p>
          </table:table-cell>
          <table:table-cell table:formula="of:=IF(ISERROR([.E116]);1;[.E116]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imported/rsc/anchored-literal-short-match</text:p>
          </table:table-cell>
          <table:table-cell table:number-columns-repeated="2" office:value-type="string" calcext:value-type="string">
            <text:p>855.0 MB/s (1.00x)</text:p>
          </table:table-cell>
          <table:table-cell table:formula="of:=NUMBERVALUE(MID([.B117];SEARCH(&quot;(&quot;;[.B117]) + 1; 4); &quot;.&quot;)" office:value-type="float" office:value="1" calcext:value-type="float">
            <text:p>1</text:p>
          </table:table-cell>
          <table:table-cell table:formula="of:=NUMBERVALUE(MID([.C117];SEARCH(&quot;(&quot;;[.C117]) + 1; 4); &quot;.&quot;)" office:value-type="float" office:value="1" calcext:value-type="float">
            <text:p>1</text:p>
          </table:table-cell>
          <table:table-cell table:formula="of:=IF(ISERROR([.D117]);1;[.D117])" office:value-type="float" office:value="1" calcext:value-type="float">
            <text:p>1</text:p>
          </table:table-cell>
          <table:table-cell table:formula="of:=IF(ISERROR([.E117]);1;[.E1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anchored-literal-long-match</text:p>
          </table:table-cell>
          <table:table-cell office:value-type="string" calcext:value-type="string">
            <text:p>13.0 GB/s (1.00x)</text:p>
          </table:table-cell>
          <table:table-cell office:value-type="string" calcext:value-type="string">
            <text:p>12.5 GB/s (1.04x)</text:p>
          </table:table-cell>
          <table:table-cell table:formula="of:=NUMBERVALUE(MID([.B118];SEARCH(&quot;(&quot;;[.B118]) + 1; 4); &quot;.&quot;)" office:value-type="float" office:value="1" calcext:value-type="float">
            <text:p>1</text:p>
          </table:table-cell>
          <table:table-cell table:formula="of:=NUMBERVALUE(MID([.C118];SEARCH(&quot;(&quot;;[.C118]) + 1; 4); &quot;.&quot;)" office:value-type="float" office:value="1.04" calcext:value-type="float">
            <text:p>1.04</text:p>
          </table:table-cell>
          <table:table-cell table:formula="of:=IF(ISERROR([.D118]);1;[.D118])" office:value-type="float" office:value="1" calcext:value-type="float">
            <text:p>1</text:p>
          </table:table-cell>
          <table:table-cell table:formula="of:=IF(ISERROR([.E118]);1;[.E118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one-pass-short</text:p>
          </table:table-cell>
          <table:table-cell office:value-type="string" calcext:value-type="string">
            <text:p>415.7 MB/s (1.00x)</text:p>
          </table:table-cell>
          <table:table-cell office:value-type="string" calcext:value-type="string">
            <text:p>405.3 MB/s (1.03x)</text:p>
          </table:table-cell>
          <table:table-cell table:formula="of:=NUMBERVALUE(MID([.B119];SEARCH(&quot;(&quot;;[.B119]) + 1; 4); &quot;.&quot;)" office:value-type="float" office:value="1" calcext:value-type="float">
            <text:p>1</text:p>
          </table:table-cell>
          <table:table-cell table:formula="of:=NUMBERVALUE(MID([.C119];SEARCH(&quot;(&quot;;[.C119]) + 1; 4); &quot;.&quot;)" office:value-type="float" office:value="1.03" calcext:value-type="float">
            <text:p>1.03</text:p>
          </table:table-cell>
          <table:table-cell table:formula="of:=IF(ISERROR([.D119]);1;[.D119])" office:value-type="float" office:value="1" calcext:value-type="float">
            <text:p>1</text:p>
          </table:table-cell>
          <table:table-cell table:formula="of:=IF(ISERROR([.E119]);1;[.E119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imported/rsc/one-pass-short-not</text:p>
          </table:table-cell>
          <table:table-cell office:value-type="string" calcext:value-type="string">
            <text:p>344.9 MB/s (1.00x)</text:p>
          </table:table-cell>
          <table:table-cell office:value-type="string" calcext:value-type="string">
            <text:p>324.2 MB/s (1.06x)</text:p>
          </table:table-cell>
          <table:table-cell table:formula="of:=NUMBERVALUE(MID([.B120];SEARCH(&quot;(&quot;;[.B120]) + 1; 4); &quot;.&quot;)" office:value-type="float" office:value="1" calcext:value-type="float">
            <text:p>1</text:p>
          </table:table-cell>
          <table:table-cell table:formula="of:=NUMBERVALUE(MID([.C120];SEARCH(&quot;(&quot;;[.C120]) + 1; 4); &quot;.&quot;)" office:value-type="float" office:value="1.06" calcext:value-type="float">
            <text:p>1.06</text:p>
          </table:table-cell>
          <table:table-cell table:formula="of:=IF(ISERROR([.D120]);1;[.D120])" office:value-type="float" office:value="1" calcext:value-type="float">
            <text:p>1</text:p>
          </table:table-cell>
          <table:table-cell table:formula="of:=IF(ISERROR([.E120]);1;[.E120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one-pass-long-prefix</text:p>
          </table:table-cell>
          <table:table-cell office:value-type="string" calcext:value-type="string">
            <text:p>495.9 MB/s (1.00x)</text:p>
          </table:table-cell>
          <table:table-cell office:value-type="string" calcext:value-type="string">
            <text:p>467.8 MB/s (1.06x)</text:p>
          </table:table-cell>
          <table:table-cell table:formula="of:=NUMBERVALUE(MID([.B121];SEARCH(&quot;(&quot;;[.B121]) + 1; 4); &quot;.&quot;)" office:value-type="float" office:value="1" calcext:value-type="float">
            <text:p>1</text:p>
          </table:table-cell>
          <table:table-cell table:formula="of:=NUMBERVALUE(MID([.C121];SEARCH(&quot;(&quot;;[.C121]) + 1; 4); &quot;.&quot;)" office:value-type="float" office:value="1.06" calcext:value-type="float">
            <text:p>1.06</text:p>
          </table:table-cell>
          <table:table-cell table:formula="of:=IF(ISERROR([.D121]);1;[.D121])" office:value-type="float" office:value="1" calcext:value-type="float">
            <text:p>1</text:p>
          </table:table-cell>
          <table:table-cell table:formula="of:=IF(ISERROR([.E121]);1;[.E121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one-pass-long-prefix-not</text:p>
          </table:table-cell>
          <table:table-cell office:value-type="string" calcext:value-type="string">
            <text:p>506.0 MB/s (1.00x)</text:p>
          </table:table-cell>
          <table:table-cell office:value-type="string" calcext:value-type="string">
            <text:p>467.8 MB/s (1.08x)</text:p>
          </table:table-cell>
          <table:table-cell table:formula="of:=NUMBERVALUE(MID([.B122];SEARCH(&quot;(&quot;;[.B122]) + 1; 4); &quot;.&quot;)" office:value-type="float" office:value="1" calcext:value-type="float">
            <text:p>1</text:p>
          </table:table-cell>
          <table:table-cell table:formula="of:=NUMBERVALUE(MID([.C122];SEARCH(&quot;(&quot;;[.C122]) + 1; 4); &quot;.&quot;)" office:value-type="float" office:value="1.08" calcext:value-type="float">
            <text:p>1.08</text:p>
          </table:table-cell>
          <table:table-cell table:formula="of:=IF(ISERROR([.D122]);1;[.D122])" office:value-type="float" office:value="1" calcext:value-type="float">
            <text:p>1</text:p>
          </table:table-cell>
          <table:table-cell table:formula="of:=IF(ISERROR([.E122]);1;[.E122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imported/rsc/long-needle1</text:p>
          </table:table-cell>
          <table:table-cell office:value-type="string" calcext:value-type="string">
            <text:p>56.1 GB/s (1.00x)</text:p>
          </table:table-cell>
          <table:table-cell office:value-type="string" calcext:value-type="string">
            <text:p>53.8 GB/s (1.04x)</text:p>
          </table:table-cell>
          <table:table-cell table:formula="of:=NUMBERVALUE(MID([.B123];SEARCH(&quot;(&quot;;[.B123]) + 1; 4); &quot;.&quot;)" office:value-type="float" office:value="1" calcext:value-type="float">
            <text:p>1</text:p>
          </table:table-cell>
          <table:table-cell table:formula="of:=NUMBERVALUE(MID([.C123];SEARCH(&quot;(&quot;;[.C123]) + 1; 4); &quot;.&quot;)" office:value-type="float" office:value="1.04" calcext:value-type="float">
            <text:p>1.04</text:p>
          </table:table-cell>
          <table:table-cell table:formula="of:=IF(ISERROR([.D123]);1;[.D123])" office:value-type="float" office:value="1" calcext:value-type="float">
            <text:p>1</text:p>
          </table:table-cell>
          <table:table-cell table:formula="of:=IF(ISERROR([.E123]);1;[.E123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long-needle2</text:p>
          </table:table-cell>
          <table:table-cell office:value-type="string" calcext:value-type="string">
            <text:p>380.7 MB/s (1.00x)</text:p>
          </table:table-cell>
          <table:table-cell office:value-type="string" calcext:value-type="string">
            <text:p>378.0 MB/s (1.01x)</text:p>
          </table:table-cell>
          <table:table-cell table:formula="of:=NUMBERVALUE(MID([.B124];SEARCH(&quot;(&quot;;[.B124]) + 1; 4); &quot;.&quot;)" office:value-type="float" office:value="1" calcext:value-type="float">
            <text:p>1</text:p>
          </table:table-cell>
          <table:table-cell table:formula="of:=NUMBERVALUE(MID([.C124];SEARCH(&quot;(&quot;;[.C124]) + 1; 4); &quot;.&quot;)" office:value-type="float" office:value="1.01" calcext:value-type="float">
            <text:p>1.01</text:p>
          </table:table-cell>
          <table:table-cell table:formula="of:=IF(ISERROR([.D124]);1;[.D124])" office:value-type="float" office:value="1" calcext:value-type="float">
            <text:p>1</text:p>
          </table:table-cell>
          <table:table-cell table:formula="of:=IF(ISERROR([.E124]);1;[.E124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rsc/easy0-32</text:p>
          </table:table-cell>
          <table:table-cell office:value-type="string" calcext:value-type="string">
            <text:p>2.3 GB/s (1.00x)</text:p>
          </table:table-cell>
          <table:table-cell office:value-type="string" calcext:value-type="string">
            <text:p>2.2 GB/s (1.04x)</text:p>
          </table:table-cell>
          <table:table-cell table:formula="of:=NUMBERVALUE(MID([.B125];SEARCH(&quot;(&quot;;[.B125]) + 1; 4); &quot;.&quot;)" office:value-type="float" office:value="1" calcext:value-type="float">
            <text:p>1</text:p>
          </table:table-cell>
          <table:table-cell table:formula="of:=NUMBERVALUE(MID([.C125];SEARCH(&quot;(&quot;;[.C125]) + 1; 4); &quot;.&quot;)" office:value-type="float" office:value="1.04" calcext:value-type="float">
            <text:p>1.04</text:p>
          </table:table-cell>
          <table:table-cell table:formula="of:=IF(ISERROR([.D125]);1;[.D125])" office:value-type="float" office:value="1" calcext:value-type="float">
            <text:p>1</text:p>
          </table:table-cell>
          <table:table-cell table:formula="of:=IF(ISERROR([.E125]);1;[.E125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easy0-1k</text:p>
          </table:table-cell>
          <table:table-cell office:value-type="string" calcext:value-type="string">
            <text:p>23.3 GB/s (1.00x)</text:p>
          </table:table-cell>
          <table:table-cell office:value-type="string" calcext:value-type="string">
            <text:p>21.7 GB/s (1.07x)</text:p>
          </table:table-cell>
          <table:table-cell table:formula="of:=NUMBERVALUE(MID([.B126];SEARCH(&quot;(&quot;;[.B126]) + 1; 4); &quot;.&quot;)" office:value-type="float" office:value="1" calcext:value-type="float">
            <text:p>1</text:p>
          </table:table-cell>
          <table:table-cell table:formula="of:=NUMBERVALUE(MID([.C126];SEARCH(&quot;(&quot;;[.C126]) + 1; 4); &quot;.&quot;)" office:value-type="float" office:value="1.07" calcext:value-type="float">
            <text:p>1.07</text:p>
          </table:table-cell>
          <table:table-cell table:formula="of:=IF(ISERROR([.D126]);1;[.D126])" office:value-type="float" office:value="1" calcext:value-type="float">
            <text:p>1</text:p>
          </table:table-cell>
          <table:table-cell table:formula="of:=IF(ISERROR([.E126]);1;[.E126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imported/rsc/easy0-32k</text:p>
          </table:table-cell>
          <table:table-cell office:value-type="string" calcext:value-type="string">
            <text:p>54.5 GB/s (1.00x)</text:p>
          </table:table-cell>
          <table:table-cell office:value-type="string" calcext:value-type="string">
            <text:p>53.7 GB/s (1.02x)</text:p>
          </table:table-cell>
          <table:table-cell table:formula="of:=NUMBERVALUE(MID([.B127];SEARCH(&quot;(&quot;;[.B127]) + 1; 4); &quot;.&quot;)" office:value-type="float" office:value="1" calcext:value-type="float">
            <text:p>1</text:p>
          </table:table-cell>
          <table:table-cell table:formula="of:=NUMBERVALUE(MID([.C127];SEARCH(&quot;(&quot;;[.C127]) + 1; 4); &quot;.&quot;)" office:value-type="float" office:value="1.02" calcext:value-type="float">
            <text:p>1.02</text:p>
          </table:table-cell>
          <table:table-cell table:formula="of:=IF(ISERROR([.D127]);1;[.D127])" office:value-type="float" office:value="1" calcext:value-type="float">
            <text:p>1</text:p>
          </table:table-cell>
          <table:table-cell table:formula="of:=IF(ISERROR([.E127]);1;[.E127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rsc/easy0-1mb</text:p>
          </table:table-cell>
          <table:table-cell table:number-columns-repeated="2" office:value-type="string" calcext:value-type="string">
            <text:p>55.0 GB/s (1.00x)</text:p>
          </table:table-cell>
          <table:table-cell table:formula="of:=NUMBERVALUE(MID([.B128];SEARCH(&quot;(&quot;;[.B128]) + 1; 4); &quot;.&quot;)" office:value-type="float" office:value="1" calcext:value-type="float">
            <text:p>1</text:p>
          </table:table-cell>
          <table:table-cell table:formula="of:=NUMBERVALUE(MID([.C128];SEARCH(&quot;(&quot;;[.C128]) + 1; 4); &quot;.&quot;)" office:value-type="float" office:value="1" calcext:value-type="float">
            <text:p>1</text:p>
          </table:table-cell>
          <table:table-cell table:formula="of:=IF(ISERROR([.D128]);1;[.D128])" office:value-type="float" office:value="1" calcext:value-type="float">
            <text:p>1</text:p>
          </table:table-cell>
          <table:table-cell table:formula="of:=IF(ISERROR([.E128]);1;[.E1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easy1-32</text:p>
          </table:table-cell>
          <table:table-cell office:value-type="string" calcext:value-type="string">
            <text:p>1057.3 MB/s (1.00x)</text:p>
          </table:table-cell>
          <table:table-cell office:value-type="string" calcext:value-type="string">
            <text:p>992.6 MB/s (1.07x)</text:p>
          </table:table-cell>
          <table:table-cell table:formula="of:=NUMBERVALUE(MID([.B129];SEARCH(&quot;(&quot;;[.B129]) + 1; 4); &quot;.&quot;)" office:value-type="float" office:value="1" calcext:value-type="float">
            <text:p>1</text:p>
          </table:table-cell>
          <table:table-cell table:formula="of:=NUMBERVALUE(MID([.C129];SEARCH(&quot;(&quot;;[.C129]) + 1; 4); &quot;.&quot;)" office:value-type="float" office:value="1.07" calcext:value-type="float">
            <text:p>1.07</text:p>
          </table:table-cell>
          <table:table-cell table:formula="of:=IF(ISERROR([.D129]);1;[.D129])" office:value-type="float" office:value="1" calcext:value-type="float">
            <text:p>1</text:p>
          </table:table-cell>
          <table:table-cell table:formula="of:=IF(ISERROR([.E129]);1;[.E129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imported/rsc/easy1-1k</text:p>
          </table:table-cell>
          <table:table-cell office:value-type="string" calcext:value-type="string">
            <text:p>20.7 GB/s (1.00x)</text:p>
          </table:table-cell>
          <table:table-cell office:value-type="string" calcext:value-type="string">
            <text:p>19.4 GB/s (1.06x)</text:p>
          </table:table-cell>
          <table:table-cell table:formula="of:=NUMBERVALUE(MID([.B130];SEARCH(&quot;(&quot;;[.B130]) + 1; 4); &quot;.&quot;)" office:value-type="float" office:value="1" calcext:value-type="float">
            <text:p>1</text:p>
          </table:table-cell>
          <table:table-cell table:formula="of:=NUMBERVALUE(MID([.C130];SEARCH(&quot;(&quot;;[.C130]) + 1; 4); &quot;.&quot;)" office:value-type="float" office:value="1.06" calcext:value-type="float">
            <text:p>1.06</text:p>
          </table:table-cell>
          <table:table-cell table:formula="of:=IF(ISERROR([.D130]);1;[.D130])" office:value-type="float" office:value="1" calcext:value-type="float">
            <text:p>1</text:p>
          </table:table-cell>
          <table:table-cell table:formula="of:=IF(ISERROR([.E130]);1;[.E130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easy1-32k</text:p>
          </table:table-cell>
          <table:table-cell table:number-columns-repeated="2" office:value-type="string" calcext:value-type="string">
            <text:p>623.2 GB/s (1.00x)</text:p>
          </table:table-cell>
          <table:table-cell table:formula="of:=NUMBERVALUE(MID([.B131];SEARCH(&quot;(&quot;;[.B131]) + 1; 4); &quot;.&quot;)" office:value-type="float" office:value="1" calcext:value-type="float">
            <text:p>1</text:p>
          </table:table-cell>
          <table:table-cell table:formula="of:=NUMBERVALUE(MID([.C131];SEARCH(&quot;(&quot;;[.C131]) + 1; 4); &quot;.&quot;)" office:value-type="float" office:value="1" calcext:value-type="float">
            <text:p>1</text:p>
          </table:table-cell>
          <table:table-cell table:formula="of:=IF(ISERROR([.D131]);1;[.D131])" office:value-type="float" office:value="1" calcext:value-type="float">
            <text:p>1</text:p>
          </table:table-cell>
          <table:table-cell table:formula="of:=IF(ISERROR([.E131]);1;[.E1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easy1-1mb</text:p>
          </table:table-cell>
          <table:table-cell office:value-type="string" calcext:value-type="string">
            <text:p>21230.0 GB/s (1.00x)</text:p>
          </table:table-cell>
          <table:table-cell office:value-type="string" calcext:value-type="string">
            <text:p>19531.6 GB/s (1.09x)</text:p>
          </table:table-cell>
          <table:table-cell table:formula="of:=NUMBERVALUE(MID([.B132];SEARCH(&quot;(&quot;;[.B132]) + 1; 4); &quot;.&quot;)" office:value-type="float" office:value="1" calcext:value-type="float">
            <text:p>1</text:p>
          </table:table-cell>
          <table:table-cell table:formula="of:=NUMBERVALUE(MID([.C132];SEARCH(&quot;(&quot;;[.C132]) + 1; 4); &quot;.&quot;)" office:value-type="float" office:value="1.09" calcext:value-type="float">
            <text:p>1.09</text:p>
          </table:table-cell>
          <table:table-cell table:formula="of:=IF(ISERROR([.D132]);1;[.D132])" office:value-type="float" office:value="1" calcext:value-type="float">
            <text:p>1</text:p>
          </table:table-cell>
          <table:table-cell table:formula="of:=IF(ISERROR([.E132]);1;[.E132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imported/rsc/medium-32</text:p>
          </table:table-cell>
          <table:table-cell office:value-type="string" calcext:value-type="string">
            <text:p>1023.0 MB/s (1.00x)</text:p>
          </table:table-cell>
          <table:table-cell office:value-type="string" calcext:value-type="string">
            <text:p>987.1 MB/s (1.04x)</text:p>
          </table:table-cell>
          <table:table-cell table:formula="of:=NUMBERVALUE(MID([.B133];SEARCH(&quot;(&quot;;[.B133]) + 1; 4); &quot;.&quot;)" office:value-type="float" office:value="1" calcext:value-type="float">
            <text:p>1</text:p>
          </table:table-cell>
          <table:table-cell table:formula="of:=NUMBERVALUE(MID([.C133];SEARCH(&quot;(&quot;;[.C133]) + 1; 4); &quot;.&quot;)" office:value-type="float" office:value="1.04" calcext:value-type="float">
            <text:p>1.04</text:p>
          </table:table-cell>
          <table:table-cell table:formula="of:=IF(ISERROR([.D133]);1;[.D133])" office:value-type="float" office:value="1" calcext:value-type="float">
            <text:p>1</text:p>
          </table:table-cell>
          <table:table-cell table:formula="of:=IF(ISERROR([.E133]);1;[.E133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medium-1k</text:p>
          </table:table-cell>
          <table:table-cell office:value-type="string" calcext:value-type="string">
            <text:p>18.1 GB/s (1.00x)</text:p>
          </table:table-cell>
          <table:table-cell office:value-type="string" calcext:value-type="string">
            <text:p>17.2 GB/s (1.06x)</text:p>
          </table:table-cell>
          <table:table-cell table:formula="of:=NUMBERVALUE(MID([.B134];SEARCH(&quot;(&quot;;[.B134]) + 1; 4); &quot;.&quot;)" office:value-type="float" office:value="1" calcext:value-type="float">
            <text:p>1</text:p>
          </table:table-cell>
          <table:table-cell table:formula="of:=NUMBERVALUE(MID([.C134];SEARCH(&quot;(&quot;;[.C134]) + 1; 4); &quot;.&quot;)" office:value-type="float" office:value="1.06" calcext:value-type="float">
            <text:p>1.06</text:p>
          </table:table-cell>
          <table:table-cell table:formula="of:=IF(ISERROR([.D134]);1;[.D134])" office:value-type="float" office:value="1" calcext:value-type="float">
            <text:p>1</text:p>
          </table:table-cell>
          <table:table-cell table:formula="of:=IF(ISERROR([.E134]);1;[.E134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medium-32k</text:p>
          </table:table-cell>
          <table:table-cell office:value-type="string" calcext:value-type="string">
            <text:p>555.3 GB/s (1.00x)</text:p>
          </table:table-cell>
          <table:table-cell office:value-type="string" calcext:value-type="string">
            <text:p>535.8 GB/s (1.04x)</text:p>
          </table:table-cell>
          <table:table-cell table:formula="of:=NUMBERVALUE(MID([.B135];SEARCH(&quot;(&quot;;[.B135]) + 1; 4); &quot;.&quot;)" office:value-type="float" office:value="1" calcext:value-type="float">
            <text:p>1</text:p>
          </table:table-cell>
          <table:table-cell table:formula="of:=NUMBERVALUE(MID([.C135];SEARCH(&quot;(&quot;;[.C135]) + 1; 4); &quot;.&quot;)" office:value-type="float" office:value="1.04" calcext:value-type="float">
            <text:p>1.04</text:p>
          </table:table-cell>
          <table:table-cell table:formula="of:=IF(ISERROR([.D135]);1;[.D135])" office:value-type="float" office:value="1" calcext:value-type="float">
            <text:p>1</text:p>
          </table:table-cell>
          <table:table-cell table:formula="of:=IF(ISERROR([.E135]);1;[.E135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medium-1mb</text:p>
          </table:table-cell>
          <table:table-cell office:value-type="string" calcext:value-type="string">
            <text:p>17756.1 GB/s (1.00x)</text:p>
          </table:table-cell>
          <table:table-cell office:value-type="string" calcext:value-type="string">
            <text:p>17133.1 GB/s (1.04x)</text:p>
          </table:table-cell>
          <table:table-cell table:formula="of:=NUMBERVALUE(MID([.B136];SEARCH(&quot;(&quot;;[.B136]) + 1; 4); &quot;.&quot;)" office:value-type="float" office:value="1" calcext:value-type="float">
            <text:p>1</text:p>
          </table:table-cell>
          <table:table-cell table:formula="of:=NUMBERVALUE(MID([.C136];SEARCH(&quot;(&quot;;[.C136]) + 1; 4); &quot;.&quot;)" office:value-type="float" office:value="1.04" calcext:value-type="float">
            <text:p>1.04</text:p>
          </table:table-cell>
          <table:table-cell table:formula="of:=IF(ISERROR([.D136]);1;[.D136])" office:value-type="float" office:value="1" calcext:value-type="float">
            <text:p>1</text:p>
          </table:table-cell>
          <table:table-cell table:formula="of:=IF(ISERROR([.E136]);1;[.E136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hard-32</text:p>
          </table:table-cell>
          <table:table-cell office:value-type="string" calcext:value-type="string">
            <text:p>582.2 MB/s (1.00x)</text:p>
          </table:table-cell>
          <table:table-cell office:value-type="string" calcext:value-type="string">
            <text:p>564.4 MB/s (1.03x)</text:p>
          </table:table-cell>
          <table:table-cell table:formula="of:=NUMBERVALUE(MID([.B137];SEARCH(&quot;(&quot;;[.B137]) + 1; 4); &quot;.&quot;)" office:value-type="float" office:value="1" calcext:value-type="float">
            <text:p>1</text:p>
          </table:table-cell>
          <table:table-cell table:formula="of:=NUMBERVALUE(MID([.C137];SEARCH(&quot;(&quot;;[.C137]) + 1; 4); &quot;.&quot;)" office:value-type="float" office:value="1.03" calcext:value-type="float">
            <text:p>1.03</text:p>
          </table:table-cell>
          <table:table-cell table:formula="of:=IF(ISERROR([.D137]);1;[.D137])" office:value-type="float" office:value="1" calcext:value-type="float">
            <text:p>1</text:p>
          </table:table-cell>
          <table:table-cell table:formula="of:=IF(ISERROR([.E137]);1;[.E137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imported/rsc/hard-1k</text:p>
          </table:table-cell>
          <table:table-cell office:value-type="string" calcext:value-type="string">
            <text:p>17.5 GB/s (1.00x)</text:p>
          </table:table-cell>
          <table:table-cell office:value-type="string" calcext:value-type="string">
            <text:p>16.9 GB/s (1.04x)</text:p>
          </table:table-cell>
          <table:table-cell table:formula="of:=NUMBERVALUE(MID([.B138];SEARCH(&quot;(&quot;;[.B138]) + 1; 4); &quot;.&quot;)" office:value-type="float" office:value="1" calcext:value-type="float">
            <text:p>1</text:p>
          </table:table-cell>
          <table:table-cell table:formula="of:=NUMBERVALUE(MID([.C138];SEARCH(&quot;(&quot;;[.C138]) + 1; 4); &quot;.&quot;)" office:value-type="float" office:value="1.04" calcext:value-type="float">
            <text:p>1.04</text:p>
          </table:table-cell>
          <table:table-cell table:formula="of:=IF(ISERROR([.D138]);1;[.D138])" office:value-type="float" office:value="1" calcext:value-type="float">
            <text:p>1</text:p>
          </table:table-cell>
          <table:table-cell table:formula="of:=IF(ISERROR([.E138]);1;[.E138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imported/rsc/hard-32k</text:p>
          </table:table-cell>
          <table:table-cell office:value-type="string" calcext:value-type="string">
            <text:p>555.3 GB/s (1.00x)</text:p>
          </table:table-cell>
          <table:table-cell office:value-type="string" calcext:value-type="string">
            <text:p>526.6 GB/s (1.05x)</text:p>
          </table:table-cell>
          <table:table-cell table:formula="of:=NUMBERVALUE(MID([.B139];SEARCH(&quot;(&quot;;[.B139]) + 1; 4); &quot;.&quot;)" office:value-type="float" office:value="1" calcext:value-type="float">
            <text:p>1</text:p>
          </table:table-cell>
          <table:table-cell table:formula="of:=NUMBERVALUE(MID([.C139];SEARCH(&quot;(&quot;;[.C139]) + 1; 4); &quot;.&quot;)" office:value-type="float" office:value="1.05" calcext:value-type="float">
            <text:p>1.05</text:p>
          </table:table-cell>
          <table:table-cell table:formula="of:=IF(ISERROR([.D139]);1;[.D139])" office:value-type="float" office:value="1" calcext:value-type="float">
            <text:p>1</text:p>
          </table:table-cell>
          <table:table-cell table:formula="of:=IF(ISERROR([.E139]);1;[.E139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imported/rsc/hard-1mb</text:p>
          </table:table-cell>
          <table:table-cell office:value-type="string" calcext:value-type="string">
            <text:p>10389.2 GB/s (1.00x)</text:p>
          </table:table-cell>
          <table:table-cell office:value-type="string" calcext:value-type="string">
            <text:p>10067.9 GB/s (1.03x)</text:p>
          </table:table-cell>
          <table:table-cell table:formula="of:=NUMBERVALUE(MID([.B140];SEARCH(&quot;(&quot;;[.B140]) + 1; 4); &quot;.&quot;)" office:value-type="float" office:value="1" calcext:value-type="float">
            <text:p>1</text:p>
          </table:table-cell>
          <table:table-cell table:formula="of:=NUMBERVALUE(MID([.C140];SEARCH(&quot;(&quot;;[.C140]) + 1; 4); &quot;.&quot;)" office:value-type="float" office:value="1.03" calcext:value-type="float">
            <text:p>1.03</text:p>
          </table:table-cell>
          <table:table-cell table:formula="of:=IF(ISERROR([.D140]);1;[.D140])" office:value-type="float" office:value="1" calcext:value-type="float">
            <text:p>1</text:p>
          </table:table-cell>
          <table:table-cell table:formula="of:=IF(ISERROR([.E140]);1;[.E140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imported/rsc/reallyhard0-32</text:p>
          </table:table-cell>
          <table:table-cell office:value-type="string" calcext:value-type="string">
            <text:p>392.3 MB/s (1.00x)</text:p>
          </table:table-cell>
          <table:table-cell office:value-type="string" calcext:value-type="string">
            <text:p>386.8 MB/s (1.01x)</text:p>
          </table:table-cell>
          <table:table-cell table:formula="of:=NUMBERVALUE(MID([.B141];SEARCH(&quot;(&quot;;[.B141]) + 1; 4); &quot;.&quot;)" office:value-type="float" office:value="1" calcext:value-type="float">
            <text:p>1</text:p>
          </table:table-cell>
          <table:table-cell table:formula="of:=NUMBERVALUE(MID([.C141];SEARCH(&quot;(&quot;;[.C141]) + 1; 4); &quot;.&quot;)" office:value-type="float" office:value="1.01" calcext:value-type="float">
            <text:p>1.01</text:p>
          </table:table-cell>
          <table:table-cell table:formula="of:=IF(ISERROR([.D141]);1;[.D141])" office:value-type="float" office:value="1" calcext:value-type="float">
            <text:p>1</text:p>
          </table:table-cell>
          <table:table-cell table:formula="of:=IF(ISERROR([.E141]);1;[.E14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rsc/reallyhard0-1k</text:p>
          </table:table-cell>
          <table:table-cell office:value-type="string" calcext:value-type="string">
            <text:p>11.1 GB/s (1.00x)</text:p>
          </table:table-cell>
          <table:table-cell office:value-type="string" calcext:value-type="string">
            <text:p>10.7 GB/s (1.03x)</text:p>
          </table:table-cell>
          <table:table-cell table:formula="of:=NUMBERVALUE(MID([.B142];SEARCH(&quot;(&quot;;[.B142]) + 1; 4); &quot;.&quot;)" office:value-type="float" office:value="1" calcext:value-type="float">
            <text:p>1</text:p>
          </table:table-cell>
          <table:table-cell table:formula="of:=NUMBERVALUE(MID([.C142];SEARCH(&quot;(&quot;;[.C142]) + 1; 4); &quot;.&quot;)" office:value-type="float" office:value="1.03" calcext:value-type="float">
            <text:p>1.03</text:p>
          </table:table-cell>
          <table:table-cell table:formula="of:=IF(ISERROR([.D142]);1;[.D142])" office:value-type="float" office:value="1" calcext:value-type="float">
            <text:p>1</text:p>
          </table:table-cell>
          <table:table-cell table:formula="of:=IF(ISERROR([.E142]);1;[.E142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imported/rsc/reallyhard0-32k</text:p>
          </table:table-cell>
          <table:table-cell office:value-type="string" calcext:value-type="string">
            <text:p>49.9 GB/s (1.00x)</text:p>
          </table:table-cell>
          <table:table-cell office:value-type="string" calcext:value-type="string">
            <text:p>47.2 GB/s (1.06x)</text:p>
          </table:table-cell>
          <table:table-cell table:formula="of:=NUMBERVALUE(MID([.B143];SEARCH(&quot;(&quot;;[.B143]) + 1; 4); &quot;.&quot;)" office:value-type="float" office:value="1" calcext:value-type="float">
            <text:p>1</text:p>
          </table:table-cell>
          <table:table-cell table:formula="of:=NUMBERVALUE(MID([.C143];SEARCH(&quot;(&quot;;[.C143]) + 1; 4); &quot;.&quot;)" office:value-type="float" office:value="1.06" calcext:value-type="float">
            <text:p>1.06</text:p>
          </table:table-cell>
          <table:table-cell table:formula="of:=IF(ISERROR([.D143]);1;[.D143])" office:value-type="float" office:value="1" calcext:value-type="float">
            <text:p>1</text:p>
          </table:table-cell>
          <table:table-cell table:formula="of:=IF(ISERROR([.E143]);1;[.E143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imported/rsc/reallyhard0-1mb</text:p>
          </table:table-cell>
          <table:table-cell office:value-type="string" calcext:value-type="string">
            <text:p>53.4 GB/s (1.02x)</text:p>
          </table:table-cell>
          <table:table-cell office:value-type="string" calcext:value-type="string">
            <text:p>54.5 GB/s (1.00x)</text:p>
          </table:table-cell>
          <table:table-cell table:formula="of:=NUMBERVALUE(MID([.B144];SEARCH(&quot;(&quot;;[.B144]) + 1; 4); &quot;.&quot;)" office:value-type="float" office:value="1.02" calcext:value-type="float">
            <text:p>1.02</text:p>
          </table:table-cell>
          <table:table-cell table:formula="of:=NUMBERVALUE(MID([.C144];SEARCH(&quot;(&quot;;[.C144]) + 1; 4); &quot;.&quot;)" office:value-type="float" office:value="1" calcext:value-type="float">
            <text:p>1</text:p>
          </table:table-cell>
          <table:table-cell table:formula="of:=IF(ISERROR([.D144]);1;[.D144])" office:value-type="float" office:value="1.02" calcext:value-type="float">
            <text:p>1.02</text:p>
          </table:table-cell>
          <table:table-cell table:formula="of:=IF(ISERROR([.E144]);1;[.E1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hard0-32</text:p>
          </table:table-cell>
          <table:table-cell office:value-type="string" calcext:value-type="string">
            <text:p>317.9 MB/s (1.00x)</text:p>
          </table:table-cell>
          <table:table-cell office:value-type="string" calcext:value-type="string">
            <text:p>315.7 MB/s (1.01x)</text:p>
          </table:table-cell>
          <table:table-cell table:formula="of:=NUMBERVALUE(MID([.B145];SEARCH(&quot;(&quot;;[.B145]) + 1; 4); &quot;.&quot;)" office:value-type="float" office:value="1" calcext:value-type="float">
            <text:p>1</text:p>
          </table:table-cell>
          <table:table-cell table:formula="of:=NUMBERVALUE(MID([.C145];SEARCH(&quot;(&quot;;[.C145]) + 1; 4); &quot;.&quot;)" office:value-type="float" office:value="1.01" calcext:value-type="float">
            <text:p>1.01</text:p>
          </table:table-cell>
          <table:table-cell table:formula="of:=IF(ISERROR([.D145]);1;[.D145])" office:value-type="float" office:value="1" calcext:value-type="float">
            <text:p>1</text:p>
          </table:table-cell>
          <table:table-cell table:formula="of:=IF(ISERROR([.E145]);1;[.E145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rsc/reallyreallyhard0-1k</text:p>
          </table:table-cell>
          <table:table-cell office:value-type="string" calcext:value-type="string">
            <text:p>10.6 GB/s (1.01x)</text:p>
          </table:table-cell>
          <table:table-cell office:value-type="string" calcext:value-type="string">
            <text:p>10.8 GB/s (1.00x)</text:p>
          </table:table-cell>
          <table:table-cell table:formula="of:=NUMBERVALUE(MID([.B146];SEARCH(&quot;(&quot;;[.B146]) + 1; 4); &quot;.&quot;)" office:value-type="float" office:value="1.01" calcext:value-type="float">
            <text:p>1.01</text:p>
          </table:table-cell>
          <table:table-cell table:formula="of:=NUMBERVALUE(MID([.C146];SEARCH(&quot;(&quot;;[.C146]) + 1; 4); &quot;.&quot;)" office:value-type="float" office:value="1" calcext:value-type="float">
            <text:p>1</text:p>
          </table:table-cell>
          <table:table-cell table:formula="of:=IF(ISERROR([.D146]);1;[.D146])" office:value-type="float" office:value="1.01" calcext:value-type="float">
            <text:p>1.01</text:p>
          </table:table-cell>
          <table:table-cell table:formula="of:=IF(ISERROR([.E146]);1;[.E1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hard0-32k</text:p>
          </table:table-cell>
          <table:table-cell table:number-columns-repeated="2" office:value-type="string" calcext:value-type="string">
            <text:p>48.8 GB/s (1.00x)</text:p>
          </table:table-cell>
          <table:table-cell table:formula="of:=NUMBERVALUE(MID([.B147];SEARCH(&quot;(&quot;;[.B147]) + 1; 4); &quot;.&quot;)" office:value-type="float" office:value="1" calcext:value-type="float">
            <text:p>1</text:p>
          </table:table-cell>
          <table:table-cell table:formula="of:=NUMBERVALUE(MID([.C147];SEARCH(&quot;(&quot;;[.C147]) + 1; 4); &quot;.&quot;)" office:value-type="float" office:value="1" calcext:value-type="float">
            <text:p>1</text:p>
          </table:table-cell>
          <table:table-cell table:formula="of:=IF(ISERROR([.D147]);1;[.D147])" office:value-type="float" office:value="1" calcext:value-type="float">
            <text:p>1</text:p>
          </table:table-cell>
          <table:table-cell table:formula="of:=IF(ISERROR([.E147]);1;[.E1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hard0-1mb</text:p>
          </table:table-cell>
          <table:table-cell table:number-columns-repeated="2" office:value-type="string" calcext:value-type="string">
            <text:p>56.8 GB/s (1.00x)</text:p>
          </table:table-cell>
          <table:table-cell table:formula="of:=NUMBERVALUE(MID([.B148];SEARCH(&quot;(&quot;;[.B148]) + 1; 4); &quot;.&quot;)" office:value-type="float" office:value="1" calcext:value-type="float">
            <text:p>1</text:p>
          </table:table-cell>
          <table:table-cell table:formula="of:=NUMBERVALUE(MID([.C148];SEARCH(&quot;(&quot;;[.C148]) + 1; 4); &quot;.&quot;)" office:value-type="float" office:value="1" calcext:value-type="float">
            <text:p>1</text:p>
          </table:table-cell>
          <table:table-cell table:formula="of:=IF(ISERROR([.D148]);1;[.D148])" office:value-type="float" office:value="1" calcext:value-type="float">
            <text:p>1</text:p>
          </table:table-cell>
          <table:table-cell table:formula="of:=IF(ISERROR([.E148]);1;[.E1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reallyhard0-32</text:p>
          </table:table-cell>
          <table:table-cell office:value-type="string" calcext:value-type="string">
            <text:p>333.1 MB/s (1.00x)</text:p>
          </table:table-cell>
          <table:table-cell office:value-type="string" calcext:value-type="string">
            <text:p>330.9 MB/s (1.01x)</text:p>
          </table:table-cell>
          <table:table-cell table:formula="of:=NUMBERVALUE(MID([.B149];SEARCH(&quot;(&quot;;[.B149]) + 1; 4); &quot;.&quot;)" office:value-type="float" office:value="1" calcext:value-type="float">
            <text:p>1</text:p>
          </table:table-cell>
          <table:table-cell table:formula="of:=NUMBERVALUE(MID([.C149];SEARCH(&quot;(&quot;;[.C149]) + 1; 4); &quot;.&quot;)" office:value-type="float" office:value="1.01" calcext:value-type="float">
            <text:p>1.01</text:p>
          </table:table-cell>
          <table:table-cell table:formula="of:=IF(ISERROR([.D149]);1;[.D149])" office:value-type="float" office:value="1" calcext:value-type="float">
            <text:p>1</text:p>
          </table:table-cell>
          <table:table-cell table:formula="of:=IF(ISERROR([.E149]);1;[.E14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rsc/reallyreallyreallyhard0-1k</text:p>
          </table:table-cell>
          <table:table-cell table:number-columns-repeated="2" office:value-type="string" calcext:value-type="string">
            <text:p>10.9 GB/s (1.00x)</text:p>
          </table:table-cell>
          <table:table-cell table:formula="of:=NUMBERVALUE(MID([.B150];SEARCH(&quot;(&quot;;[.B150]) + 1; 4); &quot;.&quot;)" office:value-type="float" office:value="1" calcext:value-type="float">
            <text:p>1</text:p>
          </table:table-cell>
          <table:table-cell table:formula="of:=NUMBERVALUE(MID([.C150];SEARCH(&quot;(&quot;;[.C150]) + 1; 4); &quot;.&quot;)" office:value-type="float" office:value="1" calcext:value-type="float">
            <text:p>1</text:p>
          </table:table-cell>
          <table:table-cell table:formula="of:=IF(ISERROR([.D150]);1;[.D150])" office:value-type="float" office:value="1" calcext:value-type="float">
            <text:p>1</text:p>
          </table:table-cell>
          <table:table-cell table:formula="of:=IF(ISERROR([.E150]);1;[.E1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reallyhard0-32k</text:p>
          </table:table-cell>
          <table:table-cell office:value-type="string" calcext:value-type="string">
            <text:p>47.1 GB/s (1.06x)</text:p>
          </table:table-cell>
          <table:table-cell office:value-type="string" calcext:value-type="string">
            <text:p>50.1 GB/s (1.00x)</text:p>
          </table:table-cell>
          <table:table-cell table:formula="of:=NUMBERVALUE(MID([.B151];SEARCH(&quot;(&quot;;[.B151]) + 1; 4); &quot;.&quot;)" office:value-type="float" office:value="1.06" calcext:value-type="float">
            <text:p>1.06</text:p>
          </table:table-cell>
          <table:table-cell table:formula="of:=NUMBERVALUE(MID([.C151];SEARCH(&quot;(&quot;;[.C151]) + 1; 4); &quot;.&quot;)" office:value-type="float" office:value="1" calcext:value-type="float">
            <text:p>1</text:p>
          </table:table-cell>
          <table:table-cell table:formula="of:=IF(ISERROR([.D151]);1;[.D151])" office:value-type="float" office:value="1.06" calcext:value-type="float">
            <text:p>1.06</text:p>
          </table:table-cell>
          <table:table-cell table:formula="of:=IF(ISERROR([.E151]);1;[.E1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rsc/reallyreallyreallyhard0-1mb</text:p>
          </table:table-cell>
          <table:table-cell office:value-type="string" calcext:value-type="string">
            <text:p>56.8 GB/s (1.00x)</text:p>
          </table:table-cell>
          <table:table-cell office:value-type="string" calcext:value-type="string">
            <text:p>56.4 GB/s (1.01x)</text:p>
          </table:table-cell>
          <table:table-cell table:formula="of:=NUMBERVALUE(MID([.B152];SEARCH(&quot;(&quot;;[.B152]) + 1; 4); &quot;.&quot;)" office:value-type="float" office:value="1" calcext:value-type="float">
            <text:p>1</text:p>
          </table:table-cell>
          <table:table-cell table:formula="of:=NUMBERVALUE(MID([.C152];SEARCH(&quot;(&quot;;[.C152]) + 1; 4); &quot;.&quot;)" office:value-type="float" office:value="1.01" calcext:value-type="float">
            <text:p>1.01</text:p>
          </table:table-cell>
          <table:table-cell table:formula="of:=IF(ISERROR([.D152]);1;[.D152])" office:value-type="float" office:value="1" calcext:value-type="float">
            <text:p>1</text:p>
          </table:table-cell>
          <table:table-cell table:formula="of:=IF(ISERROR([.E152]);1;[.E15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sherlock/name-sherlock</text:p>
          </table:table-cell>
          <table:table-cell office:value-type="string" calcext:value-type="string">
            <text:p>48.3 GB/s (1.00x)</text:p>
          </table:table-cell>
          <table:table-cell office:value-type="string" calcext:value-type="string">
            <text:p>48.2 GB/s (1.00x)</text:p>
          </table:table-cell>
          <table:table-cell table:formula="of:=NUMBERVALUE(MID([.B153];SEARCH(&quot;(&quot;;[.B153]) + 1; 4); &quot;.&quot;)" office:value-type="float" office:value="1" calcext:value-type="float">
            <text:p>1</text:p>
          </table:table-cell>
          <table:table-cell table:formula="of:=NUMBERVALUE(MID([.C153];SEARCH(&quot;(&quot;;[.C153]) + 1; 4); &quot;.&quot;)" office:value-type="float" office:value="1" calcext:value-type="float">
            <text:p>1</text:p>
          </table:table-cell>
          <table:table-cell table:formula="of:=IF(ISERROR([.D153]);1;[.D153])" office:value-type="float" office:value="1" calcext:value-type="float">
            <text:p>1</text:p>
          </table:table-cell>
          <table:table-cell table:formula="of:=IF(ISERROR([.E153]);1;[.E1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holmes</text:p>
          </table:table-cell>
          <table:table-cell office:value-type="string" calcext:value-type="string">
            <text:p>36.5 GB/s (1.01x)</text:p>
          </table:table-cell>
          <table:table-cell office:value-type="string" calcext:value-type="string">
            <text:p>36.8 GB/s (1.00x)</text:p>
          </table:table-cell>
          <table:table-cell table:formula="of:=NUMBERVALUE(MID([.B154];SEARCH(&quot;(&quot;;[.B154]) + 1; 4); &quot;.&quot;)" office:value-type="float" office:value="1.01" calcext:value-type="float">
            <text:p>1.01</text:p>
          </table:table-cell>
          <table:table-cell table:formula="of:=NUMBERVALUE(MID([.C154];SEARCH(&quot;(&quot;;[.C154]) + 1; 4); &quot;.&quot;)" office:value-type="float" office:value="1" calcext:value-type="float">
            <text:p>1</text:p>
          </table:table-cell>
          <table:table-cell table:formula="of:=IF(ISERROR([.D154]);1;[.D154])" office:value-type="float" office:value="1.01" calcext:value-type="float">
            <text:p>1.01</text:p>
          </table:table-cell>
          <table:table-cell table:formula="of:=IF(ISERROR([.E154]);1;[.E1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sherlock-holmes</text:p>
          </table:table-cell>
          <table:table-cell office:value-type="string" calcext:value-type="string">
            <text:p>48.6 GB/s (1.00x)</text:p>
          </table:table-cell>
          <table:table-cell office:value-type="string" calcext:value-type="string">
            <text:p>48.5 GB/s (1.00x)</text:p>
          </table:table-cell>
          <table:table-cell table:formula="of:=NUMBERVALUE(MID([.B155];SEARCH(&quot;(&quot;;[.B155]) + 1; 4); &quot;.&quot;)" office:value-type="float" office:value="1" calcext:value-type="float">
            <text:p>1</text:p>
          </table:table-cell>
          <table:table-cell table:formula="of:=NUMBERVALUE(MID([.C155];SEARCH(&quot;(&quot;;[.C155]) + 1; 4); &quot;.&quot;)" office:value-type="float" office:value="1" calcext:value-type="float">
            <text:p>1</text:p>
          </table:table-cell>
          <table:table-cell table:formula="of:=IF(ISERROR([.D155]);1;[.D155])" office:value-type="float" office:value="1" calcext:value-type="float">
            <text:p>1</text:p>
          </table:table-cell>
          <table:table-cell table:formula="of:=IF(ISERROR([.E155]);1;[.E1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sherlock-casei</text:p>
          </table:table-cell>
          <table:table-cell office:value-type="string" calcext:value-type="string">
            <text:p>14.2 GB/s (1.01x)</text:p>
          </table:table-cell>
          <table:table-cell office:value-type="string" calcext:value-type="string">
            <text:p>14.3 GB/s (1.00x)</text:p>
          </table:table-cell>
          <table:table-cell table:formula="of:=NUMBERVALUE(MID([.B156];SEARCH(&quot;(&quot;;[.B156]) + 1; 4); &quot;.&quot;)" office:value-type="float" office:value="1.01" calcext:value-type="float">
            <text:p>1.01</text:p>
          </table:table-cell>
          <table:table-cell table:formula="of:=NUMBERVALUE(MID([.C156];SEARCH(&quot;(&quot;;[.C156]) + 1; 4); &quot;.&quot;)" office:value-type="float" office:value="1" calcext:value-type="float">
            <text:p>1</text:p>
          </table:table-cell>
          <table:table-cell table:formula="of:=IF(ISERROR([.D156]);1;[.D156])" office:value-type="float" office:value="1.01" calcext:value-type="float">
            <text:p>1.01</text:p>
          </table:table-cell>
          <table:table-cell table:formula="of:=IF(ISERROR([.E156]);1;[.E1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holmes-casei</text:p>
          </table:table-cell>
          <table:table-cell table:number-columns-repeated="2" office:value-type="string" calcext:value-type="string">
            <text:p>9.8 GB/s (1.00x)</text:p>
          </table:table-cell>
          <table:table-cell table:formula="of:=NUMBERVALUE(MID([.B157];SEARCH(&quot;(&quot;;[.B157]) + 1; 4); &quot;.&quot;)" office:value-type="float" office:value="1" calcext:value-type="float">
            <text:p>1</text:p>
          </table:table-cell>
          <table:table-cell table:formula="of:=NUMBERVALUE(MID([.C157];SEARCH(&quot;(&quot;;[.C157]) + 1; 4); &quot;.&quot;)" office:value-type="float" office:value="1" calcext:value-type="float">
            <text:p>1</text:p>
          </table:table-cell>
          <table:table-cell table:formula="of:=IF(ISERROR([.D157]);1;[.D157])" office:value-type="float" office:value="1" calcext:value-type="float">
            <text:p>1</text:p>
          </table:table-cell>
          <table:table-cell table:formula="of:=IF(ISERROR([.E157]);1;[.E1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sherlock-holmes-casei</text:p>
          </table:table-cell>
          <table:table-cell office:value-type="string" calcext:value-type="string">
            <text:p>13.8 GB/s (1.01x)</text:p>
          </table:table-cell>
          <table:table-cell office:value-type="string" calcext:value-type="string">
            <text:p>14.0 GB/s (1.00x)</text:p>
          </table:table-cell>
          <table:table-cell table:formula="of:=NUMBERVALUE(MID([.B158];SEARCH(&quot;(&quot;;[.B158]) + 1; 4); &quot;.&quot;)" office:value-type="float" office:value="1.01" calcext:value-type="float">
            <text:p>1.01</text:p>
          </table:table-cell>
          <table:table-cell table:formula="of:=NUMBERVALUE(MID([.C158];SEARCH(&quot;(&quot;;[.C158]) + 1; 4); &quot;.&quot;)" office:value-type="float" office:value="1" calcext:value-type="float">
            <text:p>1</text:p>
          </table:table-cell>
          <table:table-cell table:formula="of:=IF(ISERROR([.D158]);1;[.D158])" office:value-type="float" office:value="1.01" calcext:value-type="float">
            <text:p>1.01</text:p>
          </table:table-cell>
          <table:table-cell table:formula="of:=IF(ISERROR([.E158]);1;[.E1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whitespace</text:p>
          </table:table-cell>
          <table:table-cell office:value-type="string" calcext:value-type="string">
            <text:p>37.2 GB/s (1.00x)</text:p>
          </table:table-cell>
          <table:table-cell office:value-type="string" calcext:value-type="string">
            <text:p>37.3 GB/s (1.00x)</text:p>
          </table:table-cell>
          <table:table-cell table:formula="of:=NUMBERVALUE(MID([.B159];SEARCH(&quot;(&quot;;[.B159]) + 1; 4); &quot;.&quot;)" office:value-type="float" office:value="1" calcext:value-type="float">
            <text:p>1</text:p>
          </table:table-cell>
          <table:table-cell table:formula="of:=NUMBERVALUE(MID([.C159];SEARCH(&quot;(&quot;;[.C159]) + 1; 4); &quot;.&quot;)" office:value-type="float" office:value="1" calcext:value-type="float">
            <text:p>1</text:p>
          </table:table-cell>
          <table:table-cell table:formula="of:=IF(ISERROR([.D159]);1;[.D159])" office:value-type="float" office:value="1" calcext:value-type="float">
            <text:p>1</text:p>
          </table:table-cell>
          <table:table-cell table:formula="of:=IF(ISERROR([.E159]);1;[.E1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1</text:p>
          </table:table-cell>
          <table:table-cell table:number-columns-repeated="2" office:value-type="string" calcext:value-type="string">
            <text:p>43.3 GB/s (1.00x)</text:p>
          </table:table-cell>
          <table:table-cell table:formula="of:=NUMBERVALUE(MID([.B160];SEARCH(&quot;(&quot;;[.B160]) + 1; 4); &quot;.&quot;)" office:value-type="float" office:value="1" calcext:value-type="float">
            <text:p>1</text:p>
          </table:table-cell>
          <table:table-cell table:formula="of:=NUMBERVALUE(MID([.C160];SEARCH(&quot;(&quot;;[.C160]) + 1; 4); &quot;.&quot;)" office:value-type="float" office:value="1" calcext:value-type="float">
            <text:p>1</text:p>
          </table:table-cell>
          <table:table-cell table:formula="of:=IF(ISERROR([.D160]);1;[.D160])" office:value-type="float" office:value="1" calcext:value-type="float">
            <text:p>1</text:p>
          </table:table-cell>
          <table:table-cell table:formula="of:=IF(ISERROR([.E160]);1;[.E1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2</text:p>
          </table:table-cell>
          <table:table-cell office:value-type="string" calcext:value-type="string">
            <text:p>12.1 GB/s (1.01x)</text:p>
          </table:table-cell>
          <table:table-cell office:value-type="string" calcext:value-type="string">
            <text:p>12.2 GB/s (1.00x)</text:p>
          </table:table-cell>
          <table:table-cell table:formula="of:=NUMBERVALUE(MID([.B161];SEARCH(&quot;(&quot;;[.B161]) + 1; 4); &quot;.&quot;)" office:value-type="float" office:value="1.01" calcext:value-type="float">
            <text:p>1.01</text:p>
          </table:table-cell>
          <table:table-cell table:formula="of:=NUMBERVALUE(MID([.C161];SEARCH(&quot;(&quot;;[.C161]) + 1; 4); &quot;.&quot;)" office:value-type="float" office:value="1" calcext:value-type="float">
            <text:p>1</text:p>
          </table:table-cell>
          <table:table-cell table:formula="of:=IF(ISERROR([.D161]);1;[.D161])" office:value-type="float" office:value="1.01" calcext:value-type="float">
            <text:p>1.01</text:p>
          </table:table-cell>
          <table:table-cell table:formula="of:=IF(ISERROR([.E161]);1;[.E1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3</text:p>
          </table:table-cell>
          <table:table-cell office:value-type="string" calcext:value-type="string">
            <text:p>10.8 GB/s (1.01x)</text:p>
          </table:table-cell>
          <table:table-cell office:value-type="string" calcext:value-type="string">
            <text:p>10.9 GB/s (1.00x)</text:p>
          </table:table-cell>
          <table:table-cell table:formula="of:=NUMBERVALUE(MID([.B162];SEARCH(&quot;(&quot;;[.B162]) + 1; 4); &quot;.&quot;)" office:value-type="float" office:value="1.01" calcext:value-type="float">
            <text:p>1.01</text:p>
          </table:table-cell>
          <table:table-cell table:formula="of:=NUMBERVALUE(MID([.C162];SEARCH(&quot;(&quot;;[.C162]) + 1; 4); &quot;.&quot;)" office:value-type="float" office:value="1" calcext:value-type="float">
            <text:p>1</text:p>
          </table:table-cell>
          <table:table-cell table:formula="of:=IF(ISERROR([.D162]);1;[.D162])" office:value-type="float" office:value="1.01" calcext:value-type="float">
            <text:p>1.01</text:p>
          </table:table-cell>
          <table:table-cell table:formula="of:=IF(ISERROR([.E162]);1;[.E1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3-casei</text:p>
          </table:table-cell>
          <table:table-cell office:value-type="string" calcext:value-type="string">
            <text:p>1980.1 MB/s (1.00x)</text:p>
          </table:table-cell>
          <table:table-cell office:value-type="string" calcext:value-type="string">
            <text:p>1966.6 MB/s (1.01x)</text:p>
          </table:table-cell>
          <table:table-cell table:formula="of:=NUMBERVALUE(MID([.B163];SEARCH(&quot;(&quot;;[.B163]) + 1; 4); &quot;.&quot;)" office:value-type="float" office:value="1" calcext:value-type="float">
            <text:p>1</text:p>
          </table:table-cell>
          <table:table-cell table:formula="of:=NUMBERVALUE(MID([.C163];SEARCH(&quot;(&quot;;[.C163]) + 1; 4); &quot;.&quot;)" office:value-type="float" office:value="1.01" calcext:value-type="float">
            <text:p>1.01</text:p>
          </table:table-cell>
          <table:table-cell table:formula="of:=IF(ISERROR([.D163]);1;[.D163])" office:value-type="float" office:value="1" calcext:value-type="float">
            <text:p>1</text:p>
          </table:table-cell>
          <table:table-cell table:formula="of:=IF(ISERROR([.E163]);1;[.E163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sherlock/name-alt4</text:p>
          </table:table-cell>
          <table:table-cell table:number-columns-repeated="2" office:value-type="string" calcext:value-type="string">
            <text:p>11.0 GB/s (1.00x)</text:p>
          </table:table-cell>
          <table:table-cell table:formula="of:=NUMBERVALUE(MID([.B164];SEARCH(&quot;(&quot;;[.B164]) + 1; 4); &quot;.&quot;)" office:value-type="float" office:value="1" calcext:value-type="float">
            <text:p>1</text:p>
          </table:table-cell>
          <table:table-cell table:formula="of:=NUMBERVALUE(MID([.C164];SEARCH(&quot;(&quot;;[.C164]) + 1; 4); &quot;.&quot;)" office:value-type="float" office:value="1" calcext:value-type="float">
            <text:p>1</text:p>
          </table:table-cell>
          <table:table-cell table:formula="of:=IF(ISERROR([.D164]);1;[.D164])" office:value-type="float" office:value="1" calcext:value-type="float">
            <text:p>1</text:p>
          </table:table-cell>
          <table:table-cell table:formula="of:=IF(ISERROR([.E164]);1;[.E1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4-casei</text:p>
          </table:table-cell>
          <table:table-cell office:value-type="string" calcext:value-type="string">
            <text:p>5.9 GB/s (1.00x)</text:p>
          </table:table-cell>
          <table:table-cell office:value-type="string" calcext:value-type="string">
            <text:p>5.8 GB/s (1.02x)</text:p>
          </table:table-cell>
          <table:table-cell table:formula="of:=NUMBERVALUE(MID([.B165];SEARCH(&quot;(&quot;;[.B165]) + 1; 4); &quot;.&quot;)" office:value-type="float" office:value="1" calcext:value-type="float">
            <text:p>1</text:p>
          </table:table-cell>
          <table:table-cell table:formula="of:=NUMBERVALUE(MID([.C165];SEARCH(&quot;(&quot;;[.C165]) + 1; 4); &quot;.&quot;)" office:value-type="float" office:value="1.02" calcext:value-type="float">
            <text:p>1.02</text:p>
          </table:table-cell>
          <table:table-cell table:formula="of:=IF(ISERROR([.D165]);1;[.D165])" office:value-type="float" office:value="1" calcext:value-type="float">
            <text:p>1</text:p>
          </table:table-cell>
          <table:table-cell table:formula="of:=IF(ISERROR([.E165]);1;[.E165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sherlock/name-alt5</text:p>
          </table:table-cell>
          <table:table-cell office:value-type="string" calcext:value-type="string">
            <text:p>11.6 GB/s (1.01x)</text:p>
          </table:table-cell>
          <table:table-cell office:value-type="string" calcext:value-type="string">
            <text:p>11.7 GB/s (1.00x)</text:p>
          </table:table-cell>
          <table:table-cell table:formula="of:=NUMBERVALUE(MID([.B166];SEARCH(&quot;(&quot;;[.B166]) + 1; 4); &quot;.&quot;)" office:value-type="float" office:value="1.01" calcext:value-type="float">
            <text:p>1.01</text:p>
          </table:table-cell>
          <table:table-cell table:formula="of:=NUMBERVALUE(MID([.C166];SEARCH(&quot;(&quot;;[.C166]) + 1; 4); &quot;.&quot;)" office:value-type="float" office:value="1" calcext:value-type="float">
            <text:p>1</text:p>
          </table:table-cell>
          <table:table-cell table:formula="of:=IF(ISERROR([.D166]);1;[.D166])" office:value-type="float" office:value="1.01" calcext:value-type="float">
            <text:p>1.01</text:p>
          </table:table-cell>
          <table:table-cell table:formula="of:=IF(ISERROR([.E166]);1;[.E1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ame-alt5-casei</text:p>
          </table:table-cell>
          <table:table-cell office:value-type="string" calcext:value-type="string">
            <text:p>4.1 GB/s (1.01x)</text:p>
          </table:table-cell>
          <table:table-cell office:value-type="string" calcext:value-type="string">
            <text:p>4.2 GB/s (1.00x)</text:p>
          </table:table-cell>
          <table:table-cell table:formula="of:=NUMBERVALUE(MID([.B167];SEARCH(&quot;(&quot;;[.B167]) + 1; 4); &quot;.&quot;)" office:value-type="float" office:value="1.01" calcext:value-type="float">
            <text:p>1.01</text:p>
          </table:table-cell>
          <table:table-cell table:formula="of:=NUMBERVALUE(MID([.C167];SEARCH(&quot;(&quot;;[.C167]) + 1; 4); &quot;.&quot;)" office:value-type="float" office:value="1" calcext:value-type="float">
            <text:p>1</text:p>
          </table:table-cell>
          <table:table-cell table:formula="of:=IF(ISERROR([.D167]);1;[.D167])" office:value-type="float" office:value="1.01" calcext:value-type="float">
            <text:p>1.01</text:p>
          </table:table-cell>
          <table:table-cell table:formula="of:=IF(ISERROR([.E167]);1;[.E1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o-match-uncommon</text:p>
          </table:table-cell>
          <table:table-cell office:value-type="string" calcext:value-type="string">
            <text:p>37.9 GB/s (1.00x)</text:p>
          </table:table-cell>
          <table:table-cell office:value-type="string" calcext:value-type="string">
            <text:p>38.0 GB/s (1.00x)</text:p>
          </table:table-cell>
          <table:table-cell table:formula="of:=NUMBERVALUE(MID([.B168];SEARCH(&quot;(&quot;;[.B168]) + 1; 4); &quot;.&quot;)" office:value-type="float" office:value="1" calcext:value-type="float">
            <text:p>1</text:p>
          </table:table-cell>
          <table:table-cell table:formula="of:=NUMBERVALUE(MID([.C168];SEARCH(&quot;(&quot;;[.C168]) + 1; 4); &quot;.&quot;)" office:value-type="float" office:value="1" calcext:value-type="float">
            <text:p>1</text:p>
          </table:table-cell>
          <table:table-cell table:formula="of:=IF(ISERROR([.D168]);1;[.D168])" office:value-type="float" office:value="1" calcext:value-type="float">
            <text:p>1</text:p>
          </table:table-cell>
          <table:table-cell table:formula="of:=IF(ISERROR([.E168]);1;[.E1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o-match-common</text:p>
          </table:table-cell>
          <table:table-cell office:value-type="string" calcext:value-type="string">
            <text:p>38.0 GB/s (1.00x)</text:p>
          </table:table-cell>
          <table:table-cell office:value-type="string" calcext:value-type="string">
            <text:p>37.9 GB/s (1.00x)</text:p>
          </table:table-cell>
          <table:table-cell table:formula="of:=NUMBERVALUE(MID([.B169];SEARCH(&quot;(&quot;;[.B169]) + 1; 4); &quot;.&quot;)" office:value-type="float" office:value="1" calcext:value-type="float">
            <text:p>1</text:p>
          </table:table-cell>
          <table:table-cell table:formula="of:=NUMBERVALUE(MID([.C169];SEARCH(&quot;(&quot;;[.C169]) + 1; 4); &quot;.&quot;)" office:value-type="float" office:value="1" calcext:value-type="float">
            <text:p>1</text:p>
          </table:table-cell>
          <table:table-cell table:formula="of:=IF(ISERROR([.D169]);1;[.D169])" office:value-type="float" office:value="1" calcext:value-type="float">
            <text:p>1</text:p>
          </table:table-cell>
          <table:table-cell table:formula="of:=IF(ISERROR([.E169]);1;[.E1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no-match-really-common</text:p>
          </table:table-cell>
          <table:table-cell table:number-columns-repeated="2" office:value-type="string" calcext:value-type="string">
            <text:p>44.6 GB/s (1.00x)</text:p>
          </table:table-cell>
          <table:table-cell table:formula="of:=NUMBERVALUE(MID([.B170];SEARCH(&quot;(&quot;;[.B170]) + 1; 4); &quot;.&quot;)" office:value-type="float" office:value="1" calcext:value-type="float">
            <text:p>1</text:p>
          </table:table-cell>
          <table:table-cell table:formula="of:=NUMBERVALUE(MID([.C170];SEARCH(&quot;(&quot;;[.C170]) + 1; 4); &quot;.&quot;)" office:value-type="float" office:value="1" calcext:value-type="float">
            <text:p>1</text:p>
          </table:table-cell>
          <table:table-cell table:formula="of:=IF(ISERROR([.D170]);1;[.D170])" office:value-type="float" office:value="1" calcext:value-type="float">
            <text:p>1</text:p>
          </table:table-cell>
          <table:table-cell table:formula="of:=IF(ISERROR([.E170]);1;[.E1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the-lower</text:p>
          </table:table-cell>
          <table:table-cell office:value-type="string" calcext:value-type="string">
            <text:p>3.8 GB/s (1.00x)</text:p>
          </table:table-cell>
          <table:table-cell office:value-type="string" calcext:value-type="string">
            <text:p>3.8 GB/s (1.01x)</text:p>
          </table:table-cell>
          <table:table-cell table:formula="of:=NUMBERVALUE(MID([.B171];SEARCH(&quot;(&quot;;[.B171]) + 1; 4); &quot;.&quot;)" office:value-type="float" office:value="1" calcext:value-type="float">
            <text:p>1</text:p>
          </table:table-cell>
          <table:table-cell table:formula="of:=NUMBERVALUE(MID([.C171];SEARCH(&quot;(&quot;;[.C171]) + 1; 4); &quot;.&quot;)" office:value-type="float" office:value="1.01" calcext:value-type="float">
            <text:p>1.01</text:p>
          </table:table-cell>
          <table:table-cell table:formula="of:=IF(ISERROR([.D171]);1;[.D171])" office:value-type="float" office:value="1" calcext:value-type="float">
            <text:p>1</text:p>
          </table:table-cell>
          <table:table-cell table:formula="of:=IF(ISERROR([.E171]);1;[.E17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sherlock/the-upper</text:p>
          </table:table-cell>
          <table:table-cell office:value-type="string" calcext:value-type="string">
            <text:p>25.3 GB/s (1.03x)</text:p>
          </table:table-cell>
          <table:table-cell office:value-type="string" calcext:value-type="string">
            <text:p>26.1 GB/s (1.00x)</text:p>
          </table:table-cell>
          <table:table-cell table:formula="of:=NUMBERVALUE(MID([.B172];SEARCH(&quot;(&quot;;[.B172]) + 1; 4); &quot;.&quot;)" office:value-type="float" office:value="1.03" calcext:value-type="float">
            <text:p>1.03</text:p>
          </table:table-cell>
          <table:table-cell table:formula="of:=NUMBERVALUE(MID([.C172];SEARCH(&quot;(&quot;;[.C172]) + 1; 4); &quot;.&quot;)" office:value-type="float" office:value="1" calcext:value-type="float">
            <text:p>1</text:p>
          </table:table-cell>
          <table:table-cell table:formula="of:=IF(ISERROR([.D172]);1;[.D172])" office:value-type="float" office:value="1.03" calcext:value-type="float">
            <text:p>1.03</text:p>
          </table:table-cell>
          <table:table-cell table:formula="of:=IF(ISERROR([.E172]);1;[.E1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the-casei</text:p>
          </table:table-cell>
          <table:table-cell office:value-type="string" calcext:value-type="string">
            <text:p>1940.0 MB/s (1.00x)</text:p>
          </table:table-cell>
          <table:table-cell office:value-type="string" calcext:value-type="string">
            <text:p>1938.7 MB/s (1.00x)</text:p>
          </table:table-cell>
          <table:table-cell table:formula="of:=NUMBERVALUE(MID([.B173];SEARCH(&quot;(&quot;;[.B173]) + 1; 4); &quot;.&quot;)" office:value-type="float" office:value="1" calcext:value-type="float">
            <text:p>1</text:p>
          </table:table-cell>
          <table:table-cell table:formula="of:=NUMBERVALUE(MID([.C173];SEARCH(&quot;(&quot;;[.C173]) + 1; 4); &quot;.&quot;)" office:value-type="float" office:value="1" calcext:value-type="float">
            <text:p>1</text:p>
          </table:table-cell>
          <table:table-cell table:formula="of:=IF(ISERROR([.D173]);1;[.D173])" office:value-type="float" office:value="1" calcext:value-type="float">
            <text:p>1</text:p>
          </table:table-cell>
          <table:table-cell table:formula="of:=IF(ISERROR([.E173]);1;[.E1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everything-greedy</text:p>
          </table:table-cell>
          <table:table-cell office:value-type="string" calcext:value-type="string">
            <text:p>294.0 MB/s (1.00x)</text:p>
          </table:table-cell>
          <table:table-cell office:value-type="string" calcext:value-type="string">
            <text:p>279.5 MB/s (1.05x)</text:p>
          </table:table-cell>
          <table:table-cell table:formula="of:=NUMBERVALUE(MID([.B174];SEARCH(&quot;(&quot;;[.B174]) + 1; 4); &quot;.&quot;)" office:value-type="float" office:value="1" calcext:value-type="float">
            <text:p>1</text:p>
          </table:table-cell>
          <table:table-cell table:formula="of:=NUMBERVALUE(MID([.C174];SEARCH(&quot;(&quot;;[.C174]) + 1; 4); &quot;.&quot;)" office:value-type="float" office:value="1.05" calcext:value-type="float">
            <text:p>1.05</text:p>
          </table:table-cell>
          <table:table-cell table:formula="of:=IF(ISERROR([.D174]);1;[.D174])" office:value-type="float" office:value="1" calcext:value-type="float">
            <text:p>1</text:p>
          </table:table-cell>
          <table:table-cell table:formula="of:=IF(ISERROR([.E174]);1;[.E174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imported/sherlock/everything-greedy-nl</text:p>
          </table:table-cell>
          <table:table-cell office:value-type="string" calcext:value-type="string">
            <text:p>391.3 MB/s (1.00x)</text:p>
          </table:table-cell>
          <table:table-cell office:value-type="string" calcext:value-type="string">
            <text:p>380.8 MB/s (1.03x)</text:p>
          </table:table-cell>
          <table:table-cell table:formula="of:=NUMBERVALUE(MID([.B175];SEARCH(&quot;(&quot;;[.B175]) + 1; 4); &quot;.&quot;)" office:value-type="float" office:value="1" calcext:value-type="float">
            <text:p>1</text:p>
          </table:table-cell>
          <table:table-cell table:formula="of:=NUMBERVALUE(MID([.C175];SEARCH(&quot;(&quot;;[.C175]) + 1; 4); &quot;.&quot;)" office:value-type="float" office:value="1.03" calcext:value-type="float">
            <text:p>1.03</text:p>
          </table:table-cell>
          <table:table-cell table:formula="of:=IF(ISERROR([.D175]);1;[.D175])" office:value-type="float" office:value="1" calcext:value-type="float">
            <text:p>1</text:p>
          </table:table-cell>
          <table:table-cell table:formula="of:=IF(ISERROR([.E175]);1;[.E175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imported/sherlock/letters</text:p>
          </table:table-cell>
          <table:table-cell office:value-type="string" calcext:value-type="string">
            <text:p>59.5 MB/s (1.01x)</text:p>
          </table:table-cell>
          <table:table-cell office:value-type="string" calcext:value-type="string">
            <text:p>60.1 MB/s (1.00x)</text:p>
          </table:table-cell>
          <table:table-cell table:formula="of:=NUMBERVALUE(MID([.B176];SEARCH(&quot;(&quot;;[.B176]) + 1; 4); &quot;.&quot;)" office:value-type="float" office:value="1.01" calcext:value-type="float">
            <text:p>1.01</text:p>
          </table:table-cell>
          <table:table-cell table:formula="of:=NUMBERVALUE(MID([.C176];SEARCH(&quot;(&quot;;[.C176]) + 1; 4); &quot;.&quot;)" office:value-type="float" office:value="1" calcext:value-type="float">
            <text:p>1</text:p>
          </table:table-cell>
          <table:table-cell table:formula="of:=IF(ISERROR([.D176]);1;[.D176])" office:value-type="float" office:value="1.01" calcext:value-type="float">
            <text:p>1.01</text:p>
          </table:table-cell>
          <table:table-cell table:formula="of:=IF(ISERROR([.E176]);1;[.E1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letters-upper</text:p>
          </table:table-cell>
          <table:table-cell table:number-columns-repeated="2" office:value-type="string" calcext:value-type="string">
            <text:p>579.0 MB/s (1.00x)</text:p>
          </table:table-cell>
          <table:table-cell table:formula="of:=NUMBERVALUE(MID([.B177];SEARCH(&quot;(&quot;;[.B177]) + 1; 4); &quot;.&quot;)" office:value-type="float" office:value="1" calcext:value-type="float">
            <text:p>1</text:p>
          </table:table-cell>
          <table:table-cell table:formula="of:=NUMBERVALUE(MID([.C177];SEARCH(&quot;(&quot;;[.C177]) + 1; 4); &quot;.&quot;)" office:value-type="float" office:value="1" calcext:value-type="float">
            <text:p>1</text:p>
          </table:table-cell>
          <table:table-cell table:formula="of:=IF(ISERROR([.D177]);1;[.D177])" office:value-type="float" office:value="1" calcext:value-type="float">
            <text:p>1</text:p>
          </table:table-cell>
          <table:table-cell table:formula="of:=IF(ISERROR([.E177]);1;[.E1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letters-lower</text:p>
          </table:table-cell>
          <table:table-cell office:value-type="string" calcext:value-type="string">
            <text:p>60.7 MB/s (1.01x)</text:p>
          </table:table-cell>
          <table:table-cell office:value-type="string" calcext:value-type="string">
            <text:p>61.3 MB/s (1.00x)</text:p>
          </table:table-cell>
          <table:table-cell table:formula="of:=NUMBERVALUE(MID([.B178];SEARCH(&quot;(&quot;;[.B178]) + 1; 4); &quot;.&quot;)" office:value-type="float" office:value="1.01" calcext:value-type="float">
            <text:p>1.01</text:p>
          </table:table-cell>
          <table:table-cell table:formula="of:=NUMBERVALUE(MID([.C178];SEARCH(&quot;(&quot;;[.C178]) + 1; 4); &quot;.&quot;)" office:value-type="float" office:value="1" calcext:value-type="float">
            <text:p>1</text:p>
          </table:table-cell>
          <table:table-cell table:formula="of:=IF(ISERROR([.D178]);1;[.D178])" office:value-type="float" office:value="1.01" calcext:value-type="float">
            <text:p>1.01</text:p>
          </table:table-cell>
          <table:table-cell table:formula="of:=IF(ISERROR([.E178]);1;[.E1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words</text:p>
          </table:table-cell>
          <table:table-cell office:value-type="string" calcext:value-type="string">
            <text:p>119.2 MB/s (1.01x)</text:p>
          </table:table-cell>
          <table:table-cell office:value-type="string" calcext:value-type="string">
            <text:p>120.2 MB/s (1.00x)</text:p>
          </table:table-cell>
          <table:table-cell table:formula="of:=NUMBERVALUE(MID([.B179];SEARCH(&quot;(&quot;;[.B179]) + 1; 4); &quot;.&quot;)" office:value-type="float" office:value="1.01" calcext:value-type="float">
            <text:p>1.01</text:p>
          </table:table-cell>
          <table:table-cell table:formula="of:=NUMBERVALUE(MID([.C179];SEARCH(&quot;(&quot;;[.C179]) + 1; 4); &quot;.&quot;)" office:value-type="float" office:value="1" calcext:value-type="float">
            <text:p>1</text:p>
          </table:table-cell>
          <table:table-cell table:formula="of:=IF(ISERROR([.D179]);1;[.D179])" office:value-type="float" office:value="1.01" calcext:value-type="float">
            <text:p>1.01</text:p>
          </table:table-cell>
          <table:table-cell table:formula="of:=IF(ISERROR([.E179]);1;[.E1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before-holmes</text:p>
          </table:table-cell>
          <table:table-cell office:value-type="string" calcext:value-type="string">
            <text:p>17.9 GB/s (1.00x)</text:p>
          </table:table-cell>
          <table:table-cell office:value-type="string" calcext:value-type="string">
            <text:p>17.8 GB/s (1.01x)</text:p>
          </table:table-cell>
          <table:table-cell table:formula="of:=NUMBERVALUE(MID([.B180];SEARCH(&quot;(&quot;;[.B180]) + 1; 4); &quot;.&quot;)" office:value-type="float" office:value="1" calcext:value-type="float">
            <text:p>1</text:p>
          </table:table-cell>
          <table:table-cell table:formula="of:=NUMBERVALUE(MID([.C180];SEARCH(&quot;(&quot;;[.C180]) + 1; 4); &quot;.&quot;)" office:value-type="float" office:value="1.01" calcext:value-type="float">
            <text:p>1.01</text:p>
          </table:table-cell>
          <table:table-cell table:formula="of:=IF(ISERROR([.D180]);1;[.D180])" office:value-type="float" office:value="1" calcext:value-type="float">
            <text:p>1</text:p>
          </table:table-cell>
          <table:table-cell table:formula="of:=IF(ISERROR([.E180]);1;[.E18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sherlock/before-after-holmes</text:p>
          </table:table-cell>
          <table:table-cell office:value-type="string" calcext:value-type="string">
            <text:p>17.6 GB/s (1.18x)</text:p>
          </table:table-cell>
          <table:table-cell office:value-type="string" calcext:value-type="string">
            <text:p>20.8 GB/s (1.00x)</text:p>
          </table:table-cell>
          <table:table-cell table:formula="of:=NUMBERVALUE(MID([.B181];SEARCH(&quot;(&quot;;[.B181]) + 1; 4); &quot;.&quot;)" office:value-type="float" office:value="1.18" calcext:value-type="float">
            <text:p>1.18</text:p>
          </table:table-cell>
          <table:table-cell table:formula="of:=NUMBERVALUE(MID([.C181];SEARCH(&quot;(&quot;;[.C181]) + 1; 4); &quot;.&quot;)" office:value-type="float" office:value="1" calcext:value-type="float">
            <text:p>1</text:p>
          </table:table-cell>
          <table:table-cell table:formula="of:=IF(ISERROR([.D181]);1;[.D181])" office:value-type="float" office:value="1.18" calcext:value-type="float">
            <text:p>1.18</text:p>
          </table:table-cell>
          <table:table-cell table:formula="of:=IF(ISERROR([.E181]);1;[.E1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holmes-cochar-watson</text:p>
          </table:table-cell>
          <table:table-cell office:value-type="string" calcext:value-type="string">
            <text:p>10.5 GB/s (1.01x)</text:p>
          </table:table-cell>
          <table:table-cell office:value-type="string" calcext:value-type="string">
            <text:p>10.6 GB/s (1.00x)</text:p>
          </table:table-cell>
          <table:table-cell table:formula="of:=NUMBERVALUE(MID([.B182];SEARCH(&quot;(&quot;;[.B182]) + 1; 4); &quot;.&quot;)" office:value-type="float" office:value="1.01" calcext:value-type="float">
            <text:p>1.01</text:p>
          </table:table-cell>
          <table:table-cell table:formula="of:=NUMBERVALUE(MID([.C182];SEARCH(&quot;(&quot;;[.C182]) + 1; 4); &quot;.&quot;)" office:value-type="float" office:value="1" calcext:value-type="float">
            <text:p>1</text:p>
          </table:table-cell>
          <table:table-cell table:formula="of:=IF(ISERROR([.D182]);1;[.D182])" office:value-type="float" office:value="1.01" calcext:value-type="float">
            <text:p>1.01</text:p>
          </table:table-cell>
          <table:table-cell table:formula="of:=IF(ISERROR([.E182]);1;[.E1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holmes-coword-watson</text:p>
          </table:table-cell>
          <table:table-cell office:value-type="string" calcext:value-type="string">
            <text:p>1869.2 MB/s (1.00x)</text:p>
          </table:table-cell>
          <table:table-cell office:value-type="string" calcext:value-type="string">
            <text:p>1866.0 MB/s (1.00x)</text:p>
          </table:table-cell>
          <table:table-cell table:formula="of:=NUMBERVALUE(MID([.B183];SEARCH(&quot;(&quot;;[.B183]) + 1; 4); &quot;.&quot;)" office:value-type="float" office:value="1" calcext:value-type="float">
            <text:p>1</text:p>
          </table:table-cell>
          <table:table-cell table:formula="of:=NUMBERVALUE(MID([.C183];SEARCH(&quot;(&quot;;[.C183]) + 1; 4); &quot;.&quot;)" office:value-type="float" office:value="1" calcext:value-type="float">
            <text:p>1</text:p>
          </table:table-cell>
          <table:table-cell table:formula="of:=IF(ISERROR([.D183]);1;[.D183])" office:value-type="float" office:value="1" calcext:value-type="float">
            <text:p>1</text:p>
          </table:table-cell>
          <table:table-cell table:formula="of:=IF(ISERROR([.E183]);1;[.E1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quotes</text:p>
          </table:table-cell>
          <table:table-cell office:value-type="string" calcext:value-type="string">
            <text:p>2.9 GB/s (1.01x)</text:p>
          </table:table-cell>
          <table:table-cell office:value-type="string" calcext:value-type="string">
            <text:p>2.9 GB/s (1.00x)</text:p>
          </table:table-cell>
          <table:table-cell table:formula="of:=NUMBERVALUE(MID([.B184];SEARCH(&quot;(&quot;;[.B184]) + 1; 4); &quot;.&quot;)" office:value-type="float" office:value="1.01" calcext:value-type="float">
            <text:p>1.01</text:p>
          </table:table-cell>
          <table:table-cell table:formula="of:=NUMBERVALUE(MID([.C184];SEARCH(&quot;(&quot;;[.C184]) + 1; 4); &quot;.&quot;)" office:value-type="float" office:value="1" calcext:value-type="float">
            <text:p>1</text:p>
          </table:table-cell>
          <table:table-cell table:formula="of:=IF(ISERROR([.D184]);1;[.D184])" office:value-type="float" office:value="1.01" calcext:value-type="float">
            <text:p>1.01</text:p>
          </table:table-cell>
          <table:table-cell table:formula="of:=IF(ISERROR([.E184]);1;[.E1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line-boundary-sherlock-holmes</text:p>
          </table:table-cell>
          <table:table-cell office:value-type="string" calcext:value-type="string">
            <text:p>41.7 GB/s (1.00x)</text:p>
          </table:table-cell>
          <table:table-cell office:value-type="string" calcext:value-type="string">
            <text:p>41.8 GB/s (1.00x)</text:p>
          </table:table-cell>
          <table:table-cell table:formula="of:=NUMBERVALUE(MID([.B185];SEARCH(&quot;(&quot;;[.B185]) + 1; 4); &quot;.&quot;)" office:value-type="float" office:value="1" calcext:value-type="float">
            <text:p>1</text:p>
          </table:table-cell>
          <table:table-cell table:formula="of:=NUMBERVALUE(MID([.C185];SEARCH(&quot;(&quot;;[.C185]) + 1; 4); &quot;.&quot;)" office:value-type="float" office:value="1" calcext:value-type="float">
            <text:p>1</text:p>
          </table:table-cell>
          <table:table-cell table:formula="of:=IF(ISERROR([.D185]);1;[.D185])" office:value-type="float" office:value="1" calcext:value-type="float">
            <text:p>1</text:p>
          </table:table-cell>
          <table:table-cell table:formula="of:=IF(ISERROR([.E185]);1;[.E1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word-ending-n</text:p>
          </table:table-cell>
          <table:table-cell office:value-type="string" calcext:value-type="string">
            <text:p>897.1 MB/s (1.00x)</text:p>
          </table:table-cell>
          <table:table-cell office:value-type="string" calcext:value-type="string">
            <text:p>890.2 MB/s (1.01x)</text:p>
          </table:table-cell>
          <table:table-cell table:formula="of:=NUMBERVALUE(MID([.B186];SEARCH(&quot;(&quot;;[.B186]) + 1; 4); &quot;.&quot;)" office:value-type="float" office:value="1" calcext:value-type="float">
            <text:p>1</text:p>
          </table:table-cell>
          <table:table-cell table:formula="of:=NUMBERVALUE(MID([.C186];SEARCH(&quot;(&quot;;[.C186]) + 1; 4); &quot;.&quot;)" office:value-type="float" office:value="1.01" calcext:value-type="float">
            <text:p>1.01</text:p>
          </table:table-cell>
          <table:table-cell table:formula="of:=IF(ISERROR([.D186]);1;[.D186])" office:value-type="float" office:value="1" calcext:value-type="float">
            <text:p>1</text:p>
          </table:table-cell>
          <table:table-cell table:formula="of:=IF(ISERROR([.E186]);1;[.E18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imported/sherlock/repeated-class-negation</text:p>
          </table:table-cell>
          <table:table-cell table:number-columns-repeated="2" office:value-type="string" calcext:value-type="string">
            <text:p>23.7 GB/s (1.00x)</text:p>
          </table:table-cell>
          <table:table-cell table:formula="of:=NUMBERVALUE(MID([.B187];SEARCH(&quot;(&quot;;[.B187]) + 1; 4); &quot;.&quot;)" office:value-type="float" office:value="1" calcext:value-type="float">
            <text:p>1</text:p>
          </table:table-cell>
          <table:table-cell table:formula="of:=NUMBERVALUE(MID([.C187];SEARCH(&quot;(&quot;;[.C187]) + 1; 4); &quot;.&quot;)" office:value-type="float" office:value="1" calcext:value-type="float">
            <text:p>1</text:p>
          </table:table-cell>
          <table:table-cell table:formula="of:=IF(ISERROR([.D187]);1;[.D187])" office:value-type="float" office:value="1" calcext:value-type="float">
            <text:p>1</text:p>
          </table:table-cell>
          <table:table-cell table:formula="of:=IF(ISERROR([.E187]);1;[.E1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d/sherlock/ing-suffix</text:p>
          </table:table-cell>
          <table:table-cell office:value-type="string" calcext:value-type="string">
            <text:p>3.3 GB/s (1.00x)</text:p>
          </table:table-cell>
          <table:table-cell office:value-type="string" calcext:value-type="string">
            <text:p>3.2 GB/s (1.02x)</text:p>
          </table:table-cell>
          <table:table-cell table:formula="of:=NUMBERVALUE(MID([.B188];SEARCH(&quot;(&quot;;[.B188]) + 1; 4); &quot;.&quot;)" office:value-type="float" office:value="1" calcext:value-type="float">
            <text:p>1</text:p>
          </table:table-cell>
          <table:table-cell table:formula="of:=NUMBERVALUE(MID([.C188];SEARCH(&quot;(&quot;;[.C188]) + 1; 4); &quot;.&quot;)" office:value-type="float" office:value="1.02" calcext:value-type="float">
            <text:p>1.02</text:p>
          </table:table-cell>
          <table:table-cell table:formula="of:=IF(ISERROR([.D188]);1;[.D188])" office:value-type="float" office:value="1" calcext:value-type="float">
            <text:p>1</text:p>
          </table:table-cell>
          <table:table-cell table:formula="of:=IF(ISERROR([.E188]);1;[.E188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imported/sherlock/ing-suffix-limited-space</text:p>
          </table:table-cell>
          <table:table-cell office:value-type="string" calcext:value-type="string">
            <text:p>3.5 GB/s (1.00x)</text:p>
          </table:table-cell>
          <table:table-cell office:value-type="string" calcext:value-type="string">
            <text:p>3.6 GB/s (1.00x)</text:p>
          </table:table-cell>
          <table:table-cell table:formula="of:=NUMBERVALUE(MID([.B189];SEARCH(&quot;(&quot;;[.B189]) + 1; 4); &quot;.&quot;)" office:value-type="float" office:value="1" calcext:value-type="float">
            <text:p>1</text:p>
          </table:table-cell>
          <table:table-cell table:formula="of:=NUMBERVALUE(MID([.C189];SEARCH(&quot;(&quot;;[.C189]) + 1; 4); &quot;.&quot;)" office:value-type="float" office:value="1" calcext:value-type="float">
            <text:p>1</text:p>
          </table:table-cell>
          <table:table-cell table:formula="of:=IF(ISERROR([.D189]);1;[.D189])" office:value-type="float" office:value="1" calcext:value-type="float">
            <text:p>1</text:p>
          </table:table-cell>
          <table:table-cell table:formula="of:=IF(ISERROR([.E189]);1;[.E1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2.0 MB/s (1.00x)</text:p>
          </table:table-cell>
          <table:table-cell table:formula="of:=NUMBERVALUE(MID([.B190];SEARCH(&quot;(&quot;;[.B190]) + 1; 4); &quot;.&quot;)" office:value-type="string" office:string-value="" calcext:value-type="error">
            <text:p>#VALUE!</text:p>
          </table:table-cell>
          <table:table-cell table:formula="of:=NUMBERVALUE(MID([.C190];SEARCH(&quot;(&quot;;[.C190]) + 1; 4); &quot;.&quot;)" office:value-type="float" office:value="1" calcext:value-type="float">
            <text:p>1</text:p>
          </table:table-cell>
          <table:table-cell table:formula="of:=IF(ISERROR([.D190]);1;[.D190])" office:value-type="float" office:value="1" calcext:value-type="float">
            <text:p>1</text:p>
          </table:table-cell>
          <table:table-cell table:formula="of:=IF(ISERROR([.E190]);1;[.E1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3.4 MB/s (1.00x)</text:p>
          </table:table-cell>
          <table:table-cell table:formula="of:=NUMBERVALUE(MID([.B191];SEARCH(&quot;(&quot;;[.B191]) + 1; 4); &quot;.&quot;)" office:value-type="string" office:string-value="" calcext:value-type="error">
            <text:p>#VALUE!</text:p>
          </table:table-cell>
          <table:table-cell table:formula="of:=NUMBERVALUE(MID([.C191];SEARCH(&quot;(&quot;;[.C191]) + 1; 4); &quot;.&quot;)" office:value-type="float" office:value="1" calcext:value-type="float">
            <text:p>1</text:p>
          </table:table-cell>
          <table:table-cell table:formula="of:=IF(ISERROR([.D191]);1;[.D191])" office:value-type="float" office:value="1" calcext:value-type="float">
            <text:p>1</text:p>
          </table:table-cell>
          <table:table-cell table:formula="of:=IF(ISERROR([.E191]);1;[.E1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4.5 MB/s (1.00x)</text:p>
          </table:table-cell>
          <table:table-cell table:formula="of:=NUMBERVALUE(MID([.B192];SEARCH(&quot;(&quot;;[.B192]) + 1; 4); &quot;.&quot;)" office:value-type="string" office:string-value="" calcext:value-type="error">
            <text:p>#VALUE!</text:p>
          </table:table-cell>
          <table:table-cell table:formula="of:=NUMBERVALUE(MID([.C192];SEARCH(&quot;(&quot;;[.C192]) + 1; 4); &quot;.&quot;)" office:value-type="float" office:value="1" calcext:value-type="float">
            <text:p>1</text:p>
          </table:table-cell>
          <table:table-cell table:formula="of:=IF(ISERROR([.D192]);1;[.D192])" office:value-type="float" office:value="1" calcext:value-type="float">
            <text:p>1</text:p>
          </table:table-cell>
          <table:table-cell table:formula="of:=IF(ISERROR([.E192]);1;[.E1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2.1 MB/s (1.00x)</text:p>
          </table:table-cell>
          <table:table-cell table:formula="of:=NUMBERVALUE(MID([.B193];SEARCH(&quot;(&quot;;[.B193]) + 1; 4); &quot;.&quot;)" office:value-type="string" office:string-value="" calcext:value-type="error">
            <text:p>#VALUE!</text:p>
          </table:table-cell>
          <table:table-cell table:formula="of:=NUMBERVALUE(MID([.C193];SEARCH(&quot;(&quot;;[.C193]) + 1; 4); &quot;.&quot;)" office:value-type="float" office:value="1" calcext:value-type="float">
            <text:p>1</text:p>
          </table:table-cell>
          <table:table-cell table:formula="of:=IF(ISERROR([.D193]);1;[.D193])" office:value-type="float" office:value="1" calcext:value-type="float">
            <text:p>1</text:p>
          </table:table-cell>
          <table:table-cell table:formula="of:=IF(ISERROR([.E193]);1;[.E1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snort-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3.9 MB/s (1.00x)</text:p>
          </table:table-cell>
          <table:table-cell table:formula="of:=NUMBERVALUE(MID([.B194];SEARCH(&quot;(&quot;;[.B194]) + 1; 4); &quot;.&quot;)" office:value-type="string" office:string-value="" calcext:value-type="error">
            <text:p>#VALUE!</text:p>
          </table:table-cell>
          <table:table-cell table:formula="of:=NUMBERVALUE(MID([.C194];SEARCH(&quot;(&quot;;[.C194]) + 1; 4); &quot;.&quot;)" office:value-type="float" office:value="1" calcext:value-type="float">
            <text:p>1</text:p>
          </table:table-cell>
          <table:table-cell table:formula="of:=IF(ISERROR([.D194]);1;[.D194])" office:value-type="float" office:value="1" calcext:value-type="float">
            <text:p>1</text:p>
          </table:table-cell>
          <table:table-cell table:formula="of:=IF(ISERROR([.E194]);1;[.E1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0.3 MB/s (1.00x)</text:p>
          </table:table-cell>
          <table:table-cell table:formula="of:=NUMBERVALUE(MID([.B195];SEARCH(&quot;(&quot;;[.B195]) + 1; 4); &quot;.&quot;)" office:value-type="string" office:string-value="" calcext:value-type="error">
            <text:p>#VALUE!</text:p>
          </table:table-cell>
          <table:table-cell table:formula="of:=NUMBERVALUE(MID([.C195];SEARCH(&quot;(&quot;;[.C195]) + 1; 4); &quot;.&quot;)" office:value-type="float" office:value="1" calcext:value-type="float">
            <text:p>1</text:p>
          </table:table-cell>
          <table:table-cell table:formula="of:=IF(ISERROR([.D195]);1;[.D195])" office:value-type="float" office:value="1" calcext:value-type="float">
            <text:p>1</text:p>
          </table:table-cell>
          <table:table-cell table:formula="of:=IF(ISERROR([.E195]);1;[.E1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1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0.5 MB/s (1.00x)</text:p>
          </table:table-cell>
          <table:table-cell table:formula="of:=NUMBERVALUE(MID([.B196];SEARCH(&quot;(&quot;;[.B196]) + 1; 4); &quot;.&quot;)" office:value-type="string" office:string-value="" calcext:value-type="error">
            <text:p>#VALUE!</text:p>
          </table:table-cell>
          <table:table-cell table:formula="of:=NUMBERVALUE(MID([.C196];SEARCH(&quot;(&quot;;[.C196]) + 1; 4); &quot;.&quot;)" office:value-type="float" office:value="1" calcext:value-type="float">
            <text:p>1</text:p>
          </table:table-cell>
          <table:table-cell table:formula="of:=IF(ISERROR([.D196]);1;[.D196])" office:value-type="float" office:value="1" calcext:value-type="float">
            <text:p>1</text:p>
          </table:table-cell>
          <table:table-cell table:formula="of:=IF(ISERROR([.E196]);1;[.E1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10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0.8 MB/s (1.00x)</text:p>
          </table:table-cell>
          <table:table-cell table:formula="of:=NUMBERVALUE(MID([.B197];SEARCH(&quot;(&quot;;[.B197]) + 1; 4); &quot;.&quot;)" office:value-type="string" office:string-value="" calcext:value-type="error">
            <text:p>#VALUE!</text:p>
          </table:table-cell>
          <table:table-cell table:formula="of:=NUMBERVALUE(MID([.C197];SEARCH(&quot;(&quot;;[.C197]) + 1; 4); &quot;.&quot;)" office:value-type="float" office:value="1" calcext:value-type="float">
            <text:p>1</text:p>
          </table:table-cell>
          <table:table-cell table:formula="of:=IF(ISERROR([.D197]);1;[.D197])" office:value-type="float" office:value="1" calcext:value-type="float">
            <text:p>1</text:p>
          </table:table-cell>
          <table:table-cell table:formula="of:=IF(ISERROR([.E197]);1;[.E1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many-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3 MB/s (1.00x)</text:p>
          </table:table-cell>
          <table:table-cell table:formula="of:=NUMBERVALUE(MID([.B198];SEARCH(&quot;(&quot;;[.B198]) + 1; 4); &quot;.&quot;)" office:value-type="string" office:string-value="" calcext:value-type="error">
            <text:p>#VALUE!</text:p>
          </table:table-cell>
          <table:table-cell table:formula="of:=NUMBERVALUE(MID([.C198];SEARCH(&quot;(&quot;;[.C198]) + 1; 4); &quot;.&quot;)" office:value-type="float" office:value="1" calcext:value-type="float">
            <text:p>1</text:p>
          </table:table-cell>
          <table:table-cell table:formula="of:=IF(ISERROR([.D198]);1;[.D198])" office:value-type="float" office:value="1" calcext:value-type="float">
            <text:p>1</text:p>
          </table:table-cell>
          <table:table-cell table:formula="of:=IF(ISERROR([.E198]);1;[.E1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many-1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 MB/s (1.00x)</text:p>
          </table:table-cell>
          <table:table-cell table:formula="of:=NUMBERVALUE(MID([.B199];SEARCH(&quot;(&quot;;[.B199]) + 1; 4); &quot;.&quot;)" office:value-type="string" office:string-value="" calcext:value-type="error">
            <text:p>#VALUE!</text:p>
          </table:table-cell>
          <table:table-cell table:formula="of:=NUMBERVALUE(MID([.C199];SEARCH(&quot;(&quot;;[.C199]) + 1; 4); &quot;.&quot;)" office:value-type="float" office:value="1" calcext:value-type="float">
            <text:p>1</text:p>
          </table:table-cell>
          <table:table-cell table:formula="of:=IF(ISERROR([.D199]);1;[.D199])" office:value-type="float" office:value="1" calcext:value-type="float">
            <text:p>1</text:p>
          </table:table-cell>
          <table:table-cell table:formula="of:=IF(ISERROR([.E199]);1;[.E1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behind/snort/linear-haystack-many-10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2 MB/s (1.00x)</text:p>
          </table:table-cell>
          <table:table-cell table:formula="of:=NUMBERVALUE(MID([.B200];SEARCH(&quot;(&quot;;[.B200]) + 1; 4); &quot;.&quot;)" office:value-type="string" office:string-value="" calcext:value-type="error">
            <text:p>#VALUE!</text:p>
          </table:table-cell>
          <table:table-cell table:formula="of:=NUMBERVALUE(MID([.C200];SEARCH(&quot;(&quot;;[.C200]) + 1; 4); &quot;.&quot;)" office:value-type="float" office:value="1" calcext:value-type="float">
            <text:p>1</text:p>
          </table:table-cell>
          <table:table-cell table:formula="of:=IF(ISERROR([.D200]);1;[.D200])" office:value-type="float" office:value="1" calcext:value-type="float">
            <text:p>1</text:p>
          </table:table-cell>
          <table:table-cell table:formula="of:=IF(ISERROR([.E200]);1;[.E2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accelerate/whole-line</text:p>
          </table:table-cell>
          <table:table-cell office:value-type="string" calcext:value-type="string">
            <text:p>1425.6 MB/s (1.00x)</text:p>
          </table:table-cell>
          <table:table-cell office:value-type="string" calcext:value-type="string">
            <text:p>1411.3 MB/s (1.01x)</text:p>
          </table:table-cell>
          <table:table-cell table:formula="of:=NUMBERVALUE(MID([.B201];SEARCH(&quot;(&quot;;[.B201]) + 1; 4); &quot;.&quot;)" office:value-type="float" office:value="1" calcext:value-type="float">
            <text:p>1</text:p>
          </table:table-cell>
          <table:table-cell table:formula="of:=NUMBERVALUE(MID([.C201];SEARCH(&quot;(&quot;;[.C201]) + 1; 4); &quot;.&quot;)" office:value-type="float" office:value="1.01" calcext:value-type="float">
            <text:p>1.01</text:p>
          </table:table-cell>
          <table:table-cell table:formula="of:=IF(ISERROR([.D201]);1;[.D201])" office:value-type="float" office:value="1" calcext:value-type="float">
            <text:p>1</text:p>
          </table:table-cell>
          <table:table-cell table:formula="of:=IF(ISERROR([.E201]);1;[.E201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opt/accelerate/non-dna</text:p>
          </table:table-cell>
          <table:table-cell office:value-type="string" calcext:value-type="string">
            <text:p>1996.0 MB/s (1.00x)</text:p>
          </table:table-cell>
          <table:table-cell office:value-type="string" calcext:value-type="string">
            <text:p>1998.8 MB/s (1.00x)</text:p>
          </table:table-cell>
          <table:table-cell table:formula="of:=NUMBERVALUE(MID([.B202];SEARCH(&quot;(&quot;;[.B202]) + 1; 4); &quot;.&quot;)" office:value-type="float" office:value="1" calcext:value-type="float">
            <text:p>1</text:p>
          </table:table-cell>
          <table:table-cell table:formula="of:=NUMBERVALUE(MID([.C202];SEARCH(&quot;(&quot;;[.C202]) + 1; 4); &quot;.&quot;)" office:value-type="float" office:value="1" calcext:value-type="float">
            <text:p>1</text:p>
          </table:table-cell>
          <table:table-cell table:formula="of:=IF(ISERROR([.D202]);1;[.D202])" office:value-type="float" office:value="1" calcext:value-type="float">
            <text:p>1</text:p>
          </table:table-cell>
          <table:table-cell table:formula="of:=IF(ISERROR([.E202]);1;[.E2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backtrack/words-english</text:p>
          </table:table-cell>
          <table:table-cell office:value-type="string" calcext:value-type="string">
            <text:p>232.1 MB/s (1.00x)</text:p>
          </table:table-cell>
          <table:table-cell office:value-type="string" calcext:value-type="string">
            <text:p>225.0 MB/s (1.03x)</text:p>
          </table:table-cell>
          <table:table-cell table:formula="of:=NUMBERVALUE(MID([.B203];SEARCH(&quot;(&quot;;[.B203]) + 1; 4); &quot;.&quot;)" office:value-type="float" office:value="1" calcext:value-type="float">
            <text:p>1</text:p>
          </table:table-cell>
          <table:table-cell table:formula="of:=NUMBERVALUE(MID([.C203];SEARCH(&quot;(&quot;;[.C203]) + 1; 4); &quot;.&quot;)" office:value-type="float" office:value="1.03" calcext:value-type="float">
            <text:p>1.03</text:p>
          </table:table-cell>
          <table:table-cell table:formula="of:=IF(ISERROR([.D203]);1;[.D203])" office:value-type="float" office:value="1" calcext:value-type="float">
            <text:p>1</text:p>
          </table:table-cell>
          <table:table-cell table:formula="of:=IF(ISERROR([.E203]);1;[.E203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opt/backtrack/words-russian</text:p>
          </table:table-cell>
          <table:table-cell office:value-type="string" calcext:value-type="string">
            <text:p>55.9 MB/s (1.01x)</text:p>
          </table:table-cell>
          <table:table-cell office:value-type="string" calcext:value-type="string">
            <text:p>56.3 MB/s (1.00x)</text:p>
          </table:table-cell>
          <table:table-cell table:formula="of:=NUMBERVALUE(MID([.B204];SEARCH(&quot;(&quot;;[.B204]) + 1; 4); &quot;.&quot;)" office:value-type="float" office:value="1.01" calcext:value-type="float">
            <text:p>1.01</text:p>
          </table:table-cell>
          <table:table-cell table:formula="of:=NUMBERVALUE(MID([.C204];SEARCH(&quot;(&quot;;[.C204]) + 1; 4); &quot;.&quot;)" office:value-type="float" office:value="1" calcext:value-type="float">
            <text:p>1</text:p>
          </table:table-cell>
          <table:table-cell table:formula="of:=IF(ISERROR([.D204]);1;[.D204])" office:value-type="float" office:value="1.01" calcext:value-type="float">
            <text:p>1.01</text:p>
          </table:table-cell>
          <table:table-cell table:formula="of:=IF(ISERROR([.E204]);1;[.E2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fixed-length/too-small-ascii</text:p>
          </table:table-cell>
          <table:table-cell office:value-type="string" calcext:value-type="string">
            <text:p>336.6 MB/s (1.00x)</text:p>
          </table:table-cell>
          <table:table-cell office:value-type="string" calcext:value-type="string">
            <text:p>301.2 MB/s (1.12x)</text:p>
          </table:table-cell>
          <table:table-cell table:formula="of:=NUMBERVALUE(MID([.B205];SEARCH(&quot;(&quot;;[.B205]) + 1; 4); &quot;.&quot;)" office:value-type="float" office:value="1" calcext:value-type="float">
            <text:p>1</text:p>
          </table:table-cell>
          <table:table-cell table:formula="of:=NUMBERVALUE(MID([.C205];SEARCH(&quot;(&quot;;[.C205]) + 1; 4); &quot;.&quot;)" office:value-type="float" office:value="1.12" calcext:value-type="float">
            <text:p>1.12</text:p>
          </table:table-cell>
          <table:table-cell table:formula="of:=IF(ISERROR([.D205]);1;[.D205])" office:value-type="float" office:value="1" calcext:value-type="float">
            <text:p>1</text:p>
          </table:table-cell>
          <table:table-cell table:formula="of:=IF(ISERROR([.E205]);1;[.E205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opt/fixed-length/too-small-unicode</text:p>
          </table:table-cell>
          <table:table-cell office:value-type="string" calcext:value-type="string">
            <text:p>2.1 GB/s (1.00x)</text:p>
          </table:table-cell>
          <table:table-cell office:value-type="string" calcext:value-type="string">
            <text:p>1807.0 MB/s (1.19x)</text:p>
          </table:table-cell>
          <table:table-cell table:formula="of:=NUMBERVALUE(MID([.B206];SEARCH(&quot;(&quot;;[.B206]) + 1; 4); &quot;.&quot;)" office:value-type="float" office:value="1" calcext:value-type="float">
            <text:p>1</text:p>
          </table:table-cell>
          <table:table-cell table:formula="of:=NUMBERVALUE(MID([.C206];SEARCH(&quot;(&quot;;[.C206]) + 1; 4); &quot;.&quot;)" office:value-type="float" office:value="1.19" calcext:value-type="float">
            <text:p>1.19</text:p>
          </table:table-cell>
          <table:table-cell table:formula="of:=IF(ISERROR([.D206]);1;[.D206])" office:value-type="float" office:value="1" calcext:value-type="float">
            <text:p>1</text:p>
          </table:table-cell>
          <table:table-cell table:formula="of:=IF(ISERROR([.E206]);1;[.E206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pt/fixed-length/too-big-ascii</text:p>
          </table:table-cell>
          <table:table-cell office:value-type="string" calcext:value-type="string">
            <text:p>3.0 GB/s (1.00x)</text:p>
          </table:table-cell>
          <table:table-cell office:value-type="string" calcext:value-type="string">
            <text:p>2.4 GB/s (1.25x)</text:p>
          </table:table-cell>
          <table:table-cell table:formula="of:=NUMBERVALUE(MID([.B207];SEARCH(&quot;(&quot;;[.B207]) + 1; 4); &quot;.&quot;)" office:value-type="float" office:value="1" calcext:value-type="float">
            <text:p>1</text:p>
          </table:table-cell>
          <table:table-cell table:formula="of:=NUMBERVALUE(MID([.C207];SEARCH(&quot;(&quot;;[.C207]) + 1; 4); &quot;.&quot;)" office:value-type="float" office:value="1.25" calcext:value-type="float">
            <text:p>1.25</text:p>
          </table:table-cell>
          <table:table-cell table:formula="of:=IF(ISERROR([.D207]);1;[.D207])" office:value-type="float" office:value="1" calcext:value-type="float">
            <text:p>1</text:p>
          </table:table-cell>
          <table:table-cell table:formula="of:=IF(ISERROR([.E207]);1;[.E207]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opt/fixed-length/too-big-unicode</text:p>
          </table:table-cell>
          <table:table-cell office:value-type="string" calcext:value-type="string">
            <text:p>2.4 GB/s (1.00x)</text:p>
          </table:table-cell>
          <table:table-cell office:value-type="string" calcext:value-type="string">
            <text:p>2.0 GB/s (1.18x)</text:p>
          </table:table-cell>
          <table:table-cell table:formula="of:=NUMBERVALUE(MID([.B208];SEARCH(&quot;(&quot;;[.B208]) + 1; 4); &quot;.&quot;)" office:value-type="float" office:value="1" calcext:value-type="float">
            <text:p>1</text:p>
          </table:table-cell>
          <table:table-cell table:formula="of:=NUMBERVALUE(MID([.C208];SEARCH(&quot;(&quot;;[.C208]) + 1; 4); &quot;.&quot;)" office:value-type="float" office:value="1.18" calcext:value-type="float">
            <text:p>1.18</text:p>
          </table:table-cell>
          <table:table-cell table:formula="of:=IF(ISERROR([.D208]);1;[.D208])" office:value-type="float" office:value="1" calcext:value-type="float">
            <text:p>1</text:p>
          </table:table-cell>
          <table:table-cell table:formula="of:=IF(ISERROR([.E208]);1;[.E208])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opt/fixed-length/go33484-1</text:p>
          </table:table-cell>
          <table:table-cell office:value-type="string" calcext:value-type="string">
            <text:p>547.8 GB/s (1.00x)</text:p>
          </table:table-cell>
          <table:table-cell office:value-type="string" calcext:value-type="string">
            <text:p>465.7 GB/s (1.18x)</text:p>
          </table:table-cell>
          <table:table-cell table:formula="of:=NUMBERVALUE(MID([.B209];SEARCH(&quot;(&quot;;[.B209]) + 1; 4); &quot;.&quot;)" office:value-type="float" office:value="1" calcext:value-type="float">
            <text:p>1</text:p>
          </table:table-cell>
          <table:table-cell table:formula="of:=NUMBERVALUE(MID([.C209];SEARCH(&quot;(&quot;;[.C209]) + 1; 4); &quot;.&quot;)" office:value-type="float" office:value="1.18" calcext:value-type="float">
            <text:p>1.18</text:p>
          </table:table-cell>
          <table:table-cell table:formula="of:=IF(ISERROR([.D209]);1;[.D209])" office:value-type="float" office:value="1" calcext:value-type="float">
            <text:p>1</text:p>
          </table:table-cell>
          <table:table-cell table:formula="of:=IF(ISERROR([.E209]);1;[.E209])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opt/fixed-length/go33484-2</text:p>
          </table:table-cell>
          <table:table-cell office:value-type="string" calcext:value-type="string">
            <text:p>582.1 GB/s (1.00x)</text:p>
          </table:table-cell>
          <table:table-cell office:value-type="string" calcext:value-type="string">
            <text:p>490.2 GB/s (1.19x)</text:p>
          </table:table-cell>
          <table:table-cell table:formula="of:=NUMBERVALUE(MID([.B210];SEARCH(&quot;(&quot;;[.B210]) + 1; 4); &quot;.&quot;)" office:value-type="float" office:value="1" calcext:value-type="float">
            <text:p>1</text:p>
          </table:table-cell>
          <table:table-cell table:formula="of:=NUMBERVALUE(MID([.C210];SEARCH(&quot;(&quot;;[.C210]) + 1; 4); &quot;.&quot;)" office:value-type="float" office:value="1.19" calcext:value-type="float">
            <text:p>1.19</text:p>
          </table:table-cell>
          <table:table-cell table:formula="of:=IF(ISERROR([.D210]);1;[.D210])" office:value-type="float" office:value="1" calcext:value-type="float">
            <text:p>1</text:p>
          </table:table-cell>
          <table:table-cell table:formula="of:=IF(ISERROR([.E210]);1;[.E210])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pt/fixed-length/go33484-3</text:p>
          </table:table-cell>
          <table:table-cell office:value-type="string" calcext:value-type="string">
            <text:p>54.8 GB/s (1.00x)</text:p>
          </table:table-cell>
          <table:table-cell office:value-type="string" calcext:value-type="string">
            <text:p>49.0 GB/s (1.12x)</text:p>
          </table:table-cell>
          <table:table-cell table:formula="of:=NUMBERVALUE(MID([.B211];SEARCH(&quot;(&quot;;[.B211]) + 1; 4); &quot;.&quot;)" office:value-type="float" office:value="1" calcext:value-type="float">
            <text:p>1</text:p>
          </table:table-cell>
          <table:table-cell table:formula="of:=NUMBERVALUE(MID([.C211];SEARCH(&quot;(&quot;;[.C211]) + 1; 4); &quot;.&quot;)" office:value-type="float" office:value="1.12" calcext:value-type="float">
            <text:p>1.12</text:p>
          </table:table-cell>
          <table:table-cell table:formula="of:=IF(ISERROR([.D211]);1;[.D211])" office:value-type="float" office:value="1" calcext:value-type="float">
            <text:p>1</text:p>
          </table:table-cell>
          <table:table-cell table:formula="of:=IF(ISERROR([.E211]);1;[.E211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opt/literal-alt/one-pattern</text:p>
          </table:table-cell>
          <table:table-cell office:value-type="string" calcext:value-type="string">
            <text:p>787.3 MB/s (1.00x)</text:p>
          </table:table-cell>
          <table:table-cell office:value-type="string" calcext:value-type="string">
            <text:p>776.8 MB/s (1.01x)</text:p>
          </table:table-cell>
          <table:table-cell table:formula="of:=NUMBERVALUE(MID([.B212];SEARCH(&quot;(&quot;;[.B212]) + 1; 4); &quot;.&quot;)" office:value-type="float" office:value="1" calcext:value-type="float">
            <text:p>1</text:p>
          </table:table-cell>
          <table:table-cell table:formula="of:=NUMBERVALUE(MID([.C212];SEARCH(&quot;(&quot;;[.C212]) + 1; 4); &quot;.&quot;)" office:value-type="float" office:value="1.01" calcext:value-type="float">
            <text:p>1.01</text:p>
          </table:table-cell>
          <table:table-cell table:formula="of:=IF(ISERROR([.D212]);1;[.D212])" office:value-type="float" office:value="1" calcext:value-type="float">
            <text:p>1</text:p>
          </table:table-cell>
          <table:table-cell table:formula="of:=IF(ISERROR([.E212]);1;[.E21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opt/literal-alt/pattern-per-word</text:p>
          </table:table-cell>
          <table:table-cell office:value-type="string" calcext:value-type="string">
            <text:p>436.1 MB/s (1.05x)</text:p>
          </table:table-cell>
          <table:table-cell office:value-type="string" calcext:value-type="string">
            <text:p>456.4 MB/s (1.00x)</text:p>
          </table:table-cell>
          <table:table-cell table:formula="of:=NUMBERVALUE(MID([.B213];SEARCH(&quot;(&quot;;[.B213]) + 1; 4); &quot;.&quot;)" office:value-type="float" office:value="1.05" calcext:value-type="float">
            <text:p>1.05</text:p>
          </table:table-cell>
          <table:table-cell table:formula="of:=NUMBERVALUE(MID([.C213];SEARCH(&quot;(&quot;;[.C213]) + 1; 4); &quot;.&quot;)" office:value-type="float" office:value="1" calcext:value-type="float">
            <text:p>1</text:p>
          </table:table-cell>
          <table:table-cell table:formula="of:=IF(ISERROR([.D213]);1;[.D213])" office:value-type="float" office:value="1.05" calcext:value-type="float">
            <text:p>1.05</text:p>
          </table:table-cell>
          <table:table-cell table:formula="of:=IF(ISERROR([.E213]);1;[.E2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nfa-sparse/small-repeated-class-bytes</text:p>
          </table:table-cell>
          <table:table-cell office:value-type="string" calcext:value-type="string">
            <text:p>1341.1 KB/s (1.04x)</text:p>
          </table:table-cell>
          <table:table-cell office:value-type="string" calcext:value-type="string">
            <text:p>1392.0 KB/s (1.00x)</text:p>
          </table:table-cell>
          <table:table-cell table:formula="of:=NUMBERVALUE(MID([.B214];SEARCH(&quot;(&quot;;[.B214]) + 1; 4); &quot;.&quot;)" office:value-type="float" office:value="1.04" calcext:value-type="float">
            <text:p>1.04</text:p>
          </table:table-cell>
          <table:table-cell table:formula="of:=NUMBERVALUE(MID([.C214];SEARCH(&quot;(&quot;;[.C214]) + 1; 4); &quot;.&quot;)" office:value-type="float" office:value="1" calcext:value-type="float">
            <text:p>1</text:p>
          </table:table-cell>
          <table:table-cell table:formula="of:=IF(ISERROR([.D214]);1;[.D214])" office:value-type="float" office:value="1.04" calcext:value-type="float">
            <text:p>1.04</text:p>
          </table:table-cell>
          <table:table-cell table:formula="of:=IF(ISERROR([.E214]);1;[.E2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nfa-sparse/small-repeated-class-unicode</text:p>
          </table:table-cell>
          <table:table-cell office:value-type="string" calcext:value-type="string">
            <text:p>1481.1 KB/s (1.00x)</text:p>
          </table:table-cell>
          <table:table-cell office:value-type="string" calcext:value-type="string">
            <text:p>1394.3 KB/s (1.06x)</text:p>
          </table:table-cell>
          <table:table-cell table:formula="of:=NUMBERVALUE(MID([.B215];SEARCH(&quot;(&quot;;[.B215]) + 1; 4); &quot;.&quot;)" office:value-type="float" office:value="1" calcext:value-type="float">
            <text:p>1</text:p>
          </table:table-cell>
          <table:table-cell table:formula="of:=NUMBERVALUE(MID([.C215];SEARCH(&quot;(&quot;;[.C215]) + 1; 4); &quot;.&quot;)" office:value-type="float" office:value="1.06" calcext:value-type="float">
            <text:p>1.06</text:p>
          </table:table-cell>
          <table:table-cell table:formula="of:=IF(ISERROR([.D215]);1;[.D215])" office:value-type="float" office:value="1" calcext:value-type="float">
            <text:p>1</text:p>
          </table:table-cell>
          <table:table-cell table:formula="of:=IF(ISERROR([.E215]);1;[.E215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pt/onepass/fn-predicate</text:p>
          </table:table-cell>
          <table:table-cell office:value-type="string" calcext:value-type="string">
            <text:p>1073.5 MB/s (1.06x)</text:p>
          </table:table-cell>
          <table:table-cell office:value-type="string" calcext:value-type="string">
            <text:p>1134.0 MB/s (1.00x)</text:p>
          </table:table-cell>
          <table:table-cell table:formula="of:=NUMBERVALUE(MID([.B216];SEARCH(&quot;(&quot;;[.B216]) + 1; 4); &quot;.&quot;)" office:value-type="float" office:value="1.06" calcext:value-type="float">
            <text:p>1.06</text:p>
          </table:table-cell>
          <table:table-cell table:formula="of:=NUMBERVALUE(MID([.C216];SEARCH(&quot;(&quot;;[.C216]) + 1; 4); &quot;.&quot;)" office:value-type="float" office:value="1" calcext:value-type="float">
            <text:p>1</text:p>
          </table:table-cell>
          <table:table-cell table:formula="of:=IF(ISERROR([.D216]);1;[.D216])" office:value-type="float" office:value="1.06" calcext:value-type="float">
            <text:p>1.06</text:p>
          </table:table-cell>
          <table:table-cell table:formula="of:=IF(ISERROR([.E216]);1;[.E2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onepass/first-three-words-english</text:p>
          </table:table-cell>
          <table:table-cell office:value-type="string" calcext:value-type="string">
            <text:p>557.1 MB/s (1.02x)</text:p>
          </table:table-cell>
          <table:table-cell office:value-type="string" calcext:value-type="string">
            <text:p>567.9 MB/s (1.00x)</text:p>
          </table:table-cell>
          <table:table-cell table:formula="of:=NUMBERVALUE(MID([.B217];SEARCH(&quot;(&quot;;[.B217]) + 1; 4); &quot;.&quot;)" office:value-type="float" office:value="1.02" calcext:value-type="float">
            <text:p>1.02</text:p>
          </table:table-cell>
          <table:table-cell table:formula="of:=NUMBERVALUE(MID([.C217];SEARCH(&quot;(&quot;;[.C217]) + 1; 4); &quot;.&quot;)" office:value-type="float" office:value="1" calcext:value-type="float">
            <text:p>1</text:p>
          </table:table-cell>
          <table:table-cell table:formula="of:=IF(ISERROR([.D217]);1;[.D217])" office:value-type="float" office:value="1.02" calcext:value-type="float">
            <text:p>1.02</text:p>
          </table:table-cell>
          <table:table-cell table:formula="of:=IF(ISERROR([.E217]);1;[.E2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onepass/first-three-words-russian</text:p>
          </table:table-cell>
          <table:table-cell office:value-type="string" calcext:value-type="string">
            <text:p>723.7 MB/s (1.02x)</text:p>
          </table:table-cell>
          <table:table-cell office:value-type="string" calcext:value-type="string">
            <text:p>735.8 MB/s (1.00x)</text:p>
          </table:table-cell>
          <table:table-cell table:formula="of:=NUMBERVALUE(MID([.B218];SEARCH(&quot;(&quot;;[.B218]) + 1; 4); &quot;.&quot;)" office:value-type="float" office:value="1.02" calcext:value-type="float">
            <text:p>1.02</text:p>
          </table:table-cell>
          <table:table-cell table:formula="of:=NUMBERVALUE(MID([.C218];SEARCH(&quot;(&quot;;[.C218]) + 1; 4); &quot;.&quot;)" office:value-type="float" office:value="1" calcext:value-type="float">
            <text:p>1</text:p>
          </table:table-cell>
          <table:table-cell table:formula="of:=IF(ISERROR([.D218]);1;[.D218])" office:value-type="float" office:value="1.02" calcext:value-type="float">
            <text:p>1.02</text:p>
          </table:table-cell>
          <table:table-cell table:formula="of:=IF(ISERROR([.E218]);1;[.E2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onepass/word-boundary-english</text:p>
          </table:table-cell>
          <table:table-cell office:value-type="string" calcext:value-type="string">
            <text:p>895.1 MB/s (1.05x)</text:p>
          </table:table-cell>
          <table:table-cell office:value-type="string" calcext:value-type="string">
            <text:p>936.3 MB/s (1.00x)</text:p>
          </table:table-cell>
          <table:table-cell table:formula="of:=NUMBERVALUE(MID([.B219];SEARCH(&quot;(&quot;;[.B219]) + 1; 4); &quot;.&quot;)" office:value-type="float" office:value="1.05" calcext:value-type="float">
            <text:p>1.05</text:p>
          </table:table-cell>
          <table:table-cell table:formula="of:=NUMBERVALUE(MID([.C219];SEARCH(&quot;(&quot;;[.C219]) + 1; 4); &quot;.&quot;)" office:value-type="float" office:value="1" calcext:value-type="float">
            <text:p>1</text:p>
          </table:table-cell>
          <table:table-cell table:formula="of:=IF(ISERROR([.D219]);1;[.D219])" office:value-type="float" office:value="1.05" calcext:value-type="float">
            <text:p>1.05</text:p>
          </table:table-cell>
          <table:table-cell table:formula="of:=IF(ISERROR([.E219]);1;[.E2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onepass/word-boundary-russian</text:p>
          </table:table-cell>
          <table:table-cell office:value-type="string" calcext:value-type="string">
            <text:p>1157.6 MB/s (1.04x)</text:p>
          </table:table-cell>
          <table:table-cell office:value-type="string" calcext:value-type="string">
            <text:p>1205.7 MB/s (1.00x)</text:p>
          </table:table-cell>
          <table:table-cell table:formula="of:=NUMBERVALUE(MID([.B220];SEARCH(&quot;(&quot;;[.B220]) + 1; 4); &quot;.&quot;)" office:value-type="float" office:value="1.04" calcext:value-type="float">
            <text:p>1.04</text:p>
          </table:table-cell>
          <table:table-cell table:formula="of:=NUMBERVALUE(MID([.C220];SEARCH(&quot;(&quot;;[.C220]) + 1; 4); &quot;.&quot;)" office:value-type="float" office:value="1" calcext:value-type="float">
            <text:p>1</text:p>
          </table:table-cell>
          <table:table-cell table:formula="of:=IF(ISERROR([.D220]);1;[.D220])" office:value-type="float" office:value="1.04" calcext:value-type="float">
            <text:p>1.04</text:p>
          </table:table-cell>
          <table:table-cell table:formula="of:=IF(ISERROR([.E220]);1;[.E2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prefilter/literal-english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221];SEARCH(&quot;(&quot;;[.B221]) + 1; 4); &quot;.&quot;)" office:value-type="float" office:value="1" calcext:value-type="float">
            <text:p>1</text:p>
          </table:table-cell>
          <table:table-cell table:formula="of:=NUMBERVALUE(MID([.C221];SEARCH(&quot;(&quot;;[.C221]) + 1; 4); &quot;.&quot;)" office:value-type="float" office:value="1" calcext:value-type="float">
            <text:p>1</text:p>
          </table:table-cell>
          <table:table-cell table:formula="of:=IF(ISERROR([.D221]);1;[.D221])" office:value-type="float" office:value="1" calcext:value-type="float">
            <text:p>1</text:p>
          </table:table-cell>
          <table:table-cell table:formula="of:=IF(ISERROR([.E221]);1;[.E2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prefilter/literal-casei-english</text:p>
          </table:table-cell>
          <table:table-cell office:value-type="string" calcext:value-type="string">
            <text:p>16.8 GB/s (1.00x)</text:p>
          </table:table-cell>
          <table:table-cell office:value-type="string" calcext:value-type="string">
            <text:p>16.4 GB/s (1.02x)</text:p>
          </table:table-cell>
          <table:table-cell table:formula="of:=NUMBERVALUE(MID([.B222];SEARCH(&quot;(&quot;;[.B222]) + 1; 4); &quot;.&quot;)" office:value-type="float" office:value="1" calcext:value-type="float">
            <text:p>1</text:p>
          </table:table-cell>
          <table:table-cell table:formula="of:=NUMBERVALUE(MID([.C222];SEARCH(&quot;(&quot;;[.C222]) + 1; 4); &quot;.&quot;)" office:value-type="float" office:value="1.02" calcext:value-type="float">
            <text:p>1.02</text:p>
          </table:table-cell>
          <table:table-cell table:formula="of:=IF(ISERROR([.D222]);1;[.D222])" office:value-type="float" office:value="1" calcext:value-type="float">
            <text:p>1</text:p>
          </table:table-cell>
          <table:table-cell table:formula="of:=IF(ISERROR([.E222]);1;[.E222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opt/prefilter/literal-russian</text:p>
          </table:table-cell>
          <table:table-cell table:number-columns-repeated="2" office:value-type="string" calcext:value-type="string">
            <text:p>54.9 GB/s (1.00x)</text:p>
          </table:table-cell>
          <table:table-cell table:formula="of:=NUMBERVALUE(MID([.B223];SEARCH(&quot;(&quot;;[.B223]) + 1; 4); &quot;.&quot;)" office:value-type="float" office:value="1" calcext:value-type="float">
            <text:p>1</text:p>
          </table:table-cell>
          <table:table-cell table:formula="of:=NUMBERVALUE(MID([.C223];SEARCH(&quot;(&quot;;[.C223]) + 1; 4); &quot;.&quot;)" office:value-type="float" office:value="1" calcext:value-type="float">
            <text:p>1</text:p>
          </table:table-cell>
          <table:table-cell table:formula="of:=IF(ISERROR([.D223]);1;[.D223])" office:value-type="float" office:value="1" calcext:value-type="float">
            <text:p>1</text:p>
          </table:table-cell>
          <table:table-cell table:formula="of:=IF(ISERROR([.E223]);1;[.E2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prefilter/literal-casei-russian</text:p>
          </table:table-cell>
          <table:table-cell table:number-columns-repeated="2" office:value-type="string" calcext:value-type="string">
            <text:p>13.3 GB/s (1.00x)</text:p>
          </table:table-cell>
          <table:table-cell table:formula="of:=NUMBERVALUE(MID([.B224];SEARCH(&quot;(&quot;;[.B224]) + 1; 4); &quot;.&quot;)" office:value-type="float" office:value="1" calcext:value-type="float">
            <text:p>1</text:p>
          </table:table-cell>
          <table:table-cell table:formula="of:=NUMBERVALUE(MID([.C224];SEARCH(&quot;(&quot;;[.C224]) + 1; 4); &quot;.&quot;)" office:value-type="float" office:value="1" calcext:value-type="float">
            <text:p>1</text:p>
          </table:table-cell>
          <table:table-cell table:formula="of:=IF(ISERROR([.D224]);1;[.D224])" office:value-type="float" office:value="1" calcext:value-type="float">
            <text:p>1</text:p>
          </table:table-cell>
          <table:table-cell table:formula="of:=IF(ISERROR([.E224]);1;[.E2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prefilter/rust-functions</text:p>
          </table:table-cell>
          <table:table-cell table:number-columns-repeated="2" office:value-type="string" calcext:value-type="string">
            <text:p>15.7 GB/s (1.00x)</text:p>
          </table:table-cell>
          <table:table-cell table:formula="of:=NUMBERVALUE(MID([.B225];SEARCH(&quot;(&quot;;[.B225]) + 1; 4); &quot;.&quot;)" office:value-type="float" office:value="1" calcext:value-type="float">
            <text:p>1</text:p>
          </table:table-cell>
          <table:table-cell table:formula="of:=NUMBERVALUE(MID([.C225];SEARCH(&quot;(&quot;;[.C225]) + 1; 4); &quot;.&quot;)" office:value-type="float" office:value="1" calcext:value-type="float">
            <text:p>1</text:p>
          </table:table-cell>
          <table:table-cell table:formula="of:=IF(ISERROR([.D225]);1;[.D225])" office:value-type="float" office:value="1" calcext:value-type="float">
            <text:p>1</text:p>
          </table:table-cell>
          <table:table-cell table:formula="of:=IF(ISERROR([.E225]);1;[.E2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anchored/word-end</text:p>
          </table:table-cell>
          <table:table-cell office:value-type="string" calcext:value-type="string">
            <text:p>32114.6 GB/s (1.00x)</text:p>
          </table:table-cell>
          <table:table-cell office:value-type="string" calcext:value-type="string">
            <text:p>30042.7 GB/s (1.07x)</text:p>
          </table:table-cell>
          <table:table-cell table:formula="of:=NUMBERVALUE(MID([.B226];SEARCH(&quot;(&quot;;[.B226]) + 1; 4); &quot;.&quot;)" office:value-type="float" office:value="1" calcext:value-type="float">
            <text:p>1</text:p>
          </table:table-cell>
          <table:table-cell table:formula="of:=NUMBERVALUE(MID([.C226];SEARCH(&quot;(&quot;;[.C226]) + 1; 4); &quot;.&quot;)" office:value-type="float" office:value="1.07" calcext:value-type="float">
            <text:p>1.07</text:p>
          </table:table-cell>
          <table:table-cell table:formula="of:=IF(ISERROR([.D226]);1;[.D226])" office:value-type="float" office:value="1" calcext:value-type="float">
            <text:p>1</text:p>
          </table:table-cell>
          <table:table-cell table:formula="of:=IF(ISERROR([.E226]);1;[.E226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opt/reverse-inner/holmes</text:p>
          </table:table-cell>
          <table:table-cell office:value-type="string" calcext:value-type="string">
            <text:p>21.0 GB/s (1.00x)</text:p>
          </table:table-cell>
          <table:table-cell office:value-type="string" calcext:value-type="string">
            <text:p>20.9 GB/s (1.00x)</text:p>
          </table:table-cell>
          <table:table-cell table:formula="of:=NUMBERVALUE(MID([.B227];SEARCH(&quot;(&quot;;[.B227]) + 1; 4); &quot;.&quot;)" office:value-type="float" office:value="1" calcext:value-type="float">
            <text:p>1</text:p>
          </table:table-cell>
          <table:table-cell table:formula="of:=NUMBERVALUE(MID([.C227];SEARCH(&quot;(&quot;;[.C227]) + 1; 4); &quot;.&quot;)" office:value-type="float" office:value="1" calcext:value-type="float">
            <text:p>1</text:p>
          </table:table-cell>
          <table:table-cell table:formula="of:=IF(ISERROR([.D227]);1;[.D227])" office:value-type="float" office:value="1" calcext:value-type="float">
            <text:p>1</text:p>
          </table:table-cell>
          <table:table-cell table:formula="of:=IF(ISERROR([.E227]);1;[.E2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inner/email</text:p>
          </table:table-cell>
          <table:table-cell office:value-type="string" calcext:value-type="string">
            <text:p>82.4 GB/s (1.01x)</text:p>
          </table:table-cell>
          <table:table-cell office:value-type="string" calcext:value-type="string">
            <text:p>83.0 GB/s (1.00x)</text:p>
          </table:table-cell>
          <table:table-cell table:formula="of:=NUMBERVALUE(MID([.B228];SEARCH(&quot;(&quot;;[.B228]) + 1; 4); &quot;.&quot;)" office:value-type="float" office:value="1.01" calcext:value-type="float">
            <text:p>1.01</text:p>
          </table:table-cell>
          <table:table-cell table:formula="of:=NUMBERVALUE(MID([.C228];SEARCH(&quot;(&quot;;[.C228]) + 1; 4); &quot;.&quot;)" office:value-type="float" office:value="1" calcext:value-type="float">
            <text:p>1</text:p>
          </table:table-cell>
          <table:table-cell table:formula="of:=IF(ISERROR([.D228]);1;[.D228])" office:value-type="float" office:value="1.01" calcext:value-type="float">
            <text:p>1.01</text:p>
          </table:table-cell>
          <table:table-cell table:formula="of:=IF(ISERROR([.E228]);1;[.E2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inner/factored-prefix</text:p>
          </table:table-cell>
          <table:table-cell office:value-type="string" calcext:value-type="string">
            <text:p>9.9 GB/s (1.00x)</text:p>
          </table:table-cell>
          <table:table-cell office:value-type="string" calcext:value-type="string">
            <text:p>9.7 GB/s (1.01x)</text:p>
          </table:table-cell>
          <table:table-cell table:formula="of:=NUMBERVALUE(MID([.B229];SEARCH(&quot;(&quot;;[.B229]) + 1; 4); &quot;.&quot;)" office:value-type="float" office:value="1" calcext:value-type="float">
            <text:p>1</text:p>
          </table:table-cell>
          <table:table-cell table:formula="of:=NUMBERVALUE(MID([.C229];SEARCH(&quot;(&quot;;[.C229]) + 1; 4); &quot;.&quot;)" office:value-type="float" office:value="1.01" calcext:value-type="float">
            <text:p>1.01</text:p>
          </table:table-cell>
          <table:table-cell table:formula="of:=IF(ISERROR([.D229]);1;[.D229])" office:value-type="float" office:value="1" calcext:value-type="float">
            <text:p>1</text:p>
          </table:table-cell>
          <table:table-cell table:formula="of:=IF(ISERROR([.E229]);1;[.E22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opt/reverse-inner/no-quadratic-backward</text:p>
          </table:table-cell>
          <table:table-cell office:value-type="string" calcext:value-type="string">
            <text:p>918.1 MB/s (1.00x)</text:p>
          </table:table-cell>
          <table:table-cell office:value-type="string" calcext:value-type="string">
            <text:p>914.8 MB/s (1.00x)</text:p>
          </table:table-cell>
          <table:table-cell table:formula="of:=NUMBERVALUE(MID([.B230];SEARCH(&quot;(&quot;;[.B230]) + 1; 4); &quot;.&quot;)" office:value-type="float" office:value="1" calcext:value-type="float">
            <text:p>1</text:p>
          </table:table-cell>
          <table:table-cell table:formula="of:=NUMBERVALUE(MID([.C230];SEARCH(&quot;(&quot;;[.C230]) + 1; 4); &quot;.&quot;)" office:value-type="float" office:value="1" calcext:value-type="float">
            <text:p>1</text:p>
          </table:table-cell>
          <table:table-cell table:formula="of:=IF(ISERROR([.D230]);1;[.D230])" office:value-type="float" office:value="1" calcext:value-type="float">
            <text:p>1</text:p>
          </table:table-cell>
          <table:table-cell table:formula="of:=IF(ISERROR([.E230]);1;[.E2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inner/no-quadratic-forward</text:p>
          </table:table-cell>
          <table:table-cell office:value-type="string" calcext:value-type="string">
            <text:p>459.9 MB/s (1.00x)</text:p>
          </table:table-cell>
          <table:table-cell office:value-type="string" calcext:value-type="string">
            <text:p>459.0 MB/s (1.00x)</text:p>
          </table:table-cell>
          <table:table-cell table:formula="of:=NUMBERVALUE(MID([.B231];SEARCH(&quot;(&quot;;[.B231]) + 1; 4); &quot;.&quot;)" office:value-type="float" office:value="1" calcext:value-type="float">
            <text:p>1</text:p>
          </table:table-cell>
          <table:table-cell table:formula="of:=NUMBERVALUE(MID([.C231];SEARCH(&quot;(&quot;;[.C231]) + 1; 4); &quot;.&quot;)" office:value-type="float" office:value="1" calcext:value-type="float">
            <text:p>1</text:p>
          </table:table-cell>
          <table:table-cell table:formula="of:=IF(ISERROR([.D231]);1;[.D231])" office:value-type="float" office:value="1" calcext:value-type="float">
            <text:p>1</text:p>
          </table:table-cell>
          <table:table-cell table:formula="of:=IF(ISERROR([.E231]);1;[.E2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/reverse-suffix/holmes</text:p>
          </table:table-cell>
          <table:table-cell office:value-type="string" calcext:value-type="string">
            <text:p>17.9 GB/s (1.00x)</text:p>
          </table:table-cell>
          <table:table-cell office:value-type="string" calcext:value-type="string">
            <text:p>17.9 GB/s (1.01x)</text:p>
          </table:table-cell>
          <table:table-cell table:formula="of:=NUMBERVALUE(MID([.B232];SEARCH(&quot;(&quot;;[.B232]) + 1; 4); &quot;.&quot;)" office:value-type="float" office:value="1" calcext:value-type="float">
            <text:p>1</text:p>
          </table:table-cell>
          <table:table-cell table:formula="of:=NUMBERVALUE(MID([.C232];SEARCH(&quot;(&quot;;[.C232]) + 1; 4); &quot;.&quot;)" office:value-type="float" office:value="1.01" calcext:value-type="float">
            <text:p>1.01</text:p>
          </table:table-cell>
          <table:table-cell table:formula="of:=IF(ISERROR([.D232]);1;[.D232])" office:value-type="float" office:value="1" calcext:value-type="float">
            <text:p>1</text:p>
          </table:table-cell>
          <table:table-cell table:formula="of:=IF(ISERROR([.E232]);1;[.E23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opt/reverse-suffix/no-quadratic</text:p>
          </table:table-cell>
          <table:table-cell office:value-type="string" calcext:value-type="string">
            <text:p>915.9 MB/s (1.00x)</text:p>
          </table:table-cell>
          <table:table-cell office:value-type="string" calcext:value-type="string">
            <text:p>912.6 MB/s (1.00x)</text:p>
          </table:table-cell>
          <table:table-cell table:formula="of:=NUMBERVALUE(MID([.B233];SEARCH(&quot;(&quot;;[.B233]) + 1; 4); &quot;.&quot;)" office:value-type="float" office:value="1" calcext:value-type="float">
            <text:p>1</text:p>
          </table:table-cell>
          <table:table-cell table:formula="of:=NUMBERVALUE(MID([.C233];SEARCH(&quot;(&quot;;[.C233]) + 1; 4); &quot;.&quot;)" office:value-type="float" office:value="1" calcext:value-type="float">
            <text:p>1</text:p>
          </table:table-cell>
          <table:table-cell table:formula="of:=IF(ISERROR([.D233]);1;[.D233])" office:value-type="float" office:value="1" calcext:value-type="float">
            <text:p>1</text:p>
          </table:table-cell>
          <table:table-cell table:formula="of:=IF(ISERROR([.E233]);1;[.E2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1095-word-repetition/unicode-compile</text:p>
          </table:table-cell>
          <table:table-cell office:value-type="string" calcext:value-type="string">
            <text:p>29.18ms (1.06x)</text:p>
          </table:table-cell>
          <table:table-cell office:value-type="string" calcext:value-type="string">
            <text:p>27.53ms (1.00x)</text:p>
          </table:table-cell>
          <table:table-cell table:formula="of:=NUMBERVALUE(MID([.B234];SEARCH(&quot;(&quot;;[.B234]) + 1; 4); &quot;.&quot;)" office:value-type="float" office:value="1.06" calcext:value-type="float">
            <text:p>1.06</text:p>
          </table:table-cell>
          <table:table-cell table:formula="of:=NUMBERVALUE(MID([.C234];SEARCH(&quot;(&quot;;[.C234]) + 1; 4); &quot;.&quot;)" office:value-type="float" office:value="1" calcext:value-type="float">
            <text:p>1</text:p>
          </table:table-cell>
          <table:table-cell table:formula="of:=IF(ISERROR([.D234]);1;[.D234])" office:value-type="float" office:value="1.06" calcext:value-type="float">
            <text:p>1.06</text:p>
          </table:table-cell>
          <table:table-cell table:formula="of:=IF(ISERROR([.E234]);1;[.E2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1095-word-repetition/unicode-search</text:p>
          </table:table-cell>
          <table:table-cell office:value-type="string" calcext:value-type="string">
            <text:p>981.5 KB/s (1.00x)</text:p>
          </table:table-cell>
          <table:table-cell office:value-type="string" calcext:value-type="string">
            <text:p>882.5 KB/s (1.11x)</text:p>
          </table:table-cell>
          <table:table-cell table:formula="of:=NUMBERVALUE(MID([.B235];SEARCH(&quot;(&quot;;[.B235]) + 1; 4); &quot;.&quot;)" office:value-type="float" office:value="1" calcext:value-type="float">
            <text:p>1</text:p>
          </table:table-cell>
          <table:table-cell table:formula="of:=NUMBERVALUE(MID([.C235];SEARCH(&quot;(&quot;;[.C235]) + 1; 4); &quot;.&quot;)" office:value-type="float" office:value="1.11" calcext:value-type="float">
            <text:p>1.11</text:p>
          </table:table-cell>
          <table:table-cell table:formula="of:=IF(ISERROR([.D235]);1;[.D235])" office:value-type="float" office:value="1" calcext:value-type="float">
            <text:p>1</text:p>
          </table:table-cell>
          <table:table-cell table:formula="of:=IF(ISERROR([.E235]);1;[.E235]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reported/i1095-word-repetition/ascii-compile</text:p>
          </table:table-cell>
          <table:table-cell office:value-type="string" calcext:value-type="string">
            <text:p>34.71us (1.00x)</text:p>
          </table:table-cell>
          <table:table-cell office:value-type="string" calcext:value-type="string">
            <text:p>35.33us (1.02x)</text:p>
          </table:table-cell>
          <table:table-cell table:formula="of:=NUMBERVALUE(MID([.B236];SEARCH(&quot;(&quot;;[.B236]) + 1; 4); &quot;.&quot;)" office:value-type="float" office:value="1" calcext:value-type="float">
            <text:p>1</text:p>
          </table:table-cell>
          <table:table-cell table:formula="of:=NUMBERVALUE(MID([.C236];SEARCH(&quot;(&quot;;[.C236]) + 1; 4); &quot;.&quot;)" office:value-type="float" office:value="1.02" calcext:value-type="float">
            <text:p>1.02</text:p>
          </table:table-cell>
          <table:table-cell table:formula="of:=IF(ISERROR([.D236]);1;[.D236])" office:value-type="float" office:value="1" calcext:value-type="float">
            <text:p>1</text:p>
          </table:table-cell>
          <table:table-cell table:formula="of:=IF(ISERROR([.E236]);1;[.E236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reported/i1095-word-repetition/ascii-search</text:p>
          </table:table-cell>
          <table:table-cell office:value-type="string" calcext:value-type="string">
            <text:p>448.8 MB/s (1.00x)</text:p>
          </table:table-cell>
          <table:table-cell office:value-type="string" calcext:value-type="string">
            <text:p>445.5 MB/s (1.01x)</text:p>
          </table:table-cell>
          <table:table-cell table:formula="of:=NUMBERVALUE(MID([.B237];SEARCH(&quot;(&quot;;[.B237]) + 1; 4); &quot;.&quot;)" office:value-type="float" office:value="1" calcext:value-type="float">
            <text:p>1</text:p>
          </table:table-cell>
          <table:table-cell table:formula="of:=NUMBERVALUE(MID([.C237];SEARCH(&quot;(&quot;;[.C237]) + 1; 4); &quot;.&quot;)" office:value-type="float" office:value="1.01" calcext:value-type="float">
            <text:p>1.01</text:p>
          </table:table-cell>
          <table:table-cell table:formula="of:=IF(ISERROR([.D237]);1;[.D237])" office:value-type="float" office:value="1" calcext:value-type="float">
            <text:p>1</text:p>
          </table:table-cell>
          <table:table-cell table:formula="of:=IF(ISERROR([.E237]);1;[.E237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13-subset-regex/original-ascii</text:p>
          </table:table-cell>
          <table:table-cell office:value-type="string" calcext:value-type="string">
            <text:p>6.3 GB/s (1.00x)</text:p>
          </table:table-cell>
          <table:table-cell office:value-type="string" calcext:value-type="string">
            <text:p>6.4 GB/s (1.00x)</text:p>
          </table:table-cell>
          <table:table-cell table:formula="of:=NUMBERVALUE(MID([.B238];SEARCH(&quot;(&quot;;[.B238]) + 1; 4); &quot;.&quot;)" office:value-type="float" office:value="1" calcext:value-type="float">
            <text:p>1</text:p>
          </table:table-cell>
          <table:table-cell table:formula="of:=NUMBERVALUE(MID([.C238];SEARCH(&quot;(&quot;;[.C238]) + 1; 4); &quot;.&quot;)" office:value-type="float" office:value="1" calcext:value-type="float">
            <text:p>1</text:p>
          </table:table-cell>
          <table:table-cell table:formula="of:=IF(ISERROR([.D238]);1;[.D238])" office:value-type="float" office:value="1" calcext:value-type="float">
            <text:p>1</text:p>
          </table:table-cell>
          <table:table-cell table:formula="of:=IF(ISERROR([.E238]);1;[.E2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13-subset-regex/original-unicode</text:p>
          </table:table-cell>
          <table:table-cell office:value-type="string" calcext:value-type="string">
            <text:p>376.1 MB/s (1.00x)</text:p>
          </table:table-cell>
          <table:table-cell office:value-type="string" calcext:value-type="string">
            <text:p>365.1 MB/s (1.03x)</text:p>
          </table:table-cell>
          <table:table-cell table:formula="of:=NUMBERVALUE(MID([.B239];SEARCH(&quot;(&quot;;[.B239]) + 1; 4); &quot;.&quot;)" office:value-type="float" office:value="1" calcext:value-type="float">
            <text:p>1</text:p>
          </table:table-cell>
          <table:table-cell table:formula="of:=NUMBERVALUE(MID([.C239];SEARCH(&quot;(&quot;;[.C239]) + 1; 4); &quot;.&quot;)" office:value-type="float" office:value="1.03" calcext:value-type="float">
            <text:p>1.03</text:p>
          </table:table-cell>
          <table:table-cell table:formula="of:=IF(ISERROR([.D239]);1;[.D239])" office:value-type="float" office:value="1" calcext:value-type="float">
            <text:p>1</text:p>
          </table:table-cell>
          <table:table-cell table:formula="of:=IF(ISERROR([.E239]);1;[.E239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reported/i13-subset-regex/big-ascii</text:p>
          </table:table-cell>
          <table:table-cell office:value-type="string" calcext:value-type="string">
            <text:p>98.7 MB/s (1.00x)</text:p>
          </table:table-cell>
          <table:table-cell office:value-type="string" calcext:value-type="string">
            <text:p>92.9 MB/s (1.06x)</text:p>
          </table:table-cell>
          <table:table-cell table:formula="of:=NUMBERVALUE(MID([.B240];SEARCH(&quot;(&quot;;[.B240]) + 1; 4); &quot;.&quot;)" office:value-type="float" office:value="1" calcext:value-type="float">
            <text:p>1</text:p>
          </table:table-cell>
          <table:table-cell table:formula="of:=NUMBERVALUE(MID([.C240];SEARCH(&quot;(&quot;;[.C240]) + 1; 4); &quot;.&quot;)" office:value-type="float" office:value="1.06" calcext:value-type="float">
            <text:p>1.06</text:p>
          </table:table-cell>
          <table:table-cell table:formula="of:=IF(ISERROR([.D240]);1;[.D240])" office:value-type="float" office:value="1" calcext:value-type="float">
            <text:p>1</text:p>
          </table:table-cell>
          <table:table-cell table:formula="of:=IF(ISERROR([.E240]);1;[.E240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eported/i13-subset-regex/big-unicode</text:p>
          </table:table-cell>
          <table:table-cell office:value-type="string" calcext:value-type="string">
            <text:p>35.3 MB/s (1.04x)</text:p>
          </table:table-cell>
          <table:table-cell office:value-type="string" calcext:value-type="string">
            <text:p>36.7 MB/s (1.00x)</text:p>
          </table:table-cell>
          <table:table-cell table:formula="of:=NUMBERVALUE(MID([.B241];SEARCH(&quot;(&quot;;[.B241]) + 1; 4); &quot;.&quot;)" office:value-type="float" office:value="1.04" calcext:value-type="float">
            <text:p>1.04</text:p>
          </table:table-cell>
          <table:table-cell table:formula="of:=NUMBERVALUE(MID([.C241];SEARCH(&quot;(&quot;;[.C241]) + 1; 4); &quot;.&quot;)" office:value-type="float" office:value="1" calcext:value-type="float">
            <text:p>1</text:p>
          </table:table-cell>
          <table:table-cell table:formula="of:=IF(ISERROR([.D241]);1;[.D241])" office:value-type="float" office:value="1.04" calcext:value-type="float">
            <text:p>1.04</text:p>
          </table:table-cell>
          <table:table-cell table:formula="of:=IF(ISERROR([.E241]);1;[.E2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13-subset-regex/huge-ascii</text:p>
          </table:table-cell>
          <table:table-cell office:value-type="string" calcext:value-type="string">
            <text:p>16.6 MB/s (1.00x)</text:p>
          </table:table-cell>
          <table:table-cell office:value-type="string" calcext:value-type="string">
            <text:p>15.7 MB/s (1.06x)</text:p>
          </table:table-cell>
          <table:table-cell table:formula="of:=NUMBERVALUE(MID([.B242];SEARCH(&quot;(&quot;;[.B242]) + 1; 4); &quot;.&quot;)" office:value-type="float" office:value="1" calcext:value-type="float">
            <text:p>1</text:p>
          </table:table-cell>
          <table:table-cell table:formula="of:=NUMBERVALUE(MID([.C242];SEARCH(&quot;(&quot;;[.C242]) + 1; 4); &quot;.&quot;)" office:value-type="float" office:value="1.06" calcext:value-type="float">
            <text:p>1.06</text:p>
          </table:table-cell>
          <table:table-cell table:formula="of:=IF(ISERROR([.D242]);1;[.D242])" office:value-type="float" office:value="1" calcext:value-type="float">
            <text:p>1</text:p>
          </table:table-cell>
          <table:table-cell table:formula="of:=IF(ISERROR([.E242]);1;[.E242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eported/i13-subset-regex/huge-unicode</text:p>
          </table:table-cell>
          <table:table-cell office:value-type="string" calcext:value-type="string">
            <text:p>16.7 MB/s (1.00x)</text:p>
          </table:table-cell>
          <table:table-cell office:value-type="string" calcext:value-type="string">
            <text:p>15.7 MB/s (1.06x)</text:p>
          </table:table-cell>
          <table:table-cell table:formula="of:=NUMBERVALUE(MID([.B243];SEARCH(&quot;(&quot;;[.B243]) + 1; 4); &quot;.&quot;)" office:value-type="float" office:value="1" calcext:value-type="float">
            <text:p>1</text:p>
          </table:table-cell>
          <table:table-cell table:formula="of:=NUMBERVALUE(MID([.C243];SEARCH(&quot;(&quot;;[.C243]) + 1; 4); &quot;.&quot;)" office:value-type="float" office:value="1.06" calcext:value-type="float">
            <text:p>1.06</text:p>
          </table:table-cell>
          <table:table-cell table:formula="of:=IF(ISERROR([.D243]);1;[.D243])" office:value-type="float" office:value="1" calcext:value-type="float">
            <text:p>1</text:p>
          </table:table-cell>
          <table:table-cell table:formula="of:=IF(ISERROR([.E243]);1;[.E243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eported/i13-subset-regex/huge-ascii-nosuffixlit</text:p>
          </table:table-cell>
          <table:table-cell office:value-type="string" calcext:value-type="string">
            <text:p>15.9 MB/s (1.00x)</text:p>
          </table:table-cell>
          <table:table-cell office:value-type="string" calcext:value-type="string">
            <text:p>15.7 MB/s (1.01x)</text:p>
          </table:table-cell>
          <table:table-cell table:formula="of:=NUMBERVALUE(MID([.B244];SEARCH(&quot;(&quot;;[.B244]) + 1; 4); &quot;.&quot;)" office:value-type="float" office:value="1" calcext:value-type="float">
            <text:p>1</text:p>
          </table:table-cell>
          <table:table-cell table:formula="of:=NUMBERVALUE(MID([.C244];SEARCH(&quot;(&quot;;[.C244]) + 1; 4); &quot;.&quot;)" office:value-type="float" office:value="1.01" calcext:value-type="float">
            <text:p>1.01</text:p>
          </table:table-cell>
          <table:table-cell table:formula="of:=IF(ISERROR([.D244]);1;[.D244])" office:value-type="float" office:value="1" calcext:value-type="float">
            <text:p>1</text:p>
          </table:table-cell>
          <table:table-cell table:formula="of:=IF(ISERROR([.E244]);1;[.E244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13-subset-regex/huge-unicode-nosuffixlit</text:p>
          </table:table-cell>
          <table:table-cell office:value-type="string" calcext:value-type="string">
            <text:p>16.7 MB/s (1.00x)</text:p>
          </table:table-cell>
          <table:table-cell office:value-type="string" calcext:value-type="string">
            <text:p>15.9 MB/s (1.05x)</text:p>
          </table:table-cell>
          <table:table-cell table:formula="of:=NUMBERVALUE(MID([.B245];SEARCH(&quot;(&quot;;[.B245]) + 1; 4); &quot;.&quot;)" office:value-type="float" office:value="1" calcext:value-type="float">
            <text:p>1</text:p>
          </table:table-cell>
          <table:table-cell table:formula="of:=NUMBERVALUE(MID([.C245];SEARCH(&quot;(&quot;;[.C245]) + 1; 4); &quot;.&quot;)" office:value-type="float" office:value="1.05" calcext:value-type="float">
            <text:p>1.05</text:p>
          </table:table-cell>
          <table:table-cell table:formula="of:=IF(ISERROR([.D245]);1;[.D245])" office:value-type="float" office:value="1" calcext:value-type="float">
            <text:p>1</text:p>
          </table:table-cell>
          <table:table-cell table:formula="of:=IF(ISERROR([.E245]);1;[.E245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reported/i787-keywords/compile</text:p>
          </table:table-cell>
          <table:table-cell office:value-type="string" calcext:value-type="string">
            <text:p>348.11us (1.00x)</text:p>
          </table:table-cell>
          <table:table-cell office:value-type="string" calcext:value-type="string">
            <text:p>353.12us (1.01x)</text:p>
          </table:table-cell>
          <table:table-cell table:formula="of:=NUMBERVALUE(MID([.B246];SEARCH(&quot;(&quot;;[.B246]) + 1; 4); &quot;.&quot;)" office:value-type="float" office:value="1" calcext:value-type="float">
            <text:p>1</text:p>
          </table:table-cell>
          <table:table-cell table:formula="of:=NUMBERVALUE(MID([.C246];SEARCH(&quot;(&quot;;[.C246]) + 1; 4); &quot;.&quot;)" office:value-type="float" office:value="1.01" calcext:value-type="float">
            <text:p>1.01</text:p>
          </table:table-cell>
          <table:table-cell table:formula="of:=IF(ISERROR([.D246]);1;[.D246])" office:value-type="float" office:value="1" calcext:value-type="float">
            <text:p>1</text:p>
          </table:table-cell>
          <table:table-cell table:formula="of:=IF(ISERROR([.E246]);1;[.E24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787-keywords/ascii</text:p>
          </table:table-cell>
          <table:table-cell office:value-type="string" calcext:value-type="string">
            <text:p>209.4 MB/s (1.00x)</text:p>
          </table:table-cell>
          <table:table-cell office:value-type="string" calcext:value-type="string">
            <text:p>207.5 MB/s (1.01x)</text:p>
          </table:table-cell>
          <table:table-cell table:formula="of:=NUMBERVALUE(MID([.B247];SEARCH(&quot;(&quot;;[.B247]) + 1; 4); &quot;.&quot;)" office:value-type="float" office:value="1" calcext:value-type="float">
            <text:p>1</text:p>
          </table:table-cell>
          <table:table-cell table:formula="of:=NUMBERVALUE(MID([.C247];SEARCH(&quot;(&quot;;[.C247]) + 1; 4); &quot;.&quot;)" office:value-type="float" office:value="1.01" calcext:value-type="float">
            <text:p>1.01</text:p>
          </table:table-cell>
          <table:table-cell table:formula="of:=IF(ISERROR([.D247]);1;[.D247])" office:value-type="float" office:value="1" calcext:value-type="float">
            <text:p>1</text:p>
          </table:table-cell>
          <table:table-cell table:formula="of:=IF(ISERROR([.E247]);1;[.E247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787-keywords/unicode</text:p>
          </table:table-cell>
          <table:table-cell office:value-type="string" calcext:value-type="string">
            <text:p>208.4 MB/s (1.00x)</text:p>
          </table:table-cell>
          <table:table-cell office:value-type="string" calcext:value-type="string">
            <text:p>207.1 MB/s (1.01x)</text:p>
          </table:table-cell>
          <table:table-cell table:formula="of:=NUMBERVALUE(MID([.B248];SEARCH(&quot;(&quot;;[.B248]) + 1; 4); &quot;.&quot;)" office:value-type="float" office:value="1" calcext:value-type="float">
            <text:p>1</text:p>
          </table:table-cell>
          <table:table-cell table:formula="of:=NUMBERVALUE(MID([.C248];SEARCH(&quot;(&quot;;[.C248]) + 1; 4); &quot;.&quot;)" office:value-type="float" office:value="1.01" calcext:value-type="float">
            <text:p>1.01</text:p>
          </table:table-cell>
          <table:table-cell table:formula="of:=IF(ISERROR([.D248]);1;[.D248])" office:value-type="float" office:value="1" calcext:value-type="float">
            <text:p>1</text:p>
          </table:table-cell>
          <table:table-cell table:formula="of:=IF(ISERROR([.E248]);1;[.E24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787-keywords/opt-ascii</text:p>
          </table:table-cell>
          <table:table-cell office:value-type="string" calcext:value-type="string">
            <text:p>416.0 MB/s (1.00x)</text:p>
          </table:table-cell>
          <table:table-cell office:value-type="string" calcext:value-type="string">
            <text:p>415.4 MB/s (1.00x)</text:p>
          </table:table-cell>
          <table:table-cell table:formula="of:=NUMBERVALUE(MID([.B249];SEARCH(&quot;(&quot;;[.B249]) + 1; 4); &quot;.&quot;)" office:value-type="float" office:value="1" calcext:value-type="float">
            <text:p>1</text:p>
          </table:table-cell>
          <table:table-cell table:formula="of:=NUMBERVALUE(MID([.C249];SEARCH(&quot;(&quot;;[.C249]) + 1; 4); &quot;.&quot;)" office:value-type="float" office:value="1" calcext:value-type="float">
            <text:p>1</text:p>
          </table:table-cell>
          <table:table-cell table:formula="of:=IF(ISERROR([.D249]);1;[.D249])" office:value-type="float" office:value="1" calcext:value-type="float">
            <text:p>1</text:p>
          </table:table-cell>
          <table:table-cell table:formula="of:=IF(ISERROR([.E249]);1;[.E2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rted/i787-keywords/opt-unicode</text:p>
          </table:table-cell>
          <table:table-cell office:value-type="string" calcext:value-type="string">
            <text:p>416.6 MB/s (1.00x)</text:p>
          </table:table-cell>
          <table:table-cell office:value-type="string" calcext:value-type="string">
            <text:p>413.7 MB/s (1.01x)</text:p>
          </table:table-cell>
          <table:table-cell table:formula="of:=NUMBERVALUE(MID([.B250];SEARCH(&quot;(&quot;;[.B250]) + 1; 4); &quot;.&quot;)" office:value-type="float" office:value="1" calcext:value-type="float">
            <text:p>1</text:p>
          </table:table-cell>
          <table:table-cell table:formula="of:=NUMBERVALUE(MID([.C250];SEARCH(&quot;(&quot;;[.C250]) + 1; 4); &quot;.&quot;)" office:value-type="float" office:value="1.01" calcext:value-type="float">
            <text:p>1.01</text:p>
          </table:table-cell>
          <table:table-cell table:formula="of:=IF(ISERROR([.D250]);1;[.D250])" office:value-type="float" office:value="1" calcext:value-type="float">
            <text:p>1</text:p>
          </table:table-cell>
          <table:table-cell table:formula="of:=IF(ISERROR([.E250]);1;[.E25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eported/i988-cloudflare-compile/javascript-obfuscation</text:p>
          </table:table-cell>
          <table:table-cell office:value-type="string" calcext:value-type="string">
            <text:p>14.45us (1.00x)</text:p>
          </table:table-cell>
          <table:table-cell office:value-type="string" calcext:value-type="string">
            <text:p>14.87us (1.03x)</text:p>
          </table:table-cell>
          <table:table-cell table:formula="of:=NUMBERVALUE(MID([.B251];SEARCH(&quot;(&quot;;[.B251]) + 1; 4); &quot;.&quot;)" office:value-type="float" office:value="1" calcext:value-type="float">
            <text:p>1</text:p>
          </table:table-cell>
          <table:table-cell table:formula="of:=NUMBERVALUE(MID([.C251];SEARCH(&quot;(&quot;;[.C251]) + 1; 4); &quot;.&quot;)" office:value-type="float" office:value="1.03" calcext:value-type="float">
            <text:p>1.03</text:p>
          </table:table-cell>
          <table:table-cell table:formula="of:=IF(ISERROR([.D251]);1;[.D251])" office:value-type="float" office:value="1" calcext:value-type="float">
            <text:p>1</text:p>
          </table:table-cell>
          <table:table-cell table:formula="of:=IF(ISERROR([.E251]);1;[.E251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reported/i988-cloudflare-compile/sql-injection</text:p>
          </table:table-cell>
          <table:table-cell office:value-type="string" calcext:value-type="string">
            <text:p>142.43us (1.00x)</text:p>
          </table:table-cell>
          <table:table-cell office:value-type="string" calcext:value-type="string">
            <text:p>145.88us (1.02x)</text:p>
          </table:table-cell>
          <table:table-cell table:formula="of:=NUMBERVALUE(MID([.B252];SEARCH(&quot;(&quot;;[.B252]) + 1; 4); &quot;.&quot;)" office:value-type="float" office:value="1" calcext:value-type="float">
            <text:p>1</text:p>
          </table:table-cell>
          <table:table-cell table:formula="of:=NUMBERVALUE(MID([.C252];SEARCH(&quot;(&quot;;[.C252]) + 1; 4); &quot;.&quot;)" office:value-type="float" office:value="1.02" calcext:value-type="float">
            <text:p>1.02</text:p>
          </table:table-cell>
          <table:table-cell table:formula="of:=IF(ISERROR([.D252]);1;[.D252])" office:value-type="float" office:value="1" calcext:value-type="float">
            <text:p>1</text:p>
          </table:table-cell>
          <table:table-cell table:formula="of:=IF(ISERROR([.E252]);1;[.E252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slow/quadratic-regex-1x</text:p>
          </table:table-cell>
          <table:table-cell table:number-columns-repeated="2" office:value-type="string" calcext:value-type="string">
            <text:p>9.9 MB/s (1.00x)</text:p>
          </table:table-cell>
          <table:table-cell table:formula="of:=NUMBERVALUE(MID([.B253];SEARCH(&quot;(&quot;;[.B253]) + 1; 4); &quot;.&quot;)" office:value-type="float" office:value="1" calcext:value-type="float">
            <text:p>1</text:p>
          </table:table-cell>
          <table:table-cell table:formula="of:=NUMBERVALUE(MID([.C253];SEARCH(&quot;(&quot;;[.C253]) + 1; 4); &quot;.&quot;)" office:value-type="float" office:value="1" calcext:value-type="float">
            <text:p>1</text:p>
          </table:table-cell>
          <table:table-cell table:formula="of:=IF(ISERROR([.D253]);1;[.D253])" office:value-type="float" office:value="1" calcext:value-type="float">
            <text:p>1</text:p>
          </table:table-cell>
          <table:table-cell table:formula="of:=IF(ISERROR([.E253]);1;[.E2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w/quadratic-regex-2x</text:p>
          </table:table-cell>
          <table:table-cell table:number-columns-repeated="2" office:value-type="string" calcext:value-type="string">
            <text:p>4.8 MB/s (1.00x)</text:p>
          </table:table-cell>
          <table:table-cell table:formula="of:=NUMBERVALUE(MID([.B254];SEARCH(&quot;(&quot;;[.B254]) + 1; 4); &quot;.&quot;)" office:value-type="float" office:value="1" calcext:value-type="float">
            <text:p>1</text:p>
          </table:table-cell>
          <table:table-cell table:formula="of:=NUMBERVALUE(MID([.C254];SEARCH(&quot;(&quot;;[.C254]) + 1; 4); &quot;.&quot;)" office:value-type="float" office:value="1" calcext:value-type="float">
            <text:p>1</text:p>
          </table:table-cell>
          <table:table-cell table:formula="of:=IF(ISERROR([.D254]);1;[.D254])" office:value-type="float" office:value="1" calcext:value-type="float">
            <text:p>1</text:p>
          </table:table-cell>
          <table:table-cell table:formula="of:=IF(ISERROR([.E254]);1;[.E2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w/quadratic-haystack-1x</text:p>
          </table:table-cell>
          <table:table-cell office:value-type="string" calcext:value-type="string">
            <text:p>20.0 MB/s (1.00x)</text:p>
          </table:table-cell>
          <table:table-cell office:value-type="string" calcext:value-type="string">
            <text:p>19.8 MB/s (1.01x)</text:p>
          </table:table-cell>
          <table:table-cell table:formula="of:=NUMBERVALUE(MID([.B255];SEARCH(&quot;(&quot;;[.B255]) + 1; 4); &quot;.&quot;)" office:value-type="float" office:value="1" calcext:value-type="float">
            <text:p>1</text:p>
          </table:table-cell>
          <table:table-cell table:formula="of:=NUMBERVALUE(MID([.C255];SEARCH(&quot;(&quot;;[.C255]) + 1; 4); &quot;.&quot;)" office:value-type="float" office:value="1.01" calcext:value-type="float">
            <text:p>1.01</text:p>
          </table:table-cell>
          <table:table-cell table:formula="of:=IF(ISERROR([.D255]);1;[.D255])" office:value-type="float" office:value="1" calcext:value-type="float">
            <text:p>1</text:p>
          </table:table-cell>
          <table:table-cell table:formula="of:=IF(ISERROR([.E255]);1;[.E255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slow/quadratic-haystack-2x</text:p>
          </table:table-cell>
          <table:table-cell office:value-type="string" calcext:value-type="string">
            <text:p>9.6 MB/s (1.00x)</text:p>
          </table:table-cell>
          <table:table-cell office:value-type="string" calcext:value-type="string">
            <text:p>9.5 MB/s (1.01x)</text:p>
          </table:table-cell>
          <table:table-cell table:formula="of:=NUMBERVALUE(MID([.B256];SEARCH(&quot;(&quot;;[.B256]) + 1; 4); &quot;.&quot;)" office:value-type="float" office:value="1" calcext:value-type="float">
            <text:p>1</text:p>
          </table:table-cell>
          <table:table-cell table:formula="of:=NUMBERVALUE(MID([.C256];SEARCH(&quot;(&quot;;[.C256]) + 1; 4); &quot;.&quot;)" office:value-type="float" office:value="1.01" calcext:value-type="float">
            <text:p>1.01</text:p>
          </table:table-cell>
          <table:table-cell table:formula="of:=IF(ISERROR([.D256]);1;[.D256])" office:value-type="float" office:value="1" calcext:value-type="float">
            <text:p>1</text:p>
          </table:table-cell>
          <table:table-cell table:formula="of:=IF(ISERROR([.E256]);1;[.E25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dot/default-new-line</text:p>
          </table:table-cell>
          <table:table-cell office:value-type="string" calcext:value-type="string">
            <text:p>45.4 MB/s (1.00x)</text:p>
          </table:table-cell>
          <table:table-cell office:value-type="string" calcext:value-type="string">
            <text:p>39.7 MB/s (1.14x)</text:p>
          </table:table-cell>
          <table:table-cell table:formula="of:=NUMBERVALUE(MID([.B257];SEARCH(&quot;(&quot;;[.B257]) + 1; 4); &quot;.&quot;)" office:value-type="float" office:value="1" calcext:value-type="float">
            <text:p>1</text:p>
          </table:table-cell>
          <table:table-cell table:formula="of:=NUMBERVALUE(MID([.C257];SEARCH(&quot;(&quot;;[.C257]) + 1; 4); &quot;.&quot;)" office:value-type="float" office:value="1.14" calcext:value-type="float">
            <text:p>1.14</text:p>
          </table:table-cell>
          <table:table-cell table:formula="of:=IF(ISERROR([.D257]);1;[.D257])" office:value-type="float" office:value="1" calcext:value-type="float">
            <text:p>1</text:p>
          </table:table-cell>
          <table:table-cell table:formula="of:=IF(ISERROR([.E257]);1;[.E257]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test/dot/default-carriage-return</text:p>
          </table:table-cell>
          <table:table-cell office:value-type="string" calcext:value-type="string">
            <text:p>39.7 MB/s (1.00x)</text:p>
          </table:table-cell>
          <table:table-cell office:value-type="string" calcext:value-type="string">
            <text:p>38.1 MB/s (1.04x)</text:p>
          </table:table-cell>
          <table:table-cell table:formula="of:=NUMBERVALUE(MID([.B258];SEARCH(&quot;(&quot;;[.B258]) + 1; 4); &quot;.&quot;)" office:value-type="float" office:value="1" calcext:value-type="float">
            <text:p>1</text:p>
          </table:table-cell>
          <table:table-cell table:formula="of:=NUMBERVALUE(MID([.C258];SEARCH(&quot;(&quot;;[.C258]) + 1; 4); &quot;.&quot;)" office:value-type="float" office:value="1.04" calcext:value-type="float">
            <text:p>1.04</text:p>
          </table:table-cell>
          <table:table-cell table:formula="of:=IF(ISERROR([.D258]);1;[.D258])" office:value-type="float" office:value="1" calcext:value-type="float">
            <text:p>1</text:p>
          </table:table-cell>
          <table:table-cell table:formula="of:=IF(ISERROR([.E258]);1;[.E258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est/dot/dotall-new-line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8.1 MB/s (1.09x)</text:p>
          </table:table-cell>
          <table:table-cell table:formula="of:=NUMBERVALUE(MID([.B259];SEARCH(&quot;(&quot;;[.B259]) + 1; 4); &quot;.&quot;)" office:value-type="float" office:value="1" calcext:value-type="float">
            <text:p>1</text:p>
          </table:table-cell>
          <table:table-cell table:formula="of:=NUMBERVALUE(MID([.C259];SEARCH(&quot;(&quot;;[.C259]) + 1; 4); &quot;.&quot;)" office:value-type="float" office:value="1.09" calcext:value-type="float">
            <text:p>1.09</text:p>
          </table:table-cell>
          <table:table-cell table:formula="of:=IF(ISERROR([.D259]);1;[.D259])" office:value-type="float" office:value="1" calcext:value-type="float">
            <text:p>1</text:p>
          </table:table-cell>
          <table:table-cell table:formula="of:=IF(ISERROR([.E259]);1;[.E259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dot/dotall-carriage-return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9.7 MB/s (1.04x)</text:p>
          </table:table-cell>
          <table:table-cell table:formula="of:=NUMBERVALUE(MID([.B260];SEARCH(&quot;(&quot;;[.B260]) + 1; 4); &quot;.&quot;)" office:value-type="float" office:value="1" calcext:value-type="float">
            <text:p>1</text:p>
          </table:table-cell>
          <table:table-cell table:formula="of:=NUMBERVALUE(MID([.C260];SEARCH(&quot;(&quot;;[.C260]) + 1; 4); &quot;.&quot;)" office:value-type="float" office:value="1.04" calcext:value-type="float">
            <text:p>1.04</text:p>
          </table:table-cell>
          <table:table-cell table:formula="of:=IF(ISERROR([.D260]);1;[.D260])" office:value-type="float" office:value="1" calcext:value-type="float">
            <text:p>1</text:p>
          </table:table-cell>
          <table:table-cell table:formula="of:=IF(ISERROR([.E260]);1;[.E260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est/dot/multiline-new-line</text:p>
          </table:table-cell>
          <table:table-cell office:value-type="string" calcext:value-type="string">
            <text:p>43.3 MB/s (1.00x)</text:p>
          </table:table-cell>
          <table:table-cell office:value-type="string" calcext:value-type="string">
            <text:p>39.7 MB/s (1.09x)</text:p>
          </table:table-cell>
          <table:table-cell table:formula="of:=NUMBERVALUE(MID([.B261];SEARCH(&quot;(&quot;;[.B261]) + 1; 4); &quot;.&quot;)" office:value-type="float" office:value="1" calcext:value-type="float">
            <text:p>1</text:p>
          </table:table-cell>
          <table:table-cell table:formula="of:=NUMBERVALUE(MID([.C261];SEARCH(&quot;(&quot;;[.C261]) + 1; 4); &quot;.&quot;)" office:value-type="float" office:value="1.09" calcext:value-type="float">
            <text:p>1.09</text:p>
          </table:table-cell>
          <table:table-cell table:formula="of:=IF(ISERROR([.D261]);1;[.D261])" office:value-type="float" office:value="1" calcext:value-type="float">
            <text:p>1</text:p>
          </table:table-cell>
          <table:table-cell table:formula="of:=IF(ISERROR([.E261]);1;[.E261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dot/multiline-carriage-return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8.1 MB/s (1.09x)</text:p>
          </table:table-cell>
          <table:table-cell table:formula="of:=NUMBERVALUE(MID([.B262];SEARCH(&quot;(&quot;;[.B262]) + 1; 4); &quot;.&quot;)" office:value-type="float" office:value="1" calcext:value-type="float">
            <text:p>1</text:p>
          </table:table-cell>
          <table:table-cell table:formula="of:=NUMBERVALUE(MID([.C262];SEARCH(&quot;(&quot;;[.C262]) + 1; 4); &quot;.&quot;)" office:value-type="float" office:value="1.09" calcext:value-type="float">
            <text:p>1.09</text:p>
          </table:table-cell>
          <table:table-cell table:formula="of:=IF(ISERROR([.D262]);1;[.D262])" office:value-type="float" office:value="1" calcext:value-type="float">
            <text:p>1</text:p>
          </table:table-cell>
          <table:table-cell table:formula="of:=IF(ISERROR([.E262]);1;[.E262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dot/dotall-multiline-new-line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6.7 MB/s (1.13x)</text:p>
          </table:table-cell>
          <table:table-cell table:formula="of:=NUMBERVALUE(MID([.B263];SEARCH(&quot;(&quot;;[.B263]) + 1; 4); &quot;.&quot;)" office:value-type="float" office:value="1" calcext:value-type="float">
            <text:p>1</text:p>
          </table:table-cell>
          <table:table-cell table:formula="of:=NUMBERVALUE(MID([.C263];SEARCH(&quot;(&quot;;[.C263]) + 1; 4); &quot;.&quot;)" office:value-type="float" office:value="1.13" calcext:value-type="float">
            <text:p>1.13</text:p>
          </table:table-cell>
          <table:table-cell table:formula="of:=IF(ISERROR([.D263]);1;[.D263])" office:value-type="float" office:value="1" calcext:value-type="float">
            <text:p>1</text:p>
          </table:table-cell>
          <table:table-cell table:formula="of:=IF(ISERROR([.E263]);1;[.E263])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test/dot/dotall-multiline-carriage-return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8.1 MB/s (1.09x)</text:p>
          </table:table-cell>
          <table:table-cell table:formula="of:=NUMBERVALUE(MID([.B264];SEARCH(&quot;(&quot;;[.B264]) + 1; 4); &quot;.&quot;)" office:value-type="float" office:value="1" calcext:value-type="float">
            <text:p>1</text:p>
          </table:table-cell>
          <table:table-cell table:formula="of:=NUMBERVALUE(MID([.C264];SEARCH(&quot;(&quot;;[.C264]) + 1; 4); &quot;.&quot;)" office:value-type="float" office:value="1.09" calcext:value-type="float">
            <text:p>1.09</text:p>
          </table:table-cell>
          <table:table-cell table:formula="of:=IF(ISERROR([.D264]);1;[.D264])" office:value-type="float" office:value="1" calcext:value-type="float">
            <text:p>1</text:p>
          </table:table-cell>
          <table:table-cell table:formula="of:=IF(ISERROR([.E264]);1;[.E264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func/leftmost-first</text:p>
          </table:table-cell>
          <table:table-cell office:value-type="string" calcext:value-type="string">
            <text:p>303.4 MB/s (1.00x)</text:p>
          </table:table-cell>
          <table:table-cell office:value-type="string" calcext:value-type="string">
            <text:p>256.8 MB/s (1.18x)</text:p>
          </table:table-cell>
          <table:table-cell table:formula="of:=NUMBERVALUE(MID([.B265];SEARCH(&quot;(&quot;;[.B265]) + 1; 4); &quot;.&quot;)" office:value-type="float" office:value="1" calcext:value-type="float">
            <text:p>1</text:p>
          </table:table-cell>
          <table:table-cell table:formula="of:=NUMBERVALUE(MID([.C265];SEARCH(&quot;(&quot;;[.C265]) + 1; 4); &quot;.&quot;)" office:value-type="float" office:value="1.18" calcext:value-type="float">
            <text:p>1.18</text:p>
          </table:table-cell>
          <table:table-cell table:formula="of:=IF(ISERROR([.D265]);1;[.D265])" office:value-type="float" office:value="1" calcext:value-type="float">
            <text:p>1</text:p>
          </table:table-cell>
          <table:table-cell table:formula="of:=IF(ISERROR([.E265]);1;[.E265])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test/func/dollar-only-matches-end</text:p>
          </table:table-cell>
          <table:table-cell office:value-type="string" calcext:value-type="string">
            <text:p>56.1 MB/s (1.00x)</text:p>
          </table:table-cell>
          <table:table-cell office:value-type="string" calcext:value-type="string">
            <text:p>51.5 MB/s (1.09x)</text:p>
          </table:table-cell>
          <table:table-cell table:formula="of:=NUMBERVALUE(MID([.B266];SEARCH(&quot;(&quot;;[.B266]) + 1; 4); &quot;.&quot;)" office:value-type="float" office:value="1" calcext:value-type="float">
            <text:p>1</text:p>
          </table:table-cell>
          <table:table-cell table:formula="of:=NUMBERVALUE(MID([.C266];SEARCH(&quot;(&quot;;[.C266]) + 1; 4); &quot;.&quot;)" office:value-type="float" office:value="1.09" calcext:value-type="float">
            <text:p>1.09</text:p>
          </table:table-cell>
          <table:table-cell table:formula="of:=IF(ISERROR([.D266]);1;[.D266])" office:value-type="float" office:value="1" calcext:value-type="float">
            <text:p>1</text:p>
          </table:table-cell>
          <table:table-cell table:formula="of:=IF(ISERROR([.E266]);1;[.E266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func/non-greedy</text:p>
          </table:table-cell>
          <table:table-cell office:value-type="string" calcext:value-type="string">
            <text:p>73.4 MB/s (1.00x)</text:p>
          </table:table-cell>
          <table:table-cell office:value-type="string" calcext:value-type="string">
            <text:p>71.5 MB/s (1.03x)</text:p>
          </table:table-cell>
          <table:table-cell table:formula="of:=NUMBERVALUE(MID([.B267];SEARCH(&quot;(&quot;;[.B267]) + 1; 4); &quot;.&quot;)" office:value-type="float" office:value="1" calcext:value-type="float">
            <text:p>1</text:p>
          </table:table-cell>
          <table:table-cell table:formula="of:=NUMBERVALUE(MID([.C267];SEARCH(&quot;(&quot;;[.C267]) + 1; 4); &quot;.&quot;)" office:value-type="float" office:value="1.03" calcext:value-type="float">
            <text:p>1.03</text:p>
          </table:table-cell>
          <table:table-cell table:formula="of:=IF(ISERROR([.D267]);1;[.D267])" office:value-type="float" office:value="1" calcext:value-type="float">
            <text:p>1</text:p>
          </table:table-cell>
          <table:table-cell table:formula="of:=IF(ISERROR([.E267]);1;[.E267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test/model/count</text:p>
          </table:table-cell>
          <table:table-cell office:value-type="string" calcext:value-type="string">
            <text:p>630.1 MB/s (1.00x)</text:p>
          </table:table-cell>
          <table:table-cell office:value-type="string" calcext:value-type="string">
            <text:p>598.1 MB/s (1.05x)</text:p>
          </table:table-cell>
          <table:table-cell table:formula="of:=NUMBERVALUE(MID([.B268];SEARCH(&quot;(&quot;;[.B268]) + 1; 4); &quot;.&quot;)" office:value-type="float" office:value="1" calcext:value-type="float">
            <text:p>1</text:p>
          </table:table-cell>
          <table:table-cell table:formula="of:=NUMBERVALUE(MID([.C268];SEARCH(&quot;(&quot;;[.C268]) + 1; 4); &quot;.&quot;)" office:value-type="float" office:value="1.05" calcext:value-type="float">
            <text:p>1.05</text:p>
          </table:table-cell>
          <table:table-cell table:formula="of:=IF(ISERROR([.D268]);1;[.D268])" office:value-type="float" office:value="1" calcext:value-type="float">
            <text:p>1</text:p>
          </table:table-cell>
          <table:table-cell table:formula="of:=IF(ISERROR([.E268]);1;[.E268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test/model/count-spans</text:p>
          </table:table-cell>
          <table:table-cell office:value-type="string" calcext:value-type="string">
            <text:p>476.8 MB/s (1.00x)</text:p>
          </table:table-cell>
          <table:table-cell office:value-type="string" calcext:value-type="string">
            <text:p>470.5 MB/s (1.01x)</text:p>
          </table:table-cell>
          <table:table-cell table:formula="of:=NUMBERVALUE(MID([.B269];SEARCH(&quot;(&quot;;[.B269]) + 1; 4); &quot;.&quot;)" office:value-type="float" office:value="1" calcext:value-type="float">
            <text:p>1</text:p>
          </table:table-cell>
          <table:table-cell table:formula="of:=NUMBERVALUE(MID([.C269];SEARCH(&quot;(&quot;;[.C269]) + 1; 4); &quot;.&quot;)" office:value-type="float" office:value="1.01" calcext:value-type="float">
            <text:p>1.01</text:p>
          </table:table-cell>
          <table:table-cell table:formula="of:=IF(ISERROR([.D269]);1;[.D269])" office:value-type="float" office:value="1" calcext:value-type="float">
            <text:p>1</text:p>
          </table:table-cell>
          <table:table-cell table:formula="of:=IF(ISERROR([.E269]);1;[.E269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model/count-captures</text:p>
          </table:table-cell>
          <table:table-cell office:value-type="string" calcext:value-type="string">
            <text:p>420.1 MB/s (1.00x)</text:p>
          </table:table-cell>
          <table:table-cell office:value-type="string" calcext:value-type="string">
            <text:p>415.1 MB/s (1.01x)</text:p>
          </table:table-cell>
          <table:table-cell table:formula="of:=NUMBERVALUE(MID([.B270];SEARCH(&quot;(&quot;;[.B270]) + 1; 4); &quot;.&quot;)" office:value-type="float" office:value="1" calcext:value-type="float">
            <text:p>1</text:p>
          </table:table-cell>
          <table:table-cell table:formula="of:=NUMBERVALUE(MID([.C270];SEARCH(&quot;(&quot;;[.C270]) + 1; 4); &quot;.&quot;)" office:value-type="float" office:value="1.01" calcext:value-type="float">
            <text:p>1.01</text:p>
          </table:table-cell>
          <table:table-cell table:formula="of:=IF(ISERROR([.D270]);1;[.D270])" office:value-type="float" office:value="1" calcext:value-type="float">
            <text:p>1</text:p>
          </table:table-cell>
          <table:table-cell table:formula="of:=IF(ISERROR([.E270]);1;[.E27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model/grep</text:p>
          </table:table-cell>
          <table:table-cell office:value-type="string" calcext:value-type="string">
            <text:p>375.7 MB/s (1.00x)</text:p>
          </table:table-cell>
          <table:table-cell office:value-type="string" calcext:value-type="string">
            <text:p>364.6 MB/s (1.03x)</text:p>
          </table:table-cell>
          <table:table-cell table:formula="of:=NUMBERVALUE(MID([.B271];SEARCH(&quot;(&quot;;[.B271]) + 1; 4); &quot;.&quot;)" office:value-type="float" office:value="1" calcext:value-type="float">
            <text:p>1</text:p>
          </table:table-cell>
          <table:table-cell table:formula="of:=NUMBERVALUE(MID([.C271];SEARCH(&quot;(&quot;;[.C271]) + 1; 4); &quot;.&quot;)" office:value-type="float" office:value="1.03" calcext:value-type="float">
            <text:p>1.03</text:p>
          </table:table-cell>
          <table:table-cell table:formula="of:=IF(ISERROR([.D271]);1;[.D271])" office:value-type="float" office:value="1" calcext:value-type="float">
            <text:p>1</text:p>
          </table:table-cell>
          <table:table-cell table:formula="of:=IF(ISERROR([.E271]);1;[.E271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test/model/grep-captures</text:p>
          </table:table-cell>
          <table:table-cell office:value-type="string" calcext:value-type="string">
            <text:p>106.0 MB/s (1.00x)</text:p>
          </table:table-cell>
          <table:table-cell office:value-type="string" calcext:value-type="string">
            <text:p>105.4 MB/s (1.01x)</text:p>
          </table:table-cell>
          <table:table-cell table:formula="of:=NUMBERVALUE(MID([.B272];SEARCH(&quot;(&quot;;[.B272]) + 1; 4); &quot;.&quot;)" office:value-type="float" office:value="1" calcext:value-type="float">
            <text:p>1</text:p>
          </table:table-cell>
          <table:table-cell table:formula="of:=NUMBERVALUE(MID([.C272];SEARCH(&quot;(&quot;;[.C272]) + 1; 4); &quot;.&quot;)" office:value-type="float" office:value="1.01" calcext:value-type="float">
            <text:p>1.01</text:p>
          </table:table-cell>
          <table:table-cell table:formula="of:=IF(ISERROR([.D272]);1;[.D272])" office:value-type="float" office:value="1" calcext:value-type="float">
            <text:p>1</text:p>
          </table:table-cell>
          <table:table-cell table:formula="of:=IF(ISERROR([.E272]);1;[.E27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test/model/compile</text:p>
          </table:table-cell>
          <table:table-cell office:value-type="string" calcext:value-type="string">
            <text:p>11.13us (1.02x)</text:p>
          </table:table-cell>
          <table:table-cell office:value-type="string" calcext:value-type="string">
            <text:p>10.91us (1.00x)</text:p>
          </table:table-cell>
          <table:table-cell table:formula="of:=NUMBERVALUE(MID([.B273];SEARCH(&quot;(&quot;;[.B273]) + 1; 4); &quot;.&quot;)" office:value-type="float" office:value="1.02" calcext:value-type="float">
            <text:p>1.02</text:p>
          </table:table-cell>
          <table:table-cell table:formula="of:=NUMBERVALUE(MID([.C273];SEARCH(&quot;(&quot;;[.C273]) + 1; 4); &quot;.&quot;)" office:value-type="float" office:value="1" calcext:value-type="float">
            <text:p>1</text:p>
          </table:table-cell>
          <table:table-cell table:formula="of:=IF(ISERROR([.D273]);1;[.D273])" office:value-type="float" office:value="1.02" calcext:value-type="float">
            <text:p>1.02</text:p>
          </table:table-cell>
          <table:table-cell table:formula="of:=IF(ISERROR([.E273]);1;[.E2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case/ascii-only</text:p>
          </table:table-cell>
          <table:table-cell office:value-type="string" calcext:value-type="string">
            <text:p>100.4 MB/s (1.00x)</text:p>
          </table:table-cell>
          <table:table-cell office:value-type="string" calcext:value-type="string">
            <text:p>86.7 MB/s (1.16x)</text:p>
          </table:table-cell>
          <table:table-cell table:formula="of:=NUMBERVALUE(MID([.B274];SEARCH(&quot;(&quot;;[.B274]) + 1; 4); &quot;.&quot;)" office:value-type="float" office:value="1" calcext:value-type="float">
            <text:p>1</text:p>
          </table:table-cell>
          <table:table-cell table:formula="of:=NUMBERVALUE(MID([.C274];SEARCH(&quot;(&quot;;[.C274]) + 1; 4); &quot;.&quot;)" office:value-type="float" office:value="1.16" calcext:value-type="float">
            <text:p>1.16</text:p>
          </table:table-cell>
          <table:table-cell table:formula="of:=IF(ISERROR([.D274]);1;[.D274])" office:value-type="float" office:value="1" calcext:value-type="float">
            <text:p>1</text:p>
          </table:table-cell>
          <table:table-cell table:formula="of:=IF(ISERROR([.E274]);1;[.E274])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test/unicode/case/ascii-with-unicode</text:p>
          </table:table-cell>
          <table:table-cell office:value-type="string" calcext:value-type="string">
            <text:p>65.8 MB/s (1.00x)</text:p>
          </table:table-cell>
          <table:table-cell office:value-type="string" calcext:value-type="string">
            <text:p>61.5 MB/s (1.07x)</text:p>
          </table:table-cell>
          <table:table-cell table:formula="of:=NUMBERVALUE(MID([.B275];SEARCH(&quot;(&quot;;[.B275]) + 1; 4); &quot;.&quot;)" office:value-type="float" office:value="1" calcext:value-type="float">
            <text:p>1</text:p>
          </table:table-cell>
          <table:table-cell table:formula="of:=NUMBERVALUE(MID([.C275];SEARCH(&quot;(&quot;;[.C275]) + 1; 4); &quot;.&quot;)" office:value-type="float" office:value="1.07" calcext:value-type="float">
            <text:p>1.07</text:p>
          </table:table-cell>
          <table:table-cell table:formula="of:=IF(ISERROR([.D275]);1;[.D275])" office:value-type="float" office:value="1" calcext:value-type="float">
            <text:p>1</text:p>
          </table:table-cell>
          <table:table-cell table:formula="of:=IF(ISERROR([.E275]);1;[.E275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test/unicode/case/unicode</text:p>
          </table:table-cell>
          <table:table-cell office:value-type="string" calcext:value-type="string">
            <text:p>65.8 MB/s (1.00x)</text:p>
          </table:table-cell>
          <table:table-cell office:value-type="string" calcext:value-type="string">
            <text:p>59.6 MB/s (1.10x)</text:p>
          </table:table-cell>
          <table:table-cell table:formula="of:=NUMBERVALUE(MID([.B276];SEARCH(&quot;(&quot;;[.B276]) + 1; 4); &quot;.&quot;)" office:value-type="float" office:value="1" calcext:value-type="float">
            <text:p>1</text:p>
          </table:table-cell>
          <table:table-cell table:formula="of:=NUMBERVALUE(MID([.C276];SEARCH(&quot;(&quot;;[.C276]) + 1; 4); &quot;.&quot;)" office:value-type="float" office:value="1.1" calcext:value-type="float">
            <text:p>1.1</text:p>
          </table:table-cell>
          <table:table-cell table:formula="of:=IF(ISERROR([.D276]);1;[.D276])" office:value-type="float" office:value="1" calcext:value-type="float">
            <text:p>1</text:p>
          </table:table-cell>
          <table:table-cell table:formula="of:=IF(ISERROR([.E276]);1;[.E276]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est/unicode/decimal/ascii-only</text:p>
          </table:table-cell>
          <table:table-cell office:value-type="string" calcext:value-type="string">
            <text:p>130.0 MB/s (1.00x)</text:p>
          </table:table-cell>
          <table:table-cell office:value-type="string" calcext:value-type="string">
            <text:p>124.4 MB/s (1.05x)</text:p>
          </table:table-cell>
          <table:table-cell table:formula="of:=NUMBERVALUE(MID([.B277];SEARCH(&quot;(&quot;;[.B277]) + 1; 4); &quot;.&quot;)" office:value-type="float" office:value="1" calcext:value-type="float">
            <text:p>1</text:p>
          </table:table-cell>
          <table:table-cell table:formula="of:=NUMBERVALUE(MID([.C277];SEARCH(&quot;(&quot;;[.C277]) + 1; 4); &quot;.&quot;)" office:value-type="float" office:value="1.05" calcext:value-type="float">
            <text:p>1.05</text:p>
          </table:table-cell>
          <table:table-cell table:formula="of:=IF(ISERROR([.D277]);1;[.D277])" office:value-type="float" office:value="1" calcext:value-type="float">
            <text:p>1</text:p>
          </table:table-cell>
          <table:table-cell table:formula="of:=IF(ISERROR([.E277]);1;[.E277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test/unicode/decimal/unicode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2.2 MB/s (1.12x)</text:p>
          </table:table-cell>
          <table:table-cell table:formula="of:=NUMBERVALUE(MID([.B278];SEARCH(&quot;(&quot;;[.B278]) + 1; 4); &quot;.&quot;)" office:value-type="float" office:value="1" calcext:value-type="float">
            <text:p>1</text:p>
          </table:table-cell>
          <table:table-cell table:formula="of:=NUMBERVALUE(MID([.C278];SEARCH(&quot;(&quot;;[.C278]) + 1; 4); &quot;.&quot;)" office:value-type="float" office:value="1.12" calcext:value-type="float">
            <text:p>1.12</text:p>
          </table:table-cell>
          <table:table-cell table:formula="of:=IF(ISERROR([.D278]);1;[.D278])" office:value-type="float" office:value="1" calcext:value-type="float">
            <text:p>1</text:p>
          </table:table-cell>
          <table:table-cell table:formula="of:=IF(ISERROR([.E278]);1;[.E278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invalid-utf8/dot-matches-xFF</text:p>
          </table:table-cell>
          <table:table-cell office:value-type="string" calcext:value-type="string">
            <text:p>41.5 MB/s (1.00x)</text:p>
          </table:table-cell>
          <table:table-cell office:value-type="string" calcext:value-type="string">
            <text:p>38.1 MB/s (1.09x)</text:p>
          </table:table-cell>
          <table:table-cell table:formula="of:=NUMBERVALUE(MID([.B279];SEARCH(&quot;(&quot;;[.B279]) + 1; 4); &quot;.&quot;)" office:value-type="float" office:value="1" calcext:value-type="float">
            <text:p>1</text:p>
          </table:table-cell>
          <table:table-cell table:formula="of:=NUMBERVALUE(MID([.C279];SEARCH(&quot;(&quot;;[.C279]) + 1; 4); &quot;.&quot;)" office:value-type="float" office:value="1.09" calcext:value-type="float">
            <text:p>1.09</text:p>
          </table:table-cell>
          <table:table-cell table:formula="of:=IF(ISERROR([.D279]);1;[.D279])" office:value-type="float" office:value="1" calcext:value-type="float">
            <text:p>1</text:p>
          </table:table-cell>
          <table:table-cell table:formula="of:=IF(ISERROR([.E279]);1;[.E279]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test/unicode/invalid-utf8/dot-no-matches-xFF</text:p>
          </table:table-cell>
          <table:table-cell office:value-type="string" calcext:value-type="string">
            <text:p>45.4 MB/s (1.00x)</text:p>
          </table:table-cell>
          <table:table-cell office:value-type="string" calcext:value-type="string">
            <text:p>39.7 MB/s (1.14x)</text:p>
          </table:table-cell>
          <table:table-cell table:formula="of:=NUMBERVALUE(MID([.B280];SEARCH(&quot;(&quot;;[.B280]) + 1; 4); &quot;.&quot;)" office:value-type="float" office:value="1" calcext:value-type="float">
            <text:p>1</text:p>
          </table:table-cell>
          <table:table-cell table:formula="of:=NUMBERVALUE(MID([.C280];SEARCH(&quot;(&quot;;[.C280]) + 1; 4); &quot;.&quot;)" office:value-type="float" office:value="1.14" calcext:value-type="float">
            <text:p>1.14</text:p>
          </table:table-cell>
          <table:table-cell table:formula="of:=IF(ISERROR([.D280]);1;[.D280])" office:value-type="float" office:value="1" calcext:value-type="float">
            <text:p>1</text:p>
          </table:table-cell>
          <table:table-cell table:formula="of:=IF(ISERROR([.E280]);1;[.E280]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test/unicode/invalid-utf8/dot-matches-codepoint-prefix</text:p>
          </table:table-cell>
          <table:table-cell office:value-type="string" calcext:value-type="string">
            <text:p>77.3 MB/s (1.00x)</text:p>
          </table:table-cell>
          <table:table-cell office:value-type="string" calcext:value-type="string">
            <text:p>71.5 MB/s (1.08x)</text:p>
          </table:table-cell>
          <table:table-cell table:formula="of:=NUMBERVALUE(MID([.B281];SEARCH(&quot;(&quot;;[.B281]) + 1; 4); &quot;.&quot;)" office:value-type="float" office:value="1" calcext:value-type="float">
            <text:p>1</text:p>
          </table:table-cell>
          <table:table-cell table:formula="of:=NUMBERVALUE(MID([.C281];SEARCH(&quot;(&quot;;[.C281]) + 1; 4); &quot;.&quot;)" office:value-type="float" office:value="1.08" calcext:value-type="float">
            <text:p>1.08</text:p>
          </table:table-cell>
          <table:table-cell table:formula="of:=IF(ISERROR([.D281]);1;[.D281])" office:value-type="float" office:value="1" calcext:value-type="float">
            <text:p>1</text:p>
          </table:table-cell>
          <table:table-cell table:formula="of:=IF(ISERROR([.E281]);1;[.E281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invalid-utf8/dot-no-matches-codepoint-prefix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6.0 MB/s (1.08x)</text:p>
          </table:table-cell>
          <table:table-cell table:formula="of:=NUMBERVALUE(MID([.B282];SEARCH(&quot;(&quot;;[.B282]) + 1; 4); &quot;.&quot;)" office:value-type="float" office:value="1" calcext:value-type="float">
            <text:p>1</text:p>
          </table:table-cell>
          <table:table-cell table:formula="of:=NUMBERVALUE(MID([.C282];SEARCH(&quot;(&quot;;[.C282]) + 1; 4); &quot;.&quot;)" office:value-type="float" office:value="1.08" calcext:value-type="float">
            <text:p>1.08</text:p>
          </table:table-cell>
          <table:table-cell table:formula="of:=IF(ISERROR([.D282]);1;[.D282])" office:value-type="float" office:value="1" calcext:value-type="float">
            <text:p>1</text:p>
          </table:table-cell>
          <table:table-cell table:formula="of:=IF(ISERROR([.E282]);1;[.E282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invalid-utf8/xFF-matches-xFF</text:p>
          </table:table-cell>
          <table:table-cell office:value-type="string" calcext:value-type="string">
            <text:p>50.2 MB/s (1.00x)</text:p>
          </table:table-cell>
          <table:table-cell office:value-type="string" calcext:value-type="string">
            <text:p>43.3 MB/s (1.16x)</text:p>
          </table:table-cell>
          <table:table-cell table:formula="of:=NUMBERVALUE(MID([.B283];SEARCH(&quot;(&quot;;[.B283]) + 1; 4); &quot;.&quot;)" office:value-type="float" office:value="1" calcext:value-type="float">
            <text:p>1</text:p>
          </table:table-cell>
          <table:table-cell table:formula="of:=NUMBERVALUE(MID([.C283];SEARCH(&quot;(&quot;;[.C283]) + 1; 4); &quot;.&quot;)" office:value-type="float" office:value="1.16" calcext:value-type="float">
            <text:p>1.16</text:p>
          </table:table-cell>
          <table:table-cell table:formula="of:=IF(ISERROR([.D283]);1;[.D283])" office:value-type="float" office:value="1" calcext:value-type="float">
            <text:p>1</text:p>
          </table:table-cell>
          <table:table-cell table:formula="of:=IF(ISERROR([.E283]);1;[.E283])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test/unicode/letter/pL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284];SEARCH(&quot;(&quot;;[.B284]) + 1; 4); &quot;.&quot;)" office:value-type="float" office:value="1" calcext:value-type="float">
            <text:p>1</text:p>
          </table:table-cell>
          <table:table-cell table:formula="of:=NUMBERVALUE(MID([.C284];SEARCH(&quot;(&quot;;[.C284]) + 1; 4); &quot;.&quot;)" office:value-type="float" office:value="1.08" calcext:value-type="float">
            <text:p>1.08</text:p>
          </table:table-cell>
          <table:table-cell table:formula="of:=IF(ISERROR([.D284]);1;[.D284])" office:value-type="float" office:value="1" calcext:value-type="float">
            <text:p>1</text:p>
          </table:table-cell>
          <table:table-cell table:formula="of:=IF(ISERROR([.E284]);1;[.E284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letter/pLbraced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68.1 MB/s (1.12x)</text:p>
          </table:table-cell>
          <table:table-cell table:formula="of:=NUMBERVALUE(MID([.B285];SEARCH(&quot;(&quot;;[.B285]) + 1; 4); &quot;.&quot;)" office:value-type="float" office:value="1" calcext:value-type="float">
            <text:p>1</text:p>
          </table:table-cell>
          <table:table-cell table:formula="of:=NUMBERVALUE(MID([.C285];SEARCH(&quot;(&quot;;[.C285]) + 1; 4); &quot;.&quot;)" office:value-type="float" office:value="1.12" calcext:value-type="float">
            <text:p>1.12</text:p>
          </table:table-cell>
          <table:table-cell table:formula="of:=IF(ISERROR([.D285]);1;[.D285])" office:value-type="float" office:value="1" calcext:value-type="float">
            <text:p>1</text:p>
          </table:table-cell>
          <table:table-cell table:formula="of:=IF(ISERROR([.E285]);1;[.E285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letter/pLbraced-matches-nonbmp-delta</text:p>
          </table:table-cell>
          <table:table-cell office:value-type="string" calcext:value-type="string">
            <text:p>141.3 MB/s (1.00x)</text:p>
          </table:table-cell>
          <table:table-cell office:value-type="string" calcext:value-type="string">
            <text:p>127.2 MB/s (1.11x)</text:p>
          </table:table-cell>
          <table:table-cell table:formula="of:=NUMBERVALUE(MID([.B286];SEARCH(&quot;(&quot;;[.B286]) + 1; 4); &quot;.&quot;)" office:value-type="float" office:value="1" calcext:value-type="float">
            <text:p>1</text:p>
          </table:table-cell>
          <table:table-cell table:formula="of:=NUMBERVALUE(MID([.C286];SEARCH(&quot;(&quot;;[.C286]) + 1; 4); &quot;.&quot;)" office:value-type="float" office:value="1.11" calcext:value-type="float">
            <text:p>1.11</text:p>
          </table:table-cell>
          <table:table-cell table:formula="of:=IF(ISERROR([.D286]);1;[.D286])" office:value-type="float" office:value="1" calcext:value-type="float">
            <text:p>1</text:p>
          </table:table-cell>
          <table:table-cell table:formula="of:=IF(ISERROR([.E286]);1;[.E286]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test/unicode/letter/pLetter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68.1 MB/s (1.12x)</text:p>
          </table:table-cell>
          <table:table-cell table:formula="of:=NUMBERVALUE(MID([.B287];SEARCH(&quot;(&quot;;[.B287]) + 1; 4); &quot;.&quot;)" office:value-type="float" office:value="1" calcext:value-type="float">
            <text:p>1</text:p>
          </table:table-cell>
          <table:table-cell table:formula="of:=NUMBERVALUE(MID([.C287];SEARCH(&quot;(&quot;;[.C287]) + 1; 4); &quot;.&quot;)" office:value-type="float" office:value="1.12" calcext:value-type="float">
            <text:p>1.12</text:p>
          </table:table-cell>
          <table:table-cell table:formula="of:=IF(ISERROR([.D287]);1;[.D287])" office:value-type="float" office:value="1" calcext:value-type="float">
            <text:p>1</text:p>
          </table:table-cell>
          <table:table-cell table:formula="of:=IF(ISERROR([.E287]);1;[.E287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letter/pLetter-casei-matches-bmp-delta</text:p>
          </table:table-cell>
          <table:table-cell office:value-type="string" calcext:value-type="string">
            <text:p>73.4 MB/s (1.00x)</text:p>
          </table:table-cell>
          <table:table-cell office:value-type="string" calcext:value-type="string">
            <text:p>68.1 MB/s (1.08x)</text:p>
          </table:table-cell>
          <table:table-cell table:formula="of:=NUMBERVALUE(MID([.B288];SEARCH(&quot;(&quot;;[.B288]) + 1; 4); &quot;.&quot;)" office:value-type="float" office:value="1" calcext:value-type="float">
            <text:p>1</text:p>
          </table:table-cell>
          <table:table-cell table:formula="of:=NUMBERVALUE(MID([.C288];SEARCH(&quot;(&quot;;[.C288]) + 1; 4); &quot;.&quot;)" office:value-type="float" office:value="1.08" calcext:value-type="float">
            <text:p>1.08</text:p>
          </table:table-cell>
          <table:table-cell table:formula="of:=IF(ISERROR([.D288]);1;[.D288])" office:value-type="float" office:value="1" calcext:value-type="float">
            <text:p>1</text:p>
          </table:table-cell>
          <table:table-cell table:formula="of:=IF(ISERROR([.E288]);1;[.E288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letter/pLetter-gc-equals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289];SEARCH(&quot;(&quot;;[.B289]) + 1; 4); &quot;.&quot;)" office:value-type="float" office:value="1" calcext:value-type="float">
            <text:p>1</text:p>
          </table:table-cell>
          <table:table-cell table:formula="of:=NUMBERVALUE(MID([.C289];SEARCH(&quot;(&quot;;[.C289]) + 1; 4); &quot;.&quot;)" office:value-type="float" office:value="1.08" calcext:value-type="float">
            <text:p>1.08</text:p>
          </table:table-cell>
          <table:table-cell table:formula="of:=IF(ISERROR([.D289]);1;[.D289])" office:value-type="float" office:value="1" calcext:value-type="float">
            <text:p>1</text:p>
          </table:table-cell>
          <table:table-cell table:formula="of:=IF(ISERROR([.E289]);1;[.E289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letter/pLetter-gc-colon-matches-bmp-delta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68.1 MB/s (1.12x)</text:p>
          </table:table-cell>
          <table:table-cell table:formula="of:=NUMBERVALUE(MID([.B290];SEARCH(&quot;(&quot;;[.B290]) + 1; 4); &quot;.&quot;)" office:value-type="float" office:value="1" calcext:value-type="float">
            <text:p>1</text:p>
          </table:table-cell>
          <table:table-cell table:formula="of:=NUMBERVALUE(MID([.C290];SEARCH(&quot;(&quot;;[.C290]) + 1; 4); &quot;.&quot;)" office:value-type="float" office:value="1.12" calcext:value-type="float">
            <text:p>1.12</text:p>
          </table:table-cell>
          <table:table-cell table:formula="of:=IF(ISERROR([.D290]);1;[.D290])" office:value-type="float" office:value="1" calcext:value-type="float">
            <text:p>1</text:p>
          </table:table-cell>
          <table:table-cell table:formula="of:=IF(ISERROR([.E290]);1;[.E290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utf8/dot-matches-byte</text:p>
          </table:table-cell>
          <table:table-cell table:number-columns-repeated="2" office:value-type="string" calcext:value-type="string">
            <text:p>82.9 MB/s (1.00x)</text:p>
          </table:table-cell>
          <table:table-cell table:formula="of:=NUMBERVALUE(MID([.B291];SEARCH(&quot;(&quot;;[.B291]) + 1; 4); &quot;.&quot;)" office:value-type="float" office:value="1" calcext:value-type="float">
            <text:p>1</text:p>
          </table:table-cell>
          <table:table-cell table:formula="of:=NUMBERVALUE(MID([.C291];SEARCH(&quot;(&quot;;[.C291]) + 1; 4); &quot;.&quot;)" office:value-type="float" office:value="1" calcext:value-type="float">
            <text:p>1</text:p>
          </table:table-cell>
          <table:table-cell table:formula="of:=IF(ISERROR([.D291]);1;[.D291])" office:value-type="float" office:value="1" calcext:value-type="float">
            <text:p>1</text:p>
          </table:table-cell>
          <table:table-cell table:formula="of:=IF(ISERROR([.E291]);1;[.E2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utf8/dot-matches-codepoint</text:p>
          </table:table-cell>
          <table:table-cell office:value-type="string" calcext:value-type="string">
            <text:p>146.7 MB/s (1.00x)</text:p>
          </table:table-cell>
          <table:table-cell office:value-type="string" calcext:value-type="string">
            <text:p>131.5 MB/s (1.12x)</text:p>
          </table:table-cell>
          <table:table-cell table:formula="of:=NUMBERVALUE(MID([.B292];SEARCH(&quot;(&quot;;[.B292]) + 1; 4); &quot;.&quot;)" office:value-type="float" office:value="1" calcext:value-type="float">
            <text:p>1</text:p>
          </table:table-cell>
          <table:table-cell table:formula="of:=NUMBERVALUE(MID([.C292];SEARCH(&quot;(&quot;;[.C292]) + 1; 4); &quot;.&quot;)" office:value-type="float" office:value="1.12" calcext:value-type="float">
            <text:p>1.12</text:p>
          </table:table-cell>
          <table:table-cell table:formula="of:=IF(ISERROR([.D292]);1;[.D292])" office:value-type="float" office:value="1" calcext:value-type="float">
            <text:p>1</text:p>
          </table:table-cell>
          <table:table-cell table:formula="of:=IF(ISERROR([.E292]);1;[.E292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whitespace/ascii-only</text:p>
          </table:table-cell>
          <table:table-cell office:value-type="string" calcext:value-type="string">
            <text:p>136.2 MB/s (1.00x)</text:p>
          </table:table-cell>
          <table:table-cell office:value-type="string" calcext:value-type="string">
            <text:p>119.2 MB/s (1.14x)</text:p>
          </table:table-cell>
          <table:table-cell table:formula="of:=NUMBERVALUE(MID([.B293];SEARCH(&quot;(&quot;;[.B293]) + 1; 4); &quot;.&quot;)" office:value-type="float" office:value="1" calcext:value-type="float">
            <text:p>1</text:p>
          </table:table-cell>
          <table:table-cell table:formula="of:=NUMBERVALUE(MID([.C293];SEARCH(&quot;(&quot;;[.C293]) + 1; 4); &quot;.&quot;)" office:value-type="float" office:value="1.14" calcext:value-type="float">
            <text:p>1.14</text:p>
          </table:table-cell>
          <table:table-cell table:formula="of:=IF(ISERROR([.D293]);1;[.D293])" office:value-type="float" office:value="1" calcext:value-type="float">
            <text:p>1</text:p>
          </table:table-cell>
          <table:table-cell table:formula="of:=IF(ISERROR([.E293]);1;[.E293]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test/unicode/whitespace/unicode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6.0 MB/s (1.08x)</text:p>
          </table:table-cell>
          <table:table-cell table:formula="of:=NUMBERVALUE(MID([.B294];SEARCH(&quot;(&quot;;[.B294]) + 1; 4); &quot;.&quot;)" office:value-type="float" office:value="1" calcext:value-type="float">
            <text:p>1</text:p>
          </table:table-cell>
          <table:table-cell table:formula="of:=NUMBERVALUE(MID([.C294];SEARCH(&quot;(&quot;;[.C294]) + 1; 4); &quot;.&quot;)" office:value-type="float" office:value="1.08" calcext:value-type="float">
            <text:p>1.08</text:p>
          </table:table-cell>
          <table:table-cell table:formula="of:=IF(ISERROR([.D294]);1;[.D294])" office:value-type="float" office:value="1" calcext:value-type="float">
            <text:p>1</text:p>
          </table:table-cell>
          <table:table-cell table:formula="of:=IF(ISERROR([.E294]);1;[.E294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word-boundary/ascii-only</text:p>
          </table:table-cell>
          <table:table-cell office:value-type="string" calcext:value-type="string">
            <text:p>86.7 MB/s (1.00x)</text:p>
          </table:table-cell>
          <table:table-cell office:value-type="string" calcext:value-type="string">
            <text:p>76.3 MB/s (1.14x)</text:p>
          </table:table-cell>
          <table:table-cell table:formula="of:=NUMBERVALUE(MID([.B295];SEARCH(&quot;(&quot;;[.B295]) + 1; 4); &quot;.&quot;)" office:value-type="float" office:value="1" calcext:value-type="float">
            <text:p>1</text:p>
          </table:table-cell>
          <table:table-cell table:formula="of:=NUMBERVALUE(MID([.C295];SEARCH(&quot;(&quot;;[.C295]) + 1; 4); &quot;.&quot;)" office:value-type="float" office:value="1.14" calcext:value-type="float">
            <text:p>1.14</text:p>
          </table:table-cell>
          <table:table-cell table:formula="of:=IF(ISERROR([.D295]);1;[.D295])" office:value-type="float" office:value="1" calcext:value-type="float">
            <text:p>1</text:p>
          </table:table-cell>
          <table:table-cell table:formula="of:=IF(ISERROR([.E295]);1;[.E295]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test/unicode/word-boundary/unicode-alphabetic</text:p>
          </table:table-cell>
          <table:table-cell office:value-type="string" calcext:value-type="string">
            <text:p>11.1 MB/s (1.01x)</text:p>
          </table:table-cell>
          <table:table-cell office:value-type="string" calcext:value-type="string">
            <text:p>11.2 MB/s (1.00x)</text:p>
          </table:table-cell>
          <table:table-cell table:formula="of:=NUMBERVALUE(MID([.B296];SEARCH(&quot;(&quot;;[.B296]) + 1; 4); &quot;.&quot;)" office:value-type="float" office:value="1.01" calcext:value-type="float">
            <text:p>1.01</text:p>
          </table:table-cell>
          <table:table-cell table:formula="of:=NUMBERVALUE(MID([.C296];SEARCH(&quot;(&quot;;[.C296]) + 1; 4); &quot;.&quot;)" office:value-type="float" office:value="1" calcext:value-type="float">
            <text:p>1</text:p>
          </table:table-cell>
          <table:table-cell table:formula="of:=IF(ISERROR([.D296]);1;[.D296])" office:value-type="float" office:value="1.01" calcext:value-type="float">
            <text:p>1.01</text:p>
          </table:table-cell>
          <table:table-cell table:formula="of:=IF(ISERROR([.E296]);1;[.E2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word-boundary/unicode-join-control</text:p>
          </table:table-cell>
          <table:table-cell office:value-type="string" calcext:value-type="string">
            <text:p>15.8 MB/s (1.01x)</text:p>
          </table:table-cell>
          <table:table-cell office:value-type="string" calcext:value-type="string">
            <text:p>16.0 MB/s (1.00x)</text:p>
          </table:table-cell>
          <table:table-cell table:formula="of:=NUMBERVALUE(MID([.B297];SEARCH(&quot;(&quot;;[.B297]) + 1; 4); &quot;.&quot;)" office:value-type="float" office:value="1.01" calcext:value-type="float">
            <text:p>1.01</text:p>
          </table:table-cell>
          <table:table-cell table:formula="of:=NUMBERVALUE(MID([.C297];SEARCH(&quot;(&quot;;[.C297]) + 1; 4); &quot;.&quot;)" office:value-type="float" office:value="1" calcext:value-type="float">
            <text:p>1</text:p>
          </table:table-cell>
          <table:table-cell table:formula="of:=IF(ISERROR([.D297]);1;[.D297])" office:value-type="float" office:value="1.01" calcext:value-type="float">
            <text:p>1.01</text:p>
          </table:table-cell>
          <table:table-cell table:formula="of:=IF(ISERROR([.E297]);1;[.E2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word-boundary/unicode-mark</text:p>
          </table:table-cell>
          <table:table-cell table:number-columns-repeated="2" office:value-type="string" calcext:value-type="string">
            <text:p>11.2 MB/s (1.00x)</text:p>
          </table:table-cell>
          <table:table-cell table:formula="of:=NUMBERVALUE(MID([.B298];SEARCH(&quot;(&quot;;[.B298]) + 1; 4); &quot;.&quot;)" office:value-type="float" office:value="1" calcext:value-type="float">
            <text:p>1</text:p>
          </table:table-cell>
          <table:table-cell table:formula="of:=NUMBERVALUE(MID([.C298];SEARCH(&quot;(&quot;;[.C298]) + 1; 4); &quot;.&quot;)" office:value-type="float" office:value="1" calcext:value-type="float">
            <text:p>1</text:p>
          </table:table-cell>
          <table:table-cell table:formula="of:=IF(ISERROR([.D298]);1;[.D298])" office:value-type="float" office:value="1" calcext:value-type="float">
            <text:p>1</text:p>
          </table:table-cell>
          <table:table-cell table:formula="of:=IF(ISERROR([.E298]);1;[.E2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word-boundary/unicode-decimal-number</text:p>
          </table:table-cell>
          <table:table-cell office:value-type="string" calcext:value-type="string">
            <text:p>15.6 MB/s (1.02x)</text:p>
          </table:table-cell>
          <table:table-cell office:value-type="string" calcext:value-type="string">
            <text:p>16.0 MB/s (1.00x)</text:p>
          </table:table-cell>
          <table:table-cell table:formula="of:=NUMBERVALUE(MID([.B299];SEARCH(&quot;(&quot;;[.B299]) + 1; 4); &quot;.&quot;)" office:value-type="float" office:value="1.02" calcext:value-type="float">
            <text:p>1.02</text:p>
          </table:table-cell>
          <table:table-cell table:formula="of:=NUMBERVALUE(MID([.C299];SEARCH(&quot;(&quot;;[.C299]) + 1; 4); &quot;.&quot;)" office:value-type="float" office:value="1" calcext:value-type="float">
            <text:p>1</text:p>
          </table:table-cell>
          <table:table-cell table:formula="of:=IF(ISERROR([.D299]);1;[.D299])" office:value-type="float" office:value="1.02" calcext:value-type="float">
            <text:p>1.02</text:p>
          </table:table-cell>
          <table:table-cell table:formula="of:=IF(ISERROR([.E299]);1;[.E2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word-boundary/unicode-connector-punctuation</text:p>
          </table:table-cell>
          <table:table-cell table:number-columns-repeated="2" office:value-type="string" calcext:value-type="string">
            <text:p>15.9 MB/s (1.00x)</text:p>
          </table:table-cell>
          <table:table-cell table:formula="of:=NUMBERVALUE(MID([.B300];SEARCH(&quot;(&quot;;[.B300]) + 1; 4); &quot;.&quot;)" office:value-type="float" office:value="1" calcext:value-type="float">
            <text:p>1</text:p>
          </table:table-cell>
          <table:table-cell table:formula="of:=NUMBERVALUE(MID([.C300];SEARCH(&quot;(&quot;;[.C300]) + 1; 4); &quot;.&quot;)" office:value-type="float" office:value="1" calcext:value-type="float">
            <text:p>1</text:p>
          </table:table-cell>
          <table:table-cell table:formula="of:=IF(ISERROR([.D300]);1;[.D300])" office:value-type="float" office:value="1" calcext:value-type="float">
            <text:p>1</text:p>
          </table:table-cell>
          <table:table-cell table:formula="of:=IF(ISERROR([.E300]);1;[.E3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/unicode/word/ascii-only</text:p>
          </table:table-cell>
          <table:table-cell office:value-type="string" calcext:value-type="string">
            <text:p>86.7 MB/s (1.00x)</text:p>
          </table:table-cell>
          <table:table-cell office:value-type="string" calcext:value-type="string">
            <text:p>73.4 MB/s (1.18x)</text:p>
          </table:table-cell>
          <table:table-cell table:formula="of:=NUMBERVALUE(MID([.B301];SEARCH(&quot;(&quot;;[.B301]) + 1; 4); &quot;.&quot;)" office:value-type="float" office:value="1" calcext:value-type="float">
            <text:p>1</text:p>
          </table:table-cell>
          <table:table-cell table:formula="of:=NUMBERVALUE(MID([.C301];SEARCH(&quot;(&quot;;[.C301]) + 1; 4); &quot;.&quot;)" office:value-type="float" office:value="1.18" calcext:value-type="float">
            <text:p>1.18</text:p>
          </table:table-cell>
          <table:table-cell table:formula="of:=IF(ISERROR([.D301]);1;[.D301])" office:value-type="float" office:value="1" calcext:value-type="float">
            <text:p>1</text:p>
          </table:table-cell>
          <table:table-cell table:formula="of:=IF(ISERROR([.E301]);1;[.E301])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test/unicode/word/unicode-alphabetic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302];SEARCH(&quot;(&quot;;[.B302]) + 1; 4); &quot;.&quot;)" office:value-type="float" office:value="1" calcext:value-type="float">
            <text:p>1</text:p>
          </table:table-cell>
          <table:table-cell table:formula="of:=NUMBERVALUE(MID([.C302];SEARCH(&quot;(&quot;;[.C302]) + 1; 4); &quot;.&quot;)" office:value-type="float" office:value="1.08" calcext:value-type="float">
            <text:p>1.08</text:p>
          </table:table-cell>
          <table:table-cell table:formula="of:=IF(ISERROR([.D302]);1;[.D302])" office:value-type="float" office:value="1" calcext:value-type="float">
            <text:p>1</text:p>
          </table:table-cell>
          <table:table-cell table:formula="of:=IF(ISERROR([.E302]);1;[.E302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word/unicode-join-control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2.2 MB/s (1.12x)</text:p>
          </table:table-cell>
          <table:table-cell table:formula="of:=NUMBERVALUE(MID([.B303];SEARCH(&quot;(&quot;;[.B303]) + 1; 4); &quot;.&quot;)" office:value-type="float" office:value="1" calcext:value-type="float">
            <text:p>1</text:p>
          </table:table-cell>
          <table:table-cell table:formula="of:=NUMBERVALUE(MID([.C303];SEARCH(&quot;(&quot;;[.C303]) + 1; 4); &quot;.&quot;)" office:value-type="float" office:value="1.12" calcext:value-type="float">
            <text:p>1.12</text:p>
          </table:table-cell>
          <table:table-cell table:formula="of:=IF(ISERROR([.D303]);1;[.D303])" office:value-type="float" office:value="1" calcext:value-type="float">
            <text:p>1</text:p>
          </table:table-cell>
          <table:table-cell table:formula="of:=IF(ISERROR([.E303]);1;[.E303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est/unicode/word/unicode-mark</text:p>
          </table:table-cell>
          <table:table-cell office:value-type="string" calcext:value-type="string">
            <text:p>76.3 MB/s (1.00x)</text:p>
          </table:table-cell>
          <table:table-cell office:value-type="string" calcext:value-type="string">
            <text:p>70.6 MB/s (1.08x)</text:p>
          </table:table-cell>
          <table:table-cell table:formula="of:=NUMBERVALUE(MID([.B304];SEARCH(&quot;(&quot;;[.B304]) + 1; 4); &quot;.&quot;)" office:value-type="float" office:value="1" calcext:value-type="float">
            <text:p>1</text:p>
          </table:table-cell>
          <table:table-cell table:formula="of:=NUMBERVALUE(MID([.C304];SEARCH(&quot;(&quot;;[.C304]) + 1; 4); &quot;.&quot;)" office:value-type="float" office:value="1.08" calcext:value-type="float">
            <text:p>1.08</text:p>
          </table:table-cell>
          <table:table-cell table:formula="of:=IF(ISERROR([.D304]);1;[.D304])" office:value-type="float" office:value="1" calcext:value-type="float">
            <text:p>1</text:p>
          </table:table-cell>
          <table:table-cell table:formula="of:=IF(ISERROR([.E304]);1;[.E304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word/unicode-decimal-number</text:p>
          </table:table-cell>
          <table:table-cell office:value-type="string" calcext:value-type="string">
            <text:p>110.0 MB/s (1.00x)</text:p>
          </table:table-cell>
          <table:table-cell office:value-type="string" calcext:value-type="string">
            <text:p>102.2 MB/s (1.08x)</text:p>
          </table:table-cell>
          <table:table-cell table:formula="of:=NUMBERVALUE(MID([.B305];SEARCH(&quot;(&quot;;[.B305]) + 1; 4); &quot;.&quot;)" office:value-type="float" office:value="1" calcext:value-type="float">
            <text:p>1</text:p>
          </table:table-cell>
          <table:table-cell table:formula="of:=NUMBERVALUE(MID([.C305];SEARCH(&quot;(&quot;;[.C305]) + 1; 4); &quot;.&quot;)" office:value-type="float" office:value="1.08" calcext:value-type="float">
            <text:p>1.08</text:p>
          </table:table-cell>
          <table:table-cell table:formula="of:=IF(ISERROR([.D305]);1;[.D305])" office:value-type="float" office:value="1" calcext:value-type="float">
            <text:p>1</text:p>
          </table:table-cell>
          <table:table-cell table:formula="of:=IF(ISERROR([.E305]);1;[.E305]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est/unicode/word/unicode-connector-punctuation</text:p>
          </table:table-cell>
          <table:table-cell office:value-type="string" calcext:value-type="string">
            <text:p>114.4 MB/s (1.00x)</text:p>
          </table:table-cell>
          <table:table-cell office:value-type="string" calcext:value-type="string">
            <text:p>102.2 MB/s (1.12x)</text:p>
          </table:table-cell>
          <table:table-cell table:formula="of:=NUMBERVALUE(MID([.B306];SEARCH(&quot;(&quot;;[.B306]) + 1; 4); &quot;.&quot;)" office:value-type="float" office:value="1" calcext:value-type="float">
            <text:p>1</text:p>
          </table:table-cell>
          <table:table-cell table:formula="of:=NUMBERVALUE(MID([.C306];SEARCH(&quot;(&quot;;[.C306]) + 1; 4); &quot;.&quot;)" office:value-type="float" office:value="1.12" calcext:value-type="float">
            <text:p>1.12</text:p>
          </table:table-cell>
          <table:table-cell table:formula="of:=IF(ISERROR([.D306]);1;[.D306])" office:value-type="float" office:value="1" calcext:value-type="float">
            <text:p>1</text:p>
          </table:table-cell>
          <table:table-cell table:formula="of:=IF(ISERROR([.E306]);1;[.E306]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nicode/codepoints/any-one</text:p>
          </table:table-cell>
          <table:table-cell office:value-type="string" calcext:value-type="string">
            <text:p>448.9 MB/s (1.00x)</text:p>
          </table:table-cell>
          <table:table-cell office:value-type="string" calcext:value-type="string">
            <text:p>409.8 MB/s (1.10x)</text:p>
          </table:table-cell>
          <table:table-cell table:formula="of:=NUMBERVALUE(MID([.B307];SEARCH(&quot;(&quot;;[.B307]) + 1; 4); &quot;.&quot;)" office:value-type="float" office:value="1" calcext:value-type="float">
            <text:p>1</text:p>
          </table:table-cell>
          <table:table-cell table:formula="of:=NUMBERVALUE(MID([.C307];SEARCH(&quot;(&quot;;[.C307]) + 1; 4); &quot;.&quot;)" office:value-type="float" office:value="1.1" calcext:value-type="float">
            <text:p>1.1</text:p>
          </table:table-cell>
          <table:table-cell table:formula="of:=IF(ISERROR([.D307]);1;[.D307])" office:value-type="float" office:value="1" calcext:value-type="float">
            <text:p>1</text:p>
          </table:table-cell>
          <table:table-cell table:formula="of:=IF(ISERROR([.E307]);1;[.E307]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nicode/codepoints/any-all</text:p>
          </table:table-cell>
          <table:table-cell office:value-type="string" calcext:value-type="string">
            <text:p>443.7 MB/s (1.00x)</text:p>
          </table:table-cell>
          <table:table-cell office:value-type="string" calcext:value-type="string">
            <text:p>435.4 MB/s (1.02x)</text:p>
          </table:table-cell>
          <table:table-cell table:formula="of:=NUMBERVALUE(MID([.B308];SEARCH(&quot;(&quot;;[.B308]) + 1; 4); &quot;.&quot;)" office:value-type="float" office:value="1" calcext:value-type="float">
            <text:p>1</text:p>
          </table:table-cell>
          <table:table-cell table:formula="of:=NUMBERVALUE(MID([.C308];SEARCH(&quot;(&quot;;[.C308]) + 1; 4); &quot;.&quot;)" office:value-type="float" office:value="1.02" calcext:value-type="float">
            <text:p>1.02</text:p>
          </table:table-cell>
          <table:table-cell table:formula="of:=IF(ISERROR([.D308]);1;[.D308])" office:value-type="float" office:value="1" calcext:value-type="float">
            <text:p>1</text:p>
          </table:table-cell>
          <table:table-cell table:formula="of:=IF(ISERROR([.E308]);1;[.E308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unicode/codepoints/letters-one</text:p>
          </table:table-cell>
          <table:table-cell office:value-type="string" calcext:value-type="string">
            <text:p>14.5 MB/s (1.00x)</text:p>
          </table:table-cell>
          <table:table-cell office:value-type="string" calcext:value-type="string">
            <text:p>12.3 MB/s (1.18x)</text:p>
          </table:table-cell>
          <table:table-cell table:formula="of:=NUMBERVALUE(MID([.B309];SEARCH(&quot;(&quot;;[.B309]) + 1; 4); &quot;.&quot;)" office:value-type="float" office:value="1" calcext:value-type="float">
            <text:p>1</text:p>
          </table:table-cell>
          <table:table-cell table:formula="of:=NUMBERVALUE(MID([.C309];SEARCH(&quot;(&quot;;[.C309]) + 1; 4); &quot;.&quot;)" office:value-type="float" office:value="1.18" calcext:value-type="float">
            <text:p>1.18</text:p>
          </table:table-cell>
          <table:table-cell table:formula="of:=IF(ISERROR([.D309]);1;[.D309])" office:value-type="float" office:value="1" calcext:value-type="float">
            <text:p>1</text:p>
          </table:table-cell>
          <table:table-cell table:formula="of:=IF(ISERROR([.E309]);1;[.E309])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unicode/codepoints/letters-alt</text:p>
          </table:table-cell>
          <table:table-cell office:value-type="string" calcext:value-type="string">
            <text:p>14.6 MB/s (1.00x)</text:p>
          </table:table-cell>
          <table:table-cell office:value-type="string" calcext:value-type="string">
            <text:p>12.5 MB/s (1.17x)</text:p>
          </table:table-cell>
          <table:table-cell table:formula="of:=NUMBERVALUE(MID([.B310];SEARCH(&quot;(&quot;;[.B310]) + 1; 4); &quot;.&quot;)" office:value-type="float" office:value="1" calcext:value-type="float">
            <text:p>1</text:p>
          </table:table-cell>
          <table:table-cell table:formula="of:=NUMBERVALUE(MID([.C310];SEARCH(&quot;(&quot;;[.C310]) + 1; 4); &quot;.&quot;)" office:value-type="float" office:value="1.17" calcext:value-type="float">
            <text:p>1.17</text:p>
          </table:table-cell>
          <table:table-cell table:formula="of:=IF(ISERROR([.D310]);1;[.D310])" office:value-type="float" office:value="1" calcext:value-type="float">
            <text:p>1</text:p>
          </table:table-cell>
          <table:table-cell table:formula="of:=IF(ISERROR([.E310]);1;[.E310])"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unicode/codepoints/letters-lower-or-upper</text:p>
          </table:table-cell>
          <table:table-cell table:number-columns-repeated="2" office:value-type="string" calcext:value-type="string">
            <text:p>908.6 MB/s (1.00x)</text:p>
          </table:table-cell>
          <table:table-cell table:formula="of:=NUMBERVALUE(MID([.B311];SEARCH(&quot;(&quot;;[.B311]) + 1; 4); &quot;.&quot;)" office:value-type="float" office:value="1" calcext:value-type="float">
            <text:p>1</text:p>
          </table:table-cell>
          <table:table-cell table:formula="of:=NUMBERVALUE(MID([.C311];SEARCH(&quot;(&quot;;[.C311]) + 1; 4); &quot;.&quot;)" office:value-type="float" office:value="1" calcext:value-type="float">
            <text:p>1</text:p>
          </table:table-cell>
          <table:table-cell table:formula="of:=IF(ISERROR([.D311]);1;[.D311])" office:value-type="float" office:value="1" calcext:value-type="float">
            <text:p>1</text:p>
          </table:table-cell>
          <table:table-cell table:formula="of:=IF(ISERROR([.E311]);1;[.E3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depoints/contiguous-greek</text:p>
          </table:table-cell>
          <table:table-cell table:number-columns-repeated="2" office:value-type="string" calcext:value-type="string">
            <text:p>912.6 MB/s (1.00x)</text:p>
          </table:table-cell>
          <table:table-cell table:formula="of:=NUMBERVALUE(MID([.B312];SEARCH(&quot;(&quot;;[.B312]) + 1; 4); &quot;.&quot;)" office:value-type="float" office:value="1" calcext:value-type="float">
            <text:p>1</text:p>
          </table:table-cell>
          <table:table-cell table:formula="of:=NUMBERVALUE(MID([.C312];SEARCH(&quot;(&quot;;[.C312]) + 1; 4); &quot;.&quot;)" office:value-type="float" office:value="1" calcext:value-type="float">
            <text:p>1</text:p>
          </table:table-cell>
          <table:table-cell table:formula="of:=IF(ISERROR([.D312]);1;[.D312])" office:value-type="float" office:value="1" calcext:value-type="float">
            <text:p>1</text:p>
          </table:table-cell>
          <table:table-cell table:formula="of:=IF(ISERROR([.E312]);1;[.E3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one-letter</text:p>
          </table:table-cell>
          <table:table-cell office:value-type="string" calcext:value-type="string">
            <text:p>118.28us (1.07x)</text:p>
          </table:table-cell>
          <table:table-cell office:value-type="string" calcext:value-type="string">
            <text:p>110.04us (1.00x)</text:p>
          </table:table-cell>
          <table:table-cell table:formula="of:=NUMBERVALUE(MID([.B313];SEARCH(&quot;(&quot;;[.B313]) + 1; 4); &quot;.&quot;)" office:value-type="float" office:value="1.07" calcext:value-type="float">
            <text:p>1.07</text:p>
          </table:table-cell>
          <table:table-cell table:formula="of:=NUMBERVALUE(MID([.C313];SEARCH(&quot;(&quot;;[.C313]) + 1; 4); &quot;.&quot;)" office:value-type="float" office:value="1" calcext:value-type="float">
            <text:p>1</text:p>
          </table:table-cell>
          <table:table-cell table:formula="of:=IF(ISERROR([.D313]);1;[.D313])" office:value-type="float" office:value="1.07" calcext:value-type="float">
            <text:p>1.07</text:p>
          </table:table-cell>
          <table:table-cell table:formula="of:=IF(ISERROR([.E313]);1;[.E3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fifty-letters</text:p>
          </table:table-cell>
          <table:table-cell office:value-type="string" calcext:value-type="string">
            <text:p>5.66ms (1.08x)</text:p>
          </table:table-cell>
          <table:table-cell office:value-type="string" calcext:value-type="string">
            <text:p>5.23ms (1.00x)</text:p>
          </table:table-cell>
          <table:table-cell table:formula="of:=NUMBERVALUE(MID([.B314];SEARCH(&quot;(&quot;;[.B314]) + 1; 4); &quot;.&quot;)" office:value-type="float" office:value="1.08" calcext:value-type="float">
            <text:p>1.08</text:p>
          </table:table-cell>
          <table:table-cell table:formula="of:=NUMBERVALUE(MID([.C314];SEARCH(&quot;(&quot;;[.C314]) + 1; 4); &quot;.&quot;)" office:value-type="float" office:value="1" calcext:value-type="float">
            <text:p>1</text:p>
          </table:table-cell>
          <table:table-cell table:formula="of:=IF(ISERROR([.D314]);1;[.D314])" office:value-type="float" office:value="1.08" calcext:value-type="float">
            <text:p>1.08</text:p>
          </table:table-cell>
          <table:table-cell table:formula="of:=IF(ISERROR([.E314]);1;[.E3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fifty-letters-ascii</text:p>
          </table:table-cell>
          <table:table-cell office:value-type="string" calcext:value-type="string">
            <text:p>9.34us (1.00x)</text:p>
          </table:table-cell>
          <table:table-cell office:value-type="string" calcext:value-type="string">
            <text:p>9.32us (1.00x)</text:p>
          </table:table-cell>
          <table:table-cell table:formula="of:=NUMBERVALUE(MID([.B315];SEARCH(&quot;(&quot;;[.B315]) + 1; 4); &quot;.&quot;)" office:value-type="float" office:value="1" calcext:value-type="float">
            <text:p>1</text:p>
          </table:table-cell>
          <table:table-cell table:formula="of:=NUMBERVALUE(MID([.C315];SEARCH(&quot;(&quot;;[.C315]) + 1; 4); &quot;.&quot;)" office:value-type="float" office:value="1" calcext:value-type="float">
            <text:p>1</text:p>
          </table:table-cell>
          <table:table-cell table:formula="of:=IF(ISERROR([.D315]);1;[.D315])" office:value-type="float" office:value="1" calcext:value-type="float">
            <text:p>1</text:p>
          </table:table-cell>
          <table:table-cell table:formula="of:=IF(ISERROR([.E315]);1;[.E3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match-every-line</text:p>
          </table:table-cell>
          <table:table-cell office:value-type="string" calcext:value-type="string">
            <text:p>42.72us (1.00x)</text:p>
          </table:table-cell>
          <table:table-cell office:value-type="string" calcext:value-type="string">
            <text:p>43.09us (1.01x)</text:p>
          </table:table-cell>
          <table:table-cell table:formula="of:=NUMBERVALUE(MID([.B316];SEARCH(&quot;(&quot;;[.B316]) + 1; 4); &quot;.&quot;)" office:value-type="float" office:value="1" calcext:value-type="float">
            <text:p>1</text:p>
          </table:table-cell>
          <table:table-cell table:formula="of:=NUMBERVALUE(MID([.C316];SEARCH(&quot;(&quot;;[.C316]) + 1; 4); &quot;.&quot;)" office:value-type="float" office:value="1.01" calcext:value-type="float">
            <text:p>1.01</text:p>
          </table:table-cell>
          <table:table-cell table:formula="of:=IF(ISERROR([.D316]);1;[.D316])" office:value-type="float" office:value="1" calcext:value-type="float">
            <text:p>1</text:p>
          </table:table-cell>
          <table:table-cell table:formula="of:=IF(ISERROR([.E316]);1;[.E316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nicode/compile/match-every-line-ascii</text:p>
          </table:table-cell>
          <table:table-cell office:value-type="string" calcext:value-type="string">
            <text:p>10.31us (1.01x)</text:p>
          </table:table-cell>
          <table:table-cell office:value-type="string" calcext:value-type="string">
            <text:p>10.17us (1.00x)</text:p>
          </table:table-cell>
          <table:table-cell table:formula="of:=NUMBERVALUE(MID([.B317];SEARCH(&quot;(&quot;;[.B317]) + 1; 4); &quot;.&quot;)" office:value-type="float" office:value="1.01" calcext:value-type="float">
            <text:p>1.01</text:p>
          </table:table-cell>
          <table:table-cell table:formula="of:=NUMBERVALUE(MID([.C317];SEARCH(&quot;(&quot;;[.C317]) + 1; 4); &quot;.&quot;)" office:value-type="float" office:value="1" calcext:value-type="float">
            <text:p>1</text:p>
          </table:table-cell>
          <table:table-cell table:formula="of:=IF(ISERROR([.D317]);1;[.D317])" office:value-type="float" office:value="1.01" calcext:value-type="float">
            <text:p>1.01</text:p>
          </table:table-cell>
          <table:table-cell table:formula="of:=IF(ISERROR([.E317]);1;[.E3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compile/negated-class-matches-codepoint</text:p>
          </table:table-cell>
          <table:table-cell office:value-type="string" calcext:value-type="string">
            <text:p>32.72us (1.00x)</text:p>
          </table:table-cell>
          <table:table-cell office:value-type="string" calcext:value-type="string">
            <text:p>33.01us (1.01x)</text:p>
          </table:table-cell>
          <table:table-cell table:formula="of:=NUMBERVALUE(MID([.B318];SEARCH(&quot;(&quot;;[.B318]) + 1; 4); &quot;.&quot;)" office:value-type="float" office:value="1" calcext:value-type="float">
            <text:p>1</text:p>
          </table:table-cell>
          <table:table-cell table:formula="of:=NUMBERVALUE(MID([.C318];SEARCH(&quot;(&quot;;[.C318]) + 1; 4); &quot;.&quot;)" office:value-type="float" office:value="1.01" calcext:value-type="float">
            <text:p>1.01</text:p>
          </table:table-cell>
          <table:table-cell table:formula="of:=IF(ISERROR([.D318]);1;[.D318])" office:value-type="float" office:value="1" calcext:value-type="float">
            <text:p>1</text:p>
          </table:table-cell>
          <table:table-cell table:formula="of:=IF(ISERROR([.E318]);1;[.E318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nicode/overlapping-words/ascii</text:p>
          </table:table-cell>
          <table:table-cell office:value-type="string" calcext:value-type="string">
            <text:p>80.0 MB/s (1.00x)</text:p>
          </table:table-cell>
          <table:table-cell office:value-type="string" calcext:value-type="string">
            <text:p>77.1 MB/s (1.04x)</text:p>
          </table:table-cell>
          <table:table-cell table:formula="of:=NUMBERVALUE(MID([.B319];SEARCH(&quot;(&quot;;[.B319]) + 1; 4); &quot;.&quot;)" office:value-type="float" office:value="1" calcext:value-type="float">
            <text:p>1</text:p>
          </table:table-cell>
          <table:table-cell table:formula="of:=NUMBERVALUE(MID([.C319];SEARCH(&quot;(&quot;;[.C319]) + 1; 4); &quot;.&quot;)" office:value-type="float" office:value="1.04" calcext:value-type="float">
            <text:p>1.04</text:p>
          </table:table-cell>
          <table:table-cell table:formula="of:=IF(ISERROR([.D319]);1;[.D319])" office:value-type="float" office:value="1" calcext:value-type="float">
            <text:p>1</text:p>
          </table:table-cell>
          <table:table-cell table:formula="of:=IF(ISERROR([.E319]);1;[.E319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unicode/overlapping-words/english</text:p>
          </table:table-cell>
          <table:table-cell office:value-type="string" calcext:value-type="string">
            <text:p>7.1 MB/s (1.00x)</text:p>
          </table:table-cell>
          <table:table-cell office:value-type="string" calcext:value-type="string">
            <text:p>7.1 MB/s (1.01x)</text:p>
          </table:table-cell>
          <table:table-cell table:formula="of:=NUMBERVALUE(MID([.B320];SEARCH(&quot;(&quot;;[.B320]) + 1; 4); &quot;.&quot;)" office:value-type="float" office:value="1" calcext:value-type="float">
            <text:p>1</text:p>
          </table:table-cell>
          <table:table-cell table:formula="of:=NUMBERVALUE(MID([.C320];SEARCH(&quot;(&quot;;[.C320]) + 1; 4); &quot;.&quot;)" office:value-type="float" office:value="1.01" calcext:value-type="float">
            <text:p>1.01</text:p>
          </table:table-cell>
          <table:table-cell table:formula="of:=IF(ISERROR([.D320]);1;[.D320])" office:value-type="float" office:value="1" calcext:value-type="float">
            <text:p>1</text:p>
          </table:table-cell>
          <table:table-cell table:formula="of:=IF(ISERROR([.E320]);1;[.E32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nicode/overlapping-words/russian</text:p>
          </table:table-cell>
          <table:table-cell table:number-columns-repeated="2" office:value-type="string" calcext:value-type="string">
            <text:p>6.5 MB/s (1.00x)</text:p>
          </table:table-cell>
          <table:table-cell table:formula="of:=NUMBERVALUE(MID([.B321];SEARCH(&quot;(&quot;;[.B321]) + 1; 4); &quot;.&quot;)" office:value-type="float" office:value="1" calcext:value-type="float">
            <text:p>1</text:p>
          </table:table-cell>
          <table:table-cell table:formula="of:=NUMBERVALUE(MID([.C321];SEARCH(&quot;(&quot;;[.C321]) + 1; 4); &quot;.&quot;)" office:value-type="float" office:value="1" calcext:value-type="float">
            <text:p>1</text:p>
          </table:table-cell>
          <table:table-cell table:formula="of:=IF(ISERROR([.D321]);1;[.D321])" office:value-type="float" office:value="1" calcext:value-type="float">
            <text:p>1</text:p>
          </table:table-cell>
          <table:table-cell table:formula="of:=IF(ISERROR([.E321]);1;[.E3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word/boundary-any-english</text:p>
          </table:table-cell>
          <table:table-cell office:value-type="string" calcext:value-type="string">
            <text:p>123.9 MB/s (1.00x)</text:p>
          </table:table-cell>
          <table:table-cell office:value-type="string" calcext:value-type="string">
            <text:p>122.4 MB/s (1.01x)</text:p>
          </table:table-cell>
          <table:table-cell table:formula="of:=NUMBERVALUE(MID([.B322];SEARCH(&quot;(&quot;;[.B322]) + 1; 4); &quot;.&quot;)" office:value-type="float" office:value="1" calcext:value-type="float">
            <text:p>1</text:p>
          </table:table-cell>
          <table:table-cell table:formula="of:=NUMBERVALUE(MID([.C322];SEARCH(&quot;(&quot;;[.C322]) + 1; 4); &quot;.&quot;)" office:value-type="float" office:value="1.01" calcext:value-type="float">
            <text:p>1.01</text:p>
          </table:table-cell>
          <table:table-cell table:formula="of:=IF(ISERROR([.D322]);1;[.D322])" office:value-type="float" office:value="1" calcext:value-type="float">
            <text:p>1</text:p>
          </table:table-cell>
          <table:table-cell table:formula="of:=IF(ISERROR([.E322]);1;[.E322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nicode/word/boundary-any-russian</text:p>
          </table:table-cell>
          <table:table-cell office:value-type="string" calcext:value-type="string">
            <text:p>26.5 MB/s (1.00x)</text:p>
          </table:table-cell>
          <table:table-cell office:value-type="string" calcext:value-type="string">
            <text:p>16.9 MB/s (1.57x)</text:p>
          </table:table-cell>
          <table:table-cell table:formula="of:=NUMBERVALUE(MID([.B323];SEARCH(&quot;(&quot;;[.B323]) + 1; 4); &quot;.&quot;)" office:value-type="float" office:value="1" calcext:value-type="float">
            <text:p>1</text:p>
          </table:table-cell>
          <table:table-cell table:formula="of:=NUMBERVALUE(MID([.C323];SEARCH(&quot;(&quot;;[.C323]) + 1; 4); &quot;.&quot;)" office:value-type="float" office:value="1.57" calcext:value-type="float">
            <text:p>1.57</text:p>
          </table:table-cell>
          <table:table-cell table:formula="of:=IF(ISERROR([.D323]);1;[.D323])" office:value-type="float" office:value="1" calcext:value-type="float">
            <text:p>1</text:p>
          </table:table-cell>
          <table:table-cell table:formula="of:=IF(ISERROR([.E323]);1;[.E323])"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unicode/word/boundary-long-english</text:p>
          </table:table-cell>
          <table:table-cell office:value-type="string" calcext:value-type="string">
            <text:p>905.1 MB/s (1.00x)</text:p>
          </table:table-cell>
          <table:table-cell office:value-type="string" calcext:value-type="string">
            <text:p>901.2 MB/s (1.00x)</text:p>
          </table:table-cell>
          <table:table-cell table:formula="of:=NUMBERVALUE(MID([.B324];SEARCH(&quot;(&quot;;[.B324]) + 1; 4); &quot;.&quot;)" office:value-type="float" office:value="1" calcext:value-type="float">
            <text:p>1</text:p>
          </table:table-cell>
          <table:table-cell table:formula="of:=NUMBERVALUE(MID([.C324];SEARCH(&quot;(&quot;;[.C324]) + 1; 4); &quot;.&quot;)" office:value-type="float" office:value="1" calcext:value-type="float">
            <text:p>1</text:p>
          </table:table-cell>
          <table:table-cell table:formula="of:=IF(ISERROR([.D324]);1;[.D324])" office:value-type="float" office:value="1" calcext:value-type="float">
            <text:p>1</text:p>
          </table:table-cell>
          <table:table-cell table:formula="of:=IF(ISERROR([.E324]);1;[.E3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word/boundary-long-russian</text:p>
          </table:table-cell>
          <table:table-cell office:value-type="string" calcext:value-type="string">
            <text:p>43.1 MB/s (1.00x)</text:p>
          </table:table-cell>
          <table:table-cell office:value-type="string" calcext:value-type="string">
            <text:p>34.9 MB/s (1.23x)</text:p>
          </table:table-cell>
          <table:table-cell table:formula="of:=NUMBERVALUE(MID([.B325];SEARCH(&quot;(&quot;;[.B325]) + 1; 4); &quot;.&quot;)" office:value-type="float" office:value="1" calcext:value-type="float">
            <text:p>1</text:p>
          </table:table-cell>
          <table:table-cell table:formula="of:=NUMBERVALUE(MID([.C325];SEARCH(&quot;(&quot;;[.C325]) + 1; 4); &quot;.&quot;)" office:value-type="float" office:value="1.23" calcext:value-type="float">
            <text:p>1.23</text:p>
          </table:table-cell>
          <table:table-cell table:formula="of:=IF(ISERROR([.D325]);1;[.D325])" office:value-type="float" office:value="1" calcext:value-type="float">
            <text:p>1</text:p>
          </table:table-cell>
          <table:table-cell table:formula="of:=IF(ISERROR([.E325]);1;[.E325])"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unicode/word/around-holmes-english</text:p>
          </table:table-cell>
          <table:table-cell table:number-columns-repeated="2" office:value-type="string" calcext:value-type="string">
            <text:p>55.7 GB/s (1.00x)</text:p>
          </table:table-cell>
          <table:table-cell table:formula="of:=NUMBERVALUE(MID([.B326];SEARCH(&quot;(&quot;;[.B326]) + 1; 4); &quot;.&quot;)" office:value-type="float" office:value="1" calcext:value-type="float">
            <text:p>1</text:p>
          </table:table-cell>
          <table:table-cell table:formula="of:=NUMBERVALUE(MID([.C326];SEARCH(&quot;(&quot;;[.C326]) + 1; 4); &quot;.&quot;)" office:value-type="float" office:value="1" calcext:value-type="float">
            <text:p>1</text:p>
          </table:table-cell>
          <table:table-cell table:formula="of:=IF(ISERROR([.D326]);1;[.D326])" office:value-type="float" office:value="1" calcext:value-type="float">
            <text:p>1</text:p>
          </table:table-cell>
          <table:table-cell table:formula="of:=IF(ISERROR([.E326]);1;[.E3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/word/around-holmes-russian</text:p>
          </table:table-cell>
          <table:table-cell office:value-type="string" calcext:value-type="string">
            <text:p>36.7 MB/s (1.00x)</text:p>
          </table:table-cell>
          <table:table-cell office:value-type="string" calcext:value-type="string">
            <text:p>34.7 MB/s (1.06x)</text:p>
          </table:table-cell>
          <table:table-cell table:formula="of:=NUMBERVALUE(MID([.B327];SEARCH(&quot;(&quot;;[.B327]) + 1; 4); &quot;.&quot;)" office:value-type="float" office:value="1" calcext:value-type="float">
            <text:p>1</text:p>
          </table:table-cell>
          <table:table-cell table:formula="of:=NUMBERVALUE(MID([.C327];SEARCH(&quot;(&quot;;[.C327]) + 1; 4); &quot;.&quot;)" office:value-type="float" office:value="1.06" calcext:value-type="float">
            <text:p>1.06</text:p>
          </table:table-cell>
          <table:table-cell table:formula="of:=IF(ISERROR([.D327]);1;[.D327])" office:value-type="float" office:value="1" calcext:value-type="float">
            <text:p>1</text:p>
          </table:table-cell>
          <table:table-cell table:formula="of:=IF(ISERROR([.E327]);1;[.E327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wild/bibleref/compile</text:p>
          </table:table-cell>
          <table:table-cell office:value-type="string" calcext:value-type="string">
            <text:p>289.70us (1.04x)</text:p>
          </table:table-cell>
          <table:table-cell office:value-type="string" calcext:value-type="string">
            <text:p>277.77us (1.00x)</text:p>
          </table:table-cell>
          <table:table-cell table:formula="of:=NUMBERVALUE(MID([.B328];SEARCH(&quot;(&quot;;[.B328]) + 1; 4); &quot;.&quot;)" office:value-type="float" office:value="1.04" calcext:value-type="float">
            <text:p>1.04</text:p>
          </table:table-cell>
          <table:table-cell table:formula="of:=NUMBERVALUE(MID([.C328];SEARCH(&quot;(&quot;;[.C328]) + 1; 4); &quot;.&quot;)" office:value-type="float" office:value="1" calcext:value-type="float">
            <text:p>1</text:p>
          </table:table-cell>
          <table:table-cell table:formula="of:=IF(ISERROR([.D328]);1;[.D328])" office:value-type="float" office:value="1.04" calcext:value-type="float">
            <text:p>1.04</text:p>
          </table:table-cell>
          <table:table-cell table:formula="of:=IF(ISERROR([.E328]);1;[.E3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bibleref/long</text:p>
          </table:table-cell>
          <table:table-cell office:value-type="string" calcext:value-type="string">
            <text:p>883.0 MB/s (1.00x)</text:p>
          </table:table-cell>
          <table:table-cell office:value-type="string" calcext:value-type="string">
            <text:p>882.8 MB/s (1.00x)</text:p>
          </table:table-cell>
          <table:table-cell table:formula="of:=NUMBERVALUE(MID([.B329];SEARCH(&quot;(&quot;;[.B329]) + 1; 4); &quot;.&quot;)" office:value-type="float" office:value="1" calcext:value-type="float">
            <text:p>1</text:p>
          </table:table-cell>
          <table:table-cell table:formula="of:=NUMBERVALUE(MID([.C329];SEARCH(&quot;(&quot;;[.C329]) + 1; 4); &quot;.&quot;)" office:value-type="float" office:value="1" calcext:value-type="float">
            <text:p>1</text:p>
          </table:table-cell>
          <table:table-cell table:formula="of:=IF(ISERROR([.D329]);1;[.D329])" office:value-type="float" office:value="1" calcext:value-type="float">
            <text:p>1</text:p>
          </table:table-cell>
          <table:table-cell table:formula="of:=IF(ISERROR([.E329]);1;[.E3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bibleref/short</text:p>
          </table:table-cell>
          <table:table-cell office:value-type="string" calcext:value-type="string">
            <text:p>62.6 MB/s (1.00x)</text:p>
          </table:table-cell>
          <table:table-cell office:value-type="string" calcext:value-type="string">
            <text:p>61.9 MB/s (1.01x)</text:p>
          </table:table-cell>
          <table:table-cell table:formula="of:=NUMBERVALUE(MID([.B330];SEARCH(&quot;(&quot;;[.B330]) + 1; 4); &quot;.&quot;)" office:value-type="float" office:value="1" calcext:value-type="float">
            <text:p>1</text:p>
          </table:table-cell>
          <table:table-cell table:formula="of:=NUMBERVALUE(MID([.C330];SEARCH(&quot;(&quot;;[.C330]) + 1; 4); &quot;.&quot;)" office:value-type="float" office:value="1.01" calcext:value-type="float">
            <text:p>1.01</text:p>
          </table:table-cell>
          <table:table-cell table:formula="of:=IF(ISERROR([.D330]);1;[.D330])" office:value-type="float" office:value="1" calcext:value-type="float">
            <text:p>1</text:p>
          </table:table-cell>
          <table:table-cell table:formula="of:=IF(ISERROR([.E330]);1;[.E330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wild/bibleref/line</text:p>
          </table:table-cell>
          <table:table-cell office:value-type="string" calcext:value-type="string">
            <text:p>732.5 MB/s (1.01x)</text:p>
          </table:table-cell>
          <table:table-cell office:value-type="string" calcext:value-type="string">
            <text:p>737.9 MB/s (1.00x)</text:p>
          </table:table-cell>
          <table:table-cell table:formula="of:=NUMBERVALUE(MID([.B331];SEARCH(&quot;(&quot;;[.B331]) + 1; 4); &quot;.&quot;)" office:value-type="float" office:value="1.01" calcext:value-type="float">
            <text:p>1.01</text:p>
          </table:table-cell>
          <table:table-cell table:formula="of:=NUMBERVALUE(MID([.C331];SEARCH(&quot;(&quot;;[.C331]) + 1; 4); &quot;.&quot;)" office:value-type="float" office:value="1" calcext:value-type="float">
            <text:p>1</text:p>
          </table:table-cell>
          <table:table-cell table:formula="of:=IF(ISERROR([.D331]);1;[.D331])" office:value-type="float" office:value="1.01" calcext:value-type="float">
            <text:p>1.01</text:p>
          </table:table-cell>
          <table:table-cell table:formula="of:=IF(ISERROR([.E331]);1;[.E3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caddy/caddy</text:p>
          </table:table-cell>
          <table:table-cell office:value-type="string" calcext:value-type="string">
            <text:p>451.5 MB/s (1.00x)</text:p>
          </table:table-cell>
          <table:table-cell office:value-type="string" calcext:value-type="string">
            <text:p>441.7 MB/s (1.02x)</text:p>
          </table:table-cell>
          <table:table-cell table:formula="of:=NUMBERVALUE(MID([.B332];SEARCH(&quot;(&quot;;[.B332]) + 1; 4); &quot;.&quot;)" office:value-type="float" office:value="1" calcext:value-type="float">
            <text:p>1</text:p>
          </table:table-cell>
          <table:table-cell table:formula="of:=NUMBERVALUE(MID([.C332];SEARCH(&quot;(&quot;;[.C332]) + 1; 4); &quot;.&quot;)" office:value-type="float" office:value="1.02" calcext:value-type="float">
            <text:p>1.02</text:p>
          </table:table-cell>
          <table:table-cell table:formula="of:=IF(ISERROR([.D332]);1;[.D332])" office:value-type="float" office:value="1" calcext:value-type="float">
            <text:p>1</text:p>
          </table:table-cell>
          <table:table-cell table:formula="of:=IF(ISERROR([.E332]);1;[.E332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wild/dot-star-capture/rust-src-tools</text:p>
          </table:table-cell>
          <table:table-cell office:value-type="string" calcext:value-type="string">
            <text:p>527.1 MB/s (1.00x)</text:p>
          </table:table-cell>
          <table:table-cell office:value-type="string" calcext:value-type="string">
            <text:p>522.0 MB/s (1.01x)</text:p>
          </table:table-cell>
          <table:table-cell table:formula="of:=NUMBERVALUE(MID([.B333];SEARCH(&quot;(&quot;;[.B333]) + 1; 4); &quot;.&quot;)" office:value-type="float" office:value="1" calcext:value-type="float">
            <text:p>1</text:p>
          </table:table-cell>
          <table:table-cell table:formula="of:=NUMBERVALUE(MID([.C333];SEARCH(&quot;(&quot;;[.C333]) + 1; 4); &quot;.&quot;)" office:value-type="float" office:value="1.01" calcext:value-type="float">
            <text:p>1.01</text:p>
          </table:table-cell>
          <table:table-cell table:formula="of:=IF(ISERROR([.D333]);1;[.D333])" office:value-type="float" office:value="1" calcext:value-type="float">
            <text:p>1</text:p>
          </table:table-cell>
          <table:table-cell table:formula="of:=IF(ISERROR([.E333]);1;[.E333]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wild/grapheme/compile</text:p>
          </table:table-cell>
          <table:table-cell office:value-type="string" calcext:value-type="string">
            <text:p>305.07us (1.07x)</text:p>
          </table:table-cell>
          <table:table-cell office:value-type="string" calcext:value-type="string">
            <text:p>285.06us (1.00x)</text:p>
          </table:table-cell>
          <table:table-cell table:formula="of:=NUMBERVALUE(MID([.B334];SEARCH(&quot;(&quot;;[.B334]) + 1; 4); &quot;.&quot;)" office:value-type="float" office:value="1.07" calcext:value-type="float">
            <text:p>1.07</text:p>
          </table:table-cell>
          <table:table-cell table:formula="of:=NUMBERVALUE(MID([.C334];SEARCH(&quot;(&quot;;[.C334]) + 1; 4); &quot;.&quot;)" office:value-type="float" office:value="1" calcext:value-type="float">
            <text:p>1</text:p>
          </table:table-cell>
          <table:table-cell table:formula="of:=IF(ISERROR([.D334]);1;[.D334])" office:value-type="float" office:value="1.07" calcext:value-type="float">
            <text:p>1.07</text:p>
          </table:table-cell>
          <table:table-cell table:formula="of:=IF(ISERROR([.E334]);1;[.E3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grapheme/source-code</text:p>
          </table:table-cell>
          <table:table-cell office:value-type="string" calcext:value-type="string">
            <text:p>122.5 MB/s (1.00x)</text:p>
          </table:table-cell>
          <table:table-cell office:value-type="string" calcext:value-type="string">
            <text:p>117.4 MB/s (1.04x)</text:p>
          </table:table-cell>
          <table:table-cell table:formula="of:=NUMBERVALUE(MID([.B335];SEARCH(&quot;(&quot;;[.B335]) + 1; 4); &quot;.&quot;)" office:value-type="float" office:value="1" calcext:value-type="float">
            <text:p>1</text:p>
          </table:table-cell>
          <table:table-cell table:formula="of:=NUMBERVALUE(MID([.C335];SEARCH(&quot;(&quot;;[.C335]) + 1; 4); &quot;.&quot;)" office:value-type="float" office:value="1.04" calcext:value-type="float">
            <text:p>1.04</text:p>
          </table:table-cell>
          <table:table-cell table:formula="of:=IF(ISERROR([.D335]);1;[.D335])" office:value-type="float" office:value="1" calcext:value-type="float">
            <text:p>1</text:p>
          </table:table-cell>
          <table:table-cell table:formula="of:=IF(ISERROR([.E335]);1;[.E335]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wild/grapheme/codepoints</text:p>
          </table:table-cell>
          <table:table-cell office:value-type="string" calcext:value-type="string">
            <text:p>444.2 MB/s (1.00x)</text:p>
          </table:table-cell>
          <table:table-cell office:value-type="string" calcext:value-type="string">
            <text:p>420.5 MB/s (1.06x)</text:p>
          </table:table-cell>
          <table:table-cell table:formula="of:=NUMBERVALUE(MID([.B336];SEARCH(&quot;(&quot;;[.B336]) + 1; 4); &quot;.&quot;)" office:value-type="float" office:value="1" calcext:value-type="float">
            <text:p>1</text:p>
          </table:table-cell>
          <table:table-cell table:formula="of:=NUMBERVALUE(MID([.C336];SEARCH(&quot;(&quot;;[.C336]) + 1; 4); &quot;.&quot;)" office:value-type="float" office:value="1.06" calcext:value-type="float">
            <text:p>1.06</text:p>
          </table:table-cell>
          <table:table-cell table:formula="of:=IF(ISERROR([.D336]);1;[.D336])" office:value-type="float" office:value="1" calcext:value-type="float">
            <text:p>1</text:p>
          </table:table-cell>
          <table:table-cell table:formula="of:=IF(ISERROR([.E336]);1;[.E336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wild/parol-veryl/ascii</text:p>
          </table:table-cell>
          <table:table-cell office:value-type="string" calcext:value-type="string">
            <text:p>10.0 MB/s (1.02x)</text:p>
          </table:table-cell>
          <table:table-cell office:value-type="string" calcext:value-type="string">
            <text:p>10.2 MB/s (1.00x)</text:p>
          </table:table-cell>
          <table:table-cell table:formula="of:=NUMBERVALUE(MID([.B337];SEARCH(&quot;(&quot;;[.B337]) + 1; 4); &quot;.&quot;)" office:value-type="float" office:value="1.02" calcext:value-type="float">
            <text:p>1.02</text:p>
          </table:table-cell>
          <table:table-cell table:formula="of:=NUMBERVALUE(MID([.C337];SEARCH(&quot;(&quot;;[.C337]) + 1; 4); &quot;.&quot;)" office:value-type="float" office:value="1" calcext:value-type="float">
            <text:p>1</text:p>
          </table:table-cell>
          <table:table-cell table:formula="of:=IF(ISERROR([.D337]);1;[.D337])" office:value-type="float" office:value="1.02" calcext:value-type="float">
            <text:p>1.02</text:p>
          </table:table-cell>
          <table:table-cell table:formula="of:=IF(ISERROR([.E337]);1;[.E3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parol-veryl/unicode</text:p>
          </table:table-cell>
          <table:table-cell office:value-type="string" calcext:value-type="string">
            <text:p>8.5 MB/s (1.04x)</text:p>
          </table:table-cell>
          <table:table-cell office:value-type="string" calcext:value-type="string">
            <text:p>8.9 MB/s (1.00x)</text:p>
          </table:table-cell>
          <table:table-cell table:formula="of:=NUMBERVALUE(MID([.B338];SEARCH(&quot;(&quot;;[.B338]) + 1; 4); &quot;.&quot;)" office:value-type="float" office:value="1.04" calcext:value-type="float">
            <text:p>1.04</text:p>
          </table:table-cell>
          <table:table-cell table:formula="of:=NUMBERVALUE(MID([.C338];SEARCH(&quot;(&quot;;[.C338]) + 1; 4); &quot;.&quot;)" office:value-type="float" office:value="1" calcext:value-type="float">
            <text:p>1</text:p>
          </table:table-cell>
          <table:table-cell table:formula="of:=IF(ISERROR([.D338]);1;[.D338])" office:value-type="float" office:value="1.04" calcext:value-type="float">
            <text:p>1.04</text:p>
          </table:table-cell>
          <table:table-cell table:formula="of:=IF(ISERROR([.E338]);1;[.E3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parol-veryl/multi-patternid-ascii</text:p>
          </table:table-cell>
          <table:table-cell office:value-type="string" calcext:value-type="string">
            <text:p>74.4 MB/s (1.02x)</text:p>
          </table:table-cell>
          <table:table-cell office:value-type="string" calcext:value-type="string">
            <text:p>76.0 MB/s (1.00x)</text:p>
          </table:table-cell>
          <table:table-cell table:formula="of:=NUMBERVALUE(MID([.B339];SEARCH(&quot;(&quot;;[.B339]) + 1; 4); &quot;.&quot;)" office:value-type="float" office:value="1.02" calcext:value-type="float">
            <text:p>1.02</text:p>
          </table:table-cell>
          <table:table-cell table:formula="of:=NUMBERVALUE(MID([.C339];SEARCH(&quot;(&quot;;[.C339]) + 1; 4); &quot;.&quot;)" office:value-type="float" office:value="1" calcext:value-type="float">
            <text:p>1</text:p>
          </table:table-cell>
          <table:table-cell table:formula="of:=IF(ISERROR([.D339]);1;[.D339])" office:value-type="float" office:value="1.02" calcext:value-type="float">
            <text:p>1.02</text:p>
          </table:table-cell>
          <table:table-cell table:formula="of:=IF(ISERROR([.E339]);1;[.E3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parol-veryl/multi-captures-ascii</text:p>
          </table:table-cell>
          <table:table-cell office:value-type="string" calcext:value-type="string">
            <text:p>33.9 MB/s (1.05x)</text:p>
          </table:table-cell>
          <table:table-cell office:value-type="string" calcext:value-type="string">
            <text:p>35.5 MB/s (1.00x)</text:p>
          </table:table-cell>
          <table:table-cell table:formula="of:=NUMBERVALUE(MID([.B340];SEARCH(&quot;(&quot;;[.B340]) + 1; 4); &quot;.&quot;)" office:value-type="float" office:value="1.05" calcext:value-type="float">
            <text:p>1.05</text:p>
          </table:table-cell>
          <table:table-cell table:formula="of:=NUMBERVALUE(MID([.C340];SEARCH(&quot;(&quot;;[.C340]) + 1; 4); &quot;.&quot;)" office:value-type="float" office:value="1" calcext:value-type="float">
            <text:p>1</text:p>
          </table:table-cell>
          <table:table-cell table:formula="of:=IF(ISERROR([.D340]);1;[.D340])" office:value-type="float" office:value="1.05" calcext:value-type="float">
            <text:p>1.05</text:p>
          </table:table-cell>
          <table:table-cell table:formula="of:=IF(ISERROR([.E340]);1;[.E3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whitespace-around-keywords</text:p>
          </table:table-cell>
          <table:table-cell office:value-type="string" calcext:value-type="string">
            <text:p>373.6 MB/s (1.02x)</text:p>
          </table:table-cell>
          <table:table-cell office:value-type="string" calcext:value-type="string">
            <text:p>379.7 MB/s (1.00x)</text:p>
          </table:table-cell>
          <table:table-cell table:formula="of:=NUMBERVALUE(MID([.B341];SEARCH(&quot;(&quot;;[.B341]) + 1; 4); &quot;.&quot;)" office:value-type="float" office:value="1.02" calcext:value-type="float">
            <text:p>1.02</text:p>
          </table:table-cell>
          <table:table-cell table:formula="of:=NUMBERVALUE(MID([.C341];SEARCH(&quot;(&quot;;[.C341]) + 1; 4); &quot;.&quot;)" office:value-type="float" office:value="1" calcext:value-type="float">
            <text:p>1</text:p>
          </table:table-cell>
          <table:table-cell table:formula="of:=IF(ISERROR([.D341]);1;[.D341])" office:value-type="float" office:value="1.02" calcext:value-type="float">
            <text:p>1.02</text:p>
          </table:table-cell>
          <table:table-cell table:formula="of:=IF(ISERROR([.E341]);1;[.E3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noqa</text:p>
          </table:table-cell>
          <table:table-cell office:value-type="string" calcext:value-type="string">
            <text:p>1683.4 MB/s (1.02x)</text:p>
          </table:table-cell>
          <table:table-cell office:value-type="string" calcext:value-type="string">
            <text:p>1714.1 MB/s (1.00x)</text:p>
          </table:table-cell>
          <table:table-cell table:formula="of:=NUMBERVALUE(MID([.B342];SEARCH(&quot;(&quot;;[.B342]) + 1; 4); &quot;.&quot;)" office:value-type="float" office:value="1.02" calcext:value-type="float">
            <text:p>1.02</text:p>
          </table:table-cell>
          <table:table-cell table:formula="of:=NUMBERVALUE(MID([.C342];SEARCH(&quot;(&quot;;[.C342]) + 1; 4); &quot;.&quot;)" office:value-type="float" office:value="1" calcext:value-type="float">
            <text:p>1</text:p>
          </table:table-cell>
          <table:table-cell table:formula="of:=IF(ISERROR([.D342]);1;[.D342])" office:value-type="float" office:value="1.02" calcext:value-type="float">
            <text:p>1.02</text:p>
          </table:table-cell>
          <table:table-cell table:formula="of:=IF(ISERROR([.E342]);1;[.E3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unnecessary-coding-comment</text:p>
          </table:table-cell>
          <table:table-cell office:value-type="string" calcext:value-type="string">
            <text:p>1500.2 MB/s (1.00x)</text:p>
          </table:table-cell>
          <table:table-cell office:value-type="string" calcext:value-type="string">
            <text:p>1497.3 MB/s (1.00x)</text:p>
          </table:table-cell>
          <table:table-cell table:formula="of:=NUMBERVALUE(MID([.B343];SEARCH(&quot;(&quot;;[.B343]) + 1; 4); &quot;.&quot;)" office:value-type="float" office:value="1" calcext:value-type="float">
            <text:p>1</text:p>
          </table:table-cell>
          <table:table-cell table:formula="of:=NUMBERVALUE(MID([.C343];SEARCH(&quot;(&quot;;[.C343]) + 1; 4); &quot;.&quot;)" office:value-type="float" office:value="1" calcext:value-type="float">
            <text:p>1</text:p>
          </table:table-cell>
          <table:table-cell table:formula="of:=IF(ISERROR([.D343]);1;[.D343])" office:value-type="float" office:value="1" calcext:value-type="float">
            <text:p>1</text:p>
          </table:table-cell>
          <table:table-cell table:formula="of:=IF(ISERROR([.E343]);1;[.E3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string-quote-prefix</text:p>
          </table:table-cell>
          <table:table-cell office:value-type="string" calcext:value-type="string">
            <text:p>2.1 GB/s (1.02x)</text:p>
          </table:table-cell>
          <table:table-cell office:value-type="string" calcext:value-type="string">
            <text:p>2.2 GB/s (1.00x)</text:p>
          </table:table-cell>
          <table:table-cell table:formula="of:=NUMBERVALUE(MID([.B344];SEARCH(&quot;(&quot;;[.B344]) + 1; 4); &quot;.&quot;)" office:value-type="float" office:value="1.02" calcext:value-type="float">
            <text:p>1.02</text:p>
          </table:table-cell>
          <table:table-cell table:formula="of:=NUMBERVALUE(MID([.C344];SEARCH(&quot;(&quot;;[.C344]) + 1; 4); &quot;.&quot;)" office:value-type="float" office:value="1" calcext:value-type="float">
            <text:p>1</text:p>
          </table:table-cell>
          <table:table-cell table:formula="of:=IF(ISERROR([.D344]);1;[.D344])" office:value-type="float" office:value="1.02" calcext:value-type="float">
            <text:p>1.02</text:p>
          </table:table-cell>
          <table:table-cell table:formula="of:=IF(ISERROR([.E344]);1;[.E3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space-around-operator</text:p>
          </table:table-cell>
          <table:table-cell office:value-type="string" calcext:value-type="string">
            <text:p>493.4 MB/s (1.01x)</text:p>
          </table:table-cell>
          <table:table-cell office:value-type="string" calcext:value-type="string">
            <text:p>497.2 MB/s (1.00x)</text:p>
          </table:table-cell>
          <table:table-cell table:formula="of:=NUMBERVALUE(MID([.B345];SEARCH(&quot;(&quot;;[.B345]) + 1; 4); &quot;.&quot;)" office:value-type="float" office:value="1.01" calcext:value-type="float">
            <text:p>1.01</text:p>
          </table:table-cell>
          <table:table-cell table:formula="of:=NUMBERVALUE(MID([.C345];SEARCH(&quot;(&quot;;[.C345]) + 1; 4); &quot;.&quot;)" office:value-type="float" office:value="1" calcext:value-type="float">
            <text:p>1</text:p>
          </table:table-cell>
          <table:table-cell table:formula="of:=IF(ISERROR([.D345]);1;[.D345])" office:value-type="float" office:value="1.01" calcext:value-type="float">
            <text:p>1.01</text:p>
          </table:table-cell>
          <table:table-cell table:formula="of:=IF(ISERROR([.E345]);1;[.E3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ff/shebang</text:p>
          </table:table-cell>
          <table:table-cell office:value-type="string" calcext:value-type="string">
            <text:p>950.6 MB/s (1.12x)</text:p>
          </table:table-cell>
          <table:table-cell office:value-type="string" calcext:value-type="string">
            <text:p>1061.2 MB/s (1.00x)</text:p>
          </table:table-cell>
          <table:table-cell table:formula="of:=NUMBERVALUE(MID([.B346];SEARCH(&quot;(&quot;;[.B346]) + 1; 4); &quot;.&quot;)" office:value-type="float" office:value="1.12" calcext:value-type="float">
            <text:p>1.12</text:p>
          </table:table-cell>
          <table:table-cell table:formula="of:=NUMBERVALUE(MID([.C346];SEARCH(&quot;(&quot;;[.C346]) + 1; 4); &quot;.&quot;)" office:value-type="float" office:value="1" calcext:value-type="float">
            <text:p>1</text:p>
          </table:table-cell>
          <table:table-cell table:formula="of:=IF(ISERROR([.D346]);1;[.D346])" office:value-type="float" office:value="1.12" calcext:value-type="float">
            <text:p>1.12</text:p>
          </table:table-cell>
          <table:table-cell table:formula="of:=IF(ISERROR([.E346]);1;[.E3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stsec-cargo-audit/original-unix</text:p>
          </table:table-cell>
          <table:table-cell office:value-type="string" calcext:value-type="string">
            <text:p>30.3 GB/s (1.00x)</text:p>
          </table:table-cell>
          <table:table-cell office:value-type="string" calcext:value-type="string">
            <text:p>29.8 GB/s (1.02x)</text:p>
          </table:table-cell>
          <table:table-cell table:formula="of:=NUMBERVALUE(MID([.B347];SEARCH(&quot;(&quot;;[.B347]) + 1; 4); &quot;.&quot;)" office:value-type="float" office:value="1" calcext:value-type="float">
            <text:p>1</text:p>
          </table:table-cell>
          <table:table-cell table:formula="of:=NUMBERVALUE(MID([.C347];SEARCH(&quot;(&quot;;[.C347]) + 1; 4); &quot;.&quot;)" office:value-type="float" office:value="1.02" calcext:value-type="float">
            <text:p>1.02</text:p>
          </table:table-cell>
          <table:table-cell table:formula="of:=IF(ISERROR([.D347]);1;[.D347])" office:value-type="float" office:value="1" calcext:value-type="float">
            <text:p>1</text:p>
          </table:table-cell>
          <table:table-cell table:formula="of:=IF(ISERROR([.E347]);1;[.E347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wild/rustsec-cargo-audit/original-windows</text:p>
          </table:table-cell>
          <table:table-cell office:value-type="string" calcext:value-type="string">
            <text:p>27.8 GB/s (1.01x)</text:p>
          </table:table-cell>
          <table:table-cell office:value-type="string" calcext:value-type="string">
            <text:p>28.1 GB/s (1.00x)</text:p>
          </table:table-cell>
          <table:table-cell table:formula="of:=NUMBERVALUE(MID([.B348];SEARCH(&quot;(&quot;;[.B348]) + 1; 4); &quot;.&quot;)" office:value-type="float" office:value="1.01" calcext:value-type="float">
            <text:p>1.01</text:p>
          </table:table-cell>
          <table:table-cell table:formula="of:=NUMBERVALUE(MID([.C348];SEARCH(&quot;(&quot;;[.C348]) + 1; 4); &quot;.&quot;)" office:value-type="float" office:value="1" calcext:value-type="float">
            <text:p>1</text:p>
          </table:table-cell>
          <table:table-cell table:formula="of:=IF(ISERROR([.D348]);1;[.D348])" office:value-type="float" office:value="1.01" calcext:value-type="float">
            <text:p>1.01</text:p>
          </table:table-cell>
          <table:table-cell table:formula="of:=IF(ISERROR([.E348]);1;[.E3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/rustsec-cargo-audit/both-slashes</text:p>
          </table:table-cell>
          <table:table-cell office:value-type="string" calcext:value-type="string">
            <text:p>31.3 GB/s (1.00x)</text:p>
          </table:table-cell>
          <table:table-cell office:value-type="string" calcext:value-type="string">
            <text:p>30.6 GB/s (1.02x)</text:p>
          </table:table-cell>
          <table:table-cell table:formula="of:=NUMBERVALUE(MID([.B349];SEARCH(&quot;(&quot;;[.B349]) + 1; 4); &quot;.&quot;)" office:value-type="float" office:value="1" calcext:value-type="float">
            <text:p>1</text:p>
          </table:table-cell>
          <table:table-cell table:formula="of:=NUMBERVALUE(MID([.C349];SEARCH(&quot;(&quot;;[.C349]) + 1; 4); &quot;.&quot;)" office:value-type="float" office:value="1.02" calcext:value-type="float">
            <text:p>1.02</text:p>
          </table:table-cell>
          <table:table-cell table:formula="of:=IF(ISERROR([.D349]);1;[.D349])" office:value-type="float" office:value="1" calcext:value-type="float">
            <text:p>1</text:p>
          </table:table-cell>
          <table:table-cell table:formula="of:=IF(ISERROR([.E349]);1;[.E349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wild/rustsec-cargo-audit/both-alternate</text:p>
          </table:table-cell>
          <table:table-cell office:value-type="string" calcext:value-type="string">
            <text:p>30.9 GB/s (1.00x)</text:p>
          </table:table-cell>
          <table:table-cell office:value-type="string" calcext:value-type="string">
            <text:p>30.3 GB/s (1.02x)</text:p>
          </table:table-cell>
          <table:table-cell table:formula="of:=NUMBERVALUE(MID([.B350];SEARCH(&quot;(&quot;;[.B350]) + 1; 4); &quot;.&quot;)" office:value-type="float" office:value="1" calcext:value-type="float">
            <text:p>1</text:p>
          </table:table-cell>
          <table:table-cell table:formula="of:=NUMBERVALUE(MID([.C350];SEARCH(&quot;(&quot;;[.C350]) + 1; 4); &quot;.&quot;)" office:value-type="float" office:value="1.02" calcext:value-type="float">
            <text:p>1.02</text:p>
          </table:table-cell>
          <table:table-cell table:formula="of:=IF(ISERROR([.D350]);1;[.D350])" office:value-type="float" office:value="1" calcext:value-type="float">
            <text:p>1</text:p>
          </table:table-cell>
          <table:table-cell table:formula="of:=IF(ISERROR([.E350]);1;[.E350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wild/url/compile</text:p>
          </table:table-cell>
          <table:table-cell office:value-type="string" calcext:value-type="string">
            <text:p>2.80ms (1.00x)</text:p>
          </table:table-cell>
          <table:table-cell office:value-type="string" calcext:value-type="string">
            <text:p>2.85ms (1.02x)</text:p>
          </table:table-cell>
          <table:table-cell table:formula="of:=NUMBERVALUE(MID([.B351];SEARCH(&quot;(&quot;;[.B351]) + 1; 4); &quot;.&quot;)" office:value-type="float" office:value="1" calcext:value-type="float">
            <text:p>1</text:p>
          </table:table-cell>
          <table:table-cell table:formula="of:=NUMBERVALUE(MID([.C351];SEARCH(&quot;(&quot;;[.C351]) + 1; 4); &quot;.&quot;)" office:value-type="float" office:value="1.02" calcext:value-type="float">
            <text:p>1.02</text:p>
          </table:table-cell>
          <table:table-cell table:formula="of:=IF(ISERROR([.D351]);1;[.D351])" office:value-type="float" office:value="1" calcext:value-type="float">
            <text:p>1</text:p>
          </table:table-cell>
          <table:table-cell table:formula="of:=IF(ISERROR([.E351]);1;[.E351]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wild/url/search</text:p>
          </table:table-cell>
          <table:table-cell office:value-type="string" calcext:value-type="string">
            <text:p>110.6 MB/s (1.00x)</text:p>
          </table:table-cell>
          <table:table-cell office:value-type="string" calcext:value-type="string">
            <text:p>109.0 MB/s (1.02x)</text:p>
          </table:table-cell>
          <table:table-cell table:formula="of:=NUMBERVALUE(MID([.B352];SEARCH(&quot;(&quot;;[.B352]) + 1; 4); &quot;.&quot;)" office:value-type="float" office:value="1" calcext:value-type="float">
            <text:p>1</text:p>
          </table:table-cell>
          <table:table-cell table:formula="of:=NUMBERVALUE(MID([.C352];SEARCH(&quot;(&quot;;[.C352]) + 1; 4); &quot;.&quot;)" office:value-type="float" office:value="1.02" calcext:value-type="float">
            <text:p>1.02</text:p>
          </table:table-cell>
          <table:table-cell table:formula="of:=IF(ISERROR([.D352]);1;[.D352])" office:value-type="float" office:value="1" calcext:value-type="float">
            <text:p>1</text:p>
          </table:table-cell>
          <table:table-cell table:formula="of:=IF(ISERROR([.E352]);1;[.E352])" office:value-type="float" office:value="1.02" calcext:value-type="float">
            <text:p>1.02</text:p>
          </table:table-cell>
        </table:table-row>
      </table:table>
      <table:table table:name="comparison" table:style-name="ta1">
        <table:table-column table:style-name="co3" table:number-columns-repeated="2" table:default-cell-style-name="Default"/>
        <table:table-row table:style-name="ro1">
          <table:table-cell table:formula="of:=ABS([$cmp_1.F1] - [$cmp_2.F1])" office:value-type="float" office:value="0.34" calcext:value-type="float">
            <text:p>0.34</text:p>
          </table:table-cell>
          <table:table-cell table:formula="of:=ABS([$cmp_1.G1] - [$cmp_2.G1])" office:value-type="float" office:value="0" calcext:value-type="float">
            <text:p>0</text:p>
          </table:table-cell>
        </table:table-row>
        <table:table-row table:style-name="ro1">
          <table:table-cell table:formula="of:=ABS([$cmp_1.F2] - [$cmp_2.F2])" office:value-type="float" office:value="0.01" calcext:value-type="float">
            <text:p>0.01</text:p>
          </table:table-cell>
          <table:table-cell table:formula="of:=ABS([$cmp_1.G2] - [$cmp_2.G2])" office:value-type="float" office:value="0.01" calcext:value-type="float">
            <text:p>0.01</text:p>
          </table:table-cell>
        </table:table-row>
        <table:table-row table:style-name="ro1">
          <table:table-cell table:formula="of:=ABS([$cmp_1.F3] - [$cmp_2.F3])" office:value-type="float" office:value="0" calcext:value-type="float">
            <text:p>0</text:p>
          </table:table-cell>
          <table:table-cell table:formula="of:=ABS([$cmp_1.G3] - [$cmp_2.G3])" office:value-type="float" office:value="0.0700000000000001" calcext:value-type="float">
            <text:p>0.0700000000000001</text:p>
          </table:table-cell>
        </table:table-row>
        <table:table-row table:style-name="ro1">
          <table:table-cell table:formula="of:=ABS([$cmp_1.F4] - [$cmp_2.F4])" office:value-type="float" office:value="0" calcext:value-type="float">
            <text:p>0</text:p>
          </table:table-cell>
          <table:table-cell table:formula="of:=ABS([$cmp_1.G4] - [$cmp_2.G4])" office:value-type="float" office:value="0.36" calcext:value-type="float">
            <text:p>0.36</text:p>
          </table:table-cell>
        </table:table-row>
        <table:table-row table:style-name="ro1">
          <table:table-cell table:formula="of:=ABS([$cmp_1.F5] - [$cmp_2.F5])" office:value-type="float" office:value="0" calcext:value-type="float">
            <text:p>0</text:p>
          </table:table-cell>
          <table:table-cell table:formula="of:=ABS([$cmp_1.G5] - [$cmp_2.G5])" office:value-type="float" office:value="0" calcext:value-type="float">
            <text:p>0</text:p>
          </table:table-cell>
        </table:table-row>
        <table:table-row table:style-name="ro1">
          <table:table-cell table:formula="of:=ABS([$cmp_1.F6] - [$cmp_2.F6])" office:value-type="float" office:value="0" calcext:value-type="float">
            <text:p>0</text:p>
          </table:table-cell>
          <table:table-cell table:formula="of:=ABS([$cmp_1.G6] - [$cmp_2.G6])" office:value-type="float" office:value="0" calcext:value-type="float">
            <text:p>0</text:p>
          </table:table-cell>
        </table:table-row>
        <table:table-row table:style-name="ro1">
          <table:table-cell table:formula="of:=ABS([$cmp_1.F7] - [$cmp_2.F7])" office:value-type="float" office:value="0" calcext:value-type="float">
            <text:p>0</text:p>
          </table:table-cell>
          <table:table-cell table:formula="of:=ABS([$cmp_1.G7] - [$cmp_2.G7])" office:value-type="float" office:value="0" calcext:value-type="float">
            <text:p>0</text:p>
          </table:table-cell>
        </table:table-row>
        <table:table-row table:style-name="ro1">
          <table:table-cell table:formula="of:=ABS([$cmp_1.F8] - [$cmp_2.F8])" office:value-type="float" office:value="0" calcext:value-type="float">
            <text:p>0</text:p>
          </table:table-cell>
          <table:table-cell table:formula="of:=ABS([$cmp_1.G8] - [$cmp_2.G8])" office:value-type="float" office:value="0" calcext:value-type="float">
            <text:p>0</text:p>
          </table:table-cell>
        </table:table-row>
        <table:table-row table:style-name="ro1">
          <table:table-cell table:formula="of:=ABS([$cmp_1.F9] - [$cmp_2.F9])" office:value-type="float" office:value="0" calcext:value-type="float">
            <text:p>0</text:p>
          </table:table-cell>
          <table:table-cell table:formula="of:=ABS([$cmp_1.G9] - [$cmp_2.G9])" office:value-type="float" office:value="0.01" calcext:value-type="float">
            <text:p>0.01</text:p>
          </table:table-cell>
        </table:table-row>
        <table:table-row table:style-name="ro1">
          <table:table-cell table:formula="of:=ABS([$cmp_1.F10] - [$cmp_2.F10])" office:value-type="float" office:value="0.01" calcext:value-type="float">
            <text:p>0.01</text:p>
          </table:table-cell>
          <table:table-cell table:formula="of:=ABS([$cmp_1.G10] - [$cmp_2.G10])" office:value-type="float" office:value="0" calcext:value-type="float">
            <text:p>0</text:p>
          </table:table-cell>
        </table:table-row>
        <table:table-row table:style-name="ro1">
          <table:table-cell table:formula="of:=ABS([$cmp_1.F11] - [$cmp_2.F11])" office:value-type="float" office:value="0.01" calcext:value-type="float">
            <text:p>0.01</text:p>
          </table:table-cell>
          <table:table-cell table:formula="of:=ABS([$cmp_1.G11] - [$cmp_2.G11])" office:value-type="float" office:value="0" calcext:value-type="float">
            <text:p>0</text:p>
          </table:table-cell>
        </table:table-row>
        <table:table-row table:style-name="ro1">
          <table:table-cell table:formula="of:=ABS([$cmp_1.F12] - [$cmp_2.F12])" office:value-type="float" office:value="0" calcext:value-type="float">
            <text:p>0</text:p>
          </table:table-cell>
          <table:table-cell table:formula="of:=ABS([$cmp_1.G12] - [$cmp_2.G12])" office:value-type="float" office:value="0" calcext:value-type="float">
            <text:p>0</text:p>
          </table:table-cell>
        </table:table-row>
        <table:table-row table:style-name="ro1">
          <table:table-cell table:formula="of:=ABS([$cmp_1.F13] - [$cmp_2.F13])" office:value-type="float" office:value="0" calcext:value-type="float">
            <text:p>0</text:p>
          </table:table-cell>
          <table:table-cell table:formula="of:=ABS([$cmp_1.G13] - [$cmp_2.G13])" office:value-type="float" office:value="0" calcext:value-type="float">
            <text:p>0</text:p>
          </table:table-cell>
        </table:table-row>
        <table:table-row table:style-name="ro1">
          <table:table-cell table:formula="of:=ABS([$cmp_1.F14] - [$cmp_2.F14])" office:value-type="float" office:value="0" calcext:value-type="float">
            <text:p>0</text:p>
          </table:table-cell>
          <table:table-cell table:formula="of:=ABS([$cmp_1.G14] - [$cmp_2.G14])" office:value-type="float" office:value="0.01" calcext:value-type="float">
            <text:p>0.01</text:p>
          </table:table-cell>
        </table:table-row>
        <table:table-row table:style-name="ro1">
          <table:table-cell table:formula="of:=ABS([$cmp_1.F15] - [$cmp_2.F15])" office:value-type="float" office:value="0.01" calcext:value-type="float">
            <text:p>0.01</text:p>
          </table:table-cell>
          <table:table-cell table:formula="of:=ABS([$cmp_1.G15] - [$cmp_2.G15])" office:value-type="float" office:value="0" calcext:value-type="float">
            <text:p>0</text:p>
          </table:table-cell>
        </table:table-row>
        <table:table-row table:style-name="ro1">
          <table:table-cell table:formula="of:=ABS([$cmp_1.F16] - [$cmp_2.F16])" office:value-type="float" office:value="0" calcext:value-type="float">
            <text:p>0</text:p>
          </table:table-cell>
          <table:table-cell table:formula="of:=ABS([$cmp_1.G16] - [$cmp_2.G16])" office:value-type="float" office:value="0" calcext:value-type="float">
            <text:p>0</text:p>
          </table:table-cell>
        </table:table-row>
        <table:table-row table:style-name="ro1">
          <table:table-cell table:formula="of:=ABS([$cmp_1.F17] - [$cmp_2.F17])" office:value-type="float" office:value="0.01" calcext:value-type="float">
            <text:p>0.01</text:p>
          </table:table-cell>
          <table:table-cell table:formula="of:=ABS([$cmp_1.G17] - [$cmp_2.G17])" office:value-type="float" office:value="0" calcext:value-type="float">
            <text:p>0</text:p>
          </table:table-cell>
        </table:table-row>
        <table:table-row table:style-name="ro1">
          <table:table-cell table:formula="of:=ABS([$cmp_1.F18] - [$cmp_2.F18])" office:value-type="float" office:value="0" calcext:value-type="float">
            <text:p>0</text:p>
          </table:table-cell>
          <table:table-cell table:formula="of:=ABS([$cmp_1.G18] - [$cmp_2.G18])" office:value-type="float" office:value="0.02" calcext:value-type="float">
            <text:p>0.02</text:p>
          </table:table-cell>
        </table:table-row>
        <table:table-row table:style-name="ro1">
          <table:table-cell table:formula="of:=ABS([$cmp_1.F19] - [$cmp_2.F19])" office:value-type="float" office:value="0.01" calcext:value-type="float">
            <text:p>0.01</text:p>
          </table:table-cell>
          <table:table-cell table:formula="of:=ABS([$cmp_1.G19] - [$cmp_2.G19])" office:value-type="float" office:value="0" calcext:value-type="float">
            <text:p>0</text:p>
          </table:table-cell>
        </table:table-row>
        <table:table-row table:style-name="ro1">
          <table:table-cell table:formula="of:=ABS([$cmp_1.F20] - [$cmp_2.F20])" office:value-type="float" office:value="0" calcext:value-type="float">
            <text:p>0</text:p>
          </table:table-cell>
          <table:table-cell table:formula="of:=ABS([$cmp_1.G20] - [$cmp_2.G20])" office:value-type="float" office:value="0" calcext:value-type="float">
            <text:p>0</text:p>
          </table:table-cell>
        </table:table-row>
        <table:table-row table:style-name="ro1">
          <table:table-cell table:formula="of:=ABS([$cmp_1.F21] - [$cmp_2.F21])" office:value-type="float" office:value="0" calcext:value-type="float">
            <text:p>0</text:p>
          </table:table-cell>
          <table:table-cell table:formula="of:=ABS([$cmp_1.G21] - [$cmp_2.G21])" office:value-type="float" office:value="0" calcext:value-type="float">
            <text:p>0</text:p>
          </table:table-cell>
        </table:table-row>
        <table:table-row table:style-name="ro1">
          <table:table-cell table:formula="of:=ABS([$cmp_1.F22] - [$cmp_2.F22])" office:value-type="float" office:value="0" calcext:value-type="float">
            <text:p>0</text:p>
          </table:table-cell>
          <table:table-cell table:formula="of:=ABS([$cmp_1.G22] - [$cmp_2.G22])" office:value-type="float" office:value="0" calcext:value-type="float">
            <text:p>0</text:p>
          </table:table-cell>
        </table:table-row>
        <table:table-row table:style-name="ro1">
          <table:table-cell table:formula="of:=ABS([$cmp_1.F23] - [$cmp_2.F23])" office:value-type="float" office:value="0" calcext:value-type="float">
            <text:p>0</text:p>
          </table:table-cell>
          <table:table-cell table:formula="of:=ABS([$cmp_1.G23] - [$cmp_2.G23])" office:value-type="float" office:value="0" calcext:value-type="float">
            <text:p>0</text:p>
          </table:table-cell>
        </table:table-row>
        <table:table-row table:style-name="ro1">
          <table:table-cell table:formula="of:=ABS([$cmp_1.F24] - [$cmp_2.F24])" office:value-type="float" office:value="0" calcext:value-type="float">
            <text:p>0</text:p>
          </table:table-cell>
          <table:table-cell table:formula="of:=ABS([$cmp_1.G24] - [$cmp_2.G24])" office:value-type="float" office:value="0" calcext:value-type="float">
            <text:p>0</text:p>
          </table:table-cell>
        </table:table-row>
        <table:table-row table:style-name="ro1">
          <table:table-cell table:formula="of:=ABS([$cmp_1.F25] - [$cmp_2.F25])" office:value-type="float" office:value="0" calcext:value-type="float">
            <text:p>0</text:p>
          </table:table-cell>
          <table:table-cell table:formula="of:=ABS([$cmp_1.G25] - [$cmp_2.G25])" office:value-type="float" office:value="0.01" calcext:value-type="float">
            <text:p>0.01</text:p>
          </table:table-cell>
        </table:table-row>
        <table:table-row table:style-name="ro1">
          <table:table-cell table:formula="of:=ABS([$cmp_1.F26] - [$cmp_2.F26])" office:value-type="float" office:value="0" calcext:value-type="float">
            <text:p>0</text:p>
          </table:table-cell>
          <table:table-cell table:formula="of:=ABS([$cmp_1.G26] - [$cmp_2.G26])" office:value-type="float" office:value="0.01" calcext:value-type="float">
            <text:p>0.01</text:p>
          </table:table-cell>
        </table:table-row>
        <table:table-row table:style-name="ro1">
          <table:table-cell table:formula="of:=ABS([$cmp_1.F27] - [$cmp_2.F27])" office:value-type="float" office:value="0" calcext:value-type="float">
            <text:p>0</text:p>
          </table:table-cell>
          <table:table-cell table:formula="of:=ABS([$cmp_1.G27] - [$cmp_2.G27])" office:value-type="float" office:value="0" calcext:value-type="float">
            <text:p>0</text:p>
          </table:table-cell>
        </table:table-row>
        <table:table-row table:style-name="ro1">
          <table:table-cell table:formula="of:=ABS([$cmp_1.F28] - [$cmp_2.F28])" office:value-type="float" office:value="0" calcext:value-type="float">
            <text:p>0</text:p>
          </table:table-cell>
          <table:table-cell table:formula="of:=ABS([$cmp_1.G28] - [$cmp_2.G28])" office:value-type="float" office:value="0.01" calcext:value-type="float">
            <text:p>0.01</text:p>
          </table:table-cell>
        </table:table-row>
        <table:table-row table:style-name="ro1">
          <table:table-cell table:formula="of:=ABS([$cmp_1.F29] - [$cmp_2.F29])" office:value-type="float" office:value="0" calcext:value-type="float">
            <text:p>0</text:p>
          </table:table-cell>
          <table:table-cell table:formula="of:=ABS([$cmp_1.G29] - [$cmp_2.G29])" office:value-type="float" office:value="0" calcext:value-type="float">
            <text:p>0</text:p>
          </table:table-cell>
        </table:table-row>
        <table:table-row table:style-name="ro1">
          <table:table-cell table:formula="of:=ABS([$cmp_1.F30] - [$cmp_2.F30])" office:value-type="float" office:value="0" calcext:value-type="float">
            <text:p>0</text:p>
          </table:table-cell>
          <table:table-cell table:formula="of:=ABS([$cmp_1.G30] - [$cmp_2.G30])" office:value-type="float" office:value="0.01" calcext:value-type="float">
            <text:p>0.01</text:p>
          </table:table-cell>
        </table:table-row>
        <table:table-row table:style-name="ro1">
          <table:table-cell table:formula="of:=ABS([$cmp_1.F31] - [$cmp_2.F31])" office:value-type="float" office:value="0" calcext:value-type="float">
            <text:p>0</text:p>
          </table:table-cell>
          <table:table-cell table:formula="of:=ABS([$cmp_1.G31] - [$cmp_2.G31])" office:value-type="float" office:value="0" calcext:value-type="float">
            <text:p>0</text:p>
          </table:table-cell>
        </table:table-row>
        <table:table-row table:style-name="ro1">
          <table:table-cell table:formula="of:=ABS([$cmp_1.F32] - [$cmp_2.F32])" office:value-type="float" office:value="0.01" calcext:value-type="float">
            <text:p>0.01</text:p>
          </table:table-cell>
          <table:table-cell table:formula="of:=ABS([$cmp_1.G32] - [$cmp_2.G32])" office:value-type="float" office:value="0" calcext:value-type="float">
            <text:p>0</text:p>
          </table:table-cell>
        </table:table-row>
        <table:table-row table:style-name="ro1">
          <table:table-cell table:formula="of:=ABS([$cmp_1.F33] - [$cmp_2.F33])" office:value-type="float" office:value="0.01" calcext:value-type="float">
            <text:p>0.01</text:p>
          </table:table-cell>
          <table:table-cell table:formula="of:=ABS([$cmp_1.G33] - [$cmp_2.G33])" office:value-type="float" office:value="0.03" calcext:value-type="float">
            <text:p>0.03</text:p>
          </table:table-cell>
        </table:table-row>
        <table:table-row table:style-name="ro1">
          <table:table-cell table:formula="of:=ABS([$cmp_1.F34] - [$cmp_2.F34])" office:value-type="float" office:value="0.01" calcext:value-type="float">
            <text:p>0.01</text:p>
          </table:table-cell>
          <table:table-cell table:formula="of:=ABS([$cmp_1.G34] - [$cmp_2.G34])" office:value-type="float" office:value="0.02" calcext:value-type="float">
            <text:p>0.02</text:p>
          </table:table-cell>
        </table:table-row>
        <table:table-row table:style-name="ro1">
          <table:table-cell table:formula="of:=ABS([$cmp_1.F35] - [$cmp_2.F35])" office:value-type="float" office:value="0.03" calcext:value-type="float">
            <text:p>0.03</text:p>
          </table:table-cell>
          <table:table-cell table:formula="of:=ABS([$cmp_1.G35] - [$cmp_2.G35])" office:value-type="float" office:value="0" calcext:value-type="float">
            <text:p>0</text:p>
          </table:table-cell>
        </table:table-row>
        <table:table-row table:style-name="ro1">
          <table:table-cell table:formula="of:=ABS([$cmp_1.F36] - [$cmp_2.F36])" office:value-type="float" office:value="0" calcext:value-type="float">
            <text:p>0</text:p>
          </table:table-cell>
          <table:table-cell table:formula="of:=ABS([$cmp_1.G36] - [$cmp_2.G36])" office:value-type="float" office:value="0.01" calcext:value-type="float">
            <text:p>0.01</text:p>
          </table:table-cell>
        </table:table-row>
        <table:table-row table:style-name="ro1">
          <table:table-cell table:formula="of:=ABS([$cmp_1.F37] - [$cmp_2.F37])" office:value-type="float" office:value="0" calcext:value-type="float">
            <text:p>0</text:p>
          </table:table-cell>
          <table:table-cell table:formula="of:=ABS([$cmp_1.G37] - [$cmp_2.G37])" office:value-type="float" office:value="0" calcext:value-type="float">
            <text:p>0</text:p>
          </table:table-cell>
        </table:table-row>
        <table:table-row table:style-name="ro1">
          <table:table-cell table:formula="of:=ABS([$cmp_1.F38] - [$cmp_2.F38])" office:value-type="float" office:value="0" calcext:value-type="float">
            <text:p>0</text:p>
          </table:table-cell>
          <table:table-cell table:formula="of:=ABS([$cmp_1.G38] - [$cmp_2.G38])" office:value-type="float" office:value="0" calcext:value-type="float">
            <text:p>0</text:p>
          </table:table-cell>
        </table:table-row>
        <table:table-row table:style-name="ro1">
          <table:table-cell table:formula="of:=ABS([$cmp_1.F39] - [$cmp_2.F39])" office:value-type="float" office:value="0" calcext:value-type="float">
            <text:p>0</text:p>
          </table:table-cell>
          <table:table-cell table:formula="of:=ABS([$cmp_1.G39] - [$cmp_2.G39])" office:value-type="float" office:value="0.02" calcext:value-type="float">
            <text:p>0.02</text:p>
          </table:table-cell>
        </table:table-row>
        <table:table-row table:style-name="ro1">
          <table:table-cell table:formula="of:=ABS([$cmp_1.F40] - [$cmp_2.F40])" office:value-type="float" office:value="0" calcext:value-type="float">
            <text:p>0</text:p>
          </table:table-cell>
          <table:table-cell table:formula="of:=ABS([$cmp_1.G40] - [$cmp_2.G40])" office:value-type="float" office:value="0.02" calcext:value-type="float">
            <text:p>0.02</text:p>
          </table:table-cell>
        </table:table-row>
        <table:table-row table:style-name="ro1">
          <table:table-cell table:formula="of:=ABS([$cmp_1.F41] - [$cmp_2.F41])" office:value-type="float" office:value="0" calcext:value-type="float">
            <text:p>0</text:p>
          </table:table-cell>
          <table:table-cell table:formula="of:=ABS([$cmp_1.G41] - [$cmp_2.G41])" office:value-type="float" office:value="0" calcext:value-type="float">
            <text:p>0</text:p>
          </table:table-cell>
        </table:table-row>
        <table:table-row table:style-name="ro1">
          <table:table-cell table:formula="of:=ABS([$cmp_1.F42] - [$cmp_2.F42])" office:value-type="float" office:value="0" calcext:value-type="float">
            <text:p>0</text:p>
          </table:table-cell>
          <table:table-cell table:formula="of:=ABS([$cmp_1.G42] - [$cmp_2.G42])" office:value-type="float" office:value="0.03" calcext:value-type="float">
            <text:p>0.03</text:p>
          </table:table-cell>
        </table:table-row>
        <table:table-row table:style-name="ro1">
          <table:table-cell table:formula="of:=ABS([$cmp_1.F43] - [$cmp_2.F43])" office:value-type="float" office:value="0.01" calcext:value-type="float">
            <text:p>0.01</text:p>
          </table:table-cell>
          <table:table-cell table:formula="of:=ABS([$cmp_1.G43] - [$cmp_2.G43])" office:value-type="float" office:value="0" calcext:value-type="float">
            <text:p>0</text:p>
          </table:table-cell>
        </table:table-row>
        <table:table-row table:style-name="ro1">
          <table:table-cell table:formula="of:=ABS([$cmp_1.F44] - [$cmp_2.F44])" office:value-type="float" office:value="0" calcext:value-type="float">
            <text:p>0</text:p>
          </table:table-cell>
          <table:table-cell table:formula="of:=ABS([$cmp_1.G44] - [$cmp_2.G44])" office:value-type="float" office:value="0.01" calcext:value-type="float">
            <text:p>0.01</text:p>
          </table:table-cell>
        </table:table-row>
        <table:table-row table:style-name="ro1">
          <table:table-cell table:formula="of:=ABS([$cmp_1.F45] - [$cmp_2.F45])" office:value-type="float" office:value="0" calcext:value-type="float">
            <text:p>0</text:p>
          </table:table-cell>
          <table:table-cell table:formula="of:=ABS([$cmp_1.G45] - [$cmp_2.G45])" office:value-type="float" office:value="0" calcext:value-type="float">
            <text:p>0</text:p>
          </table:table-cell>
        </table:table-row>
        <table:table-row table:style-name="ro1">
          <table:table-cell table:formula="of:=ABS([$cmp_1.F46] - [$cmp_2.F46])" office:value-type="float" office:value="0.01" calcext:value-type="float">
            <text:p>0.01</text:p>
          </table:table-cell>
          <table:table-cell table:formula="of:=ABS([$cmp_1.G46] - [$cmp_2.G46])" office:value-type="float" office:value="0" calcext:value-type="float">
            <text:p>0</text:p>
          </table:table-cell>
        </table:table-row>
        <table:table-row table:style-name="ro1">
          <table:table-cell table:formula="of:=ABS([$cmp_1.F47] - [$cmp_2.F47])" office:value-type="float" office:value="0" calcext:value-type="float">
            <text:p>0</text:p>
          </table:table-cell>
          <table:table-cell table:formula="of:=ABS([$cmp_1.G47] - [$cmp_2.G47])" office:value-type="float" office:value="0.01" calcext:value-type="float">
            <text:p>0.01</text:p>
          </table:table-cell>
        </table:table-row>
        <table:table-row table:style-name="ro1">
          <table:table-cell table:formula="of:=ABS([$cmp_1.F48] - [$cmp_2.F48])" office:value-type="float" office:value="0.01" calcext:value-type="float">
            <text:p>0.01</text:p>
          </table:table-cell>
          <table:table-cell table:formula="of:=ABS([$cmp_1.G48] - [$cmp_2.G48])" office:value-type="float" office:value="0" calcext:value-type="float">
            <text:p>0</text:p>
          </table:table-cell>
        </table:table-row>
        <table:table-row table:style-name="ro1">
          <table:table-cell table:formula="of:=ABS([$cmp_1.F49] - [$cmp_2.F49])" office:value-type="float" office:value="0" calcext:value-type="float">
            <text:p>0</text:p>
          </table:table-cell>
          <table:table-cell table:formula="of:=ABS([$cmp_1.G49] - [$cmp_2.G49])" office:value-type="float" office:value="0.02" calcext:value-type="float">
            <text:p>0.02</text:p>
          </table:table-cell>
        </table:table-row>
        <table:table-row table:style-name="ro1">
          <table:table-cell table:formula="of:=ABS([$cmp_1.F50] - [$cmp_2.F50])" office:value-type="float" office:value="0" calcext:value-type="float">
            <text:p>0</text:p>
          </table:table-cell>
          <table:table-cell table:formula="of:=ABS([$cmp_1.G50] - [$cmp_2.G50])" office:value-type="float" office:value="0.01" calcext:value-type="float">
            <text:p>0.01</text:p>
          </table:table-cell>
        </table:table-row>
        <table:table-row table:style-name="ro1">
          <table:table-cell table:formula="of:=ABS([$cmp_1.F51] - [$cmp_2.F51])" office:value-type="float" office:value="0" calcext:value-type="float">
            <text:p>0</text:p>
          </table:table-cell>
          <table:table-cell table:formula="of:=ABS([$cmp_1.G51] - [$cmp_2.G51])" office:value-type="float" office:value="0" calcext:value-type="float">
            <text:p>0</text:p>
          </table:table-cell>
        </table:table-row>
        <table:table-row table:style-name="ro1">
          <table:table-cell table:formula="of:=ABS([$cmp_1.F52] - [$cmp_2.F52])" office:value-type="float" office:value="0" calcext:value-type="float">
            <text:p>0</text:p>
          </table:table-cell>
          <table:table-cell table:formula="of:=ABS([$cmp_1.G52] - [$cmp_2.G52])" office:value-type="float" office:value="0" calcext:value-type="float">
            <text:p>0</text:p>
          </table:table-cell>
        </table:table-row>
        <table:table-row table:style-name="ro1">
          <table:table-cell table:formula="of:=ABS([$cmp_1.F53] - [$cmp_2.F53])" office:value-type="float" office:value="0" calcext:value-type="float">
            <text:p>0</text:p>
          </table:table-cell>
          <table:table-cell table:formula="of:=ABS([$cmp_1.G53] - [$cmp_2.G53])" office:value-type="float" office:value="0" calcext:value-type="float">
            <text:p>0</text:p>
          </table:table-cell>
        </table:table-row>
        <table:table-row table:style-name="ro1">
          <table:table-cell table:formula="of:=ABS([$cmp_1.F54] - [$cmp_2.F54])" office:value-type="float" office:value="0.01" calcext:value-type="float">
            <text:p>0.01</text:p>
          </table:table-cell>
          <table:table-cell table:formula="of:=ABS([$cmp_1.G54] - [$cmp_2.G54])" office:value-type="float" office:value="0" calcext:value-type="float">
            <text:p>0</text:p>
          </table:table-cell>
        </table:table-row>
        <table:table-row table:style-name="ro1">
          <table:table-cell table:formula="of:=ABS([$cmp_1.F55] - [$cmp_2.F55])" office:value-type="float" office:value="0.04" calcext:value-type="float">
            <text:p>0.04</text:p>
          </table:table-cell>
          <table:table-cell table:formula="of:=ABS([$cmp_1.G55] - [$cmp_2.G55])" office:value-type="float" office:value="0.0900000000000001" calcext:value-type="float">
            <text:p>0.0900000000000001</text:p>
          </table:table-cell>
        </table:table-row>
        <table:table-row table:style-name="ro1">
          <table:table-cell table:formula="of:=ABS([$cmp_1.F56] - [$cmp_2.F56])" office:value-type="float" office:value="0" calcext:value-type="float">
            <text:p>0</text:p>
          </table:table-cell>
          <table:table-cell table:formula="of:=ABS([$cmp_1.G56] - [$cmp_2.G56])" office:value-type="float" office:value="0" calcext:value-type="float">
            <text:p>0</text:p>
          </table:table-cell>
        </table:table-row>
        <table:table-row table:style-name="ro1">
          <table:table-cell table:formula="of:=ABS([$cmp_1.F57] - [$cmp_2.F57])" office:value-type="float" office:value="0" calcext:value-type="float">
            <text:p>0</text:p>
          </table:table-cell>
          <table:table-cell table:formula="of:=ABS([$cmp_1.G57] - [$cmp_2.G57])" office:value-type="float" office:value="0.02" calcext:value-type="float">
            <text:p>0.02</text:p>
          </table:table-cell>
        </table:table-row>
        <table:table-row table:style-name="ro1">
          <table:table-cell table:formula="of:=ABS([$cmp_1.F58] - [$cmp_2.F58])" office:value-type="float" office:value="0.01" calcext:value-type="float">
            <text:p>0.01</text:p>
          </table:table-cell>
          <table:table-cell table:formula="of:=ABS([$cmp_1.G58] - [$cmp_2.G58])" office:value-type="float" office:value="0.01" calcext:value-type="float">
            <text:p>0.01</text:p>
          </table:table-cell>
        </table:table-row>
        <table:table-row table:style-name="ro1">
          <table:table-cell table:formula="of:=ABS([$cmp_1.F59] - [$cmp_2.F59])" office:value-type="float" office:value="0" calcext:value-type="float">
            <text:p>0</text:p>
          </table:table-cell>
          <table:table-cell table:formula="of:=ABS([$cmp_1.G59] - [$cmp_2.G59])" office:value-type="float" office:value="0" calcext:value-type="float">
            <text:p>0</text:p>
          </table:table-cell>
        </table:table-row>
        <table:table-row table:style-name="ro1">
          <table:table-cell table:formula="of:=ABS([$cmp_1.F60] - [$cmp_2.F60])" office:value-type="float" office:value="0" calcext:value-type="float">
            <text:p>0</text:p>
          </table:table-cell>
          <table:table-cell table:formula="of:=ABS([$cmp_1.G60] - [$cmp_2.G60])" office:value-type="float" office:value="0" calcext:value-type="float">
            <text:p>0</text:p>
          </table:table-cell>
        </table:table-row>
        <table:table-row table:style-name="ro1">
          <table:table-cell table:formula="of:=ABS([$cmp_1.F61] - [$cmp_2.F61])" office:value-type="float" office:value="0" calcext:value-type="float">
            <text:p>0</text:p>
          </table:table-cell>
          <table:table-cell table:formula="of:=ABS([$cmp_1.G61] - [$cmp_2.G61])" office:value-type="float" office:value="0" calcext:value-type="float">
            <text:p>0</text:p>
          </table:table-cell>
        </table:table-row>
        <table:table-row table:style-name="ro1">
          <table:table-cell table:formula="of:=ABS([$cmp_1.F62] - [$cmp_2.F62])" office:value-type="float" office:value="0" calcext:value-type="float">
            <text:p>0</text:p>
          </table:table-cell>
          <table:table-cell table:formula="of:=ABS([$cmp_1.G62] - [$cmp_2.G62])" office:value-type="float" office:value="0" calcext:value-type="float">
            <text:p>0</text:p>
          </table:table-cell>
        </table:table-row>
        <table:table-row table:style-name="ro1">
          <table:table-cell table:formula="of:=ABS([$cmp_1.F63] - [$cmp_2.F63])" office:value-type="float" office:value="0.04" calcext:value-type="float">
            <text:p>0.04</text:p>
          </table:table-cell>
          <table:table-cell table:formula="of:=ABS([$cmp_1.G63] - [$cmp_2.G63])" office:value-type="float" office:value="0.04" calcext:value-type="float">
            <text:p>0.04</text:p>
          </table:table-cell>
        </table:table-row>
        <table:table-row table:style-name="ro1">
          <table:table-cell table:formula="of:=ABS([$cmp_1.F64] - [$cmp_2.F64])" office:value-type="float" office:value="0" calcext:value-type="float">
            <text:p>0</text:p>
          </table:table-cell>
          <table:table-cell table:formula="of:=ABS([$cmp_1.G64] - [$cmp_2.G64])" office:value-type="float" office:value="0.02" calcext:value-type="float">
            <text:p>0.02</text:p>
          </table:table-cell>
        </table:table-row>
        <table:table-row table:style-name="ro1">
          <table:table-cell table:formula="of:=ABS([$cmp_1.F65] - [$cmp_2.F65])" office:value-type="float" office:value="0" calcext:value-type="float">
            <text:p>0</text:p>
          </table:table-cell>
          <table:table-cell table:formula="of:=ABS([$cmp_1.G65] - [$cmp_2.G65])" office:value-type="float" office:value="0" calcext:value-type="float">
            <text:p>0</text:p>
          </table:table-cell>
        </table:table-row>
        <table:table-row table:style-name="ro1">
          <table:table-cell table:formula="of:=ABS([$cmp_1.F66] - [$cmp_2.F66])" office:value-type="float" office:value="0.01" calcext:value-type="float">
            <text:p>0.01</text:p>
          </table:table-cell>
          <table:table-cell table:formula="of:=ABS([$cmp_1.G66] - [$cmp_2.G66])" office:value-type="float" office:value="0" calcext:value-type="float">
            <text:p>0</text:p>
          </table:table-cell>
        </table:table-row>
        <table:table-row table:style-name="ro1">
          <table:table-cell table:formula="of:=ABS([$cmp_1.F67] - [$cmp_2.F67])" office:value-type="float" office:value="0" calcext:value-type="float">
            <text:p>0</text:p>
          </table:table-cell>
          <table:table-cell table:formula="of:=ABS([$cmp_1.G67] - [$cmp_2.G67])" office:value-type="float" office:value="0" calcext:value-type="float">
            <text:p>0</text:p>
          </table:table-cell>
        </table:table-row>
        <table:table-row table:style-name="ro1">
          <table:table-cell table:formula="of:=ABS([$cmp_1.F68] - [$cmp_2.F68])" office:value-type="float" office:value="0" calcext:value-type="float">
            <text:p>0</text:p>
          </table:table-cell>
          <table:table-cell table:formula="of:=ABS([$cmp_1.G68] - [$cmp_2.G68])" office:value-type="float" office:value="0" calcext:value-type="float">
            <text:p>0</text:p>
          </table:table-cell>
        </table:table-row>
        <table:table-row table:style-name="ro1">
          <table:table-cell table:formula="of:=ABS([$cmp_1.F69] - [$cmp_2.F69])" office:value-type="float" office:value="0" calcext:value-type="float">
            <text:p>0</text:p>
          </table:table-cell>
          <table:table-cell table:formula="of:=ABS([$cmp_1.G69] - [$cmp_2.G69])" office:value-type="float" office:value="0" calcext:value-type="float">
            <text:p>0</text:p>
          </table:table-cell>
        </table:table-row>
        <table:table-row table:style-name="ro1">
          <table:table-cell table:formula="of:=ABS([$cmp_1.F70] - [$cmp_2.F70])" office:value-type="float" office:value="0" calcext:value-type="float">
            <text:p>0</text:p>
          </table:table-cell>
          <table:table-cell table:formula="of:=ABS([$cmp_1.G70] - [$cmp_2.G70])" office:value-type="float" office:value="0.02" calcext:value-type="float">
            <text:p>0.02</text:p>
          </table:table-cell>
        </table:table-row>
        <table:table-row table:style-name="ro1">
          <table:table-cell table:formula="of:=ABS([$cmp_1.F71] - [$cmp_2.F71])" office:value-type="float" office:value="0" calcext:value-type="float">
            <text:p>0</text:p>
          </table:table-cell>
          <table:table-cell table:formula="of:=ABS([$cmp_1.G71] - [$cmp_2.G71])" office:value-type="float" office:value="0" calcext:value-type="float">
            <text:p>0</text:p>
          </table:table-cell>
        </table:table-row>
        <table:table-row table:style-name="ro1">
          <table:table-cell table:formula="of:=ABS([$cmp_1.F72] - [$cmp_2.F72])" office:value-type="float" office:value="0" calcext:value-type="float">
            <text:p>0</text:p>
          </table:table-cell>
          <table:table-cell table:formula="of:=ABS([$cmp_1.G72] - [$cmp_2.G72])" office:value-type="float" office:value="0" calcext:value-type="float">
            <text:p>0</text:p>
          </table:table-cell>
        </table:table-row>
        <table:table-row table:style-name="ro1">
          <table:table-cell table:formula="of:=ABS([$cmp_1.F73] - [$cmp_2.F73])" office:value-type="float" office:value="0.51" calcext:value-type="float">
            <text:p>0.51</text:p>
          </table:table-cell>
          <table:table-cell table:formula="of:=ABS([$cmp_1.G73] - [$cmp_2.G73])" office:value-type="float" office:value="0" calcext:value-type="float">
            <text:p>0</text:p>
          </table:table-cell>
        </table:table-row>
        <table:table-row table:style-name="ro1">
          <table:table-cell table:formula="of:=ABS([$cmp_1.F74] - [$cmp_2.F74])" office:value-type="float" office:value="0.01" calcext:value-type="float">
            <text:p>0.01</text:p>
          </table:table-cell>
          <table:table-cell table:formula="of:=ABS([$cmp_1.G74] - [$cmp_2.G74])" office:value-type="float" office:value="0" calcext:value-type="float">
            <text:p>0</text:p>
          </table:table-cell>
        </table:table-row>
        <table:table-row table:style-name="ro1">
          <table:table-cell table:formula="of:=ABS([$cmp_1.F75] - [$cmp_2.F75])" office:value-type="float" office:value="0" calcext:value-type="float">
            <text:p>0</text:p>
          </table:table-cell>
          <table:table-cell table:formula="of:=ABS([$cmp_1.G75] - [$cmp_2.G75])" office:value-type="float" office:value="0" calcext:value-type="float">
            <text:p>0</text:p>
          </table:table-cell>
        </table:table-row>
        <table:table-row table:style-name="ro1">
          <table:table-cell table:formula="of:=ABS([$cmp_1.F76] - [$cmp_2.F76])" office:value-type="float" office:value="0" calcext:value-type="float">
            <text:p>0</text:p>
          </table:table-cell>
          <table:table-cell table:formula="of:=ABS([$cmp_1.G76] - [$cmp_2.G76])" office:value-type="float" office:value="0.18" calcext:value-type="float">
            <text:p>0.18</text:p>
          </table:table-cell>
        </table:table-row>
        <table:table-row table:style-name="ro1">
          <table:table-cell table:formula="of:=ABS([$cmp_1.F77] - [$cmp_2.F77])" office:value-type="float" office:value="0" calcext:value-type="float">
            <text:p>0</text:p>
          </table:table-cell>
          <table:table-cell table:formula="of:=ABS([$cmp_1.G77] - [$cmp_2.G77])" office:value-type="float" office:value="0" calcext:value-type="float">
            <text:p>0</text:p>
          </table:table-cell>
        </table:table-row>
        <table:table-row table:style-name="ro1">
          <table:table-cell table:formula="of:=ABS([$cmp_1.F78] - [$cmp_2.F78])" office:value-type="float" office:value="0.01" calcext:value-type="float">
            <text:p>0.01</text:p>
          </table:table-cell>
          <table:table-cell table:formula="of:=ABS([$cmp_1.G78] - [$cmp_2.G78])" office:value-type="float" office:value="0" calcext:value-type="float">
            <text:p>0</text:p>
          </table:table-cell>
        </table:table-row>
        <table:table-row table:style-name="ro1">
          <table:table-cell table:formula="of:=ABS([$cmp_1.F79] - [$cmp_2.F79])" office:value-type="float" office:value="0.17" calcext:value-type="float">
            <text:p>0.17</text:p>
          </table:table-cell>
          <table:table-cell table:formula="of:=ABS([$cmp_1.G79] - [$cmp_2.G79])" office:value-type="float" office:value="0" calcext:value-type="float">
            <text:p>0</text:p>
          </table:table-cell>
        </table:table-row>
        <table:table-row table:style-name="ro1">
          <table:table-cell table:formula="of:=ABS([$cmp_1.F80] - [$cmp_2.F80])" office:value-type="float" office:value="0" calcext:value-type="float">
            <text:p>0</text:p>
          </table:table-cell>
          <table:table-cell table:formula="of:=ABS([$cmp_1.G80] - [$cmp_2.G80])" office:value-type="float" office:value="0" calcext:value-type="float">
            <text:p>0</text:p>
          </table:table-cell>
        </table:table-row>
        <table:table-row table:style-name="ro1">
          <table:table-cell table:formula="of:=ABS([$cmp_1.F81] - [$cmp_2.F81])" office:value-type="float" office:value="0" calcext:value-type="float">
            <text:p>0</text:p>
          </table:table-cell>
          <table:table-cell table:formula="of:=ABS([$cmp_1.G81] - [$cmp_2.G81])" office:value-type="float" office:value="0" calcext:value-type="float">
            <text:p>0</text:p>
          </table:table-cell>
        </table:table-row>
        <table:table-row table:style-name="ro1">
          <table:table-cell table:formula="of:=ABS([$cmp_1.F82] - [$cmp_2.F82])" office:value-type="float" office:value="0" calcext:value-type="float">
            <text:p>0</text:p>
          </table:table-cell>
          <table:table-cell table:formula="of:=ABS([$cmp_1.G82] - [$cmp_2.G82])" office:value-type="float" office:value="0" calcext:value-type="float">
            <text:p>0</text:p>
          </table:table-cell>
        </table:table-row>
        <table:table-row table:style-name="ro1">
          <table:table-cell table:formula="of:=ABS([$cmp_1.F83] - [$cmp_2.F83])" office:value-type="float" office:value="0.01" calcext:value-type="float">
            <text:p>0.01</text:p>
          </table:table-cell>
          <table:table-cell table:formula="of:=ABS([$cmp_1.G83] - [$cmp_2.G83])" office:value-type="float" office:value="0" calcext:value-type="float">
            <text:p>0</text:p>
          </table:table-cell>
        </table:table-row>
        <table:table-row table:style-name="ro1">
          <table:table-cell table:formula="of:=ABS([$cmp_1.F84] - [$cmp_2.F84])" office:value-type="float" office:value="0" calcext:value-type="float">
            <text:p>0</text:p>
          </table:table-cell>
          <table:table-cell table:formula="of:=ABS([$cmp_1.G84] - [$cmp_2.G84])" office:value-type="float" office:value="0.01" calcext:value-type="float">
            <text:p>0.01</text:p>
          </table:table-cell>
        </table:table-row>
        <table:table-row table:style-name="ro1">
          <table:table-cell table:formula="of:=ABS([$cmp_1.F85] - [$cmp_2.F85])" office:value-type="float" office:value="0" calcext:value-type="float">
            <text:p>0</text:p>
          </table:table-cell>
          <table:table-cell table:formula="of:=ABS([$cmp_1.G85] - [$cmp_2.G85])" office:value-type="float" office:value="0.25" calcext:value-type="float">
            <text:p>0.25</text:p>
          </table:table-cell>
        </table:table-row>
        <table:table-row table:style-name="ro1">
          <table:table-cell table:formula="of:=ABS([$cmp_1.F86] - [$cmp_2.F86])" office:value-type="float" office:value="0" calcext:value-type="float">
            <text:p>0</text:p>
          </table:table-cell>
          <table:table-cell table:formula="of:=ABS([$cmp_1.G86] - [$cmp_2.G86])" office:value-type="float" office:value="0" calcext:value-type="float">
            <text:p>0</text:p>
          </table:table-cell>
        </table:table-row>
        <table:table-row table:style-name="ro1">
          <table:table-cell table:formula="of:=ABS([$cmp_1.F87] - [$cmp_2.F87])" office:value-type="float" office:value="0.01" calcext:value-type="float">
            <text:p>0.01</text:p>
          </table:table-cell>
          <table:table-cell table:formula="of:=ABS([$cmp_1.G87] - [$cmp_2.G87])" office:value-type="float" office:value="0" calcext:value-type="float">
            <text:p>0</text:p>
          </table:table-cell>
        </table:table-row>
        <table:table-row table:style-name="ro1">
          <table:table-cell table:formula="of:=ABS([$cmp_1.F88] - [$cmp_2.F88])" office:value-type="float" office:value="0.02" calcext:value-type="float">
            <text:p>0.02</text:p>
          </table:table-cell>
          <table:table-cell table:formula="of:=ABS([$cmp_1.G88] - [$cmp_2.G88])" office:value-type="float" office:value="0" calcext:value-type="float">
            <text:p>0</text:p>
          </table:table-cell>
        </table:table-row>
        <table:table-row table:style-name="ro1">
          <table:table-cell table:formula="of:=ABS([$cmp_1.F89] - [$cmp_2.F89])" office:value-type="float" office:value="0" calcext:value-type="float">
            <text:p>0</text:p>
          </table:table-cell>
          <table:table-cell table:formula="of:=ABS([$cmp_1.G89] - [$cmp_2.G89])" office:value-type="float" office:value="0.01" calcext:value-type="float">
            <text:p>0.01</text:p>
          </table:table-cell>
        </table:table-row>
        <table:table-row table:style-name="ro1">
          <table:table-cell table:formula="of:=ABS([$cmp_1.F90] - [$cmp_2.F90])" office:value-type="float" office:value="0" calcext:value-type="float">
            <text:p>0</text:p>
          </table:table-cell>
          <table:table-cell table:formula="of:=ABS([$cmp_1.G90] - [$cmp_2.G90])" office:value-type="float" office:value="0" calcext:value-type="float">
            <text:p>0</text:p>
          </table:table-cell>
        </table:table-row>
        <table:table-row table:style-name="ro1">
          <table:table-cell table:formula="of:=ABS([$cmp_1.F91] - [$cmp_2.F91])" office:value-type="float" office:value="0" calcext:value-type="float">
            <text:p>0</text:p>
          </table:table-cell>
          <table:table-cell table:formula="of:=ABS([$cmp_1.G91] - [$cmp_2.G91])" office:value-type="float" office:value="0.18" calcext:value-type="float">
            <text:p>0.18</text:p>
          </table:table-cell>
        </table:table-row>
        <table:table-row table:style-name="ro1">
          <table:table-cell table:formula="of:=ABS([$cmp_1.F92] - [$cmp_2.F92])" office:value-type="float" office:value="0" calcext:value-type="float">
            <text:p>0</text:p>
          </table:table-cell>
          <table:table-cell table:formula="of:=ABS([$cmp_1.G92] - [$cmp_2.G92])" office:value-type="float" office:value="0" calcext:value-type="float">
            <text:p>0</text:p>
          </table:table-cell>
        </table:table-row>
        <table:table-row table:style-name="ro1">
          <table:table-cell table:formula="of:=ABS([$cmp_1.F93] - [$cmp_2.F93])" office:value-type="float" office:value="0" calcext:value-type="float">
            <text:p>0</text:p>
          </table:table-cell>
          <table:table-cell table:formula="of:=ABS([$cmp_1.G93] - [$cmp_2.G93])" office:value-type="float" office:value="0" calcext:value-type="float">
            <text:p>0</text:p>
          </table:table-cell>
        </table:table-row>
        <table:table-row table:style-name="ro1">
          <table:table-cell table:formula="of:=ABS([$cmp_1.F94] - [$cmp_2.F94])" office:value-type="float" office:value="0" calcext:value-type="float">
            <text:p>0</text:p>
          </table:table-cell>
          <table:table-cell table:formula="of:=ABS([$cmp_1.G94] - [$cmp_2.G94])" office:value-type="float" office:value="0" calcext:value-type="float">
            <text:p>0</text:p>
          </table:table-cell>
        </table:table-row>
        <table:table-row table:style-name="ro1">
          <table:table-cell table:formula="of:=ABS([$cmp_1.F95] - [$cmp_2.F95])" office:value-type="float" office:value="0" calcext:value-type="float">
            <text:p>0</text:p>
          </table:table-cell>
          <table:table-cell table:formula="of:=ABS([$cmp_1.G95] - [$cmp_2.G95])" office:value-type="float" office:value="0" calcext:value-type="float">
            <text:p>0</text:p>
          </table:table-cell>
        </table:table-row>
        <table:table-row table:style-name="ro1">
          <table:table-cell table:formula="of:=ABS([$cmp_1.F96] - [$cmp_2.F96])" office:value-type="float" office:value="0" calcext:value-type="float">
            <text:p>0</text:p>
          </table:table-cell>
          <table:table-cell table:formula="of:=ABS([$cmp_1.G96] - [$cmp_2.G96])" office:value-type="float" office:value="0" calcext:value-type="float">
            <text:p>0</text:p>
          </table:table-cell>
        </table:table-row>
        <table:table-row table:style-name="ro1">
          <table:table-cell table:formula="of:=ABS([$cmp_1.F97] - [$cmp_2.F97])" office:value-type="float" office:value="0" calcext:value-type="float">
            <text:p>0</text:p>
          </table:table-cell>
          <table:table-cell table:formula="of:=ABS([$cmp_1.G97] - [$cmp_2.G97])" office:value-type="float" office:value="0" calcext:value-type="float">
            <text:p>0</text:p>
          </table:table-cell>
        </table:table-row>
        <table:table-row table:style-name="ro1">
          <table:table-cell table:formula="of:=ABS([$cmp_1.F98] - [$cmp_2.F98])" office:value-type="float" office:value="0.01" calcext:value-type="float">
            <text:p>0.01</text:p>
          </table:table-cell>
          <table:table-cell table:formula="of:=ABS([$cmp_1.G98] - [$cmp_2.G98])" office:value-type="float" office:value="0" calcext:value-type="float">
            <text:p>0</text:p>
          </table:table-cell>
        </table:table-row>
        <table:table-row table:style-name="ro1">
          <table:table-cell table:formula="of:=ABS([$cmp_1.F99] - [$cmp_2.F99])" office:value-type="float" office:value="0" calcext:value-type="float">
            <text:p>0</text:p>
          </table:table-cell>
          <table:table-cell table:formula="of:=ABS([$cmp_1.G99] - [$cmp_2.G99])" office:value-type="float" office:value="0" calcext:value-type="float">
            <text:p>0</text:p>
          </table:table-cell>
        </table:table-row>
        <table:table-row table:style-name="ro1">
          <table:table-cell table:formula="of:=ABS([$cmp_1.F100] - [$cmp_2.F100])" office:value-type="float" office:value="0" calcext:value-type="float">
            <text:p>0</text:p>
          </table:table-cell>
          <table:table-cell table:formula="of:=ABS([$cmp_1.G100] - [$cmp_2.G100])" office:value-type="float" office:value="0" calcext:value-type="float">
            <text:p>0</text:p>
          </table:table-cell>
        </table:table-row>
        <table:table-row table:style-name="ro1">
          <table:table-cell table:formula="of:=ABS([$cmp_1.F101] - [$cmp_2.F101])" office:value-type="float" office:value="0" calcext:value-type="float">
            <text:p>0</text:p>
          </table:table-cell>
          <table:table-cell table:formula="of:=ABS([$cmp_1.G101] - [$cmp_2.G101])" office:value-type="float" office:value="0" calcext:value-type="float">
            <text:p>0</text:p>
          </table:table-cell>
        </table:table-row>
        <table:table-row table:style-name="ro1">
          <table:table-cell table:formula="of:=ABS([$cmp_1.F102] - [$cmp_2.F102])" office:value-type="float" office:value="0" calcext:value-type="float">
            <text:p>0</text:p>
          </table:table-cell>
          <table:table-cell table:formula="of:=ABS([$cmp_1.G102] - [$cmp_2.G102])" office:value-type="float" office:value="0" calcext:value-type="float">
            <text:p>0</text:p>
          </table:table-cell>
        </table:table-row>
        <table:table-row table:style-name="ro1">
          <table:table-cell table:formula="of:=ABS([$cmp_1.F103] - [$cmp_2.F103])" office:value-type="float" office:value="0" calcext:value-type="float">
            <text:p>0</text:p>
          </table:table-cell>
          <table:table-cell table:formula="of:=ABS([$cmp_1.G103] - [$cmp_2.G103])" office:value-type="float" office:value="0" calcext:value-type="float">
            <text:p>0</text:p>
          </table:table-cell>
        </table:table-row>
        <table:table-row table:style-name="ro1">
          <table:table-cell table:formula="of:=ABS([$cmp_1.F104] - [$cmp_2.F104])" office:value-type="float" office:value="0" calcext:value-type="float">
            <text:p>0</text:p>
          </table:table-cell>
          <table:table-cell table:formula="of:=ABS([$cmp_1.G104] - [$cmp_2.G104])" office:value-type="float" office:value="0" calcext:value-type="float">
            <text:p>0</text:p>
          </table:table-cell>
        </table:table-row>
        <table:table-row table:style-name="ro1">
          <table:table-cell table:formula="of:=ABS([$cmp_1.F105] - [$cmp_2.F105])" office:value-type="float" office:value="0" calcext:value-type="float">
            <text:p>0</text:p>
          </table:table-cell>
          <table:table-cell table:formula="of:=ABS([$cmp_1.G105] - [$cmp_2.G105])" office:value-type="float" office:value="0" calcext:value-type="float">
            <text:p>0</text:p>
          </table:table-cell>
        </table:table-row>
        <table:table-row table:style-name="ro1">
          <table:table-cell table:formula="of:=ABS([$cmp_1.F106] - [$cmp_2.F106])" office:value-type="float" office:value="0" calcext:value-type="float">
            <text:p>0</text:p>
          </table:table-cell>
          <table:table-cell table:formula="of:=ABS([$cmp_1.G106] - [$cmp_2.G106])" office:value-type="float" office:value="0.02" calcext:value-type="float">
            <text:p>0.02</text:p>
          </table:table-cell>
        </table:table-row>
        <table:table-row table:style-name="ro1">
          <table:table-cell table:formula="of:=ABS([$cmp_1.F107] - [$cmp_2.F107])" office:value-type="float" office:value="0" calcext:value-type="float">
            <text:p>0</text:p>
          </table:table-cell>
          <table:table-cell table:formula="of:=ABS([$cmp_1.G107] - [$cmp_2.G107])" office:value-type="float" office:value="0" calcext:value-type="float">
            <text:p>0</text:p>
          </table:table-cell>
        </table:table-row>
        <table:table-row table:style-name="ro1">
          <table:table-cell table:formula="of:=ABS([$cmp_1.F108] - [$cmp_2.F108])" office:value-type="float" office:value="0" calcext:value-type="float">
            <text:p>0</text:p>
          </table:table-cell>
          <table:table-cell table:formula="of:=ABS([$cmp_1.G108] - [$cmp_2.G108])" office:value-type="float" office:value="0" calcext:value-type="float">
            <text:p>0</text:p>
          </table:table-cell>
        </table:table-row>
        <table:table-row table:style-name="ro1">
          <table:table-cell table:formula="of:=ABS([$cmp_1.F109] - [$cmp_2.F109])" office:value-type="float" office:value="0" calcext:value-type="float">
            <text:p>0</text:p>
          </table:table-cell>
          <table:table-cell table:formula="of:=ABS([$cmp_1.G109] - [$cmp_2.G109])" office:value-type="float" office:value="0" calcext:value-type="float">
            <text:p>0</text:p>
          </table:table-cell>
        </table:table-row>
        <table:table-row table:style-name="ro1">
          <table:table-cell table:formula="of:=ABS([$cmp_1.F110] - [$cmp_2.F110])" office:value-type="float" office:value="0" calcext:value-type="float">
            <text:p>0</text:p>
          </table:table-cell>
          <table:table-cell table:formula="of:=ABS([$cmp_1.G110] - [$cmp_2.G110])" office:value-type="float" office:value="0" calcext:value-type="float">
            <text:p>0</text:p>
          </table:table-cell>
        </table:table-row>
        <table:table-row table:style-name="ro1">
          <table:table-cell table:formula="of:=ABS([$cmp_1.F111] - [$cmp_2.F111])" office:value-type="float" office:value="0" calcext:value-type="float">
            <text:p>0</text:p>
          </table:table-cell>
          <table:table-cell table:formula="of:=ABS([$cmp_1.G111] - [$cmp_2.G111])" office:value-type="float" office:value="0.02" calcext:value-type="float">
            <text:p>0.02</text:p>
          </table:table-cell>
        </table:table-row>
        <table:table-row table:style-name="ro1">
          <table:table-cell table:formula="of:=ABS([$cmp_1.F112] - [$cmp_2.F112])" office:value-type="float" office:value="0" calcext:value-type="float">
            <text:p>0</text:p>
          </table:table-cell>
          <table:table-cell table:formula="of:=ABS([$cmp_1.G112] - [$cmp_2.G112])" office:value-type="float" office:value="0" calcext:value-type="float">
            <text:p>0</text:p>
          </table:table-cell>
        </table:table-row>
        <table:table-row table:style-name="ro1">
          <table:table-cell table:formula="of:=ABS([$cmp_1.F113] - [$cmp_2.F113])" office:value-type="float" office:value="0" calcext:value-type="float">
            <text:p>0</text:p>
          </table:table-cell>
          <table:table-cell table:formula="of:=ABS([$cmp_1.G113] - [$cmp_2.G113])" office:value-type="float" office:value="0" calcext:value-type="float">
            <text:p>0</text:p>
          </table:table-cell>
        </table:table-row>
        <table:table-row table:style-name="ro1">
          <table:table-cell table:formula="of:=ABS([$cmp_1.F114] - [$cmp_2.F114])" office:value-type="float" office:value="0" calcext:value-type="float">
            <text:p>0</text:p>
          </table:table-cell>
          <table:table-cell table:formula="of:=ABS([$cmp_1.G114] - [$cmp_2.G114])" office:value-type="float" office:value="0" calcext:value-type="float">
            <text:p>0</text:p>
          </table:table-cell>
        </table:table-row>
        <table:table-row table:style-name="ro1">
          <table:table-cell table:formula="of:=ABS([$cmp_1.F115] - [$cmp_2.F115])" office:value-type="float" office:value="0" calcext:value-type="float">
            <text:p>0</text:p>
          </table:table-cell>
          <table:table-cell table:formula="of:=ABS([$cmp_1.G115] - [$cmp_2.G115])" office:value-type="float" office:value="0.11" calcext:value-type="float">
            <text:p>0.11</text:p>
          </table:table-cell>
        </table:table-row>
        <table:table-row table:style-name="ro1">
          <table:table-cell table:formula="of:=ABS([$cmp_1.F116] - [$cmp_2.F116])" office:value-type="float" office:value="0" calcext:value-type="float">
            <text:p>0</text:p>
          </table:table-cell>
          <table:table-cell table:formula="of:=ABS([$cmp_1.G116] - [$cmp_2.G116])" office:value-type="float" office:value="0" calcext:value-type="float">
            <text:p>0</text:p>
          </table:table-cell>
        </table:table-row>
        <table:table-row table:style-name="ro1">
          <table:table-cell table:formula="of:=ABS([$cmp_1.F117] - [$cmp_2.F117])" office:value-type="float" office:value="0" calcext:value-type="float">
            <text:p>0</text:p>
          </table:table-cell>
          <table:table-cell table:formula="of:=ABS([$cmp_1.G117] - [$cmp_2.G117])" office:value-type="float" office:value="0.04" calcext:value-type="float">
            <text:p>0.04</text:p>
          </table:table-cell>
        </table:table-row>
        <table:table-row table:style-name="ro1">
          <table:table-cell table:formula="of:=ABS([$cmp_1.F118] - [$cmp_2.F118])" office:value-type="float" office:value="0" calcext:value-type="float">
            <text:p>0</text:p>
          </table:table-cell>
          <table:table-cell table:formula="of:=ABS([$cmp_1.G118] - [$cmp_2.G118])" office:value-type="float" office:value="0.04" calcext:value-type="float">
            <text:p>0.04</text:p>
          </table:table-cell>
        </table:table-row>
        <table:table-row table:style-name="ro1">
          <table:table-cell table:formula="of:=ABS([$cmp_1.F119] - [$cmp_2.F119])" office:value-type="float" office:value="0.03" calcext:value-type="float">
            <text:p>0.03</text:p>
          </table:table-cell>
          <table:table-cell table:formula="of:=ABS([$cmp_1.G119] - [$cmp_2.G119])" office:value-type="float" office:value="0.03" calcext:value-type="float">
            <text:p>0.03</text:p>
          </table:table-cell>
        </table:table-row>
        <table:table-row table:style-name="ro1">
          <table:table-cell table:formula="of:=ABS([$cmp_1.F120] - [$cmp_2.F120])" office:value-type="float" office:value="0" calcext:value-type="float">
            <text:p>0</text:p>
          </table:table-cell>
          <table:table-cell table:formula="of:=ABS([$cmp_1.G120] - [$cmp_2.G120])" office:value-type="float" office:value="0.02" calcext:value-type="float">
            <text:p>0.02</text:p>
          </table:table-cell>
        </table:table-row>
        <table:table-row table:style-name="ro1">
          <table:table-cell table:formula="of:=ABS([$cmp_1.F121] - [$cmp_2.F121])" office:value-type="float" office:value="0" calcext:value-type="float">
            <text:p>0</text:p>
          </table:table-cell>
          <table:table-cell table:formula="of:=ABS([$cmp_1.G121] - [$cmp_2.G121])" office:value-type="float" office:value="0.02" calcext:value-type="float">
            <text:p>0.02</text:p>
          </table:table-cell>
        </table:table-row>
        <table:table-row table:style-name="ro1">
          <table:table-cell table:formula="of:=ABS([$cmp_1.F122] - [$cmp_2.F122])" office:value-type="float" office:value="0" calcext:value-type="float">
            <text:p>0</text:p>
          </table:table-cell>
          <table:table-cell table:formula="of:=ABS([$cmp_1.G122] - [$cmp_2.G122])" office:value-type="float" office:value="0" calcext:value-type="float">
            <text:p>0</text:p>
          </table:table-cell>
        </table:table-row>
        <table:table-row table:style-name="ro1">
          <table:table-cell table:formula="of:=ABS([$cmp_1.F123] - [$cmp_2.F123])" office:value-type="float" office:value="0" calcext:value-type="float">
            <text:p>0</text:p>
          </table:table-cell>
          <table:table-cell table:formula="of:=ABS([$cmp_1.G123] - [$cmp_2.G123])" office:value-type="float" office:value="0" calcext:value-type="float">
            <text:p>0</text:p>
          </table:table-cell>
        </table:table-row>
        <table:table-row table:style-name="ro1">
          <table:table-cell table:formula="of:=ABS([$cmp_1.F124] - [$cmp_2.F124])" office:value-type="float" office:value="0.01" calcext:value-type="float">
            <text:p>0.01</text:p>
          </table:table-cell>
          <table:table-cell table:formula="of:=ABS([$cmp_1.G124] - [$cmp_2.G124])" office:value-type="float" office:value="0.01" calcext:value-type="float">
            <text:p>0.01</text:p>
          </table:table-cell>
        </table:table-row>
        <table:table-row table:style-name="ro1">
          <table:table-cell table:formula="of:=ABS([$cmp_1.F125] - [$cmp_2.F125])" office:value-type="float" office:value="0" calcext:value-type="float">
            <text:p>0</text:p>
          </table:table-cell>
          <table:table-cell table:formula="of:=ABS([$cmp_1.G125] - [$cmp_2.G125])" office:value-type="float" office:value="0.05" calcext:value-type="float">
            <text:p>0.05</text:p>
          </table:table-cell>
        </table:table-row>
        <table:table-row table:style-name="ro1">
          <table:table-cell table:formula="of:=ABS([$cmp_1.F126] - [$cmp_2.F126])" office:value-type="float" office:value="0" calcext:value-type="float">
            <text:p>0</text:p>
          </table:table-cell>
          <table:table-cell table:formula="of:=ABS([$cmp_1.G126] - [$cmp_2.G126])" office:value-type="float" office:value="0.05" calcext:value-type="float">
            <text:p>0.05</text:p>
          </table:table-cell>
        </table:table-row>
        <table:table-row table:style-name="ro1">
          <table:table-cell table:formula="of:=ABS([$cmp_1.F127] - [$cmp_2.F127])" office:value-type="float" office:value="0" calcext:value-type="float">
            <text:p>0</text:p>
          </table:table-cell>
          <table:table-cell table:formula="of:=ABS([$cmp_1.G127] - [$cmp_2.G127])" office:value-type="float" office:value="0" calcext:value-type="float">
            <text:p>0</text:p>
          </table:table-cell>
        </table:table-row>
        <table:table-row table:style-name="ro1">
          <table:table-cell table:formula="of:=ABS([$cmp_1.F128] - [$cmp_2.F128])" office:value-type="float" office:value="0" calcext:value-type="float">
            <text:p>0</text:p>
          </table:table-cell>
          <table:table-cell table:formula="of:=ABS([$cmp_1.G128] - [$cmp_2.G128])" office:value-type="float" office:value="0" calcext:value-type="float">
            <text:p>0</text:p>
          </table:table-cell>
        </table:table-row>
        <table:table-row table:style-name="ro1">
          <table:table-cell table:formula="of:=ABS([$cmp_1.F129] - [$cmp_2.F129])" office:value-type="float" office:value="0" calcext:value-type="float">
            <text:p>0</text:p>
          </table:table-cell>
          <table:table-cell table:formula="of:=ABS([$cmp_1.G129] - [$cmp_2.G129])" office:value-type="float" office:value="0.03" calcext:value-type="float">
            <text:p>0.03</text:p>
          </table:table-cell>
        </table:table-row>
        <table:table-row table:style-name="ro1">
          <table:table-cell table:formula="of:=ABS([$cmp_1.F130] - [$cmp_2.F130])" office:value-type="float" office:value="0" calcext:value-type="float">
            <text:p>0</text:p>
          </table:table-cell>
          <table:table-cell table:formula="of:=ABS([$cmp_1.G130] - [$cmp_2.G130])" office:value-type="float" office:value="0" calcext:value-type="float">
            <text:p>0</text:p>
          </table:table-cell>
        </table:table-row>
        <table:table-row table:style-name="ro1">
          <table:table-cell table:formula="of:=ABS([$cmp_1.F131] - [$cmp_2.F131])" office:value-type="float" office:value="0" calcext:value-type="float">
            <text:p>0</text:p>
          </table:table-cell>
          <table:table-cell table:formula="of:=ABS([$cmp_1.G131] - [$cmp_2.G131])" office:value-type="float" office:value="0.04" calcext:value-type="float">
            <text:p>0.04</text:p>
          </table:table-cell>
        </table:table-row>
        <table:table-row table:style-name="ro1">
          <table:table-cell table:formula="of:=ABS([$cmp_1.F132] - [$cmp_2.F132])" office:value-type="float" office:value="0" calcext:value-type="float">
            <text:p>0</text:p>
          </table:table-cell>
          <table:table-cell table:formula="of:=ABS([$cmp_1.G132] - [$cmp_2.G132])" office:value-type="float" office:value="0.02" calcext:value-type="float">
            <text:p>0.02</text:p>
          </table:table-cell>
        </table:table-row>
        <table:table-row table:style-name="ro1">
          <table:table-cell table:formula="of:=ABS([$cmp_1.F133] - [$cmp_2.F133])" office:value-type="float" office:value="0" calcext:value-type="float">
            <text:p>0</text:p>
          </table:table-cell>
          <table:table-cell table:formula="of:=ABS([$cmp_1.G133] - [$cmp_2.G133])" office:value-type="float" office:value="0.02" calcext:value-type="float">
            <text:p>0.02</text:p>
          </table:table-cell>
        </table:table-row>
        <table:table-row table:style-name="ro1">
          <table:table-cell table:formula="of:=ABS([$cmp_1.F134] - [$cmp_2.F134])" office:value-type="float" office:value="0" calcext:value-type="float">
            <text:p>0</text:p>
          </table:table-cell>
          <table:table-cell table:formula="of:=ABS([$cmp_1.G134] - [$cmp_2.G134])" office:value-type="float" office:value="0.02" calcext:value-type="float">
            <text:p>0.02</text:p>
          </table:table-cell>
        </table:table-row>
        <table:table-row table:style-name="ro1">
          <table:table-cell table:formula="of:=ABS([$cmp_1.F135] - [$cmp_2.F135])" office:value-type="float" office:value="0" calcext:value-type="float">
            <text:p>0</text:p>
          </table:table-cell>
          <table:table-cell table:formula="of:=ABS([$cmp_1.G135] - [$cmp_2.G135])" office:value-type="float" office:value="0.02" calcext:value-type="float">
            <text:p>0.02</text:p>
          </table:table-cell>
        </table:table-row>
        <table:table-row table:style-name="ro1">
          <table:table-cell table:formula="of:=ABS([$cmp_1.F136] - [$cmp_2.F136])" office:value-type="float" office:value="0" calcext:value-type="float">
            <text:p>0</text:p>
          </table:table-cell>
          <table:table-cell table:formula="of:=ABS([$cmp_1.G136] - [$cmp_2.G136])" office:value-type="float" office:value="0.02" calcext:value-type="float">
            <text:p>0.02</text:p>
          </table:table-cell>
        </table:table-row>
        <table:table-row table:style-name="ro1">
          <table:table-cell table:formula="of:=ABS([$cmp_1.F137] - [$cmp_2.F137])" office:value-type="float" office:value="0" calcext:value-type="float">
            <text:p>0</text:p>
          </table:table-cell>
          <table:table-cell table:formula="of:=ABS([$cmp_1.G137] - [$cmp_2.G137])" office:value-type="float" office:value="0" calcext:value-type="float">
            <text:p>0</text:p>
          </table:table-cell>
        </table:table-row>
        <table:table-row table:style-name="ro1">
          <table:table-cell table:formula="of:=ABS([$cmp_1.F138] - [$cmp_2.F138])" office:value-type="float" office:value="0" calcext:value-type="float">
            <text:p>0</text:p>
          </table:table-cell>
          <table:table-cell table:formula="of:=ABS([$cmp_1.G138] - [$cmp_2.G138])" office:value-type="float" office:value="0.01" calcext:value-type="float">
            <text:p>0.01</text:p>
          </table:table-cell>
        </table:table-row>
        <table:table-row table:style-name="ro1">
          <table:table-cell table:formula="of:=ABS([$cmp_1.F139] - [$cmp_2.F139])" office:value-type="float" office:value="0" calcext:value-type="float">
            <text:p>0</text:p>
          </table:table-cell>
          <table:table-cell table:formula="of:=ABS([$cmp_1.G139] - [$cmp_2.G139])" office:value-type="float" office:value="0" calcext:value-type="float">
            <text:p>0</text:p>
          </table:table-cell>
        </table:table-row>
        <table:table-row table:style-name="ro1">
          <table:table-cell table:formula="of:=ABS([$cmp_1.F140] - [$cmp_2.F140])" office:value-type="float" office:value="0" calcext:value-type="float">
            <text:p>0</text:p>
          </table:table-cell>
          <table:table-cell table:formula="of:=ABS([$cmp_1.G140] - [$cmp_2.G140])" office:value-type="float" office:value="0.01" calcext:value-type="float">
            <text:p>0.01</text:p>
          </table:table-cell>
        </table:table-row>
        <table:table-row table:style-name="ro1">
          <table:table-cell table:formula="of:=ABS([$cmp_1.F141] - [$cmp_2.F141])" office:value-type="float" office:value="0" calcext:value-type="float">
            <text:p>0</text:p>
          </table:table-cell>
          <table:table-cell table:formula="of:=ABS([$cmp_1.G141] - [$cmp_2.G141])" office:value-type="float" office:value="0.02" calcext:value-type="float">
            <text:p>0.02</text:p>
          </table:table-cell>
        </table:table-row>
        <table:table-row table:style-name="ro1">
          <table:table-cell table:formula="of:=ABS([$cmp_1.F142] - [$cmp_2.F142])" office:value-type="float" office:value="0" calcext:value-type="float">
            <text:p>0</text:p>
          </table:table-cell>
          <table:table-cell table:formula="of:=ABS([$cmp_1.G142] - [$cmp_2.G142])" office:value-type="float" office:value="0.01" calcext:value-type="float">
            <text:p>0.01</text:p>
          </table:table-cell>
        </table:table-row>
        <table:table-row table:style-name="ro1">
          <table:table-cell table:formula="of:=ABS([$cmp_1.F143] - [$cmp_2.F143])" office:value-type="float" office:value="0" calcext:value-type="float">
            <text:p>0</text:p>
          </table:table-cell>
          <table:table-cell table:formula="of:=ABS([$cmp_1.G143] - [$cmp_2.G143])" office:value-type="float" office:value="0" calcext:value-type="float">
            <text:p>0</text:p>
          </table:table-cell>
        </table:table-row>
        <table:table-row table:style-name="ro1">
          <table:table-cell table:formula="of:=ABS([$cmp_1.F144] - [$cmp_2.F144])" office:value-type="float" office:value="0.02" calcext:value-type="float">
            <text:p>0.02</text:p>
          </table:table-cell>
          <table:table-cell table:formula="of:=ABS([$cmp_1.G144] - [$cmp_2.G144])" office:value-type="float" office:value="0.46" calcext:value-type="float">
            <text:p>0.46</text:p>
          </table:table-cell>
        </table:table-row>
        <table:table-row table:style-name="ro1">
          <table:table-cell table:formula="of:=ABS([$cmp_1.F145] - [$cmp_2.F145])" office:value-type="float" office:value="0" calcext:value-type="float">
            <text:p>0</text:p>
          </table:table-cell>
          <table:table-cell table:formula="of:=ABS([$cmp_1.G145] - [$cmp_2.G145])" office:value-type="float" office:value="0" calcext:value-type="float">
            <text:p>0</text:p>
          </table:table-cell>
        </table:table-row>
        <table:table-row table:style-name="ro1">
          <table:table-cell table:formula="of:=ABS([$cmp_1.F146] - [$cmp_2.F146])" office:value-type="float" office:value="0" calcext:value-type="float">
            <text:p>0</text:p>
          </table:table-cell>
          <table:table-cell table:formula="of:=ABS([$cmp_1.G146] - [$cmp_2.G146])" office:value-type="float" office:value="0" calcext:value-type="float">
            <text:p>0</text:p>
          </table:table-cell>
        </table:table-row>
        <table:table-row table:style-name="ro1">
          <table:table-cell table:formula="of:=ABS([$cmp_1.F147] - [$cmp_2.F147])" office:value-type="float" office:value="0" calcext:value-type="float">
            <text:p>0</text:p>
          </table:table-cell>
          <table:table-cell table:formula="of:=ABS([$cmp_1.G147] - [$cmp_2.G147])" office:value-type="float" office:value="0" calcext:value-type="float">
            <text:p>0</text:p>
          </table:table-cell>
        </table:table-row>
        <table:table-row table:style-name="ro1">
          <table:table-cell table:formula="of:=ABS([$cmp_1.F148] - [$cmp_2.F148])" office:value-type="float" office:value="0" calcext:value-type="float">
            <text:p>0</text:p>
          </table:table-cell>
          <table:table-cell table:formula="of:=ABS([$cmp_1.G148] - [$cmp_2.G148])" office:value-type="float" office:value="0" calcext:value-type="float">
            <text:p>0</text:p>
          </table:table-cell>
        </table:table-row>
        <table:table-row table:style-name="ro1">
          <table:table-cell table:formula="of:=ABS([$cmp_1.F149] - [$cmp_2.F149])" office:value-type="float" office:value="0" calcext:value-type="float">
            <text:p>0</text:p>
          </table:table-cell>
          <table:table-cell table:formula="of:=ABS([$cmp_1.G149] - [$cmp_2.G149])" office:value-type="float" office:value="0.01" calcext:value-type="float">
            <text:p>0.01</text:p>
          </table:table-cell>
        </table:table-row>
        <table:table-row table:style-name="ro1">
          <table:table-cell table:formula="of:=ABS([$cmp_1.F150] - [$cmp_2.F150])" office:value-type="float" office:value="0.0800000000000001" calcext:value-type="float">
            <text:p>0.0800000000000001</text:p>
          </table:table-cell>
          <table:table-cell table:formula="of:=ABS([$cmp_1.G150] - [$cmp_2.G150])" office:value-type="float" office:value="0" calcext:value-type="float">
            <text:p>0</text:p>
          </table:table-cell>
        </table:table-row>
        <table:table-row table:style-name="ro1">
          <table:table-cell table:formula="of:=ABS([$cmp_1.F151] - [$cmp_2.F151])" office:value-type="float" office:value="0.01" calcext:value-type="float">
            <text:p>0.01</text:p>
          </table:table-cell>
          <table:table-cell table:formula="of:=ABS([$cmp_1.G151] - [$cmp_2.G151])" office:value-type="float" office:value="0" calcext:value-type="float">
            <text:p>0</text:p>
          </table:table-cell>
        </table:table-row>
        <table:table-row table:style-name="ro1">
          <table:table-cell table:formula="of:=ABS([$cmp_1.F152] - [$cmp_2.F152])" office:value-type="float" office:value="0" calcext:value-type="float">
            <text:p>0</text:p>
          </table:table-cell>
          <table:table-cell table:formula="of:=ABS([$cmp_1.G152] - [$cmp_2.G152])" office:value-type="float" office:value="0.01" calcext:value-type="float">
            <text:p>0.01</text:p>
          </table:table-cell>
        </table:table-row>
        <table:table-row table:style-name="ro1">
          <table:table-cell table:formula="of:=ABS([$cmp_1.F153] - [$cmp_2.F153])" office:value-type="float" office:value="0" calcext:value-type="float">
            <text:p>0</text:p>
          </table:table-cell>
          <table:table-cell table:formula="of:=ABS([$cmp_1.G153] - [$cmp_2.G153])" office:value-type="float" office:value="0" calcext:value-type="float">
            <text:p>0</text:p>
          </table:table-cell>
        </table:table-row>
        <table:table-row table:style-name="ro1">
          <table:table-cell table:formula="of:=ABS([$cmp_1.F154] - [$cmp_2.F154])" office:value-type="float" office:value="0.01" calcext:value-type="float">
            <text:p>0.01</text:p>
          </table:table-cell>
          <table:table-cell table:formula="of:=ABS([$cmp_1.G154] - [$cmp_2.G154])" office:value-type="float" office:value="0.34" calcext:value-type="float">
            <text:p>0.34</text:p>
          </table:table-cell>
        </table:table-row>
        <table:table-row table:style-name="ro1">
          <table:table-cell table:formula="of:=ABS([$cmp_1.F155] - [$cmp_2.F155])" office:value-type="float" office:value="0" calcext:value-type="float">
            <text:p>0</text:p>
          </table:table-cell>
          <table:table-cell table:formula="of:=ABS([$cmp_1.G155] - [$cmp_2.G155])" office:value-type="float" office:value="0" calcext:value-type="float">
            <text:p>0</text:p>
          </table:table-cell>
        </table:table-row>
        <table:table-row table:style-name="ro1">
          <table:table-cell table:formula="of:=ABS([$cmp_1.F156] - [$cmp_2.F156])" office:value-type="float" office:value="0.01" calcext:value-type="float">
            <text:p>0.01</text:p>
          </table:table-cell>
          <table:table-cell table:formula="of:=ABS([$cmp_1.G156] - [$cmp_2.G156])" office:value-type="float" office:value="0.01" calcext:value-type="float">
            <text:p>0.01</text:p>
          </table:table-cell>
        </table:table-row>
        <table:table-row table:style-name="ro1">
          <table:table-cell table:formula="of:=ABS([$cmp_1.F157] - [$cmp_2.F157])" office:value-type="float" office:value="0" calcext:value-type="float">
            <text:p>0</text:p>
          </table:table-cell>
          <table:table-cell table:formula="of:=ABS([$cmp_1.G157] - [$cmp_2.G157])" office:value-type="float" office:value="0" calcext:value-type="float">
            <text:p>0</text:p>
          </table:table-cell>
        </table:table-row>
        <table:table-row table:style-name="ro1">
          <table:table-cell table:formula="of:=ABS([$cmp_1.F158] - [$cmp_2.F158])" office:value-type="float" office:value="0" calcext:value-type="float">
            <text:p>0</text:p>
          </table:table-cell>
          <table:table-cell table:formula="of:=ABS([$cmp_1.G158] - [$cmp_2.G158])" office:value-type="float" office:value="0" calcext:value-type="float">
            <text:p>0</text:p>
          </table:table-cell>
        </table:table-row>
        <table:table-row table:style-name="ro1">
          <table:table-cell table:formula="of:=ABS([$cmp_1.F159] - [$cmp_2.F159])" office:value-type="float" office:value="0.33" calcext:value-type="float">
            <text:p>0.33</text:p>
          </table:table-cell>
          <table:table-cell table:formula="of:=ABS([$cmp_1.G159] - [$cmp_2.G159])" office:value-type="float" office:value="0" calcext:value-type="float">
            <text:p>0</text:p>
          </table:table-cell>
        </table:table-row>
        <table:table-row table:style-name="ro1">
          <table:table-cell table:formula="of:=ABS([$cmp_1.F160] - [$cmp_2.F160])" office:value-type="float" office:value="0" calcext:value-type="float">
            <text:p>0</text:p>
          </table:table-cell>
          <table:table-cell table:formula="of:=ABS([$cmp_1.G160] - [$cmp_2.G160])" office:value-type="float" office:value="0" calcext:value-type="float">
            <text:p>0</text:p>
          </table:table-cell>
        </table:table-row>
        <table:table-row table:style-name="ro1">
          <table:table-cell table:formula="of:=ABS([$cmp_1.F161] - [$cmp_2.F161])" office:value-type="float" office:value="0.01" calcext:value-type="float">
            <text:p>0.01</text:p>
          </table:table-cell>
          <table:table-cell table:formula="of:=ABS([$cmp_1.G161] - [$cmp_2.G161])" office:value-type="float" office:value="0" calcext:value-type="float">
            <text:p>0</text:p>
          </table:table-cell>
        </table:table-row>
        <table:table-row table:style-name="ro1">
          <table:table-cell table:formula="of:=ABS([$cmp_1.F162] - [$cmp_2.F162])" office:value-type="float" office:value="0" calcext:value-type="float">
            <text:p>0</text:p>
          </table:table-cell>
          <table:table-cell table:formula="of:=ABS([$cmp_1.G162] - [$cmp_2.G162])" office:value-type="float" office:value="0" calcext:value-type="float">
            <text:p>0</text:p>
          </table:table-cell>
        </table:table-row>
        <table:table-row table:style-name="ro1">
          <table:table-cell table:formula="of:=ABS([$cmp_1.F163] - [$cmp_2.F163])" office:value-type="float" office:value="0" calcext:value-type="float">
            <text:p>0</text:p>
          </table:table-cell>
          <table:table-cell table:formula="of:=ABS([$cmp_1.G163] - [$cmp_2.G163])" office:value-type="float" office:value="0.01" calcext:value-type="float">
            <text:p>0.01</text:p>
          </table:table-cell>
        </table:table-row>
        <table:table-row table:style-name="ro1">
          <table:table-cell table:formula="of:=ABS([$cmp_1.F164] - [$cmp_2.F164])" office:value-type="float" office:value="0.01" calcext:value-type="float">
            <text:p>0.01</text:p>
          </table:table-cell>
          <table:table-cell table:formula="of:=ABS([$cmp_1.G164] - [$cmp_2.G164])" office:value-type="float" office:value="0" calcext:value-type="float">
            <text:p>0</text:p>
          </table:table-cell>
        </table:table-row>
        <table:table-row table:style-name="ro1">
          <table:table-cell table:formula="of:=ABS([$cmp_1.F165] - [$cmp_2.F165])" office:value-type="float" office:value="0" calcext:value-type="float">
            <text:p>0</text:p>
          </table:table-cell>
          <table:table-cell table:formula="of:=ABS([$cmp_1.G165] - [$cmp_2.G165])" office:value-type="float" office:value="0" calcext:value-type="float">
            <text:p>0</text:p>
          </table:table-cell>
        </table:table-row>
        <table:table-row table:style-name="ro1">
          <table:table-cell table:formula="of:=ABS([$cmp_1.F166] - [$cmp_2.F166])" office:value-type="float" office:value="0.01" calcext:value-type="float">
            <text:p>0.01</text:p>
          </table:table-cell>
          <table:table-cell table:formula="of:=ABS([$cmp_1.G166] - [$cmp_2.G166])" office:value-type="float" office:value="0" calcext:value-type="float">
            <text:p>0</text:p>
          </table:table-cell>
        </table:table-row>
        <table:table-row table:style-name="ro1">
          <table:table-cell table:formula="of:=ABS([$cmp_1.F167] - [$cmp_2.F167])" office:value-type="float" office:value="0.01" calcext:value-type="float">
            <text:p>0.01</text:p>
          </table:table-cell>
          <table:table-cell table:formula="of:=ABS([$cmp_1.G167] - [$cmp_2.G167])" office:value-type="float" office:value="0" calcext:value-type="float">
            <text:p>0</text:p>
          </table:table-cell>
        </table:table-row>
        <table:table-row table:style-name="ro1">
          <table:table-cell table:formula="of:=ABS([$cmp_1.F168] - [$cmp_2.F168])" office:value-type="float" office:value="0" calcext:value-type="float">
            <text:p>0</text:p>
          </table:table-cell>
          <table:table-cell table:formula="of:=ABS([$cmp_1.G168] - [$cmp_2.G168])" office:value-type="float" office:value="0" calcext:value-type="float">
            <text:p>0</text:p>
          </table:table-cell>
        </table:table-row>
        <table:table-row table:style-name="ro1">
          <table:table-cell table:formula="of:=ABS([$cmp_1.F169] - [$cmp_2.F169])" office:value-type="float" office:value="0" calcext:value-type="float">
            <text:p>0</text:p>
          </table:table-cell>
          <table:table-cell table:formula="of:=ABS([$cmp_1.G169] - [$cmp_2.G169])" office:value-type="float" office:value="0" calcext:value-type="float">
            <text:p>0</text:p>
          </table:table-cell>
        </table:table-row>
        <table:table-row table:style-name="ro1">
          <table:table-cell table:formula="of:=ABS([$cmp_1.F170] - [$cmp_2.F170])" office:value-type="float" office:value="0" calcext:value-type="float">
            <text:p>0</text:p>
          </table:table-cell>
          <table:table-cell table:formula="of:=ABS([$cmp_1.G170] - [$cmp_2.G170])" office:value-type="float" office:value="0" calcext:value-type="float">
            <text:p>0</text:p>
          </table:table-cell>
        </table:table-row>
        <table:table-row table:style-name="ro1">
          <table:table-cell table:formula="of:=ABS([$cmp_1.F171] - [$cmp_2.F171])" office:value-type="float" office:value="0.01" calcext:value-type="float">
            <text:p>0.01</text:p>
          </table:table-cell>
          <table:table-cell table:formula="of:=ABS([$cmp_1.G171] - [$cmp_2.G171])" office:value-type="float" office:value="0.01" calcext:value-type="float">
            <text:p>0.01</text:p>
          </table:table-cell>
        </table:table-row>
        <table:table-row table:style-name="ro1">
          <table:table-cell table:formula="of:=ABS([$cmp_1.F172] - [$cmp_2.F172])" office:value-type="float" office:value="0.01" calcext:value-type="float">
            <text:p>0.01</text:p>
          </table:table-cell>
          <table:table-cell table:formula="of:=ABS([$cmp_1.G172] - [$cmp_2.G172])" office:value-type="float" office:value="0" calcext:value-type="float">
            <text:p>0</text:p>
          </table:table-cell>
        </table:table-row>
        <table:table-row table:style-name="ro1">
          <table:table-cell table:formula="of:=ABS([$cmp_1.F173] - [$cmp_2.F173])" office:value-type="float" office:value="0" calcext:value-type="float">
            <text:p>0</text:p>
          </table:table-cell>
          <table:table-cell table:formula="of:=ABS([$cmp_1.G173] - [$cmp_2.G173])" office:value-type="float" office:value="0" calcext:value-type="float">
            <text:p>0</text:p>
          </table:table-cell>
        </table:table-row>
        <table:table-row table:style-name="ro1">
          <table:table-cell table:formula="of:=ABS([$cmp_1.F174] - [$cmp_2.F174])" office:value-type="float" office:value="0" calcext:value-type="float">
            <text:p>0</text:p>
          </table:table-cell>
          <table:table-cell table:formula="of:=ABS([$cmp_1.G174] - [$cmp_2.G174])" office:value-type="float" office:value="0" calcext:value-type="float">
            <text:p>0</text:p>
          </table:table-cell>
        </table:table-row>
        <table:table-row table:style-name="ro1">
          <table:table-cell table:formula="of:=ABS([$cmp_1.F175] - [$cmp_2.F175])" office:value-type="float" office:value="0" calcext:value-type="float">
            <text:p>0</text:p>
          </table:table-cell>
          <table:table-cell table:formula="of:=ABS([$cmp_1.G175] - [$cmp_2.G175])" office:value-type="float" office:value="0" calcext:value-type="float">
            <text:p>0</text:p>
          </table:table-cell>
        </table:table-row>
        <table:table-row table:style-name="ro1">
          <table:table-cell table:formula="of:=ABS([$cmp_1.F176] - [$cmp_2.F176])" office:value-type="float" office:value="0.01" calcext:value-type="float">
            <text:p>0.01</text:p>
          </table:table-cell>
          <table:table-cell table:formula="of:=ABS([$cmp_1.G176] - [$cmp_2.G176])" office:value-type="float" office:value="0" calcext:value-type="float">
            <text:p>0</text:p>
          </table:table-cell>
        </table:table-row>
        <table:table-row table:style-name="ro1">
          <table:table-cell table:formula="of:=ABS([$cmp_1.F177] - [$cmp_2.F177])" office:value-type="float" office:value="0" calcext:value-type="float">
            <text:p>0</text:p>
          </table:table-cell>
          <table:table-cell table:formula="of:=ABS([$cmp_1.G177] - [$cmp_2.G177])" office:value-type="float" office:value="0" calcext:value-type="float">
            <text:p>0</text:p>
          </table:table-cell>
        </table:table-row>
        <table:table-row table:style-name="ro1">
          <table:table-cell table:formula="of:=ABS([$cmp_1.F178] - [$cmp_2.F178])" office:value-type="float" office:value="0.01" calcext:value-type="float">
            <text:p>0.01</text:p>
          </table:table-cell>
          <table:table-cell table:formula="of:=ABS([$cmp_1.G178] - [$cmp_2.G178])" office:value-type="float" office:value="0" calcext:value-type="float">
            <text:p>0</text:p>
          </table:table-cell>
        </table:table-row>
        <table:table-row table:style-name="ro1">
          <table:table-cell table:formula="of:=ABS([$cmp_1.F179] - [$cmp_2.F179])" office:value-type="float" office:value="0.03" calcext:value-type="float">
            <text:p>0.03</text:p>
          </table:table-cell>
          <table:table-cell table:formula="of:=ABS([$cmp_1.G179] - [$cmp_2.G179])" office:value-type="float" office:value="0" calcext:value-type="float">
            <text:p>0</text:p>
          </table:table-cell>
        </table:table-row>
        <table:table-row table:style-name="ro1">
          <table:table-cell table:formula="of:=ABS([$cmp_1.F180] - [$cmp_2.F180])" office:value-type="float" office:value="0" calcext:value-type="float">
            <text:p>0</text:p>
          </table:table-cell>
          <table:table-cell table:formula="of:=ABS([$cmp_1.G180] - [$cmp_2.G180])" office:value-type="float" office:value="0.01" calcext:value-type="float">
            <text:p>0.01</text:p>
          </table:table-cell>
        </table:table-row>
        <table:table-row table:style-name="ro1">
          <table:table-cell table:formula="of:=ABS([$cmp_1.F181] - [$cmp_2.F181])" office:value-type="float" office:value="0.18" calcext:value-type="float">
            <text:p>0.18</text:p>
          </table:table-cell>
          <table:table-cell table:formula="of:=ABS([$cmp_1.G181] - [$cmp_2.G181])" office:value-type="float" office:value="0.01" calcext:value-type="float">
            <text:p>0.01</text:p>
          </table:table-cell>
        </table:table-row>
        <table:table-row table:style-name="ro1">
          <table:table-cell table:formula="of:=ABS([$cmp_1.F182] - [$cmp_2.F182])" office:value-type="float" office:value="0" calcext:value-type="float">
            <text:p>0</text:p>
          </table:table-cell>
          <table:table-cell table:formula="of:=ABS([$cmp_1.G182] - [$cmp_2.G182])" office:value-type="float" office:value="0" calcext:value-type="float">
            <text:p>0</text:p>
          </table:table-cell>
        </table:table-row>
        <table:table-row table:style-name="ro1">
          <table:table-cell table:formula="of:=ABS([$cmp_1.F183] - [$cmp_2.F183])" office:value-type="float" office:value="0" calcext:value-type="float">
            <text:p>0</text:p>
          </table:table-cell>
          <table:table-cell table:formula="of:=ABS([$cmp_1.G183] - [$cmp_2.G183])" office:value-type="float" office:value="0" calcext:value-type="float">
            <text:p>0</text:p>
          </table:table-cell>
        </table:table-row>
        <table:table-row table:style-name="ro1">
          <table:table-cell table:formula="of:=ABS([$cmp_1.F184] - [$cmp_2.F184])" office:value-type="float" office:value="0.01" calcext:value-type="float">
            <text:p>0.01</text:p>
          </table:table-cell>
          <table:table-cell table:formula="of:=ABS([$cmp_1.G184] - [$cmp_2.G184])" office:value-type="float" office:value="0" calcext:value-type="float">
            <text:p>0</text:p>
          </table:table-cell>
        </table:table-row>
        <table:table-row table:style-name="ro1">
          <table:table-cell table:formula="of:=ABS([$cmp_1.F185] - [$cmp_2.F185])" office:value-type="float" office:value="0" calcext:value-type="float">
            <text:p>0</text:p>
          </table:table-cell>
          <table:table-cell table:formula="of:=ABS([$cmp_1.G185] - [$cmp_2.G185])" office:value-type="float" office:value="0" calcext:value-type="float">
            <text:p>0</text:p>
          </table:table-cell>
        </table:table-row>
        <table:table-row table:style-name="ro1">
          <table:table-cell table:formula="of:=ABS([$cmp_1.F186] - [$cmp_2.F186])" office:value-type="float" office:value="0" calcext:value-type="float">
            <text:p>0</text:p>
          </table:table-cell>
          <table:table-cell table:formula="of:=ABS([$cmp_1.G186] - [$cmp_2.G186])" office:value-type="float" office:value="0" calcext:value-type="float">
            <text:p>0</text:p>
          </table:table-cell>
        </table:table-row>
        <table:table-row table:style-name="ro1">
          <table:table-cell table:formula="of:=ABS([$cmp_1.F187] - [$cmp_2.F187])" office:value-type="float" office:value="0.02" calcext:value-type="float">
            <text:p>0.02</text:p>
          </table:table-cell>
          <table:table-cell table:formula="of:=ABS([$cmp_1.G187] - [$cmp_2.G187])" office:value-type="float" office:value="0" calcext:value-type="float">
            <text:p>0</text:p>
          </table:table-cell>
        </table:table-row>
        <table:table-row table:style-name="ro1">
          <table:table-cell table:formula="of:=ABS([$cmp_1.F188] - [$cmp_2.F188])" office:value-type="float" office:value="0" calcext:value-type="float">
            <text:p>0</text:p>
          </table:table-cell>
          <table:table-cell table:formula="of:=ABS([$cmp_1.G188] - [$cmp_2.G188])" office:value-type="float" office:value="0.01" calcext:value-type="float">
            <text:p>0.01</text:p>
          </table:table-cell>
        </table:table-row>
        <table:table-row table:style-name="ro1">
          <table:table-cell table:formula="of:=ABS([$cmp_1.F189] - [$cmp_2.F189])" office:value-type="float" office:value="0.01" calcext:value-type="float">
            <text:p>0.01</text:p>
          </table:table-cell>
          <table:table-cell table:formula="of:=ABS([$cmp_1.G189] - [$cmp_2.G189])" office:value-type="float" office:value="0" calcext:value-type="float">
            <text:p>0</text:p>
          </table:table-cell>
        </table:table-row>
        <table:table-row table:style-name="ro1">
          <table:table-cell table:formula="of:=ABS([$cmp_1.F190] - [$cmp_2.F190])" office:value-type="float" office:value="0" calcext:value-type="float">
            <text:p>0</text:p>
          </table:table-cell>
          <table:table-cell table:formula="of:=ABS([$cmp_1.G190] - [$cmp_2.G190])" office:value-type="float" office:value="0" calcext:value-type="float">
            <text:p>0</text:p>
          </table:table-cell>
        </table:table-row>
        <table:table-row table:style-name="ro1">
          <table:table-cell table:formula="of:=ABS([$cmp_1.F191] - [$cmp_2.F191])" office:value-type="float" office:value="0" calcext:value-type="float">
            <text:p>0</text:p>
          </table:table-cell>
          <table:table-cell table:formula="of:=ABS([$cmp_1.G191] - [$cmp_2.G191])" office:value-type="float" office:value="0" calcext:value-type="float">
            <text:p>0</text:p>
          </table:table-cell>
        </table:table-row>
        <table:table-row table:style-name="ro1">
          <table:table-cell table:formula="of:=ABS([$cmp_1.F192] - [$cmp_2.F192])" office:value-type="float" office:value="0" calcext:value-type="float">
            <text:p>0</text:p>
          </table:table-cell>
          <table:table-cell table:formula="of:=ABS([$cmp_1.G192] - [$cmp_2.G192])" office:value-type="float" office:value="0" calcext:value-type="float">
            <text:p>0</text:p>
          </table:table-cell>
        </table:table-row>
        <table:table-row table:style-name="ro1">
          <table:table-cell table:formula="of:=ABS([$cmp_1.F193] - [$cmp_2.F193])" office:value-type="float" office:value="0" calcext:value-type="float">
            <text:p>0</text:p>
          </table:table-cell>
          <table:table-cell table:formula="of:=ABS([$cmp_1.G193] - [$cmp_2.G193])" office:value-type="float" office:value="0" calcext:value-type="float">
            <text:p>0</text:p>
          </table:table-cell>
        </table:table-row>
        <table:table-row table:style-name="ro1">
          <table:table-cell table:formula="of:=ABS([$cmp_1.F194] - [$cmp_2.F194])" office:value-type="float" office:value="0" calcext:value-type="float">
            <text:p>0</text:p>
          </table:table-cell>
          <table:table-cell table:formula="of:=ABS([$cmp_1.G194] - [$cmp_2.G194])" office:value-type="float" office:value="0" calcext:value-type="float">
            <text:p>0</text:p>
          </table:table-cell>
        </table:table-row>
        <table:table-row table:style-name="ro1">
          <table:table-cell table:formula="of:=ABS([$cmp_1.F195] - [$cmp_2.F195])" office:value-type="float" office:value="0" calcext:value-type="float">
            <text:p>0</text:p>
          </table:table-cell>
          <table:table-cell table:formula="of:=ABS([$cmp_1.G195] - [$cmp_2.G195])" office:value-type="float" office:value="0" calcext:value-type="float">
            <text:p>0</text:p>
          </table:table-cell>
        </table:table-row>
        <table:table-row table:style-name="ro1">
          <table:table-cell table:formula="of:=ABS([$cmp_1.F196] - [$cmp_2.F196])" office:value-type="float" office:value="0" calcext:value-type="float">
            <text:p>0</text:p>
          </table:table-cell>
          <table:table-cell table:formula="of:=ABS([$cmp_1.G196] - [$cmp_2.G196])" office:value-type="float" office:value="0" calcext:value-type="float">
            <text:p>0</text:p>
          </table:table-cell>
        </table:table-row>
        <table:table-row table:style-name="ro1">
          <table:table-cell table:formula="of:=ABS([$cmp_1.F197] - [$cmp_2.F197])" office:value-type="float" office:value="0" calcext:value-type="float">
            <text:p>0</text:p>
          </table:table-cell>
          <table:table-cell table:formula="of:=ABS([$cmp_1.G197] - [$cmp_2.G197])" office:value-type="float" office:value="0" calcext:value-type="float">
            <text:p>0</text:p>
          </table:table-cell>
        </table:table-row>
        <table:table-row table:style-name="ro1">
          <table:table-cell table:formula="of:=ABS([$cmp_1.F198] - [$cmp_2.F198])" office:value-type="float" office:value="0" calcext:value-type="float">
            <text:p>0</text:p>
          </table:table-cell>
          <table:table-cell table:formula="of:=ABS([$cmp_1.G198] - [$cmp_2.G198])" office:value-type="float" office:value="0" calcext:value-type="float">
            <text:p>0</text:p>
          </table:table-cell>
        </table:table-row>
        <table:table-row table:style-name="ro1">
          <table:table-cell table:formula="of:=ABS([$cmp_1.F199] - [$cmp_2.F199])" office:value-type="float" office:value="0" calcext:value-type="float">
            <text:p>0</text:p>
          </table:table-cell>
          <table:table-cell table:formula="of:=ABS([$cmp_1.G199] - [$cmp_2.G199])" office:value-type="float" office:value="0" calcext:value-type="float">
            <text:p>0</text:p>
          </table:table-cell>
        </table:table-row>
        <table:table-row table:style-name="ro1">
          <table:table-cell table:formula="of:=ABS([$cmp_1.F200] - [$cmp_2.F200])" office:value-type="float" office:value="0" calcext:value-type="float">
            <text:p>0</text:p>
          </table:table-cell>
          <table:table-cell table:formula="of:=ABS([$cmp_1.G200] - [$cmp_2.G200])" office:value-type="float" office:value="0" calcext:value-type="float">
            <text:p>0</text:p>
          </table:table-cell>
        </table:table-row>
        <table:table-row table:style-name="ro1">
          <table:table-cell table:formula="of:=ABS([$cmp_1.F201] - [$cmp_2.F201])" office:value-type="float" office:value="0" calcext:value-type="float">
            <text:p>0</text:p>
          </table:table-cell>
          <table:table-cell table:formula="of:=ABS([$cmp_1.G201] - [$cmp_2.G201])" office:value-type="float" office:value="0" calcext:value-type="float">
            <text:p>0</text:p>
          </table:table-cell>
        </table:table-row>
        <table:table-row table:style-name="ro1">
          <table:table-cell table:formula="of:=ABS([$cmp_1.F202] - [$cmp_2.F202])" office:value-type="float" office:value="0.01" calcext:value-type="float">
            <text:p>0.01</text:p>
          </table:table-cell>
          <table:table-cell table:formula="of:=ABS([$cmp_1.G202] - [$cmp_2.G202])" office:value-type="float" office:value="0" calcext:value-type="float">
            <text:p>0</text:p>
          </table:table-cell>
        </table:table-row>
        <table:table-row table:style-name="ro1">
          <table:table-cell table:formula="of:=ABS([$cmp_1.F203] - [$cmp_2.F203])" office:value-type="float" office:value="0" calcext:value-type="float">
            <text:p>0</text:p>
          </table:table-cell>
          <table:table-cell table:formula="of:=ABS([$cmp_1.G203] - [$cmp_2.G203])" office:value-type="float" office:value="0" calcext:value-type="float">
            <text:p>0</text:p>
          </table:table-cell>
        </table:table-row>
        <table:table-row table:style-name="ro1">
          <table:table-cell table:formula="of:=ABS([$cmp_1.F204] - [$cmp_2.F204])" office:value-type="float" office:value="0.01" calcext:value-type="float">
            <text:p>0.01</text:p>
          </table:table-cell>
          <table:table-cell table:formula="of:=ABS([$cmp_1.G204] - [$cmp_2.G204])" office:value-type="float" office:value="0" calcext:value-type="float">
            <text:p>0</text:p>
          </table:table-cell>
        </table:table-row>
        <table:table-row table:style-name="ro1">
          <table:table-cell table:formula="of:=ABS([$cmp_1.F205] - [$cmp_2.F205])" office:value-type="float" office:value="0" calcext:value-type="float">
            <text:p>0</text:p>
          </table:table-cell>
          <table:table-cell table:formula="of:=ABS([$cmp_1.G205] - [$cmp_2.G205])" office:value-type="float" office:value="0.0699999999999998" calcext:value-type="float">
            <text:p>0.0699999999999998</text:p>
          </table:table-cell>
        </table:table-row>
        <table:table-row table:style-name="ro1">
          <table:table-cell table:formula="of:=ABS([$cmp_1.F206] - [$cmp_2.F206])" office:value-type="float" office:value="0" calcext:value-type="float">
            <text:p>0</text:p>
          </table:table-cell>
          <table:table-cell table:formula="of:=ABS([$cmp_1.G206] - [$cmp_2.G206])" office:value-type="float" office:value="0" calcext:value-type="float">
            <text:p>0</text:p>
          </table:table-cell>
        </table:table-row>
        <table:table-row table:style-name="ro1">
          <table:table-cell table:formula="of:=ABS([$cmp_1.F207] - [$cmp_2.F207])" office:value-type="float" office:value="0" calcext:value-type="float">
            <text:p>0</text:p>
          </table:table-cell>
          <table:table-cell table:formula="of:=ABS([$cmp_1.G207] - [$cmp_2.G207])" office:value-type="float" office:value="0.0600000000000001" calcext:value-type="float">
            <text:p>0.0600000000000001</text:p>
          </table:table-cell>
        </table:table-row>
        <table:table-row table:style-name="ro1">
          <table:table-cell table:formula="of:=ABS([$cmp_1.F208] - [$cmp_2.F208])" office:value-type="float" office:value="0" calcext:value-type="float">
            <text:p>0</text:p>
          </table:table-cell>
          <table:table-cell table:formula="of:=ABS([$cmp_1.G208] - [$cmp_2.G208])" office:value-type="float" office:value="0.01" calcext:value-type="float">
            <text:p>0.01</text:p>
          </table:table-cell>
        </table:table-row>
        <table:table-row table:style-name="ro1">
          <table:table-cell table:formula="of:=ABS([$cmp_1.F209] - [$cmp_2.F209])" office:value-type="float" office:value="0" calcext:value-type="float">
            <text:p>0</text:p>
          </table:table-cell>
          <table:table-cell table:formula="of:=ABS([$cmp_1.G209] - [$cmp_2.G209])" office:value-type="float" office:value="0.01" calcext:value-type="float">
            <text:p>0.01</text:p>
          </table:table-cell>
        </table:table-row>
        <table:table-row table:style-name="ro1">
          <table:table-cell table:formula="of:=ABS([$cmp_1.F210] - [$cmp_2.F210])" office:value-type="float" office:value="0" calcext:value-type="float">
            <text:p>0</text:p>
          </table:table-cell>
          <table:table-cell table:formula="of:=ABS([$cmp_1.G210] - [$cmp_2.G210])" office:value-type="float" office:value="0" calcext:value-type="float">
            <text:p>0</text:p>
          </table:table-cell>
        </table:table-row>
        <table:table-row table:style-name="ro1">
          <table:table-cell table:formula="of:=ABS([$cmp_1.F211] - [$cmp_2.F211])" office:value-type="float" office:value="0" calcext:value-type="float">
            <text:p>0</text:p>
          </table:table-cell>
          <table:table-cell table:formula="of:=ABS([$cmp_1.G211] - [$cmp_2.G211])" office:value-type="float" office:value="0.0699999999999998" calcext:value-type="float">
            <text:p>0.0699999999999998</text:p>
          </table:table-cell>
        </table:table-row>
        <table:table-row table:style-name="ro1">
          <table:table-cell table:formula="of:=ABS([$cmp_1.F212] - [$cmp_2.F212])" office:value-type="float" office:value="0" calcext:value-type="float">
            <text:p>0</text:p>
          </table:table-cell>
          <table:table-cell table:formula="of:=ABS([$cmp_1.G212] - [$cmp_2.G212])" office:value-type="float" office:value="0" calcext:value-type="float">
            <text:p>0</text:p>
          </table:table-cell>
        </table:table-row>
        <table:table-row table:style-name="ro1">
          <table:table-cell table:formula="of:=ABS([$cmp_1.F213] - [$cmp_2.F213])" office:value-type="float" office:value="0.05" calcext:value-type="float">
            <text:p>0.05</text:p>
          </table:table-cell>
          <table:table-cell table:formula="of:=ABS([$cmp_1.G213] - [$cmp_2.G213])" office:value-type="float" office:value="0.01" calcext:value-type="float">
            <text:p>0.01</text:p>
          </table:table-cell>
        </table:table-row>
        <table:table-row table:style-name="ro1">
          <table:table-cell table:formula="of:=ABS([$cmp_1.F214] - [$cmp_2.F214])" office:value-type="float" office:value="0.04" calcext:value-type="float">
            <text:p>0.04</text:p>
          </table:table-cell>
          <table:table-cell table:formula="of:=ABS([$cmp_1.G214] - [$cmp_2.G214])" office:value-type="float" office:value="0.0700000000000001" calcext:value-type="float">
            <text:p>0.0700000000000001</text:p>
          </table:table-cell>
        </table:table-row>
        <table:table-row table:style-name="ro1">
          <table:table-cell table:formula="of:=ABS([$cmp_1.F215] - [$cmp_2.F215])" office:value-type="float" office:value="0" calcext:value-type="float">
            <text:p>0</text:p>
          </table:table-cell>
          <table:table-cell table:formula="of:=ABS([$cmp_1.G215] - [$cmp_2.G215])" office:value-type="float" office:value="0.01" calcext:value-type="float">
            <text:p>0.01</text:p>
          </table:table-cell>
        </table:table-row>
        <table:table-row table:style-name="ro1">
          <table:table-cell table:formula="of:=ABS([$cmp_1.F216] - [$cmp_2.F216])" office:value-type="float" office:value="0.01" calcext:value-type="float">
            <text:p>0.01</text:p>
          </table:table-cell>
          <table:table-cell table:formula="of:=ABS([$cmp_1.G216] - [$cmp_2.G216])" office:value-type="float" office:value="0" calcext:value-type="float">
            <text:p>0</text:p>
          </table:table-cell>
        </table:table-row>
        <table:table-row table:style-name="ro1">
          <table:table-cell table:formula="of:=ABS([$cmp_1.F217] - [$cmp_2.F217])" office:value-type="float" office:value="0" calcext:value-type="float">
            <text:p>0</text:p>
          </table:table-cell>
          <table:table-cell table:formula="of:=ABS([$cmp_1.G217] - [$cmp_2.G217])" office:value-type="float" office:value="0" calcext:value-type="float">
            <text:p>0</text:p>
          </table:table-cell>
        </table:table-row>
        <table:table-row table:style-name="ro1">
          <table:table-cell table:formula="of:=ABS([$cmp_1.F218] - [$cmp_2.F218])" office:value-type="float" office:value="0.01" calcext:value-type="float">
            <text:p>0.01</text:p>
          </table:table-cell>
          <table:table-cell table:formula="of:=ABS([$cmp_1.G218] - [$cmp_2.G218])" office:value-type="float" office:value="0" calcext:value-type="float">
            <text:p>0</text:p>
          </table:table-cell>
        </table:table-row>
        <table:table-row table:style-name="ro1">
          <table:table-cell table:formula="of:=ABS([$cmp_1.F219] - [$cmp_2.F219])" office:value-type="float" office:value="0.01" calcext:value-type="float">
            <text:p>0.01</text:p>
          </table:table-cell>
          <table:table-cell table:formula="of:=ABS([$cmp_1.G219] - [$cmp_2.G219])" office:value-type="float" office:value="0" calcext:value-type="float">
            <text:p>0</text:p>
          </table:table-cell>
        </table:table-row>
        <table:table-row table:style-name="ro1">
          <table:table-cell table:formula="of:=ABS([$cmp_1.F220] - [$cmp_2.F220])" office:value-type="float" office:value="0" calcext:value-type="float">
            <text:p>0</text:p>
          </table:table-cell>
          <table:table-cell table:formula="of:=ABS([$cmp_1.G220] - [$cmp_2.G220])" office:value-type="float" office:value="0" calcext:value-type="float">
            <text:p>0</text:p>
          </table:table-cell>
        </table:table-row>
        <table:table-row table:style-name="ro1">
          <table:table-cell table:formula="of:=ABS([$cmp_1.F221] - [$cmp_2.F221])" office:value-type="float" office:value="0" calcext:value-type="float">
            <text:p>0</text:p>
          </table:table-cell>
          <table:table-cell table:formula="of:=ABS([$cmp_1.G221] - [$cmp_2.G221])" office:value-type="float" office:value="0" calcext:value-type="float">
            <text:p>0</text:p>
          </table:table-cell>
        </table:table-row>
        <table:table-row table:style-name="ro1">
          <table:table-cell table:formula="of:=ABS([$cmp_1.F222] - [$cmp_2.F222])" office:value-type="float" office:value="0" calcext:value-type="float">
            <text:p>0</text:p>
          </table:table-cell>
          <table:table-cell table:formula="of:=ABS([$cmp_1.G222] - [$cmp_2.G222])" office:value-type="float" office:value="0" calcext:value-type="float">
            <text:p>0</text:p>
          </table:table-cell>
        </table:table-row>
        <table:table-row table:style-name="ro1">
          <table:table-cell table:formula="of:=ABS([$cmp_1.F223] - [$cmp_2.F223])" office:value-type="float" office:value="0" calcext:value-type="float">
            <text:p>0</text:p>
          </table:table-cell>
          <table:table-cell table:formula="of:=ABS([$cmp_1.G223] - [$cmp_2.G223])" office:value-type="float" office:value="0" calcext:value-type="float">
            <text:p>0</text:p>
          </table:table-cell>
        </table:table-row>
        <table:table-row table:style-name="ro1">
          <table:table-cell table:formula="of:=ABS([$cmp_1.F224] - [$cmp_2.F224])" office:value-type="float" office:value="0" calcext:value-type="float">
            <text:p>0</text:p>
          </table:table-cell>
          <table:table-cell table:formula="of:=ABS([$cmp_1.G224] - [$cmp_2.G224])" office:value-type="float" office:value="0" calcext:value-type="float">
            <text:p>0</text:p>
          </table:table-cell>
        </table:table-row>
        <table:table-row table:style-name="ro1">
          <table:table-cell table:formula="of:=ABS([$cmp_1.F225] - [$cmp_2.F225])" office:value-type="float" office:value="0" calcext:value-type="float">
            <text:p>0</text:p>
          </table:table-cell>
          <table:table-cell table:formula="of:=ABS([$cmp_1.G225] - [$cmp_2.G225])" office:value-type="float" office:value="0" calcext:value-type="float">
            <text:p>0</text:p>
          </table:table-cell>
        </table:table-row>
        <table:table-row table:style-name="ro1">
          <table:table-cell table:formula="of:=ABS([$cmp_1.F226] - [$cmp_2.F226])" office:value-type="float" office:value="0" calcext:value-type="float">
            <text:p>0</text:p>
          </table:table-cell>
          <table:table-cell table:formula="of:=ABS([$cmp_1.G226] - [$cmp_2.G226])" office:value-type="float" office:value="0" calcext:value-type="float">
            <text:p>0</text:p>
          </table:table-cell>
        </table:table-row>
        <table:table-row table:style-name="ro1">
          <table:table-cell table:formula="of:=ABS([$cmp_1.F227] - [$cmp_2.F227])" office:value-type="float" office:value="0.01" calcext:value-type="float">
            <text:p>0.01</text:p>
          </table:table-cell>
          <table:table-cell table:formula="of:=ABS([$cmp_1.G227] - [$cmp_2.G227])" office:value-type="float" office:value="0" calcext:value-type="float">
            <text:p>0</text:p>
          </table:table-cell>
        </table:table-row>
        <table:table-row table:style-name="ro1">
          <table:table-cell table:formula="of:=ABS([$cmp_1.F228] - [$cmp_2.F228])" office:value-type="float" office:value="0" calcext:value-type="float">
            <text:p>0</text:p>
          </table:table-cell>
          <table:table-cell table:formula="of:=ABS([$cmp_1.G228] - [$cmp_2.G228])" office:value-type="float" office:value="0" calcext:value-type="float">
            <text:p>0</text:p>
          </table:table-cell>
        </table:table-row>
        <table:table-row table:style-name="ro1">
          <table:table-cell table:formula="of:=ABS([$cmp_1.F229] - [$cmp_2.F229])" office:value-type="float" office:value="0" calcext:value-type="float">
            <text:p>0</text:p>
          </table:table-cell>
          <table:table-cell table:formula="of:=ABS([$cmp_1.G229] - [$cmp_2.G229])" office:value-type="float" office:value="0.01" calcext:value-type="float">
            <text:p>0.01</text:p>
          </table:table-cell>
        </table:table-row>
        <table:table-row table:style-name="ro1">
          <table:table-cell table:formula="of:=ABS([$cmp_1.F230] - [$cmp_2.F230])" office:value-type="float" office:value="0" calcext:value-type="float">
            <text:p>0</text:p>
          </table:table-cell>
          <table:table-cell table:formula="of:=ABS([$cmp_1.G230] - [$cmp_2.G230])" office:value-type="float" office:value="0" calcext:value-type="float">
            <text:p>0</text:p>
          </table:table-cell>
        </table:table-row>
        <table:table-row table:style-name="ro1">
          <table:table-cell table:formula="of:=ABS([$cmp_1.F231] - [$cmp_2.F231])" office:value-type="float" office:value="0" calcext:value-type="float">
            <text:p>0</text:p>
          </table:table-cell>
          <table:table-cell table:formula="of:=ABS([$cmp_1.G231] - [$cmp_2.G231])" office:value-type="float" office:value="0" calcext:value-type="float">
            <text:p>0</text:p>
          </table:table-cell>
        </table:table-row>
        <table:table-row table:style-name="ro1">
          <table:table-cell table:formula="of:=ABS([$cmp_1.F232] - [$cmp_2.F232])" office:value-type="float" office:value="0.01" calcext:value-type="float">
            <text:p>0.01</text:p>
          </table:table-cell>
          <table:table-cell table:formula="of:=ABS([$cmp_1.G232] - [$cmp_2.G232])" office:value-type="float" office:value="0.01" calcext:value-type="float">
            <text:p>0.01</text:p>
          </table:table-cell>
        </table:table-row>
        <table:table-row table:style-name="ro1">
          <table:table-cell table:formula="of:=ABS([$cmp_1.F233] - [$cmp_2.F233])" office:value-type="float" office:value="0" calcext:value-type="float">
            <text:p>0</text:p>
          </table:table-cell>
          <table:table-cell table:formula="of:=ABS([$cmp_1.G233] - [$cmp_2.G233])" office:value-type="float" office:value="0" calcext:value-type="float">
            <text:p>0</text:p>
          </table:table-cell>
        </table:table-row>
        <table:table-row table:style-name="ro1">
          <table:table-cell table:formula="of:=ABS([$cmp_1.F234] - [$cmp_2.F234])" office:value-type="float" office:value="0" calcext:value-type="float">
            <text:p>0</text:p>
          </table:table-cell>
          <table:table-cell table:formula="of:=ABS([$cmp_1.G234] - [$cmp_2.G234])" office:value-type="float" office:value="0" calcext:value-type="float">
            <text:p>0</text:p>
          </table:table-cell>
        </table:table-row>
        <table:table-row table:style-name="ro1">
          <table:table-cell table:formula="of:=ABS([$cmp_1.F235] - [$cmp_2.F235])" office:value-type="float" office:value="0" calcext:value-type="float">
            <text:p>0</text:p>
          </table:table-cell>
          <table:table-cell table:formula="of:=ABS([$cmp_1.G235] - [$cmp_2.G235])" office:value-type="float" office:value="0" calcext:value-type="float">
            <text:p>0</text:p>
          </table:table-cell>
        </table:table-row>
        <table:table-row table:style-name="ro1">
          <table:table-cell table:formula="of:=ABS([$cmp_1.F236] - [$cmp_2.F236])" office:value-type="float" office:value="0" calcext:value-type="float">
            <text:p>0</text:p>
          </table:table-cell>
          <table:table-cell table:formula="of:=ABS([$cmp_1.G236] - [$cmp_2.G236])" office:value-type="float" office:value="0.01" calcext:value-type="float">
            <text:p>0.01</text:p>
          </table:table-cell>
        </table:table-row>
        <table:table-row table:style-name="ro1">
          <table:table-cell table:formula="of:=ABS([$cmp_1.F237] - [$cmp_2.F237])" office:value-type="float" office:value="0" calcext:value-type="float">
            <text:p>0</text:p>
          </table:table-cell>
          <table:table-cell table:formula="of:=ABS([$cmp_1.G237] - [$cmp_2.G237])" office:value-type="float" office:value="0.01" calcext:value-type="float">
            <text:p>0.01</text:p>
          </table:table-cell>
        </table:table-row>
        <table:table-row table:style-name="ro1">
          <table:table-cell table:formula="of:=ABS([$cmp_1.F238] - [$cmp_2.F238])" office:value-type="float" office:value="0.02" calcext:value-type="float">
            <text:p>0.02</text:p>
          </table:table-cell>
          <table:table-cell table:formula="of:=ABS([$cmp_1.G238] - [$cmp_2.G238])" office:value-type="float" office:value="0" calcext:value-type="float">
            <text:p>0</text:p>
          </table:table-cell>
        </table:table-row>
        <table:table-row table:style-name="ro1">
          <table:table-cell table:formula="of:=ABS([$cmp_1.F239] - [$cmp_2.F239])" office:value-type="float" office:value="0" calcext:value-type="float">
            <text:p>0</text:p>
          </table:table-cell>
          <table:table-cell table:formula="of:=ABS([$cmp_1.G239] - [$cmp_2.G239])" office:value-type="float" office:value="0" calcext:value-type="float">
            <text:p>0</text:p>
          </table:table-cell>
        </table:table-row>
        <table:table-row table:style-name="ro1">
          <table:table-cell table:formula="of:=ABS([$cmp_1.F240] - [$cmp_2.F240])" office:value-type="float" office:value="0" calcext:value-type="float">
            <text:p>0</text:p>
          </table:table-cell>
          <table:table-cell table:formula="of:=ABS([$cmp_1.G240] - [$cmp_2.G240])" office:value-type="float" office:value="0.01" calcext:value-type="float">
            <text:p>0.01</text:p>
          </table:table-cell>
        </table:table-row>
        <table:table-row table:style-name="ro1">
          <table:table-cell table:formula="of:=ABS([$cmp_1.F241] - [$cmp_2.F241])" office:value-type="float" office:value="0.04" calcext:value-type="float">
            <text:p>0.04</text:p>
          </table:table-cell>
          <table:table-cell table:formula="of:=ABS([$cmp_1.G241] - [$cmp_2.G241])" office:value-type="float" office:value="0.0600000000000001" calcext:value-type="float">
            <text:p>0.0600000000000001</text:p>
          </table:table-cell>
        </table:table-row>
        <table:table-row table:style-name="ro1">
          <table:table-cell table:formula="of:=ABS([$cmp_1.F242] - [$cmp_2.F242])" office:value-type="float" office:value="0.05" calcext:value-type="float">
            <text:p>0.05</text:p>
          </table:table-cell>
          <table:table-cell table:formula="of:=ABS([$cmp_1.G242] - [$cmp_2.G242])" office:value-type="float" office:value="0.0600000000000001" calcext:value-type="float">
            <text:p>0.0600000000000001</text:p>
          </table:table-cell>
        </table:table-row>
        <table:table-row table:style-name="ro1">
          <table:table-cell table:formula="of:=ABS([$cmp_1.F243] - [$cmp_2.F243])" office:value-type="float" office:value="0" calcext:value-type="float">
            <text:p>0</text:p>
          </table:table-cell>
          <table:table-cell table:formula="of:=ABS([$cmp_1.G243] - [$cmp_2.G243])" office:value-type="float" office:value="0.01" calcext:value-type="float">
            <text:p>0.01</text:p>
          </table:table-cell>
        </table:table-row>
        <table:table-row table:style-name="ro1">
          <table:table-cell table:formula="of:=ABS([$cmp_1.F244] - [$cmp_2.F244])" office:value-type="float" office:value="0" calcext:value-type="float">
            <text:p>0</text:p>
          </table:table-cell>
          <table:table-cell table:formula="of:=ABS([$cmp_1.G244] - [$cmp_2.G244])" office:value-type="float" office:value="0.05" calcext:value-type="float">
            <text:p>0.05</text:p>
          </table:table-cell>
        </table:table-row>
        <table:table-row table:style-name="ro1">
          <table:table-cell table:formula="of:=ABS([$cmp_1.F245] - [$cmp_2.F245])" office:value-type="float" office:value="0" calcext:value-type="float">
            <text:p>0</text:p>
          </table:table-cell>
          <table:table-cell table:formula="of:=ABS([$cmp_1.G245] - [$cmp_2.G245])" office:value-type="float" office:value="0.01" calcext:value-type="float">
            <text:p>0.01</text:p>
          </table:table-cell>
        </table:table-row>
        <table:table-row table:style-name="ro1">
          <table:table-cell table:formula="of:=ABS([$cmp_1.F246] - [$cmp_2.F246])" office:value-type="float" office:value="0" calcext:value-type="float">
            <text:p>0</text:p>
          </table:table-cell>
          <table:table-cell table:formula="of:=ABS([$cmp_1.G246] - [$cmp_2.G246])" office:value-type="float" office:value="0" calcext:value-type="float">
            <text:p>0</text:p>
          </table:table-cell>
        </table:table-row>
        <table:table-row table:style-name="ro1">
          <table:table-cell table:formula="of:=ABS([$cmp_1.F247] - [$cmp_2.F247])" office:value-type="float" office:value="0" calcext:value-type="float">
            <text:p>0</text:p>
          </table:table-cell>
          <table:table-cell table:formula="of:=ABS([$cmp_1.G247] - [$cmp_2.G247])" office:value-type="float" office:value="0" calcext:value-type="float">
            <text:p>0</text:p>
          </table:table-cell>
        </table:table-row>
        <table:table-row table:style-name="ro1">
          <table:table-cell table:formula="of:=ABS([$cmp_1.F248] - [$cmp_2.F248])" office:value-type="float" office:value="0" calcext:value-type="float">
            <text:p>0</text:p>
          </table:table-cell>
          <table:table-cell table:formula="of:=ABS([$cmp_1.G248] - [$cmp_2.G248])" office:value-type="float" office:value="0" calcext:value-type="float">
            <text:p>0</text:p>
          </table:table-cell>
        </table:table-row>
        <table:table-row table:style-name="ro1">
          <table:table-cell table:formula="of:=ABS([$cmp_1.F249] - [$cmp_2.F249])" office:value-type="float" office:value="0" calcext:value-type="float">
            <text:p>0</text:p>
          </table:table-cell>
          <table:table-cell table:formula="of:=ABS([$cmp_1.G249] - [$cmp_2.G249])" office:value-type="float" office:value="0" calcext:value-type="float">
            <text:p>0</text:p>
          </table:table-cell>
        </table:table-row>
        <table:table-row table:style-name="ro1">
          <table:table-cell table:formula="of:=ABS([$cmp_1.F250] - [$cmp_2.F250])" office:value-type="float" office:value="0" calcext:value-type="float">
            <text:p>0</text:p>
          </table:table-cell>
          <table:table-cell table:formula="of:=ABS([$cmp_1.G250] - [$cmp_2.G250])" office:value-type="float" office:value="0.01" calcext:value-type="float">
            <text:p>0.01</text:p>
          </table:table-cell>
        </table:table-row>
        <table:table-row table:style-name="ro1">
          <table:table-cell table:formula="of:=ABS([$cmp_1.F251] - [$cmp_2.F251])" office:value-type="float" office:value="0" calcext:value-type="float">
            <text:p>0</text:p>
          </table:table-cell>
          <table:table-cell table:formula="of:=ABS([$cmp_1.G251] - [$cmp_2.G251])" office:value-type="float" office:value="0.01" calcext:value-type="float">
            <text:p>0.01</text:p>
          </table:table-cell>
        </table:table-row>
        <table:table-row table:style-name="ro1">
          <table:table-cell table:formula="of:=ABS([$cmp_1.F252] - [$cmp_2.F252])" office:value-type="float" office:value="0" calcext:value-type="float">
            <text:p>0</text:p>
          </table:table-cell>
          <table:table-cell table:formula="of:=ABS([$cmp_1.G252] - [$cmp_2.G252])" office:value-type="float" office:value="0.01" calcext:value-type="float">
            <text:p>0.01</text:p>
          </table:table-cell>
        </table:table-row>
        <table:table-row table:style-name="ro1">
          <table:table-cell table:formula="of:=ABS([$cmp_1.F253] - [$cmp_2.F253])" office:value-type="float" office:value="0" calcext:value-type="float">
            <text:p>0</text:p>
          </table:table-cell>
          <table:table-cell table:formula="of:=ABS([$cmp_1.G253] - [$cmp_2.G253])" office:value-type="float" office:value="0" calcext:value-type="float">
            <text:p>0</text:p>
          </table:table-cell>
        </table:table-row>
        <table:table-row table:style-name="ro1">
          <table:table-cell table:formula="of:=ABS([$cmp_1.F254] - [$cmp_2.F254])" office:value-type="float" office:value="0" calcext:value-type="float">
            <text:p>0</text:p>
          </table:table-cell>
          <table:table-cell table:formula="of:=ABS([$cmp_1.G254] - [$cmp_2.G254])" office:value-type="float" office:value="0" calcext:value-type="float">
            <text:p>0</text:p>
          </table:table-cell>
        </table:table-row>
        <table:table-row table:style-name="ro1">
          <table:table-cell table:formula="of:=ABS([$cmp_1.F255] - [$cmp_2.F255])" office:value-type="float" office:value="0" calcext:value-type="float">
            <text:p>0</text:p>
          </table:table-cell>
          <table:table-cell table:formula="of:=ABS([$cmp_1.G255] - [$cmp_2.G255])" office:value-type="float" office:value="0" calcext:value-type="float">
            <text:p>0</text:p>
          </table:table-cell>
        </table:table-row>
        <table:table-row table:style-name="ro1">
          <table:table-cell table:formula="of:=ABS([$cmp_1.F256] - [$cmp_2.F256])" office:value-type="float" office:value="0" calcext:value-type="float">
            <text:p>0</text:p>
          </table:table-cell>
          <table:table-cell table:formula="of:=ABS([$cmp_1.G256] - [$cmp_2.G256])" office:value-type="float" office:value="0" calcext:value-type="float">
            <text:p>0</text:p>
          </table:table-cell>
        </table:table-row>
        <table:table-row table:style-name="ro1">
          <table:table-cell table:formula="of:=ABS([$cmp_1.F257] - [$cmp_2.F257])" office:value-type="float" office:value="0" calcext:value-type="float">
            <text:p>0</text:p>
          </table:table-cell>
          <table:table-cell table:formula="of:=ABS([$cmp_1.G257] - [$cmp_2.G257])" office:value-type="float" office:value="0.0399999999999998" calcext:value-type="float">
            <text:p>0.0399999999999998</text:p>
          </table:table-cell>
        </table:table-row>
        <table:table-row table:style-name="ro1">
          <table:table-cell table:formula="of:=ABS([$cmp_1.F258] - [$cmp_2.F258])" office:value-type="float" office:value="0" calcext:value-type="float">
            <text:p>0</text:p>
          </table:table-cell>
          <table:table-cell table:formula="of:=ABS([$cmp_1.G258] - [$cmp_2.G258])" office:value-type="float" office:value="0" calcext:value-type="float">
            <text:p>0</text:p>
          </table:table-cell>
        </table:table-row>
        <table:table-row table:style-name="ro1">
          <table:table-cell table:formula="of:=ABS([$cmp_1.F259] - [$cmp_2.F259])" office:value-type="float" office:value="0" calcext:value-type="float">
            <text:p>0</text:p>
          </table:table-cell>
          <table:table-cell table:formula="of:=ABS([$cmp_1.G259] - [$cmp_2.G259])" office:value-type="float" office:value="0.0499999999999998" calcext:value-type="float">
            <text:p>0.0499999999999998</text:p>
          </table:table-cell>
        </table:table-row>
        <table:table-row table:style-name="ro1">
          <table:table-cell table:formula="of:=ABS([$cmp_1.F260] - [$cmp_2.F260])" office:value-type="float" office:value="0" calcext:value-type="float">
            <text:p>0</text:p>
          </table:table-cell>
          <table:table-cell table:formula="of:=ABS([$cmp_1.G260] - [$cmp_2.G260])" office:value-type="float" office:value="0" calcext:value-type="float">
            <text:p>0</text:p>
          </table:table-cell>
        </table:table-row>
        <table:table-row table:style-name="ro1">
          <table:table-cell table:formula="of:=ABS([$cmp_1.F261] - [$cmp_2.F261])" office:value-type="float" office:value="0" calcext:value-type="float">
            <text:p>0</text:p>
          </table:table-cell>
          <table:table-cell table:formula="of:=ABS([$cmp_1.G261] - [$cmp_2.G261])" office:value-type="float" office:value="0.0499999999999998" calcext:value-type="float">
            <text:p>0.0499999999999998</text:p>
          </table:table-cell>
        </table:table-row>
        <table:table-row table:style-name="ro1">
          <table:table-cell table:formula="of:=ABS([$cmp_1.F262] - [$cmp_2.F262])" office:value-type="float" office:value="0" calcext:value-type="float">
            <text:p>0</text:p>
          </table:table-cell>
          <table:table-cell table:formula="of:=ABS([$cmp_1.G262] - [$cmp_2.G262])" office:value-type="float" office:value="0" calcext:value-type="float">
            <text:p>0</text:p>
          </table:table-cell>
        </table:table-row>
        <table:table-row table:style-name="ro1">
          <table:table-cell table:formula="of:=ABS([$cmp_1.F263] - [$cmp_2.F263])" office:value-type="float" office:value="0" calcext:value-type="float">
            <text:p>0</text:p>
          </table:table-cell>
          <table:table-cell table:formula="of:=ABS([$cmp_1.G263] - [$cmp_2.G263])" office:value-type="float" office:value="0.0399999999999998" calcext:value-type="float">
            <text:p>0.0399999999999998</text:p>
          </table:table-cell>
        </table:table-row>
        <table:table-row table:style-name="ro1">
          <table:table-cell table:formula="of:=ABS([$cmp_1.F264] - [$cmp_2.F264])" office:value-type="float" office:value="0" calcext:value-type="float">
            <text:p>0</text:p>
          </table:table-cell>
          <table:table-cell table:formula="of:=ABS([$cmp_1.G264] - [$cmp_2.G264])" office:value-type="float" office:value="0.05" calcext:value-type="float">
            <text:p>0.05</text:p>
          </table:table-cell>
        </table:table-row>
        <table:table-row table:style-name="ro1">
          <table:table-cell table:formula="of:=ABS([$cmp_1.F265] - [$cmp_2.F265])" office:value-type="float" office:value="0" calcext:value-type="float">
            <text:p>0</text:p>
          </table:table-cell>
          <table:table-cell table:formula="of:=ABS([$cmp_1.G265] - [$cmp_2.G265])" office:value-type="float" office:value="0" calcext:value-type="float">
            <text:p>0</text:p>
          </table:table-cell>
        </table:table-row>
        <table:table-row table:style-name="ro1">
          <table:table-cell table:formula="of:=ABS([$cmp_1.F266] - [$cmp_2.F266])" office:value-type="float" office:value="0" calcext:value-type="float">
            <text:p>0</text:p>
          </table:table-cell>
          <table:table-cell table:formula="of:=ABS([$cmp_1.G266] - [$cmp_2.G266])" office:value-type="float" office:value="0.03" calcext:value-type="float">
            <text:p>0.03</text:p>
          </table:table-cell>
        </table:table-row>
        <table:table-row table:style-name="ro1">
          <table:table-cell table:formula="of:=ABS([$cmp_1.F267] - [$cmp_2.F267])" office:value-type="float" office:value="0" calcext:value-type="float">
            <text:p>0</text:p>
          </table:table-cell>
          <table:table-cell table:formula="of:=ABS([$cmp_1.G267] - [$cmp_2.G267])" office:value-type="float" office:value="0" calcext:value-type="float">
            <text:p>0</text:p>
          </table:table-cell>
        </table:table-row>
        <table:table-row table:style-name="ro1">
          <table:table-cell table:formula="of:=ABS([$cmp_1.F268] - [$cmp_2.F268])" office:value-type="float" office:value="0" calcext:value-type="float">
            <text:p>0</text:p>
          </table:table-cell>
          <table:table-cell table:formula="of:=ABS([$cmp_1.G268] - [$cmp_2.G268])" office:value-type="float" office:value="0" calcext:value-type="float">
            <text:p>0</text:p>
          </table:table-cell>
        </table:table-row>
        <table:table-row table:style-name="ro1">
          <table:table-cell table:formula="of:=ABS([$cmp_1.F269] - [$cmp_2.F269])" office:value-type="float" office:value="0" calcext:value-type="float">
            <text:p>0</text:p>
          </table:table-cell>
          <table:table-cell table:formula="of:=ABS([$cmp_1.G269] - [$cmp_2.G269])" office:value-type="float" office:value="0" calcext:value-type="float">
            <text:p>0</text:p>
          </table:table-cell>
        </table:table-row>
        <table:table-row table:style-name="ro1">
          <table:table-cell table:formula="of:=ABS([$cmp_1.F270] - [$cmp_2.F270])" office:value-type="float" office:value="0" calcext:value-type="float">
            <text:p>0</text:p>
          </table:table-cell>
          <table:table-cell table:formula="of:=ABS([$cmp_1.G270] - [$cmp_2.G270])" office:value-type="float" office:value="0" calcext:value-type="float">
            <text:p>0</text:p>
          </table:table-cell>
        </table:table-row>
        <table:table-row table:style-name="ro1">
          <table:table-cell table:formula="of:=ABS([$cmp_1.F271] - [$cmp_2.F271])" office:value-type="float" office:value="0" calcext:value-type="float">
            <text:p>0</text:p>
          </table:table-cell>
          <table:table-cell table:formula="of:=ABS([$cmp_1.G271] - [$cmp_2.G271])" office:value-type="float" office:value="0.03" calcext:value-type="float">
            <text:p>0.03</text:p>
          </table:table-cell>
        </table:table-row>
        <table:table-row table:style-name="ro1">
          <table:table-cell table:formula="of:=ABS([$cmp_1.F272] - [$cmp_2.F272])" office:value-type="float" office:value="0" calcext:value-type="float">
            <text:p>0</text:p>
          </table:table-cell>
          <table:table-cell table:formula="of:=ABS([$cmp_1.G272] - [$cmp_2.G272])" office:value-type="float" office:value="0" calcext:value-type="float">
            <text:p>0</text:p>
          </table:table-cell>
        </table:table-row>
        <table:table-row table:style-name="ro1">
          <table:table-cell table:formula="of:=ABS([$cmp_1.F273] - [$cmp_2.F273])" office:value-type="float" office:value="0.01" calcext:value-type="float">
            <text:p>0.01</text:p>
          </table:table-cell>
          <table:table-cell table:formula="of:=ABS([$cmp_1.G273] - [$cmp_2.G273])" office:value-type="float" office:value="0" calcext:value-type="float">
            <text:p>0</text:p>
          </table:table-cell>
        </table:table-row>
        <table:table-row table:style-name="ro1">
          <table:table-cell table:formula="of:=ABS([$cmp_1.F274] - [$cmp_2.F274])" office:value-type="float" office:value="0" calcext:value-type="float">
            <text:p>0</text:p>
          </table:table-cell>
          <table:table-cell table:formula="of:=ABS([$cmp_1.G274] - [$cmp_2.G274])" office:value-type="float" office:value="0.0499999999999998" calcext:value-type="float">
            <text:p>0.0499999999999998</text:p>
          </table:table-cell>
        </table:table-row>
        <table:table-row table:style-name="ro1">
          <table:table-cell table:formula="of:=ABS([$cmp_1.F275] - [$cmp_2.F275])" office:value-type="float" office:value="0" calcext:value-type="float">
            <text:p>0</text:p>
          </table:table-cell>
          <table:table-cell table:formula="of:=ABS([$cmp_1.G275] - [$cmp_2.G275])" office:value-type="float" office:value="0" calcext:value-type="float">
            <text:p>0</text:p>
          </table:table-cell>
        </table:table-row>
        <table:table-row table:style-name="ro1">
          <table:table-cell table:formula="of:=ABS([$cmp_1.F276] - [$cmp_2.F276])" office:value-type="float" office:value="0" calcext:value-type="float">
            <text:p>0</text:p>
          </table:table-cell>
          <table:table-cell table:formula="of:=ABS([$cmp_1.G276] - [$cmp_2.G276])" office:value-type="float" office:value="0.03" calcext:value-type="float">
            <text:p>0.03</text:p>
          </table:table-cell>
        </table:table-row>
        <table:table-row table:style-name="ro1">
          <table:table-cell table:formula="of:=ABS([$cmp_1.F277] - [$cmp_2.F277])" office:value-type="float" office:value="0" calcext:value-type="float">
            <text:p>0</text:p>
          </table:table-cell>
          <table:table-cell table:formula="of:=ABS([$cmp_1.G277] - [$cmp_2.G277])" office:value-type="float" office:value="0.05" calcext:value-type="float">
            <text:p>0.05</text:p>
          </table:table-cell>
        </table:table-row>
        <table:table-row table:style-name="ro1">
          <table:table-cell table:formula="of:=ABS([$cmp_1.F278] - [$cmp_2.F278])" office:value-type="float" office:value="0" calcext:value-type="float">
            <text:p>0</text:p>
          </table:table-cell>
          <table:table-cell table:formula="of:=ABS([$cmp_1.G278] - [$cmp_2.G278])" office:value-type="float" office:value="0" calcext:value-type="float">
            <text:p>0</text:p>
          </table:table-cell>
        </table:table-row>
        <table:table-row table:style-name="ro1">
          <table:table-cell table:formula="of:=ABS([$cmp_1.F279] - [$cmp_2.F279])" office:value-type="float" office:value="0" calcext:value-type="float">
            <text:p>0</text:p>
          </table:table-cell>
          <table:table-cell table:formula="of:=ABS([$cmp_1.G279] - [$cmp_2.G279])" office:value-type="float" office:value="0.05" calcext:value-type="float">
            <text:p>0.05</text:p>
          </table:table-cell>
        </table:table-row>
        <table:table-row table:style-name="ro1">
          <table:table-cell table:formula="of:=ABS([$cmp_1.F280] - [$cmp_2.F280])" office:value-type="float" office:value="0" calcext:value-type="float">
            <text:p>0</text:p>
          </table:table-cell>
          <table:table-cell table:formula="of:=ABS([$cmp_1.G280] - [$cmp_2.G280])" office:value-type="float" office:value="0" calcext:value-type="float">
            <text:p>0</text:p>
          </table:table-cell>
        </table:table-row>
        <table:table-row table:style-name="ro1">
          <table:table-cell table:formula="of:=ABS([$cmp_1.F281] - [$cmp_2.F281])" office:value-type="float" office:value="0" calcext:value-type="float">
            <text:p>0</text:p>
          </table:table-cell>
          <table:table-cell table:formula="of:=ABS([$cmp_1.G281] - [$cmp_2.G281])" office:value-type="float" office:value="0.03" calcext:value-type="float">
            <text:p>0.03</text:p>
          </table:table-cell>
        </table:table-row>
        <table:table-row table:style-name="ro1">
          <table:table-cell table:formula="of:=ABS([$cmp_1.F282] - [$cmp_2.F282])" office:value-type="float" office:value="0" calcext:value-type="float">
            <text:p>0</text:p>
          </table:table-cell>
          <table:table-cell table:formula="of:=ABS([$cmp_1.G282] - [$cmp_2.G282])" office:value-type="float" office:value="0.0499999999999998" calcext:value-type="float">
            <text:p>0.0499999999999998</text:p>
          </table:table-cell>
        </table:table-row>
        <table:table-row table:style-name="ro1">
          <table:table-cell table:formula="of:=ABS([$cmp_1.F283] - [$cmp_2.F283])" office:value-type="float" office:value="0" calcext:value-type="float">
            <text:p>0</text:p>
          </table:table-cell>
          <table:table-cell table:formula="of:=ABS([$cmp_1.G283] - [$cmp_2.G283])" office:value-type="float" office:value="0" calcext:value-type="float">
            <text:p>0</text:p>
          </table:table-cell>
        </table:table-row>
        <table:table-row table:style-name="ro1">
          <table:table-cell table:formula="of:=ABS([$cmp_1.F284] - [$cmp_2.F284])" office:value-type="float" office:value="0" calcext:value-type="float">
            <text:p>0</text:p>
          </table:table-cell>
          <table:table-cell table:formula="of:=ABS([$cmp_1.G284] - [$cmp_2.G284])" office:value-type="float" office:value="0" calcext:value-type="float">
            <text:p>0</text:p>
          </table:table-cell>
        </table:table-row>
        <table:table-row table:style-name="ro1">
          <table:table-cell table:formula="of:=ABS([$cmp_1.F285] - [$cmp_2.F285])" office:value-type="float" office:value="0" calcext:value-type="float">
            <text:p>0</text:p>
          </table:table-cell>
          <table:table-cell table:formula="of:=ABS([$cmp_1.G285] - [$cmp_2.G285])" office:value-type="float" office:value="0.04" calcext:value-type="float">
            <text:p>0.04</text:p>
          </table:table-cell>
        </table:table-row>
        <table:table-row table:style-name="ro1">
          <table:table-cell table:formula="of:=ABS([$cmp_1.F286] - [$cmp_2.F286])" office:value-type="float" office:value="0" calcext:value-type="float">
            <text:p>0</text:p>
          </table:table-cell>
          <table:table-cell table:formula="of:=ABS([$cmp_1.G286] - [$cmp_2.G286])" office:value-type="float" office:value="0.03" calcext:value-type="float">
            <text:p>0.03</text:p>
          </table:table-cell>
        </table:table-row>
        <table:table-row table:style-name="ro1">
          <table:table-cell table:formula="of:=ABS([$cmp_1.F287] - [$cmp_2.F287])" office:value-type="float" office:value="0" calcext:value-type="float">
            <text:p>0</text:p>
          </table:table-cell>
          <table:table-cell table:formula="of:=ABS([$cmp_1.G287] - [$cmp_2.G287])" office:value-type="float" office:value="0.04" calcext:value-type="float">
            <text:p>0.04</text:p>
          </table:table-cell>
        </table:table-row>
        <table:table-row table:style-name="ro1">
          <table:table-cell table:formula="of:=ABS([$cmp_1.F288] - [$cmp_2.F288])" office:value-type="float" office:value="0" calcext:value-type="float">
            <text:p>0</text:p>
          </table:table-cell>
          <table:table-cell table:formula="of:=ABS([$cmp_1.G288] - [$cmp_2.G288])" office:value-type="float" office:value="0" calcext:value-type="float">
            <text:p>0</text:p>
          </table:table-cell>
        </table:table-row>
        <table:table-row table:style-name="ro1">
          <table:table-cell table:formula="of:=ABS([$cmp_1.F289] - [$cmp_2.F289])" office:value-type="float" office:value="0" calcext:value-type="float">
            <text:p>0</text:p>
          </table:table-cell>
          <table:table-cell table:formula="of:=ABS([$cmp_1.G289] - [$cmp_2.G289])" office:value-type="float" office:value="0" calcext:value-type="float">
            <text:p>0</text:p>
          </table:table-cell>
        </table:table-row>
        <table:table-row table:style-name="ro1">
          <table:table-cell table:formula="of:=ABS([$cmp_1.F290] - [$cmp_2.F290])" office:value-type="float" office:value="0" calcext:value-type="float">
            <text:p>0</text:p>
          </table:table-cell>
          <table:table-cell table:formula="of:=ABS([$cmp_1.G290] - [$cmp_2.G290])" office:value-type="float" office:value="0" calcext:value-type="float">
            <text:p>0</text:p>
          </table:table-cell>
        </table:table-row>
        <table:table-row table:style-name="ro1">
          <table:table-cell table:formula="of:=ABS([$cmp_1.F291] - [$cmp_2.F291])" office:value-type="float" office:value="0" calcext:value-type="float">
            <text:p>0</text:p>
          </table:table-cell>
          <table:table-cell table:formula="of:=ABS([$cmp_1.G291] - [$cmp_2.G291])" office:value-type="float" office:value="0.04" calcext:value-type="float">
            <text:p>0.04</text:p>
          </table:table-cell>
        </table:table-row>
        <table:table-row table:style-name="ro1">
          <table:table-cell table:formula="of:=ABS([$cmp_1.F292] - [$cmp_2.F292])" office:value-type="float" office:value="0" calcext:value-type="float">
            <text:p>0</text:p>
          </table:table-cell>
          <table:table-cell table:formula="of:=ABS([$cmp_1.G292] - [$cmp_2.G292])" office:value-type="float" office:value="0.04" calcext:value-type="float">
            <text:p>0.04</text:p>
          </table:table-cell>
        </table:table-row>
        <table:table-row table:style-name="ro1">
          <table:table-cell table:formula="of:=ABS([$cmp_1.F293] - [$cmp_2.F293])" office:value-type="float" office:value="0" calcext:value-type="float">
            <text:p>0</text:p>
          </table:table-cell>
          <table:table-cell table:formula="of:=ABS([$cmp_1.G293] - [$cmp_2.G293])" office:value-type="float" office:value="0.0399999999999998" calcext:value-type="float">
            <text:p>0.0399999999999998</text:p>
          </table:table-cell>
        </table:table-row>
        <table:table-row table:style-name="ro1">
          <table:table-cell table:formula="of:=ABS([$cmp_1.F294] - [$cmp_2.F294])" office:value-type="float" office:value="0" calcext:value-type="float">
            <text:p>0</text:p>
          </table:table-cell>
          <table:table-cell table:formula="of:=ABS([$cmp_1.G294] - [$cmp_2.G294])" office:value-type="float" office:value="0" calcext:value-type="float">
            <text:p>0</text:p>
          </table:table-cell>
        </table:table-row>
        <table:table-row table:style-name="ro1">
          <table:table-cell table:formula="of:=ABS([$cmp_1.F295] - [$cmp_2.F295])" office:value-type="float" office:value="0" calcext:value-type="float">
            <text:p>0</text:p>
          </table:table-cell>
          <table:table-cell table:formula="of:=ABS([$cmp_1.G295] - [$cmp_2.G295])" office:value-type="float" office:value="0.0499999999999998" calcext:value-type="float">
            <text:p>0.0499999999999998</text:p>
          </table:table-cell>
        </table:table-row>
        <table:table-row table:style-name="ro1">
          <table:table-cell table:formula="of:=ABS([$cmp_1.F296] - [$cmp_2.F296])" office:value-type="float" office:value="0.01" calcext:value-type="float">
            <text:p>0.01</text:p>
          </table:table-cell>
          <table:table-cell table:formula="of:=ABS([$cmp_1.G296] - [$cmp_2.G296])" office:value-type="float" office:value="0.01" calcext:value-type="float">
            <text:p>0.01</text:p>
          </table:table-cell>
        </table:table-row>
        <table:table-row table:style-name="ro1">
          <table:table-cell table:formula="of:=ABS([$cmp_1.F297] - [$cmp_2.F297])" office:value-type="float" office:value="0.01" calcext:value-type="float">
            <text:p>0.01</text:p>
          </table:table-cell>
          <table:table-cell table:formula="of:=ABS([$cmp_1.G297] - [$cmp_2.G297])" office:value-type="float" office:value="0" calcext:value-type="float">
            <text:p>0</text:p>
          </table:table-cell>
        </table:table-row>
        <table:table-row table:style-name="ro1">
          <table:table-cell table:formula="of:=ABS([$cmp_1.F298] - [$cmp_2.F298])" office:value-type="float" office:value="0" calcext:value-type="float">
            <text:p>0</text:p>
          </table:table-cell>
          <table:table-cell table:formula="of:=ABS([$cmp_1.G298] - [$cmp_2.G298])" office:value-type="float" office:value="0.01" calcext:value-type="float">
            <text:p>0.01</text:p>
          </table:table-cell>
        </table:table-row>
        <table:table-row table:style-name="ro1">
          <table:table-cell table:formula="of:=ABS([$cmp_1.F299] - [$cmp_2.F299])" office:value-type="float" office:value="0.01" calcext:value-type="float">
            <text:p>0.01</text:p>
          </table:table-cell>
          <table:table-cell table:formula="of:=ABS([$cmp_1.G299] - [$cmp_2.G299])" office:value-type="float" office:value="0" calcext:value-type="float">
            <text:p>0</text:p>
          </table:table-cell>
        </table:table-row>
        <table:table-row table:style-name="ro1">
          <table:table-cell table:formula="of:=ABS([$cmp_1.F300] - [$cmp_2.F300])" office:value-type="float" office:value="0.01" calcext:value-type="float">
            <text:p>0.01</text:p>
          </table:table-cell>
          <table:table-cell table:formula="of:=ABS([$cmp_1.G300] - [$cmp_2.G300])" office:value-type="float" office:value="0" calcext:value-type="float">
            <text:p>0</text:p>
          </table:table-cell>
        </table:table-row>
        <table:table-row table:style-name="ro1">
          <table:table-cell table:formula="of:=ABS([$cmp_1.F301] - [$cmp_2.F301])" office:value-type="float" office:value="0" calcext:value-type="float">
            <text:p>0</text:p>
          </table:table-cell>
          <table:table-cell table:formula="of:=ABS([$cmp_1.G301] - [$cmp_2.G301])" office:value-type="float" office:value="0.0899999999999999" calcext:value-type="float">
            <text:p>0.0899999999999999</text:p>
          </table:table-cell>
        </table:table-row>
        <table:table-row table:style-name="ro1">
          <table:table-cell table:formula="of:=ABS([$cmp_1.F302] - [$cmp_2.F302])" office:value-type="float" office:value="0" calcext:value-type="float">
            <text:p>0</text:p>
          </table:table-cell>
          <table:table-cell table:formula="of:=ABS([$cmp_1.G302] - [$cmp_2.G302])" office:value-type="float" office:value="0" calcext:value-type="float">
            <text:p>0</text:p>
          </table:table-cell>
        </table:table-row>
        <table:table-row table:style-name="ro1">
          <table:table-cell table:formula="of:=ABS([$cmp_1.F303] - [$cmp_2.F303])" office:value-type="float" office:value="0" calcext:value-type="float">
            <text:p>0</text:p>
          </table:table-cell>
          <table:table-cell table:formula="of:=ABS([$cmp_1.G303] - [$cmp_2.G303])" office:value-type="float" office:value="0" calcext:value-type="float">
            <text:p>0</text:p>
          </table:table-cell>
        </table:table-row>
        <table:table-row table:style-name="ro1">
          <table:table-cell table:formula="of:=ABS([$cmp_1.F304] - [$cmp_2.F304])" office:value-type="float" office:value="0" calcext:value-type="float">
            <text:p>0</text:p>
          </table:table-cell>
          <table:table-cell table:formula="of:=ABS([$cmp_1.G304] - [$cmp_2.G304])" office:value-type="float" office:value="0" calcext:value-type="float">
            <text:p>0</text:p>
          </table:table-cell>
        </table:table-row>
        <table:table-row table:style-name="ro1">
          <table:table-cell table:formula="of:=ABS([$cmp_1.F305] - [$cmp_2.F305])" office:value-type="float" office:value="0" calcext:value-type="float">
            <text:p>0</text:p>
          </table:table-cell>
          <table:table-cell table:formula="of:=ABS([$cmp_1.G305] - [$cmp_2.G305])" office:value-type="float" office:value="0.04" calcext:value-type="float">
            <text:p>0.04</text:p>
          </table:table-cell>
        </table:table-row>
        <table:table-row table:style-name="ro1">
          <table:table-cell table:formula="of:=ABS([$cmp_1.F306] - [$cmp_2.F306])" office:value-type="float" office:value="0" calcext:value-type="float">
            <text:p>0</text:p>
          </table:table-cell>
          <table:table-cell table:formula="of:=ABS([$cmp_1.G306] - [$cmp_2.G306])" office:value-type="float" office:value="0" calcext:value-type="float">
            <text:p>0</text:p>
          </table:table-cell>
        </table:table-row>
        <table:table-row table:style-name="ro1">
          <table:table-cell table:formula="of:=ABS([$cmp_1.F307] - [$cmp_2.F307])" office:value-type="float" office:value="0" calcext:value-type="float">
            <text:p>0</text:p>
          </table:table-cell>
          <table:table-cell table:formula="of:=ABS([$cmp_1.G307] - [$cmp_2.G307])" office:value-type="float" office:value="0.0399999999999998" calcext:value-type="float">
            <text:p>0.0399999999999998</text:p>
          </table:table-cell>
        </table:table-row>
        <table:table-row table:style-name="ro1">
          <table:table-cell table:formula="of:=ABS([$cmp_1.F308] - [$cmp_2.F308])" office:value-type="float" office:value="0" calcext:value-type="float">
            <text:p>0</text:p>
          </table:table-cell>
          <table:table-cell table:formula="of:=ABS([$cmp_1.G308] - [$cmp_2.G308])" office:value-type="float" office:value="0" calcext:value-type="float">
            <text:p>0</text:p>
          </table:table-cell>
        </table:table-row>
        <table:table-row table:style-name="ro1">
          <table:table-cell table:formula="of:=ABS([$cmp_1.F309] - [$cmp_2.F309])" office:value-type="float" office:value="0" calcext:value-type="float">
            <text:p>0</text:p>
          </table:table-cell>
          <table:table-cell table:formula="of:=ABS([$cmp_1.G309] - [$cmp_2.G309])" office:value-type="float" office:value="0.01" calcext:value-type="float">
            <text:p>0.01</text:p>
          </table:table-cell>
        </table:table-row>
        <table:table-row table:style-name="ro1">
          <table:table-cell table:formula="of:=ABS([$cmp_1.F310] - [$cmp_2.F310])" office:value-type="float" office:value="0" calcext:value-type="float">
            <text:p>0</text:p>
          </table:table-cell>
          <table:table-cell table:formula="of:=ABS([$cmp_1.G310] - [$cmp_2.G310])" office:value-type="float" office:value="0.02" calcext:value-type="float">
            <text:p>0.02</text:p>
          </table:table-cell>
        </table:table-row>
        <table:table-row table:style-name="ro1">
          <table:table-cell table:formula="of:=ABS([$cmp_1.F311] - [$cmp_2.F311])" office:value-type="float" office:value="0" calcext:value-type="float">
            <text:p>0</text:p>
          </table:table-cell>
          <table:table-cell table:formula="of:=ABS([$cmp_1.G311] - [$cmp_2.G311])" office:value-type="float" office:value="0" calcext:value-type="float">
            <text:p>0</text:p>
          </table:table-cell>
        </table:table-row>
        <table:table-row table:style-name="ro1">
          <table:table-cell table:formula="of:=ABS([$cmp_1.F312] - [$cmp_2.F312])" office:value-type="float" office:value="0" calcext:value-type="float">
            <text:p>0</text:p>
          </table:table-cell>
          <table:table-cell table:formula="of:=ABS([$cmp_1.G312] - [$cmp_2.G312])" office:value-type="float" office:value="0" calcext:value-type="float">
            <text:p>0</text:p>
          </table:table-cell>
        </table:table-row>
        <table:table-row table:style-name="ro1">
          <table:table-cell table:formula="of:=ABS([$cmp_1.F313] - [$cmp_2.F313])" office:value-type="float" office:value="0" calcext:value-type="float">
            <text:p>0</text:p>
          </table:table-cell>
          <table:table-cell table:formula="of:=ABS([$cmp_1.G313] - [$cmp_2.G313])" office:value-type="float" office:value="0" calcext:value-type="float">
            <text:p>0</text:p>
          </table:table-cell>
        </table:table-row>
        <table:table-row table:style-name="ro1">
          <table:table-cell table:formula="of:=ABS([$cmp_1.F314] - [$cmp_2.F314])" office:value-type="float" office:value="0" calcext:value-type="float">
            <text:p>0</text:p>
          </table:table-cell>
          <table:table-cell table:formula="of:=ABS([$cmp_1.G314] - [$cmp_2.G314])" office:value-type="float" office:value="0" calcext:value-type="float">
            <text:p>0</text:p>
          </table:table-cell>
        </table:table-row>
        <table:table-row table:style-name="ro1">
          <table:table-cell table:formula="of:=ABS([$cmp_1.F315] - [$cmp_2.F315])" office:value-type="float" office:value="0" calcext:value-type="float">
            <text:p>0</text:p>
          </table:table-cell>
          <table:table-cell table:formula="of:=ABS([$cmp_1.G315] - [$cmp_2.G315])" office:value-type="float" office:value="0" calcext:value-type="float">
            <text:p>0</text:p>
          </table:table-cell>
        </table:table-row>
        <table:table-row table:style-name="ro1">
          <table:table-cell table:formula="of:=ABS([$cmp_1.F316] - [$cmp_2.F316])" office:value-type="float" office:value="0" calcext:value-type="float">
            <text:p>0</text:p>
          </table:table-cell>
          <table:table-cell table:formula="of:=ABS([$cmp_1.G316] - [$cmp_2.G316])" office:value-type="float" office:value="0" calcext:value-type="float">
            <text:p>0</text:p>
          </table:table-cell>
        </table:table-row>
        <table:table-row table:style-name="ro1">
          <table:table-cell table:formula="of:=ABS([$cmp_1.F317] - [$cmp_2.F317])" office:value-type="float" office:value="0.01" calcext:value-type="float">
            <text:p>0.01</text:p>
          </table:table-cell>
          <table:table-cell table:formula="of:=ABS([$cmp_1.G317] - [$cmp_2.G317])" office:value-type="float" office:value="0" calcext:value-type="float">
            <text:p>0</text:p>
          </table:table-cell>
        </table:table-row>
        <table:table-row table:style-name="ro1">
          <table:table-cell table:formula="of:=ABS([$cmp_1.F318] - [$cmp_2.F318])" office:value-type="float" office:value="0" calcext:value-type="float">
            <text:p>0</text:p>
          </table:table-cell>
          <table:table-cell table:formula="of:=ABS([$cmp_1.G318] - [$cmp_2.G318])" office:value-type="float" office:value="0" calcext:value-type="float">
            <text:p>0</text:p>
          </table:table-cell>
        </table:table-row>
        <table:table-row table:style-name="ro1">
          <table:table-cell table:formula="of:=ABS([$cmp_1.F319] - [$cmp_2.F319])" office:value-type="float" office:value="0" calcext:value-type="float">
            <text:p>0</text:p>
          </table:table-cell>
          <table:table-cell table:formula="of:=ABS([$cmp_1.G319] - [$cmp_2.G319])" office:value-type="float" office:value="0.05" calcext:value-type="float">
            <text:p>0.05</text:p>
          </table:table-cell>
        </table:table-row>
        <table:table-row table:style-name="ro1">
          <table:table-cell table:formula="of:=ABS([$cmp_1.F320] - [$cmp_2.F320])" office:value-type="float" office:value="0" calcext:value-type="float">
            <text:p>0</text:p>
          </table:table-cell>
          <table:table-cell table:formula="of:=ABS([$cmp_1.G320] - [$cmp_2.G320])" office:value-type="float" office:value="0.01" calcext:value-type="float">
            <text:p>0.01</text:p>
          </table:table-cell>
        </table:table-row>
        <table:table-row table:style-name="ro1">
          <table:table-cell table:formula="of:=ABS([$cmp_1.F321] - [$cmp_2.F321])" office:value-type="float" office:value="0.01" calcext:value-type="float">
            <text:p>0.01</text:p>
          </table:table-cell>
          <table:table-cell table:formula="of:=ABS([$cmp_1.G321] - [$cmp_2.G321])" office:value-type="float" office:value="0" calcext:value-type="float">
            <text:p>0</text:p>
          </table:table-cell>
        </table:table-row>
        <table:table-row table:style-name="ro1">
          <table:table-cell table:formula="of:=ABS([$cmp_1.F322] - [$cmp_2.F322])" office:value-type="float" office:value="0" calcext:value-type="float">
            <text:p>0</text:p>
          </table:table-cell>
          <table:table-cell table:formula="of:=ABS([$cmp_1.G322] - [$cmp_2.G322])" office:value-type="float" office:value="0.01" calcext:value-type="float">
            <text:p>0.01</text:p>
          </table:table-cell>
        </table:table-row>
        <table:table-row table:style-name="ro1">
          <table:table-cell table:formula="of:=ABS([$cmp_1.F323] - [$cmp_2.F323])" office:value-type="float" office:value="0" calcext:value-type="float">
            <text:p>0</text:p>
          </table:table-cell>
          <table:table-cell table:formula="of:=ABS([$cmp_1.G323] - [$cmp_2.G323])" office:value-type="float" office:value="0.01" calcext:value-type="float">
            <text:p>0.01</text:p>
          </table:table-cell>
        </table:table-row>
        <table:table-row table:style-name="ro1">
          <table:table-cell table:formula="of:=ABS([$cmp_1.F324] - [$cmp_2.F324])" office:value-type="float" office:value="0" calcext:value-type="float">
            <text:p>0</text:p>
          </table:table-cell>
          <table:table-cell table:formula="of:=ABS([$cmp_1.G324] - [$cmp_2.G324])" office:value-type="float" office:value="0" calcext:value-type="float">
            <text:p>0</text:p>
          </table:table-cell>
        </table:table-row>
        <table:table-row table:style-name="ro1">
          <table:table-cell table:formula="of:=ABS([$cmp_1.F325] - [$cmp_2.F325])" office:value-type="float" office:value="0" calcext:value-type="float">
            <text:p>0</text:p>
          </table:table-cell>
          <table:table-cell table:formula="of:=ABS([$cmp_1.G325] - [$cmp_2.G325])" office:value-type="float" office:value="0" calcext:value-type="float">
            <text:p>0</text:p>
          </table:table-cell>
        </table:table-row>
        <table:table-row table:style-name="ro1">
          <table:table-cell table:formula="of:=ABS([$cmp_1.F326] - [$cmp_2.F326])" office:value-type="float" office:value="0" calcext:value-type="float">
            <text:p>0</text:p>
          </table:table-cell>
          <table:table-cell table:formula="of:=ABS([$cmp_1.G326] - [$cmp_2.G326])" office:value-type="float" office:value="0" calcext:value-type="float">
            <text:p>0</text:p>
          </table:table-cell>
        </table:table-row>
        <table:table-row table:style-name="ro1">
          <table:table-cell table:formula="of:=ABS([$cmp_1.F327] - [$cmp_2.F327])" office:value-type="float" office:value="0" calcext:value-type="float">
            <text:p>0</text:p>
          </table:table-cell>
          <table:table-cell table:formula="of:=ABS([$cmp_1.G327] - [$cmp_2.G327])" office:value-type="float" office:value="0.01" calcext:value-type="float">
            <text:p>0.01</text:p>
          </table:table-cell>
        </table:table-row>
        <table:table-row table:style-name="ro1">
          <table:table-cell table:formula="of:=ABS([$cmp_1.F328] - [$cmp_2.F328])" office:value-type="float" office:value="0.01" calcext:value-type="float">
            <text:p>0.01</text:p>
          </table:table-cell>
          <table:table-cell table:formula="of:=ABS([$cmp_1.G328] - [$cmp_2.G328])" office:value-type="float" office:value="0" calcext:value-type="float">
            <text:p>0</text:p>
          </table:table-cell>
        </table:table-row>
        <table:table-row table:style-name="ro1">
          <table:table-cell table:formula="of:=ABS([$cmp_1.F329] - [$cmp_2.F329])" office:value-type="float" office:value="0" calcext:value-type="float">
            <text:p>0</text:p>
          </table:table-cell>
          <table:table-cell table:formula="of:=ABS([$cmp_1.G329] - [$cmp_2.G329])" office:value-type="float" office:value="0" calcext:value-type="float">
            <text:p>0</text:p>
          </table:table-cell>
        </table:table-row>
        <table:table-row table:style-name="ro1">
          <table:table-cell table:formula="of:=ABS([$cmp_1.F330] - [$cmp_2.F330])" office:value-type="float" office:value="0" calcext:value-type="float">
            <text:p>0</text:p>
          </table:table-cell>
          <table:table-cell table:formula="of:=ABS([$cmp_1.G330] - [$cmp_2.G330])" office:value-type="float" office:value="0.01" calcext:value-type="float">
            <text:p>0.01</text:p>
          </table:table-cell>
        </table:table-row>
        <table:table-row table:style-name="ro1">
          <table:table-cell table:formula="of:=ABS([$cmp_1.F331] - [$cmp_2.F331])" office:value-type="float" office:value="0" calcext:value-type="float">
            <text:p>0</text:p>
          </table:table-cell>
          <table:table-cell table:formula="of:=ABS([$cmp_1.G331] - [$cmp_2.G331])" office:value-type="float" office:value="0" calcext:value-type="float">
            <text:p>0</text:p>
          </table:table-cell>
        </table:table-row>
        <table:table-row table:style-name="ro1">
          <table:table-cell table:formula="of:=ABS([$cmp_1.F332] - [$cmp_2.F332])" office:value-type="float" office:value="0" calcext:value-type="float">
            <text:p>0</text:p>
          </table:table-cell>
          <table:table-cell table:formula="of:=ABS([$cmp_1.G332] - [$cmp_2.G332])" office:value-type="float" office:value="0" calcext:value-type="float">
            <text:p>0</text:p>
          </table:table-cell>
        </table:table-row>
        <table:table-row table:style-name="ro1">
          <table:table-cell table:formula="of:=ABS([$cmp_1.F333] - [$cmp_2.F333])" office:value-type="float" office:value="0" calcext:value-type="float">
            <text:p>0</text:p>
          </table:table-cell>
          <table:table-cell table:formula="of:=ABS([$cmp_1.G333] - [$cmp_2.G333])" office:value-type="float" office:value="0.01" calcext:value-type="float">
            <text:p>0.01</text:p>
          </table:table-cell>
        </table:table-row>
        <table:table-row table:style-name="ro1">
          <table:table-cell table:formula="of:=ABS([$cmp_1.F334] - [$cmp_2.F334])" office:value-type="float" office:value="0" calcext:value-type="float">
            <text:p>0</text:p>
          </table:table-cell>
          <table:table-cell table:formula="of:=ABS([$cmp_1.G334] - [$cmp_2.G334])" office:value-type="float" office:value="0" calcext:value-type="float">
            <text:p>0</text:p>
          </table:table-cell>
        </table:table-row>
        <table:table-row table:style-name="ro1">
          <table:table-cell table:formula="of:=ABS([$cmp_1.F335] - [$cmp_2.F335])" office:value-type="float" office:value="0" calcext:value-type="float">
            <text:p>0</text:p>
          </table:table-cell>
          <table:table-cell table:formula="of:=ABS([$cmp_1.G335] - [$cmp_2.G335])" office:value-type="float" office:value="0.02" calcext:value-type="float">
            <text:p>0.02</text:p>
          </table:table-cell>
        </table:table-row>
        <table:table-row table:style-name="ro1">
          <table:table-cell table:formula="of:=ABS([$cmp_1.F336] - [$cmp_2.F336])" office:value-type="float" office:value="0" calcext:value-type="float">
            <text:p>0</text:p>
          </table:table-cell>
          <table:table-cell table:formula="of:=ABS([$cmp_1.G336] - [$cmp_2.G336])" office:value-type="float" office:value="0.03" calcext:value-type="float">
            <text:p>0.03</text:p>
          </table:table-cell>
        </table:table-row>
        <table:table-row table:style-name="ro1">
          <table:table-cell table:formula="of:=ABS([$cmp_1.F337] - [$cmp_2.F337])" office:value-type="float" office:value="0" calcext:value-type="float">
            <text:p>0</text:p>
          </table:table-cell>
          <table:table-cell table:formula="of:=ABS([$cmp_1.G337] - [$cmp_2.G337])" office:value-type="float" office:value="0" calcext:value-type="float">
            <text:p>0</text:p>
          </table:table-cell>
        </table:table-row>
        <table:table-row table:style-name="ro1">
          <table:table-cell table:formula="of:=ABS([$cmp_1.F338] - [$cmp_2.F338])" office:value-type="float" office:value="0" calcext:value-type="float">
            <text:p>0</text:p>
          </table:table-cell>
          <table:table-cell table:formula="of:=ABS([$cmp_1.G338] - [$cmp_2.G338])" office:value-type="float" office:value="0" calcext:value-type="float">
            <text:p>0</text:p>
          </table:table-cell>
        </table:table-row>
        <table:table-row table:style-name="ro1">
          <table:table-cell table:formula="of:=ABS([$cmp_1.F339] - [$cmp_2.F339])" office:value-type="float" office:value="0.01" calcext:value-type="float">
            <text:p>0.01</text:p>
          </table:table-cell>
          <table:table-cell table:formula="of:=ABS([$cmp_1.G339] - [$cmp_2.G339])" office:value-type="float" office:value="0" calcext:value-type="float">
            <text:p>0</text:p>
          </table:table-cell>
        </table:table-row>
        <table:table-row table:style-name="ro1">
          <table:table-cell table:formula="of:=ABS([$cmp_1.F340] - [$cmp_2.F340])" office:value-type="float" office:value="0" calcext:value-type="float">
            <text:p>0</text:p>
          </table:table-cell>
          <table:table-cell table:formula="of:=ABS([$cmp_1.G340] - [$cmp_2.G340])" office:value-type="float" office:value="0" calcext:value-type="float">
            <text:p>0</text:p>
          </table:table-cell>
        </table:table-row>
        <table:table-row table:style-name="ro1">
          <table:table-cell table:formula="of:=ABS([$cmp_1.F341] - [$cmp_2.F341])" office:value-type="float" office:value="0.01" calcext:value-type="float">
            <text:p>0.01</text:p>
          </table:table-cell>
          <table:table-cell table:formula="of:=ABS([$cmp_1.G341] - [$cmp_2.G341])" office:value-type="float" office:value="0" calcext:value-type="float">
            <text:p>0</text:p>
          </table:table-cell>
        </table:table-row>
        <table:table-row table:style-name="ro1">
          <table:table-cell table:formula="of:=ABS([$cmp_1.F342] - [$cmp_2.F342])" office:value-type="float" office:value="0" calcext:value-type="float">
            <text:p>0</text:p>
          </table:table-cell>
          <table:table-cell table:formula="of:=ABS([$cmp_1.G342] - [$cmp_2.G342])" office:value-type="float" office:value="0" calcext:value-type="float">
            <text:p>0</text:p>
          </table:table-cell>
        </table:table-row>
        <table:table-row table:style-name="ro1">
          <table:table-cell table:formula="of:=ABS([$cmp_1.F343] - [$cmp_2.F343])" office:value-type="float" office:value="0" calcext:value-type="float">
            <text:p>0</text:p>
          </table:table-cell>
          <table:table-cell table:formula="of:=ABS([$cmp_1.G343] - [$cmp_2.G343])" office:value-type="float" office:value="0.01" calcext:value-type="float">
            <text:p>0.01</text:p>
          </table:table-cell>
        </table:table-row>
        <table:table-row table:style-name="ro1">
          <table:table-cell table:formula="of:=ABS([$cmp_1.F344] - [$cmp_2.F344])" office:value-type="float" office:value="0.01" calcext:value-type="float">
            <text:p>0.01</text:p>
          </table:table-cell>
          <table:table-cell table:formula="of:=ABS([$cmp_1.G344] - [$cmp_2.G344])" office:value-type="float" office:value="0" calcext:value-type="float">
            <text:p>0</text:p>
          </table:table-cell>
        </table:table-row>
        <table:table-row table:style-name="ro1">
          <table:table-cell table:formula="of:=ABS([$cmp_1.F345] - [$cmp_2.F345])" office:value-type="float" office:value="0" calcext:value-type="float">
            <text:p>0</text:p>
          </table:table-cell>
          <table:table-cell table:formula="of:=ABS([$cmp_1.G345] - [$cmp_2.G345])" office:value-type="float" office:value="0" calcext:value-type="float">
            <text:p>0</text:p>
          </table:table-cell>
        </table:table-row>
        <table:table-row table:style-name="ro1">
          <table:table-cell table:formula="of:=ABS([$cmp_1.F346] - [$cmp_2.F346])" office:value-type="float" office:value="0" calcext:value-type="float">
            <text:p>0</text:p>
          </table:table-cell>
          <table:table-cell table:formula="of:=ABS([$cmp_1.G346] - [$cmp_2.G346])" office:value-type="float" office:value="0" calcext:value-type="float">
            <text:p>0</text:p>
          </table:table-cell>
        </table:table-row>
        <table:table-row table:style-name="ro1">
          <table:table-cell table:formula="of:=ABS([$cmp_1.F347] - [$cmp_2.F347])" office:value-type="float" office:value="0.02" calcext:value-type="float">
            <text:p>0.02</text:p>
          </table:table-cell>
          <table:table-cell table:formula="of:=ABS([$cmp_1.G347] - [$cmp_2.G347])" office:value-type="float" office:value="0.02" calcext:value-type="float">
            <text:p>0.02</text:p>
          </table:table-cell>
        </table:table-row>
        <table:table-row table:style-name="ro1">
          <table:table-cell table:formula="of:=ABS([$cmp_1.F348] - [$cmp_2.F348])" office:value-type="float" office:value="0" calcext:value-type="float">
            <text:p>0</text:p>
          </table:table-cell>
          <table:table-cell table:formula="of:=ABS([$cmp_1.G348] - [$cmp_2.G348])" office:value-type="float" office:value="0" calcext:value-type="float">
            <text:p>0</text:p>
          </table:table-cell>
        </table:table-row>
        <table:table-row table:style-name="ro1">
          <table:table-cell table:formula="of:=ABS([$cmp_1.F349] - [$cmp_2.F349])" office:value-type="float" office:value="0.18" calcext:value-type="float">
            <text:p>0.18</text:p>
          </table:table-cell>
          <table:table-cell table:formula="of:=ABS([$cmp_1.G349] - [$cmp_2.G349])" office:value-type="float" office:value="0.02" calcext:value-type="float">
            <text:p>0.02</text:p>
          </table:table-cell>
        </table:table-row>
        <table:table-row table:style-name="ro1">
          <table:table-cell table:formula="of:=ABS([$cmp_1.F350] - [$cmp_2.F350])" office:value-type="float" office:value="0" calcext:value-type="float">
            <text:p>0</text:p>
          </table:table-cell>
          <table:table-cell table:formula="of:=ABS([$cmp_1.G350] - [$cmp_2.G350])" office:value-type="float" office:value="0.02" calcext:value-type="float">
            <text:p>0.02</text:p>
          </table:table-cell>
        </table:table-row>
        <table:table-row table:style-name="ro1">
          <table:table-cell table:formula="of:=ABS([$cmp_1.F351] - [$cmp_2.F351])" office:value-type="float" office:value="0" calcext:value-type="float">
            <text:p>0</text:p>
          </table:table-cell>
          <table:table-cell table:formula="of:=ABS([$cmp_1.G351] - [$cmp_2.G351])" office:value-type="float" office:value="0.01" calcext:value-type="float">
            <text:p>0.01</text:p>
          </table:table-cell>
        </table:table-row>
        <table:table-row table:style-name="ro1">
          <table:table-cell table:formula="of:=ABS([$cmp_1.F352] - [$cmp_2.F352])" office:value-type="float" office:value="0" calcext:value-type="float">
            <text:p>0</text:p>
          </table:table-cell>
          <table:table-cell table:formula="of:=ABS([$cmp_1.G352] - [$cmp_2.G352])" office:value-type="float" office:value="0.01" calcext:value-type="float">
            <text:p>0.01</text:p>
          </table:table-cell>
        </table:table-row>
        <table:table-row table:style-name="ro1">
          <table:table-cell table:formula="of:=AVERAGE([.A1:.A352])" office:value-type="float" office:value="0.00784090909090909" calcext:value-type="float">
            <text:p>0.00784090909090909</text:p>
          </table:table-cell>
          <table:table-cell table:formula="of:=AVERAGE([.B1:.B352])" office:value-type="float" office:value="0.0139772727272727" calcext:value-type="float">
            <text:p>0.0139772727272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3T12:45:34.385458226</dc:date>
    <meta:editing-duration>PT10M38S</meta:editing-duration>
    <meta:editing-cycles>1</meta:editing-cycles>
    <meta:document-statistic meta:table-count="3" meta:cell-count="5634" meta:object-count="0"/>
    <meta:generator>LibreOffice/24.2.7.2$Linux_X86_64 LibreOffice_project/420$Build-2</meta:generator>
  </office:meta>
</office:document-meta>
</file>